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2" style:family="table-column">
      <style:table-column-properties fo:break-before="auto" style:column-width="55.3mm"/>
    </style:style>
    <style:style style:name="co3" style:family="table-column">
      <style:table-column-properties fo:break-before="auto" style:column-width="44.71mm"/>
    </style:style>
    <style:style style:name="co4" style:family="table-column">
      <style:table-column-properties fo:break-before="auto" style:column-width="37.57mm"/>
    </style:style>
    <style:style style:name="co5" style:family="table-column">
      <style:table-column-properties fo:break-before="auto" style:column-width="66.62mm"/>
    </style:style>
    <style:style style:name="co6" style:family="table-column">
      <style:table-column-properties fo:break-before="auto" style:column-width="72.81mm"/>
    </style:style>
    <style:style style:name="co7" style:family="table-column">
      <style:table-column-properties fo:break-before="auto" style:column-width="40.16mm"/>
    </style:style>
    <style:style style:name="co8" style:family="table-column">
      <style:table-column-properties fo:break-before="auto" style:column-width="109.29mm"/>
    </style:style>
    <style:style style:name="co9" style:family="table-column">
      <style:table-column-properties fo:break-before="auto" style:column-width="12.91mm"/>
    </style:style>
    <style:style style:name="co10" style:family="table-column">
      <style:table-column-properties fo:break-before="auto" style:column-width="22.67mm"/>
    </style:style>
    <style:style style:name="co11" style:family="table-column">
      <style:table-column-properties fo:break-before="auto" style:column-width="65.69mm"/>
    </style:style>
    <style:style style:name="co12" style:family="table-column">
      <style:table-column-properties fo:break-before="auto" style:column-width="34.31mm"/>
    </style:style>
    <style:style style:name="co13" style:family="table-column">
      <style:table-column-properties fo:break-before="auto" style:column-width="9.23mm"/>
    </style:style>
    <style:style style:name="co14" style:family="table-column">
      <style:table-column-properties fo:break-before="auto" style:column-width="80.75mm"/>
    </style:style>
    <style:style style:name="co15" style:family="table-column">
      <style:table-column-properties fo:break-before="auto" style:column-width="62.76mm"/>
    </style:style>
    <style:style style:name="co16" style:family="table-column">
      <style:table-column-properties fo:break-before="auto" style:column-width="62.02mm"/>
    </style:style>
    <style:style style:name="co17" style:family="table-column">
      <style:table-column-properties fo:break-before="auto" style:column-width="6.99mm"/>
    </style:style>
    <style:style style:name="co18" style:family="table-column">
      <style:table-column-properties fo:break-before="auto" style:column-width="31.61mm"/>
    </style:style>
    <style:style style:name="co19" style:family="table-column">
      <style:table-column-properties fo:break-before="auto" style:column-width="4.11mm"/>
    </style:style>
    <style:style style:name="co20" style:family="table-column">
      <style:table-column-properties fo:break-before="auto" style:column-width="10.14mm"/>
    </style:style>
    <style:style style:name="co21" style:family="table-column">
      <style:table-column-properties fo:break-before="auto" style:column-width="20.9mm"/>
    </style:style>
    <style:style style:name="co22" style:family="table-column">
      <style:table-column-properties fo:break-before="auto" style:column-width="5.94mm"/>
    </style:style>
    <style:style style:name="co23" style:family="table-column">
      <style:table-column-properties fo:break-before="auto" style:column-width="7.14mm"/>
    </style:style>
    <style:style style:name="co24" style:family="table-column">
      <style:table-column-properties fo:break-before="auto" style:column-width="6.84mm"/>
    </style:style>
    <style:style style:name="co25" style:family="table-column">
      <style:table-column-properties fo:break-before="auto" style:column-width="16.26mm"/>
    </style:style>
    <style:style style:name="co26" style:family="table-column">
      <style:table-column-properties fo:break-before="auto" style:column-width="10.65mm"/>
    </style:style>
    <style:style style:name="co27" style:family="table-column">
      <style:table-column-properties fo:break-before="auto" style:column-width="4.73mm"/>
    </style:style>
    <style:style style:name="co28" style:family="table-column">
      <style:table-column-properties fo:break-before="auto" style:column-width="12.93mm"/>
    </style:style>
    <style:style style:name="co29" style:family="table-column">
      <style:table-column-properties fo:break-before="auto" style:column-width="4.41mm"/>
    </style:style>
    <style:style style:name="co30" style:family="table-column">
      <style:table-column-properties fo:break-before="auto" style:column-width="31.75mm"/>
    </style:style>
    <style:style style:name="co31" style:family="table-column">
      <style:table-column-properties fo:break-before="auto" style:column-width="22.58mm"/>
    </style:style>
    <style:style style:name="co32" style:family="table-column">
      <style:table-column-properties fo:break-before="auto" style:column-width="95.37mm"/>
    </style:style>
    <style:style style:name="co33" style:family="table-column">
      <style:table-column-properties fo:break-before="auto" style:column-width="98.6mm"/>
    </style:style>
    <style:style style:name="co34" style:family="table-column">
      <style:table-column-properties fo:break-before="auto" style:column-width="95.29mm"/>
    </style:style>
    <style:style style:name="co35" style:family="table-column">
      <style:table-column-properties fo:break-before="auto" style:column-width="99.2mm"/>
    </style:style>
    <style:style style:name="co36" style:family="table-column">
      <style:table-column-properties fo:break-before="auto" style:column-width="23.53mm"/>
    </style:style>
    <style:style style:name="co37" style:family="table-column">
      <style:table-column-properties fo:break-before="auto" style:column-width="17.52mm"/>
    </style:style>
    <style:style style:name="co38" style:family="table-column">
      <style:table-column-properties fo:break-before="auto" style:column-width="8.91mm"/>
    </style:style>
    <style:style style:name="co39" style:family="table-column">
      <style:table-column-properties fo:break-before="auto" style:column-width="9.82mm"/>
    </style:style>
    <style:style style:name="co40" style:family="table-column">
      <style:table-column-properties fo:break-before="auto" style:column-width="23.05mm"/>
    </style:style>
    <style:style style:name="co41" style:family="table-column">
      <style:table-column-properties fo:break-before="auto" style:column-width="24.29mm"/>
    </style:style>
    <style:style style:name="co42" style:family="table-column">
      <style:table-column-properties fo:break-before="auto" style:column-width="19.67mm"/>
    </style:style>
    <style:style style:name="co43" style:family="table-column">
      <style:table-column-properties fo:break-before="auto" style:column-width="15.36mm"/>
    </style:style>
    <style:style style:name="co44" style:family="table-column">
      <style:table-column-properties fo:break-before="auto" style:column-width="13.21mm"/>
    </style:style>
    <style:style style:name="co45" style:family="table-column">
      <style:table-column-properties fo:break-before="auto" style:column-width="72.2mm"/>
    </style:style>
    <style:style style:name="co46" style:family="table-column">
      <style:table-column-properties fo:break-before="auto" style:column-width="109.47mm"/>
    </style:style>
    <style:style style:name="co47" style:family="table-column">
      <style:table-column-properties fo:break-before="auto" style:column-width="55.97mm"/>
    </style:style>
    <style:style style:name="co48" style:family="table-column">
      <style:table-column-properties fo:break-before="auto" style:column-width="259.12mm"/>
    </style:style>
    <style:style style:name="co49" style:family="table-column">
      <style:table-column-properties fo:break-before="auto" style:column-width="13.56mm"/>
    </style:style>
    <style:style style:name="co50" style:family="table-column">
      <style:table-column-properties fo:break-before="auto" style:column-width="27.76mm"/>
    </style:style>
    <style:style style:name="co51" style:family="table-column">
      <style:table-column-properties fo:break-before="auto" style:column-width="4.5mm"/>
    </style:style>
    <style:style style:name="co52" style:family="table-column">
      <style:table-column-properties fo:break-before="auto" style:column-width="81.46mm"/>
    </style:style>
    <style:style style:name="co53" style:family="table-column">
      <style:table-column-properties fo:break-before="auto" style:column-width="10mm"/>
    </style:style>
    <style:style style:name="co54" style:family="table-column">
      <style:table-column-properties fo:break-before="auto" style:column-width="44.06mm"/>
    </style:style>
    <style:style style:name="co55" style:family="table-column">
      <style:table-column-properties fo:break-before="auto" style:column-width="17.32mm"/>
    </style:style>
    <style:style style:name="co56" style:family="table-column">
      <style:table-column-properties fo:break-before="auto" style:column-width="42.12mm"/>
    </style:style>
    <style:style style:name="co57" style:family="table-column">
      <style:table-column-properties fo:break-before="auto" style:column-width="42.9mm"/>
    </style:style>
    <style:style style:name="co58" style:family="table-column">
      <style:table-column-properties fo:break-before="auto" style:column-width="112.27mm"/>
    </style:style>
    <style:style style:name="co59" style:family="table-column">
      <style:table-column-properties fo:break-before="auto" style:column-width="69.04mm"/>
    </style:style>
    <style:style style:name="co60" style:family="table-column">
      <style:table-column-properties fo:break-before="auto" style:column-width="147.67mm"/>
    </style:style>
    <style:style style:name="co61" style:family="table-column">
      <style:table-column-properties fo:break-before="auto" style:column-width="75.37mm"/>
    </style:style>
    <style:style style:name="co62" style:family="table-column">
      <style:table-column-properties fo:break-before="auto" style:column-width="4.76mm"/>
    </style:style>
    <style:style style:name="co63" style:family="table-column">
      <style:table-column-properties fo:break-before="auto" style:column-width="5.06mm"/>
    </style:style>
    <style:style style:name="co64" style:family="table-column">
      <style:table-column-properties fo:break-before="auto" style:column-width="13.53mm"/>
    </style:style>
    <style:style style:name="co65" style:family="table-column">
      <style:table-column-properties fo:break-before="auto" style:column-width="11.38mm"/>
    </style:style>
    <style:style style:name="co66" style:family="table-column">
      <style:table-column-properties fo:break-before="auto" style:column-width="15.06mm"/>
    </style:style>
    <style:style style:name="co67" style:family="table-column">
      <style:table-column-properties fo:break-before="auto" style:column-width="14.75mm"/>
    </style:style>
    <style:style style:name="co68" style:family="table-column">
      <style:table-column-properties fo:break-before="auto" style:column-width="2.77mm"/>
    </style:style>
    <style:style style:name="co69" style:family="table-column">
      <style:table-column-properties fo:break-before="auto" style:column-width="3.88mm"/>
    </style:style>
    <style:style style:name="co70" style:family="table-column">
      <style:table-column-properties fo:break-before="auto" style:column-width="3.6mm"/>
    </style:style>
    <style:style style:name="co71" style:family="table-column">
      <style:table-column-properties fo:break-before="auto" style:column-width="5.26mm"/>
    </style:style>
    <style:style style:name="co72" style:family="table-column">
      <style:table-column-properties fo:break-before="auto" style:column-width="5.59mm"/>
    </style:style>
    <style:style style:name="co73" style:family="table-column">
      <style:table-column-properties fo:break-before="auto" style:column-width="6.7mm"/>
    </style:style>
    <style:style style:name="co74" style:family="table-column">
      <style:table-column-properties fo:break-before="auto" style:column-width="39.53mm"/>
    </style:style>
    <style:style style:name="co75" style:family="table-column">
      <style:table-column-properties fo:break-before="auto" style:column-width="49.42mm"/>
    </style:style>
    <style:style style:name="co76" style:family="table-column">
      <style:table-column-properties fo:break-before="auto" style:column-width="40.04mm"/>
    </style:style>
    <style:style style:name="co77" style:family="table-column">
      <style:table-column-properties fo:break-before="auto" style:column-width="141.48mm"/>
    </style:style>
    <style:style style:name="co78" style:family="table-column">
      <style:table-column-properties fo:break-before="auto" style:column-width="158.4mm"/>
    </style:style>
    <style:style style:name="co79" style:family="table-column">
      <style:table-column-properties fo:break-before="auto" style:column-width="41.28mm"/>
    </style:style>
    <style:style style:name="co80" style:family="table-column">
      <style:table-column-properties fo:break-before="auto" style:column-width="25.08mm"/>
    </style:style>
    <style:style style:name="co81" style:family="table-column">
      <style:table-column-properties fo:break-before="auto" style:column-width="7.99mm"/>
    </style:style>
    <style:style style:name="co82" style:family="table-column">
      <style:table-column-properties fo:break-before="auto" style:column-width="8.29mm"/>
    </style:style>
    <style:style style:name="co83" style:family="table-column">
      <style:table-column-properties fo:break-before="auto" style:column-width="6.69mm"/>
    </style:style>
    <style:style style:name="co84" style:family="table-column">
      <style:table-column-properties fo:break-before="auto" style:column-width="104.26mm"/>
    </style:style>
    <style:style style:name="co85" style:family="table-column">
      <style:table-column-properties fo:break-before="auto" style:column-width="4.3mm"/>
    </style:style>
    <style:style style:name="co86" style:family="table-column">
      <style:table-column-properties fo:break-before="auto" style:column-width="10.76mm"/>
    </style:style>
    <style:style style:name="co87" style:family="table-column">
      <style:table-column-properties fo:break-before="auto" style:column-width="10.44mm"/>
    </style:style>
    <style:style style:name="co88" style:family="table-column">
      <style:table-column-properties fo:break-before="auto" style:column-width="18.45mm"/>
    </style:style>
    <style:style style:name="co89" style:family="table-column">
      <style:table-column-properties fo:break-before="auto" style:column-width="14.13mm"/>
    </style:style>
    <style:style style:name="co90" style:family="table-column">
      <style:table-column-properties fo:break-before="auto" style:column-width="6.76mm"/>
    </style:style>
    <style:style style:name="co91" style:family="table-column">
      <style:table-column-properties fo:break-before="auto" style:column-width="7.67mm"/>
    </style:style>
    <style:style style:name="co92" style:family="table-column">
      <style:table-column-properties fo:break-before="auto" style:column-width="6.14mm"/>
    </style:style>
    <style:style style:name="co93" style:family="table-column">
      <style:table-column-properties fo:break-before="auto" style:column-width="5.52mm"/>
    </style:style>
    <style:style style:name="co94" style:family="table-column">
      <style:table-column-properties fo:break-before="auto" style:column-width="4.45mm"/>
    </style:style>
    <style:style style:name="co95" style:family="table-column">
      <style:table-column-properties fo:break-before="auto" style:column-width="43.96mm"/>
    </style:style>
    <style:style style:name="co96" style:family="table-column">
      <style:table-column-properties fo:break-before="auto" style:column-width="39.95mm"/>
    </style:style>
    <style:style style:name="co97" style:family="table-column">
      <style:table-column-properties fo:break-before="auto" style:column-width="113.42mm"/>
    </style:style>
    <style:style style:name="co98" style:family="table-column">
      <style:table-column-properties fo:break-before="auto" style:column-width="44.98mm"/>
    </style:style>
    <style:style style:name="co99" style:family="table-column">
      <style:table-column-properties fo:break-before="auto" style:column-width="20.94mm"/>
    </style:style>
    <style:style style:name="co100" style:family="table-column">
      <style:table-column-properties fo:break-before="auto" style:column-width="23.44mm"/>
    </style:style>
    <style:style style:name="co101" style:family="table-column">
      <style:table-column-properties fo:break-before="auto" style:column-width="23.69mm"/>
    </style:style>
    <style:style style:name="co102" style:family="table-column">
      <style:table-column-properties fo:break-before="auto" style:column-width="32.61mm"/>
    </style:style>
    <style:style style:name="co103" style:family="table-column">
      <style:table-column-properties fo:break-before="auto" style:column-width="59.43mm"/>
    </style:style>
    <style:style style:name="co104" style:family="table-column">
      <style:table-column-properties fo:break-before="auto" style:column-width="29.53mm"/>
    </style:style>
    <style:style style:name="co105" style:family="table-column">
      <style:table-column-properties fo:break-before="auto" style:column-width="5.49mm"/>
    </style:style>
    <style:style style:name="co106" style:family="table-column">
      <style:table-column-properties fo:break-before="auto" style:column-width="60.48mm"/>
    </style:style>
    <style:style style:name="co107" style:family="table-column">
      <style:table-column-properties fo:break-before="auto" style:column-width="19.86mm"/>
    </style:style>
    <style:style style:name="co108" style:family="table-column">
      <style:table-column-properties fo:break-before="auto" style:column-width="8.47mm"/>
    </style:style>
    <style:style style:name="co109" style:family="table-column">
      <style:table-column-properties fo:break-before="auto" style:column-width="7.55mm"/>
    </style:style>
    <style:style style:name="co110" style:family="table-column">
      <style:table-column-properties fo:break-before="auto" style:column-width="13.78mm"/>
    </style:style>
    <style:style style:name="co111" style:family="table-column">
      <style:table-column-properties fo:break-before="auto" style:column-width="40.11mm"/>
    </style:style>
    <style:style style:name="co112" style:family="table-column">
      <style:table-column-properties fo:break-before="auto" style:column-width="10.3mm"/>
    </style:style>
    <style:style style:name="co113" style:family="table-column">
      <style:table-column-properties fo:break-before="auto" style:column-width="8.93mm"/>
    </style:style>
    <style:style style:name="co114" style:family="table-column">
      <style:table-column-properties fo:break-before="auto" style:column-width="9.95mm"/>
    </style:style>
    <style:style style:name="co115" style:family="table-column">
      <style:table-column-properties fo:break-before="auto" style:column-width="5.7mm"/>
    </style:style>
    <style:style style:name="co116" style:family="table-column">
      <style:table-column-properties fo:break-before="auto" style:column-width="8.8mm"/>
    </style:style>
    <style:style style:name="co117" style:family="table-column">
      <style:table-column-properties fo:break-before="auto" style:column-width="5.03mm"/>
    </style:style>
    <style:style style:name="co118" style:family="table-column">
      <style:table-column-properties fo:break-before="auto" style:column-width="48.68mm"/>
    </style:style>
    <style:style style:name="co119" style:family="table-column">
      <style:table-column-properties fo:break-before="auto" style:column-width="88.05mm"/>
    </style:style>
    <style:style style:name="co120" style:family="table-column">
      <style:table-column-properties fo:break-before="auto" style:column-width="109.77mm"/>
    </style:style>
    <style:style style:name="co121" style:family="table-column">
      <style:table-column-properties fo:break-before="auto" style:column-width="97.88mm"/>
    </style:style>
    <style:style style:name="co122" style:family="table-column">
      <style:table-column-properties fo:break-before="auto" style:column-width="27.66mm"/>
    </style:style>
    <style:style style:name="co123" style:family="table-column">
      <style:table-column-properties fo:break-before="auto" style:column-width="24.99mm"/>
    </style:style>
    <style:style style:name="co124" style:family="table-column">
      <style:table-column-properties fo:break-before="auto" style:column-width="18.24mm"/>
    </style:style>
    <style:style style:name="co125" style:family="table-column">
      <style:table-column-properties fo:break-before="auto" style:column-width="52.05mm"/>
    </style:style>
    <style:style style:name="co126" style:family="table-column">
      <style:table-column-properties fo:break-before="auto" style:column-width="90.4mm"/>
    </style:style>
    <style:style style:name="co127" style:family="table-column">
      <style:table-column-properties fo:break-before="auto" style:column-width="29.21mm"/>
    </style:style>
    <style:style style:name="co128" style:family="table-column">
      <style:table-column-properties fo:break-before="auto" style:column-width="135.31mm"/>
    </style:style>
    <style:style style:name="co129" style:family="table-column">
      <style:table-column-properties fo:break-before="auto" style:column-width="54.5mm"/>
    </style:style>
    <style:style style:name="co130" style:family="table-column">
      <style:table-column-properties fo:break-before="auto" style:column-width="29.9mm"/>
    </style:style>
    <style:style style:name="co131" style:family="table-column">
      <style:table-column-properties fo:break-before="auto" style:column-width="82.43mm"/>
    </style:style>
    <style:style style:name="co132" style:family="table-column">
      <style:table-column-properties fo:break-before="auto" style:column-width="52.72mm"/>
    </style:style>
    <style:style style:name="co133" style:family="table-column">
      <style:table-column-properties fo:break-before="auto" style:column-width="78.55mm"/>
    </style:style>
    <style:style style:name="co134" style:family="table-column">
      <style:table-column-properties fo:break-before="auto" style:column-width="4.99mm"/>
    </style:style>
    <style:style style:name="co135" style:family="table-column">
      <style:table-column-properties fo:break-before="auto" style:column-width="34.04mm"/>
    </style:style>
    <style:style style:name="co136" style:family="table-column">
      <style:table-column-properties fo:break-before="auto" style:column-width="46.8mm"/>
    </style:style>
    <style:style style:name="co137" style:family="table-column">
      <style:table-column-properties fo:break-before="auto" style:column-width="8.24mm"/>
    </style:style>
    <style:style style:name="co138" style:family="table-column">
      <style:table-column-properties fo:break-before="auto" style:column-width="7.88mm"/>
    </style:style>
    <style:style style:name="co139" style:family="table-column">
      <style:table-column-properties fo:break-before="auto" style:column-width="14.41mm"/>
    </style:style>
    <style:style style:name="co140" style:family="table-column">
      <style:table-column-properties fo:break-before="auto" style:column-width="12.01mm"/>
    </style:style>
    <style:style style:name="co141" style:family="table-column">
      <style:table-column-properties fo:break-before="auto" style:column-width="12.35mm"/>
    </style:style>
    <style:style style:name="co142" style:family="table-column">
      <style:table-column-properties fo:break-before="auto" style:column-width="4.04mm"/>
    </style:style>
    <style:style style:name="co143" style:family="table-column">
      <style:table-column-properties fo:break-before="auto" style:column-width="3.9mm"/>
    </style:style>
    <style:style style:name="co144" style:family="table-column">
      <style:table-column-properties fo:break-before="auto" style:column-width="16.16mm"/>
    </style:style>
    <style:style style:name="co145" style:family="table-column">
      <style:table-column-properties fo:break-before="auto" style:column-width="4.16mm"/>
    </style:style>
    <style:style style:name="co146" style:family="table-column">
      <style:table-column-properties fo:break-before="auto" style:column-width="12.89mm"/>
    </style:style>
    <style:style style:name="co147" style:family="table-column">
      <style:table-column-properties fo:break-before="auto" style:column-width="3.83mm"/>
    </style:style>
    <style:style style:name="co148" style:family="table-column">
      <style:table-column-properties fo:break-before="auto" style:column-width="68.53mm"/>
    </style:style>
    <style:style style:name="co149" style:family="table-column">
      <style:table-column-properties fo:break-before="auto" style:column-width="67.79mm"/>
    </style:style>
    <style:style style:name="co150" style:family="table-column">
      <style:table-column-properties fo:break-before="auto" style:column-width="67.05mm"/>
    </style:style>
    <style:style style:name="co151" style:family="table-column">
      <style:table-column-properties fo:break-before="auto" style:column-width="81.05mm"/>
    </style:style>
    <style:style style:name="co152" style:family="table-column">
      <style:table-column-properties fo:break-before="auto" style:column-width="19.97mm"/>
    </style:style>
    <style:style style:name="co153" style:family="table-column">
      <style:table-column-properties fo:break-before="auto" style:column-width="153.3mm"/>
    </style:style>
    <style:style style:name="co154" style:family="table-column">
      <style:table-column-properties fo:break-before="auto" style:column-width="117.33mm"/>
    </style:style>
    <style:style style:name="co155" style:family="table-column">
      <style:table-column-properties fo:break-before="auto" style:column-width="94.63mm"/>
    </style:style>
    <style:style style:name="co156" style:family="table-column">
      <style:table-column-properties fo:break-before="auto" style:column-width="54.26mm"/>
    </style:style>
    <style:style style:name="co157" style:family="table-column">
      <style:table-column-properties fo:break-before="auto" style:column-width="45.42mm"/>
    </style:style>
    <style:style style:name="co158" style:family="table-column">
      <style:table-column-properties fo:break-before="auto" style:column-width="63.71mm"/>
    </style:style>
    <style:style style:name="co159" style:family="table-column">
      <style:table-column-properties fo:break-before="auto" style:column-width="70.96mm"/>
    </style:style>
    <style:style style:name="co160" style:family="table-column">
      <style:table-column-properties fo:break-before="auto" style:column-width="64.54mm"/>
    </style:style>
    <style:style style:name="co161" style:family="table-column">
      <style:table-column-properties fo:break-before="auto" style:column-width="28.8mm"/>
    </style:style>
    <style:style style:name="co162" style:family="table-column">
      <style:table-column-properties fo:break-before="auto" style:column-width="31.03mm"/>
    </style:style>
    <style:style style:name="ro1" style:family="table-row">
      <style:table-row-properties style:row-height="4.87mm" fo:break-before="auto" style:use-optimal-row-height="true"/>
    </style:style>
    <style:style style:name="ro2" style:family="table-row">
      <style:table-row-properties style:row-height="21.57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13.16mm" fo:break-before="auto" style:use-optimal-row-height="true"/>
    </style:style>
    <style:style style:name="ro5" style:family="table-row">
      <style:table-row-properties style:row-height="8.91mm" fo:break-before="auto" style:use-optimal-row-height="true"/>
    </style:style>
    <style:style style:name="ro6" style:family="table-row">
      <style:table-row-properties style:row-height="8.94mm" fo:break-before="auto" style:use-optimal-row-height="true"/>
    </style:style>
    <style:style style:name="ro7" style:family="table-row">
      <style:table-row-properties style:row-height="4.99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5.28mm" fo:break-before="auto" style:use-optimal-row-height="true"/>
    </style:style>
    <style:style style:name="ro11" style:family="table-row">
      <style:table-row-properties style:row-height="67.91mm" fo:break-before="auto" style:use-optimal-row-height="true"/>
    </style:style>
    <style:style style:name="ro12" style:family="table-row">
      <style:table-row-properties style:row-height="4.52mm" fo:break-before="auto" style:use-optimal-row-height="true"/>
    </style:style>
    <style:style style:name="ro13" style:family="table-row">
      <style:table-row-properties style:row-height="5.26mm" fo:break-before="auto" style:use-optimal-row-height="true"/>
    </style:style>
    <style:style style:name="ro14" style:family="table-row">
      <style:table-row-properties style:row-height="5.61mm" fo:break-before="auto" style:use-optimal-row-height="true"/>
    </style:style>
    <style:style style:name="ro15" style:family="table-row">
      <style:table-row-properties style:row-height="52.65mm" fo:break-before="auto" style:use-optimal-row-height="true"/>
    </style:style>
    <style:style style:name="ro16" style:family="table-row">
      <style:table-row-properties style:row-height="38.44mm" fo:break-before="auto" style:use-optimal-row-height="true"/>
    </style:style>
    <style:style style:name="ro17" style:family="table-row">
      <style:table-row-properties style:row-height="23.51mm" fo:break-before="auto" style:use-optimal-row-height="true"/>
    </style:style>
    <style:style style:name="ro18" style:family="table-row">
      <style:table-row-properties style:row-height="110.21mm" fo:break-before="auto" style:use-optimal-row-height="true"/>
    </style:style>
    <style:style style:name="ro19" style:family="table-row">
      <style:table-row-properties style:row-height="18.42mm" fo:break-before="auto" style:use-optimal-row-height="true"/>
    </style:style>
    <style:style style:name="ro20" style:family="table-row">
      <style:table-row-properties style:row-height="30mm" fo:break-before="auto" style:use-optimal-row-height="true"/>
    </style:style>
    <style:style style:name="ro21" style:family="table-row">
      <style:table-row-properties style:row-height="93.19mm" fo:break-before="auto" style:use-optimal-row-height="true"/>
    </style:style>
    <style:style style:name="ro22" style:family="table-row">
      <style:table-row-properties style:row-height="42.63mm" fo:break-before="auto" style:use-optimal-row-height="true"/>
    </style:style>
    <style:style style:name="ro23" style:family="table-row">
      <style:table-row-properties style:row-height="17.55mm" fo:break-before="auto" style:use-optimal-row-height="true"/>
    </style:style>
    <style:style style:name="ro24" style:family="table-row">
      <style:table-row-properties style:row-height="17.37mm" fo:break-before="auto" style:use-optimal-row-height="true"/>
    </style:style>
    <style:style style:name="ro25" style:family="table-row">
      <style:table-row-properties style:row-height="46.5mm" fo:break-before="auto" style:use-optimal-row-height="true"/>
    </style:style>
    <style:style style:name="ro26" style:family="table-row">
      <style:table-row-properties style:row-height="34.22mm" fo:break-before="auto" style:use-optimal-row-height="true"/>
    </style:style>
    <style:style style:name="ro27" style:family="table-row">
      <style:table-row-properties style:row-height="200.38mm" fo:break-before="auto" style:use-optimal-row-height="true"/>
    </style:style>
    <style:style style:name="ro28" style:family="table-row">
      <style:table-row-properties style:row-height="192.97mm" fo:break-before="auto" style:use-optimal-row-height="true"/>
    </style:style>
    <style:style style:name="ro29" style:family="table-row">
      <style:table-row-properties style:row-height="139.26mm" fo:break-before="auto" style:use-optimal-row-height="true"/>
    </style:style>
    <style:style style:name="ro30" style:family="table-row">
      <style:table-row-properties style:row-height="54.75mm" fo:break-before="auto" style:use-optimal-row-height="true"/>
    </style:style>
    <style:style style:name="ro31" style:family="table-row">
      <style:table-row-properties style:row-height="45.28mm" fo:break-before="auto" style:use-optimal-row-height="true"/>
    </style:style>
    <style:style style:name="ro32" style:family="table-row">
      <style:table-row-properties style:row-height="39.48mm" fo:break-before="auto" style:use-optimal-row-height="true"/>
    </style:style>
    <style:style style:name="ro33" style:family="table-row">
      <style:table-row-properties style:row-height="40.71mm" fo:break-before="auto" style:use-optimal-row-height="true"/>
    </style:style>
    <style:style style:name="ro34" style:family="table-row">
      <style:table-row-properties style:row-height="10.53mm" fo:break-before="auto" style:use-optimal-row-height="true"/>
    </style:style>
    <style:style style:name="ro35" style:family="table-row">
      <style:table-row-properties style:row-height="40.01mm" fo:break-before="auto" style:use-optimal-row-height="true"/>
    </style:style>
    <style:style style:name="ro36" style:family="table-row">
      <style:table-row-properties style:row-height="56.36mm" fo:break-before="auto" style:use-optimal-row-height="true"/>
    </style:style>
    <style:style style:name="ro37" style:family="table-row">
      <style:table-row-properties style:row-height="46.85mm" fo:break-before="auto" style:use-optimal-row-height="true"/>
    </style:style>
    <style:style style:name="ro38" style:family="table-row">
      <style:table-row-properties style:row-height="57.29mm" fo:break-before="auto" style:use-optimal-row-height="false"/>
    </style:style>
    <style:style style:name="ro39" style:family="table-row">
      <style:table-row-properties style:row-height="54.22mm" fo:break-before="auto" style:use-optimal-row-height="true"/>
    </style:style>
    <style:style style:name="ro40" style:family="table-row">
      <style:table-row-properties style:row-height="94.51mm" fo:break-before="auto" style:use-optimal-row-height="true"/>
    </style:style>
    <style:style style:name="ro41" style:family="table-row">
      <style:table-row-properties style:row-height="32.63mm" fo:break-before="auto" style:use-optimal-row-height="true"/>
    </style:style>
    <style:style style:name="ro42" style:family="table-row">
      <style:table-row-properties style:row-height="41.77mm" fo:break-before="auto" style:use-optimal-row-height="true"/>
    </style:style>
    <style:style style:name="ro43" style:family="table-row">
      <style:table-row-properties style:row-height="4.5mm" fo:break-before="auto" style:use-optimal-row-height="false"/>
    </style:style>
    <style:style style:name="ro44" style:family="table-row">
      <style:table-row-properties style:row-height="9.9mm" fo:break-before="auto" style:use-optimal-row-height="true"/>
    </style:style>
    <style:style style:name="ro45" style:family="table-row">
      <style:table-row-properties style:row-height="36.69mm" fo:break-before="auto" style:use-optimal-row-height="false"/>
    </style:style>
    <style:style style:name="ro46" style:family="table-row">
      <style:table-row-properties style:row-height="22.52mm" fo:break-before="auto" style:use-optimal-row-height="false"/>
    </style:style>
    <style:style style:name="ro47" style:family="table-row">
      <style:table-row-properties style:row-height="19.74mm" fo:break-before="auto" style:use-optimal-row-height="false"/>
    </style:style>
    <style:style style:name="ro48" style:family="table-row">
      <style:table-row-properties style:row-height="33.66mm" fo:break-before="auto" style:use-optimal-row-height="false"/>
    </style:style>
    <style:style style:name="ro49" style:family="table-row">
      <style:table-row-properties style:row-height="11.38mm" fo:break-before="auto" style:use-optimal-row-height="false"/>
    </style:style>
    <style:style style:name="ro50" style:family="table-row">
      <style:table-row-properties style:row-height="76.34mm" fo:break-before="auto" style:use-optimal-row-height="true"/>
    </style:style>
    <style:style style:name="ro51" style:family="table-row">
      <style:table-row-properties style:row-height="66.87mm" fo:break-before="auto" style:use-optimal-row-height="true"/>
    </style:style>
    <style:style style:name="ro52" style:family="table-row">
      <style:table-row-properties style:row-height="59.5mm" fo:break-before="auto" style:use-optimal-row-height="true"/>
    </style:style>
    <style:style style:name="ro53" style:family="table-row">
      <style:table-row-properties style:row-height="55.44mm" fo:break-before="auto" style:use-optimal-row-height="true"/>
    </style:style>
    <style:style style:name="ro54" style:family="table-row">
      <style:table-row-properties style:row-height="9.28mm" fo:break-before="auto" style:use-optimal-row-height="true"/>
    </style:style>
    <style:style style:name="ro55" style:family="table-row">
      <style:table-row-properties style:row-height="5.73mm" fo:break-before="auto" style:use-optimal-row-height="false"/>
    </style:style>
    <style:style style:name="ro56" style:family="table-row">
      <style:table-row-properties style:row-height="20.5mm" fo:break-before="auto" style:use-optimal-row-height="false"/>
    </style:style>
    <style:style style:name="ro57" style:family="table-row">
      <style:table-row-properties style:row-height="51.06mm" fo:break-before="auto" style:use-optimal-row-height="true"/>
    </style:style>
    <style:style style:name="ro58" style:family="table-row">
      <style:table-row-properties style:row-height="15.95mm" fo:break-before="auto" style:use-optimal-row-height="false"/>
    </style:style>
    <style:style style:name="ro59" style:family="table-row">
      <style:table-row-properties style:row-height="14.68mm" fo:break-before="auto" style:use-optimal-row-height="false"/>
    </style:style>
    <style:style style:name="ro60" style:family="table-row">
      <style:table-row-properties style:row-height="9.61mm" fo:break-before="auto" style:use-optimal-row-height="false"/>
    </style:style>
    <style:style style:name="ro61" style:family="table-row">
      <style:table-row-properties style:row-height="4.96mm" fo:break-before="auto" style:use-optimal-row-height="true"/>
    </style:style>
    <style:style style:name="ro62" style:family="table-row">
      <style:table-row-properties style:row-height="9.47mm" fo:break-before="auto" style:use-optimal-row-height="true"/>
    </style:style>
    <style:style style:name="ro63" style:family="table-row">
      <style:table-row-properties style:row-height="36.32mm" fo:break-before="auto" style:use-optimal-row-height="true"/>
    </style:style>
    <style:style style:name="ro64" style:family="table-row">
      <style:table-row-properties style:row-height="13.95mm" fo:break-before="auto" style:use-optimal-row-height="true"/>
    </style:style>
    <style:style style:name="ro65" style:family="table-row">
      <style:table-row-properties style:row-height="31.84mm" fo:break-before="auto" style:use-optimal-row-height="true"/>
    </style:style>
    <style:style style:name="ro66" style:family="table-row">
      <style:table-row-properties style:row-height="40.8mm" fo:break-before="auto" style:use-optimal-row-height="true"/>
    </style:style>
    <style:style style:name="ro67" style:family="table-row">
      <style:table-row-properties style:row-height="4.9mm" fo:break-before="auto" style:use-optimal-row-height="true"/>
    </style:style>
    <style:style style:name="ro68" style:family="table-row">
      <style:table-row-properties style:row-height="5.29m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63"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4"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order="0.06pt solid #000000"/>
    </style:style>
    <style:style style:name="ce67" style:family="table-cell" style:parent-style-name="Default">
      <style:table-cell-properties fo:background-color="#ff3333"/>
    </style:style>
    <style:style style:name="ce68" style:family="table-cell" style:parent-style-name="Default">
      <style:table-cell-properties fo:background-color="#66ffff"/>
    </style:style>
    <style:style style:name="ce69"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70" style:family="table-cell" style:parent-style-name="Default">
      <style:table-cell-properties fo:background-color="#00ffff"/>
      <style:text-properties fo:font-size="6pt" style:font-size-asian="6pt" style:font-size-complex="6pt"/>
    </style:style>
    <style:style style:name="ce71" style:family="table-cell" style:parent-style-name="Default">
      <style:table-cell-properties fo:background-color="#ffff00"/>
      <style:text-properties fo:color="#800000"/>
    </style:style>
    <style:style style:name="ce72"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3"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5" style:family="table-cell" style:parent-style-name="Default">
      <style:table-cell-properties fo:background-color="#00ffff"/>
    </style:style>
    <style:style style:name="ce7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7"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3"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4"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7"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4"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ff0000"/>
    </style:style>
    <style:style style:name="ce97"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8"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9" style:family="table-cell" style:parent-style-name="Default">
      <style:table-cell-properties fo:border="0.06pt solid #000000"/>
      <style:text-properties style:use-window-font-color="true" fo:font-size="10pt" style:font-size-asian="10pt" style:font-size-complex="10pt"/>
    </style:style>
    <style:style style:name="ce10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text-properties fo:font-weight="bold" style:font-weight-asian="bold" style:font-weight-complex="bold"/>
    </style:style>
    <style:style style:name="ce102" style:family="table-cell" style:parent-style-name="Default">
      <style:table-cell-properties fo:background-color="transparent" fo:border="0.06pt solid #000000"/>
    </style:style>
    <style:style style:name="ce103" style:family="table-cell" style:parent-style-name="Default">
      <style:table-cell-properties fo:background-color="#ff0000" fo:border="0.06pt solid #000000"/>
    </style:style>
    <style:style style:name="ce104" style:family="table-cell" style:parent-style-name="Default">
      <style:text-properties fo:font-size="6pt" style:font-size-asian="6pt" style:font-size-complex="6pt"/>
    </style:style>
    <style:style style:name="ce10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8"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9"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0"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2"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3"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6"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7" style:family="table-cell" style:parent-style-name="Default">
      <style:table-cell-properties fo:background-color="#ff00ff"/>
    </style:style>
    <style:style style:name="ce118"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19"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20"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21"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8" style:family="table-cell" style:parent-style-name="Default">
      <style:table-cell-properties fo:background-color="#00ff00"/>
    </style:style>
    <style:style style:name="ce129"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able-cell-properties fo:background-color="transparent"/>
    </style:style>
    <style:style style:name="ce13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7"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3"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4"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6"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47" style:family="table-cell" style:parent-style-name="Default">
      <style:table-cell-properties fo:border="0.06pt solid #000000"/>
      <style:text-properties fo:font-weight="bold" style:font-weight-asian="bold" style:font-weight-complex="bold"/>
    </style:style>
    <style:style style:name="ce148" style:family="table-cell" style:parent-style-name="Default">
      <style:table-cell-properties fo:background-color="#e6ff00" fo:border="0.06pt solid #000000"/>
    </style:style>
    <style:style style:name="ce149"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2"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153"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4"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5"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6"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57"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8"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9"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0" style:family="table-cell" style:parent-style-name="Default">
      <style:table-cell-properties style:text-align-source="fix" style:repeat-content="false" fo:border="0.06pt solid #000000"/>
      <style:paragraph-properties fo:text-align="end" fo:margin-left="0mm"/>
    </style:style>
    <style:style style:name="ce161" style:family="table-cell" style:parent-style-name="Default">
      <style:table-cell-properties fo:border="0.06pt solid #000000"/>
      <style:text-properties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ce162" style:family="table-cell" style:parent-style-name="Default">
      <style:text-properties fo:font-size="10pt" style:font-size-asian="10pt" style:font-size-complex="10pt"/>
    </style:style>
    <style:style style:name="ce163"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4" style:family="table-cell" style:parent-style-name="Default">
      <style:table-cell-properties fo:background-color="#ff6600"/>
      <style:text-properties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165"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6" style:family="table-cell" style:parent-style-name="Default">
      <style:table-cell-properties fo:background-color="#ffcc00"/>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style:font-name="Arial"/>
    </style:style>
    <style:style style:name="T10" style:family="text">
      <style:text-properties fo:font-size="12pt" fo:color="#000000" style:font-name="Consolas" style:font-name-asian="Consolas" style:font-size-asian="10pt" style:font-size-complex="5.69999980926514pt"/>
    </style:style>
    <style:style style:name="T11" style:family="text">
      <style:text-properties fo:color="#000000" style:font-name="Consolas" style:font-name-asian="Consolas" style:font-size-asian="10pt" style:font-size-complex="5.69999980926514pt"/>
    </style:style>
    <style:style style:name="T12" style:family="text">
      <style:text-properties fo:color="#000000" style:font-name="Courier New" fo:font-size="10pt" style:font-name-asian="Courier New" style:font-size-asian="10pt" style:font-size-complex="10pt"/>
    </style:style>
    <style:style style:name="T13" style:family="text">
      <style:text-properties fo:color="#2a00ff" fo:font-size="10pt" style:font-name-asian="Courier New" style:font-size-asian="10pt" style:font-size-complex="10pt"/>
    </style:style>
    <style:style style:name="T14" style:family="text">
      <style:text-properties fo:font-size="10pt" style:font-name-asian="Courier New" style:font-size-asian="10pt" style:font-size-complex="10pt" fo:color="#000000"/>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number-columns-repeated="2"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10" table:default-cell-style-name="Default"/>
        <table:table-column table:style-name="co25" table:default-cell-style-name="Default"/>
        <table:table-column table:style-name="co19" table:number-columns-repeated="3" table:default-cell-style-name="Default"/>
        <table:table-column table:style-name="co26" table:default-cell-style-name="Default"/>
        <table:table-column table:style-name="co19" table:number-columns-repeated="4" table:default-cell-style-name="Default"/>
        <table:table-column table:style-name="co27" table:default-cell-style-name="Default"/>
        <table:table-column table:style-name="co19" table:number-columns-repeated="2" table:default-cell-style-name="Default"/>
        <table:table-column table:style-name="co28" table:default-cell-style-name="Default"/>
        <table:table-column table:style-name="co19" table:default-cell-style-name="Default"/>
        <table:table-column table:style-name="co29" table:default-cell-style-name="Default"/>
        <table:table-column table:style-name="co30" table:number-columns-repeated="212" table:default-cell-style-name="Default"/>
        <table:table-row table:style-name="ro1">
          <table:table-cell table:style-name="ce1"/>
          <table:table-cell table:style-name="ce7" office:value-type="string" calcext:value-type="string" table:number-columns-spanned="10" table:number-rows-spanned="1">
            <text:p>Déchets</text:p>
          </table:table-cell>
          <table:covered-table-cell table:style-name="ce7"/>
          <table:covered-table-cell table:number-columns-repeated="8"/>
          <table:table-cell table:number-columns-repeated="12"/>
          <table:table-cell table:style-name="ce68" table:formula="of:=GETHASHDATAS(&quot;_hashGarbagesDatas&quot;; ROW([Dechet.A5]); ROW([Dechet.A172]); &quot;Dechet&quot;; COLUMN([Dechet.A5]); COLUMN([Dechet.T5]); COLUMN([Dechet.U5]))" office:value-type="string" office:string-value="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2"/>
          <table:table-cell office:value-type="string" calcext:value-type="string">
            <text:p><text:s/></text:p>
          </table:table-cell>
          <table:table-cell table:number-columns-repeated="236"/>
        </table:table-row>
        <table:table-row table:style-name="ro1">
          <table:table-cell table:style-name="ce2" table:number-columns-spanned="11" table:number-rows-spanned="1"/>
          <table:covered-table-cell table:number-columns-repeated="10"/>
          <table:table-cell table:style-name="ce2"/>
          <table:table-cell table:style-name="ce48" table:number-columns-repeated="5"/>
          <table:table-cell/>
          <table:table-cell table:style-name="ce66" office:value-type="string" calcext:value-type="string" table:number-columns-spanned="2" table:number-rows-spanned="1">
            <text:p>Champs calculés</text:p>
          </table:table-cell>
          <table:covered-table-cell table:style-name="ce66"/>
          <table:table-cell table:style-name="ce66"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libellé_en</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8" office:value-type="string" calcext:value-type="string">
            <text:p>concerne_en</text:p>
          </table:table-cell>
          <table:table-cell table:style-name="ce8" office:value-type="string" calcext:value-type="string">
            <text:p>Mots clés autre</text:p>
          </table:table-cell>
          <table:table-cell table:style-name="ce8" office:value-type="string" calcext:value-type="string">
            <text:p>mots clés autres en</text:p>
          </table:table-cell>
          <table:table-cell table:style-name="ce26" office:value-type="string" calcext:value-type="string">
            <text:p>conseils</text:p>
          </table:table-cell>
          <table:table-cell table:style-name="ce36" office:value-type="string" calcext:value-type="string">
            <text:p>Images</text:p>
          </table:table-cell>
          <table:table-cell table:style-name="ce16" office:value-type="string" calcext:value-type="string">
            <text:p>Image secondaire</text:p>
          </table:table-cell>
          <table:table-cell table:style-name="ce25" office:value-type="string" calcext:value-type="string">
            <text:p>Source</text:p>
          </table:table-cell>
          <table:table-cell table:style-name="ce25" office:value-type="string" calcext:value-type="string">
            <text:p>Parrain</text:p>
          </table:table-cell>
          <table:table-cell table:style-name="ce25" office:value-type="string" calcext:value-type="string">
            <text:p>Mot du parrain</text:p>
          </table:table-cell>
          <table:table-cell table:style-name="ce25"/>
          <table:table-cell/>
          <table:table-cell table:style-name="ce66" office:value-type="string" calcext:value-type="string">
            <text:p>Grande image pour groovy</text:p>
          </table:table-cell>
          <table:table-cell table:style-name="ce66" office:value-type="string" calcext:value-type="string">
            <text:p>Mots_cles_complet</text:p>
          </table:table-cell>
          <table:table-cell table:style-name="ce66" office:value-type="string" calcext:value-type="string">
            <text:p>Mots_cles_complet_en</text:p>
          </table:table-cell>
          <table:table-cell table:style-name="ce66" office:value-type="string" calcext:value-type="string">
            <text:p><text:s/></text:p>
          </table:table-cell>
          <table:table-cell/>
          <table:table-cell table:style-name="ce69"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Acid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 base, produit chimique</text:p>
          </table:table-cell>
          <table:table-cell table:style-name="ce4" office:value-type="string" calcext:value-type="string">
            <text:p>acid, base, chemical</text:p>
          </table:table-cell>
          <table:table-cell table:style-name="ce4" table:number-columns-repeated="2"/>
          <table:table-cell table:style-name="ce27"/>
          <table:table-cell table:style-name="ce36" office:value-type="string" calcext:value-type="string">
            <text:p>bouteille_acide_chlorhydriqu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divers</text:p>
          </table:table-cell>
          <table:table-cell/>
          <table:table-cell table:formula="of:=SUBSTITUTE([Dechet.L5];&quot;_petit&quot;;&quot;&quot;)" office:value-type="string" office:string-value="bouteille_acide_chlorhydrique_mini.png" calcext:value-type="string">
            <text:p>bouteille_acide_chlorhydrique_mini.png</text:p>
          </table:table-cell>
          <table:table-cell table:formula="of:=CONCATENATE(UTILTRANSFORMEENMOTSCLES([Dechet.G5]);&quot;,&quot;;[Dechet.I5])" office:value-type="string" office:string-value="acide,base,produit,chimique," calcext:value-type="string">
            <text:p>acide,base,produit,chimique,</text:p>
          </table:table-cell>
          <table:table-cell table:formula="of:=CONCATENATE(UTILTRANSFORMEENMOTSCLES([Dechet.H5]);&quot;,&quot;;[Dechet.J5])" office:value-type="string" office:string-value="acid,base,chemical," calcext:value-type="string">
            <text:p>acid,base,chemical,</text:p>
          </table:table-cell>
          <table:table-cell table:number-columns-repeated="2"/>
          <table:table-cell table:style-name="ce70" table:formula="of:=JSONDECHETS([.A5];[.B5];[.C5];[.D5];[.E5];[.F5];[.T5];[.U5];[.G5];[.H5];[.K5];[.L5];[.M5];[.N5];[.P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calcext:value-type="string">
            <text:p><text:s/></text:p>
          </table:table-cell>
          <table:table-cell/>
          <table:table-cell table:style-name="ce71" table:formula="of:=GETTRADUCTION(&quot;Dechet&quot;;&quot;A&quot;;&quot;B&quot;;5;172;&quot;garbages&quot;;&quot;nom&quot;)" office:value-type="string" office:string-value="&quot;dec_acides.nom&quot;:&quot;Acides&quot;,&quot;dec_aerosols.nom&quot;:&quot;Aérosols&quot;,&quot;dec_agenda.nom&quot;:&quot;Agenda&quot;,&quot;dec_ampouleBasseConso.nom&quot;:&quot;Ampoule basse consommation&quot;,&quot;dec_ampouleClassique.nom&quot;:&quot;Ampoule classique&quot;,&quot;dec_annuaire.nom&quot;:&quot;Annuaire&quot;,&quot;dec_antiFourmis.nom&quot;:&quot;Anti-fourmis&quot;,&quot;dec_antigel.nom&quot;:&quot;Antigel&quot;,&quot;dec_appareilElectronique.nom&quot;:&quot;Appareil électronique&quot;,&quot;dec_appareilsChauffant.nom&quot;:&quot;Appareil chauffant&quot;,&quot;dec_appareilsElectromenager.nom&quot;:&quot;Appareil électroménager&quot;,&quot;dec_barilLessive.nom&quot;:&quot;Baril lessive&quot;,&quot;dec_barquetteAluminium.nom&quot;:&quot;Barquette aluminium&quot;,&quot;dec_barquettePolystyrene.nom&quot;:&quot;Barquette polystyrène&quot;,&quot;dec_batteriesVoiture.nom&quot;:&quot;Batteries voiture&quot;,&quot;dec_bidonDHuileMoteurVide.nom&quot;:&quot;Bidon d'huile moteur vide&quot;,&quot;dec_bidonMetal.nom&quot;:&quot;Bidon métal vide&quot;,&quot;dec_bocalEnVerre.nom&quot;:&quot;Bocal verre&quot;,&quot;dec_boiteAOeufsEnPlastique.nom&quot;:&quot;Boîte à œufs plastique&quot;,&quot;dec_boiteCamembertEnBois.nom&quot;:&quot;Boîte camembert bois&quot;,&quot;dec_boiteConserve.nom&quot;:&quot;Boîte conserve&quot;,&quot;dec_boiteMetallique.nom&quot;:&quot;Boite métallique&quot;,&quot;dec_boiteOeufsEnCarton.nom&quot;:&quot;Boîte œufs carton&quot;,&quot;dec_bombeMousseARaser.nom&quot;:&quot;Bombe mousse à raser&quot;,&quot;dec_bombePeinture.nom&quot;:&quot;Bombe peinture&quot;,&quot;dec_bouchonLiege.nom&quot;:&quot;Bouchon liège&quot;,&quot;dec_bouchonPlastique.nom&quot;:&quot;Bouchon plastique&quot;,&quot;dec_bougie.nom&quot;:&quot;Bougie&quot;,&quot;dec_bouteilleDhuileAlimentaire.nom&quot;:&quot;Bouteille d'huile&quot;,&quot;dec_bouteilleDhuileEnVerre.nom&quot;:&quot;Bouteille d'huile verre&quot;,&quot;dec_bouteilleGaz.nom&quot;:&quot;Bouteille de gaz&quot;,&quot;dec_bouteilleLait.nom&quot;:&quot;Bouteille lait&quot;,&quot;dec_bouteillePlastique.nom&quot;:&quot;Bouteille plastique&quot;,&quot;dec_bouteilleProduitMenagerNonVide.nom&quot;:&quot;Bouteille produit ménager non vide&quot;,&quot;dec_bouteilleProduitMenagerVide.nom&quot;:&quot;Bouteille produit ménager vide&quot;,&quot;dec_bouteillesSirop.nom&quot;:&quot;Bouteilles sirop (métal)&quot;,&quot;dec_bouteilleVerre.nom&quot;:&quot;Bouteille verre&quot;,&quot;dec_branchage.nom&quot;:&quot;Branchage feuillage&quot;,&quot;dec_briqueAlimentaire.nom&quot;:&quot;Brique alimentaire&quot;,&quot;dec_cagetteBois.nom&quot;:&quot;Cagette bois&quot;,&quot;dec_cahier.nom&quot;:&quot;Cahier&quot;,&quot;dec_calendrier.nom&quot;:&quot;Calendrier&quot;,&quot;dec_canetteSoda.nom&quot;:&quot;Canette soda&quot;,&quot;dec_capsuleCafe.nom&quot;:&quot;capsule café&quot;,&quot;dec_cartePostale.nom&quot;:&quot;Carte postale&quot;,&quot;dec_cartonPetitsOuGrands.nom&quot;:&quot;Carton (petits ou grands)&quot;,&quot;dec_cartouchesEncres.nom&quot;:&quot;Cartouches encres&quot;,&quot;dec_cdDvdK7.nom&quot;:&quot;CD/DVD/K7&quot;,&quot;dec_chaussureEnBonEtat.nom&quot;:&quot;Chaussure bon état&quot;,&quot;dec_chaussuresUsagees.nom&quot;:&quot;Chaussures usagées&quot;,&quot;dec_cigarette.nom&quot;:&quot;Cigarette&quot;,&quot;dec_classeur.nom&quot;:&quot;Classeur&quot;,&quot;dec_colles.nom&quot;:&quot;Colles&quot;,&quot;dec_congelateurs.nom&quot;:&quot;congélateurs&quot;,&quot;dec_cotonTige.nom&quot;:&quot;Coton tige&quot;,&quot;dec_coucheBebe.nom&quot;:&quot;Couche bébé&quot;,&quot;dec_couverclePotEnVerre.nom&quot;:&quot;Couvercle métallique&quot;,&quot;dec_couverts.nom&quot;:&quot;Couverts&quot;,&quot;dec_cremeEnTube.nom&quot;:&quot;Crème en tube&quot;,&quot;dec_cremeEtDentifriceTube.nom&quot;:&quot;Crème et dentifrice (tube)&quot;,&quot;dec_deboucheurLiquide.nom&quot;:&quot;Déboucheur liquide&quot;,&quot;dec_deodorantStick.nom&quot;:&quot;Déodorant stick&quot;,&quot;dec_detachant.nom&quot;:&quot;Détachant&quot;,&quot;dec_eauJavel.nom&quot;:&quot;Eau Javel&quot;,&quot;dec_emballagesEnCartonPlat.nom&quot;:&quot;Emballages carton plat&quot;,&quot;dec_engraisChimiques.nom&quot;:&quot;Engrais chimiques&quot;,&quot;dec_enveloppe.nom&quot;:&quot;Enveloppe&quot;,&quot;dec_epeluchuresRestesRepas.nom&quot;:&quot;Épluchures / restes repas&quot;,&quot;dec_equipementsAudioEtVideo.nom&quot;:&quot;Équipements audio et vidéo&quot;,&quot;dec_essenceTerebenthine.nom&quot;:&quot;Essence térébenthine&quot;,&quot;dec_essuiToutRouleauCarton.nom&quot;:&quot;Essuie-tout (rouleau carton)&quot;,&quot;dec_essuiToutSaufRouleauCarton.nom&quot;:&quot;Essuie-tout (sauf rouleau carton)&quot;,&quot;dec_filmPlastique.nom&quot;:&quot;Film plastique&quot;,&quot;dec_filmsPhotographiques.nom&quot;:&quot;Films photographiques&quot;,&quot;dec_filtreAHuile.nom&quot;:&quot;Filtre à huile&quot;,&quot;dec_flaconProduitsDentretien.nom&quot;:&quot;Flacon de produits d'entretien&quot;,&quot;dec_flaconSavon.nom&quot;:&quot;Flacon savon&quot;,&quot;dec_fongicides.nom&quot;:&quot;Fongicide&quot;,&quot;dec_fournituresHorsPapier.nom&quot;:&quot;Fournitures (hors papier)&quot;,&quot;dec_gazon.nom&quot;:&quot;Gazon&quot;,&quot;dec_gravat.nom&quot;:&quot;Gravât&quot;,&quot;dec_grillage.nom&quot;:&quot;Grillage&quot;,&quot;dec_guitare.nom&quot;:&quot;Guitare&quot;,&quot;dec_herbicides.nom&quot;:&quot;Herbicide&quot;,&quot;dec_huileAlimentaire.nom&quot;:&quot;Huile alimentaire&quot;,&quot;dec_huileMinerale.nom&quot;:&quot;Huile moteur&quot;,&quot;dec_huileVidange.nom&quot;:&quot;Huile vidange&quot;,&quot;dec_insecticides.nom&quot;:&quot;Insecticides&quot;,&quot;dec_jouetsAlimentesParElectricite.nom&quot;:&quot;Jouet alimenté par électricité&quot;,&quot;dec_jouetsNonElectroniques.nom&quot;:&quot;Jouet non électronique&quot;,&quot;dec_journal.nom&quot;:&quot;Journal&quot;,&quot;dec_laine.nom&quot;:&quot;Laine&quot;,&quot;dec_laineVerre.nom&quot;:&quot;Laine de verre&quot;,&quot;dec_lampe.nom&quot;:&quot;Lampe&quot;,&quot;dec_lingette.nom&quot;:&quot;Lingette&quot;,&quot;dec_liquideRefroidissement.nom&quot;:&quot;Liquide refroidissement&quot;,&quot;dec_litierePourAnimaux.nom&quot;:&quot;Litière pour animaux&quot;,&quot;dec_livre.nom&quot;:&quot;Livre&quot;,&quot;dec_lunette.nom&quot;:&quot;Lunette&quot;,&quot;dec_magazine.nom&quot;:&quot;Magazine&quot;,&quot;dec_masticCarrosserie.nom&quot;:&quot;Mastic carrosserie&quot;,&quot;dec_matelas.nom&quot;:&quot;Matelas&quot;,&quot;dec_medicaments.nom&quot;:&quot;Médicament&quot;,&quot;dec_meuble.nom&quot;:&quot;Meuble&quot;,&quot;dec_miroir.nom&quot;:&quot;Miroir&quot;,&quot;dec_moquette.nom&quot;:&quot;Moquette&quot;,&quot;dec_mortAuxRats.nom&quot;:&quot;Mort aux rats&quot;,&quot;dec_mouchoir.nom&quot;:&quot;Mouchoir&quot;,&quot;dec_naphtaline.nom&quot;:&quot;Naphtaline&quot;,&quot;dec_neons.nom&quot;:&quot;Néon&quot;,&quot;dec_nettoyantsALAmmoniac.nom&quot;:&quot;Nettoyant à l'ammoniac&quot;,&quot;dec_nettoyantsCuivreEtArgenterie.nom&quot;:&quot;Nettoyants cuivre et argenterie&quot;,&quot;dec_objetEnTerreCuite.nom&quot;:&quot;Objet terre cuite&quot;,&quot;dec_ordinateursPortables.nom&quot;:&quot;Ordinateurs portables&quot;,&quot;dec_outilsBricolageOuJardinage.nom&quot;:&quot;outils bricolage ou jardinage&quot;,&quot;dec_papier.nom&quot;:&quot;Papier&quot;,&quot;dec_papierAluminium.nom&quot;:&quot;Papier aluminium&quot;,&quot;dec_papierCadeau.nom&quot;:&quot;Papier cadeau&quot;,&quot;dec_papierPeint.nom&quot;:&quot;Papier peint&quot;,&quot;dec_parpaing.nom&quot;:&quot;Parpaing&quot;,&quot;dec_peintureAntirouille.nom&quot;:&quot;Peinture antirouille&quot;,&quot;dec_peinturesHuileEtEau.nom&quot;:&quot;Peinture huile et eau&quot;,&quot;dec_peripheriquesInformatiques.nom&quot;:&quot;Périphériques informatiques&quot;,&quot;dec_piano.nom&quot;:&quot;Piano&quot;,&quot;dec_piles.nom&quot;:&quot;Pile&quot;,&quot;dec_plancheBois.nom&quot;:&quot;Planche bois&quot;,&quot;dec_plante.nom&quot;:&quot;Plante&quot;,&quot;dec_pneu.nom&quot;:&quot;Pneu&quot;,&quot;dec_polystyrene.nom&quot;:&quot;Polystyrène&quot;,&quot;dec_porcelaine.nom&quot;:&quot;Porcelaine&quot;,&quot;dec_potCremeFraîche.nom&quot;:&quot;Pot crème fraîche&quot;,&quot;dec_poterie.nom&quot;:&quot;Poterie&quot;,&quot;dec_potPeinture.nom&quot;:&quot;Pot peinture&quot;,&quot;dec_potYaourt.nom&quot;:&quot;Pot yaourt&quot;,&quot;dec_produitPhytosanitaire.nom&quot;:&quot;Produit phytosanitaire&quot;,&quot;dec_produitsBeaute.nom&quot;:&quot;Produit beauté&quot;,&quot;dec_produitsDEntretien.nom&quot;:&quot;Produit d'entretien&quot;,&quot;dec_produitsTraitementDuBois.nom&quot;:&quot;Produit traitement bois&quot;,&quot;dec_radiographie.nom&quot;:&quot;Radiographie&quot;,&quot;dec_rasoirJetable.nom&quot;:&quot;Rasoir jetable&quot;,&quot;dec_recurantsPourFour.nom&quot;:&quot;Récurant pour four&quot;,&quot;dec_recurantsPourToilette.nom&quot;:&quot;Récurant pour toilette&quot;,&quot;dec_refrigerateur.nom&quot;:&quot;Réfrigérateur&quot;,&quot;dec_resines.nom&quot;:&quot;Résine&quot;,&quot;dec_revelateurEtFixateurPhoto.nom&quot;:&quot;Révélateur et fixateur photo&quot;,&quot;dec_sacEnPapier.nom&quot;:&quot;Sac papier&quot;,&quot;dec_sacPlastique.nom&quot;:&quot;Sac plastique&quot;,&quot;dec_scooter.nom&quot;:&quot;Scooter&quot;,&quot;dec_solvants.nom&quot;:&quot;Solvant&quot;,&quot;dec_stylo.nom&quot;:&quot;Stylo&quot;,&quot;dec_tableARepasser.nom&quot;:&quot;Table à repasser&quot;,&quot;dec_telephonie.nom&quot;:&quot;Téléphonie&quot;,&quot;dec_televiseurs.nom&quot;:&quot;Téléviseur&quot;,&quot;dec_thermometreAMercure.nom&quot;:&quot;Thermomètre à mercure&quot;,&quot;dec_trompette.nom&quot;:&quot;Trompette&quot;,&quot;dec_trottinnette.nom&quot;:&quot;Trottinette&quot;,&quot;dec_tubeFluorescent.nom&quot;:&quot;Tube fluorescent&quot;,&quot;dec_tuyauDarrosage.nom&quot;:&quot;Tuyau arrosage&quot;,&quot;dec_UstensileCuisine.nom&quot;:&quot;Ustensile cuisine&quot;,&quot;dec_vaisselleCarton.nom&quot;:&quot;Vaisselle carton&quot;,&quot;dec_vaissellePlastique.nom&quot;:&quot;Vaisselle plastique&quot;,&quot;dec_vaisselleVerrePorcelaine.nom&quot;:&quot;Vaisselle (verre, porcelaine...)&quot;,&quot;dec_velo.nom&quot;:&quot;Vélo&quot;,&quot;dec_vetementEnBonEtat.nom&quot;:&quot;Vêtement bon état&quot;,&quot;dec_vetementUsage.nom&quot;:&quot;Vêtement usagé&quot;,&quot;dec_verreaboire.nom&quot;:&quot;Verre à boire&quot;,&quot;dec_vitre.nom&quot;:&quot;Vitre&quot;,&quot;dec_voiture.nom&quot;:&quot;Voiture&quot;," calcext:value-type="string">
            <text:p>"dec_acides.nom":"Acides","dec_aerosols.nom":"Aérosols","dec_agenda.nom":"Agenda","dec_ampouleBasseConso.nom":"Ampoule basse consommation","dec_ampouleClassique.nom":"Ampoule classique","dec_annuaire.nom":"Annuaire","dec_antiFourmis.nom":"Anti-fourmis","dec_antigel.nom":"Antigel","dec_appareilElectronique.nom":"Appareil électronique","dec_appareilsChauffant.nom":"Appareil chauffant","dec_appareilsElectromenager.nom":"Appareil électroménager","dec_barilLessive.nom":"Baril lessive","dec_barquetteAluminium.nom":"Barquette aluminium","dec_barquettePolystyrene.nom":"Barquette polystyrène","dec_batteriesVoiture.nom":"Batteries voiture","dec_bidonDHuileMoteurVide.nom":"Bidon d'huile moteur vide","dec_bidonMetal.nom":"Bidon métal vide","dec_bocalEnVerre.nom":"Bocal verre","dec_boiteAOeufsEnPlastique.nom":"Boîte à œufs plastique","dec_boiteCamembertEnBois.nom":"Boîte camembert bois","dec_boiteConserve.nom":"Boîte conserve","dec_boiteMetallique.nom":"Boite métallique","dec_boiteOeufsEnCarton.nom":"Boîte œufs carton","dec_bombeMousseARaser.nom":"Bombe mousse à raser","dec_bombePeinture.nom":"Bombe peinture","dec_bouchonLiege.nom":"Bouchon liège","dec_bouchonPlastique.nom":"Bouchon plastique","dec_bougie.nom":"Bougie","dec_bouteilleDhuileAlimentaire.nom":"Bouteille d'huile","dec_bouteilleDhuileEnVerre.nom":"Bouteille d'huile verre","dec_bouteilleGaz.nom":"Bouteille de gaz","dec_bouteilleLait.nom":"Bouteille lait","dec_bouteillePlastique.nom":"Bouteille plastique","dec_bouteilleProduitMenagerNonVide.nom":"Bouteille produit ménager non vide","dec_bouteilleProduitMenagerVide.nom":"Bouteille produit ménager vide","dec_bouteillesSirop.nom":"Bouteilles sirop (métal)","dec_bouteilleVerre.nom":"Bouteille verre","dec_branchage.nom":"Branchage feuillage","dec_briqueAlimentaire.nom":"Brique alimentaire","dec_cagetteBois.nom":"Cagette bois","dec_cahier.nom":"Cahier","dec_calendrier.nom":"Calendrier","dec_canetteSoda.nom":"Canette soda","dec_capsuleCafe.nom":"capsule café","dec_cartePostale.nom":"Carte postale","dec_cartonPetitsOuGrands.nom":"Carton (petits ou grands)","dec_cartouchesEncres.nom":"Cartouches encres","dec_cdDvdK7.nom":"CD/DVD/K7","dec_chaussureEnBonEtat.nom":"Chaussure bon état","dec_chaussuresUsagees.nom":"Chaussures usagées","dec_cigarette.nom":"Cigarette","dec_classeur.nom":"Classeur","dec_colles.nom":"Colles","dec_congelateurs.nom":"congélateurs","dec_cotonTige.nom":"Coton tige","dec_coucheBebe.nom":"Couche bébé","dec_couverclePotEnVerre.nom":"Couvercle métallique","dec_couverts.nom":"Couverts","dec_cremeEnTube.nom":"Crème en tube","dec_cremeEtDentifriceTube.nom":"Crème et dentifrice (tube)","dec_deboucheurLiquide.nom":"Déboucheur liquide","dec_deodorantStick.nom":"Déodorant stick","dec_detachant.nom":"Détachant","dec_eauJavel.nom":"Eau Javel","dec_emballagesEnCartonPlat.nom":"Emballages carton plat","dec_engraisChimiques.nom":"Engrais chimiques","dec_enveloppe.nom":"Enveloppe","dec_epeluchuresRestesRepas.nom":"Épluchures / restes repas","dec_equipementsAudioEtVideo.nom":"Équipements audio et vidéo","dec_essenceTerebenthine.nom":"Essence térébenthine","dec_essuiToutRouleauCarton.nom":"Essuie-tout (rouleau carton)","dec_essuiToutSaufRouleauCarton.nom":"Essuie-tout (sauf rouleau carton)","dec_filmPlastique.nom":"Film plastique","dec_filmsPhotographiques.nom":"Films photographiques","dec_filtreAHuile.nom":"Filtre à huile","dec_flaconProduitsDentretien.nom":"Flacon de produits d'entretien","dec_flaconSavon.nom":"Flacon savon","dec_fongicides.nom":"Fongicide","dec_fournituresHorsPapier.nom":"Fournitures (hors papier)","dec_gazon.nom":"Gazon","dec_gravat.nom":"Gravât","dec_grillage.nom":"Grillage","dec_guitare.nom":"Guitare","dec_herbicides.nom":"Herbicide","dec_huileAlimentaire.nom":"Huile alimentaire","dec_huileMinerale.nom":"Huile moteur","dec_huileVidange.nom":"Huile vidange","dec_insecticides.nom":"Insecticides","dec_jouetsAlimentesParElectricite.nom":"Jouet alimenté par électricité","dec_jouetsNonElectroniques.nom":"Jouet non électronique","dec_journal.nom":"Journal","dec_laine.nom":"Laine","dec_laineVerre.nom":"Laine de verre","dec_lampe.nom":"Lampe","dec_lingette.nom":"Lingette","dec_liquideRefroidissement.nom":"Liquide refroidissement","dec_litierePourAnimaux.nom":"Litière pour animaux","dec_livre.nom":"Livre","dec_lunette.nom":"Lunette","dec_magazine.nom":"Magazine","dec_masticCarrosserie.nom":"Mastic carrosserie","dec_matelas.nom":"Matelas","dec_medicaments.nom":"Médicament","dec_meuble.nom":"Meuble","dec_miroir.nom":"Miroir","dec_moquette.nom":"Moquette","dec_mortAuxRats.nom":"Mort aux rats","dec_mouchoir.nom":"Mouchoir","dec_naphtaline.nom":"Naphtaline","dec_neons.nom":"Néon","dec_nettoyantsALAmmoniac.nom":"Nettoyant à l'ammoniac","dec_nettoyantsCuivreEtArgenterie.nom":"Nettoyants cuivre et argenterie","dec_objetEnTerreCuite.nom":"Objet terre cuite","dec_ordinateursPortables.nom":"Ordinateurs portables","dec_outilsBricolageOuJardinage.nom":"outils bricolage ou jardinage","dec_papier.nom":"Papier","dec_papierAluminium.nom":"Papier aluminium","dec_papierCadeau.nom":"Papier cadeau","dec_papierPeint.nom":"Papier peint","dec_parpaing.nom":"Parpaing","dec_peintureAntirouille.nom":"Peinture antirouille","dec_peinturesHuileEtEau.nom":"Peinture huile et eau","dec_peripheriquesInformatiques.nom":"Périphériques informatiques","dec_piano.nom":"Piano","dec_piles.nom":"Pile","dec_plancheBois.nom":"Planche bois","dec_plante.nom":"Plante","dec_pneu.nom":"Pneu","dec_polystyrene.nom":"Polystyrène","dec_porcelaine.nom":"Porcelaine","dec_potCremeFraîche.nom":"Pot crème fraîche","dec_poterie.nom":"Poterie","dec_potPeinture.nom":"Pot peinture","dec_potYaourt.nom":"Pot yaourt","dec_produitPhytosanitaire.nom":"Produit phytosanitaire","dec_produitsBeaute.nom":"Produit beauté","dec_produitsDEntretien.nom":"Produit d'entretien","dec_produitsTraitementDuBois.nom":"Produit traitement bois","dec_radiographie.nom":"Radiographie","dec_rasoirJetable.nom":"Rasoir jetable","dec_recurantsPourFour.nom":"Récurant pour four","dec_recurantsPourToilette.nom":"Récurant pour toilette","dec_refrigerateur.nom":"Réfrigérateur","dec_resines.nom":"Résine","dec_revelateurEtFixateurPhoto.nom":"Révélateur et fixateur photo","dec_sacEnPapier.nom":"Sac papier","dec_sacPlastique.nom":"Sac plastique","dec_scooter.nom":"Scooter","dec_solvants.nom":"Solvant","dec_stylo.nom":"Stylo","dec_tableARepasser.nom":"Table à repasser","dec_telephonie.nom":"Téléphonie","dec_televiseurs.nom":"Téléviseur","dec_thermometreAMercure.nom":"Thermomètre à mercure","dec_trompette.nom":"Trompette","dec_trottinnette.nom":"Trottinette","dec_tubeFluorescent.nom":"Tube fluorescent","dec_tuyauDarrosage.nom":"Tuyau arrosage","dec_UstensileCuisine.nom":"Ustensile cuisine","dec_vaisselleCarton.nom":"Vaisselle carton","dec_vaissellePlastique.nom":"Vaisselle plastique","dec_vaisselleVerrePorcelaine.nom":"Vaisselle (verre, porcelaine...)","dec_velo.nom":"Vélo","dec_vetementEnBonEtat.nom":"Vêtement bon état","dec_vetementUsage.nom":"Vêtement usagé","dec_verreaboire.nom":"Verre à boire","dec_vitre.nom":"Vitre","dec_voiture.nom":"Voiture",</text:p>
          </table:table-cell>
          <table:table-cell table:number-columns-repeated="234"/>
        </table:table-row>
        <table:table-row table:style-name="ro3">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Ae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3" office:value-type="string" calcext:value-type="string">
            <text:p>aérosol, bombe aérosol, déodorant, laque</text:p>
          </table:table-cell>
          <table:table-cell table:style-name="ce23" office:value-type="string" calcext:value-type="string">
            <text:p>spray, aerosol spray, deodorant, hairspray</text:p>
          </table:table-cell>
          <table:table-cell table:style-name="ce23" table:number-columns-repeated="2"/>
          <table:table-cell table:style-name="ce28" office:value-type="string" calcext:value-type="string">
            <text:p>cons_sansbouchon,cons_bouchonamour</text:p>
          </table:table-cell>
          <table:table-cell table:style-name="ce36" office:value-type="string" calcext:value-type="string">
            <text:p>aerosol_mini.png</text:p>
          </table:table-cell>
          <table:table-cell table:style-name="ce16"/>
          <table:table-cell table:style-name="ce52" office:value-type="string" calcext:value-type="string">
            <text:p>MieuxTrierANantes 02/2015</text:p>
          </table:table-cell>
          <table:table-cell table:style-name="ce62" office:value-type="string" calcext:value-type="string">
            <text:p>Damien Mérienne (dam_sense) étant donné qu'on ne se rappelle jamais comment faire avec les aérosols, bah on a décidé de les parrainer.</text:p>
          </table:table-cell>
          <table:table-cell table:style-name="ce63" office:value-type="string" calcext:value-type="string">
            <text:p>dam_sense</text:p>
          </table:table-cell>
          <table:table-cell table:style-name="ce52"/>
          <table:table-cell/>
          <table:table-cell table:formula="of:=SUBSTITUTE([Dechet.L6];&quot;_petit&quot;;&quot;&quot;)" office:value-type="string" office:string-value="aerosol_mini.png" calcext:value-type="string">
            <text:p>aerosol_mini.png</text:p>
          </table:table-cell>
          <table:table-cell table:formula="of:=CONCATENATE(UTILTRANSFORMEENMOTSCLES([Dechet.G6]);&quot;,&quot;;[Dechet.I6])" office:value-type="string" office:string-value="aerosol,bombe,aerosol,deodorant,laque," calcext:value-type="string">
            <text:p>aerosol,bombe,aerosol,deodorant,laque,</text:p>
          </table:table-cell>
          <table:table-cell table:formula="of:=CONCATENATE(UTILTRANSFORMEENMOTSCLES([Dechet.H6]);&quot;,&quot;;[Dechet.J6])" office:value-type="string" office:string-value="spray,aerosol,spray,deodorant,hairspray," calcext:value-type="string">
            <text:p>spray,aerosol,spray,deodorant,hairspray,</text:p>
          </table:table-cell>
          <table:table-cell table:number-columns-repeated="2"/>
          <table:table-cell table:style-name="ce70" table:formula="of:=JSONDECHETS([.A6];[.B6];[.C6];[.D6];[.E6];[.F6];[.T6];[.U6];[.G6];[.H6];[.K6];[.L6];[.M6];[.N6];[.P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quot;sponsor&quot;:&quot;dam_sense&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sponsor":"dam_sense"},</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Diary</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24" office:value-type="string" calcext:value-type="string">
            <text:p>acide,agenda</text:p>
          </table:table-cell>
          <table:table-cell table:style-name="ce24" office:value-type="string" calcext:value-type="string">
            <text:p>acid agenda</text:p>
          </table:table-cell>
          <table:table-cell table:style-name="ce24" table:number-columns-repeated="2"/>
          <table:table-cell table:style-name="ce27"/>
          <table:table-cell table:style-name="ce36" office:value-type="string" calcext:value-type="string">
            <text:p>agenda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25"/>
          <table:table-cell/>
          <table:table-cell table:formula="of:=SUBSTITUTE([Dechet.L7];&quot;_petit&quot;;&quot;&quot;)" office:value-type="string" office:string-value="agenda_mini.png" calcext:value-type="string">
            <text:p>agenda_mini.png</text:p>
          </table:table-cell>
          <table:table-cell table:formula="of:=CONCATENATE(UTILTRANSFORMEENMOTSCLES([Dechet.G7]);&quot;,&quot;;[Dechet.I7])" office:value-type="string" office:string-value="acide,agenda," calcext:value-type="string">
            <text:p>acide,agenda,</text:p>
          </table:table-cell>
          <table:table-cell table:formula="of:=CONCATENATE(UTILTRANSFORMEENMOTSCLES([Dechet.H7]);&quot;,&quot;;[Dechet.J7])" office:value-type="string" office:string-value="acid,agenda," calcext:value-type="string">
            <text:p>acid,agenda,</text:p>
          </table:table-cell>
          <table:table-cell table:number-columns-repeated="2"/>
          <table:table-cell table:style-name="ce70" table:formula="of:=JSONDECHETS([.A7];[.B7];[.C7];[.D7];[.E7];[.F7];[.T7];[.U7];[.G7];[.H7];[.K7];[.L7];[.M7];[.N7];[.P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Energy Efficient Lightbulb</text:p>
          </table:table-cell>
          <table:table-cell table:style-name="ce4" office:value-type="string" calcext:value-type="string">
            <text:p>cu_divers</text:p>
          </table:table-cell>
          <table:table-cell table:style-name="ce14"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4" office:value-type="string" calcext:value-type="string">
            <text:p>energy saving bulb, energy saving bulb, energy saving lamp</text:p>
          </table:table-cell>
          <table:table-cell table:style-name="ce4" table:number-columns-repeated="2"/>
          <table:table-cell table:style-name="ce27" office:value-type="string" calcext:value-type="string">
            <text:p>cons_ampoulemercure,cons_recuppdv2</text:p>
          </table:table-cell>
          <table:table-cell table:style-name="ce36" office:value-type="string" calcext:value-type="string">
            <text:p>ampoules_basse_consommation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8];&quot;_petit&quot;;&quot;&quot;)" office:value-type="string" office:string-value="ampoules_basse_consommation_mini.png" calcext:value-type="string">
            <text:p>ampoules_basse_consommation_mini.png</text:p>
          </table:table-cell>
          <table:table-cell table:formula="of:=CONCATENATE(UTILTRANSFORMEENMOTSCLES([Dechet.G8]);&quot;,&quot;;[Deche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H8]);&quot;,&quot;;[Dechet.J8])" office:value-type="string" office:string-value="energy,saving,bulb,energy,saving,bulb,energy,saving,lamp," calcext:value-type="string">
            <text:p>energy,saving,bulb,energy,saving,bulb,energy,saving,lamp,</text:p>
          </table:table-cell>
          <table:table-cell table:number-columns-repeated="2"/>
          <table:table-cell table:style-name="ce70" table:formula="of:=JSONDECHETS([.A8];[.B8];[.C8];[.D8];[.E8];[.F8];[.T8];[.U8];[.G8];[.H8];[.K8];[.L8];[.M8];[.N8];[.P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onventional bulb</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 ampoule à filament</text:p>
          </table:table-cell>
          <table:table-cell table:style-name="ce4" office:value-type="string" calcext:value-type="string">
            <text:p>conventional bulb, incandescent bulb, filament bulb</text:p>
          </table:table-cell>
          <table:table-cell table:style-name="ce4" table:number-columns-repeated="2"/>
          <table:table-cell table:style-name="ce27"/>
          <table:table-cell table:style-name="ce36" office:value-type="string" calcext:value-type="string">
            <text:p>ampou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9];&quot;_petit&quot;;&quot;&quot;)" office:value-type="string" office:string-value="ampoule_mini.png" calcext:value-type="string">
            <text:p>ampoule_mini.png</text:p>
          </table:table-cell>
          <table:table-cell table:formula="of:=CONCATENATE(UTILTRANSFORMEENMOTSCLES([Dechet.G9]);&quot;,&quot;;[Dechet.I9])" office:value-type="string" office:string-value="ampoule,classique,ampoule,incandescence,ampoule,filament," calcext:value-type="string">
            <text:p>ampoule,classique,ampoule,incandescence,ampoule,filament,</text:p>
          </table:table-cell>
          <table:table-cell table:formula="of:=CONCATENATE(UTILTRANSFORMEENMOTSCLES([Dechet.H9]);&quot;,&quot;;[Dechet.J9])" office:value-type="string" office:string-value="conventional,bulb,incandescent,bulb,filament,bulb," calcext:value-type="string">
            <text:p>conventional,bulb,incandescent,bulb,filament,bulb,</text:p>
          </table:table-cell>
          <table:table-cell table:number-columns-repeated="2"/>
          <table:table-cell table:style-name="ce70" table:formula="of:=JSONDECHETS([.A9];[.B9];[.C9];[.D9];[.E9];[.F9];[.T9];[.U9];[.G9];[.H9];[.K9];[.L9];[.M9];[.N9];[.P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 ampoule à filament&quot;,&quot;descr_en&quot;:&quot;conventional bulb, incandescent bulb, filament bulb&quot;,&quot;mots_cles&quot;:&quot;ampoule,classique,ampoule,incandescence,ampoule,filament,&quot;,&quot;mots_cles_en&quot;:&quot;conventional,bulb,incandescent,bulb,filament,bulb,&quot;,&quot;image&quot;:&quot;ampoule_mini.png&quot;,&quot;modco&quot;:&quot;modco_bacbleu,modco_sacbleu&quot;,&quot;recyc&quot;:&quot;NON&quot;,&quot;src&quot;:&quot;MieuxTrierANantes 02/2015&quot;}," calcext:value-type="string">
            <text:p>{"code":"dec_ampouleClassique","type":"Déchet","type_en":"Garbage","nom":"Ampoule classique","nom_en":"Conventional bulb","cat_usuel":"cu_divers","cat_trait":"cat_omr","descr":"ampoule classique, ampoule à incandescence, ampoule à filament","descr_en":"conventional bulb, incandescent bulb, filament bulb","mots_cles":"ampoule,classique,ampoule,incandescence,ampoule,filament,","mots_cles_en":"conventional,bulb,incandescent,bulb,filament,bulb,","image":"ampoul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Year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4" office:value-type="string" calcext:value-type="string">
            <text:p>directory</text:p>
          </table:table-cell>
          <table:table-cell table:style-name="ce4" table:number-columns-repeated="2"/>
          <table:table-cell table:style-name="ce27"/>
          <table:table-cell table:style-name="ce36" office:value-type="string" calcext:value-type="string">
            <text:p>annuaire_mini.png</text:p>
          </table:table-cell>
          <table:table-cell table:style-name="ce36"/>
          <table:table-cell table:style-name="ce52" office:value-type="string" calcext:value-type="string">
            <text:p>MieuxTrierANantes 02/2015</text:p>
          </table:table-cell>
          <table:table-cell table:style-name="ce52" table:number-columns-repeated="3"/>
          <table:table-cell/>
          <table:table-cell table:formula="of:=SUBSTITUTE([Dechet.L10];&quot;_petit&quot;;&quot;&quot;)" office:value-type="string" office:string-value="annuaire_mini.png" calcext:value-type="string">
            <text:p>annuaire_mini.png</text:p>
          </table:table-cell>
          <table:table-cell table:formula="of:=CONCATENATE(UTILTRANSFORMEENMOTSCLES([Dechet.G10]);&quot;,&quot;;[Dechet.I10])" office:value-type="string" office:string-value="annuaire," calcext:value-type="string">
            <text:p>annuaire,</text:p>
          </table:table-cell>
          <table:table-cell table:formula="of:=CONCATENATE(UTILTRANSFORMEENMOTSCLES([Dechet.H10]);&quot;,&quot;;[Dechet.J10])" office:value-type="string" office:string-value="directory," calcext:value-type="string">
            <text:p>directory,</text:p>
          </table:table-cell>
          <table:table-cell table:number-columns-repeated="2"/>
          <table:table-cell table:style-name="ce70" table:formula="of:=JSONDECHETS([.A10];[.B10];[.C10];[.D10];[.E10];[.F10];[.T10];[.U10];[.G10];[.H10];[.K10];[.L10];[.M10];[.N10];[.P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Fourmis</text:p>
          </table:table-cell>
          <table:table-cell table:style-name="ce9" office:value-type="string" calcext:value-type="string">
            <text:p>Anti-fourmis</text:p>
          </table:table-cell>
          <table:table-cell table:style-name="ce9" office:value-type="string" calcext:value-type="string">
            <text:p>Ant</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text:p>
          </table:table-cell>
          <table:table-cell table:style-name="ce9" office:value-type="string" calcext:value-type="string">
            <text:p>Ant</text:p>
          </table:table-cell>
          <table:table-cell table:style-name="ce9" table:number-columns-repeated="2"/>
          <table:table-cell table:style-name="ce29"/>
          <table:table-cell table:style-name="ce37" office:value-type="string" calcext:value-type="string">
            <text:p>images_non_libres_temp/antifourmi_jardinbio_mini.png</text:p>
          </table:table-cell>
          <table:table-cell table:style-name="ce38"/>
          <table:table-cell table:style-name="ce54" office:value-type="string" calcext:value-type="string">
            <text:p>MieuxTrierANantes 02/2015</text:p>
          </table:table-cell>
          <table:table-cell table:style-name="ce54" table:number-columns-repeated="2"/>
          <table:table-cell table:style-name="ce64" office:value-type="string" calcext:value-type="string">
            <text:p>scu_toxiqueparasite</text:p>
          </table:table-cell>
          <table:table-cell/>
          <table:table-cell table:formula="of:=SUBSTITUTE([Dechet.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G11]);&quot;,&quot;;[Dechet.I11])" office:value-type="string" office:string-value="anti,fourmi," calcext:value-type="string">
            <text:p>anti,fourmi,</text:p>
          </table:table-cell>
          <table:table-cell table:formula="of:=CONCATENATE(UTILTRANSFORMEENMOTSCLES([Dechet.H11]);&quot;,&quot;;[Dechet.J11])" office:value-type="string" office:string-value="ant," calcext:value-type="string">
            <text:p>ant,</text:p>
          </table:table-cell>
          <table:table-cell table:number-columns-repeated="2"/>
          <table:table-cell table:style-name="ce70" table:formula="of:=JSONDECHETS([.A11];[.B11];[.C11];[.D11];[.E11];[.F11];[.T11];[.U11];[.G11];[.H11];[.K11];[.L11];[.M11];[.N11];[.P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quot;,&quot;descr_en&quot;:&quot;Ant&quot;,&quot;mots_cles&quot;:&quot;anti,fourmi,&quot;,&quot;mots_cles_en&quot;:&quot;ant,&quot;,&quot;cons&quot;:&quot;cons_toxique&quot;,&quot;image&quot;:&quot;images_non_libres_temp/antifourmi_jardinbio_mini.png&quot;,&quot;modco&quot;:&quot;modco_decheterie,modco_ecopoint&quot;,&quot;recyc&quot;:&quot;PAS_POUBELLE&quot;,&quot;src&quot;:&quot;MieuxTrierANantes 02/2015&quot;}," calcext:value-type="string">
            <text:p>{"code":"dec_antiFourmis","type":"Déchet","type_en":"Garbage","nom":"Anti-fourmis","nom_en":"Ant","cat_usuel":"cu_toxique","cat_trait":"cat_ddm","descr":"Anti-fourmi","descr_en":"Ant","mots_cles":"anti,fourmi,","mots_cles_en":"ant,","cons":"cons_toxique","image":"images_non_libres_temp/antifourmi_jardinbi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Antifreeze</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9" office:value-type="string" calcext:value-type="string">
            <text:p>antifreeze</text:p>
          </table:table-cell>
          <table:table-cell table:style-name="ce9" table:number-columns-repeated="2"/>
          <table:table-cell table:style-name="ce29"/>
          <table:table-cell table:style-name="ce38" office:value-type="string" calcext:value-type="string">
            <text:p>images_non_libres_temp/antigel_mini.png</text:p>
          </table:table-cell>
          <table:table-cell table:style-name="ce38"/>
          <table:table-cell table:style-name="ce52" office:value-type="string" calcext:value-type="string">
            <text:p>MieuxTrierANantes 02/2015</text:p>
          </table:table-cell>
          <table:table-cell table:style-name="ce52" table:number-columns-repeated="3"/>
          <table:table-cell/>
          <table:table-cell table:formula="of:=SUBSTITUTE([Dechet.L12];&quot;_petit&quot;;&quot;&quot;)" office:value-type="string" office:string-value="images_non_libres_temp/antigel_mini.png" calcext:value-type="string">
            <text:p>images_non_libres_temp/antigel_mini.png</text:p>
          </table:table-cell>
          <table:table-cell table:formula="of:=CONCATENATE(UTILTRANSFORMEENMOTSCLES([Dechet.G12]);&quot;,&quot;;[Dechet.I12])" office:value-type="string" office:string-value="antigel," calcext:value-type="string">
            <text:p>antigel,</text:p>
          </table:table-cell>
          <table:table-cell table:formula="of:=CONCATENATE(UTILTRANSFORMEENMOTSCLES([Dechet.H12]);&quot;,&quot;;[Dechet.J12])" office:value-type="string" office:string-value="antifreeze," calcext:value-type="string">
            <text:p>antifreeze,</text:p>
          </table:table-cell>
          <table:table-cell table:number-columns-repeated="2"/>
          <table:table-cell table:style-name="ce70" table:formula="of:=JSONDECHETS([.A12];[.B12];[.C12];[.D12];[.E12];[.F12];[.T12];[.U12];[.G12];[.H12];[.K12];[.L12];[.M12];[.N12];[.P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Electronic devic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outillage alimenté par électricité</text:p>
          </table:table-cell>
          <table:table-cell table:style-name="ce9" office:value-type="string" calcext:value-type="string">
            <text:p>electronic equipment, tools powered by Electricité</text:p>
          </table:table-cell>
          <table:table-cell table:style-name="ce9" table:number-columns-repeated="2"/>
          <table:table-cell table:style-name="ce29"/>
          <table:table-cell table:style-name="ce37" office:value-type="string" calcext:value-type="string">
            <text:p>images_non_libres_temp/outillage_electrique_mini.png</text:p>
          </table:table-cell>
          <table:table-cell table:style-name="ce38"/>
          <table:table-cell table:style-name="ce54" office:value-type="string" calcext:value-type="string">
            <text:p>MieuxTrierANantes 02/2015</text:p>
          </table:table-cell>
          <table:table-cell table:style-name="ce58" office:value-type="string" calcext:value-type="string">
            <text:p>Vanessa Viavant (Vns)</text:p>
          </table:table-cell>
          <table:table-cell table:style-name="ce58" office:value-type="string" calcext:value-type="string">
            <text:p>Vns</text:p>
          </table:table-cell>
          <table:table-cell table:style-name="ce54"/>
          <table:table-cell/>
          <table:table-cell table:formula="of:=SUBSTITUTE([Dechet.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G13]);&quot;,&quot;;[Dechet.I13])" office:value-type="string" office:string-value="appareil,electronique,outillage,alimente,par,electricite," calcext:value-type="string">
            <text:p>appareil,electronique,outillage,alimente,par,electricite,</text:p>
          </table:table-cell>
          <table:table-cell table:formula="of:=CONCATENATE(UTILTRANSFORMEENMOTSCLES([Dechet.H13]);&quot;,&quot;;[Dechet.J13])" office:value-type="string" office:string-value="electronic,equipment,tools,powered,by,electricite," calcext:value-type="string">
            <text:p>electronic,equipment,tools,powered,by,electricite,</text:p>
          </table:table-cell>
          <table:table-cell table:number-columns-repeated="2"/>
          <table:table-cell table:style-name="ce70" table:formula="of:=JSONDECHETS([.A13];[.B13];[.C13];[.D13];[.E13];[.F13];[.T13];[.U13];[.G13];[.H13];[.K13];[.L13];[.M13];[.N13];[.P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é&quot;,&quot;descr_en&quot;:&quot;electronic equipment, tools powered by Electricité&quot;,&quot;mots_cles&quot;:&quot;appareil,electronique,outillage,alimente,par,electricite,&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quot;sponsor&quot;:&quot;Vns&quot;}," calcext:value-type="string">
            <text:p>{"code":"dec_appareilElectronique","type":"Déchet","type_en":"Garbage","nom":"Appareil électronique","nom_en":"Electronic device","cat_usuel":"cu_encombrantelectronique","cat_trait":"cat_d3e","descr":"appareil électronique,outillage alimenté par électricité","descr_en":"electronic equipment, tools powered by Electricité","mots_cles":"appareil,electronique,outillage,alimente,par,electricite,","mots_cles_en":"electronic,equipment,tools,powered,by,electricite,","cons":"cons_recuppdv1,cons_ecoparticipation","image":"images_non_libres_temp/outillage_electrique_mini.png","modco":"modco_decheterie,modco_ecopoint,smco_reprise","recyc":"PAS_POUBELLE","src":"MieuxTrierANantes 02/2015","sponsor":"Vns"},</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Heating device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4" office:value-type="string" calcext:value-type="string">
            <text:p>heating devices, heating equipment, heating, cooking appliance, oven</text:p>
          </table:table-cell>
          <table:table-cell table:style-name="ce4" table:number-columns-repeated="2"/>
          <table:table-cell table:style-name="ce27"/>
          <table:table-cell table:style-name="ce36" office:value-type="string" calcext:value-type="string">
            <text:p>chauffage_soufflant_mini.png</text:p>
          </table:table-cell>
          <table:table-cell table:style-name="ce36"/>
          <table:table-cell table:style-name="ce55" office:value-type="string" calcext:value-type="string">
            <text:p>MieuxTrierANantes 02/2015</text:p>
          </table:table-cell>
          <table:table-cell table:style-name="ce55" table:number-columns-repeated="3"/>
          <table:table-cell/>
          <table:table-cell table:formula="of:=SUBSTITUTE([Dechet.L14];&quot;_petit&quot;;&quot;&quot;)" office:value-type="string" office:string-value="chauffage_soufflant_mini.png" calcext:value-type="string">
            <text:p>chauffage_soufflant_mini.png</text:p>
          </table:table-cell>
          <table:table-cell table:formula="of:=CONCATENATE(UTILTRANSFORMEENMOTSCLES([Dechet.G14]);&quot;,&quot;;[Deche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H14]);&quot;,&quot;;[Deche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70" table:formula="of:=JSONDECHETS([.A14];[.B14];[.C14];[.D14];[.E14];[.F14];[.T14];[.U14];[.G14];[.H14];[.K14];[.L14];[.M14];[.N14];[.P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Domestic appliance</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4" office:value-type="string" calcext:value-type="string">
            <text:p>household appliances, small appliances</text:p>
          </table:table-cell>
          <table:table-cell table:style-name="ce4" table:number-columns-repeated="2"/>
          <table:table-cell table:style-name="ce27"/>
          <table:table-cell table:style-name="ce36" office:value-type="string" calcext:value-type="string">
            <text:p>machine_a_cafe_mini.png</text:p>
          </table:table-cell>
          <table:table-cell table:style-name="ce36"/>
          <table:table-cell table:style-name="ce53" office:value-type="string" calcext:value-type="string">
            <text:p>MieuxTrierANantes 02/2015</text:p>
          </table:table-cell>
          <table:table-cell table:style-name="ce53" table:number-columns-repeated="3"/>
          <table:table-cell/>
          <table:table-cell table:formula="of:=SUBSTITUTE([Dechet.L15];&quot;_petit&quot;;&quot;&quot;)" office:value-type="string" office:string-value="machine_a_cafe_mini.png" calcext:value-type="string">
            <text:p>machine_a_cafe_mini.png</text:p>
          </table:table-cell>
          <table:table-cell table:formula="of:=CONCATENATE(UTILTRANSFORMEENMOTSCLES([Dechet.G15]);&quot;,&quot;;[Dechet.I15])" office:value-type="string" office:string-value="appareil,electromenager,petit,electromenager," calcext:value-type="string">
            <text:p>appareil,electromenager,petit,electromenager,</text:p>
          </table:table-cell>
          <table:table-cell table:formula="of:=CONCATENATE(UTILTRANSFORMEENMOTSCLES([Dechet.H15]);&quot;,&quot;;[Dechet.J15])" office:value-type="string" office:string-value="household,appliances,small,appliances," calcext:value-type="string">
            <text:p>household,appliances,small,appliances,</text:p>
          </table:table-cell>
          <table:table-cell table:number-columns-repeated="2"/>
          <table:table-cell table:style-name="ce70" table:formula="of:=JSONDECHETS([.A15];[.B15];[.C15];[.D15];[.E15];[.F15];[.T15];[.U15];[.G15];[.H15];[.K15];[.L15];[.M15];[.N15];[.P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Laundry barre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 de lessives, baril en carton</text:p>
          </table:table-cell>
          <table:table-cell table:style-name="ce4" office:value-type="string" calcext:value-type="string">
            <text:p>barrel of laundry detergents packets, cardboard barrels</text:p>
          </table:table-cell>
          <table:table-cell table:style-name="ce4" table:number-columns-repeated="2"/>
          <table:table-cell table:style-name="ce27"/>
          <table:table-cell table:style-name="ce36" office:value-type="string" calcext:value-type="string">
            <text:p>baril_lessiv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6];&quot;_petit&quot;;&quot;&quot;)" office:value-type="string" office:string-value="baril_lessive_mini.png" calcext:value-type="string">
            <text:p>baril_lessive_mini.png</text:p>
          </table:table-cell>
          <table:table-cell table:formula="of:=CONCATENATE(UTILTRANSFORMEENMOTSCLES([Dechet.G16]);&quot;,&quot;;[Dechet.I16])" office:value-type="string" office:string-value="baril,lessive,paquet,lessives,baril,carton," calcext:value-type="string">
            <text:p>baril,lessive,paquet,lessives,baril,carton,</text:p>
          </table:table-cell>
          <table:table-cell table:formula="of:=CONCATENATE(UTILTRANSFORMEENMOTSCLES([Dechet.H16]);&quot;,&quot;;[Dechet.J16])" office:value-type="string" office:string-value="barrel,of,laundry,detergents,packets,cardboard,barrels," calcext:value-type="string">
            <text:p>barrel,of,laundry,detergents,packets,cardboard,barrels,</text:p>
          </table:table-cell>
          <table:table-cell table:number-columns-repeated="2"/>
          <table:table-cell table:style-name="ce70" table:formula="of:=JSONDECHETS([.A16];[.B16];[.C16];[.D16];[.E16];[.F16];[.T16];[.U16];[.G16];[.H16];[.K16];[.L16];[.M16];[.N16];[.P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 de lessives, baril en carton&quot;,&quot;descr_en&quot;:&quot;barrel of laundry detergents packets, cardboard barrels&quot;,&quot;mots_cles&quot;:&quot;baril,lessive,paquet,lessives,baril,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calcext:value-type="string">
            <text:p>{"code":"dec_barilLessive","type":"Déchet","type_en":"Garbage","nom":"Baril lessive","nom_en":"Laundry barrel","cat_usuel":"cu_papierscartons","cat_trait":"cat_papiercarton","descr":"baril de lessive, paquet de lessives, baril en carton","descr_en":"barrel of laundry detergents packets, cardboard barrels","mots_cles":"baril,lessive,paquet,lessives,baril,carton,","mots_cles_en":"barrel,of,laundry,detergents,packets,cardboard,barrels,","image":"baril_lessiv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Aluminum tray</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4" office:value-type="string" calcext:value-type="string">
            <text:p>aluminum tray, tray pizza, quiche tray</text:p>
          </table:table-cell>
          <table:table-cell table:style-name="ce4" table:number-columns-repeated="2"/>
          <table:table-cell table:style-name="ce27"/>
          <table:table-cell table:style-name="ce36" office:value-type="string" calcext:value-type="string">
            <text:p>barquette_aluminium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7];&quot;_petit&quot;;&quot;&quot;)" office:value-type="string" office:string-value="barquette_aluminium_mini.png" calcext:value-type="string">
            <text:p>barquette_aluminium_mini.png</text:p>
          </table:table-cell>
          <table:table-cell table:formula="of:=CONCATENATE(UTILTRANSFORMEENMOTSCLES([Dechet.G17]);&quot;,&quot;;[Dechet.I17])" office:value-type="string" office:string-value="barquette,aluminium,barquette,pizza,barquette,quiche," calcext:value-type="string">
            <text:p>barquette,aluminium,barquette,pizza,barquette,quiche,</text:p>
          </table:table-cell>
          <table:table-cell table:formula="of:=CONCATENATE(UTILTRANSFORMEENMOTSCLES([Dechet.H17]);&quot;,&quot;;[Dechet.J17])" office:value-type="string" office:string-value="aluminum,tray,tray,pizza,quiche,tray," calcext:value-type="string">
            <text:p>aluminum,tray,tray,pizza,quiche,tray,</text:p>
          </table:table-cell>
          <table:table-cell table:number-columns-repeated="2"/>
          <table:table-cell table:style-name="ce70" table:formula="of:=JSONDECHETS([.A17];[.B17];[.C17];[.D17];[.E17];[.F17];[.T17];[.U17];[.G17];[.H17];[.K17];[.L17];[.M17];[.N17];[.P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Polystyrene tray</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4" office:value-type="string" calcext:value-type="string">
            <text:p>polystyrene, plastic tray tray</text:p>
          </table:table-cell>
          <table:table-cell table:style-name="ce4" table:number-columns-repeated="2"/>
          <table:table-cell table:style-name="ce27"/>
          <table:table-cell table:style-name="ce36" office:value-type="string" calcext:value-type="string">
            <text:p>barquette_polystyrene_mini.png</text:p>
          </table:table-cell>
          <table:table-cell table:style-name="ce36"/>
          <table:table-cell table:style-name="ce25" office:value-type="string" calcext:value-type="string">
            <text:p>MieuxTrierANantes 02/2015</text:p>
          </table:table-cell>
          <table:table-cell table:style-name="ce25" table:number-columns-repeated="3"/>
          <table:table-cell/>
          <table:table-cell table:formula="of:=SUBSTITUTE([Dechet.L18];&quot;_petit&quot;;&quot;&quot;)" office:value-type="string" office:string-value="barquette_polystyrene_mini.png" calcext:value-type="string">
            <text:p>barquette_polystyrene_mini.png</text:p>
          </table:table-cell>
          <table:table-cell table:formula="of:=CONCATENATE(UTILTRANSFORMEENMOTSCLES([Dechet.G18]);&quot;,&quot;;[Dechet.I18])" office:value-type="string" office:string-value="barquette,polystyrene,barquette,plastique," calcext:value-type="string">
            <text:p>barquette,polystyrene,barquette,plastique,</text:p>
          </table:table-cell>
          <table:table-cell table:formula="of:=CONCATENATE(UTILTRANSFORMEENMOTSCLES([Dechet.H18]);&quot;,&quot;;[Dechet.J18])" office:value-type="string" office:string-value="polystyrene,plastic,tray,tray," calcext:value-type="string">
            <text:p>polystyrene,plastic,tray,tray,</text:p>
          </table:table-cell>
          <table:table-cell table:number-columns-repeated="2"/>
          <table:table-cell table:style-name="ce70" table:formula="of:=JSONDECHETS([.A18];[.B18];[.C18];[.D18];[.E18];[.F18];[.T18];[.U18];[.G18];[.H18];[.K18];[.L18];[.M18];[.N18];[.P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ar Batteries</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 de voiture</text:p>
          </table:table-cell>
          <table:table-cell table:style-name="ce4" office:value-type="string" calcext:value-type="string">
            <text:p>car battery</text:p>
          </table:table-cell>
          <table:table-cell table:style-name="ce4" table:number-columns-repeated="2"/>
          <table:table-cell table:style-name="ce27"/>
          <table:table-cell table:style-name="ce36" office:value-type="string" calcext:value-type="string">
            <text:p>batterie_voitur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garage</text:p>
          </table:table-cell>
          <table:table-cell/>
          <table:table-cell table:formula="of:=SUBSTITUTE([Dechet.L19];&quot;_petit&quot;;&quot;&quot;)" office:value-type="string" office:string-value="batterie_voiture_mini.png" calcext:value-type="string">
            <text:p>batterie_voiture_mini.png</text:p>
          </table:table-cell>
          <table:table-cell table:formula="of:=CONCATENATE(UTILTRANSFORMEENMOTSCLES([Dechet.G19]);&quot;,&quot;;[Dechet.I19])" office:value-type="string" office:string-value="batterie,voiture," calcext:value-type="string">
            <text:p>batterie,voiture,</text:p>
          </table:table-cell>
          <table:table-cell table:formula="of:=CONCATENATE(UTILTRANSFORMEENMOTSCLES([Dechet.H19]);&quot;,&quot;;[Dechet.J19])" office:value-type="string" office:string-value="car,battery," calcext:value-type="string">
            <text:p>car,battery,</text:p>
          </table:table-cell>
          <table:table-cell table:number-columns-repeated="2"/>
          <table:table-cell table:style-name="ce70" table:formula="of:=JSONDECHETS([.A19];[.B19];[.C19];[.D19];[.E19];[.F19];[.T19];[.U19];[.G19];[.H19];[.K19];[.L19];[.M19];[.N19];[.P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 de voiture&quot;,&quot;descr_en&quot;:&quot;car battery&quot;,&quot;mots_cles&quot;:&quot;batterie,voiture,&quot;,&quot;mots_cles_en&quot;:&quot;car,battery,&quot;,&quot;cons&quot;:&quot;cons_toxique&quot;,&quot;image&quot;:&quot;batterie_voiture_mini.png&quot;,&quot;modco&quot;:&quot;smco_garage,modco_decheterie,modco_ecopoint&quot;,&quot;recyc&quot;:&quot;OUI&quot;,&quot;src&quot;:&quot;MieuxTrierANantes 02/2015&quot;}," calcext:value-type="string">
            <text:p>{"code":"dec_batteriesVoiture","type":"Déchet","type_en":"Garbage","nom":"Batteries voiture","nom_en":"Car Batteries","cat_usuel":"cu_toxique","cat_trait":"cat_batterie","descr":"batterie de voiture","descr_en":"car battery","mots_cles":"batterie,voiture,","mots_cles_en":"car,battery,","cons":"cons_toxique","image":"batterie_voiture_mini.png","modco":"smco_garag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Empty motor oil can</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9" office:value-type="string" calcext:value-type="string">
            <text:p>empty can of engine oil</text:p>
          </table:table-cell>
          <table:table-cell table:style-name="ce9" table:number-columns-repeated="2"/>
          <table:table-cell table:style-name="ce29"/>
          <table:table-cell table:style-name="ce38" office:value-type="string" calcext:value-type="string">
            <text:p>huile_moteur.png</text:p>
          </table:table-cell>
          <table:table-cell table:style-name="ce49"/>
          <table:table-cell table:style-name="ce56" office:value-type="string" calcext:value-type="string">
            <text:p>MieuxTrierANantes 02/2015</text:p>
          </table:table-cell>
          <table:table-cell table:style-name="ce56" table:number-columns-repeated="3"/>
          <table:table-cell/>
          <table:table-cell table:formula="of:=SUBSTITUTE([Dechet.L20];&quot;_petit&quot;;&quot;&quot;)" office:value-type="string" office:string-value="huile_moteur.png" calcext:value-type="string">
            <text:p>huile_moteur.png</text:p>
          </table:table-cell>
          <table:table-cell table:formula="of:=CONCATENATE(UTILTRANSFORMEENMOTSCLES([Dechet.G20]);&quot;,&quot;;[Dechet.I20])" office:value-type="string" office:string-value="bidon,huile,moteur,vide," calcext:value-type="string">
            <text:p>bidon,huile,moteur,vide,</text:p>
          </table:table-cell>
          <table:table-cell table:formula="of:=CONCATENATE(UTILTRANSFORMEENMOTSCLES([Dechet.H20]);&quot;,&quot;;[Dechet.J20])" office:value-type="string" office:string-value="empty,can,of,engine,oil," calcext:value-type="string">
            <text:p>empty,can,of,engine,oil,</text:p>
          </table:table-cell>
          <table:table-cell table:number-columns-repeated="2"/>
          <table:table-cell table:style-name="ce70" table:formula="of:=JSONDECHETS([.A20];[.B20];[.C20];[.D20];[.E20];[.F20];[.T20];[.U20];[.G20];[.H20];[.K20];[.L20];[.M20];[.N20];[.P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png&quot;,&quot;modco&quot;:&quot;modco_bacbleu,modco_sacbleu&quot;,&quot;recyc&quot;:&quot;NON&quot;,&quot;src&quot;:&quot;MieuxTrierANantes 02/2015&quot;}," calcext:value-type="string">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anister vacuum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4" office:value-type="string" calcext:value-type="string">
            <text:p>empty metal container</text:p>
          </table:table-cell>
          <table:table-cell table:style-name="ce4" table:number-columns-repeated="2"/>
          <table:table-cell table:style-name="ce27"/>
          <table:table-cell table:style-name="ce36" office:value-type="string" calcext:value-type="string">
            <text:p>bidon_met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1];&quot;_petit&quot;;&quot;&quot;)" office:value-type="string" office:string-value="bidon_metal_mini.png" calcext:value-type="string">
            <text:p>bidon_metal_mini.png</text:p>
          </table:table-cell>
          <table:table-cell table:formula="of:=CONCATENATE(UTILTRANSFORMEENMOTSCLES([Dechet.G21]);&quot;,&quot;;[Dechet.I21])" office:value-type="string" office:string-value="bidon,metal,vide," calcext:value-type="string">
            <text:p>bidon,metal,vide,</text:p>
          </table:table-cell>
          <table:table-cell table:formula="of:=CONCATENATE(UTILTRANSFORMEENMOTSCLES([Dechet.H21]);&quot;,&quot;;[Dechet.J21])" office:value-type="string" office:string-value="empty,metal,container," calcext:value-type="string">
            <text:p>empty,metal,container,</text:p>
          </table:table-cell>
          <table:table-cell table:number-columns-repeated="2"/>
          <table:table-cell table:style-name="ce70" table:formula="of:=JSONDECHETS([.A21];[.B21];[.C21];[.D21];[.E21];[.F21];[.T21];[.U21];[.G21];[.H21];[.K21];[.L21];[.M21];[.N21];[.P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Glass jar</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4" office:value-type="string" calcext:value-type="string">
            <text:p>glass jar, chocolate, spreadable paste, glass jar</text:p>
          </table:table-cell>
          <table:table-cell table:style-name="ce4" table:number-columns-repeated="2"/>
          <table:table-cell table:style-name="ce27" office:value-type="string" calcext:value-type="string">
            <text:p>cons_sansbouchon,cons_couverclemetal,cons_potsmoutarde</text:p>
          </table:table-cell>
          <table:table-cell table:style-name="ce36" office:value-type="string" calcext:value-type="string">
            <text:p>bocal_verr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22];&quot;_petit&quot;;&quot;&quot;)" office:value-type="string" office:string-value="bocal_verre_mini.png" calcext:value-type="string">
            <text:p>bocal_verre_mini.png</text:p>
          </table:table-cell>
          <table:table-cell table:formula="of:=CONCATENATE(UTILTRANSFORMEENMOTSCLES([Dechet.G22]);&quot;,&quot;;[Dechet.I22])" office:value-type="string" office:string-value="bocal,verre,nutella,pate,tartiner,pot,verre," calcext:value-type="string">
            <text:p>bocal,verre,nutella,pate,tartiner,pot,verre,</text:p>
          </table:table-cell>
          <table:table-cell table:formula="of:=CONCATENATE(UTILTRANSFORMEENMOTSCLES([Dechet.H22]);&quot;,&quot;;[Dechet.J22])" office:value-type="string" office:string-value="glass,jar,chocolate,spreadable,paste,glass,jar," calcext:value-type="string">
            <text:p>glass,jar,chocolate,spreadable,paste,glass,jar,</text:p>
          </table:table-cell>
          <table:table-cell table:number-columns-repeated="2"/>
          <table:table-cell table:style-name="ce70" table:formula="of:=JSONDECHETS([.A22];[.B22];[.C22];[.D22];[.E22];[.F22];[.T22];[.U22];[.G22];[.H22];[.K22];[.L22];[.M22];[.N22];[.P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Plastic Egg Box</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 en plastique</text:p>
          </table:table-cell>
          <table:table-cell table:style-name="ce4" office:value-type="string" calcext:value-type="string">
            <text:p>plastic egg carton</text:p>
          </table:table-cell>
          <table:table-cell table:style-name="ce4" table:number-columns-repeated="2"/>
          <table:table-cell table:style-name="ce27"/>
          <table:table-cell table:style-name="ce36" office:value-type="string" calcext:value-type="string">
            <text:p>boite_a_oeufs_plastiqu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3];&quot;_petit&quot;;&quot;&quot;)" office:value-type="string" office:string-value="boite_a_oeufs_plastique_mini.png" calcext:value-type="string">
            <text:p>boite_a_oeufs_plastique_mini.png</text:p>
          </table:table-cell>
          <table:table-cell table:formula="of:=CONCATENATE(UTILTRANSFORMEENMOTSCLES([Dechet.G23]);&quot;,&quot;;[Dechet.I23])" office:value-type="string" office:string-value="boite,œuf,plastique," calcext:value-type="string">
            <text:p>boite,œuf,plastique,</text:p>
          </table:table-cell>
          <table:table-cell table:formula="of:=CONCATENATE(UTILTRANSFORMEENMOTSCLES([Dechet.H23]);&quot;,&quot;;[Dechet.J23])" office:value-type="string" office:string-value="plastic,egg,carton," calcext:value-type="string">
            <text:p>plastic,egg,carton,</text:p>
          </table:table-cell>
          <table:table-cell table:number-columns-repeated="2"/>
          <table:table-cell table:style-name="ce70" table:formula="of:=JSONDECHETS([.A23];[.B23];[.C23];[.D23];[.E23];[.F23];[.T23];[.U23];[.G23];[.H23];[.K23];[.L23];[.M23];[.N23];[.P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 en plastique&quot;,&quot;descr_en&quot;:&quot;plastic egg carton&quot;,&quot;mots_cles&quot;:&quot;boite,œuf,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type":"Déchet","type_en":"Garbage","nom":"Boîte à œufs plastique","nom_en":"Plastic Egg Box","cat_usuel":"cu_plastique","cat_trait":"cat_omr_plastique","descr":"boîte à œuf en plastique","descr_en":"plastic egg carton","mots_cles":"boite,œuf,plastique,","mots_cles_en":"plastic,egg,carton,","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Wooden box camembert</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4" office:value-type="string" calcext:value-type="string">
            <text:p>box wooden camembert</text:p>
          </table:table-cell>
          <table:table-cell table:style-name="ce4" table:number-columns-repeated="2"/>
          <table:table-cell table:style-name="ce27"/>
          <table:table-cell table:style-name="ce36" office:value-type="string" calcext:value-type="string">
            <text:p>boite_camembert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4];&quot;_petit&quot;;&quot;&quot;)" office:value-type="string" office:string-value="boite_camembert_mini.png" calcext:value-type="string">
            <text:p>boite_camembert_mini.png</text:p>
          </table:table-cell>
          <table:table-cell table:formula="of:=CONCATENATE(UTILTRANSFORMEENMOTSCLES([Dechet.G24]);&quot;,&quot;;[Dechet.I24])" office:value-type="string" office:string-value="boite,camembert,bois," calcext:value-type="string">
            <text:p>boite,camembert,bois,</text:p>
          </table:table-cell>
          <table:table-cell table:formula="of:=CONCATENATE(UTILTRANSFORMEENMOTSCLES([Dechet.H24]);&quot;,&quot;;[Dechet.J24])" office:value-type="string" office:string-value="box,wooden,camembert," calcext:value-type="string">
            <text:p>box,wooden,camembert,</text:p>
          </table:table-cell>
          <table:table-cell table:number-columns-repeated="2"/>
          <table:table-cell table:style-name="ce70" table:formula="of:=JSONDECHETS([.A24];[.B24];[.C24];[.D24];[.E24];[.F24];[.T24];[.U24];[.G24];[.H24];[.K24];[.L24];[.M24];[.N24];[.P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modco_sacbleu&quot;,&quot;recyc&quot;:&quot;NON&quot;,&quot;src&quot;:&quot;MieuxTrierANantes 02/2015&quot;}," calcext:value-type="string">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Box preserve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4" office:value-type="string" calcext:value-type="string">
            <text:p>tin, canned</text:p>
          </table:table-cell>
          <table:table-cell table:style-name="ce4" table:number-columns-repeated="2"/>
          <table:table-cell table:style-name="ce27"/>
          <table:table-cell table:style-name="ce36" office:value-type="string" calcext:value-type="string">
            <text:p>conserve_ratatouil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5];&quot;_petit&quot;;&quot;&quot;)" office:value-type="string" office:string-value="conserve_ratatouille_mini.png" calcext:value-type="string">
            <text:p>conserve_ratatouille_mini.png</text:p>
          </table:table-cell>
          <table:table-cell table:formula="of:=CONCATENATE(UTILTRANSFORMEENMOTSCLES([Dechet.G25]);&quot;,&quot;;[Dechet.I25])" office:value-type="string" office:string-value="boite,conserve,conserve," calcext:value-type="string">
            <text:p>boite,conserve,conserve,</text:p>
          </table:table-cell>
          <table:table-cell table:formula="of:=CONCATENATE(UTILTRANSFORMEENMOTSCLES([Dechet.H25]);&quot;,&quot;;[Dechet.J25])" office:value-type="string" office:string-value="tin,canned," calcext:value-type="string">
            <text:p>tin,canned,</text:p>
          </table:table-cell>
          <table:table-cell table:number-columns-repeated="2"/>
          <table:table-cell table:style-name="ce70" table:formula="of:=JSONDECHETS([.A25];[.B25];[.C25];[.D25];[.E25];[.F25];[.T25];[.U25];[.G25];[.H25];[.K25];[.L25];[.M25];[.N25];[.P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Metal box</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4" office:value-type="string" calcext:value-type="string">
            <text:p>metal box</text:p>
          </table:table-cell>
          <table:table-cell table:style-name="ce4" table:number-columns-repeated="2"/>
          <table:table-cell table:style-name="ce27"/>
          <table:table-cell table:style-name="ce36" office:value-type="string" calcext:value-type="string">
            <text:p>boite_met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6];&quot;_petit&quot;;&quot;&quot;)" office:value-type="string" office:string-value="boite_metal_mini.png" calcext:value-type="string">
            <text:p>boite_metal_mini.png</text:p>
          </table:table-cell>
          <table:table-cell table:formula="of:=CONCATENATE(UTILTRANSFORMEENMOTSCLES([Dechet.G26]);&quot;,&quot;;[Dechet.I26])" office:value-type="string" office:string-value="boite,metallique," calcext:value-type="string">
            <text:p>boite,metallique,</text:p>
          </table:table-cell>
          <table:table-cell table:formula="of:=CONCATENATE(UTILTRANSFORMEENMOTSCLES([Dechet.H26]);&quot;,&quot;;[Dechet.J26])" office:value-type="string" office:string-value="metal,box," calcext:value-type="string">
            <text:p>metal,box,</text:p>
          </table:table-cell>
          <table:table-cell table:number-columns-repeated="2"/>
          <table:table-cell table:style-name="ce70" table:formula="of:=JSONDECHETS([.A26];[.B26];[.C26];[.D26];[.E26];[.F26];[.T26];[.U26];[.G26];[.H26];[.K26];[.L26];[.M26];[.N26];[.P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ardboard egg box</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 en carton</text:p>
          </table:table-cell>
          <table:table-cell table:style-name="ce4" office:value-type="string" calcext:value-type="string">
            <text:p>egg carton</text:p>
          </table:table-cell>
          <table:table-cell table:style-name="ce4" table:number-columns-repeated="2"/>
          <table:table-cell table:style-name="ce27"/>
          <table:table-cell table:style-name="ce36" office:value-type="string" calcext:value-type="string">
            <text:p>boite_a_oeufs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7];&quot;_petit&quot;;&quot;&quot;)" office:value-type="string" office:string-value="boite_a_oeufs_mini.png" calcext:value-type="string">
            <text:p>boite_a_oeufs_mini.png</text:p>
          </table:table-cell>
          <table:table-cell table:formula="of:=CONCATENATE(UTILTRANSFORMEENMOTSCLES([Dechet.G27]);&quot;,&quot;;[Dechet.I27])" office:value-type="string" office:string-value="boite,œuf,carton," calcext:value-type="string">
            <text:p>boite,œuf,carton,</text:p>
          </table:table-cell>
          <table:table-cell table:formula="of:=CONCATENATE(UTILTRANSFORMEENMOTSCLES([Dechet.H27]);&quot;,&quot;;[Dechet.J27])" office:value-type="string" office:string-value="egg,carton," calcext:value-type="string">
            <text:p>egg,carton,</text:p>
          </table:table-cell>
          <table:table-cell table:number-columns-repeated="2"/>
          <table:table-cell table:style-name="ce70" table:formula="of:=JSONDECHETS([.A27];[.B27];[.C27];[.D27];[.E27];[.F27];[.T27];[.U27];[.G27];[.H27];[.K27];[.L27];[.M27];[.N27];[.P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 en carton&quot;,&quot;descr_en&quot;:&quot;egg carton&quot;,&quot;mots_cles&quot;:&quot;boite,œuf,carton,&quot;,&quot;mots_cles_en&quot;:&quot;egg,carton,&quot;,&quot;image&quot;:&quot;boite_a_oeufs_mini.png&quot;,&quot;modco&quot;:&quot;modco_contpapiercarton,modco_bacjaune,modco_sacjaune,modco_contembjournmag&quot;,&quot;recyc&quot;:&quot;OUI&quot;,&quot;src&quot;:&quot;MieuxTrierANantes 02/2015&quot;}," calcext:value-type="string">
            <text:p>{"code":"dec_boiteOeufsEnCarton","type":"Déchet","type_en":"Garbage","nom":"Boîte œufs carton","nom_en":"Cardboard egg box","cat_usuel":"cu_papierscartons","cat_trait":"cat_papiercarton","descr":"boîte à œuf en carton","descr_en":"egg carton","mots_cles":"boite,œuf,carton,","mots_cles_en":"egg,carton,","image":"boite_a_oeuf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Bomb shaving foam</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4" office:value-type="string" calcext:value-type="string">
            <text:p>shaving foam bomb</text:p>
          </table:table-cell>
          <table:table-cell table:style-name="ce4" table:number-columns-repeated="2"/>
          <table:table-cell table:style-name="ce6" office:value-type="string" calcext:value-type="string">
            <text:p>cons_sansbouchon</text:p>
          </table:table-cell>
          <table:table-cell table:style-name="ce36" office:value-type="string" calcext:value-type="string">
            <text:p>mousse_a_rase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8];&quot;_petit&quot;;&quot;&quot;)" office:value-type="string" office:string-value="mousse_a_raser_mini.png" calcext:value-type="string">
            <text:p>mousse_a_raser_mini.png</text:p>
          </table:table-cell>
          <table:table-cell table:formula="of:=CONCATENATE(UTILTRANSFORMEENMOTSCLES([Dechet.G28]);&quot;,&quot;;[Dechet.I28])" office:value-type="string" office:string-value="bombe,mousse,raser," calcext:value-type="string">
            <text:p>bombe,mousse,raser,</text:p>
          </table:table-cell>
          <table:table-cell table:formula="of:=CONCATENATE(UTILTRANSFORMEENMOTSCLES([Dechet.H28]);&quot;,&quot;;[Dechet.J28])" office:value-type="string" office:string-value="shaving,foam,bomb," calcext:value-type="string">
            <text:p>shaving,foam,bomb,</text:p>
          </table:table-cell>
          <table:table-cell table:number-columns-repeated="2"/>
          <table:table-cell table:style-name="ce70" table:formula="of:=JSONDECHETS([.A28];[.B28];[.C28];[.D28];[.E28];[.F28];[.T28];[.U28];[.G28];[.H28];[.K28];[.L28];[.M28];[.N28];[.P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Paint bomb</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4" office:value-type="string" calcext:value-type="string">
            <text:p>spray paint, spray paint</text:p>
          </table:table-cell>
          <table:table-cell table:style-name="ce4" table:number-columns-repeated="2"/>
          <table:table-cell table:style-name="ce6" office:value-type="string" calcext:value-type="string">
            <text:p>cons_sansbouchon,cons_pastoxique</text:p>
          </table:table-cell>
          <table:table-cell table:style-name="ce36" office:value-type="string" calcext:value-type="string">
            <text:p>peinture_aeroso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29];&quot;_petit&quot;;&quot;&quot;)" office:value-type="string" office:string-value="peinture_aerosol_mini.png" calcext:value-type="string">
            <text:p>peinture_aerosol_mini.png</text:p>
          </table:table-cell>
          <table:table-cell table:formula="of:=CONCATENATE(UTILTRANSFORMEENMOTSCLES([Dechet.G29]);&quot;,&quot;;[Dechet.I29])" office:value-type="string" office:string-value="bombe,peinture,peinture,aerosol," calcext:value-type="string">
            <text:p>bombe,peinture,peinture,aerosol,</text:p>
          </table:table-cell>
          <table:table-cell table:formula="of:=CONCATENATE(UTILTRANSFORMEENMOTSCLES([Dechet.H29]);&quot;,&quot;;[Dechet.J29])" office:value-type="string" office:string-value="spray,paint,spray,paint," calcext:value-type="string">
            <text:p>spray,paint,spray,paint,</text:p>
          </table:table-cell>
          <table:table-cell table:number-columns-repeated="2"/>
          <table:table-cell table:style-name="ce70" table:formula="of:=JSONDECHETS([.A29];[.B29];[.C29];[.D29];[.E29];[.F29];[.T29];[.U29];[.G29];[.H29];[.K29];[.L29];[.M29];[.N29];[.P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ork</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4" office:value-type="string" calcext:value-type="string">
            <text:p>Cork</text:p>
          </table:table-cell>
          <table:table-cell table:style-name="ce4" table:number-columns-repeated="2"/>
          <table:table-cell table:style-name="ce12" office:value-type="string" calcext:value-type="string">
            <text:p>cons_bouchonliege</text:p>
          </table:table-cell>
          <table:table-cell table:style-name="ce36" office:value-type="string" calcext:value-type="string">
            <text:p>bouchon_lieg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30];&quot;_petit&quot;;&quot;&quot;)" office:value-type="string" office:string-value="bouchon_liege_mini.png" calcext:value-type="string">
            <text:p>bouchon_liege_mini.png</text:p>
          </table:table-cell>
          <table:table-cell table:formula="of:=CONCATENATE(UTILTRANSFORMEENMOTSCLES([Dechet.G30]);&quot;,&quot;;[Dechet.I30])" office:value-type="string" office:string-value="bouchon,liege," calcext:value-type="string">
            <text:p>bouchon,liege,</text:p>
          </table:table-cell>
          <table:table-cell table:formula="of:=CONCATENATE(UTILTRANSFORMEENMOTSCLES([Dechet.H30]);&quot;,&quot;;[Dechet.J30])" office:value-type="string" office:string-value="cork," calcext:value-type="string">
            <text:p>cork,</text:p>
          </table:table-cell>
          <table:table-cell table:number-columns-repeated="2"/>
          <table:table-cell table:style-name="ce70" table:formula="of:=JSONDECHETS([.A30];[.B30];[.C30];[.D30];[.E30];[.F30];[.T30];[.U30];[.G30];[.H30];[.K30];[.L30];[.M30];[.N30];[.P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calcext:value-type="string">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Plastic cap</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text:p>
          </table:table-cell>
          <table:table-cell table:style-name="ce4" office:value-type="string" calcext:value-type="string">
            <text:p>plastic cap</text:p>
          </table:table-cell>
          <table:table-cell table:style-name="ce4" table:number-columns-repeated="2"/>
          <table:table-cell table:style-name="ce27" office:value-type="string" calcext:value-type="string">
            <text:p>cons_bouchonamour</text:p>
          </table:table-cell>
          <table:table-cell office:value-type="string" calcext:value-type="string">
            <text:p>bouchon_plastiqu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31];&quot;_petit&quot;;&quot;&quot;)" office:value-type="string" office:string-value="bouchon_plastique_mini.png" calcext:value-type="string">
            <text:p>bouchon_plastique_mini.png</text:p>
          </table:table-cell>
          <table:table-cell table:formula="of:=CONCATENATE(UTILTRANSFORMEENMOTSCLES([Dechet.G31]);&quot;,&quot;;[Dechet.I31])" office:value-type="string" office:string-value="bouchon,plastique," calcext:value-type="string">
            <text:p>bouchon,plastique,</text:p>
          </table:table-cell>
          <table:table-cell table:formula="of:=CONCATENATE(UTILTRANSFORMEENMOTSCLES([Dechet.H31]);&quot;,&quot;;[Dechet.J31])" office:value-type="string" office:string-value="plastic,cap," calcext:value-type="string">
            <text:p>plastic,cap,</text:p>
          </table:table-cell>
          <table:table-cell table:number-columns-repeated="2"/>
          <table:table-cell table:style-name="ce70" table:formula="of:=JSONDECHETS([.A31];[.B31];[.C31];[.D31];[.E31];[.F31];[.T31];[.U31];[.G31];[.H31];[.K31];[.L31];[.M31];[.N31];[.P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gie</text:p>
          </table:table-cell>
          <table:table-cell table:style-name="ce4" office:value-type="string" calcext:value-type="string">
            <text:p>Bougie</text:p>
          </table:table-cell>
          <table:table-cell table:style-name="ce4" office:value-type="string" calcext:value-type="string">
            <text:p>Cand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gie</text:p>
          </table:table-cell>
          <table:table-cell table:style-name="ce4" office:value-type="string" calcext:value-type="string">
            <text:p>candle</text:p>
          </table:table-cell>
          <table:table-cell table:style-name="ce4" table:number-columns-repeated="2"/>
          <table:table-cell table:style-name="ce27"/>
          <table:table-cell table:style-name="ce37" office:value-type="string" calcext:value-type="string">
            <text:p>images_non_libres_temp/bougie_mini.png</text:p>
          </table:table-cell>
          <table:table-cell table:style-name="ce16"/>
          <table:table-cell table:style-name="ce25" office:value-type="string" calcext:value-type="string">
            <text:p>07/2015</text:p>
          </table:table-cell>
          <table:table-cell table:style-name="ce25" table:number-columns-repeated="3"/>
          <table:table-cell table:number-columns-repeated="2"/>
          <table:table-cell table:formula="of:=CONCATENATE(UTILTRANSFORMEENMOTSCLES([Dechet.G32]);&quot;,&quot;;[Dechet.I32])" office:value-type="string" office:string-value="bougie," calcext:value-type="string">
            <text:p>bougie,</text:p>
          </table:table-cell>
          <table:table-cell table:formula="of:=CONCATENATE(UTILTRANSFORMEENMOTSCLES([Dechet.H32]);&quot;,&quot;;[Dechet.J32])" office:value-type="string" office:string-value="candle," calcext:value-type="string">
            <text:p>candle,</text:p>
          </table:table-cell>
          <table:table-cell table:number-columns-repeated="2"/>
          <table:table-cell table:style-name="ce70" table:formula="of:=JSONDECHETS([.A32];[.B32];[.C32];[.D32];[.E32];[.F32];[.T32];[.U32];[.G32];[.H32];[.K32];[.L32];[.M32];[.N32];[.P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Oil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4" office:value-type="string" calcext:value-type="string">
            <text:p>oil bottle, water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grande_bouteille_huil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33];&quot;_petit&quot;;&quot;&quot;)" office:value-type="string" office:string-value="grande_bouteille_huile_mini.png" calcext:value-type="string">
            <text:p>grande_bouteille_huile_mini.png</text:p>
          </table:table-cell>
          <table:table-cell table:formula="of:=CONCATENATE(UTILTRANSFORMEENMOTSCLES([Dechet.G33]);&quot;,&quot;;[Dechet.I33])" office:value-type="string" office:string-value="bouteille,huile,bouteille,eau," calcext:value-type="string">
            <text:p>bouteille,huile,bouteille,eau,</text:p>
          </table:table-cell>
          <table:table-cell table:formula="of:=CONCATENATE(UTILTRANSFORMEENMOTSCLES([Dechet.H33]);&quot;,&quot;;[Dechet.J33])" office:value-type="string" office:string-value="oil,bottle,water,bottle," calcext:value-type="string">
            <text:p>oil,bottle,water,bottle,</text:p>
          </table:table-cell>
          <table:table-cell table:number-columns-repeated="2"/>
          <table:table-cell table:style-name="ce70" table:formula="of:=JSONDECHETS([.A33];[.B33];[.C33];[.D33];[.E33];[.F33];[.T33];[.U33];[.G33];[.H33];[.K33];[.L33];[.M33];[.N33];[.P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type":"Déchet","type_en":"Garbage","nom":"Bouteille d'huile","nom_en":"Oil Bottle","cat_usuel":"cu_plastique","cat_trait":"cat_emr","descr":"bouteille d'huile, bouteille d'eau","descr_en":"oil bottle, water bottle","mots_cles":"bouteille,huile,bouteille,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Glass oil bottl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9" office:value-type="string" calcext:value-type="string">
            <text:p>glass oil bottle</text:p>
          </table:table-cell>
          <table:table-cell table:style-name="ce9" table:number-columns-repeated="2"/>
          <table:table-cell table:style-name="ce29" office:value-type="string" calcext:value-type="string">
            <text:p>,cons_sansbouchon</text:p>
          </table:table-cell>
          <table:table-cell table:style-name="ce38" office:value-type="string" calcext:value-type="string">
            <text:p>bouteille_huile_olive_mini.png</text:p>
          </table:table-cell>
          <table:table-cell table:style-name="ce49"/>
          <table:table-cell table:style-name="ce53" office:value-type="string" calcext:value-type="string">
            <text:p>MieuxTrierANantes 02/2015</text:p>
          </table:table-cell>
          <table:table-cell table:style-name="ce53" table:number-columns-repeated="3"/>
          <table:table-cell/>
          <table:table-cell table:formula="of:=SUBSTITUTE([Dechet.L34];&quot;_petit&quot;;&quot;&quot;)" office:value-type="string" office:string-value="bouteille_huile_olive_mini.png" calcext:value-type="string">
            <text:p>bouteille_huile_olive_mini.png</text:p>
          </table:table-cell>
          <table:table-cell table:formula="of:=CONCATENATE(UTILTRANSFORMEENMOTSCLES([Dechet.G34]);&quot;,&quot;;[Dechet.I34])" office:value-type="string" office:string-value="bouteille,huile,verre," calcext:value-type="string">
            <text:p>bouteille,huile,verre,</text:p>
          </table:table-cell>
          <table:table-cell table:formula="of:=CONCATENATE(UTILTRANSFORMEENMOTSCLES([Dechet.H34]);&quot;,&quot;;[Dechet.J34])" office:value-type="string" office:string-value="glass,oil,bottle," calcext:value-type="string">
            <text:p>glass,oil,bottle,</text:p>
          </table:table-cell>
          <table:table-cell table:number-columns-repeated="2"/>
          <table:table-cell table:style-name="ce70" table:formula="of:=JSONDECHETS([.A34];[.B34];[.C34];[.D34];[.E34];[.F34];[.T34];[.U34];[.G34];[.H34];[.K34];[.L34];[.M34];[.N34];[.P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Gaz</text:p>
          </table:table-cell>
          <table:table-cell table:style-name="ce9" office:value-type="string" calcext:value-type="string">
            <text:p>Bouteille de gaz</text:p>
          </table:table-cell>
          <table:table-cell table:style-name="ce9" office:value-type="string" calcext:value-type="string">
            <text:p>Gas cylinder</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20"/>
          <table:table-cell table:style-name="ce9" office:value-type="string" calcext:value-type="string">
            <text:p>bouteille de gaz</text:p>
          </table:table-cell>
          <table:table-cell table:style-name="ce9" office:value-type="string" calcext:value-type="string">
            <text:p>gas cylinder</text:p>
          </table:table-cell>
          <table:table-cell table:style-name="ce9" table:number-columns-repeated="2"/>
          <table:table-cell table:style-name="ce29"/>
          <table:table-cell table:style-name="ce38" office:value-type="string" calcext:value-type="string">
            <text:p>bouteille_gaz_mini.png</text:p>
          </table:table-cell>
          <table:table-cell table:style-name="ce49"/>
          <table:table-cell table:style-name="ce53" office:value-type="string" calcext:value-type="string">
            <text:p>MieuxTrierANantes 12/2014</text:p>
          </table:table-cell>
          <table:table-cell table:style-name="ce53" table:number-columns-repeated="3"/>
          <table:table-cell/>
          <table:table-cell table:formula="of:=SUBSTITUTE([Dechet.L35];&quot;_petit&quot;;&quot;&quot;)" office:value-type="string" office:string-value="bouteille_gaz_mini.png" calcext:value-type="string">
            <text:p>bouteille_gaz_mini.png</text:p>
          </table:table-cell>
          <table:table-cell table:formula="of:=CONCATENATE(UTILTRANSFORMEENMOTSCLES([Dechet.G35]);&quot;,&quot;;[Dechet.I35])" office:value-type="string" office:string-value="bouteille,gaz," calcext:value-type="string">
            <text:p>bouteille,gaz,</text:p>
          </table:table-cell>
          <table:table-cell table:formula="of:=CONCATENATE(UTILTRANSFORMEENMOTSCLES([Dechet.H35]);&quot;,&quot;;[Dechet.J35])" office:value-type="string" office:string-value="gas,cylinder," calcext:value-type="string">
            <text:p>gas,cylinder,</text:p>
          </table:table-cell>
          <table:table-cell table:number-columns-repeated="2"/>
          <table:table-cell table:style-name="ce70" table:formula="of:=JSONDECHETS([.A35];[.B35];[.C35];[.D35];[.E35];[.F35];[.T35];[.U35];[.G35];[.H35];[.K35];[.L35];[.M35];[.N35];[.P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Milk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4" office:value-type="string" calcext:value-type="string">
            <text:p>bottle of milk</text:p>
          </table:table-cell>
          <table:table-cell table:style-name="ce4" table:number-columns-repeated="2"/>
          <table:table-cell table:style-name="ce27" office:value-type="string" calcext:value-type="string">
            <text:p>cons_bouchon,cons_bouchonamour,cons_capsulelait</text:p>
          </table:table-cell>
          <table:table-cell table:style-name="ce36" office:value-type="string" calcext:value-type="string">
            <text:p>bouteille_lait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36];&quot;_petit&quot;;&quot;&quot;)" office:value-type="string" office:string-value="bouteille_lait_mini.png" calcext:value-type="string">
            <text:p>bouteille_lait_mini.png</text:p>
          </table:table-cell>
          <table:table-cell table:formula="of:=CONCATENATE(UTILTRANSFORMEENMOTSCLES([Dechet.G36]);&quot;,&quot;;[Dechet.I36])" office:value-type="string" office:string-value="bouteille,lait," calcext:value-type="string">
            <text:p>bouteille,lait,</text:p>
          </table:table-cell>
          <table:table-cell table:formula="of:=CONCATENATE(UTILTRANSFORMEENMOTSCLES([Dechet.H36]);&quot;,&quot;;[Dechet.J36])" office:value-type="string" office:string-value="bottle,of,milk," calcext:value-type="string">
            <text:p>bottle,of,milk,</text:p>
          </table:table-cell>
          <table:table-cell table:number-columns-repeated="2"/>
          <table:table-cell table:style-name="ce70" table:formula="of:=JSONDECHETS([.A36];[.B36];[.C36];[.D36];[.E36];[.F36];[.T36];[.U36];[.G36];[.H36];[.K36];[.L36];[.M36];[.N36];[.P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Plastic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4" office:value-type="string" calcext:value-type="string">
            <text:p>plastic bottle, bottle of soda</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transparente_mini.png</text:p>
          </table:table-cell>
          <table:table-cell table:style-name="ce16" office:value-type="string" calcext:value-type="string">
            <text:p>ketchup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37];&quot;_petit&quot;;&quot;&quot;)" office:value-type="string" office:string-value="bouteille_transparente_mini.png" calcext:value-type="string">
            <text:p>bouteille_transparente_mini.png</text:p>
          </table:table-cell>
          <table:table-cell table:formula="of:=CONCATENATE(UTILTRANSFORMEENMOTSCLES([Dechet.G37]);&quot;,&quot;;[Dechet.I37])" office:value-type="string" office:string-value="bouteille,plastique,bouteille,soda," calcext:value-type="string">
            <text:p>bouteille,plastique,bouteille,soda,</text:p>
          </table:table-cell>
          <table:table-cell table:formula="of:=CONCATENATE(UTILTRANSFORMEENMOTSCLES([Dechet.H37]);&quot;,&quot;;[Dechet.J37])" office:value-type="string" office:string-value="plastic,bottle,bottle,of,soda," calcext:value-type="string">
            <text:p>plastic,bottle,bottle,of,soda,</text:p>
          </table:table-cell>
          <table:table-cell table:number-columns-repeated="2"/>
          <table:table-cell table:style-name="ce70" table:formula="of:=JSONDECHETS([.A37];[.B37];[.C37];[.D37];[.E37];[.F37];[.T37];[.U37];[.G37];[.H37];[.K37];[.L37];[.M37];[.N37];[.P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Bottle household product not empty</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9" office:value-type="string" calcext:value-type="string">
            <text:p>household product bottles not empty</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G38]);&quot;,&quot;;[Dechet.I38])" office:value-type="string" office:string-value="bouteille,produit,menager,non,vide," calcext:value-type="string">
            <text:p>bouteille,produit,menager,non,vide,</text:p>
          </table:table-cell>
          <table:table-cell table:formula="of:=CONCATENATE(UTILTRANSFORMEENMOTSCLES([Dechet.H38]);&quot;,&quot;;[Dechet.J38])" office:value-type="string" office:string-value="household,product,bottles,not,empty," calcext:value-type="string">
            <text:p>household,product,bottles,not,empty,</text:p>
          </table:table-cell>
          <table:table-cell table:number-columns-repeated="2"/>
          <table:table-cell table:style-name="ce70" table:formula="of:=JSONDECHETS([.A38];[.B38];[.C38];[.D38];[.E38];[.F38];[.T38];[.U38];[.G38];[.H38];[.K38];[.L38];[.M38];[.N38];[.P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calcext:value-type="string">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vide_mini.png</text:p>
          </table:table-cell>
          <table:table-cell table:style-name="ce49"/>
          <table:table-cell table:style-name="ce53" office:value-type="string" calcext:value-type="string">
            <text:p>MieuxTrierANantes 02/2015</text:p>
          </table:table-cell>
          <table:table-cell table:style-name="ce53" table:number-columns-repeated="3"/>
          <table:table-cell/>
          <table:table-cell table:formula="of:=SUBSTITUTE([Dechet.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G39]);&quot;,&quot;;[Dechet.I39])" office:value-type="string" office:string-value="bouteille,produit,menager,vide," calcext:value-type="string">
            <text:p>bouteille,produit,menager,vide,</text:p>
          </table:table-cell>
          <table:table-cell table:formula="of:=CONCATENATE(UTILTRANSFORMEENMOTSCLES([Dechet.H39]);&quot;,&quot;;[Dechet.J39])" office:value-type="string" office:string-value="bottle,empty,household,product," calcext:value-type="string">
            <text:p>bottle,empty,household,product,</text:p>
          </table:table-cell>
          <table:table-cell table:number-columns-repeated="2"/>
          <table:table-cell table:style-name="ce70" table:formula="of:=JSONDECHETS([.A39];[.B39];[.C39];[.D39];[.E39];[.F39];[.T39];[.U39];[.G39];[.H39];[.K39];[.L39];[.M39];[.N39];[.P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Syrup bottles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 de sirop métal</text:p>
          </table:table-cell>
          <table:table-cell table:style-name="ce4" office:value-type="string" calcext:value-type="string">
            <text:p>syrup bottles (metal)</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sirop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0];&quot;_petit&quot;;&quot;&quot;)" office:value-type="string" office:string-value="bouteille_sirop_mini.png" calcext:value-type="string">
            <text:p>bouteille_sirop_mini.png</text:p>
          </table:table-cell>
          <table:table-cell table:formula="of:=CONCATENATE(UTILTRANSFORMEENMOTSCLES([Dechet.G40]);&quot;,&quot;;[Dechet.I40])" office:value-type="string" office:string-value="bouteille,sirop,metal," calcext:value-type="string">
            <text:p>bouteille,sirop,metal,</text:p>
          </table:table-cell>
          <table:table-cell table:formula="of:=CONCATENATE(UTILTRANSFORMEENMOTSCLES([Dechet.H40]);&quot;,&quot;;[Dechet.J40])" office:value-type="string" office:string-value="syrup,bottles,(metal)," calcext:value-type="string">
            <text:p>syrup,bottles,(metal),</text:p>
          </table:table-cell>
          <table:table-cell table:number-columns-repeated="2"/>
          <table:table-cell table:style-name="ce70" table:formula="of:=JSONDECHETS([.A40];[.B40];[.C40];[.D40];[.E40];[.F40];[.T40];[.U40];[.G40];[.H40];[.K40];[.L40];[.M40];[.N40];[.P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 de sirop métal&quot;,&quot;descr_en&quot;:&quot;syrup bottles (metal)&quot;,&quot;mots_cles&quot;:&quot;bouteille,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type":"Déchet","type_en":"Garbage","nom":"Bouteilles sirop (métal)","nom_en":"Syrup bottles (metal)","cat_usuel":"cu_metal","cat_trait":"cat_acier","descr":"bouteille de sirop métal","descr_en":"syrup bottles (metal)","mots_cles":"bouteille,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Glass Bottl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4" office:value-type="string" calcext:value-type="string">
            <text:p>glass bottle, wine bottle, beer bottle</text:p>
          </table:table-cell>
          <table:table-cell table:style-name="ce4" table:number-columns-repeated="2"/>
          <table:table-cell table:style-name="ce30" office:value-type="string" calcext:value-type="string">
            <text:p>cons_sansbouchon</text:p>
          </table:table-cell>
          <table:table-cell table:style-name="ce36" office:value-type="string" calcext:value-type="string">
            <text:p>bouteille_mini.png</text:p>
          </table:table-cell>
          <table:table-cell table:style-name="ce16"/>
          <table:table-cell table:style-name="ce53" office:value-type="string" calcext:value-type="string">
            <text:p>MieuxTrierANantes 02/2015</text:p>
          </table:table-cell>
          <table:table-cell table:style-name="ce60" office:value-type="string" calcext:value-type="string">
            <text:p>Françoise Renoulin (fsefleur).Je souhaite parrainer la canette de bière en verre, pour lui offrir une seconde vie et si possible qu'elle retrouve un jour le chemin du frigo.</text:p>
          </table:table-cell>
          <table:table-cell table:style-name="ce60" office:value-type="string" calcext:value-type="string">
            <text:p>fsefleur</text:p>
          </table:table-cell>
          <table:table-cell table:style-name="ce53"/>
          <table:table-cell/>
          <table:table-cell table:formula="of:=SUBSTITUTE([Dechet.L41];&quot;_petit&quot;;&quot;&quot;)" office:value-type="string" office:string-value="bouteille_mini.png" calcext:value-type="string">
            <text:p>bouteille_mini.png</text:p>
          </table:table-cell>
          <table:table-cell table:formula="of:=CONCATENATE(UTILTRANSFORMEENMOTSCLES([Dechet.G41]);&quot;,&quot;;[Dechet.I41])" office:value-type="string" office:string-value="bouteille,verre,bouteille,vin,bouteille,biere," calcext:value-type="string">
            <text:p>bouteille,verre,bouteille,vin,bouteille,biere,</text:p>
          </table:table-cell>
          <table:table-cell table:formula="of:=CONCATENATE(UTILTRANSFORMEENMOTSCLES([Dechet.H41]);&quot;,&quot;;[Dechet.J41])" office:value-type="string" office:string-value="glass,bottle,wine,bottle,beer,bottle," calcext:value-type="string">
            <text:p>glass,bottle,wine,bottle,beer,bottle,</text:p>
          </table:table-cell>
          <table:table-cell table:number-columns-repeated="2"/>
          <table:table-cell table:style-name="ce70" table:formula="of:=JSONDECHETS([.A41];[.B41];[.C41];[.D41];[.E41];[.F41];[.T41];[.U41];[.G41];[.H41];[.K41];[.L41];[.M41];[.N41];[.P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quot;sponsor&quot;:&quot;fsefleur&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modco_ecopoint","recyc":"OUI","src":"MieuxTrierANantes 02/2015","sponsor":"fsefleur"},</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Foliage branches</text:p>
          </table:table-cell>
          <table:table-cell table:style-name="ce4" office:value-type="string" calcext:value-type="string">
            <text:p>cu_vertbois</text:p>
          </table:table-cell>
          <table:table-cell table:style-name="ce17"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4" office:value-type="string" calcext:value-type="string">
            <text:p>branches, foliage, tree size</text:p>
          </table:table-cell>
          <table:table-cell table:style-name="ce4" table:number-columns-repeated="2"/>
          <table:table-cell table:style-name="ce27"/>
          <table:table-cell table:style-name="ce36" office:value-type="string" calcext:value-type="string">
            <text:p>feuillages_mini.png</text:p>
          </table:table-cell>
          <table:table-cell table:style-name="ce16"/>
          <table:table-cell table:style-name="ce52" office:value-type="string" calcext:value-type="string">
            <text:p>MieuxTrierANantes 12/2014</text:p>
          </table:table-cell>
          <table:table-cell table:style-name="ce52" table:number-columns-repeated="3"/>
          <table:table-cell/>
          <table:table-cell table:formula="of:=SUBSTITUTE([Dechet.L42];&quot;_petit&quot;;&quot;&quot;)" office:value-type="string" office:string-value="feuillages_mini.png" calcext:value-type="string">
            <text:p>feuillages_mini.png</text:p>
          </table:table-cell>
          <table:table-cell table:formula="of:=CONCATENATE(UTILTRANSFORMEENMOTSCLES([Dechet.G42]);&quot;,&quot;;[Dechet.I42])" office:value-type="string" office:string-value="branchage,feuillage,taille,arbre," calcext:value-type="string">
            <text:p>branchage,feuillage,taille,arbre,</text:p>
          </table:table-cell>
          <table:table-cell table:formula="of:=CONCATENATE(UTILTRANSFORMEENMOTSCLES([Dechet.H42]);&quot;,&quot;;[Dechet.J42])" office:value-type="string" office:string-value="branches,foliage,tree,size," calcext:value-type="string">
            <text:p>branches,foliage,tree,size,</text:p>
          </table:table-cell>
          <table:table-cell table:number-columns-repeated="2"/>
          <table:table-cell table:style-name="ce70" table:formula="of:=JSONDECHETS([.A42];[.B42];[.C42];[.D42];[.E42];[.F42];[.T42];[.U42];[.G42];[.H42];[.K42];[.L42];[.M42];[.N42];[.P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ecopoint,modco_compostage&quot;,&quot;recyc&quot;:&quot;PAS_POUBELLE&quot;,&quot;src&quot;:&quot;MieuxTrierANantes 12/2014&quot;}," calcext:value-type="string">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ecopoint,modco_compostag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Food Brick</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4" office:value-type="string" calcext:value-type="string">
            <text:p>Food brick milk carton tetra pack</text:p>
          </table:table-cell>
          <table:table-cell table:style-name="ce4" table:number-columns-repeated="2"/>
          <table:table-cell table:style-name="ce27" office:value-type="string" calcext:value-type="string">
            <text:p>bouchon_brique,cons_tetrapak,cons_bouchon,cons_bouchonamour</text:p>
          </table:table-cell>
          <table:table-cell table:style-name="ce36" office:value-type="string" calcext:value-type="string">
            <text:p>brique_alimentair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43];&quot;_petit&quot;;&quot;&quot;)" office:value-type="string" office:string-value="brique_alimentaire_mini.png" calcext:value-type="string">
            <text:p>brique_alimentaire_mini.png</text:p>
          </table:table-cell>
          <table:table-cell table:formula="of:=CONCATENATE(UTILTRANSFORMEENMOTSCLES([Dechet.G43]);&quot;,&quot;;[Dechet.I43])" office:value-type="string" office:string-value="brique,alimentaire,brique,lait,tetra,pack," calcext:value-type="string">
            <text:p>brique,alimentaire,brique,lait,tetra,pack,</text:p>
          </table:table-cell>
          <table:table-cell table:formula="of:=CONCATENATE(UTILTRANSFORMEENMOTSCLES([Dechet.H43]);&quot;,&quot;;[Dechet.J43])" office:value-type="string" office:string-value="food,brick,milk,carton,tetra,pack," calcext:value-type="string">
            <text:p>food,brick,milk,carton,tetra,pack,</text:p>
          </table:table-cell>
          <table:table-cell table:number-columns-repeated="2"/>
          <table:table-cell table:style-name="ce70" table:formula="of:=JSONDECHETS([.A43];[.B43];[.C43];[.D43];[.E43];[.F43];[.T43];[.U43];[.G43];[.H43];[.K43];[.L43];[.M43];[.N43];[.P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Wooden crate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4" office:value-type="string" calcext:value-type="string">
            <text:p>crate wood crate</text:p>
          </table:table-cell>
          <table:table-cell table:style-name="ce4" table:number-columns-repeated="2"/>
          <table:table-cell table:style-name="ce27"/>
          <table:table-cell table:style-name="ce36" office:value-type="string" calcext:value-type="string">
            <text:p>cagett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44];&quot;_petit&quot;;&quot;&quot;)" office:value-type="string" office:string-value="cagette_mini.png" calcext:value-type="string">
            <text:p>cagette_mini.png</text:p>
          </table:table-cell>
          <table:table-cell table:formula="of:=CONCATENATE(UTILTRANSFORMEENMOTSCLES([Dechet.G44]);&quot;,&quot;;[Dechet.I44])" office:value-type="string" office:string-value="cagette,bois,cageot," calcext:value-type="string">
            <text:p>cagette,bois,cageot,</text:p>
          </table:table-cell>
          <table:table-cell table:formula="of:=CONCATENATE(UTILTRANSFORMEENMOTSCLES([Dechet.H44]);&quot;,&quot;;[Dechet.J44])" office:value-type="string" office:string-value="crate,wood,crate," calcext:value-type="string">
            <text:p>crate,wood,crate,</text:p>
          </table:table-cell>
          <table:table-cell table:number-columns-repeated="2"/>
          <table:table-cell table:style-name="ce70" table:formula="of:=JSONDECHETS([.A44];[.B44];[.C44];[.D44];[.E44];[.F44];[.T44];[.U44];[.G44];[.H44];[.K44];[.L44];[.M44];[.N44];[.P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Note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 sans spirale, carnet</text:p>
          </table:table-cell>
          <table:table-cell table:style-name="ce4" office:value-type="string" calcext:value-type="string">
            <text:p>notebook, notebook, notebook (no spiral), notebook</text:p>
          </table:table-cell>
          <table:table-cell table:style-name="ce4" office:value-type="string" calcext:value-type="string">
            <text:p>spirale</text:p>
          </table:table-cell>
          <table:table-cell table:style-name="ce4" office:value-type="string" calcext:value-type="string">
            <text:p>spiral</text:p>
          </table:table-cell>
          <table:table-cell table:style-name="ce31" office:value-type="string" calcext:value-type="string">
            <text:p>cons_spirale</text:p>
          </table:table-cell>
          <table:table-cell table:style-name="ce36" office:value-type="string" calcext:value-type="string">
            <text:p>bloc_note_mini.png</text:p>
          </table:table-cell>
          <table:table-cell table:style-name="ce16" office:value-type="string" calcext:value-type="string">
            <text:p>cahier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45];&quot;_petit&quot;;&quot;&quot;)" office:value-type="string" office:string-value="bloc_note_mini.png" calcext:value-type="string">
            <text:p>bloc_note_mini.png</text:p>
          </table:table-cell>
          <table:table-cell table:formula="of:=CONCATENATE(UTILTRANSFORMEENMOTSCLES([Dechet.G45]);&quot;,&quot;;[Dechet.I45])" office:value-type="string" office:string-value="cahier,cahier,bloc,note,sans,spirale,carnet,spirale" calcext:value-type="string">
            <text:p>cahier,cahier,bloc,note,sans,spirale,carnet,spirale</text:p>
          </table:table-cell>
          <table:table-cell table:formula="of:=CONCATENATE(UTILTRANSFORMEENMOTSCLES([Dechet.H45]);&quot;,&quot;;[Dechet.J45])" office:value-type="string" office:string-value="notebook,notebook,notebook,(no,spiral),notebook,spiral" calcext:value-type="string">
            <text:p>notebook,notebook,notebook,(no,spiral),notebook,spiral</text:p>
          </table:table-cell>
          <table:table-cell table:number-columns-repeated="2"/>
          <table:table-cell table:style-name="ce70" table:formula="of:=JSONDECHETS([.A45];[.B45];[.C45];[.D45];[.E45];[.F45];[.T45];[.U45];[.G45];[.H45];[.K45];[.L45];[.M45];[.N45];[.P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 sans spirale, carnet&quot;,&quot;descr_en&quot;:&quot;notebook, notebook, notebook (no spiral), notebook&quot;,&quot;mots_cles&quot;:&quot;cahier,cahier,bloc,note,sans,spirale,carnet,spirale&quot;,&quot;mots_cles_en&quot;:&quot;notebook,notebook,notebook,(no,spiral),notebook,spiral&quot;,&quot;cons&quot;:&quot;cons_spirale,&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type":"Déchet","type_en":"Garbage","nom":"Cahier","nom_en":"Notebook","cat_usuel":"cu_papierscartons","cat_trait":"cat_papiercarton","descr":"cahier, cahier, bloc note sans spirale, carnet","descr_en":"notebook, notebook, notebook (no spiral), notebook","mots_cles":"cahier,cahier,bloc,note,sans,spirale,carnet,spirale","mots_cles_en":"notebook,notebook,notebook,(no,spiral),notebook,spiral","cons":"cons_spirale,","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alenda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4" office:value-type="string" calcext:value-type="string">
            <text:p>calendar</text:p>
          </table:table-cell>
          <table:table-cell table:style-name="ce4" table:number-columns-repeated="2"/>
          <table:table-cell table:style-name="ce27"/>
          <table:table-cell table:style-name="ce36" office:value-type="string" calcext:value-type="string">
            <text:p>calendrie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6];&quot;_petit&quot;;&quot;&quot;)" office:value-type="string" office:string-value="calendrier_mini.png" calcext:value-type="string">
            <text:p>calendrier_mini.png</text:p>
          </table:table-cell>
          <table:table-cell table:formula="of:=CONCATENATE(UTILTRANSFORMEENMOTSCLES([Dechet.G46]);&quot;,&quot;;[Dechet.I46])" office:value-type="string" office:string-value="calendrier," calcext:value-type="string">
            <text:p>calendrier,</text:p>
          </table:table-cell>
          <table:table-cell table:formula="of:=CONCATENATE(UTILTRANSFORMEENMOTSCLES([Dechet.H46]);&quot;,&quot;;[Dechet.J46])" office:value-type="string" office:string-value="calendar," calcext:value-type="string">
            <text:p>calendar,</text:p>
          </table:table-cell>
          <table:table-cell table:number-columns-repeated="2"/>
          <table:table-cell table:style-name="ce70" table:formula="of:=JSONDECHETS([.A46];[.B46];[.C46];[.D46];[.E46];[.F46];[.T46];[.U46];[.G46];[.H46];[.K46];[.L46];[.M46];[.N46];[.P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Soda can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4" office:value-type="string" calcext:value-type="string">
            <text:p>can of soda</text:p>
          </table:table-cell>
          <table:table-cell table:style-name="ce4" table:number-columns-repeated="2"/>
          <table:table-cell table:style-name="ce27"/>
          <table:table-cell table:style-name="ce39" office:value-type="string" calcext:value-type="string">
            <text:p>cannett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7];&quot;_petit&quot;;&quot;&quot;)" office:value-type="string" office:string-value="cannette_mini.png" calcext:value-type="string">
            <text:p>cannette_mini.png</text:p>
          </table:table-cell>
          <table:table-cell table:formula="of:=CONCATENATE(UTILTRANSFORMEENMOTSCLES([Dechet.G47]);&quot;,&quot;;[Dechet.I47])" office:value-type="string" office:string-value="canette,soda," calcext:value-type="string">
            <text:p>canette,soda,</text:p>
          </table:table-cell>
          <table:table-cell table:formula="of:=CONCATENATE(UTILTRANSFORMEENMOTSCLES([Dechet.H47]);&quot;,&quot;;[Dechet.J47])" office:value-type="string" office:string-value="can,of,soda," calcext:value-type="string">
            <text:p>can,of,soda,</text:p>
          </table:table-cell>
          <table:table-cell table:number-columns-repeated="2"/>
          <table:table-cell table:style-name="ce70" table:formula="of:=JSONDECHETS([.A47];[.B47];[.C47];[.D47];[.E47];[.F47];[.T47];[.U47];[.G47];[.H47];[.K47];[.L47];[.M47];[.N47];[.P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apsule coffee</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4" office:value-type="string" calcext:value-type="string">
            <text:p>coffee capsule, metal or plastic capsule coffee pod</text:p>
          </table:table-cell>
          <table:table-cell table:number-columns-repeated="2" table:style-name="ce4" office:value-type="string" calcext:value-type="string">
            <text:p>nespresso</text:p>
          </table:table-cell>
          <table:table-cell table:style-name="ce27" office:value-type="string" calcext:value-type="string">
            <text:p>cons_nespresso,cons_trop_petit</text:p>
          </table:table-cell>
          <table:table-cell table:style-name="ce36" office:value-type="string" calcext:value-type="string">
            <text:p>dosette_cafe_plastiqu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48];&quot;_petit&quot;;&quot;&quot;)" office:value-type="string" office:string-value="dosette_cafe_plastique_mini.png" calcext:value-type="string">
            <text:p>dosette_cafe_plastique_mini.png</text:p>
          </table:table-cell>
          <table:table-cell table:formula="of:=CONCATENATE(UTILTRANSFORMEENMOTSCLES([Dechet.G48]);&quot;,&quot;;[Dechet.I48])" office:value-type="string" office:string-value="capsule,cafe,capsule,metal,ou,plastique,dosette,cafe,nespresso" calcext:value-type="string">
            <text:p>capsule,cafe,capsule,metal,ou,plastique,dosette,cafe,nespresso</text:p>
          </table:table-cell>
          <table:table-cell table:formula="of:=CONCATENATE(UTILTRANSFORMEENMOTSCLES([Dechet.H48]);&quot;,&quot;;[Dechet.J48])" office:value-type="string" office:string-value="coffee,capsule,metal,or,plastic,capsule,coffee,pod,nespresso" calcext:value-type="string">
            <text:p>coffee,capsule,metal,or,plastic,capsule,coffee,pod,nespresso</text:p>
          </table:table-cell>
          <table:table-cell table:number-columns-repeated="2"/>
          <table:table-cell table:style-name="ce70" table:formula="of:=JSONDECHETS([.A48];[.B48];[.C48];[.D48];[.E48];[.F48];[.T48];[.U48];[.G48];[.H48];[.K48];[.L48];[.M48];[.N48];[.P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nespresso&quot;,&quot;mots_cles_en&quot;:&quot;coffee,capsule,metal,or,plastic,capsule,coffee,pod,nespresso&quot;,&quot;cons&quot;:&quot;cons_nespresso,cons_trop_petit,&quot;,&quot;image&quot;:&quot;dosette_cafe_plastique_mini.png&quot;,&quot;modco&quot;:&quot;modco_bacbleu,modco_sacbleu&quot;,&quot;recyc&quot;:&quot;NON&quot;,&quot;src&quot;:&quot;MieuxTrierANantes 02/2015&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nespresso","mots_cles_en":"coffee,capsule,metal,or,plastic,capsule,coffee,pod,nespresso","cons":"cons_nespresso,cons_trop_petit,","image":"dosette_cafe_plastiqu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Post card</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4" office:value-type="string" calcext:value-type="string">
            <text:p>Post card</text:p>
          </table:table-cell>
          <table:table-cell table:style-name="ce4" table:number-columns-repeated="2"/>
          <table:table-cell table:style-name="ce27"/>
          <table:table-cell table:style-name="ce36" office:value-type="string" calcext:value-type="string">
            <text:p>carte_posta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49];&quot;_petit&quot;;&quot;&quot;)" office:value-type="string" office:string-value="carte_postale_mini.png" calcext:value-type="string">
            <text:p>carte_postale_mini.png</text:p>
          </table:table-cell>
          <table:table-cell table:formula="of:=CONCATENATE(UTILTRANSFORMEENMOTSCLES([Dechet.G49]);&quot;,&quot;;[Dechet.I49])" office:value-type="string" office:string-value="carte,postale," calcext:value-type="string">
            <text:p>carte,postale,</text:p>
          </table:table-cell>
          <table:table-cell table:formula="of:=CONCATENATE(UTILTRANSFORMEENMOTSCLES([Dechet.H49]);&quot;,&quot;;[Dechet.J49])" office:value-type="string" office:string-value="post,card," calcext:value-type="string">
            <text:p>post,card,</text:p>
          </table:table-cell>
          <table:table-cell table:number-columns-repeated="2"/>
          <table:table-cell table:style-name="ce70" table:formula="of:=JSONDECHETS([.A49];[.B49];[.C49];[.D49];[.E49];[.F49];[.T49];[.U49];[.G49];[.H49];[.K49];[.L49];[.M49];[.N49];[.P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 ou grands)</text:p>
          </table:table-cell>
          <table:table-cell table:style-name="ce4" office:value-type="string" calcext:value-type="string">
            <text:p>cardboard (small or large)</text:p>
          </table:table-cell>
          <table:table-cell table:style-name="ce4" table:number-columns-repeated="2"/>
          <table:table-cell table:style-name="ce27"/>
          <table:table-cell table:style-name="ce36" office:value-type="string" calcext:value-type="string">
            <text:p>carton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50];&quot;_petit&quot;;&quot;&quot;)" office:value-type="string" office:string-value="carton_mini.png" calcext:value-type="string">
            <text:p>carton_mini.png</text:p>
          </table:table-cell>
          <table:table-cell table:formula="of:=CONCATENATE(UTILTRANSFORMEENMOTSCLES([Dechet.G50]);&quot;,&quot;;[Dechet.I50])" office:value-type="string" office:string-value="carton,(petit,ou,grands)," calcext:value-type="string">
            <text:p>carton,(petit,ou,grands),</text:p>
          </table:table-cell>
          <table:table-cell table:formula="of:=CONCATENATE(UTILTRANSFORMEENMOTSCLES([Dechet.H50]);&quot;,&quot;;[Dechet.J50])" office:value-type="string" office:string-value="cardboard,(small,or,large)," calcext:value-type="string">
            <text:p>cardboard,(small,or,large),</text:p>
          </table:table-cell>
          <table:table-cell table:number-columns-repeated="2"/>
          <table:table-cell table:style-name="ce70" table:formula="of:=JSONDECHETS([.A50];[.B50];[.C50];[.D50];[.E50];[.F50];[.T50];[.U50];[.G50];[.H50];[.K50];[.L50];[.M50];[.N50];[.P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 ou grands)&quot;,&quot;descr_en&quot;:&quot;cardboard (small or large)&quot;,&quot;mots_cles&quot;:&quot;carton,(petit,ou,grands),&quot;,&quot;mots_cles_en&quot;:&quot;cardboard,(small,or,large),&quot;,&quot;image&quot;:&quot;carton_mini.png&quot;,&quot;modco&quot;:&quot;modco_contpapiercarton,modco_bacjaune,modco_sacjaune,modco_contembjournmag&quot;,&quot;recyc&quot;:&quot;OUI&quot;,&quot;src&quot;:&quot;MieuxTrierANantes 02/2015&quot;}," calcext:value-type="string">
            <text:p>{"code":"dec_cartonPetitsOuGrands","type":"Déchet","type_en":"Garbage","nom":"Carton (petits ou grands)","nom_en":"Cardboard (small or large)","cat_usuel":"cu_papierscartons","cat_trait":"cat_papiercarton","descr":"carton (petit ou grands)","descr_en":"cardboard (small or large)","mots_cles":"carton,(petit,ou,grands),","mots_cles_en":"cardboard,(small,or,large),","image":"carton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office:value-type="string" calcext:value-type="string">
            <text:p>cu_toxique</text:p>
          </table:table-cell>
          <table:table-cell table:style-name="ce17" office:value-type="string" calcext:value-type="string">
            <text:p>cat_cartouche</text:p>
          </table:table-cell>
          <table:table-cell/>
          <table:table-cell table:style-name="ce4" office:value-type="string" calcext:value-type="string">
            <text:p>cartouche encres</text:p>
          </table:table-cell>
          <table:table-cell table:style-name="ce4" office:value-type="string" calcext:value-type="string">
            <text:p>ink cartridges</text:p>
          </table:table-cell>
          <table:table-cell table:style-name="ce4" table:number-columns-repeated="2"/>
          <table:table-cell table:style-name="ce27"/>
          <table:table-cell table:style-name="ce36" office:value-type="string" calcext:value-type="string">
            <text:p>cartouches_imprimantes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divers</text:p>
          </table:table-cell>
          <table:table-cell/>
          <table:table-cell table:formula="of:=SUBSTITUTE([Dechet.L51];&quot;_petit&quot;;&quot;&quot;)" office:value-type="string" office:string-value="cartouches_imprimantes_mini.png" calcext:value-type="string">
            <text:p>cartouches_imprimantes_mini.png</text:p>
          </table:table-cell>
          <table:table-cell table:formula="of:=CONCATENATE(UTILTRANSFORMEENMOTSCLES([Dechet.G51]);&quot;,&quot;;[Dechet.I51])" office:value-type="string" office:string-value="cartouche,encres," calcext:value-type="string">
            <text:p>cartouche,encres,</text:p>
          </table:table-cell>
          <table:table-cell table:formula="of:=CONCATENATE(UTILTRANSFORMEENMOTSCLES([Dechet.H51]);&quot;,&quot;;[Dechet.J51])" office:value-type="string" office:string-value="ink,cartridges," calcext:value-type="string">
            <text:p>ink,cartridges,</text:p>
          </table:table-cell>
          <table:table-cell table:number-columns-repeated="2"/>
          <table:table-cell table:style-name="ce70" table:formula="of:=JSONDECHETS([.A51];[.B51];[.C51];[.D51];[.E51];[.F51];[.T51];[.U51];[.G51];[.H51];[.K51];[.L51];[.M51];[.N51];[.P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 encres&quot;,&quot;descr_en&quot;:&quot;ink cartridges&quot;,&quot;mots_cles&quot;:&quot;cartouche,encres,&quot;,&quot;mots_cles_en&quot;:&quot;ink,cartridges,&quot;,&quot;image&quot;:&quot;cartouches_imprimantes_mini.png&quot;,&quot;modco&quot;:&quot;modco_pointsdevente,modco_decheterie,modco_ecopoint&quot;,&quot;recyc&quot;:&quot;PAS_POUBELLE&quot;,&quot;src&quot;:&quot;MieuxTrierANantes 02/2015&quot;}," calcext:value-type="string">
            <text:p>{"code":"dec_cartouchesEncres","type":"Déchet","type_en":"Garbage","nom":"Cartouches encres","nom_en":"Ink cartridges","cat_usuel":"cu_toxique","cat_trait":"cat_cartouche","descr":"cartouche encres","descr_en":"ink cartridges","mots_cles":"cartouche,encres,","mots_cles_en":"ink,cartridges,","image":"cartouches_imprimantes_mini.png","modco":"modco_pointsdevente,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D / DVD / 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office:value-type="string" calcext:value-type="string">
            <text:p>CD / DVD / K7, audio cassettes, video cassettes</text:p>
          </table:table-cell>
          <table:table-cell table:style-name="ce4" table:number-columns-repeated="3"/>
          <table:table-cell table:style-name="ce27" office:value-type="string" calcext:value-type="string">
            <text:p>cd_sansemballage_mini.png</text:p>
          </table:table-cell>
          <table:table-cell table:style-name="ce36" office:value-type="string" calcext:value-type="string">
            <text:p>pochette_cd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52];&quot;_petit&quot;;&quot;&quot;)" office:value-type="string" office:string-value="cd_sansemballage_mini.png" calcext:value-type="string">
            <text:p>cd_sansemballage_mini.png</text:p>
          </table:table-cell>
          <table:table-cell table:formula="of:=CONCATENATE(UTILTRANSFORMEENMOTSCLES([Dechet.G52]);&quot;,&quot;;[Dechet.I52])" office:value-type="string" office:string-value="cd/dvd/k7,cassette,audio,cassette,video," calcext:value-type="string">
            <text:p>cd/dvd/k7,cassette,audio,cassette,video,</text:p>
          </table:table-cell>
          <table:table-cell table:formula="of:=CONCATENATE(UTILTRANSFORMEENMOTSCLES([Dechet.H52]);&quot;,&quot;;[Dechet.J52])" office:value-type="string" office:string-value="cd,/,dvd,/,k7,audio,cassettes,video,cassettes," calcext:value-type="string">
            <text:p>cd,/,dvd,/,k7,audio,cassettes,video,cassettes,</text:p>
          </table:table-cell>
          <table:table-cell table:number-columns-repeated="2"/>
          <table:table-cell table:style-name="ce70" table:formula="of:=JSONDECHETS([.A52];[.B52];[.C52];[.D52];[.E52];[.F52];[.T52];[.U52];[.G52];[.H52];[.K52];[.L52];[.M52];[.N52];[.P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Good shoe</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6" office:value-type="string" calcext:value-type="string">
            <text:p>shoe in good condition, in good condition bote</text:p>
          </table:table-cell>
          <table:table-cell table:style-name="ce6" table:number-columns-repeated="2"/>
          <table:table-cell table:style-name="ce4"/>
          <table:table-cell table:style-name="ce27" office:value-type="string" calcext:value-type="string">
            <text:p>chaussures_mini.png</text:p>
          </table:table-cell>
          <table:table-cell table:style-name="ce16"/>
          <table:table-cell table:style-name="ce57" office:value-type="string" calcext:value-type="string">
            <text:p>MieuxTrierANantes 02/2015</text:p>
          </table:table-cell>
          <table:table-cell table:style-name="ce57" table:number-columns-repeated="3"/>
          <table:table-cell/>
          <table:table-cell table:formula="of:=SUBSTITUTE([Dechet.L53];&quot;_petit&quot;;&quot;&quot;)" office:value-type="string" office:string-value="chaussures_mini.png" calcext:value-type="string">
            <text:p>chaussures_mini.png</text:p>
          </table:table-cell>
          <table:table-cell table:formula="of:=CONCATENATE(UTILTRANSFORMEENMOTSCLES([Dechet.G53]);&quot;,&quot;;[Dechet.I53])" office:value-type="string" office:string-value="chaussure,bon,etat,bote,bon,etat," calcext:value-type="string">
            <text:p>chaussure,bon,etat,bote,bon,etat,</text:p>
          </table:table-cell>
          <table:table-cell table:formula="of:=CONCATENATE(UTILTRANSFORMEENMOTSCLES([Dechet.H53]);&quot;,&quot;;[Dechet.J53])" office:value-type="string" office:string-value="shoe,in,good,condition,in,good,condition,bote," calcext:value-type="string">
            <text:p>shoe,in,good,condition,in,good,condition,bote,</text:p>
          </table:table-cell>
          <table:table-cell table:number-columns-repeated="2"/>
          <table:table-cell table:style-name="ce70" table:formula="of:=JSONDECHETS([.A53];[.B53];[.C53];[.D53];[.E53];[.F53];[.T53];[.U53];[.G53];[.H53];[.K53];[.L53];[.M53];[.N53];[.P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modco_sacbleu&quot;,&quot;recyc&quot;:&quot;NON&quot;,&quot;src&quot;:&quot;MieuxTrierANantes 02/2015&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Used sho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 usagées, bote usagée, chaussure en mauvais état</text:p>
          </table:table-cell>
          <table:table-cell table:style-name="ce4" office:value-type="string" calcext:value-type="string">
            <text:p>used shoes, used bote, worn footwear</text:p>
          </table:table-cell>
          <table:table-cell table:style-name="ce4" table:number-columns-repeated="3"/>
          <table:table-cell table:style-name="ce40" office:value-type="string" calcext:value-type="string">
            <text:p>images_non_libres_temp/chaussures_usagees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G54]);&quot;,&quot;;[Dechet.I54])" office:value-type="string" office:string-value="chaussure,usagees,bote,usagee,chaussure,mauvais,etat," calcext:value-type="string">
            <text:p>chaussure,usagees,bote,usagee,chaussure,mauvais,etat,</text:p>
          </table:table-cell>
          <table:table-cell table:formula="of:=CONCATENATE(UTILTRANSFORMEENMOTSCLES([Dechet.H54]);&quot;,&quot;;[Dechet.J54])" office:value-type="string" office:string-value="used,shoes,used,bote,worn,footwear," calcext:value-type="string">
            <text:p>used,shoes,used,bote,worn,footwear,</text:p>
          </table:table-cell>
          <table:table-cell table:number-columns-repeated="2"/>
          <table:table-cell table:style-name="ce70" table:formula="of:=JSONDECHETS([.A54];[.B54];[.C54];[.D54];[.E54];[.F54];[.T54];[.U54];[.G54];[.H54];[.K54];[.L54];[.M54];[.N54];[.P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 usagées, bote usagée, chaussure en mauvais état&quot;,&quot;descr_en&quot;:&quot;used shoes, used bote, worn footwear&quot;,&quot;mots_cles&quot;:&quot;chaussure,usagees,bote,usagee,chaussure,mauvais,etat,&quot;,&quot;mots_cles_en&quot;:&quot;used,shoes,used,bote,worn,footwear,&quot;,&quot;image&quot;:&quot;images_non_libres_temp/chaussures_usagees_mini.png&quot;,&quot;modco&quot;:&quot;modco_bacbleu,modco_sacbleu&quot;,&quot;recyc&quot;:&quot;NON&quot;,&quot;src&quot;:&quot;MieuxTrierANantes 02/2015&quot;}," calcext:value-type="string">
            <text:p>{"code":"dec_chaussuresUsagees","type":"Déchet","type_en":"Garbage","nom":"Chaussures usagées","nom_en":"Used shoes","cat_usuel":"cu_vetementtissu","cat_trait":"cat_omr","descr":"chaussure usagées, bote usagée, chaussure en mauvais état","descr_en":"used shoes, used bote, worn footwear","mots_cles":"chaussure,usagees,bote,usagee,chaussure,mauvais,etat,","mots_cles_en":"used,shoes,used,bote,worn,footwear,","image":"images_non_libres_temp/chaussures_usagee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igarette</text:p>
          </table:table-cell>
          <table:table-cell table:number-columns-repeated="2"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4" office:value-type="string" calcext:value-type="string">
            <text:p>cigarette, cigarette, cigar</text:p>
          </table:table-cell>
          <table:table-cell table:style-name="ce4" table:number-columns-repeated="2"/>
          <table:table-cell table:style-name="ce27"/>
          <table:table-cell table:style-name="ce36" office:value-type="string" calcext:value-type="string">
            <text:p>megot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5];&quot;_petit&quot;;&quot;&quot;)" office:value-type="string" office:string-value="megot_mini.png" calcext:value-type="string">
            <text:p>megot_mini.png</text:p>
          </table:table-cell>
          <table:table-cell table:formula="of:=CONCATENATE(UTILTRANSFORMEENMOTSCLES([Dechet.G55]);&quot;,&quot;;[Dechet.I55])" office:value-type="string" office:string-value="cigarette,megot,cigare," calcext:value-type="string">
            <text:p>cigarette,megot,cigare,</text:p>
          </table:table-cell>
          <table:table-cell table:formula="of:=CONCATENATE(UTILTRANSFORMEENMOTSCLES([Dechet.H55]);&quot;,&quot;;[Dechet.J55])" office:value-type="string" office:string-value="cigarette,cigarette,cigar," calcext:value-type="string">
            <text:p>cigarette,cigarette,cigar,</text:p>
          </table:table-cell>
          <table:table-cell table:number-columns-repeated="2"/>
          <table:table-cell table:style-name="ce70" table:formula="of:=JSONDECHETS([.A55];[.B55];[.C55];[.D55];[.E55];[.F55];[.T55];[.U55];[.G55];[.H55];[.K55];[.L55];[.M55];[.N55];[.P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Binde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4" office:value-type="string" calcext:value-type="string">
            <text:p>binder</text:p>
          </table:table-cell>
          <table:table-cell table:style-name="ce4" table:number-columns-repeated="2"/>
          <table:table-cell table:style-name="ce27"/>
          <table:table-cell table:style-name="ce36" office:value-type="string" calcext:value-type="string">
            <text:p>classeur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6];&quot;_petit&quot;;&quot;&quot;)" office:value-type="string" office:string-value="classeur_mini.png" calcext:value-type="string">
            <text:p>classeur_mini.png</text:p>
          </table:table-cell>
          <table:table-cell table:formula="of:=CONCATENATE(UTILTRANSFORMEENMOTSCLES([Dechet.G56]);&quot;,&quot;;[Dechet.I56])" office:value-type="string" office:string-value="classeur," calcext:value-type="string">
            <text:p>classeur,</text:p>
          </table:table-cell>
          <table:table-cell table:formula="of:=CONCATENATE(UTILTRANSFORMEENMOTSCLES([Dechet.H56]);&quot;,&quot;;[Dechet.J56])" office:value-type="string" office:string-value="binder," calcext:value-type="string">
            <text:p>binder,</text:p>
          </table:table-cell>
          <table:table-cell table:number-columns-repeated="2"/>
          <table:table-cell table:style-name="ce70" table:formula="of:=JSONDECHETS([.A56];[.B56];[.C56];[.D56];[.E56];[.F56];[.T56];[.U56];[.G56];[.H56];[.K56];[.L56];[.M56];[.N56];[.P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calcext:value-type="string">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Glu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4" office:value-type="string" calcext:value-type="string">
            <text:p>glues</text:p>
          </table:table-cell>
          <table:table-cell table:style-name="ce4" table:number-columns-repeated="2"/>
          <table:table-cell table:style-name="ce27"/>
          <table:table-cell table:style-name="ce36" office:value-type="string" calcext:value-type="string">
            <text:p>colle_a_bois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57];&quot;_petit&quot;;&quot;&quot;)" office:value-type="string" office:string-value="colle_a_bois_mini.png" calcext:value-type="string">
            <text:p>colle_a_bois_mini.png</text:p>
          </table:table-cell>
          <table:table-cell table:formula="of:=CONCATENATE(UTILTRANSFORMEENMOTSCLES([Dechet.G57]);&quot;,&quot;;[Dechet.I57])" office:value-type="string" office:string-value="colles," calcext:value-type="string">
            <text:p>colles,</text:p>
          </table:table-cell>
          <table:table-cell table:formula="of:=CONCATENATE(UTILTRANSFORMEENMOTSCLES([Dechet.H57]);&quot;,&quot;;[Dechet.J57])" office:value-type="string" office:string-value="glues," calcext:value-type="string">
            <text:p>glues,</text:p>
          </table:table-cell>
          <table:table-cell table:number-columns-repeated="2"/>
          <table:table-cell table:style-name="ce70" table:formula="of:=JSONDECHETS([.A57];[.B57];[.C57];[.D57];[.E57];[.F57];[.T57];[.U57];[.G57];[.H57];[.K57];[.L57];[.M57];[.N57];[.P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calcext:value-type="string">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Freeze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4" office:value-type="string" calcext:value-type="string">
            <text:p>Freezers</text:p>
          </table:table-cell>
          <table:table-cell table:style-name="ce4" table:number-columns-repeated="2"/>
          <table:table-cell table:style-name="ce27"/>
          <table:table-cell table:style-name="ce36" office:value-type="string" calcext:value-type="string">
            <text:p>congelateur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58];&quot;_petit&quot;;&quot;&quot;)" office:value-type="string" office:string-value="congelateur_mini.png" calcext:value-type="string">
            <text:p>congelateur_mini.png</text:p>
          </table:table-cell>
          <table:table-cell table:formula="of:=CONCATENATE(UTILTRANSFORMEENMOTSCLES([Dechet.G58]);&quot;,&quot;;[Dechet.I58])" office:value-type="string" office:string-value="congelateurs," calcext:value-type="string">
            <text:p>congelateurs,</text:p>
          </table:table-cell>
          <table:table-cell table:formula="of:=CONCATENATE(UTILTRANSFORMEENMOTSCLES([Dechet.H58]);&quot;,&quot;;[Dechet.J58])" office:value-type="string" office:string-value="freezers," calcext:value-type="string">
            <text:p>freezers,</text:p>
          </table:table-cell>
          <table:table-cell table:number-columns-repeated="2"/>
          <table:table-cell table:style-name="ce70" table:formula="of:=JSONDECHETS([.A58];[.B58];[.C58];[.D58];[.E58];[.F58];[.T58];[.U58];[.G58];[.H58];[.K58];[.L58];[.M58];[.N58];[.P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Q-tip</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4" office:value-type="string" calcext:value-type="string">
            <text:p>Q-tip</text:p>
          </table:table-cell>
          <table:table-cell table:style-name="ce4" table:number-columns-repeated="2"/>
          <table:table-cell table:style-name="ce27"/>
          <table:table-cell table:style-name="ce36" office:value-type="string" calcext:value-type="string">
            <text:p>cotons_tiges_mini.png</text:p>
          </table:table-cell>
          <table:table-cell table:style-name="ce16"/>
          <table:table-cell table:style-name="ce52" office:value-type="string" calcext:value-type="string">
            <text:p>MieuxTrierANantes 02/2015</text:p>
          </table:table-cell>
          <table:table-cell table:style-name="ce52" office:value-type="string" calcext:value-type="string">
            <text:p>Cre (Claire Renoulin)</text:p>
          </table:table-cell>
          <table:table-cell table:style-name="ce58" office:value-type="string" calcext:value-type="string">
            <text:p>Cre</text:p>
          </table:table-cell>
          <table:table-cell table:style-name="ce52"/>
          <table:table-cell/>
          <table:table-cell table:formula="of:=SUBSTITUTE([Dechet.L59];&quot;_petit&quot;;&quot;&quot;)" office:value-type="string" office:string-value="cotons_tiges_mini.png" calcext:value-type="string">
            <text:p>cotons_tiges_mini.png</text:p>
          </table:table-cell>
          <table:table-cell table:formula="of:=CONCATENATE(UTILTRANSFORMEENMOTSCLES([Dechet.G59]);&quot;,&quot;;[Dechet.I59])" office:value-type="string" office:string-value="coton,tige," calcext:value-type="string">
            <text:p>coton,tige,</text:p>
          </table:table-cell>
          <table:table-cell table:formula="of:=CONCATENATE(UTILTRANSFORMEENMOTSCLES([Dechet.H59]);&quot;,&quot;;[Dechet.J59])" office:value-type="string" office:string-value="q,tip," calcext:value-type="string">
            <text:p>q,tip,</text:p>
          </table:table-cell>
          <table:table-cell table:number-columns-repeated="2"/>
          <table:table-cell table:style-name="ce70" table:formula="of:=JSONDECHETS([.A59];[.B59];[.C59];[.D59];[.E59];[.F59];[.T59];[.U59];[.G59];[.H59];[.K59];[.L59];[.M59];[.N59];[.P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quot;sponsor&quot;:&quot;Cre&quot;}," calcext:value-type="string">
            <text:p>{"code":"dec_cotonTige","type":"Déchet","type_en":"Garbage","nom":"Coton tige","nom_en":"Q-tip","cat_usuel":"cu_divers","cat_trait":"cat_omr","descr":"coton tige","descr_en":"Q-tip","mots_cles":"coton,tige,","mots_cles_en":"q,tip,","image":"cotons_tiges_mini.png","modco":"modco_bacbleu,modco_sacbleu","recyc":"NON","src":"MieuxTrierANantes 02/2015","sponsor":"Cre"},</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Baby's di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4" office:value-type="string" calcext:value-type="string">
            <text:p>baby's diaper</text:p>
          </table:table-cell>
          <table:table-cell table:style-name="ce4" table:number-columns-repeated="2"/>
          <table:table-cell table:style-name="ce27" office:value-type="string" calcext:value-type="string">
            <text:p>cons_dec_coucheBebe</text:p>
          </table:table-cell>
          <table:table-cell table:style-name="ce36" office:value-type="string" calcext:value-type="string">
            <text:p>couche_beb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60];&quot;_petit&quot;;&quot;&quot;)" office:value-type="string" office:string-value="couche_bebe_mini.png" calcext:value-type="string">
            <text:p>couche_bebe_mini.png</text:p>
          </table:table-cell>
          <table:table-cell table:formula="of:=CONCATENATE(UTILTRANSFORMEENMOTSCLES([Dechet.G60]);&quot;,&quot;;[Dechet.I60])" office:value-type="string" office:string-value="couche,bebe," calcext:value-type="string">
            <text:p>couche,bebe,</text:p>
          </table:table-cell>
          <table:table-cell table:formula="of:=CONCATENATE(UTILTRANSFORMEENMOTSCLES([Dechet.H60]);&quot;,&quot;;[Dechet.J60])" office:value-type="string" office:string-value="babys,diaper," calcext:value-type="string">
            <text:p>babys,diaper,</text:p>
          </table:table-cell>
          <table:table-cell table:number-columns-repeated="2"/>
          <table:table-cell table:style-name="ce70" table:formula="of:=JSONDECHETS([.A60];[.B60];[.C60];[.D60];[.E60];[.F60];[.T60];[.U60];[.G60];[.H60];[.K60];[.L60];[.M60];[.N60];[.P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Metal cover</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 opercule</text:p>
          </table:table-cell>
          <table:table-cell table:style-name="ce4" office:value-type="string" calcext:value-type="string">
            <text:p>glass jar cover, metal cover, beer capsule,cap</text:p>
          </table:table-cell>
          <table:table-cell table:style-name="ce4" table:number-columns-repeated="2"/>
          <table:table-cell table:style-name="ce27" office:value-type="string" calcext:value-type="string">
            <text:p>cons_trop_petit</text:p>
          </table:table-cell>
          <table:table-cell table:style-name="ce36" office:value-type="string" calcext:value-type="string">
            <text:p>couvercle_boc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61];&quot;_petit&quot;;&quot;&quot;)" office:value-type="string" office:string-value="couvercle_bocal_mini.png" calcext:value-type="string">
            <text:p>couvercle_bocal_mini.png</text:p>
          </table:table-cell>
          <table:table-cell table:formula="of:=CONCATENATE(UTILTRANSFORMEENMOTSCLES([Dechet.G61]);&quot;,&quot;;[Dechet.I61])" office:value-type="string" office:string-value="couvercle,pot,verre,couvercle,metallique,capsule,biere,opercule," calcext:value-type="string">
            <text:p>couvercle,pot,verre,couvercle,metallique,capsule,biere,opercule,</text:p>
          </table:table-cell>
          <table:table-cell table:formula="of:=CONCATENATE(UTILTRANSFORMEENMOTSCLES([Dechet.H61]);&quot;,&quot;;[Dechet.J61])" office:value-type="string" office:string-value="glass,jar,cover,metal,cover,beer,capsule,cap," calcext:value-type="string">
            <text:p>glass,jar,cover,metal,cover,beer,capsule,cap,</text:p>
          </table:table-cell>
          <table:table-cell table:number-columns-repeated="2"/>
          <table:table-cell table:style-name="ce70" table:formula="of:=JSONDECHETS([.A61];[.B61];[.C61];[.D61];[.E61];[.F61];[.T61];[.U61];[.G61];[.H61];[.K61];[.L61];[.M61];[.N61];[.P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tlery</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4" office:value-type="string" calcext:value-type="string">
            <text:p>cutlery,knife, spoon, fork</text:p>
          </table:table-cell>
          <table:table-cell table:style-name="ce4" table:number-columns-repeated="2"/>
          <table:table-cell table:style-name="ce27"/>
          <table:table-cell table:style-name="ce36" office:value-type="string" calcext:value-type="string">
            <text:p>fourchette_mini.png</text:p>
          </table:table-cell>
          <table:table-cell table:style-name="ce16" office:value-type="string" calcext:value-type="string">
            <text:p>couteau_mini.png, cuiller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62];&quot;_petit&quot;;&quot;&quot;)" office:value-type="string" office:string-value="fourchette_mini.png" calcext:value-type="string">
            <text:p>fourchette_mini.png</text:p>
          </table:table-cell>
          <table:table-cell table:formula="of:=CONCATENATE(UTILTRANSFORMEENMOTSCLES([Dechet.G62]);&quot;,&quot;;[Dechet.I62])" office:value-type="string" office:string-value="couverts,couteau,cuillere,fourchette," calcext:value-type="string">
            <text:p>couverts,couteau,cuillere,fourchette,</text:p>
          </table:table-cell>
          <table:table-cell table:formula="of:=CONCATENATE(UTILTRANSFORMEENMOTSCLES([Dechet.H62]);&quot;,&quot;;[Dechet.J62])" office:value-type="string" office:string-value="cutlery,knife,spoon,fork," calcext:value-type="string">
            <text:p>cutlery,knife,spoon,fork,</text:p>
          </table:table-cell>
          <table:table-cell table:number-columns-repeated="2"/>
          <table:table-cell table:style-name="ce70" table:formula="of:=JSONDECHETS([.A62];[.B62];[.C62];[.D62];[.E62];[.F62];[.T62];[.U62];[.G62];[.H62];[.K62];[.L62];[.M62];[.N62];[.P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Tube cream</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9" office:value-type="string" calcext:value-type="string">
            <text:p>cream tube</text:p>
          </table:table-cell>
          <table:table-cell table:style-name="ce9" table:number-columns-repeated="2"/>
          <table:table-cell table:style-name="ce29"/>
          <table:table-cell table:style-name="ce41" office:value-type="string" calcext:value-type="string">
            <text:p>creme_main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63];&quot;_petit&quot;;&quot;&quot;)" office:value-type="string" office:string-value="creme_main_mini.png" calcext:value-type="string">
            <text:p>creme_main_mini.png</text:p>
          </table:table-cell>
          <table:table-cell table:formula="of:=CONCATENATE(UTILTRANSFORMEENMOTSCLES([Dechet.G63]);&quot;,&quot;;[Dechet.I63])" office:value-type="string" office:string-value="creme,tube," calcext:value-type="string">
            <text:p>creme,tube,</text:p>
          </table:table-cell>
          <table:table-cell table:formula="of:=CONCATENATE(UTILTRANSFORMEENMOTSCLES([Dechet.H63]);&quot;,&quot;;[Dechet.J63])" office:value-type="string" office:string-value="cream,tube," calcext:value-type="string">
            <text:p>cream,tube,</text:p>
          </table:table-cell>
          <table:table-cell table:number-columns-repeated="2"/>
          <table:table-cell table:style-name="ce70" table:formula="of:=JSONDECHETS([.A63];[.B63];[.C63];[.D63];[.E63];[.F63];[.T63];[.U63];[.G63];[.H63];[.K63];[.L63];[.M63];[.N63];[.P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modco_sacbleu&quot;,&quot;recyc&quot;:&quot;NON&quot;,&quot;src&quot;:&quot;MieuxTrierANantes 02/2015&quot;}," calcext:value-type="string">
            <text:p>{"code":"dec_cremeEnTube","type":"Déchet","type_en":"Garbage","nom":"Crème en tube","nom_en":"Tube cream","cat_usuel":"cu_plastique","cat_trait":"cat_omr","descr":"crème en tube","descr_en":"cream tube","mots_cles":"creme,tube,","mots_cles_en":"cream,tube,","imag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ream and toothpast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4" office:value-type="string" calcext:value-type="string">
            <text:p>cream and toothpaste (tube), tube cream, toothpaste</text:p>
          </table:table-cell>
          <table:table-cell table:style-name="ce4" table:number-columns-repeated="2"/>
          <table:table-cell table:style-name="ce12" office:value-type="string" calcext:value-type="string">
            <text:p>cons_bouchonamour</text:p>
          </table:table-cell>
          <table:table-cell table:style-name="ce36" office:value-type="string" calcext:value-type="string">
            <text:p>dentifrice_mini.png</text:p>
          </table:table-cell>
          <table:table-cell table:style-name="ce16" office:value-type="string" calcext:value-type="string">
            <text:p>creme_main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64];&quot;_petit&quot;;&quot;&quot;)" office:value-type="string" office:string-value="dentifrice_mini.png" calcext:value-type="string">
            <text:p>dentifrice_mini.png</text:p>
          </table:table-cell>
          <table:table-cell table:formula="of:=CONCATENATE(UTILTRANSFORMEENMOTSCLES([Dechet.G64]);&quot;,&quot;;[Dechet.I64])" office:value-type="string" office:string-value="creme,dentifrice,(tube),creme,tube,tube,dentifrice," calcext:value-type="string">
            <text:p>creme,dentifrice,(tube),creme,tube,tube,dentifrice,</text:p>
          </table:table-cell>
          <table:table-cell table:formula="of:=CONCATENATE(UTILTRANSFORMEENMOTSCLES([Dechet.H64]);&quot;,&quot;;[Dechet.J64])" office:value-type="string" office:string-value="cream,and,toothpaste,(tube),tube,cream,toothpaste," calcext:value-type="string">
            <text:p>cream,and,toothpaste,(tube),tube,cream,toothpaste,</text:p>
          </table:table-cell>
          <table:table-cell table:number-columns-repeated="2"/>
          <table:table-cell table:style-name="ce70" table:formula="of:=JSONDECHETS([.A64];[.B64];[.C64];[.D64];[.E64];[.F64];[.T64];[.U64];[.G64];[.H64];[.K64];[.L64];[.M64];[.N64];[.P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table:number-columns-repeated="2"/>
          <table:table-cell table:style-name="ce27"/>
          <table:table-cell table:style-name="ce36" office:value-type="string" calcext:value-type="string">
            <text:p>desinfectant_toilett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sdb</text:p>
          </table:table-cell>
          <table:table-cell/>
          <table:table-cell table:formula="of:=SUBSTITUTE([Dechet.L65];&quot;_petit&quot;;&quot;&quot;)" office:value-type="string" office:string-value="desinfectant_toilette_mini.png" calcext:value-type="string">
            <text:p>desinfectant_toilette_mini.png</text:p>
          </table:table-cell>
          <table:table-cell table:formula="of:=CONCATENATE(UTILTRANSFORMEENMOTSCLES([Dechet.G65]);&quot;,&quot;;[Dechet.I65])" office:value-type="string" office:string-value="deboucheur,liquide," calcext:value-type="string">
            <text:p>deboucheur,liquide,</text:p>
          </table:table-cell>
          <table:table-cell table:formula="of:=CONCATENATE(UTILTRANSFORMEENMOTSCLES([Dechet.H65]);&quot;,&quot;;[Dechet.J65])" office:value-type="string" office:string-value="liquid,drain,cleaner," calcext:value-type="string">
            <text:p>liquid,drain,cleaner,</text:p>
          </table:table-cell>
          <table:table-cell table:number-columns-repeated="2"/>
          <table:table-cell table:style-name="ce70" table:formula="of:=JSONDECHETS([.A65];[.B65];[.C65];[.D65];[.E65];[.F65];[.T65];[.U65];[.G65];[.H65];[.K65];[.L65];[.M65];[.N65];[.P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De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9" office:value-type="string" calcext:value-type="string">
            <text:p>deodorant stick, deodorant ball</text:p>
          </table:table-cell>
          <table:table-cell table:style-name="ce9" table:number-columns-repeated="2"/>
          <table:table-cell table:style-name="ce29"/>
          <table:table-cell table:style-name="ce38" office:value-type="string" calcext:value-type="string">
            <text:p>stick_deodorant.png</text:p>
          </table:table-cell>
          <table:table-cell table:style-name="ce49"/>
          <table:table-cell table:style-name="ce52" office:value-type="string" calcext:value-type="string">
            <text:p>MieuxTrierANantes 01/2015</text:p>
          </table:table-cell>
          <table:table-cell table:style-name="ce52" table:number-columns-repeated="3"/>
          <table:table-cell/>
          <table:table-cell table:formula="of:=SUBSTITUTE([Dechet.L66];&quot;_petit&quot;;&quot;&quot;)" office:value-type="string" office:string-value="stick_deodorant.png" calcext:value-type="string">
            <text:p>stick_deodorant.png</text:p>
          </table:table-cell>
          <table:table-cell table:formula="of:=CONCATENATE(UTILTRANSFORMEENMOTSCLES([Dechet.G66]);&quot;,&quot;;[Dechet.I66])" office:value-type="string" office:string-value="deodorant,stick,deodorant,bille," calcext:value-type="string">
            <text:p>deodorant,stick,deodorant,bille,</text:p>
          </table:table-cell>
          <table:table-cell table:formula="of:=CONCATENATE(UTILTRANSFORMEENMOTSCLES([Dechet.H66]);&quot;,&quot;;[Dechet.J66])" office:value-type="string" office:string-value="deodorant,stick,deodorant,ball," calcext:value-type="string">
            <text:p>deodorant,stick,deodorant,ball,</text:p>
          </table:table-cell>
          <table:table-cell table:number-columns-repeated="2"/>
          <table:table-cell table:style-name="ce70" table:formula="of:=JSONDECHETS([.A66];[.B66];[.C66];[.D66];[.E66];[.F66];[.T66];[.U66];[.G66];[.H66];[.K66];[.L66];[.M66];[.N66];[.P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modco_sacbleu&quot;,&quot;recyc&quot;:&quot;NON&quot;,&quot;src&quot;:&quot;MieuxTrierANantes 01/2015&quot;}," calcext:value-type="string">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modco_sacbleu","recyc":"NON","src":"MieuxTrierANantes 01/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Stain</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4" office:value-type="string" calcext:value-type="string">
            <text:p>stain (that is toxic)</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detacheur_universel_vetemen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sdb</text:p>
          </table:table-cell>
          <table:table-cell/>
          <table:table-cell table:formula="of:=SUBSTITUTE([Dechet.L67];&quot;_petit&quot;;&quot;&quot;)" office:value-type="string" office:string-value="detacheur_universel_vetement_mini.png" calcext:value-type="string">
            <text:p>detacheur_universel_vetement_mini.png</text:p>
          </table:table-cell>
          <table:table-cell table:style-name="ce67" table:formula="of:=CONCATENATE(UTILTRANSFORMEENMOTSCLES([Dechet.G67]);&quot;,&quot;;[Dechet.I67])" office:value-type="string" office:string-value="detachant,(cest,un,produit,toxique)," calcext:value-type="string">
            <text:p>detachant,(cest,un,produit,toxique),</text:p>
          </table:table-cell>
          <table:table-cell table:formula="of:=CONCATENATE(UTILTRANSFORMEENMOTSCLES([Dechet.H67]);&quot;,&quot;;[Dechet.J67])" office:value-type="string" office:string-value="stain,(that,is,toxic)," calcext:value-type="string">
            <text:p>stain,(that,is,toxic),</text:p>
          </table:table-cell>
          <table:table-cell table:number-columns-repeated="2"/>
          <table:table-cell table:style-name="ce70" table:formula="of:=JSONDECHETS([.A67];[.B67];[.C67];[.D67];[.E67];[.F67];[.T67];[.U67];[.G67];[.H67];[.K67];[.L67];[.M67];[.N67];[.P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Javel wat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4" office:value-type="string" calcext:value-type="string">
            <text:p>bleach</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bouteille_eau_de_javel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sdb</text:p>
          </table:table-cell>
          <table:table-cell/>
          <table:table-cell table:formula="of:=SUBSTITUTE([Dechet.L68];&quot;_petit&quot;;&quot;&quot;)" office:value-type="string" office:string-value="bouteille_eau_de_javel_mini.png" calcext:value-type="string">
            <text:p>bouteille_eau_de_javel_mini.png</text:p>
          </table:table-cell>
          <table:table-cell table:formula="of:=CONCATENATE(UTILTRANSFORMEENMOTSCLES([Dechet.G68]);&quot;,&quot;;[Dechet.I68])" office:value-type="string" office:string-value="eau,javel," calcext:value-type="string">
            <text:p>eau,javel,</text:p>
          </table:table-cell>
          <table:table-cell table:formula="of:=CONCATENATE(UTILTRANSFORMEENMOTSCLES([Dechet.H68]);&quot;,&quot;;[Dechet.J68])" office:value-type="string" office:string-value="bleach," calcext:value-type="string">
            <text:p>bleach,</text:p>
          </table:table-cell>
          <table:table-cell table:number-columns-repeated="2"/>
          <table:table-cell table:style-name="ce70" table:formula="of:=JSONDECHETS([.A68];[.B68];[.C68];[.D68];[.E68];[.F68];[.T68];[.U68];[.G68];[.H68];[.K68];[.L68];[.M68];[.N68];[.P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Boxboard packaging</text:p>
          </table:table-cell>
          <table:table-cell table:style-name="ce4" office:value-type="string" calcext:value-type="string">
            <text:p>cu_papierscartons</text:p>
          </table:table-cell>
          <table:table-cell table:style-name="ce18" office:value-type="string" calcext:value-type="string">
            <text:p>cat_papiercarton</text:p>
          </table:table-cell>
          <table:table-cell table:style-name="ce4"/>
          <table:table-cell table:style-name="ce4" office:value-type="string" calcext:value-type="string">
            <text:p>emballage en carton plat, Suremballage carton, cartonnette, boîte de céréales, boîte à pizza</text:p>
          </table:table-cell>
          <table:table-cell table:style-name="ce4" office:value-type="string" calcext:value-type="string">
            <text:p>boxboard packaging, Overwrapping cardboard, cardboard, cereal box, pizza box</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cartonett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69];&quot;_petit&quot;;&quot;&quot;)" office:value-type="string" office:string-value="cartonette_mini.png" calcext:value-type="string">
            <text:p>cartonette_mini.png</text:p>
          </table:table-cell>
          <table:table-cell table:formula="of:=CONCATENATE(UTILTRANSFORMEENMOTSCLES([Dechet.G69]);&quot;,&quot;;[Dechet.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H69]);&quot;,&quot;;[Dechet.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70" table:formula="of:=JSONDECHETS([.A69];[.B69];[.C69];[.D69];[.E69];[.F69];[.T69];[.U69];[.G69];[.H69];[.K69];[.L69];[.M69];[.N69];[.P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 en carton plat, Suremballage carton, cartonnette, boîte de céréales, boîte à pizza&quot;,&quot;descr_en&quot;:&quot;boxboard packaging, Overwrapping cardboard, cardboard, cereal box, pizza box&quot;,&quot;mots_cles&quot;:&quot;emballage,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type":"Déchet","type_en":"Garbage","nom":"Emballages carton plat","nom_en":"Boxboard packaging","cat_usuel":"cu_papierscartons","cat_trait":"cat_papiercarton","descr":"emballage en carton plat, Suremballage carton, cartonnette, boîte de céréales, boîte à pizza","descr_en":"boxboard packaging, Overwrapping cardboard, cardboard, cereal box, pizza box","mots_cles":"emballage,carton,plat,suremballage,carton,cartonnette,boite,cereales,boite,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graisChimiques</text:p>
          </table:table-cell>
          <table:table-cell table:style-name="ce9" office:value-type="string" calcext:value-type="string">
            <text:p>Engrais chimiques</text:p>
          </table:table-cell>
          <table:table-cell table:style-name="ce9" office:value-type="string" calcext:value-type="string">
            <text:p>Chemical fertiliz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9" office:value-type="string" calcext:value-type="string">
            <text:p>chemical fertilizers</text:p>
          </table:table-cell>
          <table:table-cell table:style-name="ce9" table:number-columns-repeated="2"/>
          <table:table-cell table:style-name="ce29"/>
          <table:table-cell table:style-name="ce37" office:value-type="string" calcext:value-type="string">
            <text:p>images_non_libres_temp/engrais_mini.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jardin</text:p>
          </table:table-cell>
          <table:table-cell/>
          <table:table-cell table:formula="of:=SUBSTITUTE([Dechet.L70];&quot;_petit&quot;;&quot;&quot;)" office:value-type="string" office:string-value="images_non_libres_temp/engrais_mini.png" calcext:value-type="string">
            <text:p>images_non_libres_temp/engrais_mini.png</text:p>
          </table:table-cell>
          <table:table-cell table:formula="of:=CONCATENATE(UTILTRANSFORMEENMOTSCLES([Dechet.G70]);&quot;,&quot;;[Dechet.I70])" office:value-type="string" office:string-value="engrais,chimiques," calcext:value-type="string">
            <text:p>engrais,chimiques,</text:p>
          </table:table-cell>
          <table:table-cell table:formula="of:=CONCATENATE(UTILTRANSFORMEENMOTSCLES([Dechet.H70]);&quot;,&quot;;[Dechet.J70])" office:value-type="string" office:string-value="chemical,fertilizers," calcext:value-type="string">
            <text:p>chemical,fertilizers,</text:p>
          </table:table-cell>
          <table:table-cell table:number-columns-repeated="2"/>
          <table:table-cell table:style-name="ce70" table:formula="of:=JSONDECHETS([.A70];[.B70];[.C70];[.D70];[.E70];[.F70];[.T70];[.U70];[.G70];[.H70];[.K70];[.L70];[.M70];[.N70];[.P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Envelo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4" office:value-type="string" calcext:value-type="string">
            <text:p>envelope</text:p>
          </table:table-cell>
          <table:table-cell table:style-name="ce4" table:number-columns-repeated="2"/>
          <table:table-cell table:style-name="ce27" office:value-type="string" calcext:value-type="string">
            <text:p>cons_fenetre_enveloppe</text:p>
          </table:table-cell>
          <table:table-cell table:style-name="ce36" office:value-type="string" calcext:value-type="string">
            <text:p>enveloppes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71];&quot;_petit&quot;;&quot;&quot;)" office:value-type="string" office:string-value="enveloppes_mini.png" calcext:value-type="string">
            <text:p>enveloppes_mini.png</text:p>
          </table:table-cell>
          <table:table-cell table:formula="of:=CONCATENATE(UTILTRANSFORMEENMOTSCLES([Dechet.G71]);&quot;,&quot;;[Dechet.I71])" office:value-type="string" office:string-value="enveloppe," calcext:value-type="string">
            <text:p>enveloppe,</text:p>
          </table:table-cell>
          <table:table-cell table:formula="of:=CONCATENATE(UTILTRANSFORMEENMOTSCLES([Dechet.H71]);&quot;,&quot;;[Dechet.J71])" office:value-type="string" office:string-value="envelope," calcext:value-type="string">
            <text:p>envelope,</text:p>
          </table:table-cell>
          <table:table-cell table:number-columns-repeated="2"/>
          <table:table-cell table:style-name="ce70" table:formula="of:=JSONDECHETS([.A71];[.B71];[.C71];[.D71];[.E71];[.F71];[.T71];[.U71];[.G71];[.H71];[.K71];[.L71];[.M71];[.N71];[.P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4" office:value-type="string" calcext:value-type="string">
            <text:p>Peelings / scraps meals</text:p>
          </table:table-cell>
          <table:table-cell table:style-name="ce14"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reste de repas, nourriture</text:p>
          </table:table-cell>
          <table:table-cell table:style-name="ce4" office:value-type="string" calcext:value-type="string">
            <text:p>peeling, food scraps, food</text:p>
          </table:table-cell>
          <table:table-cell table:style-name="ce4"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4"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7"/>
          <table:table-cell table:style-name="ce36" office:value-type="string" calcext:value-type="string">
            <text:p>epeluchure_mini.png</text:p>
          </table:table-cell>
          <table:table-cell table:style-name="ce16"/>
          <table:table-cell table:style-name="ce5" office:value-type="string" calcext:value-type="string">
            <text:p>MieuxTrierANantes 02/2015</text:p>
          </table:table-cell>
          <table:table-cell table:style-name="ce10" office:value-type="string" calcext:value-type="string">
            <text:p>Gwendal Meillarec.Je veux parrainer les épluchures qui vont au compost.</text:p>
          </table:table-cell>
          <table:table-cell table:style-name="ce10" office:value-type="string" calcext:value-type="string">
            <text:p>Gwendal Meillarec</text:p>
          </table:table-cell>
          <table:table-cell table:style-name="ce5"/>
          <table:table-cell/>
          <table:table-cell table:formula="of:=SUBSTITUTE([Dechet.L72];&quot;_petit&quot;;&quot;&quot;)" office:value-type="string" office:string-value="epeluchure_mini.png" calcext:value-type="string">
            <text:p>epeluchure_mini.png</text:p>
          </table:table-cell>
          <table:table-cell table:formula="of:=CONCATENATE(UTILTRANSFORMEENMOTSCLES([Dechet.G72]);&quot;,&quot;;[Dechet.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H72]);&quot;,&quot;;[Dechet.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70" table:formula="of:=JSONDECHETS([.A72];[.B72];[.C72];[.D72];[.E72];[.F72];[.T72];[.U72];[.G72];[.H72];[.K72];[.L72];[.M72];[.N72];[.P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reste de repas, nourriture&quot;,&quot;descr_en&quot;:&quot;peeling, food scraps, food&quot;,&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quot;cons&quot;:&quot;cons_compostage&quot;,&quot;image&quot;:&quot;epeluchure_mini.png&quot;,&quot;modco&quot;:&quot;modco_bacbleu,modco_sacbleu,modco_decheterie,modco_compostage&quot;,&quot;recyc&quot;:&quot;NON&quot;,&quot;src&quot;:&quot;MieuxTrierANantes 02/2015&quot;,&quot;sponsor&quot;:&quot;Gwendal Meillarec&quot;}," calcext:value-type="string">
            <text:p>{"code":"dec_epeluchuresRestesRepas","type":"Déchet","type_en":"Garbage","nom":"Épluchures / restes repas","nom_en":"Peelings / scraps meals","cat_usuel":"cu_vertbois","cat_trait":"cat_organique","descr":"épluchures, reste de repas, nourriture","descr_en":"peeling, food scraps, food","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cons":"cons_compostage","image":"epeluchure_mini.png","modco":"modco_bacbleu,modco_sacbleu,modco_decheterie,modco_compostage","recyc":"NON","src":"MieuxTrierANantes 02/2015","sponsor":"Gwendal Meillarec"},</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 audio et vidéo</text:p>
          </table:table-cell>
          <table:table-cell table:style-name="ce4" office:value-type="string" calcext:value-type="string">
            <text:p>audio and video equipment</text:p>
          </table:table-cell>
          <table:table-cell table:style-name="ce4" table:number-columns-repeated="2"/>
          <table:table-cell table:style-name="ce27"/>
          <table:table-cell table:style-name="ce36" office:value-type="string" calcext:value-type="string">
            <text:p>chaine_hifi_mini.png</text:p>
          </table:table-cell>
          <table:table-cell table:style-name="ce16"/>
          <table:table-cell table:style-name="ce55" office:value-type="string" calcext:value-type="string">
            <text:p>www</text:p>
          </table:table-cell>
          <table:table-cell table:style-name="ce55" table:number-columns-repeated="3"/>
          <table:table-cell/>
          <table:table-cell table:formula="of:=SUBSTITUTE([Dechet.L73];&quot;_petit&quot;;&quot;&quot;)" office:value-type="string" office:string-value="chaine_hifi_mini.png" calcext:value-type="string">
            <text:p>chaine_hifi_mini.png</text:p>
          </table:table-cell>
          <table:table-cell table:formula="of:=CONCATENATE(UTILTRANSFORMEENMOTSCLES([Dechet.G73]);&quot;,&quot;;[Dechet.I73])" office:value-type="string" office:string-value="equipement,audio,video," calcext:value-type="string">
            <text:p>equipement,audio,video,</text:p>
          </table:table-cell>
          <table:table-cell table:formula="of:=CONCATENATE(UTILTRANSFORMEENMOTSCLES([Dechet.H73]);&quot;,&quot;;[Dechet.J73])" office:value-type="string" office:string-value="audio,and,video,equipment," calcext:value-type="string">
            <text:p>audio,and,video,equipment,</text:p>
          </table:table-cell>
          <table:table-cell table:number-columns-repeated="2"/>
          <table:table-cell table:style-name="ce70" table:formula="of:=JSONDECHETS([.A73];[.B73];[.C73];[.D73];[.E73];[.F73];[.T73];[.U73];[.G73];[.H73];[.K73];[.L73];[.M73];[.N73];[.P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 audio et vidéo&quot;,&quot;descr_en&quot;:&quot;audio and video equipment&quot;,&quot;mots_cles&quot;:&quot;equipement,audio,video,&quot;,&quot;mots_cles_en&quot;:&quot;audio,and,video,equipment,&quot;,&quot;cons&quot;:&quot;cons_recuppdv1,cons_ecoparticipation&quot;,&quot;image&quot;:&quot;chaine_hifi_mini.png&quot;,&quot;modco&quot;:&quot;modco_decheterie,modco_ecopoint,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 audio et vidéo","descr_en":"audio and video equipment","mots_cles":"equipement,audio,video,","mots_cles_en":"audio,and,video,equipment,","cons":"cons_recuppdv1,cons_ecoparticipation","image":"chaine_hifi_mini.png","modco":"modco_decheterie,modco_ecopoint,smco_reprise","recyc":"PAS_POUBELLE","src":"www"},</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9" office:value-type="string" calcext:value-type="string">
            <text:p>Turpentine Essenc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9" office:value-type="string" calcext:value-type="string">
            <text:p>turpentine</text:p>
          </table:table-cell>
          <table:table-cell table:style-name="ce9" table:number-columns-repeated="2"/>
          <table:table-cell table:style-name="ce29"/>
          <table:table-cell table:style-name="ce37" office:value-type="string" calcext:value-type="string">
            <text:p>images_non_libres_temp/essence_therebentine_mini.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divers</text:p>
          </table:table-cell>
          <table:table-cell/>
          <table:table-cell table:formula="of:=SUBSTITUTE([Dechet.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G74]);&quot;,&quot;;[Dechet.I74])" office:value-type="string" office:string-value="essence,terebenthine," calcext:value-type="string">
            <text:p>essence,terebenthine,</text:p>
          </table:table-cell>
          <table:table-cell table:formula="of:=CONCATENATE(UTILTRANSFORMEENMOTSCLES([Dechet.H74]);&quot;,&quot;;[Dechet.J74])" office:value-type="string" office:string-value="turpentine," calcext:value-type="string">
            <text:p>turpentine,</text:p>
          </table:table-cell>
          <table:table-cell table:number-columns-repeated="2"/>
          <table:table-cell table:style-name="ce70" table:formula="of:=JSONDECHETS([.A74];[.B74];[.C74];[.D74];[.E74];[.F74];[.T74];[.U74];[.G74];[.H74];[.K74];[.L74];[.M74];[.N74];[.P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Towels (cardboard rol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4" office:value-type="string" calcext:value-type="string">
            <text:p>towels (roll cardboard), cardboard toilet paper roll</text:p>
          </table:table-cell>
          <table:table-cell table:style-name="ce4" table:number-columns-repeated="2"/>
          <table:table-cell table:style-name="ce27"/>
          <table:table-cell table:style-name="ce42" office:value-type="string" calcext:value-type="string">
            <text:p>rouleau_carton_essui_tout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75];&quot;_petit&quot;;&quot;&quot;)" office:value-type="string" office:string-value="rouleau_carton_essui_tout_mini.png" calcext:value-type="string">
            <text:p>rouleau_carton_essui_tout_mini.png</text:p>
          </table:table-cell>
          <table:table-cell table:formula="of:=CONCATENATE(UTILTRANSFORMEENMOTSCLES([Dechet.G75]);&quot;,&quot;;[Dechet.I75])" office:value-type="string" office:string-value="essuie,tout,(rouleau,carton),rouleau,carton,papier,toilette," calcext:value-type="string">
            <text:p>essuie,tout,(rouleau,carton),rouleau,carton,papier,toilette,</text:p>
          </table:table-cell>
          <table:table-cell table:formula="of:=CONCATENATE(UTILTRANSFORMEENMOTSCLES([Dechet.H75]);&quot;,&quot;;[Dechet.J75])" office:value-type="string" office:string-value="towels,(roll,cardboard),cardboard,toilet,paper,roll," calcext:value-type="string">
            <text:p>towels,(roll,cardboard),cardboard,toilet,paper,roll,</text:p>
          </table:table-cell>
          <table:table-cell table:number-columns-repeated="2"/>
          <table:table-cell table:style-name="ce70" table:formula="of:=JSONDECHETS([.A75];[.B75];[.C75];[.D75];[.E75];[.F75];[.T75];[.U75];[.G75];[.H75];[.K75];[.L75];[.M75];[.N75];[.P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Towels (except cardboard roll)</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4" office:value-type="string" calcext:value-type="string">
            <text:p>essuie-tout (sauf rouleau carton), sopalin, papier absorbant, papier toilette</text:p>
          </table:table-cell>
          <table:table-cell table:style-name="ce14" office:value-type="string" calcext:value-type="string">
            <text:p>towels (except cardboard roll), paper towels, paper towels, toilet paper</text:p>
          </table:table-cell>
          <table:table-cell table:style-name="ce14" table:number-columns-repeated="2"/>
          <table:table-cell table:style-name="ce27" office:value-type="string" calcext:value-type="string">
            <text:p>cons_souille</text:p>
          </table:table-cell>
          <table:table-cell table:style-name="ce36" office:value-type="string" calcext:value-type="string">
            <text:p>essui_tout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76];&quot;_petit&quot;;&quot;&quot;)" office:value-type="string" office:string-value="essui_tout_mini.png" calcext:value-type="string">
            <text:p>essui_tout_mini.png</text:p>
          </table:table-cell>
          <table:table-cell table:formula="of:=CONCATENATE(UTILTRANSFORMEENMOTSCLES([Dechet.G76]);&quot;,&quot;;[Dechet.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H76]);&quot;,&quot;;[Dechet.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70" table:formula="of:=JSONDECHETS([.A76];[.B76];[.C76];[.D76];[.E76];[.F76];[.T76];[.U76];[.G76];[.H76];[.K76];[.L76];[.M76];[.N76];[.P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Plastic film</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9" office:value-type="string" calcext:value-type="string">
            <text:p>plastic film</text:p>
          </table:table-cell>
          <table:table-cell table:style-name="ce9" table:number-columns-repeated="2"/>
          <table:table-cell table:style-name="ce29"/>
          <table:table-cell table:style-name="ce38" office:value-type="string" calcext:value-type="string">
            <text:p>film_plastique_mini.png</text:p>
          </table:table-cell>
          <table:table-cell table:style-name="ce49"/>
          <table:table-cell table:style-name="ce54" office:value-type="string" calcext:value-type="string">
            <text:p>MieuxTrierANantes 02/2015</text:p>
          </table:table-cell>
          <table:table-cell table:style-name="ce54" table:number-columns-repeated="3"/>
          <table:table-cell/>
          <table:table-cell table:formula="of:=SUBSTITUTE([Dechet.L77];&quot;_petit&quot;;&quot;&quot;)" office:value-type="string" office:string-value="film_plastique_mini.png" calcext:value-type="string">
            <text:p>film_plastique_mini.png</text:p>
          </table:table-cell>
          <table:table-cell table:formula="of:=CONCATENATE(UTILTRANSFORMEENMOTSCLES([Dechet.G77]);&quot;,&quot;;[Dechet.I77])" office:value-type="string" office:string-value="film,plastique," calcext:value-type="string">
            <text:p>film,plastique,</text:p>
          </table:table-cell>
          <table:table-cell table:formula="of:=CONCATENATE(UTILTRANSFORMEENMOTSCLES([Dechet.H77]);&quot;,&quot;;[Dechet.J77])" office:value-type="string" office:string-value="plastic,film," calcext:value-type="string">
            <text:p>plastic,film,</text:p>
          </table:table-cell>
          <table:table-cell table:number-columns-repeated="2"/>
          <table:table-cell table:style-name="ce70" table:formula="of:=JSONDECHETS([.A77];[.B77];[.C77];[.D77];[.E77];[.F77];[.T77];[.U77];[.G77];[.H77];[.K77];[.L77];[.M77];[.N77];[.P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9" office:value-type="string" calcext:value-type="string">
            <text:p>Photographic Film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 photographiques, diapositive, pellicule</text:p>
          </table:table-cell>
          <table:table-cell table:style-name="ce9" office:value-type="string" calcext:value-type="string">
            <text:p>photographic film, slide, film</text:p>
          </table:table-cell>
          <table:table-cell table:style-name="ce9" table:number-columns-repeated="2"/>
          <table:table-cell table:style-name="ce29"/>
          <table:table-cell table:style-name="ce37" office:value-type="string" calcext:value-type="string">
            <text:p>films_mini.png</text:p>
          </table:table-cell>
          <table:table-cell table:style-name="ce49"/>
          <table:table-cell table:style-name="ce52" office:value-type="string" calcext:value-type="string">
            <text:p>MieuxTrierANantes 02/2015</text:p>
          </table:table-cell>
          <table:table-cell table:style-name="ce52" table:number-columns-repeated="2"/>
          <table:table-cell table:style-name="ce9" office:value-type="string" calcext:value-type="string">
            <text:p>scu_toxiquedivers</text:p>
          </table:table-cell>
          <table:table-cell/>
          <table:table-cell table:formula="of:=SUBSTITUTE([Dechet.L78];&quot;_petit&quot;;&quot;&quot;)" office:value-type="string" office:string-value="films_mini.png" calcext:value-type="string">
            <text:p>films_mini.png</text:p>
          </table:table-cell>
          <table:table-cell table:formula="of:=CONCATENATE(UTILTRANSFORMEENMOTSCLES([Dechet.G78]);&quot;,&quot;;[Dechet.I78])" office:value-type="string" office:string-value="film,photographiques,diapositive,pellicule," calcext:value-type="string">
            <text:p>film,photographiques,diapositive,pellicule,</text:p>
          </table:table-cell>
          <table:table-cell table:formula="of:=CONCATENATE(UTILTRANSFORMEENMOTSCLES([Dechet.H78]);&quot;,&quot;;[Dechet.J78])" office:value-type="string" office:string-value="photographic,film,slide,film," calcext:value-type="string">
            <text:p>photographic,film,slide,film,</text:p>
          </table:table-cell>
          <table:table-cell table:number-columns-repeated="2"/>
          <table:table-cell table:style-name="ce70" table:formula="of:=JSONDECHETS([.A78];[.B78];[.C78];[.D78];[.E78];[.F78];[.T78];[.U78];[.G78];[.H78];[.K78];[.L78];[.M78];[.N78];[.P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 photographiques, diapositive, pellicule&quot;,&quot;descr_en&quot;:&quot;photographic film, slide, film&quot;,&quot;mots_cles&quot;:&quot;film,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calcext:value-type="string">
            <text:p>{"code":"dec_filmsPhotographiques","type":"Déchet","type_en":"Garbage","nom":"Films photographiques","nom_en":"Photographic Films","cat_usuel":"cu_toxique","cat_trait":"cat_ddm","descr":"film photographiques, diapositive, pellicule","descr_en":"photographic film, slide, film","mots_cles":"film,photographiques,diapositive,pellicule,","mots_cles_en":"photographic,film,slide,film,","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treAHuile</text:p>
          </table:table-cell>
          <table:table-cell table:style-name="ce9" office:value-type="string" calcext:value-type="string">
            <text:p>Filtre à huile</text:p>
          </table:table-cell>
          <table:table-cell table:style-name="ce9" office:value-type="string" calcext:value-type="string">
            <text:p>Oil Filter</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9" office:value-type="string" calcext:value-type="string">
            <text:p>oil filter</text:p>
          </table:table-cell>
          <table:table-cell table:style-name="ce9" table:number-columns-repeated="2"/>
          <table:table-cell table:style-name="ce29"/>
          <table:table-cell table:style-name="ce37" office:value-type="string" calcext:value-type="string">
            <text:p>images_non_libres_temp/filtre_huile_petit.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garage</text:p>
          </table:table-cell>
          <table:table-cell/>
          <table:table-cell table:formula="of:=SUBSTITUTE([Dechet.L79];&quot;_petit&quot;;&quot;&quot;)" office:value-type="string" office:string-value="images_non_libres_temp/filtre_huile.png" calcext:value-type="string">
            <text:p>images_non_libres_temp/filtre_huile.png</text:p>
          </table:table-cell>
          <table:table-cell table:formula="of:=CONCATENATE(UTILTRANSFORMEENMOTSCLES([Dechet.G79]);&quot;,&quot;;[Dechet.I79])" office:value-type="string" office:string-value="filtre,huile," calcext:value-type="string">
            <text:p>filtre,huile,</text:p>
          </table:table-cell>
          <table:table-cell table:formula="of:=CONCATENATE(UTILTRANSFORMEENMOTSCLES([Dechet.H79]);&quot;,&quot;;[Dechet.J79])" office:value-type="string" office:string-value="oil,filter," calcext:value-type="string">
            <text:p>oil,filter,</text:p>
          </table:table-cell>
          <table:table-cell table:number-columns-repeated="2"/>
          <table:table-cell table:style-name="ce70" table:formula="of:=JSONDECHETS([.A79];[.B79];[.C79];[.D79];[.E79];[.F79];[.T79];[.U79];[.G79];[.H79];[.K79];[.L79];[.M79];[.N79];[.P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modco_ecopoint&quot;,&quot;recyc&quot;:&quot;PAS_POUBELLE&quot;,&quot;src&quot;:&quot;MieuxTrierANantes 02/2015&quot;}," calcext:value-type="string">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Bottle of cleaning products</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 d'entretien, Flacon produit ménager vide, flacon de produit d'entretien</text:p>
          </table:table-cell>
          <table:table-cell table:style-name="ce4" office:value-type="string" calcext:value-type="string">
            <text:p>bottle of cleaning products, household product empty bottle, bottle of cleaning products</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white_spirit_mini.png</text:p>
          </table:table-cell>
          <table:table-cell table:style-name="ce16" office:value-type="string" calcext:value-type="string">
            <text:p>bouteille_pec_citron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80];&quot;_petit&quot;;&quot;&quot;)" office:value-type="string" office:string-value="bouteille_white_spirit_mini.png" calcext:value-type="string">
            <text:p>bouteille_white_spirit_mini.png</text:p>
          </table:table-cell>
          <table:table-cell table:formula="of:=CONCATENATE(UTILTRANSFORMEENMOTSCLES([Dechet.G80]);&quot;,&quot;;[Dechet.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H80]);&quot;,&quot;;[Dechet.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70" table:formula="of:=JSONDECHETS([.A80];[.B80];[.C80];[.D80];[.E80];[.F80];[.T80];[.U80];[.G80];[.H80];[.K80];[.L80];[.M80];[.N80];[.P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 d'entretien, Flacon produit ménager vide, flacon de produit d'entretien&quot;,&quot;descr_en&quot;:&quot;bottle of cleaning products, household product empty bottle, bottle of cleaning products&quot;,&quot;mots_cles&quot;:&quot;flacon,produit,entretien,flacon,produit,menager,vide,flacon,produit,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type":"Déchet","type_en":"Garbage","nom":"Flacon de produits d'entretien","nom_en":"Bottle of cleaning products","cat_usuel":"cu_plastique","cat_trait":"cat_emr","descr":"flacon de produit d'entretien, Flacon produit ménager vide, flacon de produit d'entretien","descr_en":"bottle of cleaning products, household product empty bottle, bottle of cleaning products","mots_cles":"flacon,produit,entretien,flacon,produit,menager,vide,flacon,produit,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Soap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4" office:value-type="string" calcext:value-type="string">
            <text:p>soap bottle, plastic bottle, soap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flacon_savon_mini.png</text:p>
          </table:table-cell>
          <table:table-cell table:style-name="ce16" office:value-type="string" calcext:value-type="string">
            <text:p>bouteille_savon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81];&quot;_petit&quot;;&quot;&quot;)" office:value-type="string" office:string-value="flacon_savon_mini.png" calcext:value-type="string">
            <text:p>flacon_savon_mini.png</text:p>
          </table:table-cell>
          <table:table-cell table:formula="of:=CONCATENATE(UTILTRANSFORMEENMOTSCLES([Dechet.G81]);&quot;,&quot;;[Dechet.I81])" office:value-type="string" office:string-value="flacon,savon,flacon,plastique,flacon,savon," calcext:value-type="string">
            <text:p>flacon,savon,flacon,plastique,flacon,savon,</text:p>
          </table:table-cell>
          <table:table-cell table:formula="of:=CONCATENATE(UTILTRANSFORMEENMOTSCLES([Dechet.H81]);&quot;,&quot;;[Dechet.J81])" office:value-type="string" office:string-value="soap,bottle,plastic,bottle,soap,bottle," calcext:value-type="string">
            <text:p>soap,bottle,plastic,bottle,soap,bottle,</text:p>
          </table:table-cell>
          <table:table-cell table:number-columns-repeated="2"/>
          <table:table-cell table:style-name="ce70" table:formula="of:=JSONDECHETS([.A81];[.B81];[.C81];[.D81];[.E81];[.F81];[.T81];[.U81];[.G81];[.H81];[.K81];[.L81];[.M81];[.N81];[.P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ngicides</text:p>
          </table:table-cell>
          <table:table-cell table:style-name="ce10" office:value-type="string" calcext:value-type="string">
            <text:p>Fongicide</text:p>
          </table:table-cell>
          <table:table-cell table:style-name="ce10" office:value-type="string" calcext:value-type="string">
            <text:p>Fu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10" office:value-type="string" calcext:value-type="string">
            <text:p>fungicide</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jardin</text:p>
          </table:table-cell>
          <table:table-cell/>
          <table:table-cell table:formula="of:=SUBSTITUTE([Dechet.L82];&quot;_petit&quot;;&quot;&quot;)" office:value-type="string" office:string-value="images_non_libres_temp/fongicide_mini.png" calcext:value-type="string">
            <text:p>images_non_libres_temp/fongicide_mini.png</text:p>
          </table:table-cell>
          <table:table-cell table:formula="of:=CONCATENATE(UTILTRANSFORMEENMOTSCLES([Dechet.G82]);&quot;,&quot;;[Dechet.I82])" office:value-type="string" office:string-value="fongicide," calcext:value-type="string">
            <text:p>fongicide,</text:p>
          </table:table-cell>
          <table:table-cell table:formula="of:=CONCATENATE(UTILTRANSFORMEENMOTSCLES([Dechet.H82]);&quot;,&quot;;[Dechet.J82])" office:value-type="string" office:string-value="fungicide," calcext:value-type="string">
            <text:p>fungicide,</text:p>
          </table:table-cell>
          <table:table-cell table:number-columns-repeated="2"/>
          <table:table-cell table:style-name="ce70" table:formula="of:=JSONDECHETS([.A82];[.B82];[.C82];[.D82];[.E82];[.F82];[.T82];[.U82];[.G82];[.H82];[.K82];[.L82];[.M82];[.N82];[.P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Supplies (except P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21"/>
          <table:table-cell table:style-name="ce4" office:value-type="string" calcext:value-type="string">
            <text:p>fourniture (hor papier), fourniture de bureau, crayon, stylo, feutre, gomme, agrafeuse, règle, compas, pochette plastique, classeur, trombone, taille-crayon, ciseaux</text:p>
          </table:table-cell>
          <table:table-cell table:style-name="ce4" office:value-type="string" calcext:value-type="string">
            <text:p>supplies (except paper), office supplies, pencil, pen, marker, eraser, stapler, ruler, compass, plastic bag, binder, paper clip, pencil sharpener, scissors</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83];&quot;_petit&quot;;&quot;&quot;)" office:value-type="string" office:string-value="crayon_mini.png" calcext:value-type="string">
            <text:p>crayon_mini.png</text:p>
          </table:table-cell>
          <table:table-cell table:formula="of:=CONCATENATE(UTILTRANSFORMEENMOTSCLES([Dechet.G83]);&quot;,&quot;;[Dechet.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H83]);&quot;,&quot;;[Dechet.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70" table:formula="of:=JSONDECHETS([.A83];[.B83];[.C83];[.D83];[.E83];[.F83];[.T83];[.U83];[.G83];[.H83];[.K83];[.L83];[.M83];[.N83];[.P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 (hor papier), fourniture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hor,papier),fourniture,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calcext:value-type="string">
            <text:p>{"code":"dec_fournituresHorsPapier","type":"Déchet","type_en":"Garbage","nom":"Fournitures (hors papier)","nom_en":"Supplies (except Paper)","cat_usuel":"cu_divers","cat_trait":"cat_omr","descr":"fourniture (hor papier), fourniture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hor,papier),fourniture,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Turf</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2"/>
          <table:table-cell table:style-name="ce4" office:value-type="string" calcext:value-type="string">
            <text:p>gazon, pelouse, herbe</text:p>
          </table:table-cell>
          <table:table-cell table:style-name="ce4" office:value-type="string" calcext:value-type="string">
            <text:p>grass, lawn, grass</text:p>
          </table:table-cell>
          <table:table-cell table:style-name="ce4" table:number-columns-repeated="2"/>
          <table:table-cell table:style-name="ce27"/>
          <table:table-cell table:style-name="ce36" office:value-type="string" calcext:value-type="string">
            <text:p>pelous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84];&quot;_petit&quot;;&quot;&quot;)" office:value-type="string" office:string-value="pelouse_mini.png" calcext:value-type="string">
            <text:p>pelouse_mini.png</text:p>
          </table:table-cell>
          <table:table-cell table:formula="of:=CONCATENATE(UTILTRANSFORMEENMOTSCLES([Dechet.G84]);&quot;,&quot;;[Dechet.I84])" office:value-type="string" office:string-value="gazon,pelouse,herbe," calcext:value-type="string">
            <text:p>gazon,pelouse,herbe,</text:p>
          </table:table-cell>
          <table:table-cell table:formula="of:=CONCATENATE(UTILTRANSFORMEENMOTSCLES([Dechet.H84]);&quot;,&quot;;[Dechet.J84])" office:value-type="string" office:string-value="grass,lawn,grass," calcext:value-type="string">
            <text:p>grass,lawn,grass,</text:p>
          </table:table-cell>
          <table:table-cell table:number-columns-repeated="2"/>
          <table:table-cell table:style-name="ce70" table:formula="of:=JSONDECHETS([.A84];[.B84];[.C84];[.D84];[.E84];[.F84];[.T84];[.U84];[.G84];[.H84];[.K84];[.L84];[.M84];[.N84];[.P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Engrave</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4" office:value-type="string" calcext:value-type="string">
            <text:p>engrave</text:p>
          </table:table-cell>
          <table:table-cell table:style-name="ce4" table:number-columns-repeated="2"/>
          <table:table-cell table:style-name="ce27"/>
          <table:table-cell table:style-name="ce36" office:value-type="string" calcext:value-type="string">
            <text:p>grava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65" office:value-type="string" calcext:value-type="string">
            <text:p>mis dans matériaux</text:p>
          </table:table-cell>
          <table:table-cell/>
          <table:table-cell table:formula="of:=SUBSTITUTE([Dechet.L85];&quot;_petit&quot;;&quot;&quot;)" office:value-type="string" office:string-value="gravat_mini.png" calcext:value-type="string">
            <text:p>gravat_mini.png</text:p>
          </table:table-cell>
          <table:table-cell table:formula="of:=CONCATENATE(UTILTRANSFORMEENMOTSCLES([Dechet.G85]);&quot;,&quot;;[Dechet.I85])" office:value-type="string" office:string-value="gravat," calcext:value-type="string">
            <text:p>gravat,</text:p>
          </table:table-cell>
          <table:table-cell table:formula="of:=CONCATENATE(UTILTRANSFORMEENMOTSCLES([Dechet.H85]);&quot;,&quot;;[Dechet.J85])" office:value-type="string" office:string-value="engrave," calcext:value-type="string">
            <text:p>engrave,</text:p>
          </table:table-cell>
          <table:table-cell table:number-columns-repeated="2"/>
          <table:table-cell table:style-name="ce70" table:formula="of:=JSONDECHETS([.A85];[.B85];[.C85];[.D85];[.E85];[.F85];[.T85];[.U85];[.G85];[.H85];[.K85];[.L85];[.M85];[.N85];[.P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Roasting</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4" office:value-type="string" calcext:value-type="string">
            <text:p>fence, fence</text:p>
          </table:table-cell>
          <table:table-cell table:style-name="ce4" table:number-columns-repeated="2"/>
          <table:table-cell table:style-name="ce27"/>
          <table:table-cell table:style-name="ce36" office:value-type="string" calcext:value-type="string">
            <text:p>grillag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86];&quot;_petit&quot;;&quot;&quot;)" office:value-type="string" office:string-value="grillage_mini.png" calcext:value-type="string">
            <text:p>grillage_mini.png</text:p>
          </table:table-cell>
          <table:table-cell table:formula="of:=CONCATENATE(UTILTRANSFORMEENMOTSCLES([Dechet.G86]);&quot;,&quot;;[Dechet.I86])" office:value-type="string" office:string-value="grillage,cloture," calcext:value-type="string">
            <text:p>grillage,cloture,</text:p>
          </table:table-cell>
          <table:table-cell table:formula="of:=CONCATENATE(UTILTRANSFORMEENMOTSCLES([Dechet.H86]);&quot;,&quot;;[Dechet.J86])" office:value-type="string" office:string-value="fence,fence," calcext:value-type="string">
            <text:p>fence,fence,</text:p>
          </table:table-cell>
          <table:table-cell table:number-columns-repeated="2"/>
          <table:table-cell table:style-name="ce70" table:formula="of:=JSONDECHETS([.A86];[.B86];[.C86];[.D86];[.E86];[.F86];[.T86];[.U86];[.G86];[.H86];[.K86];[.L86];[.M86];[.N86];[.P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calcext:value-type="string">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Guitar</text:p>
          </table:table-cell>
          <table:table-cell table:style-name="ce4" office:value-type="string" calcext:value-type="string">
            <text:p>cu_divers</text:p>
          </table:table-cell>
          <table:table-cell table:style-name="ce17" office:value-type="string" calcext:value-type="string">
            <text:p>cat_instrument</text:p>
          </table:table-cell>
          <table:table-cell table:style-name="ce4"/>
          <table:table-cell table:style-name="ce4" office:value-type="string" calcext:value-type="string">
            <text:p>guitare</text:p>
          </table:table-cell>
          <table:table-cell table:style-name="ce4" office:value-type="string" calcext:value-type="string">
            <text:p>guitar</text:p>
          </table:table-cell>
          <table:table-cell table:style-name="ce4" table:number-columns-repeated="2"/>
          <table:table-cell table:style-name="ce27"/>
          <table:table-cell table:style-name="ce36" office:value-type="string" calcext:value-type="string">
            <text:p>guitar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87];&quot;_petit&quot;;&quot;&quot;)" office:value-type="string" office:string-value="guitare_mini.png" calcext:value-type="string">
            <text:p>guitare_mini.png</text:p>
          </table:table-cell>
          <table:table-cell table:formula="of:=CONCATENATE(UTILTRANSFORMEENMOTSCLES([Dechet.G87]);&quot;,&quot;;[Dechet.I87])" office:value-type="string" office:string-value="guitare," calcext:value-type="string">
            <text:p>guitare,</text:p>
          </table:table-cell>
          <table:table-cell table:formula="of:=CONCATENATE(UTILTRANSFORMEENMOTSCLES([Dechet.H87]);&quot;,&quot;;[Dechet.J87])" office:value-type="string" office:string-value="guitar," calcext:value-type="string">
            <text:p>guitar,</text:p>
          </table:table-cell>
          <table:table-cell table:number-columns-repeated="2"/>
          <table:table-cell table:style-name="ce70" table:formula="of:=JSONDECHETS([.A87];[.B87];[.C87];[.D87];[.E87];[.F87];[.T87];[.U87];[.G87];[.H87];[.K87];[.L87];[.M87];[.N87];[.P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calcext:value-type="string">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erbicides</text:p>
          </table:table-cell>
          <table:table-cell table:number-columns-repeated="2"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4" office:value-type="string" calcext:value-type="string">
            <text:p>herbicide, weedkiller</text:p>
          </table:table-cell>
          <table:table-cell table:style-name="ce4" table:number-columns-repeated="2"/>
          <table:table-cell table:style-name="ce27"/>
          <table:table-cell table:style-name="ce36" office:value-type="string" calcext:value-type="string">
            <text:p>desherban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jardin</text:p>
          </table:table-cell>
          <table:table-cell/>
          <table:table-cell table:formula="of:=SUBSTITUTE([Dechet.L88];&quot;_petit&quot;;&quot;&quot;)" office:value-type="string" office:string-value="desherbant_mini.png" calcext:value-type="string">
            <text:p>desherbant_mini.png</text:p>
          </table:table-cell>
          <table:table-cell table:formula="of:=CONCATENATE(UTILTRANSFORMEENMOTSCLES([Dechet.G88]);&quot;,&quot;;[Dechet.I88])" office:value-type="string" office:string-value="herbicide,desherbant," calcext:value-type="string">
            <text:p>herbicide,desherbant,</text:p>
          </table:table-cell>
          <table:table-cell table:formula="of:=CONCATENATE(UTILTRANSFORMEENMOTSCLES([Dechet.H88]);&quot;,&quot;;[Dechet.J88])" office:value-type="string" office:string-value="herbicide,weedkiller," calcext:value-type="string">
            <text:p>herbicide,weedkiller,</text:p>
          </table:table-cell>
          <table:table-cell table:number-columns-repeated="2"/>
          <table:table-cell table:style-name="ce70" table:formula="of:=JSONDECHETS([.A88];[.B88];[.C88];[.D88];[.E88];[.F88];[.T88];[.U88];[.G88];[.H88];[.K88];[.L88];[.M88];[.N88];[.P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Alimentaire</text:p>
          </table:table-cell>
          <table:table-cell table:style-name="ce4" office:value-type="string" calcext:value-type="string">
            <text:p>Huile alimentaire</text:p>
          </table:table-cell>
          <table:table-cell table:style-name="ce13" office:value-type="string" calcext:value-type="string">
            <text:p>Edible oil</text:p>
          </table:table-cell>
          <table:table-cell table:style-name="ce15" office:value-type="string" calcext:value-type="string">
            <text:p>cu_vertboi</text:p>
          </table:table-cell>
          <table:table-cell table:style-name="ce4" office:value-type="string" calcext:value-type="string">
            <text:p>cat_omr</text:p>
          </table:table-cell>
          <table:table-cell table:style-name="ce4"/>
          <table:table-cell table:style-name="ce4" office:value-type="string" calcext:value-type="string">
            <text:p>huile alimentaire, huile de friture</text:p>
          </table:table-cell>
          <table:table-cell table:style-name="ce4" office:value-type="string" calcext:value-type="string">
            <text:p>edible oil, cooking oil</text:p>
          </table:table-cell>
          <table:table-cell table:style-name="ce4" table:number-columns-repeated="2"/>
          <table:table-cell table:style-name="ce27" office:value-type="string" calcext:value-type="string">
            <text:p>cons_huileAlimentaire</text:p>
          </table:table-cell>
          <table:table-cell table:style-name="ce36" office:value-type="string" calcext:value-type="string">
            <text:p>images_non_libres_temp/huile_vegetale_mini.png</text:p>
          </table:table-cell>
          <table:table-cell table:style-name="ce16"/>
          <table:table-cell table:style-name="ce52" office:value-type="string" calcext:value-type="string">
            <text:p>09/2015</text:p>
          </table:table-cell>
          <table:table-cell table:style-name="ce52" table:number-columns-repeated="2"/>
          <table:table-cell table:style-name="ce4"/>
          <table:table-cell table:number-columns-repeated="2"/>
          <table:table-cell table:formula="of:=CONCATENATE(UTILTRANSFORMEENMOTSCLES([Dechet.G89]);&quot;,&quot;;[Dechet.I89])" office:value-type="string" office:string-value="huile,alimentaire,huile,friture," calcext:value-type="string">
            <text:p>huile,alimentaire,huile,friture,</text:p>
          </table:table-cell>
          <table:table-cell table:formula="of:=CONCATENATE(UTILTRANSFORMEENMOTSCLES([Dechet.H89]);&quot;,&quot;;[Dechet.J89])" office:value-type="string" office:string-value="edible,oil,cooking,oil," calcext:value-type="string">
            <text:p>edible,oil,cooking,oil,</text:p>
          </table:table-cell>
          <table:table-cell table:number-columns-repeated="2"/>
          <table:table-cell table:style-name="ce70" table:formula="of:=JSONDECHETS([.A89];[.B89];[.C89];[.D89];[.E89];[.F89];[.T89];[.U89];[.G89];[.H89];[.K89];[.L89];[.M89];[.N89];[.P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modco_sacbleu&quot;,&quot;recyc&quot;:&quot;NON&quot;,&quot;src&quot;:&quot;09/2015&quot;}," calcext:value-type="string">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modco_sacbleu","recyc":"NON","src":"09/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Minerale</text:p>
          </table:table-cell>
          <table:table-cell table:style-name="ce10" office:value-type="string" calcext:value-type="string">
            <text:p>Huile moteur</text:p>
          </table:table-cell>
          <table:table-cell table:style-name="ce10" office:value-type="string" calcext:value-type="string">
            <text:p>Engine oil</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huile voiture,huile moteur</text:p>
          </table:table-cell>
          <table:table-cell table:style-name="ce10" office:value-type="string" calcext:value-type="string">
            <text:p>mineral oil, oil car, engine oil</text:p>
          </table:table-cell>
          <table:table-cell table:style-name="ce10" table:number-columns-repeated="2"/>
          <table:table-cell table:style-name="ce32"/>
          <table:table-cell table:style-name="ce37" office:value-type="string" calcext:value-type="string">
            <text:p>images_non_libres_temp/huile_mineral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garage</text:p>
          </table:table-cell>
          <table:table-cell/>
          <table:table-cell table:formula="of:=SUBSTITUTE([Dechet.L90];&quot;_petit&quot;;&quot;&quot;)" office:value-type="string" office:string-value="images_non_libres_temp/huile_minerale_mini.png" calcext:value-type="string">
            <text:p>images_non_libres_temp/huile_minerale_mini.png</text:p>
          </table:table-cell>
          <table:table-cell table:formula="of:=CONCATENATE(UTILTRANSFORMEENMOTSCLES([Dechet.G90]);&quot;,&quot;;[Dechet.I90])" office:value-type="string" office:string-value="huile,minerale,huile,voiture,huile,moteur," calcext:value-type="string">
            <text:p>huile,minerale,huile,voiture,huile,moteur,</text:p>
          </table:table-cell>
          <table:table-cell table:formula="of:=CONCATENATE(UTILTRANSFORMEENMOTSCLES([Dechet.H90]);&quot;,&quot;;[Dechet.J90])" office:value-type="string" office:string-value="mineral,oil,oil,car,engine,oil," calcext:value-type="string">
            <text:p>mineral,oil,oil,car,engine,oil,</text:p>
          </table:table-cell>
          <table:table-cell table:number-columns-repeated="2"/>
          <table:table-cell table:style-name="ce70" table:formula="of:=JSONDECHETS([.A90];[.B90];[.C90];[.D90];[.E90];[.F90];[.T90];[.U90];[.G90];[.H90];[.K90];[.L90];[.M90];[.N90];[.P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Vidange</text:p>
          </table:table-cell>
          <table:table-cell table:style-name="ce10" office:value-type="string" calcext:value-type="string">
            <text:p>Huile vidange</text:p>
          </table:table-cell>
          <table:table-cell table:style-name="ce10" office:value-type="string" calcext:value-type="string">
            <text:p>Oil dra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10" office:value-type="string" calcext:value-type="string">
            <text:p>waste oil</text:p>
          </table:table-cell>
          <table:table-cell table:style-name="ce10" table:number-columns-repeated="2"/>
          <table:table-cell table:style-name="ce32"/>
          <table:table-cell table:style-name="ce37" office:value-type="string" calcext:value-type="string">
            <text:p>images_non_libres_temp/huile_vidang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garage</text:p>
          </table:table-cell>
          <table:table-cell/>
          <table:table-cell table:formula="of:=SUBSTITUTE([Dechet.L91];&quot;_petit&quot;;&quot;&quot;)" office:value-type="string" office:string-value="images_non_libres_temp/huile_vidange_mini.png" calcext:value-type="string">
            <text:p>images_non_libres_temp/huile_vidange_mini.png</text:p>
          </table:table-cell>
          <table:table-cell table:formula="of:=CONCATENATE(UTILTRANSFORMEENMOTSCLES([Dechet.G91]);&quot;,&quot;;[Dechet.I91])" office:value-type="string" office:string-value="huile,vidange," calcext:value-type="string">
            <text:p>huile,vidange,</text:p>
          </table:table-cell>
          <table:table-cell table:formula="of:=CONCATENATE(UTILTRANSFORMEENMOTSCLES([Dechet.H91]);&quot;,&quot;;[Dechet.J91])" office:value-type="string" office:string-value="waste,oil," calcext:value-type="string">
            <text:p>waste,oil,</text:p>
          </table:table-cell>
          <table:table-cell table:number-columns-repeated="2"/>
          <table:table-cell table:style-name="ce70" table:formula="of:=JSONDECHETS([.A91];[.B91];[.C91];[.D91];[.E91];[.F91];[.T91];[.U91];[.G91];[.H91];[.K91];[.L91];[.M91];[.N91];[.P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insecticides</text:p>
          </table:table-cell>
          <table:table-cell table:number-columns-repeated="2"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number-columns-repeated="2" table:style-name="ce10" office:value-type="string" calcext:value-type="string">
            <text:p>insecticides</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9" office:value-type="string" calcext:value-type="string">
            <text:p>scu_toxiqueparasite</text:p>
          </table:table-cell>
          <table:table-cell/>
          <table:table-cell table:formula="of:=SUBSTITUTE([Dechet.L92];&quot;_petit&quot;;&quot;&quot;)" office:value-type="string" office:string-value="images_non_libres_temp/fongicide_mini.png" calcext:value-type="string">
            <text:p>images_non_libres_temp/fongicide_mini.png</text:p>
          </table:table-cell>
          <table:table-cell table:formula="of:=CONCATENATE(UTILTRANSFORMEENMOTSCLES([Dechet.G92]);&quot;,&quot;;[Dechet.I92])" office:value-type="string" office:string-value="insecticides," calcext:value-type="string">
            <text:p>insecticides,</text:p>
          </table:table-cell>
          <table:table-cell table:formula="of:=CONCATENATE(UTILTRANSFORMEENMOTSCLES([Dechet.H92]);&quot;,&quot;;[Dechet.J92])" office:value-type="string" office:string-value="insecticides," calcext:value-type="string">
            <text:p>insecticides,</text:p>
          </table:table-cell>
          <table:table-cell table:number-columns-repeated="2"/>
          <table:table-cell table:style-name="ce70" table:formula="of:=JSONDECHETS([.A92];[.B92];[.C92];[.D92];[.E92];[.F92];[.T92];[.U92];[.G92];[.H92];[.K92];[.L92];[.M92];[.N92];[.P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Toy powered by electricity</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4" office:value-type="string" calcext:value-type="string">
            <text:p>toy powered by electricity, with battery set, electric train</text:p>
          </table:table-cell>
          <table:table-cell table:style-name="ce4" table:number-columns-repeated="2"/>
          <table:table-cell table:style-name="ce27"/>
          <table:table-cell table:style-name="ce36" office:value-type="string" calcext:value-type="string">
            <text:p>jeu_enfant_avec_pil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93];&quot;_petit&quot;;&quot;&quot;)" office:value-type="string" office:string-value="jeu_enfant_avec_pile_mini.png" calcext:value-type="string">
            <text:p>jeu_enfant_avec_pile_mini.png</text:p>
          </table:table-cell>
          <table:table-cell table:formula="of:=CONCATENATE(UTILTRANSFORMEENMOTSCLES([Dechet.G93]);&quot;,&quot;;[Dechet.I93])" office:value-type="string" office:string-value="jouet,alimente,par,electricite,jeu,avec,pile,train,electrique," calcext:value-type="string">
            <text:p>jouet,alimente,par,electricite,jeu,avec,pile,train,electrique,</text:p>
          </table:table-cell>
          <table:table-cell table:formula="of:=CONCATENATE(UTILTRANSFORMEENMOTSCLES([Dechet.H93]);&quot;,&quot;;[Dechet.J93])" office:value-type="string" office:string-value="toy,powered,by,electricity,with,battery,set,electric,train," calcext:value-type="string">
            <text:p>toy,powered,by,electricity,with,battery,set,electric,train,</text:p>
          </table:table-cell>
          <table:table-cell table:number-columns-repeated="2"/>
          <table:table-cell table:style-name="ce70" table:formula="of:=JSONDECHETS([.A93];[.B93];[.C93];[.D93];[.E93];[.F93];[.T93];[.U93];[.G93];[.H93];[.K93];[.L93];[.M93];[.N93];[.P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Non-electronic toy</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4" office:value-type="string" calcext:value-type="string">
            <text:p>non-electronic toy, game, toy, doll, toy car</text:p>
          </table:table-cell>
          <table:table-cell table:style-name="ce4" table:number-columns-repeated="2"/>
          <table:table-cell table:style-name="ce27"/>
          <table:table-cell table:style-name="ce36" office:value-type="string" calcext:value-type="string">
            <text:p>petite_voiture_mini.png</text:p>
          </table:table-cell>
          <table:table-cell table:style-name="ce16" office:value-type="string" calcext:value-type="string">
            <text:p>jouet_enfant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94];&quot;_petit&quot;;&quot;&quot;)" office:value-type="string" office:string-value="petite_voiture_mini.png" calcext:value-type="string">
            <text:p>petite_voiture_mini.png</text:p>
          </table:table-cell>
          <table:table-cell table:formula="of:=CONCATENATE(UTILTRANSFORMEENMOTSCLES([Dechet.G94]);&quot;,&quot;;[Dechet.I94])" office:value-type="string" office:string-value="jouet,non,electronique,jeu,peluche,poupee,petite,voiture," calcext:value-type="string">
            <text:p>jouet,non,electronique,jeu,peluche,poupee,petite,voiture,</text:p>
          </table:table-cell>
          <table:table-cell table:formula="of:=CONCATENATE(UTILTRANSFORMEENMOTSCLES([Dechet.H94]);&quot;,&quot;;[Dechet.J94])" office:value-type="string" office:string-value="non,electronic,toy,game,toy,doll,toy,car," calcext:value-type="string">
            <text:p>non,electronic,toy,game,toy,doll,toy,car,</text:p>
          </table:table-cell>
          <table:table-cell table:number-columns-repeated="2"/>
          <table:table-cell table:style-name="ce70" table:formula="of:=JSONDECHETS([.A94];[.B94];[.C94];[.D94];[.E94];[.F94];[.T94];[.U94];[.G94];[.H94];[.K94];[.L94];[.M94];[.N94];[.P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rnal</text:p>
          </table:table-cell>
          <table:table-cell table:style-name="ce10" office:value-type="string" calcext:value-type="string">
            <text:p>Journal</text:p>
          </table:table-cell>
          <table:table-cell table:style-name="ce10" office:value-type="string" calcext:value-type="string">
            <text:p>Newspap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4" office:value-type="string" calcext:value-type="string">
            <text:p>newspaper, magazine</text:p>
          </table:table-cell>
          <table:table-cell table:style-name="ce4" table:number-columns-repeated="2"/>
          <table:table-cell table:style-name="ce27"/>
          <table:table-cell table:style-name="ce36" office:value-type="string" calcext:value-type="string">
            <text:p>journal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95];&quot;_petit&quot;;&quot;&quot;)" office:value-type="string" office:string-value="journal_mini.png" calcext:value-type="string">
            <text:p>journal_mini.png</text:p>
          </table:table-cell>
          <table:table-cell table:formula="of:=CONCATENATE(UTILTRANSFORMEENMOTSCLES([Dechet.G95]);&quot;,&quot;;[Dechet.I95])" office:value-type="string" office:string-value="journal,revue," calcext:value-type="string">
            <text:p>journal,revue,</text:p>
          </table:table-cell>
          <table:table-cell table:formula="of:=CONCATENATE(UTILTRANSFORMEENMOTSCLES([Dechet.H95]);&quot;,&quot;;[Dechet.J95])" office:value-type="string" office:string-value="newspaper,magazine," calcext:value-type="string">
            <text:p>newspaper,magazine,</text:p>
          </table:table-cell>
          <table:table-cell table:number-columns-repeated="2"/>
          <table:table-cell table:style-name="ce70" table:formula="of:=JSONDECHETS([.A95];[.B95];[.C95];[.D95];[.E95];[.F95];[.T95];[.U95];[.G95];[.H95];[.K95];[.L95];[.M95];[.N95];[.P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Wool</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10" office:value-type="string" calcext:value-type="string">
            <text:p>wool</text:p>
          </table:table-cell>
          <table:table-cell table:style-name="ce10" table:number-columns-repeated="2"/>
          <table:table-cell table:style-name="ce32"/>
          <table:table-cell table:style-name="ce43" office:value-type="string" calcext:value-type="string">
            <text:p>pelotes_laine_mini.png</text:p>
          </table:table-cell>
          <table:table-cell table:style-name="ce37" office:value-type="string" calcext:value-type="string">
            <text:p>images_non_libres_temp/bouteille_produit_menager_mini.png</text:p>
          </table:table-cell>
          <table:table-cell table:style-name="ce25" office:value-type="string" calcext:value-type="string">
            <text:p>MieuxTrierANantes 02/2015</text:p>
          </table:table-cell>
          <table:table-cell table:style-name="ce25" office:value-type="string" calcext:value-type="string">
            <text:p>Clarin-Le Roux Gaelane (Mokkona)</text:p>
          </table:table-cell>
          <table:table-cell table:style-name="ce60" office:value-type="string" calcext:value-type="string">
            <text:p>Mokkona</text:p>
          </table:table-cell>
          <table:table-cell table:style-name="ce25"/>
          <table:table-cell/>
          <table:table-cell table:formula="of:=SUBSTITUTE([Dechet.L96];&quot;_petit&quot;;&quot;&quot;)" office:value-type="string" office:string-value="pelotes_laine_mini.png" calcext:value-type="string">
            <text:p>pelotes_laine_mini.png</text:p>
          </table:table-cell>
          <table:table-cell table:formula="of:=CONCATENATE(UTILTRANSFORMEENMOTSCLES([Dechet.G96]);&quot;,&quot;;[Dechet.I96])" office:value-type="string" office:string-value="laine," calcext:value-type="string">
            <text:p>laine,</text:p>
          </table:table-cell>
          <table:table-cell table:formula="of:=CONCATENATE(UTILTRANSFORMEENMOTSCLES([Dechet.H96]);&quot;,&quot;;[Dechet.J96])" office:value-type="string" office:string-value="wool," calcext:value-type="string">
            <text:p>wool,</text:p>
          </table:table-cell>
          <table:table-cell table:number-columns-repeated="2"/>
          <table:table-cell table:style-name="ce70" table:formula="of:=JSONDECHETS([.A96];[.B96];[.C96];[.D96];[.E96];[.F96];[.T96];[.U96];[.G96];[.H96];[.K96];[.L96];[.M96];[.N96];[.P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quot;sponsor&quot;:&quot;Mokkona&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sponsor":"Mokkona"},</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Glass wool</text:p>
          </table:table-cell>
          <table:table-cell table:style-name="ce4" office:value-type="string" calcext:value-type="string">
            <text:p>cu_divers</text:p>
          </table:table-cell>
          <table:table-cell table:style-name="ce17"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4" office:value-type="string" calcext:value-type="string">
            <text:p>glass wool, glass wool, rock wool</text:p>
          </table:table-cell>
          <table:table-cell table:style-name="ce4" table:number-columns-repeated="2"/>
          <table:table-cell table:style-name="ce27"/>
          <table:table-cell table:style-name="ce36" office:value-type="string" calcext:value-type="string">
            <text:p>laine_roche_mini.png</text:p>
          </table:table-cell>
          <table:table-cell table:style-name="ce37" office:value-type="string" calcext:value-type="string">
            <text:p>images_non_libres_temp/bouteille_produit_menager_vid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97];&quot;_petit&quot;;&quot;&quot;)" office:value-type="string" office:string-value="laine_roche_mini.png" calcext:value-type="string">
            <text:p>laine_roche_mini.png</text:p>
          </table:table-cell>
          <table:table-cell table:formula="of:=CONCATENATE(UTILTRANSFORMEENMOTSCLES([Dechet.G97]);&quot;,&quot;;[Dechet.I97])" office:value-type="string" office:string-value="laine,verre,laine,verre,laine,roche," calcext:value-type="string">
            <text:p>laine,verre,laine,verre,laine,roche,</text:p>
          </table:table-cell>
          <table:table-cell table:formula="of:=CONCATENATE(UTILTRANSFORMEENMOTSCLES([Dechet.H97]);&quot;,&quot;;[Dechet.J97])" office:value-type="string" office:string-value="glass,wool,glass,wool,rock,wool," calcext:value-type="string">
            <text:p>glass,wool,glass,wool,rock,wool,</text:p>
          </table:table-cell>
          <table:table-cell table:number-columns-repeated="2"/>
          <table:table-cell table:style-name="ce70" table:formula="of:=JSONDECHETS([.A97];[.B97];[.C97];[.D97];[.E97];[.F97];[.T97];[.U97];[.G97];[.H97];[.K97];[.L97];[.M97];[.N97];[.P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Lamp</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4" office:value-type="string" calcext:value-type="string">
            <text:p>lamp</text:p>
          </table:table-cell>
          <table:table-cell table:style-name="ce4" table:number-columns-repeated="2"/>
          <table:table-cell table:style-name="ce27"/>
          <table:table-cell table:style-name="ce36" office:value-type="string" calcext:value-type="string">
            <text:p>lampe_chevet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98];&quot;_petit&quot;;&quot;&quot;)" office:value-type="string" office:string-value="lampe_chevet_mini.png" calcext:value-type="string">
            <text:p>lampe_chevet_mini.png</text:p>
          </table:table-cell>
          <table:table-cell table:formula="of:=CONCATENATE(UTILTRANSFORMEENMOTSCLES([Dechet.G98]);&quot;,&quot;;[Dechet.I98])" office:value-type="string" office:string-value="lampe," calcext:value-type="string">
            <text:p>lampe,</text:p>
          </table:table-cell>
          <table:table-cell table:formula="of:=CONCATENATE(UTILTRANSFORMEENMOTSCLES([Dechet.H98]);&quot;,&quot;;[Dechet.J98])" office:value-type="string" office:string-value="lamp," calcext:value-type="string">
            <text:p>lamp,</text:p>
          </table:table-cell>
          <table:table-cell table:number-columns-repeated="2"/>
          <table:table-cell table:style-name="ce70" table:formula="of:=JSONDECHETS([.A98];[.B98];[.C98];[.D98];[.E98];[.F98];[.T98];[.U98];[.G98];[.H98];[.K98];[.L98];[.M98];[.N98];[.P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Wip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4" office:value-type="string" calcext:value-type="string">
            <text:p>wipe</text:p>
          </table:table-cell>
          <table:table-cell table:style-name="ce4" table:number-columns-repeated="2"/>
          <table:table-cell table:style-name="ce27"/>
          <table:table-cell table:style-name="ce36" office:value-type="string" calcext:value-type="string">
            <text:p>lingett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99];&quot;_petit&quot;;&quot;&quot;)" office:value-type="string" office:string-value="lingette_mini.png" calcext:value-type="string">
            <text:p>lingette_mini.png</text:p>
          </table:table-cell>
          <table:table-cell table:formula="of:=CONCATENATE(UTILTRANSFORMEENMOTSCLES([Dechet.G99]);&quot;,&quot;;[Dechet.I99])" office:value-type="string" office:string-value="lingette," calcext:value-type="string">
            <text:p>lingette,</text:p>
          </table:table-cell>
          <table:table-cell table:formula="of:=CONCATENATE(UTILTRANSFORMEENMOTSCLES([Dechet.H99]);&quot;,&quot;;[Dechet.J99])" office:value-type="string" office:string-value="wipe," calcext:value-type="string">
            <text:p>wipe,</text:p>
          </table:table-cell>
          <table:table-cell table:number-columns-repeated="2"/>
          <table:table-cell table:style-name="ce70" table:formula="of:=JSONDECHETS([.A99];[.B99];[.C99];[.D99];[.E99];[.F99];[.T99];[.U99];[.G99];[.H99];[.K99];[.L99];[.M99];[.N99];[.P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calcext:value-type="string">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10" office:value-type="string" calcext:value-type="string">
            <text:p>Liquid cooling</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10" office:value-type="string" calcext:value-type="string">
            <text:p>cooling liquid</text:p>
          </table:table-cell>
          <table:table-cell table:style-name="ce10" table:number-columns-repeated="2"/>
          <table:table-cell table:style-name="ce32"/>
          <table:table-cell table:style-name="ce37" office:value-type="string" calcext:value-type="string">
            <text:p>images_non_libres_temp/liquide_refroidissement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garage</text:p>
          </table:table-cell>
          <table:table-cell/>
          <table:table-cell table:formula="of:=SUBSTITUTE([Dechet.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G100]);&quot;,&quot;;[Dechet.I100])" office:value-type="string" office:string-value="liquide,refroidissement," calcext:value-type="string">
            <text:p>liquide,refroidissement,</text:p>
          </table:table-cell>
          <table:table-cell table:formula="of:=CONCATENATE(UTILTRANSFORMEENMOTSCLES([Dechet.H100]);&quot;,&quot;;[Dechet.J100])" office:value-type="string" office:string-value="cooling,liquid," calcext:value-type="string">
            <text:p>cooling,liquid,</text:p>
          </table:table-cell>
          <table:table-cell table:number-columns-repeated="2"/>
          <table:table-cell table:style-name="ce70" table:formula="of:=JSONDECHETS([.A100];[.B100];[.C100];[.D100];[.E100];[.F100];[.T100];[.U100];[.G100];[.H100];[.K100];[.L100];[.M100];[.N100];[.P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Animal bedding</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10" office:value-type="string" calcext:value-type="string">
            <text:p>animal litter</text:p>
          </table:table-cell>
          <table:table-cell table:style-name="ce10" table:number-columns-repeated="2"/>
          <table:table-cell table:style-name="ce32"/>
          <table:table-cell table:style-name="ce37" office:value-type="string" calcext:value-type="string">
            <text:p>images_non_libres_temp/litiere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01];&quot;_petit&quot;;&quot;&quot;)" office:value-type="string" office:string-value="images_non_libres_temp/litiere_mini.png" calcext:value-type="string">
            <text:p>images_non_libres_temp/litiere_mini.png</text:p>
          </table:table-cell>
          <table:table-cell table:formula="of:=CONCATENATE(UTILTRANSFORMEENMOTSCLES([Dechet.G101]);&quot;,&quot;;[Dechet.I101])" office:value-type="string" office:string-value="litiere,animaux," calcext:value-type="string">
            <text:p>litiere,animaux,</text:p>
          </table:table-cell>
          <table:table-cell table:formula="of:=CONCATENATE(UTILTRANSFORMEENMOTSCLES([Dechet.H101]);&quot;,&quot;;[Dechet.J101])" office:value-type="string" office:string-value="animal,litter," calcext:value-type="string">
            <text:p>animal,litter,</text:p>
          </table:table-cell>
          <table:table-cell table:number-columns-repeated="2"/>
          <table:table-cell table:style-name="ce70" table:formula="of:=JSONDECHETS([.A101];[.B101];[.C101];[.D101];[.E101];[.F101];[.T101];[.U101];[.G101];[.H101];[.K101];[.L101];[.M101];[.N101];[.P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modco_sacbleu&quot;,&quot;recyc&quot;:&quot;NON&quot;,&quot;src&quot;:&quot;MieuxTrierANantes 02/2015&quot;}," calcext:value-type="string">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 bd, bande dessinée</text:p>
          </table:table-cell>
          <table:table-cell table:style-name="ce4" office:value-type="string" calcext:value-type="string">
            <text:p>book, comics, comic</text:p>
          </table:table-cell>
          <table:table-cell table:style-name="ce4" table:number-columns-repeated="2"/>
          <table:table-cell table:style-name="ce27"/>
          <table:table-cell table:style-name="ce36" office:value-type="string" calcext:value-type="string">
            <text:p>livr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02];&quot;_petit&quot;;&quot;&quot;)" office:value-type="string" office:string-value="livre_mini.png" calcext:value-type="string">
            <text:p>livre_mini.png</text:p>
          </table:table-cell>
          <table:table-cell table:formula="of:=CONCATENATE(UTILTRANSFORMEENMOTSCLES([Dechet.G102]);&quot;,&quot;;[Dechet.I102])" office:value-type="string" office:string-value="livre,bd,bande,dessinee," calcext:value-type="string">
            <text:p>livre,bd,bande,dessinee,</text:p>
          </table:table-cell>
          <table:table-cell table:formula="of:=CONCATENATE(UTILTRANSFORMEENMOTSCLES([Dechet.H102]);&quot;,&quot;;[Dechet.J102])" office:value-type="string" office:string-value="book,comics,comic," calcext:value-type="string">
            <text:p>book,comics,comic,</text:p>
          </table:table-cell>
          <table:table-cell table:number-columns-repeated="2"/>
          <table:table-cell table:style-name="ce70" table:formula="of:=JSONDECHETS([.A102];[.B102];[.C102];[.D102];[.E102];[.F102];[.T102];[.U102];[.G102];[.H102];[.K102];[.L102];[.M102];[.N102];[.P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Glasses</text:p>
          </table:table-cell>
          <table:table-cell table:style-name="ce4" office:value-type="string" calcext:value-type="string">
            <text:p>cu_divers</text:p>
          </table:table-cell>
          <table:table-cell table:style-name="ce17" office:value-type="string" calcext:value-type="string">
            <text:p>cat_lunette</text:p>
          </table:table-cell>
          <table:table-cell table:style-name="ce4"/>
          <table:table-cell table:style-name="ce4" office:value-type="string" calcext:value-type="string">
            <text:p>lunette</text:p>
          </table:table-cell>
          <table:table-cell table:style-name="ce4" office:value-type="string" calcext:value-type="string">
            <text:p>glasses</text:p>
          </table:table-cell>
          <table:table-cell table:style-name="ce4" table:number-columns-repeated="2"/>
          <table:table-cell table:style-name="ce27"/>
          <table:table-cell table:style-name="ce36" office:value-type="string" calcext:value-type="string">
            <text:p>lunett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03];&quot;_petit&quot;;&quot;&quot;)" office:value-type="string" office:string-value="lunette_mini.png" calcext:value-type="string">
            <text:p>lunette_mini.png</text:p>
          </table:table-cell>
          <table:table-cell table:formula="of:=CONCATENATE(UTILTRANSFORMEENMOTSCLES([Dechet.G103]);&quot;,&quot;;[Dechet.I103])" office:value-type="string" office:string-value="lunette," calcext:value-type="string">
            <text:p>lunette,</text:p>
          </table:table-cell>
          <table:table-cell table:formula="of:=CONCATENATE(UTILTRANSFORMEENMOTSCLES([Dechet.H103]);&quot;,&quot;;[Dechet.J103])" office:value-type="string" office:string-value="glasses," calcext:value-type="string">
            <text:p>glasses,</text:p>
          </table:table-cell>
          <table:table-cell table:number-columns-repeated="2"/>
          <table:table-cell table:style-name="ce70" table:formula="of:=JSONDECHETS([.A103];[.B103];[.C103];[.D103];[.E103];[.F103];[.T103];[.U103];[.G103];[.H103];[.K103];[.L103];[.M103];[.N103];[.P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calcext:value-type="string">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gazine</text:p>
          </table:table-cell>
          <table:table-cell table:number-columns-repeated="2"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4" office:value-type="string" calcext:value-type="string">
            <text:p>magazine, journal</text:p>
          </table:table-cell>
          <table:table-cell table:style-name="ce4" table:number-columns-repeated="2"/>
          <table:table-cell table:style-name="ce27"/>
          <table:table-cell table:style-name="ce36" office:value-type="string" calcext:value-type="string">
            <text:p>magazines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04];&quot;_petit&quot;;&quot;&quot;)" office:value-type="string" office:string-value="magazines_mini.png" calcext:value-type="string">
            <text:p>magazines_mini.png</text:p>
          </table:table-cell>
          <table:table-cell table:formula="of:=CONCATENATE(UTILTRANSFORMEENMOTSCLES([Dechet.G104]);&quot;,&quot;;[Dechet.I104])" office:value-type="string" office:string-value="magazine,revue," calcext:value-type="string">
            <text:p>magazine,revue,</text:p>
          </table:table-cell>
          <table:table-cell table:formula="of:=CONCATENATE(UTILTRANSFORMEENMOTSCLES([Dechet.H104]);&quot;,&quot;;[Dechet.J104])" office:value-type="string" office:string-value="magazine,journal," calcext:value-type="string">
            <text:p>magazine,journal,</text:p>
          </table:table-cell>
          <table:table-cell table:number-columns-repeated="2"/>
          <table:table-cell table:style-name="ce70" table:formula="of:=JSONDECHETS([.A104];[.B104];[.C104];[.D104];[.E104];[.F104];[.T104];[.U104];[.G104];[.H104];[.K104];[.L104];[.M104];[.N104];[.P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10" office:value-type="string" calcext:value-type="string">
            <text:p>Mastic Body</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10" office:value-type="string" calcext:value-type="string">
            <text:p>body filler</text:p>
          </table:table-cell>
          <table:table-cell table:style-name="ce10" table:number-columns-repeated="2"/>
          <table:table-cell table:style-name="ce32"/>
          <table:table-cell table:style-name="ce37" office:value-type="string" calcext:value-type="string">
            <text:p>images_non_libres_temp/mastic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garage</text:p>
          </table:table-cell>
          <table:table-cell/>
          <table:table-cell table:formula="of:=SUBSTITUTE([Dechet.L105];&quot;_petit&quot;;&quot;&quot;)" office:value-type="string" office:string-value="images_non_libres_temp/mastic_mini.png" calcext:value-type="string">
            <text:p>images_non_libres_temp/mastic_mini.png</text:p>
          </table:table-cell>
          <table:table-cell table:formula="of:=CONCATENATE(UTILTRANSFORMEENMOTSCLES([Dechet.G105]);&quot;,&quot;;[Dechet.I105])" office:value-type="string" office:string-value="mastic,carrosserie," calcext:value-type="string">
            <text:p>mastic,carrosserie,</text:p>
          </table:table-cell>
          <table:table-cell table:formula="of:=CONCATENATE(UTILTRANSFORMEENMOTSCLES([Dechet.H105]);&quot;,&quot;;[Dechet.J105])" office:value-type="string" office:string-value="body,filler," calcext:value-type="string">
            <text:p>body,filler,</text:p>
          </table:table-cell>
          <table:table-cell table:number-columns-repeated="2"/>
          <table:table-cell table:style-name="ce70" table:formula="of:=JSONDECHETS([.A105];[.B105];[.C105];[.D105];[.E105];[.F105];[.T105];[.U105];[.G105];[.H105];[.K105];[.L105];[.M105];[.N105];[.P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Mattres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4" office:value-type="string" calcext:value-type="string">
            <text:p>mattress</text:p>
          </table:table-cell>
          <table:table-cell table:style-name="ce4" table:number-columns-repeated="2"/>
          <table:table-cell table:style-name="ce27"/>
          <table:table-cell table:style-name="ce36" office:value-type="string" calcext:value-type="string">
            <text:p>matelas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06];&quot;_petit&quot;;&quot;&quot;)" office:value-type="string" office:string-value="matelas_mini.png" calcext:value-type="string">
            <text:p>matelas_mini.png</text:p>
          </table:table-cell>
          <table:table-cell table:formula="of:=CONCATENATE(UTILTRANSFORMEENMOTSCLES([Dechet.G106]);&quot;,&quot;;[Dechet.I106])" office:value-type="string" office:string-value="matelas," calcext:value-type="string">
            <text:p>matelas,</text:p>
          </table:table-cell>
          <table:table-cell table:formula="of:=CONCATENATE(UTILTRANSFORMEENMOTSCLES([Dechet.H106]);&quot;,&quot;;[Dechet.J106])" office:value-type="string" office:string-value="mattress," calcext:value-type="string">
            <text:p>mattress,</text:p>
          </table:table-cell>
          <table:table-cell table:number-columns-repeated="2"/>
          <table:table-cell table:style-name="ce70" table:formula="of:=JSONDECHETS([.A106];[.B106];[.C106];[.D106];[.E106];[.F106];[.T106];[.U106];[.G106];[.H106];[.K106];[.L106];[.M106];[.N106];[.P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calcext:value-type="string">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Drug</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4" office:value-type="string" calcext:value-type="string">
            <text:p>drug</text:p>
          </table:table-cell>
          <table:table-cell table:style-name="ce4" table:number-columns-repeated="2"/>
          <table:table-cell table:style-name="ce16" office:value-type="string" calcext:value-type="string">
            <text:p>cons_recupmedicament</text:p>
          </table:table-cell>
          <table:table-cell table:style-name="ce36" office:value-type="string" calcext:value-type="string">
            <text:p>medicaments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medicament</text:p>
          </table:table-cell>
          <table:table-cell/>
          <table:table-cell table:formula="of:=SUBSTITUTE([Dechet.L107];&quot;_petit&quot;;&quot;&quot;)" office:value-type="string" office:string-value="medicaments_mini.png" calcext:value-type="string">
            <text:p>medicaments_mini.png</text:p>
          </table:table-cell>
          <table:table-cell table:formula="of:=CONCATENATE(UTILTRANSFORMEENMOTSCLES([Dechet.G107]);&quot;,&quot;;[Dechet.I107])" office:value-type="string" office:string-value="medicament," calcext:value-type="string">
            <text:p>medicament,</text:p>
          </table:table-cell>
          <table:table-cell table:formula="of:=CONCATENATE(UTILTRANSFORMEENMOTSCLES([Dechet.H107]);&quot;,&quot;;[Dechet.J107])" office:value-type="string" office:string-value="drug," calcext:value-type="string">
            <text:p>drug,</text:p>
          </table:table-cell>
          <table:table-cell table:number-columns-repeated="2"/>
          <table:table-cell table:style-name="ce70" table:formula="of:=JSONDECHETS([.A107];[.B107];[.C107];[.D107];[.E107];[.F107];[.T107];[.U107];[.G107];[.H107];[.K107];[.L107];[.M107];[.N107];[.P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Furnitu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4" office:value-type="string" calcext:value-type="string">
            <text:p>furniture</text:p>
          </table:table-cell>
          <table:table-cell table:style-name="ce4" table:number-columns-repeated="2"/>
          <table:table-cell table:style-name="ce27"/>
          <table:table-cell table:style-name="ce36" office:value-type="string" calcext:value-type="string">
            <text:p>canap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08];&quot;_petit&quot;;&quot;&quot;)" office:value-type="string" office:string-value="canape_mini.png" calcext:value-type="string">
            <text:p>canape_mini.png</text:p>
          </table:table-cell>
          <table:table-cell table:formula="of:=CONCATENATE(UTILTRANSFORMEENMOTSCLES([Dechet.G108]);&quot;,&quot;;[Dechet.I108])" office:value-type="string" office:string-value="meuble," calcext:value-type="string">
            <text:p>meuble,</text:p>
          </table:table-cell>
          <table:table-cell table:formula="of:=CONCATENATE(UTILTRANSFORMEENMOTSCLES([Dechet.H108]);&quot;,&quot;;[Dechet.J108])" office:value-type="string" office:string-value="furniture," calcext:value-type="string">
            <text:p>furniture,</text:p>
          </table:table-cell>
          <table:table-cell table:number-columns-repeated="2"/>
          <table:table-cell table:style-name="ce70" table:formula="of:=JSONDECHETS([.A108];[.B108];[.C108];[.D108];[.E108];[.F108];[.T108];[.U108];[.G108];[.H108];[.K108];[.L108];[.M108];[.N108];[.P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calcext:value-type="string">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Mirro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4" office:value-type="string" calcext:value-type="string">
            <text:p>mirror</text:p>
          </table:table-cell>
          <table:table-cell table:style-name="ce4" table:number-columns-repeated="2"/>
          <table:table-cell table:style-name="ce27"/>
          <table:table-cell table:style-name="ce36" office:value-type="string" calcext:value-type="string">
            <text:p>miroi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09];&quot;_petit&quot;;&quot;&quot;)" office:value-type="string" office:string-value="miroir_mini.png" calcext:value-type="string">
            <text:p>miroir_mini.png</text:p>
          </table:table-cell>
          <table:table-cell table:formula="of:=CONCATENATE(UTILTRANSFORMEENMOTSCLES([Dechet.G109]);&quot;,&quot;;[Dechet.I109])" office:value-type="string" office:string-value="miroir," calcext:value-type="string">
            <text:p>miroir,</text:p>
          </table:table-cell>
          <table:table-cell table:formula="of:=CONCATENATE(UTILTRANSFORMEENMOTSCLES([Dechet.H109]);&quot;,&quot;;[Dechet.J109])" office:value-type="string" office:string-value="mirror," calcext:value-type="string">
            <text:p>mirror,</text:p>
          </table:table-cell>
          <table:table-cell table:number-columns-repeated="2"/>
          <table:table-cell table:style-name="ce70" table:formula="of:=JSONDECHETS([.A109];[.B109];[.C109];[.D109];[.E109];[.F109];[.T109];[.U109];[.G109];[.H109];[.K109];[.L109];[.M109];[.N109];[.P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calcext:value-type="string">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arpe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4" office:value-type="string" calcext:value-type="string">
            <text:p>carpet</text:p>
          </table:table-cell>
          <table:table-cell table:style-name="ce4" table:number-columns-repeated="2"/>
          <table:table-cell table:style-name="ce27"/>
          <table:table-cell table:style-name="ce36" office:value-type="string" calcext:value-type="string">
            <text:p>moquett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10];&quot;_petit&quot;;&quot;&quot;)" office:value-type="string" office:string-value="moquette_mini.png" calcext:value-type="string">
            <text:p>moquette_mini.png</text:p>
          </table:table-cell>
          <table:table-cell table:formula="of:=CONCATENATE(UTILTRANSFORMEENMOTSCLES([Dechet.G110]);&quot;,&quot;;[Dechet.I110])" office:value-type="string" office:string-value="moquette," calcext:value-type="string">
            <text:p>moquette,</text:p>
          </table:table-cell>
          <table:table-cell table:formula="of:=CONCATENATE(UTILTRANSFORMEENMOTSCLES([Dechet.H110]);&quot;,&quot;;[Dechet.J110])" office:value-type="string" office:string-value="carpet," calcext:value-type="string">
            <text:p>carpet,</text:p>
          </table:table-cell>
          <table:table-cell table:number-columns-repeated="2"/>
          <table:table-cell table:style-name="ce70" table:formula="of:=JSONDECHETS([.A110];[.B110];[.C110];[.D110];[.E110];[.F110];[.T110];[.U110];[.G110];[.H110];[.K110];[.L110];[.M110];[.N110];[.P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calcext:value-type="string">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Rat poison</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4" office:value-type="string" calcext:value-type="string">
            <text:p>rat poison, rat poison</text:p>
          </table:table-cell>
          <table:table-cell table:style-name="ce4" table:number-columns-repeated="2"/>
          <table:table-cell table:style-name="ce27"/>
          <table:table-cell table:style-name="ce36" office:value-type="string" calcext:value-type="string">
            <text:p>mortaurat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parasite</text:p>
          </table:table-cell>
          <table:table-cell/>
          <table:table-cell table:formula="of:=SUBSTITUTE([Dechet.L111];&quot;_petit&quot;;&quot;&quot;)" office:value-type="string" office:string-value="mortaurat_mini.png" calcext:value-type="string">
            <text:p>mortaurat_mini.png</text:p>
          </table:table-cell>
          <table:table-cell table:formula="of:=CONCATENATE(UTILTRANSFORMEENMOTSCLES([Dechet.G111]);&quot;,&quot;;[Dechet.I111])" office:value-type="string" office:string-value="mort,rats,raticide,," calcext:value-type="string">
            <text:p>mort,rats,raticide,,</text:p>
          </table:table-cell>
          <table:table-cell table:formula="of:=CONCATENATE(UTILTRANSFORMEENMOTSCLES([Dechet.H111]);&quot;,&quot;;[Dechet.J111])" office:value-type="string" office:string-value="rat,poison,rat,poison," calcext:value-type="string">
            <text:p>rat,poison,rat,poison,</text:p>
          </table:table-cell>
          <table:table-cell table:number-columns-repeated="2"/>
          <table:table-cell table:style-name="ce70" table:formula="of:=JSONDECHETS([.A111];[.B111];[.C111];[.D111];[.E111];[.F111];[.T111];[.U111];[.G111];[.H111];[.K111];[.L111];[.M111];[.N111];[.P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modco_ecopoint&quot;,&quot;recyc&quot;:&quot;PAS_POUBELLE&quot;,&quot;src&quot;:&quot;MieuxTrierANantes 02/2015&quot;}," calcext:value-type="string">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Tiss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4" office:value-type="string" calcext:value-type="string">
            <text:p>tissue</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mouchoirs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12];&quot;_petit&quot;;&quot;&quot;)" office:value-type="string" office:string-value="mouchoirs_mini.png" calcext:value-type="string">
            <text:p>mouchoirs_mini.png</text:p>
          </table:table-cell>
          <table:table-cell table:formula="of:=CONCATENATE(UTILTRANSFORMEENMOTSCLES([Dechet.G112]);&quot;,&quot;;[Dechet.I112])" office:value-type="string" office:string-value="mouchoir," calcext:value-type="string">
            <text:p>mouchoir,</text:p>
          </table:table-cell>
          <table:table-cell table:formula="of:=CONCATENATE(UTILTRANSFORMEENMOTSCLES([Dechet.H112]);&quot;,&quot;;[Dechet.J112])" office:value-type="string" office:string-value="tissue," calcext:value-type="string">
            <text:p>tissue,</text:p>
          </table:table-cell>
          <table:table-cell table:number-columns-repeated="2"/>
          <table:table-cell table:style-name="ce70" table:formula="of:=JSONDECHETS([.A112];[.B112];[.C112];[.D112];[.E112];[.F112];[.T112];[.U112];[.G112];[.H112];[.K112];[.L112];[.M112];[.N112];[.P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calcext:value-type="string">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aphtaline</text:p>
          </table:table-cell>
          <table:table-cell table:style-name="ce10" office:value-type="string" calcext:value-type="string">
            <text:p>Naphtaline</text:p>
          </table:table-cell>
          <table:table-cell table:style-name="ce10" office:value-type="string" calcext:value-type="string">
            <text:p>Naphthale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 antimite</text:p>
          </table:table-cell>
          <table:table-cell table:style-name="ce10" office:value-type="string" calcext:value-type="string">
            <text:p>mothballs, moth</text:p>
          </table:table-cell>
          <table:table-cell table:style-name="ce10" table:number-columns-repeated="2"/>
          <table:table-cell table:style-name="ce32"/>
          <table:table-cell table:style-name="ce37" office:value-type="string" calcext:value-type="string">
            <text:p>images_non_libres_temp/naphtalin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parasite</text:p>
          </table:table-cell>
          <table:table-cell/>
          <table:table-cell table:formula="of:=SUBSTITUTE([Dechet.L113];&quot;_petit&quot;;&quot;&quot;)" office:value-type="string" office:string-value="images_non_libres_temp/naphtaline_mini.png" calcext:value-type="string">
            <text:p>images_non_libres_temp/naphtaline_mini.png</text:p>
          </table:table-cell>
          <table:table-cell table:formula="of:=CONCATENATE(UTILTRANSFORMEENMOTSCLES([Dechet.G113]);&quot;,&quot;;[Dechet.I113])" office:value-type="string" office:string-value="naphtaline,antimite," calcext:value-type="string">
            <text:p>naphtaline,antimite,</text:p>
          </table:table-cell>
          <table:table-cell table:formula="of:=CONCATENATE(UTILTRANSFORMEENMOTSCLES([Dechet.H113]);&quot;,&quot;;[Dechet.J113])" office:value-type="string" office:string-value="mothballs,moth," calcext:value-type="string">
            <text:p>mothballs,moth,</text:p>
          </table:table-cell>
          <table:table-cell table:number-columns-repeated="2"/>
          <table:table-cell table:style-name="ce70" table:formula="of:=JSONDECHETS([.A113];[.B113];[.C113];[.D113];[.E113];[.F113];[.T113];[.U113];[.G113];[.H113];[.K113];[.L113];[.M113];[.N113];[.P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5" office:value-type="string" calcext:value-type="string">
            <text:p>dec_neons</text:p>
          </table:table-cell>
          <table:table-cell table:style-name="ce5" office:value-type="string" calcext:value-type="string">
            <text:p>Néon</text:p>
          </table:table-cell>
          <table:table-cell table:style-name="ce5" office:value-type="string" calcext:value-type="string">
            <text:p>Neon</text:p>
          </table:table-cell>
          <table:table-cell table:style-name="ce4" office:value-type="string" calcext:value-type="string">
            <text:p>cu_toxique</text:p>
          </table:table-cell>
          <table:table-cell table:style-name="ce19" office:value-type="string" calcext:value-type="string">
            <text:p>cat_ampouleseco</text:p>
          </table:table-cell>
          <table:table-cell table:style-name="ce5"/>
          <table:table-cell table:style-name="ce5" office:value-type="string" calcext:value-type="string">
            <text:p>néon</text:p>
          </table:table-cell>
          <table:table-cell table:style-name="ce5" office:value-type="string" calcext:value-type="string">
            <text:p>neon</text:p>
          </table:table-cell>
          <table:table-cell table:style-name="ce5" table:number-columns-repeated="2"/>
          <table:table-cell table:style-name="ce33"/>
          <table:table-cell table:style-name="ce39" office:value-type="string" calcext:value-type="string">
            <text:p>neon_mini.png</text:p>
          </table:table-cell>
          <table:table-cell table:style-name="ce16"/>
          <table:table-cell table:style-name="ce59" office:value-type="string" calcext:value-type="string">
            <text:p>MieuxTrierANantes 02/2015</text:p>
          </table:table-cell>
          <table:table-cell table:style-name="ce59" table:number-columns-repeated="2"/>
          <table:table-cell table:style-name="ce5" office:value-type="string" calcext:value-type="string">
            <text:p>scu_toxiquedivers</text:p>
          </table:table-cell>
          <table:table-cell/>
          <table:table-cell table:formula="of:=SUBSTITUTE([Dechet.L114];&quot;_petit&quot;;&quot;&quot;)" office:value-type="string" office:string-value="neon_mini.png" calcext:value-type="string">
            <text:p>neon_mini.png</text:p>
          </table:table-cell>
          <table:table-cell table:formula="of:=CONCATENATE(UTILTRANSFORMEENMOTSCLES([Dechet.G114]);&quot;,&quot;;[Dechet.I114])" office:value-type="string" office:string-value="neon," calcext:value-type="string">
            <text:p>neon,</text:p>
          </table:table-cell>
          <table:table-cell table:formula="of:=CONCATENATE(UTILTRANSFORMEENMOTSCLES([Dechet.H114]);&quot;,&quot;;[Dechet.J114])" office:value-type="string" office:string-value="neon," calcext:value-type="string">
            <text:p>neon,</text:p>
          </table:table-cell>
          <table:table-cell table:number-columns-repeated="2"/>
          <table:table-cell table:style-name="ce70" table:formula="of:=JSONDECHETS([.A114];[.B114];[.C114];[.D114];[.E114];[.F114];[.T114];[.U114];[.G114];[.H114];[.K114];[.L114];[.M114];[.N114];[.P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calcext:value-type="string">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10" office:value-type="string" calcext:value-type="string">
            <text:p>Cleaner ammonia</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10" office:value-type="string" calcext:value-type="string">
            <text:p>cleaner with ammonia</text:p>
          </table:table-cell>
          <table:table-cell table:style-name="ce10" table:number-columns-repeated="2"/>
          <table:table-cell table:style-name="ce32"/>
          <table:table-cell table:style-name="ce43" office:value-type="string" calcext:value-type="string">
            <text:p>bouteille_ammoniaque_mini.png</text:p>
          </table:table-cell>
          <table:table-cell table:style-name="ce16"/>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cuisine</text:p>
          </table:table-cell>
          <table:table-cell/>
          <table:table-cell table:formula="of:=SUBSTITUTE([Dechet.L115];&quot;_petit&quot;;&quot;&quot;)" office:value-type="string" office:string-value="bouteille_ammoniaque_mini.png" calcext:value-type="string">
            <text:p>bouteille_ammoniaque_mini.png</text:p>
          </table:table-cell>
          <table:table-cell table:formula="of:=CONCATENATE(UTILTRANSFORMEENMOTSCLES([Dechet.G115]);&quot;,&quot;;[Dechet.I115])" office:value-type="string" office:string-value="nettoyant,lammoniac," calcext:value-type="string">
            <text:p>nettoyant,lammoniac,</text:p>
          </table:table-cell>
          <table:table-cell table:formula="of:=CONCATENATE(UTILTRANSFORMEENMOTSCLES([Dechet.H115]);&quot;,&quot;;[Dechet.J115])" office:value-type="string" office:string-value="cleaner,with,ammonia," calcext:value-type="string">
            <text:p>cleaner,with,ammonia,</text:p>
          </table:table-cell>
          <table:table-cell table:number-columns-repeated="2"/>
          <table:table-cell table:style-name="ce70" table:formula="of:=JSONDECHETS([.A115];[.B115];[.C115];[.D115];[.E115];[.F115];[.T115];[.U115];[.G115];[.H115];[.K115];[.L115];[.M115];[.N115];[.P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modco_ecopoint&quot;,&quot;recyc&quot;:&quot;PAS_POUBELLE&quot;,&quot;src&quot;:&quot;MieuxTrierANantes 02/2015&quot;}," calcext:value-type="string">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 cuivre et argenterie</text:p>
          </table:table-cell>
          <table:table-cell table:style-name="ce9" office:value-type="string" calcext:value-type="string">
            <text:p>copper and silver cleaners</text:p>
          </table:table-cell>
          <table:table-cell table:style-name="ce9" table:number-columns-repeated="2"/>
          <table:table-cell table:style-name="ce29"/>
          <table:table-cell table:style-name="ce38" office:value-type="string" calcext:value-type="string">
            <text:p>nettoyant_cuivre_mini.png</text:p>
          </table:table-cell>
          <table:table-cell table:style-name="ce49"/>
          <table:table-cell table:style-name="ce54" office:value-type="string" calcext:value-type="string">
            <text:p>MieuxTrierANantes 02/2015</text:p>
          </table:table-cell>
          <table:table-cell table:style-name="ce54" table:number-columns-repeated="2"/>
          <table:table-cell table:style-name="ce9" office:value-type="string" calcext:value-type="string">
            <text:p>scu_toxiquecuisine</text:p>
          </table:table-cell>
          <table:table-cell/>
          <table:table-cell table:formula="of:=SUBSTITUTE([Dechet.L116];&quot;_petit&quot;;&quot;&quot;)" office:value-type="string" office:string-value="nettoyant_cuivre_mini.png" calcext:value-type="string">
            <text:p>nettoyant_cuivre_mini.png</text:p>
          </table:table-cell>
          <table:table-cell table:formula="of:=CONCATENATE(UTILTRANSFORMEENMOTSCLES([Dechet.G116]);&quot;,&quot;;[Dechet.I116])" office:value-type="string" office:string-value="nettoyant,cuivre,argenterie," calcext:value-type="string">
            <text:p>nettoyant,cuivre,argenterie,</text:p>
          </table:table-cell>
          <table:table-cell table:formula="of:=CONCATENATE(UTILTRANSFORMEENMOTSCLES([Dechet.H116]);&quot;,&quot;;[Dechet.J116])" office:value-type="string" office:string-value="copper,and,silver,cleaners," calcext:value-type="string">
            <text:p>copper,and,silver,cleaners,</text:p>
          </table:table-cell>
          <table:table-cell table:number-columns-repeated="2"/>
          <table:table-cell table:style-name="ce70" table:formula="of:=JSONDECHETS([.A116];[.B116];[.C116];[.D116];[.E116];[.F116];[.T116];[.U116];[.G116];[.H116];[.K116];[.L116];[.M116];[.N116];[.P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 cuivre et argenterie&quot;,&quot;descr_en&quot;:&quot;copper and silver cleaners&quot;,&quot;mots_cles&quot;:&quot;nettoyant,cuivre,argenterie,&quot;,&quot;mots_cles_en&quot;:&quot;copper,and,silver,cleaners,&quot;,&quot;cons&quot;:&quot;cons_toxique&quot;,&quot;image&quot;:&quot;nettoyant_cuivre_mini.png&quot;,&quot;modco&quot;:&quot;modco_decheterie,modco_ecopoint&quot;,&quot;recyc&quot;:&quot;PAS_POUBELLE&quot;,&quot;src&quot;:&quot;MieuxTrierANantes 02/2015&quot;}," calcext:value-type="string">
            <text:p>{"code":"dec_nettoyantsCuivreEtArgenterie","type":"Déchet","type_en":"Garbage","nom":"Nettoyants cuivre et argenterie","nom_en":"Copper and silver cleaners","cat_usuel":"cu_toxique","cat_trait":"cat_ddm","descr":"nettoyant cuivre et argenterie","descr_en":"copper and silver cleaners","mots_cles":"nettoyant,cuivre,argenterie,","mots_cles_en":"copper,and,silver,cleaners,","cons":"cons_toxique","image":"nettoyant_cuiv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lay object</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10" office:value-type="string" calcext:value-type="string">
            <text:p>terracotta object</text:p>
          </table:table-cell>
          <table:table-cell table:style-name="ce10" table:number-columns-repeated="2"/>
          <table:table-cell table:style-name="ce32"/>
          <table:table-cell table:style-name="ce37" office:value-type="string" calcext:value-type="string">
            <text:p>terre_cuite_mini.png</text:p>
          </table:table-cell>
          <table:table-cell table:style-name="ce50"/>
          <table:table-cell table:style-name="ce60" office:value-type="string" calcext:value-type="string">
            <text:p>MieuxTrierANantes 02/2015</text:p>
          </table:table-cell>
          <table:table-cell table:style-name="ce60" table:number-columns-repeated="3"/>
          <table:table-cell/>
          <table:table-cell table:formula="of:=SUBSTITUTE([Dechet.L117];&quot;_petit&quot;;&quot;&quot;)" office:value-type="string" office:string-value="terre_cuite_mini.png" calcext:value-type="string">
            <text:p>terre_cuite_mini.png</text:p>
          </table:table-cell>
          <table:table-cell table:formula="of:=CONCATENATE(UTILTRANSFORMEENMOTSCLES([Dechet.G117]);&quot;,&quot;;[Dechet.I117])" office:value-type="string" office:string-value="objet,terre,cuite," calcext:value-type="string">
            <text:p>objet,terre,cuite,</text:p>
          </table:table-cell>
          <table:table-cell table:formula="of:=CONCATENATE(UTILTRANSFORMEENMOTSCLES([Dechet.H117]);&quot;,&quot;;[Dechet.J117])" office:value-type="string" office:string-value="terracotta,object," calcext:value-type="string">
            <text:p>terracotta,object,</text:p>
          </table:table-cell>
          <table:table-cell table:number-columns-repeated="2"/>
          <table:table-cell table:style-name="ce70" table:formula="of:=JSONDECHETS([.A117];[.B117];[.C117];[.D117];[.E117];[.F117];[.T117];[.U117];[.G117];[.H117];[.K117];[.L117];[.M117];[.N117];[.P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calcext:value-type="string">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Laptop</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 portables</text:p>
          </table:table-cell>
          <table:table-cell table:style-name="ce4" office:value-type="string" calcext:value-type="string">
            <text:p>laptop</text:p>
          </table:table-cell>
          <table:table-cell table:style-name="ce4" table:number-columns-repeated="2"/>
          <table:table-cell table:style-name="ce27"/>
          <table:table-cell table:style-name="ce36" office:value-type="string" calcext:value-type="string">
            <text:p>ordi_portable_mini.png</text:p>
          </table:table-cell>
          <table:table-cell table:style-name="ce16"/>
          <table:table-cell table:style-name="ce55" office:value-type="string" calcext:value-type="string">
            <text:p>MieuxTrierANantes 02/2015</text:p>
          </table:table-cell>
          <table:table-cell table:style-name="ce55" table:number-columns-repeated="2"/>
          <table:table-cell table:style-name="ce4" office:value-type="string" calcext:value-type="string">
            <text:p>scu_medicament</text:p>
          </table:table-cell>
          <table:table-cell/>
          <table:table-cell table:formula="of:=SUBSTITUTE([Dechet.L118];&quot;_petit&quot;;&quot;&quot;)" office:value-type="string" office:string-value="ordi_portable_mini.png" calcext:value-type="string">
            <text:p>ordi_portable_mini.png</text:p>
          </table:table-cell>
          <table:table-cell table:formula="of:=CONCATENATE(UTILTRANSFORMEENMOTSCLES([Dechet.G118]);&quot;,&quot;;[Dechet.I118])" office:value-type="string" office:string-value="ordinateur,portables," calcext:value-type="string">
            <text:p>ordinateur,portables,</text:p>
          </table:table-cell>
          <table:table-cell table:formula="of:=CONCATENATE(UTILTRANSFORMEENMOTSCLES([Dechet.H118]);&quot;,&quot;;[Dechet.J118])" office:value-type="string" office:string-value="laptop," calcext:value-type="string">
            <text:p>laptop,</text:p>
          </table:table-cell>
          <table:table-cell table:number-columns-repeated="2"/>
          <table:table-cell table:style-name="ce70" table:formula="of:=JSONDECHETS([.A118];[.B118];[.C118];[.D118];[.E118];[.F118];[.T118];[.U118];[.G118];[.H118];[.K118];[.L118];[.M118];[.N118];[.P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 portables&quot;,&quot;descr_en&quot;:&quot;laptop&quot;,&quot;mots_cles&quot;:&quot;ordinateur,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type":"Déchet","type_en":"Garbage","nom":"Ordinateurs portables","nom_en":"Laptop","cat_usuel":"scu_medicament","cat_trait":"cat_d3e","descr":"ordinateur portables","descr_en":"laptop","mots_cles":"ordinateur,portables,","mots_cles_en":"laptop,","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DIY or gardening tools</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 bricolage ou jardinage, marteau, tournevis, cisaille, scie, râteau, hache</text:p>
          </table:table-cell>
          <table:table-cell table:style-name="ce11" office:value-type="string" calcext:value-type="string">
            <text:p>DIY or gardening tools, hammer, screwdrivers, shears, saw, rake, ax</text:p>
          </table:table-cell>
          <table:table-cell table:style-name="ce11" table:number-columns-repeated="2"/>
          <table:table-cell table:style-name="ce34"/>
          <table:table-cell table:style-name="ce36" office:value-type="string" calcext:value-type="string">
            <text:p>tournevis_mini.png</text:p>
          </table:table-cell>
          <table:table-cell table:style-name="ce16" office:value-type="string" calcext:value-type="string">
            <text:p>marteau_2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119];&quot;_petit&quot;;&quot;&quot;)" office:value-type="string" office:string-value="tournevis_mini.png" calcext:value-type="string">
            <text:p>tournevis_mini.png</text:p>
          </table:table-cell>
          <table:table-cell table:formula="of:=CONCATENATE(UTILTRANSFORMEENMOTSCLES([Dechet.G119]);&quot;,&quot;;[Dechet.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H119]);&quot;,&quot;;[Dechet.J119])" office:value-type="string" office:string-value="diy,or,gardening,tools,hammer,screwdrivers,shears,saw,rake,ax," calcext:value-type="string">
            <text:p>diy,or,gardening,tools,hammer,screwdrivers,shears,saw,rake,ax,</text:p>
          </table:table-cell>
          <table:table-cell table:number-columns-repeated="2"/>
          <table:table-cell table:style-name="ce70" table:formula="of:=JSONDECHETS([.A119];[.B119];[.C119];[.D119];[.E119];[.F119];[.T119];[.U119];[.G119];[.H119];[.K119];[.L119];[.M119];[.N119];[.P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 bricolage ou jardinage, marteau, tournevis, cisaille, scie, râteau, hache&quot;,&quot;descr_en&quot;:&quot;DIY or gardening tools, hammer, screwdrivers, shears, saw, rake, ax&quot;,&quot;mots_cles&quot;:&quot;outil,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calcext:value-type="string">
            <text:p>{"code":"dec_outilsBricolageOuJardinage","type":"Déchet","type_en":"Garbage","nom":"outils bricolage ou jardinage","nom_en":"DIY or gardening tools","cat_usuel":"cu_divers","cat_trait":"cat_omr","descr":"outil bricolage ou jardinage, marteau, tournevis, cisaille, scie, râteau, hache","descr_en":"DIY or gardening tools, hammer, screwdrivers, shears, saw, rake, ax","mots_cles":"outil,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Pap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11" office:value-type="string" calcext:value-type="string">
            <text:p>paper, prospectuses, advertising, film (printed or not)</text:p>
          </table:table-cell>
          <table:table-cell table:style-name="ce11" table:number-columns-repeated="2"/>
          <table:table-cell table:style-name="ce34"/>
          <table:table-cell table:style-name="ce44" office:value-type="string" calcext:value-type="string">
            <text:p>feuilles_petit_2.png</text:p>
          </table:table-cell>
          <table:table-cell table:style-name="ce51"/>
          <table:table-cell table:style-name="ce52" office:value-type="string" calcext:value-type="string">
            <text:p>MieuxTrierANantes 02/2015</text:p>
          </table:table-cell>
          <table:table-cell table:style-name="ce52" table:number-columns-repeated="3"/>
          <table:table-cell/>
          <table:table-cell table:formula="of:=SUBSTITUTE([Dechet.L120];&quot;_petit&quot;;&quot;&quot;)" office:value-type="string" office:string-value="feuilles_2.png" calcext:value-type="string">
            <text:p>feuilles_2.png</text:p>
          </table:table-cell>
          <table:table-cell table:formula="of:=CONCATENATE(UTILTRANSFORMEENMOTSCLES([Dechet.G120]);&quot;,&quot;;[Dechet.I120])" office:value-type="string" office:string-value="papier,prospectus,publicite,feuille,(imprimee,ou,non)," calcext:value-type="string">
            <text:p>papier,prospectus,publicite,feuille,(imprimee,ou,non),</text:p>
          </table:table-cell>
          <table:table-cell table:formula="of:=CONCATENATE(UTILTRANSFORMEENMOTSCLES([Dechet.H120]);&quot;,&quot;;[Dechet.J120])" office:value-type="string" office:string-value="paper,prospectuses,advertising,film,(printed,or,not)," calcext:value-type="string">
            <text:p>paper,prospectuses,advertising,film,(printed,or,not),</text:p>
          </table:table-cell>
          <table:table-cell table:number-columns-repeated="2"/>
          <table:table-cell table:style-name="ce70" table:formula="of:=JSONDECHETS([.A120];[.B120];[.C120];[.D120];[.E120];[.F120];[.T120];[.U120];[.G120];[.H120];[.K120];[.L120];[.M120];[.N120];[.P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Aluminum foil</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4" office:value-type="string" calcext:value-type="string">
            <text:p>aluminum foil</text:p>
          </table:table-cell>
          <table:table-cell table:style-name="ce4" table:number-columns-repeated="2"/>
          <table:table-cell table:style-name="ce27" office:value-type="string" calcext:value-type="string">
            <text:p>cons_papieralu</text:p>
          </table:table-cell>
          <table:table-cell table:style-name="ce36" office:value-type="string" calcext:value-type="string">
            <text:p>papier_alu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21];&quot;_petit&quot;;&quot;&quot;)" office:value-type="string" office:string-value="papier_alu_mini.png" calcext:value-type="string">
            <text:p>papier_alu_mini.png</text:p>
          </table:table-cell>
          <table:table-cell table:formula="of:=CONCATENATE(UTILTRANSFORMEENMOTSCLES([Dechet.G121]);&quot;,&quot;;[Dechet.I121])" office:value-type="string" office:string-value="papier,aluminium," calcext:value-type="string">
            <text:p>papier,aluminium,</text:p>
          </table:table-cell>
          <table:table-cell table:formula="of:=CONCATENATE(UTILTRANSFORMEENMOTSCLES([Dechet.H121]);&quot;,&quot;;[Dechet.J121])" office:value-type="string" office:string-value="aluminum,foil," calcext:value-type="string">
            <text:p>aluminum,foil,</text:p>
          </table:table-cell>
          <table:table-cell table:number-columns-repeated="2"/>
          <table:table-cell table:style-name="ce70" table:formula="of:=JSONDECHETS([.A121];[.B121];[.C121];[.D121];[.E121];[.F121];[.T121];[.U121];[.G121];[.H121];[.K121];[.L121];[.M121];[.N121];[.P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Gift wrap</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9" office:value-type="string" calcext:value-type="string">
            <text:p>gift wrap</text:p>
          </table:table-cell>
          <table:table-cell table:style-name="ce9" table:number-columns-repeated="2"/>
          <table:table-cell table:style-name="ce29"/>
          <table:table-cell table:style-name="ce38" office:value-type="string" calcext:value-type="string">
            <text:p>papier_cadeau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122];&quot;_petit&quot;;&quot;&quot;)" office:value-type="string" office:string-value="papier_cadeau_mini.png" calcext:value-type="string">
            <text:p>papier_cadeau_mini.png</text:p>
          </table:table-cell>
          <table:table-cell table:formula="of:=CONCATENATE(UTILTRANSFORMEENMOTSCLES([Dechet.G122]);&quot;,&quot;;[Dechet.I122])" office:value-type="string" office:string-value="papier,cadeau," calcext:value-type="string">
            <text:p>papier,cadeau,</text:p>
          </table:table-cell>
          <table:table-cell table:formula="of:=CONCATENATE(UTILTRANSFORMEENMOTSCLES([Dechet.H122]);&quot;,&quot;;[Dechet.J122])" office:value-type="string" office:string-value="gift,wrap," calcext:value-type="string">
            <text:p>gift,wrap,</text:p>
          </table:table-cell>
          <table:table-cell table:number-columns-repeated="2"/>
          <table:table-cell table:style-name="ce70" table:formula="of:=JSONDECHETS([.A122];[.B122];[.C122];[.D122];[.E122];[.F122];[.T122];[.U122];[.G122];[.H122];[.K122];[.L122];[.M122];[.N122];[.P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calcext:value-type="string">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Wallpaper</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10" office:value-type="string" calcext:value-type="string">
            <text:p>wallpaper, crepe</text:p>
          </table:table-cell>
          <table:table-cell table:style-name="ce10" table:number-columns-repeated="2"/>
          <table:table-cell table:style-name="ce32"/>
          <table:table-cell table:style-name="ce45" office:value-type="string" calcext:value-type="string">
            <text:p>papier_peint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23];&quot;_petit&quot;;&quot;&quot;)" office:value-type="string" office:string-value="papier_peint_mini.png" calcext:value-type="string">
            <text:p>papier_peint_mini.png</text:p>
          </table:table-cell>
          <table:table-cell table:formula="of:=CONCATENATE(UTILTRANSFORMEENMOTSCLES([Dechet.G123]);&quot;,&quot;;[Dechet.I123])" office:value-type="string" office:string-value="papier,peint,crepon," calcext:value-type="string">
            <text:p>papier,peint,crepon,</text:p>
          </table:table-cell>
          <table:table-cell table:formula="of:=CONCATENATE(UTILTRANSFORMEENMOTSCLES([Dechet.H123]);&quot;,&quot;;[Dechet.J123])" office:value-type="string" office:string-value="wallpaper,crepe," calcext:value-type="string">
            <text:p>wallpaper,crepe,</text:p>
          </table:table-cell>
          <table:table-cell table:number-columns-repeated="2"/>
          <table:table-cell table:style-name="ce70" table:formula="of:=JSONDECHETS([.A123];[.B123];[.C123];[.D123];[.E123];[.F123];[.T123];[.U123];[.G123];[.H123];[.K123];[.L123];[.M123];[.N123];[.P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inderblock</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4" office:value-type="string" calcext:value-type="string">
            <text:p>cinderblock</text:p>
          </table:table-cell>
          <table:table-cell table:style-name="ce4" table:number-columns-repeated="2"/>
          <table:table-cell table:style-name="ce27"/>
          <table:table-cell table:style-name="ce36" office:value-type="string" calcext:value-type="string">
            <text:p>parpaing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24];&quot;_petit&quot;;&quot;&quot;)" office:value-type="string" office:string-value="parpaing_mini.png" calcext:value-type="string">
            <text:p>parpaing_mini.png</text:p>
          </table:table-cell>
          <table:table-cell table:formula="of:=CONCATENATE(UTILTRANSFORMEENMOTSCLES([Dechet.G124]);&quot;,&quot;;[Dechet.I124])" office:value-type="string" office:string-value="parpaing," calcext:value-type="string">
            <text:p>parpaing,</text:p>
          </table:table-cell>
          <table:table-cell table:formula="of:=CONCATENATE(UTILTRANSFORMEENMOTSCLES([Dechet.H124]);&quot;,&quot;;[Dechet.J124])" office:value-type="string" office:string-value="cinderblock," calcext:value-type="string">
            <text:p>cinderblock,</text:p>
          </table:table-cell>
          <table:table-cell table:number-columns-repeated="2"/>
          <table:table-cell table:style-name="ce70" table:formula="of:=JSONDECHETS([.A124];[.B124];[.C124];[.D124];[.E124];[.F124];[.T124];[.U124];[.G124];[.H124];[.K124];[.L124];[.M124];[.N124];[.P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10" office:value-type="string" calcext:value-type="string">
            <text:p>Rust Pai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0" office:value-type="string" calcext:value-type="string">
            <text:p>antirust paint</text:p>
          </table:table-cell>
          <table:table-cell table:style-name="ce10" table:number-columns-repeated="2"/>
          <table:table-cell table:style-name="ce20" office:value-type="string" calcext:value-type="string">
            <text:p>cons_pastoxique</text:p>
          </table:table-cell>
          <table:table-cell table:style-name="ce37" office:value-type="string" calcext:value-type="string">
            <text:p>images_non_libres_temp/antirouille_mini.png</text:p>
          </table:table-cell>
          <table:table-cell table:style-name="ce50"/>
          <table:table-cell table:style-name="ce58" office:value-type="string" calcext:value-type="string">
            <text:p>MieuxTrierANantes 02/2015</text:p>
          </table:table-cell>
          <table:table-cell table:style-name="ce58" table:number-columns-repeated="2"/>
          <table:table-cell table:style-name="ce10" office:value-type="string" calcext:value-type="string">
            <text:p>scu_toxiquegarage</text:p>
          </table:table-cell>
          <table:table-cell/>
          <table:table-cell table:formula="of:=SUBSTITUTE([Dechet.L125];&quot;_petit&quot;;&quot;&quot;)" office:value-type="string" office:string-value="images_non_libres_temp/antirouille_mini.png" calcext:value-type="string">
            <text:p>images_non_libres_temp/antirouille_mini.png</text:p>
          </table:table-cell>
          <table:table-cell table:formula="of:=CONCATENATE(UTILTRANSFORMEENMOTSCLES([Dechet.G125]);&quot;,&quot;;[Dechet.I125])" office:value-type="string" office:string-value="peinture,antirouille," calcext:value-type="string">
            <text:p>peinture,antirouille,</text:p>
          </table:table-cell>
          <table:table-cell table:formula="of:=CONCATENATE(UTILTRANSFORMEENMOTSCLES([Dechet.H125]);&quot;,&quot;;[Dechet.J125])" office:value-type="string" office:string-value="antirust,paint," calcext:value-type="string">
            <text:p>antirust,paint,</text:p>
          </table:table-cell>
          <table:table-cell table:number-columns-repeated="2"/>
          <table:table-cell table:style-name="ce70" table:formula="of:=JSONDECHETS([.A125];[.B125];[.C125];[.D125];[.E125];[.F125];[.T125];[.U125];[.G125];[.H125];[.K125];[.L125];[.M125];[.N125];[.P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table:number-columns-repeated="2"/>
          <table:table-cell table:style-name="ce27"/>
          <table:table-cell table:style-name="ce36" office:value-type="string" calcext:value-type="string">
            <text:p>peinture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brico</text:p>
          </table:table-cell>
          <table:table-cell/>
          <table:table-cell table:formula="of:=SUBSTITUTE([Dechet.L126];&quot;_petit&quot;;&quot;&quot;)" office:value-type="string" office:string-value="peinture_mini.png" calcext:value-type="string">
            <text:p>peinture_mini.png</text:p>
          </table:table-cell>
          <table:table-cell table:formula="of:=CONCATENATE(UTILTRANSFORMEENMOTSCLES([Dechet.G126]);&quot;,&quot;;[Dechet.I126])" office:value-type="string" office:string-value="peinture,huile,eau," calcext:value-type="string">
            <text:p>peinture,huile,eau,</text:p>
          </table:table-cell>
          <table:table-cell table:formula="of:=CONCATENATE(UTILTRANSFORMEENMOTSCLES([Dechet.H126]);&quot;,&quot;;[Dechet.J126])" office:value-type="string" office:string-value="water,and,oil,painting," calcext:value-type="string">
            <text:p>water,and,oil,painting,</text:p>
          </table:table-cell>
          <table:table-cell table:number-columns-repeated="2"/>
          <table:table-cell table:style-name="ce70" table:formula="of:=JSONDECHETS([.A126];[.B126];[.C126];[.D126];[.E126];[.F126];[.T126];[.U126];[.G126];[.H126];[.K126];[.L126];[.M126];[.N126];[.P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modco_ecopoint&quot;,&quot;recyc&quot;:&quot;PAS_POUBELLE&quot;,&quot;src&quot;:&quot;MieuxTrierANantes 02/2015&quot;}," calcext:value-type="string">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omputer Peripherals</text:p>
          </table:table-cell>
          <table:table-cell table:style-name="ce4" office:value-type="string" calcext:value-type="string">
            <text:p>cu_encombrantelectronique</text:p>
          </table:table-cell>
          <table:table-cell table:style-name="ce17" office:value-type="string" calcext:value-type="string">
            <text:p>cat_info</text:p>
          </table:table-cell>
          <table:table-cell/>
          <table:table-cell table:style-name="ce4" office:value-type="string" calcext:value-type="string">
            <text:p>périphérique informatiques, écran, clavier, souris, imprimante</text:p>
          </table:table-cell>
          <table:table-cell table:style-name="ce4" office:value-type="string" calcext:value-type="string">
            <text:p>computer peripherals, monitor, keyboard, mouse, printer</text:p>
          </table:table-cell>
          <table:table-cell table:style-name="ce4" table:number-columns-repeated="2"/>
          <table:table-cell table:style-name="ce27"/>
          <table:table-cell table:style-name="ce36" office:value-type="string" calcext:value-type="string">
            <text:p>clavier_ordi_mini.png</text:p>
          </table:table-cell>
          <table:table-cell table:style-name="ce16" office:value-type="string" calcext:value-type="string">
            <text:p>souris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L127];&quot;_petit&quot;;&quot;&quot;)" office:value-type="string" office:string-value="clavier_ordi_mini.png" calcext:value-type="string">
            <text:p>clavier_ordi_mini.png</text:p>
          </table:table-cell>
          <table:table-cell table:formula="of:=CONCATENATE(UTILTRANSFORMEENMOTSCLES([Dechet.G127]);&quot;,&quot;;[Dechet.I127])" office:value-type="string" office:string-value="peripherique,informatiques,ecran,clavier,souris,imprimante," calcext:value-type="string">
            <text:p>peripherique,informatiques,ecran,clavier,souris,imprimante,</text:p>
          </table:table-cell>
          <table:table-cell table:formula="of:=CONCATENATE(UTILTRANSFORMEENMOTSCLES([Dechet.H127]);&quot;,&quot;;[Dechet.J127])" office:value-type="string" office:string-value="computer,peripherals,monitor,keyboard,mouse,printer," calcext:value-type="string">
            <text:p>computer,peripherals,monitor,keyboard,mouse,printer,</text:p>
          </table:table-cell>
          <table:table-cell table:number-columns-repeated="2"/>
          <table:table-cell table:style-name="ce70" table:formula="of:=JSONDECHETS([.A127];[.B127];[.C127];[.D127];[.E127];[.F127];[.T127];[.U127];[.G127];[.H127];[.K127];[.L127];[.M127];[.N127];[.P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 informatiques, écran, clavier, souris, imprimante&quot;,&quot;descr_en&quot;:&quot;computer peripherals, monitor, keyboard, mouse, printer&quot;,&quot;mots_cles&quot;:&quot;peripherique,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type":"Déchet","type_en":"Garbage","nom":"Périphériques informatiques","nom_en":"Computer Peripherals","cat_usuel":"cu_encombrantelectronique","cat_trait":"cat_info","descr":"périphérique informatiques, écran, clavier, souris, imprimante","descr_en":"computer peripherals, monitor, keyboard, mouse, printer","mots_cles":"peripherique,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ano</text:p>
          </table:table-cell>
          <table:table-cell table:number-columns-repeated="2"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number-columns-repeated="2" table:style-name="ce10" office:value-type="string" calcext:value-type="string">
            <text:p>piano</text:p>
          </table:table-cell>
          <table:table-cell table:style-name="ce10" table:number-columns-repeated="2"/>
          <table:table-cell table:style-name="ce32"/>
          <table:table-cell table:style-name="ce46" office:value-type="string" calcext:value-type="string">
            <text:p>images_non_libres_temp/piano_mini.png</text:p>
          </table:table-cell>
          <table:table-cell table:style-name="ce50"/>
          <table:table-cell table:style-name="ce53" office:value-type="string" calcext:value-type="string">
            <text:p>MieuxTrierANantes 02/2015</text:p>
          </table:table-cell>
          <table:table-cell table:style-name="ce53" table:number-columns-repeated="3"/>
          <table:table-cell/>
          <table:table-cell table:formula="of:=SUBSTITUTE([Dechet.L128];&quot;_petit&quot;;&quot;&quot;)" office:value-type="string" office:string-value="images_non_libres_temp/piano_mini.png" calcext:value-type="string">
            <text:p>images_non_libres_temp/piano_mini.png</text:p>
          </table:table-cell>
          <table:table-cell table:formula="of:=CONCATENATE(UTILTRANSFORMEENMOTSCLES([Dechet.G128]);&quot;,&quot;;[Dechet.I128])" office:value-type="string" office:string-value="piano," calcext:value-type="string">
            <text:p>piano,</text:p>
          </table:table-cell>
          <table:table-cell table:formula="of:=CONCATENATE(UTILTRANSFORMEENMOTSCLES([Dechet.H128]);&quot;,&quot;;[Dechet.J128])" office:value-type="string" office:string-value="piano," calcext:value-type="string">
            <text:p>piano,</text:p>
          </table:table-cell>
          <table:table-cell table:number-columns-repeated="2"/>
          <table:table-cell table:style-name="ce70" table:formula="of:=JSONDECHETS([.A128];[.B128];[.C128];[.D128];[.E128];[.F128];[.T128];[.U128];[.G128];[.H128];[.K128];[.L128];[.M128];[.N128];[.P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calcext:value-type="string">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les</text:p>
          </table:table-cell>
          <table:table-cell table:style-name="ce4" office:value-type="string" calcext:value-type="string">
            <text:p>Pile</text:p>
          </table:table-cell>
          <table:table-cell table:style-name="ce4" office:value-type="string" calcext:value-type="string">
            <text:p>Battery</text:p>
          </table:table-cell>
          <table:table-cell table:style-name="ce4" office:value-type="string" calcext:value-type="string">
            <text:p>cu_toxique</text:p>
          </table:table-cell>
          <table:table-cell table:style-name="ce17" office:value-type="string" calcext:value-type="string">
            <text:p>cat_pile</text:p>
          </table:table-cell>
          <table:table-cell/>
          <table:table-cell table:style-name="ce4" office:value-type="string" calcext:value-type="string">
            <text:p>pile, petit accumulateur</text:p>
          </table:table-cell>
          <table:table-cell table:style-name="ce4" office:value-type="string" calcext:value-type="string">
            <text:p>small battery</text:p>
          </table:table-cell>
          <table:table-cell table:style-name="ce4" table:number-columns-repeated="2"/>
          <table:table-cell table:style-name="ce27" office:value-type="string" calcext:value-type="string">
            <text:p>cons_pilerechargeable,cons_recuppdv2</text:p>
          </table:table-cell>
          <table:table-cell table:style-name="ce36" office:value-type="string" calcext:value-type="string">
            <text:p>pile_45_mini.png</text:p>
          </table:table-cell>
          <table:table-cell table:style-name="ce16" office:value-type="string" calcext:value-type="string">
            <text:p>pile9v_mini.png</text:p>
          </table:table-cell>
          <table:table-cell table:style-name="ce52" office:value-type="string" calcext:value-type="string">
            <text:p>MieuxTrierANantes 12/2014</text:p>
          </table:table-cell>
          <table:table-cell table:style-name="ce52" table:number-columns-repeated="2"/>
          <table:table-cell table:style-name="ce11" office:value-type="string" calcext:value-type="string">
            <text:p>scu_toxiquedivers</text:p>
          </table:table-cell>
          <table:table-cell/>
          <table:table-cell table:formula="of:=SUBSTITUTE([Dechet.L129];&quot;_petit&quot;;&quot;&quot;)" office:value-type="string" office:string-value="pile_45_mini.png" calcext:value-type="string">
            <text:p>pile_45_mini.png</text:p>
          </table:table-cell>
          <table:table-cell table:formula="of:=CONCATENATE(UTILTRANSFORMEENMOTSCLES([Dechet.G129]);&quot;,&quot;;[Dechet.I129])" office:value-type="string" office:string-value="pile,petit,accumulateur," calcext:value-type="string">
            <text:p>pile,petit,accumulateur,</text:p>
          </table:table-cell>
          <table:table-cell table:formula="of:=CONCATENATE(UTILTRANSFORMEENMOTSCLES([Dechet.H129]);&quot;,&quot;;[Dechet.J129])" office:value-type="string" office:string-value="small,battery," calcext:value-type="string">
            <text:p>small,battery,</text:p>
          </table:table-cell>
          <table:table-cell table:number-columns-repeated="2"/>
          <table:table-cell table:style-name="ce70" table:formula="of:=JSONDECHETS([.A129];[.B129];[.C129];[.D129];[.E129];[.F129];[.T129];[.U129];[.G129];[.H129];[.K129];[.L129];[.M129];[.N129];[.P129])" office:value-type="string" office:string-value="{&quot;code&quot;:&quot;dec_piles&quot;,&quot;type&quot;:&quot;Déchet&quot;,&quot;type_en&quot;:&quot;Garbage&quot;,&quot;nom&quot;:&quot;Pile&quot;,&quot;nom_en&quot;:&quot;Battery&quot;,&quot;cat_usuel&quot;:&quot;cu_toxique&quot;,&quot;cat_trait&quot;:&quot;cat_pile&quot;,&quot;descr&quot;:&quot;pile, petit accumulateur&quot;,&quot;descr_en&quot;:&quot;small battery&quot;,&quot;mots_cles&quot;:&quot;pile,petit,accumulateur,&quot;,&quot;mots_cles_en&quot;:&quot;small,battery,&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type":"Déchet","type_en":"Garbage","nom":"Pile","nom_en":"Battery","cat_usuel":"cu_toxique","cat_trait":"cat_pile","descr":"pile, petit accumulateur","descr_en":"small battery","mots_cles":"pile,petit,accumulateur,","mots_cles_en":"small,battery,","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Plank</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4" office:value-type="string" calcext:value-type="string">
            <text:p>plank of wood</text:p>
          </table:table-cell>
          <table:table-cell table:style-name="ce4" table:number-columns-repeated="2"/>
          <table:table-cell table:style-name="ce27"/>
          <table:table-cell table:style-name="ce36" office:value-type="string" calcext:value-type="string">
            <text:p>planche_bois_mini.png</text:p>
          </table:table-cell>
          <table:table-cell table:style-name="ce16" office:value-type="string" calcext:value-type="string">
            <text:p>morceaux_de_bois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L130];&quot;_petit&quot;;&quot;&quot;)" office:value-type="string" office:string-value="planche_bois_mini.png" calcext:value-type="string">
            <text:p>planche_bois_mini.png</text:p>
          </table:table-cell>
          <table:table-cell table:formula="of:=CONCATENATE(UTILTRANSFORMEENMOTSCLES([Dechet.G130]);&quot;,&quot;;[Dechet.I130])" office:value-type="string" office:string-value="planche,bois," calcext:value-type="string">
            <text:p>planche,bois,</text:p>
          </table:table-cell>
          <table:table-cell table:formula="of:=CONCATENATE(UTILTRANSFORMEENMOTSCLES([Dechet.H130]);&quot;,&quot;;[Dechet.J130])" office:value-type="string" office:string-value="plank,of,wood," calcext:value-type="string">
            <text:p>plank,of,wood,</text:p>
          </table:table-cell>
          <table:table-cell table:number-columns-repeated="2"/>
          <table:table-cell table:style-name="ce70" table:formula="of:=JSONDECHETS([.A130];[.B130];[.C130];[.D130];[.E130];[.F130];[.T130];[.U130];[.G130];[.H130];[.K130];[.L130];[.M130];[.N130];[.P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Plant</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4" office:value-type="string" calcext:value-type="string">
            <text:p>plant</text:p>
          </table:table-cell>
          <table:table-cell table:style-name="ce4" table:number-columns-repeated="2"/>
          <table:table-cell table:style-name="ce27"/>
          <table:table-cell table:style-name="ce36" office:value-type="string" calcext:value-type="string">
            <text:p>plante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31];&quot;_petit&quot;;&quot;&quot;)" office:value-type="string" office:string-value="plante_mini.png" calcext:value-type="string">
            <text:p>plante_mini.png</text:p>
          </table:table-cell>
          <table:table-cell table:formula="of:=CONCATENATE(UTILTRANSFORMEENMOTSCLES([Dechet.G131]);&quot;,&quot;;[Dechet.I131])" office:value-type="string" office:string-value="plante," calcext:value-type="string">
            <text:p>plante,</text:p>
          </table:table-cell>
          <table:table-cell table:formula="of:=CONCATENATE(UTILTRANSFORMEENMOTSCLES([Dechet.H131]);&quot;,&quot;;[Dechet.J131])" office:value-type="string" office:string-value="plant," calcext:value-type="string">
            <text:p>plant,</text:p>
          </table:table-cell>
          <table:table-cell table:number-columns-repeated="2"/>
          <table:table-cell table:style-name="ce70" table:formula="of:=JSONDECHETS([.A131];[.B131];[.C131];[.D131];[.E131];[.F131];[.T131];[.U131];[.G131];[.H131];[.K131];[.L131];[.M131];[.N131];[.P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calcext:value-type="string">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Ti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4" office:value-type="string" calcext:value-type="string">
            <text:p>tire</text:p>
          </table:table-cell>
          <table:table-cell table:style-name="ce4" table:number-columns-repeated="2"/>
          <table:table-cell table:style-name="ce27"/>
          <table:table-cell table:style-name="ce36" office:value-type="string" calcext:value-type="string">
            <text:p>pneu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32];&quot;_petit&quot;;&quot;&quot;)" office:value-type="string" office:string-value="pneu_mini.png" calcext:value-type="string">
            <text:p>pneu_mini.png</text:p>
          </table:table-cell>
          <table:table-cell table:formula="of:=CONCATENATE(UTILTRANSFORMEENMOTSCLES([Dechet.G132]);&quot;,&quot;;[Dechet.I132])" office:value-type="string" office:string-value="pneu," calcext:value-type="string">
            <text:p>pneu,</text:p>
          </table:table-cell>
          <table:table-cell table:formula="of:=CONCATENATE(UTILTRANSFORMEENMOTSCLES([Dechet.H132]);&quot;,&quot;;[Dechet.J132])" office:value-type="string" office:string-value="tire," calcext:value-type="string">
            <text:p>tire,</text:p>
          </table:table-cell>
          <table:table-cell table:number-columns-repeated="2"/>
          <table:table-cell table:style-name="ce70" table:formula="of:=JSONDECHETS([.A132];[.B132];[.C132];[.D132];[.E132];[.F132];[.T132];[.U132];[.G132];[.H132];[.K132];[.L132];[.M132];[.N132];[.P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calcext:value-type="string">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Polystyre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4" office:value-type="string" calcext:value-type="string">
            <text:p>polystyrene, polystyrene tray</text:p>
          </table:table-cell>
          <table:table-cell table:style-name="ce4" table:number-columns-repeated="2"/>
          <table:table-cell table:style-name="ce27"/>
          <table:table-cell table:style-name="ce36" office:value-type="string" calcext:value-type="string">
            <text:p>polystyren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33];&quot;_petit&quot;;&quot;&quot;)" office:value-type="string" office:string-value="polystyrene_mini.png" calcext:value-type="string">
            <text:p>polystyrene_mini.png</text:p>
          </table:table-cell>
          <table:table-cell table:formula="of:=CONCATENATE(UTILTRANSFORMEENMOTSCLES([Dechet.G133]);&quot;,&quot;;[Dechet.I133])" office:value-type="string" office:string-value="polystyrene,barquette,polystyrene," calcext:value-type="string">
            <text:p>polystyrene,barquette,polystyrene,</text:p>
          </table:table-cell>
          <table:table-cell table:formula="of:=CONCATENATE(UTILTRANSFORMEENMOTSCLES([Dechet.H133]);&quot;,&quot;;[Dechet.J133])" office:value-type="string" office:string-value="polystyrene,polystyrene,tray," calcext:value-type="string">
            <text:p>polystyrene,polystyrene,tray,</text:p>
          </table:table-cell>
          <table:table-cell table:number-columns-repeated="2"/>
          <table:table-cell table:style-name="ce70" table:formula="of:=JSONDECHETS([.A133];[.B133];[.C133];[.D133];[.E133];[.F133];[.T133];[.U133];[.G133];[.H133];[.K133];[.L133];[.M133];[.N133];[.P133])"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Porcelain</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4" office:value-type="string" calcext:value-type="string">
            <text:p>porcelain vase</text:p>
          </table:table-cell>
          <table:table-cell table:style-name="ce4" table:number-columns-repeated="2"/>
          <table:table-cell table:style-name="ce35"/>
          <table:table-cell table:style-name="ce36" office:value-type="string" calcext:value-type="string">
            <text:p>vase_mini.png</text:p>
          </table:table-cell>
          <table:table-cell table:style-name="ce16" office:value-type="string" calcext:value-type="string">
            <text:p>theier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134];&quot;_petit&quot;;&quot;&quot;)" office:value-type="string" office:string-value="vase_mini.png" calcext:value-type="string">
            <text:p>vase_mini.png</text:p>
          </table:table-cell>
          <table:table-cell table:formula="of:=CONCATENATE(UTILTRANSFORMEENMOTSCLES([Dechet.G134]);&quot;,&quot;;[Dechet.I134])" office:value-type="string" office:string-value="porcelaine,vase," calcext:value-type="string">
            <text:p>porcelaine,vase,</text:p>
          </table:table-cell>
          <table:table-cell table:formula="of:=CONCATENATE(UTILTRANSFORMEENMOTSCLES([Dechet.H134]);&quot;,&quot;;[Dechet.J134])" office:value-type="string" office:string-value="porcelain,vase," calcext:value-type="string">
            <text:p>porcelain,vase,</text:p>
          </table:table-cell>
          <table:table-cell table:number-columns-repeated="2"/>
          <table:table-cell table:style-name="ce70" table:formula="of:=JSONDECHETS([.A134];[.B134];[.C134];[.D134];[.E134];[.F134];[.T134];[.U134];[.G134];[.H134];[.K134];[.L134];[.M134];[.N134];[.P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Pot cream</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style-name="ce4" office:value-type="string" calcext:value-type="string">
            <text:p>cream pot</text:p>
          </table:table-cell>
          <table:table-cell table:style-name="ce4" table:number-columns-repeated="2"/>
          <table:table-cell office:value-type="string" calcext:value-type="string">
            <text:p>cons_bouchonamour</text:p>
          </table:table-cell>
          <table:table-cell table:style-name="ce36" office:value-type="string" calcext:value-type="string">
            <text:p>pot_creme_fraich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35];&quot;_petit&quot;;&quot;&quot;)" office:value-type="string" office:string-value="pot_creme_fraiche_mini.png" calcext:value-type="string">
            <text:p>pot_creme_fraiche_mini.png</text:p>
          </table:table-cell>
          <table:table-cell table:formula="of:=CONCATENATE(UTILTRANSFORMEENMOTSCLES([Dechet.G135]);&quot;,&quot;;[Dechet.I135])" office:value-type="string" office:string-value="pot,creme,fraiche," calcext:value-type="string">
            <text:p>pot,creme,fraiche,</text:p>
          </table:table-cell>
          <table:table-cell table:formula="of:=CONCATENATE(UTILTRANSFORMEENMOTSCLES([Dechet.H135]);&quot;,&quot;;[Dechet.J135])" office:value-type="string" office:string-value="cream,pot," calcext:value-type="string">
            <text:p>cream,pot,</text:p>
          </table:table-cell>
          <table:table-cell table:number-columns-repeated="2"/>
          <table:table-cell table:style-name="ce70" table:formula="of:=JSONDECHETS([.A135];[.B135];[.C135];[.D135];[.E135];[.F135];[.T135];[.U135];[.G135];[.H135];[.K135];[.L135];[.M135];[.N135];[.P135])"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Pottery</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pot</text:p>
          </table:table-cell>
          <table:table-cell table:style-name="ce10" office:value-type="string" calcext:value-type="string">
            <text:p>pottery</text:p>
          </table:table-cell>
          <table:table-cell table:style-name="ce10" table:number-columns-repeated="2"/>
          <table:table-cell table:style-name="ce32"/>
          <table:table-cell table:style-name="ce43" office:value-type="string" calcext:value-type="string">
            <text:p>pot_en_terre_mini.png</text:p>
          </table:table-cell>
          <table:table-cell table:style-name="ce50"/>
          <table:table-cell table:style-name="ce25" office:value-type="string" calcext:value-type="string">
            <text:p>MieuxTrierANantes 02/2015</text:p>
          </table:table-cell>
          <table:table-cell table:style-name="ce25" table:number-columns-repeated="3"/>
          <table:table-cell/>
          <table:table-cell table:formula="of:=SUBSTITUTE([Dechet.L136];&quot;_petit&quot;;&quot;&quot;)" office:value-type="string" office:string-value="pot_en_terre_mini.png" calcext:value-type="string">
            <text:p>pot_en_terre_mini.png</text:p>
          </table:table-cell>
          <table:table-cell table:formula="of:=CONCATENATE(UTILTRANSFORMEENMOTSCLES([Dechet.G136]);&quot;,&quot;;[Dechet.I136])" office:value-type="string" office:string-value="poterie,pot," calcext:value-type="string">
            <text:p>poterie,pot,</text:p>
          </table:table-cell>
          <table:table-cell table:formula="of:=CONCATENATE(UTILTRANSFORMEENMOTSCLES([Dechet.H136]);&quot;,&quot;;[Dechet.J136])" office:value-type="string" office:string-value="pottery," calcext:value-type="string">
            <text:p>pottery,</text:p>
          </table:table-cell>
          <table:table-cell table:number-columns-repeated="2"/>
          <table:table-cell table:style-name="ce70" table:formula="of:=JSONDECHETS([.A136];[.B136];[.C136];[.D136];[.E136];[.F136];[.T136];[.U136];[.G136];[.H136];[.K136];[.L136];[.M136];[.N136];[.P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pot&quot;,&quot;descr_en&quot;:&quot;pottery&quot;,&quot;mots_cles&quot;:&quot;poterie,pot,&quot;,&quot;mots_cles_en&quot;:&quot;pottery,&quot;,&quot;cons&quot;:&quot;cons_verre&quot;,&quot;image&quot;:&quot;pot_en_terre_mini.png&quot;,&quot;modco&quot;:&quot;modco_bacbleu,modco_sacbleu,modco_decheterie,modco_ecopoint,smco_vaisselle&quot;,&quot;recyc&quot;:&quot;NON&quot;,&quot;src&quot;:&quot;MieuxTrierANantes 02/2015&quot;}," calcext:value-type="string">
            <text:p>{"code":"dec_poterie","type":"Déchet","type_en":"Garbage","nom":"Poterie","nom_en":"Pottery","cat_usuel":"cu_verrevaisselle","cat_trait":"cat_verrenonvalovaisselleporcelaine","descr":"poterie,pot","descr_en":"pottery","mots_cles":"poterie,pot,","mots_cles_en":"pottery,","cons":"cons_verre","image":"pot_en_ter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Paint Pot</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4" office:value-type="string" calcext:value-type="string">
            <text:p>can of paint, oil painting, water painting, painting, acrylic, oil-based paint</text:p>
          </table:table-cell>
          <table:table-cell table:style-name="ce4" table:number-columns-repeated="2"/>
          <table:table-cell table:style-name="ce27"/>
          <table:table-cell table:style-name="ce36" office:value-type="string" calcext:value-type="string">
            <text:p>peinture_acrylique_mini.png</text:p>
          </table:table-cell>
          <table:table-cell table:style-name="ce16" office:value-type="string" calcext:value-type="string">
            <text:p>pot_peintur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137];&quot;_petit&quot;;&quot;&quot;)" office:value-type="string" office:string-value="peinture_acrylique_mini.png" calcext:value-type="string">
            <text:p>peinture_acrylique_mini.png</text:p>
          </table:table-cell>
          <table:table-cell table:formula="of:=CONCATENATE(UTILTRANSFORMEENMOTSCLES([Dechet.G137]);&quot;,&quot;;[Dechet.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H137]);&quot;,&quot;;[Dechet.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70" table:formula="of:=JSONDECHETS([.A137];[.B137];[.C137];[.D137];[.E137];[.F137];[.T137];[.U137];[.G137];[.H137];[.K137];[.L137];[.M137];[.N137];[.P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Yoghurt po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4" office:value-type="string" calcext:value-type="string">
            <text:p>yoghurt pot</text:p>
          </table:table-cell>
          <table:table-cell table:style-name="ce4" table:number-columns-repeated="2"/>
          <table:table-cell table:style-name="ce27"/>
          <table:table-cell table:style-name="ce36" office:value-type="string" calcext:value-type="string">
            <text:p>yaourt_mini.png</text:p>
          </table:table-cell>
          <table:table-cell table:style-name="ce16"/>
          <table:table-cell table:style-name="ce25" office:value-type="string" calcext:value-type="string">
            <text:p>MieuxTrierANantes 02/2015</text:p>
          </table:table-cell>
          <table:table-cell table:style-name="ce60" office:value-type="string" calcext:value-type="string">
            <text:p>Rémi Guyot-Sionnest (remigs)</text:p>
          </table:table-cell>
          <table:table-cell table:style-name="ce60" office:value-type="string" calcext:value-type="string">
            <text:p>remigs</text:p>
          </table:table-cell>
          <table:table-cell table:style-name="ce25"/>
          <table:table-cell/>
          <table:table-cell table:formula="of:=SUBSTITUTE([Dechet.L138];&quot;_petit&quot;;&quot;&quot;)" office:value-type="string" office:string-value="yaourt_mini.png" calcext:value-type="string">
            <text:p>yaourt_mini.png</text:p>
          </table:table-cell>
          <table:table-cell table:formula="of:=CONCATENATE(UTILTRANSFORMEENMOTSCLES([Dechet.G138]);&quot;,&quot;;[Dechet.I138])" office:value-type="string" office:string-value="pot,yaourt," calcext:value-type="string">
            <text:p>pot,yaourt,</text:p>
          </table:table-cell>
          <table:table-cell table:formula="of:=CONCATENATE(UTILTRANSFORMEENMOTSCLES([Dechet.H138]);&quot;,&quot;;[Dechet.J138])" office:value-type="string" office:string-value="yoghurt,pot," calcext:value-type="string">
            <text:p>yoghurt,pot,</text:p>
          </table:table-cell>
          <table:table-cell table:number-columns-repeated="2"/>
          <table:table-cell table:style-name="ce70" table:formula="of:=JSONDECHETS([.A138];[.B138];[.C138];[.D138];[.E138];[.F138];[.T138];[.U138];[.G138];[.H138];[.K138];[.L138];[.M138];[.N138];[.P138])"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quot;sponsor&quot;:&quot;remigs&quot;}," calcext:value-type="string">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sponsor":"remigs"},</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table:number-columns-repeated="2"/>
          <table:table-cell table:style-name="ce32"/>
          <table:table-cell table:style-name="ce43" office:value-type="string" calcext:value-type="string">
            <text:p>phytosanitaire_mini.png</text:p>
          </table:table-cell>
          <table:table-cell table:style-name="ce50"/>
          <table:table-cell table:style-name="ce25" office:value-type="string" calcext:value-type="string">
            <text:p>MieuxTrierANantes 02/2015</text:p>
          </table:table-cell>
          <table:table-cell table:style-name="ce25" table:number-columns-repeated="3"/>
          <table:table-cell/>
          <table:table-cell table:formula="of:=SUBSTITUTE([Dechet.L139];&quot;_petit&quot;;&quot;&quot;)" office:value-type="string" office:string-value="phytosanitaire_mini.png" calcext:value-type="string">
            <text:p>phytosanitaire_mini.png</text:p>
          </table:table-cell>
          <table:table-cell table:formula="of:=CONCATENATE(UTILTRANSFORMEENMOTSCLES([Dechet.G139]);&quot;,&quot;;[Dechet.I139])" office:value-type="string" office:string-value="produit,phytosanitaire," calcext:value-type="string">
            <text:p>produit,phytosanitaire,</text:p>
          </table:table-cell>
          <table:table-cell table:formula="of:=CONCATENATE(UTILTRANSFORMEENMOTSCLES([Dechet.H139]);&quot;,&quot;;[Dechet.J139])" office:value-type="string" office:string-value="plant,health,product," calcext:value-type="string">
            <text:p>plant,health,product,</text:p>
          </table:table-cell>
          <table:table-cell table:number-columns-repeated="2"/>
          <table:table-cell table:style-name="ce70" table:formula="of:=JSONDECHETS([.A139];[.B139];[.C139];[.D139];[.E139];[.F139];[.T139];[.U139];[.G139];[.H139];[.K139];[.L139];[.M139];[.N139];[.P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Beauty Produc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 de beauté, cosmétique, rouge à lèvres, maquillage, vernis</text:p>
          </table:table-cell>
          <table:table-cell table:style-name="ce4" office:value-type="string" calcext:value-type="string">
            <text:p>beauty products, cosmetics, lipstick, makeup, polish</text:p>
          </table:table-cell>
          <table:table-cell table:style-name="ce4" table:number-columns-repeated="2"/>
          <table:table-cell table:style-name="ce27"/>
          <table:table-cell table:style-name="ce36" office:value-type="string" calcext:value-type="string">
            <text:p>rouge_a_levr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40];&quot;_petit&quot;;&quot;&quot;)" office:value-type="string" office:string-value="rouge_a_levre_mini.png" calcext:value-type="string">
            <text:p>rouge_a_levre_mini.png</text:p>
          </table:table-cell>
          <table:table-cell table:formula="of:=CONCATENATE(UTILTRANSFORMEENMOTSCLES([Dechet.G140]);&quot;,&quot;;[Dechet.I140])" office:value-type="string" office:string-value="produit,beaute,cosmetique,rouge,levres,maquillage,vernis," calcext:value-type="string">
            <text:p>produit,beaute,cosmetique,rouge,levres,maquillage,vernis,</text:p>
          </table:table-cell>
          <table:table-cell table:formula="of:=CONCATENATE(UTILTRANSFORMEENMOTSCLES([Dechet.H140]);&quot;,&quot;;[Dechet.J140])" office:value-type="string" office:string-value="beauty,products,cosmetics,lipstick,makeup,polish," calcext:value-type="string">
            <text:p>beauty,products,cosmetics,lipstick,makeup,polish,</text:p>
          </table:table-cell>
          <table:table-cell table:number-columns-repeated="2"/>
          <table:table-cell table:style-name="ce70" table:formula="of:=JSONDECHETS([.A140];[.B140];[.C140];[.D140];[.E140];[.F140];[.T140];[.U140];[.G140];[.H140];[.K140];[.L140];[.M140];[.N140];[.P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 de beauté, cosmétique, rouge à lèvres, maquillage, vernis&quot;,&quot;descr_en&quot;:&quot;beauty products, cosmetics, lipstick, makeup, polish&quot;,&quot;mots_cles&quot;:&quot;produit,beaute,cosmetique,rouge,levres,maquillage,vernis,&quot;,&quot;mots_cles_en&quot;:&quot;beauty,products,cosmetics,lipstick,makeup,polish,&quot;,&quot;image&quot;:&quot;rouge_a_levre_mini.png&quot;,&quot;modco&quot;:&quot;modco_bacbleu,modco_sacbleu&quot;,&quot;recyc&quot;:&quot;NON&quot;,&quot;src&quot;:&quot;MieuxTrierANantes 02/2015&quot;}," calcext:value-type="string">
            <text:p>{"code":"dec_produitsBeaute","type":"Déchet","type_en":"Garbage","nom":"Produit beauté","nom_en":"Beauty Product","cat_usuel":"cu_divers","cat_trait":"cat_omr","descr":"produit de beauté, cosmétique, rouge à lèvres, maquillage, vernis","descr_en":"beauty products, cosmetics, lipstick, makeup, polish","mots_cles":"produit,beaute,cosmetique,rouge,levres,maquillage,vernis,","mots_cles_en":"beauty,products,cosmetics,lipstick,makeup,polish,","image":"rouge_a_lev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11" office:value-type="string" calcext:value-type="string">
            <text:p>Cleaning product</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11" office:value-type="string" calcext:value-type="string">
            <text:p>maintenance product, floor cleaner</text:p>
          </table:table-cell>
          <table:table-cell table:style-name="ce11" table:number-columns-repeated="2"/>
          <table:table-cell table:style-name="ce34"/>
          <table:table-cell table:style-name="ce44" office:value-type="string" calcext:value-type="string">
            <text:p>produits_entretien_mini.png</text:p>
          </table:table-cell>
          <table:table-cell table:style-name="ce51"/>
          <table:table-cell table:style-name="ce61" office:value-type="string" calcext:value-type="string">
            <text:p>MieuxTrierANantes 02/2015</text:p>
          </table:table-cell>
          <table:table-cell table:style-name="ce61" table:number-columns-repeated="2"/>
          <table:table-cell table:style-name="ce11" office:value-type="string" calcext:value-type="string">
            <text:p>scu_toxiquedivers</text:p>
          </table:table-cell>
          <table:table-cell/>
          <table:table-cell table:formula="of:=SUBSTITUTE([Dechet.L141];&quot;_petit&quot;;&quot;&quot;)" office:value-type="string" office:string-value="produits_entretien_mini.png" calcext:value-type="string">
            <text:p>produits_entretien_mini.png</text:p>
          </table:table-cell>
          <table:table-cell table:formula="of:=CONCATENATE(UTILTRANSFORMEENMOTSCLES([Dechet.G141]);&quot;,&quot;;[Dechet.I141])" office:value-type="string" office:string-value="produit,entretien,nettoyant,sol," calcext:value-type="string">
            <text:p>produit,entretien,nettoyant,sol,</text:p>
          </table:table-cell>
          <table:table-cell table:formula="of:=CONCATENATE(UTILTRANSFORMEENMOTSCLES([Dechet.H141]);&quot;,&quot;;[Dechet.J141])" office:value-type="string" office:string-value="maintenance,product,floor,cleaner," calcext:value-type="string">
            <text:p>maintenance,product,floor,cleaner,</text:p>
          </table:table-cell>
          <table:table-cell table:number-columns-repeated="2"/>
          <table:table-cell table:style-name="ce70" table:formula="of:=JSONDECHETS([.A141];[.B141];[.C141];[.D141];[.E141];[.F141];[.T141];[.U141];[.G141];[.H141];[.K141];[.L141];[.M141];[.N141];[.P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modco_ecopoint&quot;,&quot;recyc&quot;:&quot;PAS_POUBELLE&quot;,&quot;src&quot;:&quot;MieuxTrierANantes 02/2015&quot;}," calcext:value-type="string">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Wood treatment produc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4" office:value-type="string" calcext:value-type="string">
            <text:p>Product woodworking</text:p>
          </table:table-cell>
          <table:table-cell table:style-name="ce4" table:number-columns-repeated="2"/>
          <table:table-cell table:style-name="ce27"/>
          <table:table-cell table:style-name="ce16" office:value-type="string" calcext:value-type="string">
            <text:p>traitement_de_bois_mini.png</text:p>
          </table:table-cell>
          <table:table-cell table:style-name="ce36" office:value-type="string" calcext:value-type="string">
            <text:p>teinte_a_bois_mini.png</text:p>
          </table:table-cell>
          <table:table-cell table:style-name="ce52" office:value-type="string" calcext:value-type="string">
            <text:p>MieuxTrierANantes 02/2015</text:p>
          </table:table-cell>
          <table:table-cell table:style-name="ce52" table:number-columns-repeated="3"/>
          <table:table-cell/>
          <table:table-cell table:formula="of:=SUBSTITUTE([Dechet.L142];&quot;_petit&quot;;&quot;&quot;)" office:value-type="string" office:string-value="traitement_de_bois_mini.png" calcext:value-type="string">
            <text:p>traitement_de_bois_mini.png</text:p>
          </table:table-cell>
          <table:table-cell table:formula="of:=CONCATENATE(UTILTRANSFORMEENMOTSCLES([Dechet.G142]);&quot;,&quot;;[Dechet.I142])" office:value-type="string" office:string-value="produit,traitement,bois," calcext:value-type="string">
            <text:p>produit,traitement,bois,</text:p>
          </table:table-cell>
          <table:table-cell table:formula="of:=CONCATENATE(UTILTRANSFORMEENMOTSCLES([Dechet.H142]);&quot;,&quot;;[Dechet.J142])" office:value-type="string" office:string-value="product,woodworking," calcext:value-type="string">
            <text:p>product,woodworking,</text:p>
          </table:table-cell>
          <table:table-cell table:number-columns-repeated="2"/>
          <table:table-cell table:style-name="ce70" table:formula="of:=JSONDECHETS([.A142];[.B142];[.C142];[.D142];[.E142];[.F142];[.T142];[.U142];[.G142];[.H142];[.K142];[.L142];[.M142];[.N142];[.P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diographie</text:p>
          </table:table-cell>
          <table:table-cell table:style-name="ce10" office:value-type="string" calcext:value-type="string">
            <text:p>Radiographie</text:p>
          </table:table-cell>
          <table:table-cell table:style-name="ce10" office:value-type="string" calcext:value-type="string">
            <text:p>Radiograph</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10" office:value-type="string" calcext:value-type="string">
            <text:p>radiograph</text:p>
          </table:table-cell>
          <table:table-cell table:style-name="ce10" table:number-columns-repeated="2"/>
          <table:table-cell table:style-name="ce32"/>
          <table:table-cell table:style-name="ce43" office:value-type="string" calcext:value-type="string">
            <text:p>films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1" office:value-type="string" calcext:value-type="string">
            <text:p>scu_toxiquedivers</text:p>
          </table:table-cell>
          <table:table-cell/>
          <table:table-cell table:formula="of:=SUBSTITUTE([Dechet.L143];&quot;_petit&quot;;&quot;&quot;)" office:value-type="string" office:string-value="films_mini.png" calcext:value-type="string">
            <text:p>films_mini.png</text:p>
          </table:table-cell>
          <table:table-cell table:formula="of:=CONCATENATE(UTILTRANSFORMEENMOTSCLES([Dechet.G143]);&quot;,&quot;;[Dechet.I143])" office:value-type="string" office:string-value="radiographie," calcext:value-type="string">
            <text:p>radiographie,</text:p>
          </table:table-cell>
          <table:table-cell table:formula="of:=CONCATENATE(UTILTRANSFORMEENMOTSCLES([Dechet.H143]);&quot;,&quot;;[Dechet.J143])" office:value-type="string" office:string-value="radiograph," calcext:value-type="string">
            <text:p>radiograph,</text:p>
          </table:table-cell>
          <table:table-cell table:number-columns-repeated="2"/>
          <table:table-cell table:style-name="ce70" table:formula="of:=JSONDECHETS([.A143];[.B143];[.C143];[.D143];[.E143];[.F143];[.T143];[.U143];[.G143];[.H143];[.K143];[.L143];[.M143];[.N143];[.P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calcext:value-type="string">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Disposable razo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4" office:value-type="string" calcext:value-type="string">
            <text:p>disposable razor</text:p>
          </table:table-cell>
          <table:table-cell table:style-name="ce4" table:number-columns-repeated="2"/>
          <table:table-cell table:style-name="ce27"/>
          <table:table-cell table:style-name="ce36" office:value-type="string" calcext:value-type="string">
            <text:p>rasoir_jetabl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44];&quot;_petit&quot;;&quot;&quot;)" office:value-type="string" office:string-value="rasoir_jetable_mini.png" calcext:value-type="string">
            <text:p>rasoir_jetable_mini.png</text:p>
          </table:table-cell>
          <table:table-cell table:formula="of:=CONCATENATE(UTILTRANSFORMEENMOTSCLES([Dechet.G144]);&quot;,&quot;;[Dechet.I144])" office:value-type="string" office:string-value="rasoir,jetable," calcext:value-type="string">
            <text:p>rasoir,jetable,</text:p>
          </table:table-cell>
          <table:table-cell table:formula="of:=CONCATENATE(UTILTRANSFORMEENMOTSCLES([Dechet.H144]);&quot;,&quot;;[Dechet.J144])" office:value-type="string" office:string-value="disposable,razor," calcext:value-type="string">
            <text:p>disposable,razor,</text:p>
          </table:table-cell>
          <table:table-cell table:number-columns-repeated="2"/>
          <table:table-cell table:style-name="ce70" table:formula="of:=JSONDECHETS([.A144];[.B144];[.C144];[.D144];[.E144];[.F144];[.T144];[.U144];[.G144];[.H144];[.K144];[.L144];[.M144];[.N144];[.P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10" office:value-type="string" calcext:value-type="string">
            <text:p>Scouring ove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10" office:value-type="string" calcext:value-type="string">
            <text:p>scouring oven</text:p>
          </table:table-cell>
          <table:table-cell table:style-name="ce10" table:number-columns-repeated="2"/>
          <table:table-cell table:style-name="ce32"/>
          <table:table-cell table:style-name="ce47" office:value-type="string" calcext:value-type="string">
            <text:p>nettoyant_four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cuisine</text:p>
          </table:table-cell>
          <table:table-cell/>
          <table:table-cell table:formula="of:=SUBSTITUTE([Dechet.L145];&quot;_petit&quot;;&quot;&quot;)" office:value-type="string" office:string-value="nettoyant_four_mini.png" calcext:value-type="string">
            <text:p>nettoyant_four_mini.png</text:p>
          </table:table-cell>
          <table:table-cell table:formula="of:=CONCATENATE(UTILTRANSFORMEENMOTSCLES([Dechet.G145]);&quot;,&quot;;[Dechet.I145])" office:value-type="string" office:string-value="recurant,four," calcext:value-type="string">
            <text:p>recurant,four,</text:p>
          </table:table-cell>
          <table:table-cell table:formula="of:=CONCATENATE(UTILTRANSFORMEENMOTSCLES([Dechet.H145]);&quot;,&quot;;[Dechet.J145])" office:value-type="string" office:string-value="scouring,oven," calcext:value-type="string">
            <text:p>scouring,oven,</text:p>
          </table:table-cell>
          <table:table-cell table:number-columns-repeated="2"/>
          <table:table-cell table:style-name="ce70" table:formula="of:=JSONDECHETS([.A145];[.B145];[.C145];[.D145];[.E145];[.F145];[.T145];[.U145];[.G145];[.H145];[.K145];[.L145];[.M145];[.N145];[.P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modco_ecopoint&quot;,&quot;recyc&quot;:&quot;PAS_POUBELLE&quot;,&quot;src&quot;:&quot;MieuxTrierANantes 02/2015&quot;}," calcext:value-type="string">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10" office:value-type="string" calcext:value-type="string">
            <text:p>Scouring toile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toilette</text:p>
          </table:table-cell>
          <table:table-cell table:style-name="ce10" office:value-type="string" calcext:value-type="string">
            <text:p>scouring for toilet</text:p>
          </table:table-cell>
          <table:table-cell table:style-name="ce10" table:number-columns-repeated="2"/>
          <table:table-cell table:style-name="ce32"/>
          <table:table-cell table:style-name="ce37" office:value-type="string" calcext:value-type="string">
            <text:p>images_non_libres_temp/produit_sanitaire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sdb</text:p>
          </table:table-cell>
          <table:table-cell/>
          <table:table-cell table:formula="of:=SUBSTITUTE([Dechet.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G146]);&quot;,&quot;;[Dechet.I146])" office:value-type="string" office:string-value="recurant,toilette," calcext:value-type="string">
            <text:p>recurant,toilette,</text:p>
          </table:table-cell>
          <table:table-cell table:formula="of:=CONCATENATE(UTILTRANSFORMEENMOTSCLES([Dechet.H146]);&quot;,&quot;;[Dechet.J146])" office:value-type="string" office:string-value="scouring,for,toilet," calcext:value-type="string">
            <text:p>scouring,for,toilet,</text:p>
          </table:table-cell>
          <table:table-cell table:number-columns-repeated="2"/>
          <table:table-cell table:style-name="ce70" table:formula="of:=JSONDECHETS([.A146];[.B146];[.C146];[.D146];[.E146];[.F146];[.T146];[.U146];[.G146];[.H146];[.K146];[.L146];[.M146];[.N146];[.P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 pour toilette&quot;,&quot;descr_en&quot;:&quot;scouring for toilet&quot;,&quot;mots_cles&quot;:&quot;recurant,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calcext:value-type="string">
            <text:p>{"code":"dec_recurantsPourToilette","type":"Déchet","type_en":"Garbage","nom":"Récurant pour toilette","nom_en":"Scouring toilet","cat_usuel":"cu_toxique","cat_trait":"cat_ddm","descr":"récurant pour toilette","descr_en":"scouring for toilet","mots_cles":"recurant,toilette,","mots_cles_en":"scouring,for,toilet,","cons":"cons_toxique","image":"images_non_libres_temp/produit_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Refrigerato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4" office:value-type="string" calcext:value-type="string">
            <text:p>refrigerator</text:p>
          </table:table-cell>
          <table:table-cell table:style-name="ce4" table:number-columns-repeated="2"/>
          <table:table-cell table:style-name="ce27"/>
          <table:table-cell table:style-name="ce36" office:value-type="string" calcext:value-type="string">
            <text:p>refrigerateur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147];&quot;_petit&quot;;&quot;&quot;)" office:value-type="string" office:string-value="refrigerateur_mini.png" calcext:value-type="string">
            <text:p>refrigerateur_mini.png</text:p>
          </table:table-cell>
          <table:table-cell table:formula="of:=CONCATENATE(UTILTRANSFORMEENMOTSCLES([Dechet.G147]);&quot;,&quot;;[Dechet.I147])" office:value-type="string" office:string-value="refrigerateur," calcext:value-type="string">
            <text:p>refrigerateur,</text:p>
          </table:table-cell>
          <table:table-cell table:formula="of:=CONCATENATE(UTILTRANSFORMEENMOTSCLES([Dechet.H147]);&quot;,&quot;;[Dechet.J147])" office:value-type="string" office:string-value="refrigerator," calcext:value-type="string">
            <text:p>refrigerator,</text:p>
          </table:table-cell>
          <table:table-cell table:number-columns-repeated="2"/>
          <table:table-cell table:style-name="ce70" table:formula="of:=JSONDECHETS([.A147];[.B147];[.C147];[.D147];[.E147];[.F147];[.T147];[.U147];[.G147];[.H147];[.K147];[.L147];[.M147];[.N147];[.P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sines</text:p>
          </table:table-cell>
          <table:table-cell table:style-name="ce10" office:value-type="string" calcext:value-type="string">
            <text:p>Résine</text:p>
          </table:table-cell>
          <table:table-cell table:style-name="ce10" office:value-type="string" calcext:value-type="string">
            <text:p>Res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10" office:value-type="string" calcext:value-type="string">
            <text:p>resin</text:p>
          </table:table-cell>
          <table:table-cell table:style-name="ce10" table:number-columns-repeated="2"/>
          <table:table-cell table:style-name="ce32"/>
          <table:table-cell table:style-name="ce43" office:value-type="string" calcext:value-type="string">
            <text:p>images_non_libres_temp/resine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brico</text:p>
          </table:table-cell>
          <table:table-cell/>
          <table:table-cell table:formula="of:=SUBSTITUTE([Dechet.L148];&quot;_petit&quot;;&quot;&quot;)" office:value-type="string" office:string-value="images_non_libres_temp/resine_mini.png" calcext:value-type="string">
            <text:p>images_non_libres_temp/resine_mini.png</text:p>
          </table:table-cell>
          <table:table-cell table:formula="of:=CONCATENATE(UTILTRANSFORMEENMOTSCLES([Dechet.G148]);&quot;,&quot;;[Dechet.I148])" office:value-type="string" office:string-value="resine," calcext:value-type="string">
            <text:p>resine,</text:p>
          </table:table-cell>
          <table:table-cell table:formula="of:=CONCATENATE(UTILTRANSFORMEENMOTSCLES([Dechet.H148]);&quot;,&quot;;[Dechet.J148])" office:value-type="string" office:string-value="resin," calcext:value-type="string">
            <text:p>resin,</text:p>
          </table:table-cell>
          <table:table-cell table:number-columns-repeated="2"/>
          <table:table-cell table:style-name="ce70" table:formula="of:=JSONDECHETS([.A148];[.B148];[.C148];[.D148];[.E148];[.F148];[.T148];[.U148];[.G148];[.H148];[.K148];[.L148];[.M148];[.N148];[.P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calcext:value-type="string">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10" table:number-columns-repeated="2"/>
          <table:table-cell table:style-name="ce32"/>
          <table:table-cell table:style-name="ce37" office:value-type="string" calcext:value-type="string">
            <text:p>images_non_libres_temp/fixateur_photo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divers</text:p>
          </table:table-cell>
          <table:table-cell/>
          <table:table-cell table:formula="of:=SUBSTITUTE([Dechet.L149];&quot;_petit&quot;;&quot;&quot;)" office:value-type="string" office:string-value="images_non_libres_temp/fixateur_photo_mini.png" calcext:value-type="string">
            <text:p>images_non_libres_temp/fixateur_photo_mini.png</text:p>
          </table:table-cell>
          <table:table-cell table:formula="of:=CONCATENATE(UTILTRANSFORMEENMOTSCLES([Dechet.G149]);&quot;,&quot;;[Dechet.I149])" office:value-type="string" office:string-value="revelateur,fixateur,photo," calcext:value-type="string">
            <text:p>revelateur,fixateur,photo,</text:p>
          </table:table-cell>
          <table:table-cell table:formula="of:=CONCATENATE(UTILTRANSFORMEENMOTSCLES([Dechet.H149]);&quot;,&quot;;[Dechet.J149])" office:value-type="string" office:string-value="developer,and,fixer,photo," calcext:value-type="string">
            <text:p>developer,and,fixer,photo,</text:p>
          </table:table-cell>
          <table:table-cell table:number-columns-repeated="2"/>
          <table:table-cell table:style-name="ce70" table:formula="of:=JSONDECHETS([.A149];[.B149];[.C149];[.D149];[.E149];[.F149];[.T149];[.U149];[.G149];[.H149];[.K149];[.L149];[.M149];[.N149];[.P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calcext:value-type="string">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Paper bag</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4" office:value-type="string" calcext:value-type="string">
            <text:p>paper bag</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sac_papier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50];&quot;_petit&quot;;&quot;&quot;)" office:value-type="string" office:string-value="sac_papier_mini.png" calcext:value-type="string">
            <text:p>sac_papier_mini.png</text:p>
          </table:table-cell>
          <table:table-cell table:formula="of:=CONCATENATE(UTILTRANSFORMEENMOTSCLES([Dechet.G150]);&quot;,&quot;;[Dechet.I150])" office:value-type="string" office:string-value="sac,papier," calcext:value-type="string">
            <text:p>sac,papier,</text:p>
          </table:table-cell>
          <table:table-cell table:formula="of:=CONCATENATE(UTILTRANSFORMEENMOTSCLES([Dechet.H150]);&quot;,&quot;;[Dechet.J150])" office:value-type="string" office:string-value="paper,bag," calcext:value-type="string">
            <text:p>paper,bag,</text:p>
          </table:table-cell>
          <table:table-cell table:number-columns-repeated="2"/>
          <table:table-cell table:style-name="ce70" table:formula="of:=JSONDECHETS([.A150];[.B150];[.C150];[.D150];[.E150];[.F150];[.T150];[.U150];[.G150];[.H150];[.K150];[.L150];[.M150];[.N150];[.P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Plastic bag</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4" office:value-type="string" calcext:value-type="string">
            <text:p>plastic bag</text:p>
          </table:table-cell>
          <table:table-cell table:style-name="ce4" table:number-columns-repeated="2"/>
          <table:table-cell table:style-name="ce27"/>
          <table:table-cell table:style-name="ce36" office:value-type="string" calcext:value-type="string">
            <text:p>sac_plastiqu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51];&quot;_petit&quot;;&quot;&quot;)" office:value-type="string" office:string-value="sac_plastique_mini.png" calcext:value-type="string">
            <text:p>sac_plastique_mini.png</text:p>
          </table:table-cell>
          <table:table-cell table:formula="of:=CONCATENATE(UTILTRANSFORMEENMOTSCLES([Dechet.G151]);&quot;,&quot;;[Dechet.I151])" office:value-type="string" office:string-value="sac,plastique," calcext:value-type="string">
            <text:p>sac,plastique,</text:p>
          </table:table-cell>
          <table:table-cell table:formula="of:=CONCATENATE(UTILTRANSFORMEENMOTSCLES([Dechet.H151]);&quot;,&quot;;[Dechet.J151])" office:value-type="string" office:string-value="plastic,bag," calcext:value-type="string">
            <text:p>plastic,bag,</text:p>
          </table:table-cell>
          <table:table-cell table:number-columns-repeated="2"/>
          <table:table-cell table:style-name="ce70" table:formula="of:=JSONDECHETS([.A151];[.B151];[.C151];[.D151];[.E151];[.F151];[.T151];[.U151];[.G151];[.H151];[.K151];[.L151];[.M151];[.N151];[.P151])"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cooter</text:p>
          </table:table-cell>
          <table:table-cell table:number-columns-repeated="2"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10" office:value-type="string" calcext:value-type="string">
            <text:p>scooter, moped</text:p>
          </table:table-cell>
          <table:table-cell table:style-name="ce10" table:number-columns-repeated="2"/>
          <table:table-cell table:style-name="ce32"/>
          <table:table-cell table:style-name="ce43" office:value-type="string" calcext:value-type="string">
            <text:p>scooter_mini.png</text:p>
          </table:table-cell>
          <table:table-cell table:style-name="ce50"/>
          <table:table-cell table:style-name="ce53" office:value-type="string" calcext:value-type="string">
            <text:p>MieuxTrierANantes 02/2015</text:p>
          </table:table-cell>
          <table:table-cell table:style-name="ce53" table:number-columns-repeated="3"/>
          <table:table-cell/>
          <table:table-cell table:formula="of:=SUBSTITUTE([Dechet.L152];&quot;_petit&quot;;&quot;&quot;)" office:value-type="string" office:string-value="scooter_mini.png" calcext:value-type="string">
            <text:p>scooter_mini.png</text:p>
          </table:table-cell>
          <table:table-cell table:formula="of:=CONCATENATE(UTILTRANSFORMEENMOTSCLES([Dechet.G152]);&quot;,&quot;;[Dechet.I152])" office:value-type="string" office:string-value="scooter,mobylette," calcext:value-type="string">
            <text:p>scooter,mobylette,</text:p>
          </table:table-cell>
          <table:table-cell table:formula="of:=CONCATENATE(UTILTRANSFORMEENMOTSCLES([Dechet.H152]);&quot;,&quot;;[Dechet.J152])" office:value-type="string" office:string-value="scooter,moped," calcext:value-type="string">
            <text:p>scooter,moped,</text:p>
          </table:table-cell>
          <table:table-cell table:number-columns-repeated="2"/>
          <table:table-cell table:style-name="ce70" table:formula="of:=JSONDECHETS([.A152];[.B152];[.C152];[.D152];[.E152];[.F152];[.T152];[.U152];[.G152];[.H152];[.K152];[.L152];[.M152];[.N152];[.P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calcext:value-type="string">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Solve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10" office:value-type="string" calcext:value-type="string">
            <text:p>solvent, thinner, white spirit</text:p>
          </table:table-cell>
          <table:table-cell table:style-name="ce10" table:number-columns-repeated="2"/>
          <table:table-cell table:style-name="ce32"/>
          <table:table-cell table:style-name="ce43" office:value-type="string" calcext:value-type="string">
            <text:p>bouteille_white_spirit_2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53];&quot;_petit&quot;;&quot;&quot;)" office:value-type="string" office:string-value="bouteille_white_spirit_2_mini.png" calcext:value-type="string">
            <text:p>bouteille_white_spirit_2_mini.png</text:p>
          </table:table-cell>
          <table:table-cell table:formula="of:=CONCATENATE(UTILTRANSFORMEENMOTSCLES([Dechet.G153]);&quot;,&quot;;[Dechet.I153])" office:value-type="string" office:string-value="solvant,diluant,white,spirit," calcext:value-type="string">
            <text:p>solvant,diluant,white,spirit,</text:p>
          </table:table-cell>
          <table:table-cell table:formula="of:=CONCATENATE(UTILTRANSFORMEENMOTSCLES([Dechet.H153]);&quot;,&quot;;[Dechet.J153])" office:value-type="string" office:string-value="solvent,thinner,white,spirit," calcext:value-type="string">
            <text:p>solvent,thinner,white,spirit,</text:p>
          </table:table-cell>
          <table:table-cell table:number-columns-repeated="2"/>
          <table:table-cell table:style-name="ce70" table:formula="of:=JSONDECHETS([.A153];[.B153];[.C153];[.D153];[.E153];[.F153];[.T153];[.U153];[.G153];[.H153];[.K153];[.L153];[.M153];[.N153];[.P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Pen</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 crayon</text:p>
          </table:table-cell>
          <table:table-cell table:style-name="ce4" office:value-type="string" calcext:value-type="string">
            <text:p>pen, pencil</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54];&quot;_petit&quot;;&quot;&quot;)" office:value-type="string" office:string-value="crayon_mini.png" calcext:value-type="string">
            <text:p>crayon_mini.png</text:p>
          </table:table-cell>
          <table:table-cell table:formula="of:=CONCATENATE(UTILTRANSFORMEENMOTSCLES([Dechet.G154]);&quot;,&quot;;[Dechet.I154])" office:value-type="string" office:string-value="stylo,crayon," calcext:value-type="string">
            <text:p>stylo,crayon,</text:p>
          </table:table-cell>
          <table:table-cell table:formula="of:=CONCATENATE(UTILTRANSFORMEENMOTSCLES([Dechet.H154]);&quot;,&quot;;[Dechet.J154])" office:value-type="string" office:string-value="pen,pencil," calcext:value-type="string">
            <text:p>pen,pencil,</text:p>
          </table:table-cell>
          <table:table-cell table:number-columns-repeated="2"/>
          <table:table-cell table:style-name="ce70" table:formula="of:=JSONDECHETS([.A154];[.B154];[.C154];[.D154];[.E154];[.F154];[.T154];[.U154];[.G154];[.H154];[.K154];[.L154];[.M154];[.N154];[.P154])"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Ironing board</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21"/>
          <table:table-cell table:style-name="ce4" office:value-type="string" calcext:value-type="string">
            <text:p>table à repasser</text:p>
          </table:table-cell>
          <table:table-cell table:style-name="ce4" office:value-type="string" calcext:value-type="string">
            <text:p>ironing board</text:p>
          </table:table-cell>
          <table:table-cell table:style-name="ce4" table:number-columns-repeated="2"/>
          <table:table-cell table:style-name="ce27"/>
          <table:table-cell table:style-name="ce36" office:value-type="string" calcext:value-type="string">
            <text:p>table_a_repasser_mini.png</text:p>
          </table:table-cell>
          <table:table-cell table:style-name="ce16"/>
          <table:table-cell table:style-name="ce53" office:value-type="string" calcext:value-type="string">
            <text:p>MieuxTrierANantes 02/2015</text:p>
          </table:table-cell>
          <table:table-cell table:style-name="ce53" table:number-columns-repeated="3"/>
          <table:table-cell/>
          <table:table-cell table:formula="of:=SUBSTITUTE([Dechet.L155];&quot;_petit&quot;;&quot;&quot;)" office:value-type="string" office:string-value="table_a_repasser_mini.png" calcext:value-type="string">
            <text:p>table_a_repasser_mini.png</text:p>
          </table:table-cell>
          <table:table-cell table:formula="of:=CONCATENATE(UTILTRANSFORMEENMOTSCLES([Dechet.G155]);&quot;,&quot;;[Dechet.I155])" office:value-type="string" office:string-value="table,repasser," calcext:value-type="string">
            <text:p>table,repasser,</text:p>
          </table:table-cell>
          <table:table-cell table:formula="of:=CONCATENATE(UTILTRANSFORMEENMOTSCLES([Dechet.H155]);&quot;,&quot;;[Dechet.J155])" office:value-type="string" office:string-value="ironing,board," calcext:value-type="string">
            <text:p>ironing,board,</text:p>
          </table:table-cell>
          <table:table-cell table:number-columns-repeated="2"/>
          <table:table-cell table:style-name="ce70" table:formula="of:=JSONDECHETS([.A155];[.B155];[.C155];[.D155];[.E155];[.F155];[.T155];[.U155];[.G155];[.H155];[.K155];[.L155];[.M155];[.N155];[.P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type":"Déchet","type_en":"Garbage","nom":"Table à repasser","nom_en":"Ironing board","cat_usuel":"cu_encombrantelectronique","cat_trait":"cat_encombrant","descr":"table à repasser","descr_en":"ironing board","mots_cles":"table,repasser,","mots_cles_en":"ironing,board,","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Telephony</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4" office:value-type="string" calcext:value-type="string">
            <text:p>telephony</text:p>
          </table:table-cell>
          <table:table-cell table:style-name="ce4" table:number-columns-repeated="2"/>
          <table:table-cell table:style-name="ce27"/>
          <table:table-cell table:style-name="ce36" office:value-type="string" calcext:value-type="string">
            <text:p>telephone_fixe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156];&quot;_petit&quot;;&quot;&quot;)" office:value-type="string" office:string-value="telephone_fixe_mini.png" calcext:value-type="string">
            <text:p>telephone_fixe_mini.png</text:p>
          </table:table-cell>
          <table:table-cell table:formula="of:=CONCATENATE(UTILTRANSFORMEENMOTSCLES([Dechet.G156]);&quot;,&quot;;[Dechet.I156])" office:value-type="string" office:string-value="telephonie," calcext:value-type="string">
            <text:p>telephonie,</text:p>
          </table:table-cell>
          <table:table-cell table:formula="of:=CONCATENATE(UTILTRANSFORMEENMOTSCLES([Dechet.H156]);&quot;,&quot;;[Dechet.J156])" office:value-type="string" office:string-value="telephony," calcext:value-type="string">
            <text:p>telephony,</text:p>
          </table:table-cell>
          <table:table-cell table:number-columns-repeated="2"/>
          <table:table-cell table:style-name="ce70" table:formula="of:=JSONDECHETS([.A156];[.B156];[.C156];[.D156];[.E156];[.F156];[.T156];[.U156];[.G156];[.H156];[.K156];[.L156];[.M156];[.N156];[.P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TV</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4" office:value-type="string" calcext:value-type="string">
            <text:p>TV</text:p>
          </table:table-cell>
          <table:table-cell table:style-name="ce4" table:number-columns-repeated="2"/>
          <table:table-cell table:style-name="ce27"/>
          <table:table-cell table:style-name="ce36" office:value-type="string" calcext:value-type="string">
            <text:p>televiseur_mini.png</text:p>
          </table:table-cell>
          <table:table-cell table:style-name="ce16"/>
          <table:table-cell table:style-name="ce55" office:value-type="string" calcext:value-type="string">
            <text:p>MieuxTrierANantes 02/2015</text:p>
          </table:table-cell>
          <table:table-cell table:style-name="ce55" table:number-columns-repeated="3"/>
          <table:table-cell/>
          <table:table-cell table:formula="of:=SUBSTITUTE([Dechet.L157];&quot;_petit&quot;;&quot;&quot;)" office:value-type="string" office:string-value="televiseur_mini.png" calcext:value-type="string">
            <text:p>televiseur_mini.png</text:p>
          </table:table-cell>
          <table:table-cell table:formula="of:=CONCATENATE(UTILTRANSFORMEENMOTSCLES([Dechet.G157]);&quot;,&quot;;[Dechet.I157])" office:value-type="string" office:string-value="televiseur," calcext:value-type="string">
            <text:p>televiseur,</text:p>
          </table:table-cell>
          <table:table-cell table:formula="of:=CONCATENATE(UTILTRANSFORMEENMOTSCLES([Dechet.H157]);&quot;,&quot;;[Dechet.J157])" office:value-type="string" office:string-value="tv," calcext:value-type="string">
            <text:p>tv,</text:p>
          </table:table-cell>
          <table:table-cell table:number-columns-repeated="2"/>
          <table:table-cell table:style-name="ce70" table:formula="of:=JSONDECHETS([.A157];[.B157];[.C157];[.D157];[.E157];[.F157];[.T157];[.U157];[.G157];[.H157];[.K157];[.L157];[.M157];[.N157];[.P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table:number-columns-repeated="2"/>
          <table:table-cell table:style-name="ce32"/>
          <table:table-cell table:style-name="ce43" office:value-type="string" calcext:value-type="string">
            <text:p>thermometre_mercure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58];&quot;_petit&quot;;&quot;&quot;)" office:value-type="string" office:string-value="thermometre_mercure_mini.png" calcext:value-type="string">
            <text:p>thermometre_mercure_mini.png</text:p>
          </table:table-cell>
          <table:table-cell table:formula="of:=CONCATENATE(UTILTRANSFORMEENMOTSCLES([Dechet.G158]);&quot;,&quot;;[Dechet.I158])" office:value-type="string" office:string-value="thermometre,mercure," calcext:value-type="string">
            <text:p>thermometre,mercure,</text:p>
          </table:table-cell>
          <table:table-cell table:formula="of:=CONCATENATE(UTILTRANSFORMEENMOTSCLES([Dechet.H158]);&quot;,&quot;;[Dechet.J158])" office:value-type="string" office:string-value="mercury,thermometer," calcext:value-type="string">
            <text:p>mercury,thermometer,</text:p>
          </table:table-cell>
          <table:table-cell table:number-columns-repeated="2"/>
          <table:table-cell table:style-name="ce70" table:formula="of:=JSONDECHETS([.A158];[.B158];[.C158];[.D158];[.E158];[.F158];[.T158];[.U158];[.G158];[.H158];[.K158];[.L158];[.M158];[.N158];[.P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modco_ecopoint&quot;,&quot;recyc&quot;:&quot;PAS_POUBELLE&quot;,&quot;src&quot;:&quot;MieuxTrierANantes 02/2015&quot;}," calcext:value-type="string">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Trumpet</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10" office:value-type="string" calcext:value-type="string">
            <text:p>trumpet</text:p>
          </table:table-cell>
          <table:table-cell table:style-name="ce10" table:number-columns-repeated="2"/>
          <table:table-cell table:style-name="ce32"/>
          <table:table-cell table:style-name="ce43" office:value-type="string" calcext:value-type="string">
            <text:p>images_non_libres_temp/trompette_mini.png</text:p>
          </table:table-cell>
          <table:table-cell table:style-name="ce50"/>
          <table:table-cell table:style-name="ce52" office:value-type="string" calcext:value-type="string">
            <text:p>MieuxTrierANantes 02/2015</text:p>
          </table:table-cell>
          <table:table-cell table:style-name="ce52" table:number-columns-repeated="3"/>
          <table:table-cell/>
          <table:table-cell table:formula="of:=SUBSTITUTE([Dechet.L159];&quot;_petit&quot;;&quot;&quot;)" office:value-type="string" office:string-value="images_non_libres_temp/trompette_mini.png" calcext:value-type="string">
            <text:p>images_non_libres_temp/trompette_mini.png</text:p>
          </table:table-cell>
          <table:table-cell table:formula="of:=CONCATENATE(UTILTRANSFORMEENMOTSCLES([Dechet.G159]);&quot;,&quot;;[Dechet.I159])" office:value-type="string" office:string-value="trompette," calcext:value-type="string">
            <text:p>trompette,</text:p>
          </table:table-cell>
          <table:table-cell table:formula="of:=CONCATENATE(UTILTRANSFORMEENMOTSCLES([Dechet.H159]);&quot;,&quot;;[Dechet.J159])" office:value-type="string" office:string-value="trumpet," calcext:value-type="string">
            <text:p>trumpet,</text:p>
          </table:table-cell>
          <table:table-cell table:number-columns-repeated="2"/>
          <table:table-cell table:style-name="ce70" table:formula="of:=JSONDECHETS([.A159];[.B159];[.C159];[.D159];[.E159];[.F159];[.T159];[.U159];[.G159];[.H159];[.K159];[.L159];[.M159];[.N159];[.P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Scooter</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trottinette</text:p>
          </table:table-cell>
          <table:table-cell table:style-name="ce10" office:value-type="string" calcext:value-type="string">
            <text:p>scooter</text:p>
          </table:table-cell>
          <table:table-cell table:style-name="ce10" table:number-columns-repeated="2"/>
          <table:table-cell table:style-name="ce32"/>
          <table:table-cell table:style-name="ce43" office:value-type="string" calcext:value-type="string">
            <text:p>trottinette_mini.png</text:p>
          </table:table-cell>
          <table:table-cell table:style-name="ce50"/>
          <table:table-cell table:style-name="ce52" office:value-type="string" calcext:value-type="string">
            <text:p>MieuxTrierANantes 12/2014</text:p>
          </table:table-cell>
          <table:table-cell table:style-name="ce52" table:number-columns-repeated="2"/>
          <table:table-cell table:style-name="ce53"/>
          <table:table-cell/>
          <table:table-cell table:formula="of:=SUBSTITUTE([Dechet.L160];&quot;_petit&quot;;&quot;&quot;)" office:value-type="string" office:string-value="trottinette_mini.png" calcext:value-type="string">
            <text:p>trottinette_mini.png</text:p>
          </table:table-cell>
          <table:table-cell table:formula="of:=CONCATENATE(UTILTRANSFORMEENMOTSCLES([Dechet.G160]);&quot;,&quot;;[Dechet.I160])" office:value-type="string" office:string-value="trottinette," calcext:value-type="string">
            <text:p>trottinette,</text:p>
          </table:table-cell>
          <table:table-cell table:formula="of:=CONCATENATE(UTILTRANSFORMEENMOTSCLES([Dechet.H160]);&quot;,&quot;;[Dechet.J160])" office:value-type="string" office:string-value="scooter," calcext:value-type="string">
            <text:p>scooter,</text:p>
          </table:table-cell>
          <table:table-cell table:number-columns-repeated="2"/>
          <table:table-cell table:style-name="ce70" table:formula="of:=JSONDECHETS([.A160];[.B160];[.C160];[.D160];[.E160];[.F160];[.T160];[.U160];[.G160];[.H160];[.K160];[.L160];[.M160];[.N160];[.P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calcext:value-type="string">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beFluorescent</text:p>
          </table:table-cell>
          <table:table-cell table:style-name="ce10" office:value-type="string" calcext:value-type="string">
            <text:p>Tube fluorescent</text:p>
          </table:table-cell>
          <table:table-cell table:style-name="ce10" office:value-type="string" calcext:value-type="string">
            <text:p>Fluorescent Tub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10" office:value-type="string" calcext:value-type="string">
            <text:p>fluorescent lamp, fluorescent tube</text:p>
          </table:table-cell>
          <table:table-cell table:style-name="ce10" table:number-columns-repeated="2"/>
          <table:table-cell table:style-name="ce32"/>
          <table:table-cell table:style-name="ce37" office:value-type="string" calcext:value-type="string">
            <text:p>images_non_libres_temp/tube_flouorescent_mini.png</text:p>
          </table:table-cell>
          <table:table-cell table:style-name="ce50"/>
          <table:table-cell table:style-name="ce52" office:value-type="string" calcext:value-type="string">
            <text:p>MieuxTrierANantes 02/2015</text:p>
          </table:table-cell>
          <table:table-cell table:style-name="ce52" table:number-columns-repeated="2"/>
          <table:table-cell table:style-name="ce10" office:value-type="string" calcext:value-type="string">
            <text:p>scu_toxiquedivers</text:p>
          </table:table-cell>
          <table:table-cell/>
          <table:table-cell table:formula="of:=SUBSTITUTE([Dechet.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G161]);&quot;,&quot;;[Dechet.I161])" office:value-type="string" office:string-value="tube,fluorescent,tube,fluo," calcext:value-type="string">
            <text:p>tube,fluorescent,tube,fluo,</text:p>
          </table:table-cell>
          <table:table-cell table:formula="of:=CONCATENATE(UTILTRANSFORMEENMOTSCLES([Dechet.H161]);&quot;,&quot;;[Dechet.J161])" office:value-type="string" office:string-value="fluorescent,lamp,fluorescent,tube," calcext:value-type="string">
            <text:p>fluorescent,lamp,fluorescent,tube,</text:p>
          </table:table-cell>
          <table:table-cell table:number-columns-repeated="2"/>
          <table:table-cell table:style-name="ce70" table:formula="of:=JSONDECHETS([.A161];[.B161];[.C161];[.D161];[.E161];[.F161];[.T161];[.U161];[.G161];[.H161];[.K161];[.L161];[.M161];[.N161];[.P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Watering hos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9" office:value-type="string" calcext:value-type="string">
            <text:p>garden hose</text:p>
          </table:table-cell>
          <table:table-cell table:style-name="ce9" table:number-columns-repeated="2"/>
          <table:table-cell table:style-name="ce29"/>
          <table:table-cell table:style-name="ce38" office:value-type="string" calcext:value-type="string">
            <text:p>tuyau_arrosage_mini.png</text:p>
          </table:table-cell>
          <table:table-cell table:style-name="ce49"/>
          <table:table-cell table:style-name="ce52" office:value-type="string" calcext:value-type="string">
            <text:p>MieuxTrierANantes 02/2015</text:p>
          </table:table-cell>
          <table:table-cell table:style-name="ce52" table:number-columns-repeated="3"/>
          <table:table-cell/>
          <table:table-cell table:formula="of:=SUBSTITUTE([Dechet.L162];&quot;_petit&quot;;&quot;&quot;)" office:value-type="string" office:string-value="tuyau_arrosage_mini.png" calcext:value-type="string">
            <text:p>tuyau_arrosage_mini.png</text:p>
          </table:table-cell>
          <table:table-cell table:formula="of:=CONCATENATE(UTILTRANSFORMEENMOTSCLES([Dechet.G162]);&quot;,&quot;;[Dechet.I162])" office:value-type="string" office:string-value="tuyau,arrosage," calcext:value-type="string">
            <text:p>tuyau,arrosage,</text:p>
          </table:table-cell>
          <table:table-cell table:formula="of:=CONCATENATE(UTILTRANSFORMEENMOTSCLES([Dechet.H162]);&quot;,&quot;;[Dechet.J162])" office:value-type="string" office:string-value="garden,hose," calcext:value-type="string">
            <text:p>garden,hose,</text:p>
          </table:table-cell>
          <table:table-cell table:number-columns-repeated="2"/>
          <table:table-cell table:style-name="ce70" table:formula="of:=JSONDECHETS([.A162];[.B162];[.C162];[.D162];[.E162];[.F162];[.T162];[.U162];[.G162];[.H162];[.K162];[.L162];[.M162];[.N162];[.P162])"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type":"Déchet","type_en":"Garbage","nom":"Tuyau arrosage","nom_en":"Watering hose","cat_usuel":"cu_plastique","cat_trait":"cat_omr_plastique","descr":"tuyau d'arrosage","descr_en":"garden hose","mots_cles":"tuyau,arrosage,","mots_cles_en":"garden,hos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Kitchen Utensil</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11" office:value-type="string" calcext:value-type="string">
            <text:p>kitchen utensil, pot, pot, casserole, frying pan, wok spatula</text:p>
          </table:table-cell>
          <table:table-cell table:style-name="ce11" table:number-columns-repeated="2"/>
          <table:table-cell table:style-name="ce34"/>
          <table:table-cell table:style-name="ce44" office:value-type="string" calcext:value-type="string">
            <text:p>spatule_cuisine_mini.png</text:p>
          </table:table-cell>
          <table:table-cell table:style-name="ce51"/>
          <table:table-cell table:style-name="ce52" office:value-type="string" calcext:value-type="string">
            <text:p>MieuxTrierANantes 02/2015</text:p>
          </table:table-cell>
          <table:table-cell table:style-name="ce52" table:number-columns-repeated="3"/>
          <table:table-cell/>
          <table:table-cell table:formula="of:=SUBSTITUTE([Dechet.L163];&quot;_petit&quot;;&quot;&quot;)" office:value-type="string" office:string-value="spatule_cuisine_mini.png" calcext:value-type="string">
            <text:p>spatule_cuisine_mini.png</text:p>
          </table:table-cell>
          <table:table-cell table:formula="of:=CONCATENATE(UTILTRANSFORMEENMOTSCLES([Dechet.G163]);&quot;,&quot;;[Dechet.I163])" office:value-type="string" office:string-value="ustensile,cuisine,casserole,marmite,cocotte,poele,wok,spatule," calcext:value-type="string">
            <text:p>ustensile,cuisine,casserole,marmite,cocotte,poele,wok,spatule,</text:p>
          </table:table-cell>
          <table:table-cell table:formula="of:=CONCATENATE(UTILTRANSFORMEENMOTSCLES([Dechet.H163]);&quot;,&quot;;[Dechet.J163])" office:value-type="string" office:string-value="kitchen,utensil,pot,pot,casserole,frying,pan,wok,spatula," calcext:value-type="string">
            <text:p>kitchen,utensil,pot,pot,casserole,frying,pan,wok,spatula,</text:p>
          </table:table-cell>
          <table:table-cell table:number-columns-repeated="2"/>
          <table:table-cell table:style-name="ce70" table:formula="of:=JSONDECHETS([.A163];[.B163];[.C163];[.D163];[.E163];[.F163];[.T163];[.U163];[.G163];[.H163];[.K163];[.L163];[.M163];[.N163];[.P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ardboard dishes</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4" office:value-type="string" calcext:value-type="string">
            <text:p>cardboard tableware, cardboard plate, paper cup</text:p>
          </table:table-cell>
          <table:table-cell table:style-name="ce4" table:number-columns-repeated="2"/>
          <table:table-cell table:style-name="ce27"/>
          <table:table-cell table:style-name="ce36" office:value-type="string" calcext:value-type="string">
            <text:p>assiette_carton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64];&quot;_petit&quot;;&quot;&quot;)" office:value-type="string" office:string-value="assiette_carton_mini.png" calcext:value-type="string">
            <text:p>assiette_carton_mini.png</text:p>
          </table:table-cell>
          <table:table-cell table:formula="of:=CONCATENATE(UTILTRANSFORMEENMOTSCLES([Dechet.G164]);&quot;,&quot;;[Dechet.I164])" office:value-type="string" office:string-value="vaisselle,carton,assiette,carton,gobelet,carton," calcext:value-type="string">
            <text:p>vaisselle,carton,assiette,carton,gobelet,carton,</text:p>
          </table:table-cell>
          <table:table-cell table:formula="of:=CONCATENATE(UTILTRANSFORMEENMOTSCLES([Dechet.H164]);&quot;,&quot;;[Dechet.J164])" office:value-type="string" office:string-value="cardboard,tableware,cardboard,plate,paper,cup," calcext:value-type="string">
            <text:p>cardboard,tableware,cardboard,plate,paper,cup,</text:p>
          </table:table-cell>
          <table:table-cell table:number-columns-repeated="2"/>
          <table:table-cell table:style-name="ce70" table:formula="of:=JSONDECHETS([.A164];[.B164];[.C164];[.D164];[.E164];[.F164];[.T164];[.U164];[.G164];[.H164];[.K164];[.L164];[.M164];[.N164];[.P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Plastic war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4" office:value-type="string" calcext:value-type="string">
            <text:p>plastic tableware, plastic cup, plastic cover, plastic knife, plastic fork, plastic spoon</text:p>
          </table:table-cell>
          <table:table-cell table:style-name="ce4" table:number-columns-repeated="2"/>
          <table:table-cell table:style-name="ce27" office:value-type="string" calcext:value-type="string">
            <text:p>cons_remplacergobelet,cons_vaissellebiodegradable</text:p>
          </table:table-cell>
          <table:table-cell table:style-name="ce36" office:value-type="string" calcext:value-type="string">
            <text:p>gobelet_plastique_mini.png</text:p>
          </table:table-cell>
          <table:table-cell table:style-name="ce16"/>
          <table:table-cell table:style-name="ce52" office:value-type="string" calcext:value-type="string">
            <text:p>MieuxTrierANantes 14/2014</text:p>
          </table:table-cell>
          <table:table-cell table:style-name="ce52" table:number-columns-repeated="3"/>
          <table:table-cell/>
          <table:table-cell table:formula="of:=SUBSTITUTE([Dechet.L165];&quot;_petit&quot;;&quot;&quot;)" office:value-type="string" office:string-value="gobelet_plastique_mini.png" calcext:value-type="string">
            <text:p>gobelet_plastique_mini.png</text:p>
          </table:table-cell>
          <table:table-cell table:formula="of:=CONCATENATE(UTILTRANSFORMEENMOTSCLES([Dechet.G165]);&quot;,&quot;;[Dechet.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H165]);&quot;,&quot;;[Dechet.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70" table:formula="of:=JSONDECHETS([.A165];[.B165];[.C165];[.D165];[.E165];[.F165];[.T165];[.U165];[.G165];[.H165];[.K165];[.L165];[.M165];[.N165];[.P165])"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Dishes (glass, porcelain ...)</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style-name="ce4" office:value-type="string" calcext:value-type="string">
            <text:p>plate, cup, bowl, dish, drinking glass, pottery, porcelain, earthenware jug, glass</text:p>
          </table:table-cell>
          <table:table-cell table:style-name="ce4" table:number-columns-repeated="2"/>
          <table:table-cell/>
          <table:table-cell table:style-name="ce36" office:value-type="string" calcext:value-type="string">
            <text:p>assiette_mini.png</text:p>
          </table:table-cell>
          <table:table-cell table:style-name="ce16" office:value-type="string" calcext:value-type="string">
            <text:p>bol_mini.png, tasse_mini.png, plat_en_faience_mini.png</text:p>
          </table:table-cell>
          <table:table-cell table:style-name="ce25" office:value-type="string" calcext:value-type="string">
            <text:p>MieuxTrierANantes 02/2015</text:p>
          </table:table-cell>
          <table:table-cell table:style-name="ce25" table:number-columns-repeated="3"/>
          <table:table-cell/>
          <table:table-cell table:formula="of:=SUBSTITUTE([Dechet.L166];&quot;_petit&quot;;&quot;&quot;)" office:value-type="string" office:string-value="assiette_mini.png" calcext:value-type="string">
            <text:p>assiette_mini.png</text:p>
          </table:table-cell>
          <table:table-cell table:formula="of:=CONCATENATE(UTILTRANSFORMEENMOTSCLES([Dechet.G166]);&quot;,&quot;;[Dechet.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H166]);&quot;,&quot;;[Dechet.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70" table:formula="of:=JSONDECHETS([.A166];[.B166];[.C166];[.D166];[.E166];[.F166];[.T166];[.U166];[.G166];[.H166];[.K166];[.L166];[.M166];[.N166];[.P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Bike</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vélo, bicyclette, skateboard</text:p>
          </table:table-cell>
          <table:table-cell table:style-name="ce10" office:value-type="string" calcext:value-type="string">
            <text:p>bike, bicycle, bike, skateboard</text:p>
          </table:table-cell>
          <table:table-cell table:style-name="ce10" table:number-columns-repeated="2"/>
          <table:table-cell table:style-name="ce32"/>
          <table:table-cell table:style-name="ce43" office:value-type="string" calcext:value-type="string">
            <text:p>veloenfant_mini.png</text:p>
          </table:table-cell>
          <table:table-cell table:style-name="ce50" office:value-type="string" calcext:value-type="string">
            <text:p>skateboard_mini.png</text:p>
          </table:table-cell>
          <table:table-cell table:style-name="ce53" office:value-type="string" calcext:value-type="string">
            <text:p>MieuxTrierANantes 02/2015</text:p>
          </table:table-cell>
          <table:table-cell table:style-name="ce13" office:value-type="string" calcext:value-type="string">
            <text:p>Fabien Lamiré (Falblam)</text:p>
          </table:table-cell>
          <table:table-cell table:style-name="ce60" office:value-type="string" calcext:value-type="string">
            <text:p>Falblam</text:p>
          </table:table-cell>
          <table:table-cell table:style-name="ce53"/>
          <table:table-cell/>
          <table:table-cell table:formula="of:=SUBSTITUTE([Dechet.L167];&quot;_petit&quot;;&quot;&quot;)" office:value-type="string" office:string-value="veloenfant_mini.png" calcext:value-type="string">
            <text:p>veloenfant_mini.png</text:p>
          </table:table-cell>
          <table:table-cell table:formula="of:=CONCATENATE(UTILTRANSFORMEENMOTSCLES([Dechet.G167]);&quot;,&quot;;[Dechet.I167])" office:value-type="string" office:string-value="velo,bicyclette,skateboard," calcext:value-type="string">
            <text:p>velo,bicyclette,skateboard,</text:p>
          </table:table-cell>
          <table:table-cell table:formula="of:=CONCATENATE(UTILTRANSFORMEENMOTSCLES([Dechet.H167]);&quot;,&quot;;[Dechet.J167])" office:value-type="string" office:string-value="bike,bicycle,bike,skateboard," calcext:value-type="string">
            <text:p>bike,bicycle,bike,skateboard,</text:p>
          </table:table-cell>
          <table:table-cell table:number-columns-repeated="2"/>
          <table:table-cell table:style-name="ce70" table:formula="of:=JSONDECHETS([.A167];[.B167];[.C167];[.D167];[.E167];[.F167];[.T167];[.U167];[.G167];[.H167];[.K167];[.L167];[.M167];[.N167];[.P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quot;sponsor&quot;:&quot;Falblam&quot;}," calcext:value-type="string">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modco_ecopoint","recyc":"PAS_POUBELLE","src":"MieuxTrierANantes 02/2015","sponsor":"Falblam"},</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lothing good condition</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bon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27"/>
          <table:table-cell table:style-name="ce36" office:value-type="string" calcext:value-type="string">
            <text:p>chemise_mini.png</text:p>
          </table:table-cell>
          <table:table-cell table:style-name="ce16"/>
          <table:table-cell table:style-name="ce25" office:value-type="string" calcext:value-type="string">
            <text:p>MieuxTrierANantes 02/2015</text:p>
          </table:table-cell>
          <table:table-cell table:style-name="ce25" table:number-columns-repeated="3"/>
          <table:table-cell/>
          <table:table-cell table:formula="of:=SUBSTITUTE([Dechet.L168];&quot;_petit&quot;;&quot;&quot;)" office:value-type="string" office:string-value="chemise_mini.png" calcext:value-type="string">
            <text:p>chemise_mini.png</text:p>
          </table:table-cell>
          <table:table-cell table:formula="of:=CONCATENATE(UTILTRANSFORMEENMOTSCLES([Dechet.G168]);&quot;,&quot;;[Dechet.I168])" office:value-type="string" office:string-value="vetement,bon,etat,pantalon,chemise,pull,veste,jupe,robe," calcext:value-type="string">
            <text:p>vetement,bon,etat,pantalon,chemise,pull,veste,jupe,robe,</text:p>
          </table:table-cell>
          <table:table-cell table:formula="of:=CONCATENATE(UTILTRANSFORMEENMOTSCLES([Dechet.H168]);&quot;,&quot;;[Dechet.J168])" office:value-type="string" office:string-value="clothing,pants,shirt,sweater,jacket,skirt,dress," calcext:value-type="string">
            <text:p>clothing,pants,shirt,sweater,jacket,skirt,dress,</text:p>
          </table:table-cell>
          <table:table-cell table:number-columns-repeated="2"/>
          <table:table-cell table:style-name="ce70" table:formula="of:=JSONDECHETS([.A168];[.B168];[.C168];[.D168];[.E168];[.F168];[.T168];[.U168];[.G168];[.H168];[.K168];[.L168];[.M168];[.N168];[.P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calcext:value-type="string">
            <text:p>{"code":"dec_vetementEnBonEtat","type":"Déchet","type_en":"Garbage","nom":"Vêtement bon état","nom_en":"Clothing good condition","cat_usuel":"cu_vetementtissu","cat_trait":"cat_vetement","descr":"vêtement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Used Clothing</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mauvais état, pantalon, chemise, pull, veste, jupe, robe</text:p>
          </table:table-cell>
          <table:table-cell table:style-name="ce4" office:value-type="string" calcext:value-type="string">
            <text:p>Clothing,pants, shirt, sweater, jacket, skirt, dress</text:p>
          </table:table-cell>
          <table:table-cell table:style-name="ce4" table:number-columns-repeated="2"/>
          <table:table-cell table:style-name="ce27"/>
          <table:table-cell table:style-name="ce36" office:value-type="string" calcext:value-type="string">
            <text:p>jean_usag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69];&quot;_petit&quot;;&quot;&quot;)" office:value-type="string" office:string-value="jean_usage_mini.png" calcext:value-type="string">
            <text:p>jean_usage_mini.png</text:p>
          </table:table-cell>
          <table:table-cell table:formula="of:=CONCATENATE(UTILTRANSFORMEENMOTSCLES([Dechet.G169]);&quot;,&quot;;[Dechet.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H169]);&quot;,&quot;;[Dechet.J169])" office:value-type="string" office:string-value="clothing,pants,shirt,sweater,jacket,skirt,dress," calcext:value-type="string">
            <text:p>clothing,pants,shirt,sweater,jacket,skirt,dress,</text:p>
          </table:table-cell>
          <table:table-cell table:number-columns-repeated="2"/>
          <table:table-cell table:style-name="ce70" table:formula="of:=JSONDECHETS([.A169];[.B169];[.C169];[.D169];[.E169];[.F169];[.T169];[.U169];[.G169];[.H169];[.K169];[.L169];[.M169];[.N169];[.P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modco_sacbleu&quot;,&quot;recyc&quot;:&quot;NON&quot;,&quot;src&quot;:&quot;MieuxTrierANantes 02/2015&quot;}," calcext:value-type="string">
            <text:p>{"code":"dec_vetementUsage","type":"Déchet","type_en":"Garbage","nom":"Vêtement usagé","nom_en":"Used Clothing","cat_usuel":"cu_vetementtissu","cat_trait":"cat_omr","descr":"vêtement usagé, vêtement mauvais état, pantalon, chemise, pull, veste, jupe, robe","descr_en":"Clothing,pants, shirt, sweater, jacket, skirt, dress","mots_cles":"vetement,usage,vetement,mauvais,etat,pantalon,chemise,pull,veste,jupe,robe,","mots_cles_en":"clothing,pants,shirt,sweater,jacket,skirt,dress,","image":"jean_usag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rreaboire</text:p>
          </table:table-cell>
          <table:table-cell table:style-name="ce4" office:value-type="string" calcext:value-type="string">
            <text:p>Verre à boire</text:p>
          </table:table-cell>
          <table:table-cell table:style-name="ce4" office:value-type="string" calcext:value-type="string">
            <text:p>Drinking glass</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10" office:value-type="string" calcext:value-type="string">
            <text:p>drinking glass</text:p>
          </table:table-cell>
          <table:table-cell table:style-name="ce10" table:number-columns-repeated="2"/>
          <table:table-cell table:style-name="ce32"/>
          <table:table-cell table:style-name="ce43" office:value-type="string" calcext:value-type="string">
            <text:p>verre_a_boire_petit.png</text:p>
          </table:table-cell>
          <table:table-cell table:style-name="ce50"/>
          <table:table-cell table:style-name="ce25" office:value-type="string" calcext:value-type="string">
            <text:p>MieuxTrierANantes 12/2013</text:p>
          </table:table-cell>
          <table:table-cell table:style-name="ce25" table:number-columns-repeated="3"/>
          <table:table-cell/>
          <table:table-cell table:formula="of:=SUBSTITUTE([Dechet.L170];&quot;_petit&quot;;&quot;&quot;)" office:value-type="string" office:string-value="verre_a_boire.png" calcext:value-type="string">
            <text:p>verre_a_boire.png</text:p>
          </table:table-cell>
          <table:table-cell table:formula="of:=CONCATENATE(UTILTRANSFORMEENMOTSCLES([Dechet.G170]);&quot;,&quot;;[Dechet.I170])" office:value-type="string" office:string-value="verre,boire," calcext:value-type="string">
            <text:p>verre,boire,</text:p>
          </table:table-cell>
          <table:table-cell table:formula="of:=CONCATENATE(UTILTRANSFORMEENMOTSCLES([Dechet.H170]);&quot;,&quot;;[Dechet.J170])" office:value-type="string" office:string-value="drinking,glass," calcext:value-type="string">
            <text:p>drinking,glass,</text:p>
          </table:table-cell>
          <table:table-cell table:number-columns-repeated="2"/>
          <table:table-cell table:style-name="ce70" table:formula="of:=JSONDECHETS([.A170];[.B170];[.C170];[.D170];[.E170];[.F170];[.T170];[.U170];[.G170];[.H170];[.K170];[.L170];[.M170];[.N170];[.P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Window</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10" office:value-type="string" calcext:value-type="string">
            <text:p>window</text:p>
          </table:table-cell>
          <table:table-cell table:style-name="ce10" table:number-columns-repeated="2"/>
          <table:table-cell table:style-name="ce32"/>
          <table:table-cell table:style-name="ce43" office:value-type="string" calcext:value-type="string">
            <text:p>images_non_libres_temp/vitre_mini.png</text:p>
          </table:table-cell>
          <table:table-cell table:style-name="ce50"/>
          <table:table-cell table:style-name="ce25" office:value-type="string" calcext:value-type="string">
            <text:p>MieuxTrierANantes 02/2015</text:p>
          </table:table-cell>
          <table:table-cell table:style-name="ce25" table:number-columns-repeated="3"/>
          <table:table-cell/>
          <table:table-cell table:formula="of:=SUBSTITUTE([Dechet.L171];&quot;_petit&quot;;&quot;&quot;)" office:value-type="string" office:string-value="images_non_libres_temp/vitre_mini.png" calcext:value-type="string">
            <text:p>images_non_libres_temp/vitre_mini.png</text:p>
          </table:table-cell>
          <table:table-cell table:formula="of:=CONCATENATE(UTILTRANSFORMEENMOTSCLES([Dechet.G171]);&quot;,&quot;;[Dechet.I171])" office:value-type="string" office:string-value="vitre," calcext:value-type="string">
            <text:p>vitre,</text:p>
          </table:table-cell>
          <table:table-cell table:formula="of:=CONCATENATE(UTILTRANSFORMEENMOTSCLES([Dechet.H171]);&quot;,&quot;;[Dechet.J171])" office:value-type="string" office:string-value="window," calcext:value-type="string">
            <text:p>window,</text:p>
          </table:table-cell>
          <table:table-cell table:number-columns-repeated="2"/>
          <table:table-cell table:style-name="ce70" table:formula="of:=JSONDECHETS([.A171];[.B171];[.C171];[.D171];[.E171];[.F171];[.T171];[.U171];[.G171];[.H171];[.K171];[.L171];[.M171];[.N171];[.P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ar</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4" office:value-type="string" calcext:value-type="string">
            <text:p>car</text:p>
          </table:table-cell>
          <table:table-cell table:style-name="ce4" table:number-columns-repeated="2"/>
          <table:table-cell table:style-name="ce27"/>
          <table:table-cell table:style-name="ce36" office:value-type="string" calcext:value-type="string">
            <text:p>voiture_mini.png</text:p>
          </table:table-cell>
          <table:table-cell table:style-name="ce16"/>
          <table:table-cell table:style-name="ce52" office:value-type="string" calcext:value-type="string">
            <text:p>MieuxTrierANantes 02/2015</text:p>
          </table:table-cell>
          <table:table-cell table:style-name="ce52" table:number-columns-repeated="3"/>
          <table:table-cell/>
          <table:table-cell table:formula="of:=SUBSTITUTE([Dechet.L172];&quot;_petit&quot;;&quot;&quot;)" office:value-type="string" office:string-value="voiture_mini.png" calcext:value-type="string">
            <text:p>voiture_mini.png</text:p>
          </table:table-cell>
          <table:table-cell table:formula="of:=CONCATENATE(UTILTRANSFORMEENMOTSCLES([Dechet.G172]);&quot;,&quot;;[Dechet.I172])" office:value-type="string" office:string-value="voiture," calcext:value-type="string">
            <text:p>voiture,</text:p>
          </table:table-cell>
          <table:table-cell table:formula="of:=CONCATENATE(UTILTRANSFORMEENMOTSCLES([Dechet.H172]);&quot;,&quot;;[Dechet.J172])" office:value-type="string" office:string-value="car," calcext:value-type="string">
            <text:p>car,</text:p>
          </table:table-cell>
          <table:table-cell table:number-columns-repeated="2"/>
          <table:table-cell table:style-name="ce70" table:formula="of:=JSONDECHETS([.A172];[.B172];[.C172];[.D172];[.E172];[.F172];[.T172];[.U172];[.G172];[.H172];[.K172];[.L172];[.M172];[.N172];[.P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calcext:value-type="string">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calcext:value-type="string">
            <text:p><text:s/></text:p>
          </table:table-cell>
          <table:table-cell table:number-columns-repeated="236"/>
        </table:table-row>
        <table:table-row table:style-name="ro3">
          <table:table-cell table:style-name="ce4"/>
          <table:table-cell table:style-name="ce12" table:number-columns-repeated="2"/>
          <table:table-cell table:style-name="ce16" table:number-columns-repeated="3"/>
          <table:table-cell table:style-name="ce25" office:value-type="string" calcext:value-type="string">
            <text:p><text:s text:c="2"/></text:p>
          </table:table-cell>
          <table:table-cell table:style-name="ce25" table:number-columns-repeated="3"/>
          <table:table-cell table:style-name="ce27"/>
          <table:table-cell table:style-name="ce36"/>
          <table:table-cell table:style-name="ce16"/>
          <table:table-cell table:style-name="ce25" table:number-columns-repeated="4"/>
          <table:table-cell table:number-columns-repeated="6"/>
          <table:table-cell table:style-name="ce70" office:value-type="string" calcext:value-type="string">
            <text:p>{} ];</text:p>
          </table:table-cell>
          <table:table-cell office:value-type="string" calcext:value-type="string">
            <text:p><text:s/></text:p>
          </table:table-cell>
          <table:table-cell table:number-columns-repeated="236"/>
        </table:table-row>
        <table:table-row table:style-name="ro3">
          <table:table-cell table:style-name="ce4" table:number-columns-repeated="6"/>
          <table:table-cell table:style-name="ce4" office:value-type="string" calcext:value-type="string">
            <text:p><text:s text:c="2"/></text:p>
          </table:table-cell>
          <table:table-cell table:style-name="ce4" table:number-columns-repeated="3"/>
          <table:table-cell table:style-name="ce27"/>
          <table:table-cell table:style-name="ce36"/>
          <table:table-cell table:style-name="ce16"/>
          <table:table-cell table:style-name="ce25" table:number-columns-repeated="4"/>
          <table:table-cell table:number-columns-repeated="7"/>
          <table:table-cell office:value-type="string" calcext:value-type="string">
            <text:p><text:s/></text:p>
          </table:table-cell>
          <table:table-cell table:number-columns-repeated="236"/>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4">
          <table:table-cell table:style-name="ce4" office:value-type="string" calcext:value-type="string">
            <text:p>dec_enduitsEtVernis</text:p>
          </table:table-cell>
          <table:table-cell table:style-name="ce4" office:value-type="string" calcext:value-type="string">
            <text:p>Enduits et vernis</text:p>
          </table:table-cell>
          <table:table-cell table:style-name="ce4"/>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4" table:number-columns-repeated="3"/>
          <table:table-cell table:style-name="ce27"/>
          <table:table-cell table:style-name="ce36" office:value-type="string" calcext:value-type="string">
            <text:p>vernis_mini.png</text:p>
          </table:table-cell>
          <table:table-cell table:style-name="ce16"/>
          <table:table-cell table:style-name="ce52" office:value-type="string" calcext:value-type="string">
            <text:p>MieuxTrierANantes 02/2015</text:p>
          </table:table-cell>
          <table:table-cell table:style-name="ce52" table:number-columns-repeated="2"/>
          <table:table-cell table:style-name="ce4" office:value-type="string" calcext:value-type="string">
            <text:p>scu_toxiquebrico</text:p>
          </table:table-cell>
          <table:table-cell/>
          <table:table-cell table:formula="of:=SUBSTITUTE([Dechet.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1" table:print="false">
        <table:table-column table:style-name="co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4" table:number-columns-repeated="2" table:default-cell-style-name="Default"/>
        <table:table-column table:style-name="co35" table:default-cell-style-name="Default"/>
        <table:table-column table:style-name="co36" table:number-columns-repeated="2" table:default-cell-style-name="Default"/>
        <table:table-column table:style-name="co10" table:default-cell-style-name="Default"/>
        <table:table-column table:style-name="co13" table:default-cell-style-name="Default"/>
        <table:table-column table:style-name="co17" table:default-cell-style-name="Default"/>
        <table:table-column table:style-name="co18" table:default-cell-style-name="Default"/>
        <table:table-column table:style-name="co19" table:number-columns-repeated="7" table:default-cell-style-name="Default"/>
        <table:table-column table:style-name="co37" table:default-cell-style-name="Default"/>
        <table:table-column table:style-name="co19"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0" table:default-cell-style-name="Default"/>
        <table:table-column table:style-name="co21" table:default-cell-style-name="Default"/>
        <table:table-column table:style-name="co19" table:number-columns-repeated="2"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10" table:default-cell-style-name="Default"/>
        <table:table-column table:style-name="co25" table:default-cell-style-name="Default"/>
        <table:table-column table:style-name="co19" table:number-columns-repeated="3" table:default-cell-style-name="Default"/>
        <table:table-column table:style-name="co26" table:default-cell-style-name="Default"/>
        <table:table-column table:style-name="co19" table:number-columns-repeated="4" table:default-cell-style-name="Default"/>
        <table:table-column table:style-name="co27" table:default-cell-style-name="Default"/>
        <table:table-column table:style-name="co19" table:number-columns-repeated="2" table:default-cell-style-name="Default"/>
        <table:table-column table:style-name="co28" table:default-cell-style-name="Default"/>
        <table:table-column table:style-name="co19" table:default-cell-style-name="Default"/>
        <table:table-column table:style-name="co29" table:default-cell-style-name="Default"/>
        <table:table-column table:style-name="co30" table:number-columns-repeated="212" table:default-cell-style-name="Default"/>
        <table:table-row table:style-name="ro1">
          <table:table-cell table:style-name="ce1"/>
          <table:table-cell table:style-name="ce7" office:value-type="string" calcext:value-type="string">
            <text:p>Doc imprimable</text:p>
          </table:table-cell>
          <table:table-cell table:style-name="ce7"/>
          <table:table-cell table:number-columns-repeated="10"/>
          <table:table-cell table:style-name="ce68" table:formula="of:=GETHASHDATAS(&quot;_hashDocsDatas&quot;; ROW([Docs.A5]); ROW([Docs.A20]); &quot;Docs&quot;; COLUMN([Docs.A5]); COLUMN([Docs.D5]); COLUMN([Docs.E5]))"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 calcext:value-type="string">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5">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72" office:value-type="string" calcext:value-type="string">
            <text:p>Description</text:p>
          </table:table-cell>
          <table:table-cell table:style-name="ce72" office:value-type="string" calcext:value-type="string">
            <text:p>Description en</text:p>
          </table:table-cell>
          <table:table-cell table:style-name="ce36" office:value-type="string" calcext:value-type="string">
            <text:p>Images</text:p>
          </table:table-cell>
          <table:table-cell table:style-name="ce25" office:value-type="string" calcext:value-type="string">
            <text:p>Source</text:p>
          </table:table-cell>
          <table:table-cell table:number-columns-repeated="2"/>
          <table:table-cell table:style-name="ce74"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6">
          <table:table-cell table:style-name="ce4" office:value-type="string" calcext:value-type="string">
            <text:p>doc_compostage</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pdf</text:p>
          </table:table-cell>
          <table:table-cell table:style-name="ce4"/>
          <table:table-cell table:style-name="ce73" office:value-type="string" calcext:value-type="string">
            <text:p>Des conseils pour réaliser le compostage. Document complet et précis.</text:p>
          </table:table-cell>
          <table:table-cell table:style-name="ce73"/>
          <table:table-cell table:style-name="ce4" office:value-type="string" calcext:value-type="string">
            <text:p>epeluchure_mini.png</text:p>
          </table:table-cell>
          <table:table-cell table:style-name="ce4"/>
          <table:table-cell table:number-columns-repeated="2"/>
          <table:table-cell table:style-name="ce70" table:formula="of:=JSONDOCS([Docs.A5];[Docs.B5];[Docs.C5];[Docs.D5];[Docs.E5];[Docs.F5];[Docs.G5];[Docs.J5];[Docs.K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trisacs</text:p>
          </table:table-cell>
          <table:table-cell table:style-name="ce4" office:value-type="string" calcext:value-type="string">
            <text:p>Tri’Sac - Consignes de tri</text:p>
          </table:table-cell>
          <table:table-cell table:style-name="ce13" office:value-type="string" calcext:value-type="string">
            <text:p>Tri'Sac - sorting instructions</text:p>
          </table:table-cell>
          <table:table-cell table:style-name="ce4" office:value-type="string" calcext:value-type="string">
            <text:p>trisac,consigne</text:p>
          </table:table-cell>
          <table:table-cell table:style-name="ce13" office:value-type="string" calcext:value-type="string">
            <text:p>TRISAC , ess</text:p>
          </table:table-cell>
          <table:table-cell table:style-name="ce4" office:value-type="string" calcext:value-type="string">
            <text:p>ConsignesDeTri_Trisacs.pdf</text:p>
          </table:table-cell>
          <table:table-cell table:style-name="ce4"/>
          <table:table-cell table:style-name="ce73" table:number-columns-repeated="2"/>
          <table:table-cell table:style-name="ce4" office:value-type="string" calcext:value-type="string">
            <text:p>nantes/sacs_jaune_et_bleu.png</text:p>
          </table:table-cell>
          <table:table-cell table:style-name="ce4" office:value-type="string" calcext:value-type="string">
            <text:p>MieuxTrierANantes 03/2015</text:p>
          </table:table-cell>
          <table:table-cell table:number-columns-repeated="2"/>
          <table:table-cell table:style-name="ce70" table:formula="of:=JSONDOCS([Docs.A6];[Docs.B6];[Docs.C6];[Docs.D6];[Docs.E6];[Docs.F6];[Docs.G6];[Docs.J6];[Docs.K6])" office:value-type="string" office:string-value="{&quot;code&quot;:&quot;doc_trisacs&quot;,&quot;nom&quot;:&quot;Tri’Sac - Consignes de tri&quot;,&quot;mots_cles&quot;:&quot;trisac,consigne&quot;,&quot;url&quot;:&quot;www.mieuxtrieranantes.fr/docs/ConsignesDeTri_Trisacs.pdf&quot;,&quot;image&quot;:&quot;nantes/sacs_jaune_et_bleu.png&quot;,&quot;src&quot;:&quot;MieuxTrierANantes 03/2015&quot;}," calcext:value-type="string">
            <text:p>{"code":"doc_trisacs","nom":"Tri’Sac - Consignes de tri","mots_cles":"trisac,consigne","url":"www.mieuxtrieranantes.fr/docs/ConsignesDeTri_Trisacs.pdf","image":"nantes/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13" office:value-type="string" calcext:value-type="string">
            <text:p>Directory social economy - Nantes</text:p>
          </table:table-cell>
          <table:table-cell table:style-name="ce4" office:value-type="string" calcext:value-type="string">
            <text:p>annuaire,ess</text:p>
          </table:table-cell>
          <table:table-cell table:style-name="ce13"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73" office:value-type="string" calcext:value-type="string">
            <text:p>Annuaire des acteurs de l’économie numérique et sociale sur Nantes.</text:p>
          </table:table-cell>
          <table:table-cell table:style-name="ce73"/>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70" table:formula="of:=JSONDOCS([Docs.A7];[Docs.B7];[Docs.C7];[Docs.D7];[Docs.E7];[Docs.F7];[Docs.G7];[Docs.J7];[Docs.K7])" office:value-type="string" office:string-value="{&quot;code&quot;:&quot;doc_annuaireess&quot;,&quot;nom&quot;:&quot;Annuaire économie sociale et solidaire – Nantes&quot;,&quot;mots_cles&quot;:&quot;annuaire,ess&quot;,&quot;image&quot;:&quot;application-vnd.ms-excel.png&quot;,&quot;src&quot;:&quot;MieuxTrierANantes 03/2015&quot;}," calcext:value-type="string">
            <text:p>{"code":"doc_annuaireess","nom":"Annuaire économie sociale et solidaire – Nantes","mots_cles":"annuaire,ess","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13" office:value-type="string" calcext:value-type="string">
            <text:p>Map collection days in Nantes</text:p>
          </table:table-cell>
          <table:table-cell table:style-name="ce4" office:value-type="string" calcext:value-type="string">
            <text:p>nantes,horaires,collecte,mémo</text:p>
          </table:table-cell>
          <table:table-cell table:style-name="ce13"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73" office:value-type="string" calcext:value-type="string">
            <text:p>Créé le 9 janvier 2012</text:p>
          </table:table-cell>
          <table:table-cell table:style-name="ce73"/>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70" table:formula="of:=JSONDOCS([Docs.A8];[Docs.B8];[Docs.C8];[Docs.D8];[Docs.E8];[Docs.F8];[Docs.G8];[Docs.J8];[Docs.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13"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13"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9];[Docs.B9];[Docs.C9];[Docs.D9];[Docs.E9];[Docs.F9];[Docs.G9];[Docs.J9];[Docs.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13"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13"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0];[Docs.B10];[Docs.C10];[Docs.D10];[Docs.E10];[Docs.F10];[Docs.G10];[Docs.J10];[Docs.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13"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13"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1];[Docs.B11];[Docs.C11];[Docs.D11];[Docs.E11];[Docs.F11];[Docs.G11];[Docs.J11];[Docs.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13"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13"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2];[Docs.B12];[Docs.C12];[Docs.D12];[Docs.E12];[Docs.F12];[Docs.G12];[Docs.J12];[Docs.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13" office:value-type="string" calcext:value-type="string">
            <text:p>Memo Orvault on web site 'Nantes Métropole '</text:p>
          </table:table-cell>
          <table:table-cell table:style-name="ce4" office:value-type="string" calcext:value-type="string">
            <text:p>orvault,horaires,collecte,mémo</text:p>
          </table:table-cell>
          <table:table-cell table:style-name="ce13"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3];[Docs.B13];[Docs.C13];[Docs.D13];[Docs.E13];[Docs.F13];[Docs.G13];[Docs.J13];[Docs.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13" office:value-type="string" calcext:value-type="string">
            <text:p>Memo Rezé on web site 'Nantes Métropole '</text:p>
          </table:table-cell>
          <table:table-cell table:style-name="ce4" office:value-type="string" calcext:value-type="string">
            <text:p>reze,horaires,collecte,mémo</text:p>
          </table:table-cell>
          <table:table-cell table:style-name="ce13"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4];[Docs.B14];[Docs.C14];[Docs.D14];[Docs.E14];[Docs.F14];[Docs.G14];[Docs.J14];[Docs.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13"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13"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5];[Docs.B15];[Docs.C15];[Docs.D15];[Docs.E15];[Docs.F15];[Docs.G15];[Docs.J15];[Docs.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13"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13"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6];[Docs.B16];[Docs.C16];[Docs.D16];[Docs.E16];[Docs.F16];[Docs.G16];[Docs.J16];[Docs.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13"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13"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7];[Docs.B17];[Docs.C17];[Docs.D17];[Docs.E17];[Docs.F17];[Docs.G17];[Docs.J17];[Docs.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13" office:value-type="string" calcext:value-type="string">
            <text:p>Memo Thouré on web site 'Nantes Métropole '</text:p>
          </table:table-cell>
          <table:table-cell table:style-name="ce4" office:value-type="string" calcext:value-type="string">
            <text:p>thouaré,horaires,collecte,mémo</text:p>
          </table:table-cell>
          <table:table-cell table:style-name="ce13"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70" table:formula="of:=JSONDOCS([Docs.A18];[Docs.B18];[Docs.C18];[Docs.D18];[Docs.E18];[Docs.F18];[Docs.G18];[Docs.J18];[Docs.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envie44</text:p>
          </table:table-cell>
          <table:table-cell table:style-name="ce4" office:value-type="string" calcext:value-type="string">
            <text:p>Présentation de 'Envie 44'</text:p>
          </table:table-cell>
          <table:table-cell table:style-name="ce13" office:value-type="string" calcext:value-type="string">
            <text:p>Presentation of 'Envie 44'</text:p>
          </table:table-cell>
          <table:table-cell table:style-name="ce4" office:value-type="string" calcext:value-type="string">
            <text:p>envie</text:p>
          </table:table-cell>
          <table:table-cell table:style-name="ce13" office:value-type="string" calcext:value-type="string">
            <text:p>envie</text:p>
          </table:table-cell>
          <table:table-cell table:style-name="ce4" office:value-type="string" calcext:value-type="string">
            <text:p>Envie44.pdf</text:p>
          </table:table-cell>
          <table:table-cell table:style-name="ce4"/>
          <table:table-cell table:style-name="ce73"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70" table:formula="of:=JSONDOCS([Docs.A19];[Docs.B19];[Docs.C19];[Docs.D19];[Docs.E19];[Docs.F19];[Docs.G19];[Docs.J19];[Docs.K19])" office:value-type="string" office:string-value="{&quot;code&quot;:&quot;doc_envie44&quot;,&quot;nom&quot;:&quot;Présentation de 'Envie 44'&quot;,&quot;mots_cles&quot;:&quot;envie&quot;,&quot;url&quot;:&quot;www.mieuxtrieranantes.fr/docs/Envie44.pdf&quot;,&quot;image&quot;:&quot;application-pdf.png&quot;,&quot;src&quot;:&quot;09/2015&quot;}," calcext:value-type="string">
            <text:p>{"code":"doc_envie44","nom":"Présentation de 'Envie 44'","mots_cles":"envie","url":"www.mieuxtrieranantes.fr/docs/Envie44.pdf","image":"application-pdf.png","src":"09/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13"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13" office:value-type="string" calcext:value-type="string">
            <text:p>Association , Enterprise, Reuse , Loire Atlantique , bulk </text:p>
          </table:table-cell>
          <table:table-cell table:style-name="ce4"/>
          <table:table-cell table:style-name="ce18" office:value-type="string" calcext:value-type="string">
            <text:p>http://mieuxtrieranantes.fr/docs/listing_reemploi.xls</text:p>
          </table:table-cell>
          <table:table-cell table:style-name="ce73" office:value-type="string" calcext:value-type="string">
            <text:p>Liste des associations et entreprise de réemploi en Loire-Atlantique</text:p>
          </table:table-cell>
          <table:table-cell table:style-name="ce73"/>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70" table:formula="of:=JSONDOCS([Docs.A20];[Docs.B20];[Docs.C20];[Docs.D20];[Docs.E20];[Docs.F20];[Docs.G20];[Docs.J20];[Docs.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calcext:value-type="string">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2"/>
          <table:table-cell table:style-name="ce75"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2"/>
          <table:table-cell table:style-name="ce75"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7">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number-rows-repeated="1048432">
          <table:table-cell table:number-columns-repeated="267"/>
        </table:table-row>
        <table:table-row table:style-name="ro1">
          <table:table-cell table:number-columns-repeated="267"/>
        </table:table-row>
      </table:table>
      <table:table table:name="Conseil" table:style-name="ta2" table:print="false">
        <office:forms form:automatic-focus="false" form:apply-design-mode="false"/>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0" table:default-cell-style-name="Default"/>
        <table:table-column table:style-name="co49" table:default-cell-style-name="Default"/>
        <table:table-column table:style-name="co50" table:number-columns-repeated="2" table:default-cell-style-name="Default"/>
        <table:table-column table:style-name="co18" table:default-cell-style-name="Default"/>
        <table:table-column table:style-name="co51" table:default-cell-style-name="Default"/>
        <table:table-column table:style-name="co52" table:default-cell-style-name="Default"/>
        <table:table-column table:style-name="co53" table:number-columns-repeated="17" table:default-cell-style-name="Default"/>
        <table:table-column table:style-name="co30" table:number-columns-repeated="230" table:default-cell-style-name="Default"/>
        <table:table-row table:style-name="ro3">
          <table:table-cell table:style-name="ce76"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3">
          <table:table-cell table:style-name="ce77"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3">
          <table:table-cell table:style-name="ce48" table:number-columns-repeated="5"/>
          <table:table-cell table:number-columns-repeated="6"/>
          <table:table-cell office:value-type="string" calcext:value-type="string">
            <text:p><text:s/></text:p>
          </table:table-cell>
          <table:table-cell table:number-columns-repeated="246"/>
        </table:table-row>
        <table:table-row table:style-name="ro3">
          <table:table-cell table:style-name="ce78" office:value-type="string" calcext:value-type="string">
            <text:p>Code</text:p>
          </table:table-cell>
          <table:table-cell table:style-name="ce78" office:value-type="string" calcext:value-type="string">
            <text:p>Nom</text:p>
          </table:table-cell>
          <table:table-cell table:style-name="ce78" office:value-type="string" calcext:value-type="string">
            <text:p>Nom_en</text:p>
          </table:table-cell>
          <table:table-cell table:style-name="ce78" office:value-type="string" calcext:value-type="string">
            <text:p>Description</text:p>
          </table:table-cell>
          <table:table-cell table:style-name="ce78" office:value-type="string" calcext:value-type="string">
            <text:p>Description_en</text:p>
          </table:table-cell>
          <table:table-cell table:style-name="ce98" office:value-type="string" calcext:value-type="string">
            <text:p>Fiche</text:p>
          </table:table-cell>
          <table:table-cell table:style-name="ce98" office:value-type="string" calcext:value-type="string">
            <text:p>Fiche OLD</text:p>
          </table:table-cell>
          <table:table-cell table:style-name="ce101" office:value-type="string" calcext:value-type="string">
            <text:p>Date vérif</text:p>
          </table:table-cell>
          <table:table-cell table:style-name="ce101" office:value-type="string" calcext:value-type="string">
            <text:p>Source</text:p>
          </table:table-cell>
          <table:table-cell/>
          <table:table-cell table:style-name="ce69"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5];[Conseil.B5];[Conseil.C5];[Conseil.D5];[Conseil.E5];[Conseil.F5];[Conseil.H5];[Conseil.I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calcext:value-type="string">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8"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88"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6];[Conseil.B6];[Conseil.C6];[Conseil.D6];[Conseil.E6];[Conseil.F6];[Conseil.H6];[Conseil.I6])" office:value-type="string" office:string-value="{&quot;code&quot;:&quot;cons_bac_casse&quot;,&quot;nom&quot;:&quot;Bac cassé&quot;,&quot;nom_en&quot;:&quot;Broken tray&quot;,&quot;descr&quot;:&quot;Un bac cassé ou détérioré peut être remplacé gratuitement. Appeler 'Allo  Nantes'. En cas de vol du bac, faire une déclaration au commissariat de police, et présenter le récépissé de dépôt de plainte à 'Allo Nantes'.&quot;,&quot;descr_en&quot;:&quot;A broken or damaged tank can be replaced free of charge. Call 'AlloNantes'. In case of theft of the tray, make a statement to the police, and present it to 'Allo Nantes'' complaint deposit receipt.&quot;}," calcext:value-type="string">
            <text:p>{"code":"cons_bac_casse","nom":"Bac cassé","nom_en":"Broken tray","descr":"Un bac cassé ou détérioré peut être remplacé gratuitement. Appeler 'Allo <text:s/>Nantes'. En cas de vol du bac, faire une déclaration au commissariat de police, et présenter le récépissé de dépôt de plainte à 'Allo Nantes'.","descr_en":"A broken or damaged tank can be replaced free of charge. Call 'AlloNantes'. In case of theft of the tray, make a statement to the police, and present it to 'Allo Nantes'' complaint deposit receip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7];[Conseil.B7];[Conseil.C7];[Conseil.D7];[Conseil.E7];[Conseil.F7];[Conseil.H7];[Conseil.I7])" office:value-type="string" office:string-value="{&quot;code&quot;:&quot;cons_noeudtrisac&quot;,&quot;nom&quot;:&quot;Double nœud&quot;,&quot;nom_en&quot;:&quot;Double knot&quot;,&quot;descr&quot;:&quot;Les sacs doivent être fermés par un double nœud.&quot;,&quot;descr_en&quot;:&quot;Bags must be closed with a double knot.&quot;}," calcext:value-type="string">
            <text:p>{"code":"cons_noeudtrisac","nom":"Double nœud","nom_en":"Double knot","descr":"Les sacs doivent être fermés par un double nœud.","descr_en":"Bags must be closed with a double kno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8];[Conseil.B8];[Conseil.C8];[Conseil.D8];[Conseil.E8];[Conseil.F8];[Conseil.H8];[Conseil.I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calcext:value-type="string">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9];[Conseil.B9];[Conseil.C9];[Conseil.D9];[Conseil.E9];[Conseil.F9];[Conseil.H9];[Conseil.I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calcext:value-type="string">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5" office:value-type="string" calcext:value-type="string">
            <text:p><text:s/></text:p>
          </table:table-cell>
          <table:table-cell table:style-name="ce25" office:value-type="string" calcext:value-type="string">
            <text:p>fiche_acier</text:p>
          </table:table-cell>
          <table:table-cell table:style-name="ce102" office:value-type="string" calcext:value-type="string">
            <text:p>Vérif le 03/2013</text:p>
          </table:table-cell>
          <table:table-cell table:style-name="ce66"/>
          <table:table-cell/>
          <table:table-cell table:style-name="ce75" table:formula="of:=JSONCONSEIL([Conseil.A10];[Conseil.B10];[Conseil.C10];[Conseil.D10];[Conseil.E10];[Conseil.F10];[Conseil.H10];[Conseil.I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11];[Conseil.B11];[Conseil.C11];[Conseil.D11];[Conseil.E11];[Conseil.F11];[Conseil.H11];[Conseil.I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calcext:value-type="string">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12];[Conseil.B12];[Conseil.C12];[Conseil.D12];[Conseil.E12];[Conseil.F12];[Conseil.H12];[Conseil.I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calcext:value-type="string">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calcext:value-type="string">
            <text:p><text:s/></text:p>
          </table:table-cell>
          <table:table-cell table:style-name="ce25" office:value-type="string" calcext:value-type="string">
            <text:p>fiche_encombrant</text:p>
          </table:table-cell>
          <table:table-cell table:style-name="ce102" office:value-type="string" calcext:value-type="string">
            <text:p>Vérif le 03/2013</text:p>
          </table:table-cell>
          <table:table-cell table:style-name="ce66"/>
          <table:table-cell/>
          <table:table-cell table:style-name="ce75" table:formula="of:=JSONCONSEIL([Conseil.A13];[Conseil.B13];[Conseil.C13];[Conseil.D13];[Conseil.E13];[Conseil.F13];[Conseil.H13];[Conseil.I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 calcext:value-type="string">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8"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8"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14];[Conseil.B14];[Conseil.C14];[Conseil.D14];[Conseil.E14];[Conseil.F14];[Conseil.H14];[Conseil.I14])" office:value-type="string" office:string-value="{&quot;code&quot;:&quot;cons_numerosencombrants&quot;,&quot;nom&quot;:&quot;Numéros de téléphones des encombrants&quot;,&quot;nom_en&quot;:&quot;Bulky telephone numbers&quot;,&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 calcext:value-type="string">
            <text:p>{"code":"cons_numerosencombrants","nom":"Numéros de téléphones des encombrants","nom_en":"Bulky telephone numbers","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89" office:value-type="string" calcext:value-type="string">
            <text:p>Vous pouvez mettre les bouchons en plastique.</text:p>
          </table:table-cell>
          <table:table-cell table:style-name="ce27" office:value-type="string" calcext:value-type="string">
            <text:p>You can put the plastic plug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15];[Conseil.B15];[Conseil.C15];[Conseil.D15];[Conseil.E15];[Conseil.F15];[Conseil.H15];[Conseil.I15])"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calcext:value-type="string">
            <text:p>Plugs accepted: water, milk, soda, oil, vinegar, wine, sauce, cream, dishwashing liquid, aerosols, toothpaste, shampoo ... &lt;br/&gt; plugs refused: toxic chemicals, detergents, cork.</text:p>
          </table:table-cell>
          <table:table-cell table:style-name="ce25" office:value-type="string" calcext:value-type="string">
            <text:p><text:s/></text:p>
          </table:table-cell>
          <table:table-cell table:style-name="ce25" office:value-type="string" calcext:value-type="string">
            <text:p>fiche_bouchon_amour</text:p>
          </table:table-cell>
          <table:table-cell table:style-name="ce66" table:number-columns-repeated="2"/>
          <table:table-cell/>
          <table:table-cell table:style-name="ce75" table:formula="of:=JSONCONSEIL([Conseil.A16];[Conseil.B16];[Conseil.C16];[Conseil.D16];[Conseil.E16];[Conseil.F16];[Conseil.H16];[Conseil.I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17];[Conseil.B17];[Conseil.C17];[Conseil.D17];[Conseil.E17];[Conseil.F17];[Conseil.H17];[Conseil.I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calcext:value-type="string">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18];[Conseil.B18];[Conseil.C18];[Conseil.D18];[Conseil.E18];[Conseil.F18];[Conseil.H18];[Conseil.I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85" office:value-type="string" calcext:value-type="string">
            <text:p>Bouchons métalliques</text:p>
          </table:table-cell>
          <table:table-cell table:style-name="ce85" office:value-type="string" calcext:value-type="string">
            <text:p>Metal plugs</text:p>
          </table:table-cell>
          <table:table-cell table:style-name="ce90" office:value-type="string" calcext:value-type="string">
            <text:p>Les bouchons métalliques peuvent se mettre avec le métal.</text:p>
          </table:table-cell>
          <table:table-cell table:style-name="ce90" office:value-type="string" calcext:value-type="string">
            <text:p>The metal caps can get with the metal.</text:p>
          </table:table-cell>
          <table:table-cell table:style-name="ce25" office:value-type="string" calcext:value-type="string">
            <text:p><text:s/></text:p>
          </table:table-cell>
          <table:table-cell table:style-name="ce53"/>
          <table:table-cell table:style-name="ce102" office:value-type="string" calcext:value-type="string">
            <text:p>Vérif le 06/2013</text:p>
          </table:table-cell>
          <table:table-cell table:style-name="ce66"/>
          <table:table-cell/>
          <table:table-cell table:style-name="ce75" table:formula="of:=JSONCONSEIL([Conseil.A19];[Conseil.B19];[Conseil.C19];[Conseil.D19];[Conseil.E19];[Conseil.F19];[Conseil.H19];[Conseil.I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0];[Conseil.B20];[Conseil.C20];[Conseil.D20];[Conseil.E20];[Conseil.F20];[Conseil.H20];[Conseil.I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1];[Conseil.B21];[Conseil.C21];[Conseil.D21];[Conseil.E21];[Conseil.F21];[Conseil.H21];[Conseil.I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2];[Conseil.B22];[Conseil.C22];[Conseil.D22];[Conseil.E22];[Conseil.F22];[Conseil.H22];[Conseil.I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91" office:value-type="string" calcext:value-type="string">
            <text:p>A base de fibre de canne à sucre, la vaiselle bio-dégradable.</text:p>
          </table:table-cell>
          <table:table-cell table:style-name="ce91" office:value-type="string" calcext:value-type="string">
            <text:p>A basic sugar cane fiber, biodegradable dishes.</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3];[Conseil.B23];[Conseil.C23];[Conseil.D23];[Conseil.E23];[Conseil.F23];[Conseil.H23];[Conseil.I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92" office:value-type="string" calcext:value-type="string">
            <text:p>Selon une étude réalisée en 2007 par Bio Intelligence Service, les piles rechargeables ont jusqu'à 32 fois moins d'impact sur l'environnement que les piles jetables.</text:p>
          </table:table-cell>
          <table:table-cell table:style-name="ce92" office:value-type="string" calcext:value-type="string">
            <text:p>According to a 2007 study by Bio Intelligence Service, rechargeable batteries have up to 32 times less environmental impact than disposable batteries.</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24];[Conseil.B24];[Conseil.C24];[Conseil.D24];[Conseil.E24];[Conseil.F24];[Conseil.H24];[Conseil.I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5" office:value-type="string" calcext:value-type="string">
            <text:p><text:s/></text:p>
          </table:table-cell>
          <table:table-cell table:style-name="ce25" office:value-type="string" calcext:value-type="string">
            <text:p>fiche_compostage</text:p>
          </table:table-cell>
          <table:table-cell table:style-name="ce102" office:value-type="string" calcext:value-type="string">
            <text:p>Vérif le 04/2013</text:p>
          </table:table-cell>
          <table:table-cell table:style-name="ce66"/>
          <table:table-cell/>
          <table:table-cell table:style-name="ce75" table:formula="of:=JSONCONSEIL([Conseil.A25];[Conseil.B25];[Conseil.C25];[Conseil.D25];[Conseil.E25];[Conseil.F25];[Conseil.H25];[Conseil.I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calcext:value-type="string">
            <text:p><text:s/></text:p>
          </table:table-cell>
          <table:table-cell table:number-columns-repeated="246"/>
        </table:table-row>
        <table:table-row table:style-name="ro3">
          <table:table-cell table:style-name="ce79"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92" office:value-type="string" calcext:value-type="string">
            <text:p>Les papiers sales (tachés de nourriture...) sont considérés comme souillés et ne peuvent être recyclés.</text:p>
          </table:table-cell>
          <table:table-cell table:style-name="ce92" office:value-type="string" calcext:value-type="string">
            <text:p>Dirty paper (stained food ...) are considered contaminated and can not be recycled.</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6];[Conseil.B26];[Conseil.C26];[Conseil.D26];[Conseil.E26];[Conseil.F26];[Conseil.H26];[Conseil.I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calcext:value-type="string">
            <text:p><text:s/></text:p>
          </table:table-cell>
          <table:table-cell table:style-name="ce25"/>
          <table:table-cell table:style-name="ce102" office:value-type="string" calcext:value-type="string">
            <text:p>Vérif le 03/2013</text:p>
          </table:table-cell>
          <table:table-cell table:style-name="ce66"/>
          <table:table-cell/>
          <table:table-cell table:style-name="ce75" table:formula="of:=JSONCONSEIL([Conseil.A27];[Conseil.B27];[Conseil.C27];[Conseil.D27];[Conseil.E27];[Conseil.F27];[Conseil.H27];[Conseil.I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28];[Conseil.B28];[Conseil.C28];[Conseil.D28];[Conseil.E28];[Conseil.F28];[Conseil.H28];[Conseil.I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calcext:value-type="string">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5" office:value-type="string" calcext:value-type="string">
            <text:p><text:s/></text:p>
          </table:table-cell>
          <table:table-cell table:style-name="ce6" office:value-type="string" calcext:value-type="string">
            <text:p>fiche_pet</text:p>
          </table:table-cell>
          <table:table-cell table:style-name="ce66" table:number-columns-repeated="2"/>
          <table:table-cell/>
          <table:table-cell table:style-name="ce75" table:formula="of:=JSONCONSEIL([Conseil.A29];[Conseil.B29];[Conseil.C29];[Conseil.D29];[Conseil.E29];[Conseil.F29];[Conseil.H29];[Conseil.I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 calcext:value-type="string">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0];[Conseil.B30];[Conseil.C30];[Conseil.D30];[Conseil.E30];[Conseil.F30];[Conseil.H30];[Conseil.I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1];[Conseil.B31];[Conseil.C31];[Conseil.D31];[Conseil.E31];[Conseil.F31];[Conseil.H31];[Conseil.I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2];[Conseil.B32];[Conseil.C32];[Conseil.D32];[Conseil.E32];[Conseil.F32];[Conseil.H32];[Conseil.I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3];[Conseil.B33];[Conseil.C33];[Conseil.D33];[Conseil.E33];[Conseil.F33];[Conseil.H33];[Conseil.I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5" office:value-type="string" calcext:value-type="string">
            <text:p><text:s/></text:p>
          </table:table-cell>
          <table:table-cell table:style-name="ce25"/>
          <table:table-cell table:style-name="ce66" table:number-columns-repeated="2"/>
          <table:table-cell/>
          <table:table-cell table:style-name="ce75" table:formula="of:=JSONCONSEIL([Conseil.A34];[Conseil.B34];[Conseil.C34];[Conseil.D34];[Conseil.E34];[Conseil.F34];[Conseil.H34];[Conseil.I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5" office:value-type="string" calcext:value-type="string">
            <text:p><text:s/></text:p>
          </table:table-cell>
          <table:table-cell table:style-name="ce25" office:value-type="string" calcext:value-type="string">
            <text:p>fiche_reprise</text:p>
          </table:table-cell>
          <table:table-cell table:style-name="ce66" office:value-type="string" calcext:value-type="string">
            <text:p><text:s/></text:p>
          </table:table-cell>
          <table:table-cell table:style-name="ce66"/>
          <table:table-cell/>
          <table:table-cell table:style-name="ce75" table:formula="of:=JSONCONSEIL([Conseil.A35];[Conseil.B35];[Conseil.C35];[Conseil.D35];[Conseil.E35];[Conseil.F35];[Conseil.H35];[Conseil.I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recuppdv2</text:p>
          </table:table-cell>
          <table:table-cell table:style-name="ce80" office:value-type="string" calcext:value-type="string">
            <text:p>Les magasins qui les vendent récupèrent : cartouches d'imprimantes, piles, ampoules basse consommation, néon</text:p>
          </table:table-cell>
          <table:table-cell table:style-name="ce80" office:value-type="string" calcext:value-type="string">
            <text:p>Stores that sell them recover: printer cartridges, batteries, energy saving light bulbs, neon</text:p>
          </table:table-cell>
          <table:table-cell table:style-name="ce93"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3" office:value-type="string" calcext:value-type="string">
            <text:p>The outlets are obliged to recover the used items they sell: printer cartridges, batteries, energy saving light bulbs, fluorescent tubes (neons).</text:p>
          </table:table-cell>
          <table:table-cell table:style-name="ce25" office:value-type="string" calcext:value-type="string">
            <text:p><text:s/></text:p>
          </table:table-cell>
          <table:table-cell table:number-columns-repeated="2" table:style-name="ce66" office:value-type="string" calcext:value-type="string">
            <text:p><text:s/></text:p>
          </table:table-cell>
          <table:table-cell table:style-name="ce66"/>
          <table:table-cell/>
          <table:table-cell table:style-name="ce75" table:formula="of:=JSONCONSEIL([Conseil.A36];[Conseil.B36];[Conseil.C36];[Conseil.D36];[Conseil.E36];[Conseil.F36];[Conseil.H36];[Conseil.I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25" office:value-type="string" calcext:value-type="string">
            <text:p><text:s/></text:p>
          </table:table-cell>
          <table:table-cell table:style-name="ce6" office:value-type="string" calcext:value-type="string">
            <text:p>fiche_verre</text:p>
          </table:table-cell>
          <table:table-cell table:style-name="ce66" table:number-columns-repeated="2"/>
          <table:table-cell/>
          <table:table-cell table:style-name="ce75" table:formula="of:=JSONCONSEIL([Conseil.A37];[Conseil.B37];[Conseil.C37];[Conseil.D37];[Conseil.E37];[Conseil.F37];[Conseil.H37];[Conseil.I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recupmedicament</text:p>
          </table:table-cell>
          <table:table-cell table:style-name="ce20" office:value-type="string" calcext:value-type="string">
            <text:p>Récupération des médicaments</text:p>
          </table:table-cell>
          <table:table-cell table:style-name="ce20" office:value-type="string" calcext:value-type="string">
            <text:p>Retrieving drugs</text:p>
          </table:table-cell>
          <table:table-cell table:style-name="ce16" office:value-type="string" calcext:value-type="string">
            <text:p>Les pharmacies ont l'obligation de récupérer les anciens médicaments, avec ou sans conditionnement.</text:p>
          </table:table-cell>
          <table:table-cell table:style-name="ce16" office:value-type="string" calcext:value-type="string">
            <text:p>Pharmacies have the obligation to recover the older drugs, with or without conditioning.</text:p>
          </table:table-cell>
          <table:table-cell table:style-name="ce25" office:value-type="string" calcext:value-type="string">
            <text:p><text:s/></text:p>
          </table:table-cell>
          <table:table-cell table:style-name="ce25" office:value-type="string" calcext:value-type="string">
            <text:p>fiche_medicament</text:p>
          </table:table-cell>
          <table:table-cell table:style-name="ce66" table:number-columns-repeated="2"/>
          <table:table-cell/>
          <table:table-cell table:style-name="ce75" table:formula="of:=JSONCONSEIL([Conseil.A38];[Conseil.B38];[Conseil.C38];[Conseil.D38];[Conseil.E38];[Conseil.F38];[Conseil.H38];[Conseil.I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fenetre_enveloppe</text:p>
          </table:table-cell>
          <table:table-cell table:style-name="ce20" office:value-type="string" calcext:value-type="string">
            <text:p>Suppression fenêtre</text:p>
          </table:table-cell>
          <table:table-cell table:style-name="ce20" office:value-type="string" calcext:value-type="string">
            <text:p>Removal window</text:p>
          </table:table-cell>
          <table:table-cell table:style-name="ce94" office:value-type="string" calcext:value-type="string">
            <text:p>La fenêtre en plastique peut être laissée <text:s/>(source : AlloPropreté le 07/08/2013)</text:p>
          </table:table-cell>
          <table:table-cell table:style-name="ce94" office:value-type="string" calcext:value-type="string">
            <text:p>The plastic window can be left (source: AlloPropreté the 07/08/2013)</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39];[Conseil.B39];[Conseil.C39];[Conseil.D39];[Conseil.E39];[Conseil.F39];[Conseil.H39];[Conseil.I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etrapak</text:p>
          </table:table-cell>
          <table:table-cell table:style-name="ce20" office:value-type="string" calcext:value-type="string">
            <text:p>Recyclage Tétrapak</text:p>
          </table:table-cell>
          <table:table-cell table:style-name="ce20" office:value-type="string" calcext:value-type="string">
            <text:p>Tetrapak recycling</text:p>
          </table:table-cell>
          <table:table-cell table:style-name="ce20" office:value-type="string" calcext:value-type="string">
            <text:p>Les Tétra Pak se recyclent : le carton est récupéré, le reste est très rarement récupéré. Préféré les emballages en verre.</text:p>
          </table:table-cell>
          <table:table-cell table:style-name="ce20" office:value-type="string" calcext:value-type="string">
            <text:p>The Tetra Pak recycling: cardboard is collected, the rest is rarely recovered. Preferred glass packaging.</text:p>
          </table:table-cell>
          <table:table-cell table:style-name="ce25" office:value-type="string" calcext:value-type="string">
            <text:p><text:s/></text:p>
          </table:table-cell>
          <table:table-cell table:style-name="ce20" office:value-type="string" calcext:value-type="string">
            <text:p>fiche_tetrapak</text:p>
          </table:table-cell>
          <table:table-cell table:style-name="ce66" table:number-columns-repeated="2"/>
          <table:table-cell/>
          <table:table-cell table:style-name="ce75" table:formula="of:=JSONCONSEIL([Conseil.A40];[Conseil.B40];[Conseil.C40];[Conseil.D40];[Conseil.E40];[Conseil.F40];[Conseil.H40];[Conseil.I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 calcext:value-type="string">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text:p>
          </table:table-cell>
          <table:table-cell office:value-type="string" calcext:value-type="string">
            <text:p><text:s/></text:p>
          </table:table-cell>
          <table:table-cell table:number-columns-repeated="246"/>
        </table:table-row>
        <table:table-row table:style-name="ro8">
          <table:table-cell table:style-name="ce20" office:value-type="string" calcext:value-type="string">
            <text:p>cons_distrisac_relais</text:p>
          </table:table-cell>
          <table:table-cell table:style-name="ce20" office:value-type="string" calcext:value-type="string">
            <text:p>Retrait de sacs en relais (3 rouleaux par retrait, 2 retraits par an)</text:p>
          </table:table-cell>
          <table:table-cell table:style-name="ce20" office:value-type="string" calcext:value-type="string">
            <text:p>Relay bags withdrawal (3 rolls per withdrawal, two withdrawals per year)</text:p>
          </table:table-cell>
          <table:table-cell table:style-name="ce20" office:value-type="string" calcext:value-type="string">
            <text:p>Les relais sont des lieux de réapprovisionnement destinés à dépanner : vous pouvez retirer 3 rouleaux de sacs (bleus et/ou jaunes). Vous pouvez vous y rendre 2 fois par an.</text:p>
          </table:table-cell>
          <table:table-cell table:style-name="ce20" office:value-type="string" calcext:value-type="string">
            <text:p>Relays are restocking places for help: You can remove 3 rolls of bags (blue and / or yellow). You can go there 2 times a year.</text:p>
          </table:table-cell>
          <table:table-cell table:style-name="ce25" office:value-type="string" calcext:value-type="string">
            <text:p><text:s/></text:p>
          </table:table-cell>
          <table:table-cell/>
          <table:table-cell table:style-name="ce102" office:value-type="string" calcext:value-type="string">
            <text:p>Vérif le 04/2013</text:p>
          </table:table-cell>
          <table:table-cell table:style-name="ce66"/>
          <table:table-cell/>
          <table:table-cell table:style-name="ce75" table:formula="of:=JSONCONSEIL([Conseil.A41];[Conseil.B41];[Conseil.C41];[Conseil.D41];[Conseil.E41];[Conseil.F41];[Conseil.H41];[Conseil.I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calcext:value-type="string">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achat</text:p>
          </table:table-cell>
          <table:table-cell table:style-name="ce20" office:value-type="string" calcext:value-type="string">
            <text:p>Achats de sacs Trisacs (2,20 € le rouleau de 30 sacs)</text:p>
          </table:table-cell>
          <table:table-cell table:style-name="ce20" office:value-type="string" calcext:value-type="string">
            <text:p>Trisacs shopping bags (2.20 € the 30 bags roll)</text:p>
          </table:table-cell>
          <table:table-cell table:style-name="ce2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calcext:value-type="string">
            <text:p><text:s/></text:p>
          </table:table-cell>
          <table:table-cell table:style-name="ce66"/>
          <table:table-cell table:style-name="ce102" office:value-type="string" calcext:value-type="string">
            <text:p>Vérif le 04/2013</text:p>
          </table:table-cell>
          <table:table-cell table:style-name="ce66"/>
          <table:table-cell/>
          <table:table-cell table:style-name="ce75" table:formula="of:=JSONCONSEIL([Conseil.A42];[Conseil.B42];[Conseil.C42];[Conseil.D42];[Conseil.E42];[Conseil.F42];[Conseil.H42];[Conseil.I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calcext:value-type="string">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piecesobligatoires</text:p>
          </table:table-cell>
          <table:table-cell table:style-name="ce20" office:value-type="string" calcext:value-type="string">
            <text:p>Amener carte retrait pour <text:s/>'dépôt' et <text:s/>'rendez-vous'</text:p>
          </table:table-cell>
          <table:table-cell table:style-name="ce20" office:value-type="string" calcext:value-type="string">
            <text:p>Bring card withdrawal for 'deposit' and 'go'</text:p>
          </table:table-cell>
          <table:table-cell table:style-name="ce20" office:value-type="string" calcext:value-type="string">
            <text:p>Pour le retrait, munissez-vous de votre carte de retrait, envoyée par courrier.&lt;br/&gt;&lt;IMG SRC='resources/images/carte_retrait_trisacs.png' /&gt;</text:p>
          </table:table-cell>
          <table:table-cell table:style-name="ce20" office:value-type="string" calcext:value-type="string">
            <text:p>For removal, please have your ATM card, sent by mail. &lt;br/&gt; &lt;IMG SRC='resources/images/carte_retrait_trisacs.png' /&gt;</text:p>
          </table:table-cell>
          <table:table-cell table:style-name="ce25" office:value-type="string" calcext:value-type="string">
            <text:p><text:s/></text:p>
          </table:table-cell>
          <table:table-cell table:style-name="ce66"/>
          <table:table-cell table:style-name="ce103" office:value-type="string" calcext:value-type="string">
            <text:p>A VERIFIER</text:p>
          </table:table-cell>
          <table:table-cell table:style-name="ce66"/>
          <table:table-cell/>
          <table:table-cell table:style-name="ce75" table:formula="of:=JSONCONSEIL([Conseil.A43];[Conseil.B43];[Conseil.C43];[Conseil.D43];[Conseil.E43];[Conseil.F43];[Conseil.H43];[Conseil.I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calcext:value-type="string">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vider_paslaver</text:p>
          </table:table-cell>
          <table:table-cell table:style-name="ce20" office:value-type="string" calcext:value-type="string">
            <text:p>Vidé, mais pas lavé</text:p>
          </table:table-cell>
          <table:table-cell table:style-name="ce20" office:value-type="string" calcext:value-type="string">
            <text:p>Emptied but not washed</text:p>
          </table:table-cell>
          <table:table-cell table:style-name="ce20" office:value-type="string" calcext:value-type="string">
            <text:p>Ne laver les éléments triés (ceci est réalisé dans les centres de tri). Il suffit de les vider.</text:p>
          </table:table-cell>
          <table:table-cell table:style-name="ce20" office:value-type="string" calcext:value-type="string">
            <text:p>Only wash the sorted elements (this is done in the sorting centers). Simply empty.</text:p>
          </table:table-cell>
          <table:table-cell table:style-name="ce25" office:value-type="string" calcext:value-type="string">
            <text:p><text:s/></text:p>
          </table:table-cell>
          <table:table-cell table:style-name="ce66"/>
          <table:table-cell table:style-name="ce103" office:value-type="string" calcext:value-type="string">
            <text:p>A INTEGRER</text:p>
          </table:table-cell>
          <table:table-cell table:style-name="ce66"/>
          <table:table-cell/>
          <table:table-cell table:style-name="ce75" table:formula="of:=JSONCONSEIL([Conseil.A44];[Conseil.B44];[Conseil.C44];[Conseil.D44];[Conseil.E44];[Conseil.F44];[Conseil.H44];[Conseil.I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calcext:value-type="string">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alloproprete</text:p>
          </table:table-cell>
          <table:table-cell table:style-name="ce20" office:value-type="string" calcext:value-type="string">
            <text:p>Des questions ? 02 40 41 9000</text:p>
          </table:table-cell>
          <table:table-cell table:style-name="ce20" office:value-type="string" calcext:value-type="string">
            <text:p>Questions ? 02 40 41 9000</text:p>
          </table:table-cell>
          <table:table-cell table:style-name="ce20" office:value-type="string" calcext:value-type="string">
            <text:p>AlloNantes est un numéro gratuit pour les Nantais (notamment pour les questions sur le tri). Ouvert de 8h à 19h du lundi au vendredi, et le samedi de 8h à 13h.</text:p>
          </table:table-cell>
          <table:table-cell table:style-name="ce20" office:value-type="string" calcext:value-type="string">
            <text:p>AlloNantes is a free number for Nantais (including questions about sorting). Open from 8 am to 19h from Monday to Friday, and Saturday from 8 to 13h.</text:p>
          </table:table-cell>
          <table:table-cell table:style-name="ce25" office:value-type="string" calcext:value-type="string">
            <text:p><text:s/></text:p>
          </table:table-cell>
          <table:table-cell table:style-name="ce66" table:number-columns-repeated="3"/>
          <table:table-cell/>
          <table:table-cell table:style-name="ce75" table:formula="of:=JSONCONSEIL([Conseil.A45];[Conseil.B45];[Conseil.C45];[Conseil.D45];[Conseil.E45];[Conseil.F45];[Conseil.H45];[Conseil.I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calcext:value-type="string">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pastoxique</text:p>
          </table:table-cell>
          <table:table-cell table:style-name="ce20" office:value-type="string" calcext:value-type="string">
            <text:p>Non recyclable car présence produits toxiques</text:p>
          </table:table-cell>
          <table:table-cell table:style-name="ce20" office:value-type="string" calcext:value-type="string">
            <text:p>Not recyclable as presence toxic</text:p>
          </table:table-cell>
          <table:table-cell table:style-name="ce20" office:value-type="string" calcext:value-type="string">
            <text:p>Les bombes de peintures contiennent des produits toxiques, et ne peuvent pas être recyclées (contrairement aux bombes aérosols comme les déodorants).</text:p>
          </table:table-cell>
          <table:table-cell table:style-name="ce20" office:value-type="string" calcext:value-type="string">
            <text:p>Paints bombs contain toxic products and can not be recycled (unlike aerosols such as deodorants).</text:p>
          </table:table-cell>
          <table:table-cell table:style-name="ce25" office:value-type="string" calcext:value-type="string">
            <text:p><text:s/></text:p>
          </table:table-cell>
          <table:table-cell table:style-name="ce66" table:number-columns-repeated="3"/>
          <table:table-cell/>
          <table:table-cell table:style-name="ce75" table:formula="of:=JSONCONSEIL([Conseil.A46];[Conseil.B46];[Conseil.C46];[Conseil.D46];[Conseil.E46];[Conseil.F46];[Conseil.H46];[Conseil.I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oxique</text:p>
          </table:table-cell>
          <table:table-cell table:style-name="ce20" office:value-type="string" calcext:value-type="string">
            <text:p>Produit toxique</text:p>
          </table:table-cell>
          <table:table-cell table:style-name="ce20" office:value-type="string" calcext:value-type="string">
            <text:p>Toxicant</text:p>
          </table:table-cell>
          <table:table-cell table:style-name="ce20" office:value-type="string" calcext:value-type="string">
            <text:p>Les produits toxiques ne doivent pas être mis avec les ordures ménagères. Ils doivent être déposés dans les déchèteries et écopoints.</text:p>
          </table:table-cell>
          <table:table-cell table:style-name="ce20" office:value-type="string" calcext:value-type="string">
            <text:p>Toxic products should not be placed with household waste. They must be deposited in the waste collection centers and ecopoints.</text:p>
          </table:table-cell>
          <table:table-cell table:style-name="ce25" office:value-type="string" calcext:value-type="string">
            <text:p><text:s/></text:p>
          </table:table-cell>
          <table:table-cell table:style-name="ce66" table:number-columns-repeated="3"/>
          <table:table-cell/>
          <table:table-cell table:style-name="ce75" table:formula="of:=JSONCONSEIL([Conseil.A47];[Conseil.B47];[Conseil.C47];[Conseil.D47];[Conseil.E47];[Conseil.F47];[Conseil.H47];[Conseil.I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calcext:value-type="string">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lerelais</text:p>
          </table:table-cell>
          <table:table-cell table:style-name="ce86" office:value-type="string" calcext:value-type="string">
            <text:p>Vous pouvez déposer dans les conteneurs 'Le Relais'</text:p>
          </table:table-cell>
          <table:table-cell table:style-name="ce86" office:value-type="string" calcext:value-type="string">
            <text:p>You can file in the containers 'Le Relais'</text:p>
          </table:table-cell>
          <table:table-cell table:style-name="ce20" office:value-type="string" calcext:value-type="string">
            <text:p>Vêtements, linge de maison, chaussures (liées par paire), maroquinerie &lt;B&gt;dans un sac bien fermé&lt;/B&gt;.</text:p>
          </table:table-cell>
          <table:table-cell table:style-name="ce20" office:value-type="string" calcext:value-type="string">
            <text:p>Clothing, linens, shoes (linked in pairs), leather goods &lt;B&gt; in a sealed bag &lt;/b&gt;.</text:p>
          </table:table-cell>
          <table:table-cell table:style-name="ce25" office:value-type="string" calcext:value-type="string">
            <text:p><text:s/></text:p>
          </table:table-cell>
          <table:table-cell table:style-name="ce66" office:value-type="string" calcext:value-type="string">
            <text:p>fiche_contvet</text:p>
          </table:table-cell>
          <table:table-cell table:style-name="ce66" table:number-columns-repeated="2"/>
          <table:table-cell/>
          <table:table-cell table:style-name="ce75" table:formula="of:=JSONCONSEIL([Conseil.A48];[Conseil.B48];[Conseil.C48];[Conseil.D48];[Conseil.E48];[Conseil.F48];[Conseil.H48];[Conseil.I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b&g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b&gt;."},</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sacs</text:p>
          </table:table-cell>
          <table:table-cell table:style-name="ce86" office:value-type="string" calcext:value-type="string">
            <text:p>Rappels sur les sacs</text:p>
          </table:table-cell>
          <table:table-cell table:style-name="ce86" office:value-type="string" calcext:value-type="string">
            <text:p>Reminders on bags</text:p>
          </table:table-cell>
          <table:table-cell table:style-name="ce20" office:value-type="string" calcext:value-type="string">
            <text:p>Les sacs sont à déposer dans le même bac, les déchets recyclables dans le sac jaune, les déchets non recyclables dans le sac bleu.</text:p>
          </table:table-cell>
          <table:table-cell table:style-name="ce97" office:value-type="string" calcext:value-type="string">
            <text:p>Bags are to be deposited in the same bin, recyclable waste in the yolk sac, non-recyclable waste in the blue bag.</text:p>
          </table:table-cell>
          <table:table-cell table:style-name="ce25" office:value-type="string" calcext:value-type="string">
            <text:p><text:s/></text:p>
          </table:table-cell>
          <table:table-cell table:style-name="ce20" office:value-type="string" calcext:value-type="string">
            <text:p>fiche_sacjaune</text:p>
          </table:table-cell>
          <table:table-cell table:style-name="ce66" table:number-columns-repeated="2"/>
          <table:table-cell/>
          <table:table-cell table:style-name="ce75" table:formula="of:=JSONCONSEIL([Conseil.A49];[Conseil.B49];[Conseil.C49];[Conseil.D49];[Conseil.E49];[Conseil.F49];[Conseil.H49];[Conseil.I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 calcext:value-type="string">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bacs</text:p>
          </table:table-cell>
          <table:table-cell table:style-name="ce86" office:value-type="string" calcext:value-type="string">
            <text:p>Rappels sur les bacs</text:p>
          </table:table-cell>
          <table:table-cell table:style-name="ce86" office:value-type="string" calcext:value-type="string">
            <text:p>Reminders on the bins</text:p>
          </table:table-cell>
          <table:table-cell table:style-name="ce20" office:value-type="string" calcext:value-type="string">
            <text:p>Les déchets recyclables dans le bac jaune, les déchets non recyclables dans le bac bleu.</text:p>
          </table:table-cell>
          <table:table-cell table:style-name="ce97" office:value-type="string" calcext:value-type="string">
            <text:p>Recyclable waste in the yellow bin, non-recyclable waste in the blue bin.</text:p>
          </table:table-cell>
          <table:table-cell table:style-name="ce25" office:value-type="string" calcext:value-type="string">
            <text:p><text:s/></text:p>
          </table:table-cell>
          <table:table-cell table:style-name="ce20" office:value-type="string" calcext:value-type="string">
            <text:p>fiche_bacjaune</text:p>
          </table:table-cell>
          <table:table-cell table:style-name="ce66" table:number-columns-repeated="2"/>
          <table:table-cell/>
          <table:table-cell table:style-name="ce75" table:formula="of:=JSONCONSEIL([Conseil.A50];[Conseil.B50];[Conseil.C50];[Conseil.D50];[Conseil.E50];[Conseil.F50];[Conseil.H50];[Conseil.I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 calcext:value-type="string">
            <text:p>{"code":"cons_bacs","nom":"Rappels sur les bacs","nom_en":"Reminders on the bins","descr":"Les déchets recyclables dans le bac jaune, les déchets non recyclables dans le bac bleu.","descr_en":"Recyclable waste in the yellow bin, non-recyclable waste in the blue bin."},</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14h</text:p>
          </table:table-cell>
          <table:table-cell table:style-name="ce86" office:value-type="string" calcext:value-type="string">
            <text:p>Les collectes ont lieu de 6h à 14h</text:p>
          </table:table-cell>
          <table:table-cell table:style-name="ce86" office:value-type="string" calcext:value-type="string">
            <text:p>Collections take place from 6 to 14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6" table:number-columns-repeated="3"/>
          <table:table-cell/>
          <table:table-cell table:style-name="ce75" table:formula="of:=JSONCONSEIL([Conseil.A51];[Conseil.B51];[Conseil.C51];[Conseil.D51];[Conseil.E51];[Conseil.F51];[Conseil.H51];[Conseil.I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calcext:value-type="string">
            <text:p>{"code":"cons_collecte6h14h","nom":"Les collectes ont lieu de 6h à 14h","nom_en":"Collections take place from 6 to 14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21h</text:p>
          </table:table-cell>
          <table:table-cell table:style-name="ce86" office:value-type="string" calcext:value-type="string">
            <text:p>Les collectes ont lieu de 6h à 21h</text:p>
          </table:table-cell>
          <table:table-cell table:style-name="ce86" office:value-type="string" calcext:value-type="string">
            <text:p>Collections take place from 6 to 21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6" table:number-columns-repeated="3"/>
          <table:table-cell/>
          <table:table-cell table:style-name="ce75" table:formula="of:=JSONCONSEIL([Conseil.A52];[Conseil.B52];[Conseil.C52];[Conseil.D52];[Conseil.E52];[Conseil.F52];[Conseil.H52];[Conseil.I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calcext:value-type="string">
            <text:p>{"code":"cons_collecte6h21h","nom":"Les collectes ont lieu de 6h à 21h","nom_en":"Collections take place from 6 to 21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82" office:value-type="string" calcext:value-type="string">
            <text:p>cons_proximite</text:p>
          </table:table-cell>
          <table:table-cell table:style-name="ce87" office:value-type="string" calcext:value-type="string">
            <text:p>Des questions ? 0800 800 868</text:p>
          </table:table-cell>
          <table:table-cell table:style-name="ce87" office:value-type="string" calcext:value-type="string">
            <text:p>Questions ? 0800 800 868</text:p>
          </table:table-cell>
          <table:table-cell table:style-name="ce87"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7"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calcext:value-type="string">
            <text:p><text:s/></text:p>
          </table:table-cell>
          <table:table-cell table:style-name="ce99" office:value-type="string" calcext:value-type="string">
            <text:p>fiche_telephone</text:p>
          </table:table-cell>
          <table:table-cell table:style-name="ce66" table:number-columns-repeated="2"/>
          <table:table-cell/>
          <table:table-cell table:style-name="ce75" table:formula="of:=JSONCONSEIL([Conseil.A53];[Conseil.B53];[Conseil.C53];[Conseil.D53];[Conseil.E53];[Conseil.F53];[Conseil.H53];[Conseil.I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 calcext:value-type="string">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dec_coucheBebe</text:p>
          </table:table-cell>
          <table:table-cell table:style-name="ce20" office:value-type="string" calcext:value-type="string">
            <text:p>Couches lavables</text:p>
          </table:table-cell>
          <table:table-cell table:style-name="ce20" office:value-type="string" calcext:value-type="string">
            <text:p>Cloth diapers</text:p>
          </table:table-cell>
          <table:table-cell table:style-name="ce2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calcext:value-type="string">
            <text:p><text:s/></text:p>
          </table:table-cell>
          <table:table-cell table:style-name="ce66" table:number-columns-repeated="3"/>
          <table:table-cell/>
          <table:table-cell table:style-name="ce75" table:formula="of:=JSONCONSEIL([Conseil.A54];[Conseil.B54];[Conseil.C54];[Conseil.D54];[Conseil.E54];[Conseil.F54];[Conseil.H54];[Conseil.I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nespresso</text:p>
          </table:table-cell>
          <table:table-cell table:style-name="ce20" office:value-type="string" calcext:value-type="string">
            <text:p>Nespresso récupère ses capsules et soutien le recyclage du petit aluminium.</text:p>
          </table:table-cell>
          <table:table-cell table:style-name="ce20" office:value-type="string" calcext:value-type="string">
            <text:p>Nespresso capsules and recovers its support recycling aluminum small.</text:p>
          </table:table-cell>
          <table:table-cell table:style-name="ce2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calcext:value-type="string">
            <text:p><text:s/></text:p>
          </table:table-cell>
          <table:table-cell table:style-name="ce66" table:number-columns-repeated="3"/>
          <table:table-cell/>
          <table:table-cell table:style-name="ce75" table:formula="of:=JSONCONSEIL([Conseil.A55];[Conseil.B55];[Conseil.C55];[Conseil.D55];[Conseil.E55];[Conseil.F55];[Conseil.H55];[Conseil.I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trop_petit</text:p>
          </table:table-cell>
          <table:table-cell table:style-name="ce20" office:value-type="string" calcext:value-type="string">
            <text:p>Trop petit pour être trié</text:p>
          </table:table-cell>
          <table:table-cell table:style-name="ce20" office:value-type="string" calcext:value-type="string">
            <text:p>Too small to be sorted</text:p>
          </table:table-cell>
          <table:table-cell table:style-name="ce20" office:value-type="string" calcext:value-type="string">
            <text:p>Ce matériau pourrait être récyclé, mais étant trop petit (ou ne représentant pas assez de métières) il doit être mis avec les ordures ménagères.</text:p>
          </table:table-cell>
          <table:table-cell table:style-name="ce20" office:value-type="string" calcext:value-type="string">
            <text:p>This material could be recycled, but is too small (or not representative enough métières) it must be put in household waste.</text:p>
          </table:table-cell>
          <table:table-cell table:style-name="ce25" office:value-type="string" calcext:value-type="string">
            <text:p><text:s/></text:p>
          </table:table-cell>
          <table:table-cell table:style-name="ce66"/>
          <table:table-cell table:style-name="ce66" office:value-type="string" calcext:value-type="string">
            <text:p>Vérif le 04/2015</text:p>
          </table:table-cell>
          <table:table-cell table:style-name="ce66"/>
          <table:table-cell/>
          <table:table-cell table:style-name="ce75" table:formula="of:=JSONCONSEIL([Conseil.A56];[Conseil.B56];[Conseil.C56];[Conseil.D56];[Conseil.E56];[Conseil.F56];[Conseil.H56];[Conseil.I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plus2vers</text:p>
          </table:table-cell>
          <table:table-cell table:style-name="ce20" office:value-type="string" calcext:value-type="string">
            <text:p>Asso Plus2vers : partage de lombrics et conseils sur le lombricompostage</text:p>
          </table:table-cell>
          <table:table-cell table:style-name="ce20" office:value-type="string" calcext:value-type="string">
            <text:p>Asso Plus2vers: sharing earthworms and advice on vermicomposting</text:p>
          </table:table-cell>
          <table:table-cell table:style-name="ce2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5" office:value-type="string" calcext:value-type="string">
            <text:p><text:s/></text:p>
          </table:table-cell>
          <table:table-cell table:style-name="ce66" table:number-columns-repeated="3"/>
          <table:table-cell/>
          <table:table-cell table:style-name="ce75" table:formula="of:=JSONCONSEIL([Conseil.A57];[Conseil.B57];[Conseil.C57];[Conseil.D57];[Conseil.E57];[Conseil.F57];[Conseil.H57];[Conseil.I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calcext:value-type="string">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calcext:value-type="string">
            <text:p><text:s/></text:p>
          </table:table-cell>
          <table:table-cell table:number-columns-repeated="246"/>
        </table:table-row>
        <table:table-row table:style-name="ro3">
          <table:table-cell table:style-name="ce83" office:value-type="string" calcext:value-type="string">
            <text:p>cons_assocompostage</text:p>
          </table:table-cell>
          <table:table-cell table:style-name="ce20" office:value-type="string" calcext:value-type="string">
            <text:p>2 assos sur compostage à Nantes</text:p>
          </table:table-cell>
          <table:table-cell table:style-name="ce20" office:value-type="string" calcext:value-type="string">
            <text:p>2 assos on composting in Nantes</text:p>
          </table:table-cell>
          <table:table-cell table:style-name="ce20" table:number-columns-repeated="2"/>
          <table:table-cell table:style-name="ce25" office:value-type="string" calcext:value-type="string">
            <text:p><text:s/></text:p>
          </table:table-cell>
          <table:table-cell table:style-name="ce66" table:number-columns-repeated="3"/>
          <table:table-cell/>
          <table:table-cell table:style-name="ce75" table:formula="of:=JSONCONSEIL([Conseil.A58];[Conseil.B58];[Conseil.C58];[Conseil.D58];[Conseil.E58];[Conseil.F58];[Conseil.H58];[Conseil.I58])" office:value-type="string" office:string-value="{&quot;code&quot;:&quot;cons_assocompostage&quot;,&quot;nom&quot;:&quot;2 assos sur compostage à Nantes&quot;,&quot;nom_en&quot;:&quot;2 assos on composting in Nantes&quot;}," calcext:value-type="string">
            <text:p>{"code":"cons_assocompostage","nom":"2 assos sur compostage à Nantes","nom_en":"2 assos on composting in Nantes"},</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decheterieecopointquartheure</text:p>
          </table:table-cell>
          <table:table-cell table:style-name="ce20" office:value-type="string" calcext:value-type="string">
            <text:p>Venir 15 minutes avant la fin</text:p>
          </table:table-cell>
          <table:table-cell table:style-name="ce20" office:value-type="string" calcext:value-type="string">
            <text:p>Come 15 minutes before the end</text:p>
          </table:table-cell>
          <table:table-cell table:style-name="ce20" office:value-type="string" calcext:value-type="string">
            <text:p>Venir un quart d'heure avant la fermeture (le gardien refusera éventuellement l'entrée)</text:p>
          </table:table-cell>
          <table:table-cell table:style-name="ce20" office:value-type="string" calcext:value-type="string">
            <text:p>Coming fifteen minutes before closing (the guardian may refuse entry)</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59];[Conseil.B59];[Conseil.C59];[Conseil.D59];[Conseil.E59];[Conseil.F59];[Conseil.H59];[Conseil.I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calcext:value-type="string">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dechetecolimite2metres</text:p>
          </table:table-cell>
          <table:table-cell table:style-name="ce20" office:value-type="string" calcext:value-type="string">
            <text:p>Limite de 2 mètres</text:p>
          </table:table-cell>
          <table:table-cell table:style-name="ce20" office:value-type="string" calcext:value-type="string">
            <text:p>Limit of 2 meters</text:p>
          </table:table-cell>
          <table:table-cell table:style-name="ce20" office:value-type="string" calcext:value-type="string">
            <text:p>Une barre limite les véhicules de plus de 2 mètres de haut, sauf pour les déchèteries de La Chapelle-sur-Erdre et de Saint-Sébastien-sur-Loire.</text:p>
          </table:table-cell>
          <table:table-cell table:style-name="ce20" office:value-type="string" calcext:value-type="string">
            <text:p>A bar limit vehicles over 2 meters high, except for waste collection centers in La Chapelle-sur-Erdre and Saint-Sébastien-sur-Loire.</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60];[Conseil.B60];[Conseil.C60];[Conseil.D60];[Conseil.E60];[Conseil.F60];[Conseil.H60];[Conseil.I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calcext:value-type="string">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huileAlimentaire</text:p>
          </table:table-cell>
          <table:table-cell table:style-name="ce20" office:value-type="string" calcext:value-type="string">
            <text:p>Mettre dans une bouteille</text:p>
          </table:table-cell>
          <table:table-cell table:style-name="ce20" office:value-type="string" calcext:value-type="string">
            <text:p>Put in a bottle</text:p>
          </table:table-cell>
          <table:table-cell table:style-name="ce18" office:value-type="string" calcext:value-type="string">
            <text:p>Mettre l'huile dans une bouteille que vous déposez dans le sac bleu ou dans le bac bleu.</text:p>
          </table:table-cell>
          <table:table-cell table:style-name="ce20" office:value-type="string" calcext:value-type="string">
            <text:p>Put the oil in a bottle you drop in the blue bag or in the blue bin.</text:p>
          </table:table-cell>
          <table:table-cell table:style-name="ce25" office:value-type="string" calcext:value-type="string">
            <text:p><text:s/></text:p>
          </table:table-cell>
          <table:table-cell table:style-name="ce20"/>
          <table:table-cell table:style-name="ce66" table:number-columns-repeated="2"/>
          <table:table-cell/>
          <table:table-cell table:style-name="ce75" table:formula="of:=JSONCONSEIL([Conseil.A61];[Conseil.B61];[Conseil.C61];[Conseil.D61];[Conseil.E61];[Conseil.F61];[Conseil.H61];[Conseil.I61])"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calcext:value-type="string">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calcext:value-type="string">
            <text:p><text:s/></text:p>
          </table:table-cell>
          <table:table-cell table:number-columns-repeated="246"/>
        </table:table-row>
        <table:table-row table:style-name="ro3">
          <table:table-cell table:style-name="ce84" office:value-type="string" calcext:value-type="string">
            <text:p>cons_spirale</text:p>
          </table:table-cell>
          <table:table-cell table:style-name="ce20" office:value-type="string" calcext:value-type="string">
            <text:p>Doit-on supprimer les spirales ?</text:p>
          </table:table-cell>
          <table:table-cell table:style-name="ce20" office:value-type="string" calcext:value-type="string">
            <text:p>Should we remove the spirals ?</text:p>
          </table:table-cell>
          <table:table-cell table:style-name="ce20" office:value-type="string" calcext:value-type="string">
            <text:p>Non ce n'est pas obligatoire.</text:p>
          </table:table-cell>
          <table:table-cell table:style-name="ce13" office:value-type="string" calcext:value-type="string">
            <text:p>No this is not mandatory. </text:p>
          </table:table-cell>
          <table:table-cell table:style-name="ce25" office:value-type="string" calcext:value-type="string">
            <text:p><text:s/></text:p>
          </table:table-cell>
          <table:table-cell table:style-name="ce100"/>
          <table:table-cell table:style-name="ce66" office:value-type="string" calcext:value-type="string">
            <text:p>Vérif le 09/2015</text:p>
          </table:table-cell>
          <table:table-cell table:style-name="ce66"/>
          <table:table-cell/>
          <table:table-cell table:style-name="ce75" table:formula="of:=JSONCONSEIL([Conseil.A62];[Conseil.B62];[Conseil.C62];[Conseil.D62];[Conseil.E62];[Conseil.F62];[Conseil.H62];[Conseil.I62])" office:value-type="string" office:string-value="{&quot;code&quot;:&quot;cons_spirale&quot;,&quot;nom&quot;:&quot;Doit-on supprimer les spirales ?&quot;,&quot;nom_en&quot;:&quot;Should we remove the spirals ?&quot;,&quot;descr&quot;:&quot;Non ce n'est pas obligatoire.&quot;,&quot;descr_en&quot;:&quot;No this is not mandatory. &quot;}," calcext:value-type="string">
            <text:p>{"code":"cons_spirale","nom":"Doit-on supprimer les spirales ?","nom_en":"Should we remove the spirals ?","descr":"Non ce n'est pas obligatoire.","descr_en":"No this is not mandatory. "},</text:p>
          </table:table-cell>
          <table:table-cell office:value-type="string" calcext:value-type="string">
            <text:p><text:s/></text:p>
          </table:table-cell>
          <table:table-cell table:number-columns-repeated="246"/>
        </table:table-row>
        <table:table-row table:style-name="ro3">
          <table:table-cell table:number-columns-repeated="3"/>
          <table:table-cell table:style-name="ce95" table:number-columns-repeated="2"/>
          <table:table-cell table:number-columns-repeated="5"/>
          <table:table-cell table:style-name="ce70"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11"/>
          <table:table-cell office:value-type="string" calcext:value-type="string">
            <text:p><text:s/></text:p>
          </table:table-cell>
          <table:table-cell table:number-columns-repeated="246"/>
        </table:table-row>
        <table:table-row table:style-name="ro3">
          <table:table-cell table:number-columns-repeated="11"/>
          <table:table-cell table:style-name="ce104" table:number-columns-repeated="16"/>
          <table:table-cell table:number-columns-repeated="231"/>
        </table:table-row>
        <table:table-row table:style-name="ro3" table:number-rows-repeated="2">
          <table:table-cell table:number-columns-repeated="258"/>
        </table:table-row>
        <table:table-row table:style-name="ro3">
          <table:table-cell table:number-columns-repeated="3"/>
          <table:table-cell table:style-name="ce96"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6"/>
          <table:table-cell table:number-columns-repeated="2"/>
          <table:table-cell table:style-name="ce75"/>
          <table:table-cell table:number-columns-repeated="247"/>
        </table:table-row>
        <table:table-row table:style-name="ro3" table:number-rows-repeated="65478">
          <table:table-cell table:number-columns-repeated="258"/>
        </table:table-row>
        <table:table-row table:style-name="ro9">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 table:style-name="ta2" table:print="false">
        <table:table-column table:style-name="co54" table:default-cell-style-name="Default"/>
        <table:table-column table:style-name="co55" table:default-cell-style-name="Default"/>
        <table:table-column table:style-name="co10"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1" table:default-cell-style-name="Default"/>
        <table:table-column table:style-name="co61" table:default-cell-style-name="Default"/>
        <table:table-column table:style-name="co51" table:default-cell-style-name="Default"/>
        <table:table-column table:style-name="co62" table:default-cell-style-name="Default"/>
        <table:table-column table:style-name="co30" table:default-cell-style-name="Default"/>
        <table:table-column table:style-name="co63" table:default-cell-style-name="Default"/>
        <table:table-column table:style-name="co64" table:default-cell-style-name="Default"/>
        <table:table-column table:style-name="co65" table:number-columns-repeated="4"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17" table:number-columns-repeated="2" table:default-cell-style-name="Default"/>
        <table:table-column table:style-name="co73" table:default-cell-style-name="Default"/>
        <table:table-column table:style-name="co30" table:number-columns-repeated="233" table:default-cell-style-name="Default"/>
        <table:table-row table:style-name="ro3">
          <table:table-cell table:style-name="ce76" office:value-type="string" calcext:value-type="string" table:number-columns-spanned="9" table:number-rows-spanned="1">
            <text:p>FAQ</text:p>
          </table:table-cell>
          <table:covered-table-cell table:number-columns-repeated="3" table:style-name="ce76"/>
          <table:covered-table-cell table:number-columns-repeated="5"/>
          <table:table-cell table:number-columns-repeated="254"/>
        </table:table-row>
        <table:table-row table:style-name="ro3">
          <table:table-cell table:style-name="ce77" office:value-type="string" calcext:value-type="string" table:number-columns-spanned="9" table:number-rows-spanned="1">
            <text:p>Commentaires associés à un élément de l'application.</text:p>
          </table:table-cell>
          <table:covered-table-cell table:number-columns-repeated="3" table:style-name="ce77"/>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105" office:value-type="string" calcext:value-type="string">
            <text:p>Code</text:p>
          </table:table-cell>
          <table:table-cell table:style-name="ce105" office:value-type="string" calcext:value-type="string">
            <text:p>Type</text:p>
          </table:table-cell>
          <table:table-cell table:style-name="ce105" office:value-type="string" calcext:value-type="string">
            <text:p>Auteurs</text:p>
          </table:table-cell>
          <table:table-cell table:style-name="ce105" office:value-type="string" calcext:value-type="string">
            <text:p>Dates</text:p>
          </table:table-cell>
          <table:table-cell table:style-name="ce105" office:value-type="string" calcext:value-type="string">
            <text:p>Nom</text:p>
          </table:table-cell>
          <table:table-cell table:style-name="ce105" office:value-type="string" calcext:value-type="string">
            <text:p>Nom_en</text:p>
          </table:table-cell>
          <table:table-cell table:style-name="ce105" office:value-type="string" calcext:value-type="string">
            <text:p>Description</text:p>
          </table:table-cell>
          <table:table-cell table:style-name="ce105" office:value-type="string" calcext:value-type="string">
            <text:p>Description_en</text:p>
          </table:table-cell>
          <table:table-cell table:style-name="ce105" office:value-type="string" calcext:value-type="string">
            <text:p>Éléments</text:p>
          </table:table-cell>
          <table:table-cell/>
          <table:table-cell table:style-name="ce69"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20" office:value-type="string" calcext:value-type="string">
            <text:p>faq_papierparticulier</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Il existe des papiers cadeaux qui peuvent être recyclés.</text:p>
          </table:table-cell>
          <table:table-cell table:style-name="ce20" office:value-type="string" calcext:value-type="string">
            <text:p>There are gifts paper that can be recycled.</text:p>
          </table:table-cell>
          <table:table-cell table:style-name="ce2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7" office:value-type="string" calcext:value-type="string">
            <text:p>dec_papierCadeau,dec_papierPeint</text:p>
          </table:table-cell>
          <table:table-cell/>
          <table:table-cell table:style-name="ce75" table:formula="of:=JSON_COMMENTAIRE([Commentaire.A5];[Commentaire.B5];[Commentaire.C5];[Commentaire.D5];[Commentaire.E5];[Commentaire.F5];[Commentaire.G5];[Commentaire.H5];[Commentaire.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1">
          <table:table-cell table:style-name="ce20" office:value-type="string" calcext:value-type="string">
            <text:p>faq_imagemanquant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Image manquante ou incorrecte</text:p>
          </table:table-cell>
          <table:table-cell table:style-name="ce20" office:value-type="string" calcext:value-type="string">
            <text:p>Missing or incorrect picture</text:p>
          </table:table-cell>
          <table:table-cell table:style-name="ce2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5" table:formula="of:=JSON_COMMENTAIRE([Commentaire.A6];[Commentaire.B6];[Commentaire.C6];[Commentaire.D6];[Commentaire.E6];[Commentaire.F6];[Commentaire.G6];[Commentaire.H6];[Commentaire.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calcext:value-type="string">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cons_nbconteneurverr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Info inutile ?</text:p>
          </table:table-cell>
          <table:table-cell table:style-name="ce20" office:value-type="string" calcext:value-type="string">
            <text:p>Useless info ?</text:p>
          </table:table-cell>
          <table:table-cell table:style-name="ce20" office:value-type="string" calcext:value-type="string">
            <text:p>Est-ce utile comme info ?</text:p>
          </table:table-cell>
          <table:table-cell table:style-name="ce20" office:value-type="string" calcext:value-type="string">
            <text:p>Is it useful as info?</text:p>
          </table:table-cell>
          <table:table-cell table:style-name="ce20" office:value-type="string" calcext:value-type="string">
            <text:p>cons_nbconteneurverre</text:p>
          </table:table-cell>
          <table:table-cell/>
          <table:table-cell table:style-name="ce75" table:formula="of:=JSON_COMMENTAIRE([Commentaire.A7];[Commentaire.B7];[Commentaire.C7];[Commentaire.D7];[Commentaire.E7];[Commentaire.F7];[Commentaire.G7];[Commentaire.H7];[Commentaire.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calcext:value-type="string">
            <text:p>{"code":"faq_cons_nbconteneurverre","type":"appli","auteurs":"Chris-ren","dates":"41275","nom":"Info inutile ?","nom_en":"Useless info ?","descr":"Est-ce utile comme info ?","descr_en":"Is it useful as info?","elements":"cons_nbconteneurverre"},</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uai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1" calcext:value-type="date">
            <text:p>01/06/13</text:p>
          </table:table-cell>
          <table:table-cell table:style-name="ce20" office:value-type="string" calcext:value-type="string">
            <text:p>Quartiers administratifs</text:p>
          </table:table-cell>
          <table:table-cell table:style-name="ce20" office:value-type="string" calcext:value-type="string">
            <text:p>Administrative districts</text:p>
          </table:table-cell>
          <table:table-cell table:style-name="ce2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5" table:formula="of:=JSON_COMMENTAIRE([Commentaire.A8];[Commentaire.B8];[Commentaire.C8];[Commentaire.D8];[Commentaire.E8];[Commentaire.F8];[Commentaire.G8];[Commentaire.H8];[Commentaire.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calcext:value-type="string">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fiche_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5" calcext:value-type="date">
            <text:p>05/06/13</text:p>
          </table:table-cell>
          <table:table-cell table:style-name="ce20" office:value-type="string" calcext:value-type="string">
            <text:p>Conseils Compostri</text:p>
          </table:table-cell>
          <table:table-cell table:style-name="ce20" office:value-type="string" calcext:value-type="string">
            <text:p>Compostri tips</text:p>
          </table:table-cell>
          <table:table-cell table:style-name="ce20"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In reality it is possible to waste such branches, walnut shells and hazelnuts ... if cut into small pieces.</text:p>
          </table:table-cell>
          <table:table-cell table:style-name="ce18" office:value-type="string" calcext:value-type="string">
            <text:p>fiche_compostage</text:p>
          </table:table-cell>
          <table:table-cell/>
          <table:table-cell table:style-name="ce75" table:formula="of:=JSON_COMMENTAIRE([Commentaire.A9];[Commentaire.B9];[Commentaire.C9];[Commentaire.D9];[Commentaire.E9];[Commentaire.F9];[Commentaire.G9];[Commentaire.H9];[Commentaire.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calcext:value-type="string">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fiche_lombri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5" calcext:value-type="date">
            <text:p>05/06/13</text:p>
          </table:table-cell>
          <table:table-cell table:style-name="ce20" office:value-type="string" calcext:value-type="string">
            <text:p>Retour d'expérience</text:p>
          </table:table-cell>
          <table:table-cell table:style-name="ce20" office:value-type="string" calcext:value-type="string">
            <text:p>Feedback</text:p>
          </table:table-cell>
          <table:table-cell table:style-name="ce2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calcext:value-type="string">
            <text:p>I killed my entire colony once with vacuum dust (too many synthetic elements such as dust clothes). &lt;br/&gt; I put garlic and users handkerchiefs &lt;br/&gt;</text:p>
          </table:table-cell>
          <table:table-cell table:style-name="ce20" office:value-type="string" calcext:value-type="string">
            <text:p>fiche_lombricompost</text:p>
          </table:table-cell>
          <table:table-cell/>
          <table:table-cell table:style-name="ce75" table:formula="of:=JSON_COMMENTAIRE([Commentaire.A10];[Commentaire.B10];[Commentaire.C10];[Commentaire.D10];[Commentaire.E10];[Commentaire.F10];[Commentaire.G10];[Commentaire.H10];[Commentaire.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donnees_ourecycler</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6-05" calcext:value-type="date">
            <text:p>05/06/13</text:p>
          </table:table-cell>
          <table:table-cell table:style-name="ce20" office:value-type="string" calcext:value-type="string">
            <text:p>Données de <text:a xlink:href="http://ourecycler.fr/" xlink:type="simple">http://ourecycler.fr/</text:a> non exploitables</text:p>
          </table:table-cell>
          <table:table-cell table:style-name="ce20" office:value-type="string" calcext:value-type="string">
            <text:p>Unusable data http://ourecycler.fr/</text:p>
          </table:table-cell>
          <table:table-cell table:style-name="ce2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5" table:formula="of:=JSON_COMMENTAIRE([Commentaire.A11];[Commentaire.B11];[Commentaire.C11];[Commentaire.D11];[Commentaire.E11];[Commentaire.F11];[Commentaire.G11];[Commentaire.H11];[Commentaire.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calcext:value-type="string">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modco_contmpb</text:p>
          </table:table-cell>
          <table:table-cell table:style-name="ce20" office:value-type="string" calcext:value-type="string">
            <text:p>modco</text:p>
          </table:table-cell>
          <table:table-cell table:style-name="ce20" office:value-type="string" calcext:value-type="string">
            <text:p>Chris-ren</text:p>
          </table:table-cell>
          <table:table-cell table:style-name="ce106" office:value-type="date" office:date-value="2013-06-15" calcext:value-type="date">
            <text:p>15/06/13</text:p>
          </table:table-cell>
          <table:table-cell table:style-name="ce20" office:value-type="string" calcext:value-type="string">
            <text:p>Pas de brique ni de métal </text:p>
          </table:table-cell>
          <table:table-cell table:style-name="ce20" office:value-type="string" calcext:value-type="string">
            <text:p>No brick or metal</text:p>
          </table:table-cell>
          <table:table-cell table:style-name="ce2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calcext:value-type="string">
            <text:p>modco_contmpb</text:p>
          </table:table-cell>
          <table:table-cell/>
          <table:table-cell table:style-name="ce75" table:formula="of:=JSON_COMMENTAIRE([Commentaire.A12];[Commentaire.B12];[Commentaire.C12];[Commentaire.D12];[Commentaire.E12];[Commentaire.F12];[Commentaire.G12];[Commentaire.H12];[Commentaire.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calcext:value-type="string">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pb_plastique</text:p>
          </table:table-cell>
          <table:table-cell table:style-name="ce20" office:value-type="string" calcext:value-type="string">
            <text:p>appli</text:p>
          </table:table-cell>
          <table:table-cell table:style-name="ce20" office:value-type="string" calcext:value-type="string">
            <text:p>Chris-ren</text:p>
          </table:table-cell>
          <table:table-cell table:style-name="ce106"/>
          <table:table-cell table:style-name="ce20" office:value-type="string" calcext:value-type="string">
            <text:p>Pb plastique</text:p>
          </table:table-cell>
          <table:table-cell table:style-name="ce20" office:value-type="string" calcext:value-type="string">
            <text:p>plastic Pb</text:p>
          </table:table-cell>
          <table:table-cell table:style-name="ce20" office:value-type="string" calcext:value-type="string">
            <text:p>Les plastiques sont mis dans la catégorie de traitement cat_emr, alors qu'il existe des conteneurs réservés aux plastiques (donc pas à tous les emr)</text:p>
          </table:table-cell>
          <table:table-cell table:style-name="ce20" office:value-type="string" calcext:value-type="string">
            <text:p>Plastics are used in the treatment cat_emr category, while there are reserved for plastic containers (ie not at all emr)</text:p>
          </table:table-cell>
          <table:table-cell table:style-name="ce20"/>
          <table:table-cell/>
          <table:table-cell table:style-name="ce75" table:formula="of:=JSON_COMMENTAIRE([Commentaire.A13];[Commentaire.B13];[Commentaire.C13];[Commentaire.D13];[Commentaire.E13];[Commentaire.F13];[Commentaire.G13];[Commentaire.H13];[Commentaire.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calcext:value-type="string">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bouteillegaz</text:p>
          </table:table-cell>
          <table:table-cell table:style-name="ce20" office:value-type="string" calcext:value-type="string">
            <text:p>dechet</text:p>
          </table:table-cell>
          <table:table-cell table:style-name="ce20" office:value-type="string" calcext:value-type="string">
            <text:p>Chris-ren</text:p>
          </table:table-cell>
          <table:table-cell table:style-name="ce106" office:value-type="date" office:date-value="2014-01-20" calcext:value-type="date">
            <text:p>20/01/14</text:p>
          </table:table-cell>
          <table:table-cell table:style-name="ce20" office:value-type="string" calcext:value-type="string">
            <text:p>Bouteille de gaz</text:p>
          </table:table-cell>
          <table:table-cell table:style-name="ce20" office:value-type="string" calcext:value-type="string">
            <text:p>Gas cylinder</text:p>
          </table:table-cell>
          <table:table-cell table:style-name="ce20" office:value-type="string" calcext:value-type="string">
            <text:p>Témoignage : les écopoints ne les acceptent pas.</text:p>
          </table:table-cell>
          <table:table-cell table:style-name="ce20" office:value-type="string" calcext:value-type="string">
            <text:p>Testimony: ecopoints do not accept.</text:p>
          </table:table-cell>
          <table:table-cell table:style-name="ce100" office:value-type="string" calcext:value-type="string">
            <text:p>dec_bouteilleGaz</text:p>
          </table:table-cell>
          <table:table-cell/>
          <table:table-cell table:style-name="ce75" table:formula="of:=JSON_COMMENTAIRE([Commentaire.A14];[Commentaire.B14];[Commentaire.C14];[Commentaire.D14];[Commentaire.E14];[Commentaire.F14];[Commentaire.G14];[Commentaire.H14];[Commentaire.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calcext:value-type="string">
            <text:p>{"code":"faq_bouteillegaz","type":"dechet","auteurs":"Chris-ren","dates":"41659","nom":"Bouteille de gaz","nom_en":"Gas cylinder","descr":"Témoignage : les écopoints ne les acceptent pas.","descr_en":"Testimony: ecopoints do not accept.","elements":"dec_bouteilleGaz"},</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depotamiante</text:p>
          </table:table-cell>
          <table:table-cell table:style-name="ce20" office:value-type="string" calcext:value-type="string">
            <text:p>dechet</text:p>
          </table:table-cell>
          <table:table-cell table:style-name="ce20" office:value-type="string" calcext:value-type="string">
            <text:p>Chris-ren</text:p>
          </table:table-cell>
          <table:table-cell table:style-name="ce106" office:value-type="date" office:date-value="2014-01-20" calcext:value-type="date">
            <text:p>20/01/14</text:p>
          </table:table-cell>
          <table:table-cell table:style-name="ce20" office:value-type="string" calcext:value-type="string">
            <text:p>Dépôt amiante</text:p>
          </table:table-cell>
          <table:table-cell table:style-name="ce20" office:value-type="string" calcext:value-type="string">
            <text:p>Asbestos deposit</text:p>
          </table:table-cell>
          <table:table-cell table:style-name="ce2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5" table:formula="of:=JSON_COMMENTAIRE([Commentaire.A15];[Commentaire.B15];[Commentaire.C15];[Commentaire.D15];[Commentaire.E15];[Commentaire.F15];[Commentaire.G15];[Commentaire.H15];[Commentaire.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calcext:value-type="string">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nantesecologie</text:p>
          </table:table-cell>
          <table:table-cell table:style-name="ce20" office:value-type="string" calcext:value-type="string">
            <text:p>dechet</text:p>
          </table:table-cell>
          <table:table-cell table:style-name="ce20" office:value-type="string" calcext:value-type="string">
            <text:p>Chris-ren</text:p>
          </table:table-cell>
          <table:table-cell table:style-name="ce106" office:value-type="date" office:date-value="2014-04-11" calcext:value-type="date">
            <text:p>11/04/14</text:p>
          </table:table-cell>
          <table:table-cell table:style-name="ce20" office:value-type="string" calcext:value-type="string">
            <text:p>La réinsertion par le tri</text:p>
          </table:table-cell>
          <table:table-cell table:style-name="ce20" office:value-type="string" calcext:value-type="string">
            <text:p>Reintegration by sorting</text:p>
          </table:table-cell>
          <table:table-cell table:style-name="ce2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00" office:value-type="string" calcext:value-type="string">
            <text:p>stco_reemploi35,stco_reemploi51</text:p>
          </table:table-cell>
          <table:table-cell/>
          <table:table-cell table:style-name="ce75" table:formula="of:=JSON_COMMENTAIRE([Commentaire.A16];[Commentaire.B16];[Commentaire.C16];[Commentaire.D16];[Commentaire.E16];[Commentaire.F16];[Commentaire.G16];[Commentaire.H16];[Commentaire.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calcext:value-type="string">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calcext:value-type="string">
            <text:p><text:s/></text:p>
          </table:table-cell>
          <table:table-cell table:number-columns-repeated="251"/>
        </table:table-row>
        <table:table-row table:style-name="ro3">
          <table:table-cell table:style-name="ce100" office:value-type="string" calcext:value-type="string">
            <text:p>fac_coucheBebe</text:p>
          </table:table-cell>
          <table:table-cell table:style-name="ce20" office:value-type="string" calcext:value-type="string">
            <text:p>dechet</text:p>
          </table:table-cell>
          <table:table-cell table:style-name="ce97" office:value-type="string" calcext:value-type="string">
            <text:p>Chris-ren</text:p>
          </table:table-cell>
          <table:table-cell table:style-name="ce106" office:value-type="date" office:date-value="2014-12-10" calcext:value-type="date">
            <text:p>10/12/14</text:p>
          </table:table-cell>
          <table:table-cell table:style-name="ce20" office:value-type="string" calcext:value-type="string">
            <text:p>Couches lavables oui mais les couches imperméables</text:p>
          </table:table-cell>
          <table:table-cell table:style-name="ce20" office:value-type="string" calcext:value-type="string">
            <text:p>Cloth diapers yes but impermeable layers</text:p>
          </table:table-cell>
          <table:table-cell table:style-name="ce2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calcext:value-type="string">
            <text:p>Among some cloth diapers are really better (eg model 'Bum Genius') because they are waterproof. The people who told me they had stopped all cottons old layers.</text:p>
          </table:table-cell>
          <table:table-cell table:style-name="ce100" office:value-type="string" calcext:value-type="string">
            <text:p>dec_coucheBebe</text:p>
          </table:table-cell>
          <table:table-cell/>
          <table:table-cell table:style-name="ce75" table:formula="of:=JSON_COMMENTAIRE([Commentaire.A17];[Commentaire.B17];[Commentaire.C17];[Commentaire.D17];[Commentaire.E17];[Commentaire.F17];[Commentaire.G17];[Commentaire.H17];[Commentaire.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cons_coupant</text:p>
          </table:table-cell>
          <table:table-cell table:style-name="ce20" office:value-type="string" calcext:value-type="string">
            <text:p>appli</text:p>
          </table:table-cell>
          <table:table-cell table:style-name="ce20" office:value-type="string" calcext:value-type="string">
            <text:p>Chris-ren</text:p>
          </table:table-cell>
          <table:table-cell table:style-name="ce106" office:value-type="date" office:date-value="2013-04-12" calcext:value-type="date">
            <text:p>12/04/13</text:p>
          </table:table-cell>
          <table:table-cell table:style-name="ce20" office:value-type="string" calcext:value-type="string">
            <text:p>Conseil coupant admis</text:p>
          </table:table-cell>
          <table:table-cell table:style-name="ce20" office:value-type="string" calcext:value-type="string">
            <text:p>Council admitted cutting</text:p>
          </table:table-cell>
          <table:table-cell table:style-name="ce20" office:value-type="string" calcext:value-type="string">
            <text:p>Depuis un an les documentations de Nantes Métropôle signalent que l'on peut mettre les déchets coupants dans les sacs.</text:p>
          </table:table-cell>
          <table:table-cell table:style-name="ce20" office:value-type="string" calcext:value-type="string">
            <text:p>For a year the documentations of Nantes Métropôle report that can be put sharps waste in the bags.</text:p>
          </table:table-cell>
          <table:table-cell table:style-name="ce100" office:value-type="string" calcext:value-type="string">
            <text:p>dec_miroir,dec_porcelaine,dec_poterie,dec_vaisselleVerrePorcelaine,dec_vitre</text:p>
          </table:table-cell>
          <table:table-cell/>
          <table:table-cell table:style-name="ce75" table:formula="of:=JSON_COMMENTAIRE([Commentaire.A18];[Commentaire.B18];[Commentaire.C18];[Commentaire.D18];[Commentaire.E18];[Commentaire.F18];[Commentaire.G18];[Commentaire.H18];[Commentaire.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calcext:value-type="string">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3">
          <table:table-cell table:style-name="ce20" table:number-columns-repeated="9"/>
          <table:table-cell/>
          <table:table-cell table:style-name="ce70"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6"/>
          <table:table-cell table:style-name="ce95"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panneaux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Panneaux Écotox / site Internet pas à jour</text:p>
          </table:table-cell>
          <table:table-cell table:style-name="ce20"/>
          <table:table-cell table:style-name="ce2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5"/>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6" office:value-type="date" office:date-value="2013-01-01" calcext:value-type="date">
            <text:p>01/01/13</text:p>
          </table:table-cell>
          <table:table-cell table:style-name="ce20" office:value-type="string" calcext:value-type="string">
            <text:p>Usage Écotox</text:p>
          </table:table-cell>
          <table:table-cell table:style-name="ce20"/>
          <table:table-cell table:style-name="ce2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5"/>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4"/>
          <table:table-cell table:style-name="ce104" office:value-type="string" calcext:value-type="string">
            <text:p><text:s/></text:p>
          </table:table-cell>
          <table:table-cell table:number-columns-repeated="248"/>
        </table:table-row>
        <table:table-row table:style-name="ro3" table:number-rows-repeated="12">
          <table:table-cell table:number-columns-repeated="263"/>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3" table:number-rows-repeated="65493">
          <table:table-cell table:number-columns-repeated="263"/>
        </table:table-row>
        <table:table-row table:style-name="ro9">
          <table:table-cell table:number-columns-repeated="263"/>
        </table:table-row>
        <table:table-row table:style-name="ro1" table:number-rows-repeated="983033">
          <table:table-cell table:number-columns-repeated="263"/>
        </table:table-row>
        <table:table-row table:style-name="ro1">
          <table:table-cell table:number-columns-repeated="263"/>
        </table:table-row>
      </table:table>
      <table:table table:name="Fiches" table:style-name="ta3" table:print="false">
        <office:forms form:automatic-focus="false" form:apply-design-mode="false"/>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number-columns-repeated="3"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63" table:number-columns-repeated="3" table:default-cell-style-name="Default"/>
        <table:table-column table:style-name="co30" table:number-columns-repeated="233" table:default-cell-style-name="Default"/>
        <table:table-row table:style-name="ro1">
          <table:table-cell table:style-name="ce76" office:value-type="string" calcext:value-type="string" table:number-columns-spanned="6" table:number-rows-spanned="1">
            <text:p>Fiches</text:p>
          </table:table-cell>
          <table:covered-table-cell table:number-columns-repeated="5"/>
          <table:table-cell table:number-columns-repeated="6"/>
          <table:table-cell table:style-name="ce117" table:formula="of:=GETHASHDATAS(&quot;_hashFichesDatas&quot;; ROW([Fiches.A5]); ROW([Fiches.A38]); &quot;Docs&quot;; COLUMN([Fiches.A5]); COLUMN([Fiches.G5]); COLUMN([Fiches.H5]))" office:value-type="string" office:string-value="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 calcext:value-type="string">
            <text:p>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text:p>
          </table:table-cell>
          <table:table-cell office:value-type="string" calcext:value-type="string">
            <text:p><text:s/></text:p>
          </table:table-cell>
          <table:table-cell table:number-columns-repeated="245"/>
        </table:table-row>
        <table:table-row table:style-name="ro13">
          <table:table-cell table:style-name="ce77"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48" table:number-columns-repeated="8"/>
          <table:table-cell table:number-columns-repeated="251"/>
        </table:table-row>
        <table:table-row table:style-name="ro13">
          <table:table-cell table:style-name="ce6" office:value-type="string" calcext:value-type="string">
            <text:p>_Code</text:p>
          </table:table-cell>
          <table:table-cell table:style-name="ce6" office:value-type="string" calcext:value-type="string">
            <text:p>_Nom</text:p>
          </table:table-cell>
          <table:table-cell table:style-name="ce6" office:value-type="string" calcext:value-type="string">
            <text:p>Nom en</text:p>
          </table:table-cell>
          <table:table-cell table:style-name="ce12" office:value-type="string" calcext:value-type="string">
            <text:p>_Description</text:p>
          </table:table-cell>
          <table:table-cell table:style-name="ce12" office:value-type="string" calcext:value-type="string">
            <text:p>Description en</text:p>
          </table:table-cell>
          <table:table-cell table:style-name="ce25" office:value-type="string" calcext:value-type="string">
            <text:p>_Image</text:p>
          </table:table-cell>
          <table:table-cell table:style-name="ce25" office:value-type="string" calcext:value-type="string">
            <text:p>Mots clés</text:p>
          </table:table-cell>
          <table:table-cell table:style-name="ce25" office:value-type="string" calcext:value-type="string">
            <text:p>Mots clés en</text:p>
          </table:table-cell>
          <table:table-cell table:style-name="ce66" office:value-type="string" calcext:value-type="string">
            <text:p>_Bouton</text:p>
          </table:table-cell>
          <table:table-cell table:number-columns-repeated="3"/>
          <table:table-cell table:style-name="ce69" office:value-type="string" calcext:value-type="string">
            <text:p><text:span text:style-name="T1">var</text:span><text:span text:style-name="T2"> _infosDatas = [</text:span></text:p>
          </table:table-cell>
          <table:table-cell table:style-name="ce104"/>
          <table:table-cell table:number-columns-repeated="245"/>
        </table:table-row>
        <table:table-row table:style-name="ro14">
          <table:table-cell office:value-type="string" calcext:value-type="string">
            <text:p>fiche_aremacs</text:p>
          </table:table-cell>
          <table:table-cell office:value-type="string" calcext:value-type="string">
            <text:p>Aremacs</text:p>
          </table:table-cell>
          <table:table-cell table:style-name="ce13"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 office:value-type="string" calcext:value-type="string">
            <text:p>nantes/aremacs_mini.png</text:p>
          </table:table-cell>
          <table:table-cell table:style-name="ce18" office:value-type="string" calcext:value-type="string">
            <text:p>aremacs,fête,événement</text:p>
          </table:table-cell>
          <table:table-cell office:value-type="string" calcext:value-type="string">
            <text:p>aremacs,fest,event</text:p>
          </table:table-cell>
          <table:table-cell table:style-name="ce66" office:value-type="string" calcext:value-type="string">
            <text:p>fiche</text:p>
          </table:table-cell>
          <table:table-cell table:number-columns-repeated="3"/>
          <table:table-cell table:style-name="ce118" table:formula="of:=JSONFICHE([Fiches.A5];[Fiches.B5];[Fiches.C5];[Fiches.D5];[Fiches.E5];[Fiches.F5];[Fiches.G5];[Fiches.H6];[Fiches.I5])" office:value-type="string" office:string-value="{&quot;code&quot;:&quot;fiche_aremacs&quot;,&quot;nom&quot;:&quot;Aremacs&quot;,&quot;nom_en&quot;:&quot;Aremacs&quot;,&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nantes/aremacs_mini.png&quot;,&quot;mots_cles&quot;:&quot;aremacs,fete,evenement&quot;,&quot;mots_cles_en&quot;:&quot;bins,yellow,blue&quot;}," calcext:value-type="string">
            <text:p>{"code":"fiche_aremacs","nom":"Aremacs","nom_en":"Aremacs","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nantes/aremacs_mini.png","mots_cles":"aremacs,fete,evenement","mots_cles_en":"bins,yellow,blue"},</text:p>
          </table:table-cell>
          <table:table-cell table:style-name="ce104" office:value-type="string" calcext:value-type="string">
            <text:p><text:s/></text:p>
          </table:table-cell>
          <table:table-cell table:number-columns-repeated="245"/>
        </table:table-row>
        <table:table-row table:style-name="ro15">
          <table:table-cell table:style-name="ce20" office:value-type="string" calcext:value-type="string">
            <text:p>fiche_bacjaune</text:p>
          </table:table-cell>
          <table:table-cell table:style-name="ce20" office:value-type="string" calcext:value-type="string">
            <text:p>Bacs jaunes et bleus</text:p>
          </table:table-cell>
          <table:table-cell table:style-name="ce13" office:value-type="string" calcext:value-type="string">
            <text:p>Yellow and blue bins</text:p>
          </table:table-cell>
          <table:table-cell table:style-name="ce108"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08"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 office:value-type="string" calcext:value-type="string">
            <text:p>nantes/bacs_jaune_et_bleu.png</text:p>
          </table:table-cell>
          <table:table-cell table:style-name="ce18" office:value-type="string" calcext:value-type="string">
            <text:p>bacs,jaunes,bleus</text:p>
          </table:table-cell>
          <table:table-cell table:style-name="ce13" office:value-type="string" calcext:value-type="string">
            <text:p>bins,yellow,blue</text:p>
          </table:table-cell>
          <table:table-cell table:style-name="ce66" office:value-type="string" calcext:value-type="string">
            <text:p>fiche</text:p>
          </table:table-cell>
          <table:table-cell table:number-columns-repeated="3"/>
          <table:table-cell table:style-name="ce118" table:formula="of:=JSONFICHE([Fiches.A6];[Fiches.B6];[Fiches.C6];[Fiches.D6];[Fiches.E6];[Fiches.F6];[Fiches.G6];[Fiches.H7];[Fiches.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nantes/bacs_jaune_et_bleu.png&quot;,&quot;mots_cles&quot;:&quot;bacs,jaunes,bleus&quot;,&quot;mots_cles_en&quot;:&quot;caps,love&quot;}," calcext:value-type="string">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nantes/bacs_jaune_et_bleu.png","mots_cles":"bacs,jaunes,bleus","mots_cles_en":"caps,love"},</text:p>
          </table:table-cell>
          <table:table-cell table:style-name="ce104" office:value-type="string" calcext:value-type="string">
            <text:p><text:s/></text:p>
          </table:table-cell>
          <table:table-cell table:number-columns-repeated="245"/>
        </table:table-row>
        <table:table-row table:style-name="ro16">
          <table:table-cell table:style-name="ce6" office:value-type="string" calcext:value-type="string">
            <text:p>fiche_bouchon_amour</text:p>
          </table:table-cell>
          <table:table-cell table:style-name="ce6" office:value-type="string" calcext:value-type="string">
            <text:p>Bouchons d'amour</text:p>
          </table:table-cell>
          <table:table-cell table:style-name="ce79" office:value-type="string" calcext:value-type="string">
            <text:p>Bouchons d'amour</text:p>
          </table:table-cell>
          <table:table-cell table:style-name="ce109"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09"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13" office:value-type="string" calcext:value-type="string">
            <text:p>caps,love</text:p>
          </table:table-cell>
          <table:table-cell table:style-name="ce66" office:value-type="string" calcext:value-type="string">
            <text:p>fiche</text:p>
          </table:table-cell>
          <table:table-cell table:number-columns-repeated="3"/>
          <table:table-cell table:style-name="ce118" table:formula="of:=JSONFICHE([Fiches.A7];[Fiches.B7];[Fiches.C7];[Fiches.D7];[Fiches.E7];[Fiches.F7];[Fiches.G7];[Fiches.H8];[Fiches.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calcext:value-type="string">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104" office:value-type="string" calcext:value-type="string">
            <text:p><text:s/></text:p>
          </table:table-cell>
          <table:table-cell table:number-columns-repeated="245"/>
        </table:table-row>
        <table:table-row table:style-name="ro17">
          <table:table-cell table:style-name="ce18" office:value-type="string" calcext:value-type="string">
            <text:p>fiche_encombrant</text:p>
          </table:table-cell>
          <table:table-cell table:style-name="ce18" office:value-type="string" calcext:value-type="string">
            <text:p>Collecte des encombrants</text:p>
          </table:table-cell>
          <table:table-cell table:style-name="ce13" office:value-type="string" calcext:value-type="string">
            <text:p>Collection of bulky</text:p>
          </table:table-cell>
          <table:table-cell table:style-name="ce110"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10"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 office:value-type="string" calcext:value-type="string">
            <text:p>nantes/encombrant_mini.png</text:p>
          </table:table-cell>
          <table:table-cell table:style-name="ce18" office:value-type="string" calcext:value-type="string">
            <text:p>collecte,encombrant</text:p>
          </table:table-cell>
          <table:table-cell table:style-name="ce13" office:value-type="string" calcext:value-type="string">
            <text:p>collection,bulky</text:p>
          </table:table-cell>
          <table:table-cell table:style-name="ce66" office:value-type="string" calcext:value-type="string">
            <text:p>fiche</text:p>
          </table:table-cell>
          <table:table-cell table:number-columns-repeated="3"/>
          <table:table-cell table:style-name="ce118" table:formula="of:=JSONFICHE([Fiches.A8];[Fiches.B8];[Fiches.C8];[Fiches.D8];[Fiches.E8];[Fiches.F8];[Fiches.G8];[Fiches.H8];[Fiches.I8])" office:value-type="string" office:string-value="{&quot;code&quot;:&quot;fiche_encombrant&quot;,&quot;nom&quot;:&quot;Collecte des encombrants&quot;,&quot;nom_en&quot;:&quot;Collection of bulky&quot;,&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nantes/encombrant_mini.png&quot;,&quot;mots_cles&quot;:&quot;collecte,encombrant&quot;,&quot;mots_cles_en&quot;:&quot;collection,bulky&quot;}," calcext:value-type="string">
            <text:p>{"code":"fiche_encombrant","nom":"Collecte des encombrants","nom_en":"Collection of bulky","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nantes/encombrant_mini.png","mots_cles":"collecte,encombrant","mots_cles_en":"collection,bulky"},</text:p>
          </table:table-cell>
          <table:table-cell table:style-name="ce104" office:value-type="string" calcext:value-type="string">
            <text:p><text:s/></text:p>
          </table:table-cell>
          <table:table-cell table:number-columns-repeated="245"/>
        </table:table-row>
        <table:table-row table:style-name="ro18">
          <table:table-cell table:style-name="ce18" office:value-type="string" calcext:value-type="string">
            <text:p>fiche_compostage</text:p>
          </table:table-cell>
          <table:table-cell table:style-name="ce18" office:value-type="string" calcext:value-type="string">
            <text:p>Compostage</text:p>
          </table:table-cell>
          <table:table-cell table:style-name="ce13" office:value-type="string" calcext:value-type="string">
            <text:p>Composting</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6"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18" office:value-type="string" calcext:value-type="string">
            <text:p>composteur_mini.png</text:p>
          </table:table-cell>
          <table:table-cell table:style-name="ce18" office:value-type="string" calcext:value-type="string">
            <text:p>compostage</text:p>
          </table:table-cell>
          <table:table-cell table:style-name="ce13" office:value-type="string" calcext:value-type="string">
            <text:p>compostri</text:p>
          </table:table-cell>
          <table:table-cell table:style-name="ce66" office:value-type="string" calcext:value-type="string">
            <text:p>fiche</text:p>
          </table:table-cell>
          <table:table-cell table:number-columns-repeated="3"/>
          <table:table-cell table:style-name="ce118" table:formula="of:=JSONFICHE([Fiches.A9];[Fiches.B9];[Fiches.C9];[Fiches.D9];[Fiches.E9];[Fiches.F9];[Fiches.G9];[Fiches.H9];[Fiches.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quot;bouton&quot;:&quot;fiche&quot;,&quot;image&quot;:&quot;composteur_mini.png&quot;,&quot;mots_cles&quot;:&quot;compostage&quot;,&quot;mots_cles_en&quot;:&quot;compostri&quot;}," calcext:value-type="string">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bouton":"fiche","image":"composteur_mini.png","mots_cles":"compostage","mots_cles_en":"compostri"},</text:p>
          </table:table-cell>
          <table:table-cell table:style-name="ce104"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13"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 office:value-type="string" calcext:value-type="string">
            <text:p>nantes/logo_compostri_mini.png</text:p>
          </table:table-cell>
          <table:table-cell table:style-name="ce18" office:value-type="string" calcext:value-type="string">
            <text:p>compostri</text:p>
          </table:table-cell>
          <table:table-cell table:style-name="ce13" office:value-type="string" calcext:value-type="string">
            <text:p>container,packaging,newspaper,magazine</text:p>
          </table:table-cell>
          <table:table-cell table:style-name="ce66" office:value-type="string" calcext:value-type="string">
            <text:p>fiche</text:p>
          </table:table-cell>
          <table:table-cell table:number-columns-repeated="3"/>
          <table:table-cell table:style-name="ce118" table:formula="of:=JSONFICHE([Fiches.A10];[Fiches.B10];[Fiches.C10];[Fiches.D10];[Fiches.E10];[Fiches.F10];[Fiches.G10];[Fiches.H10];[Fiches.I10])" office:value-type="string" office:string-value="{&quot;code&quot;:&quot;fiche_compostri&quot;,&quot;nom&quot;:&quot;Compostri&quot;,&quot;nom_en&quot;:&quot;Compostri&quot;,&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nantes/logo_compostri_mini.png&quot;,&quot;mots_cles&quot;:&quot;compostri&quot;,&quot;mots_cles_en&quot;:&quot;container,packaging,newspaper,magazine&quot;}," calcext:value-type="string">
            <text:p>{"code":"fiche_compostri","nom":"Compostri","nom_en":"Compostri","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nantes/logo_compostri_mini.png","mots_cles":"compostri","mots_cles_en":"container,packaging,newspaper,magazine"},</text:p>
          </table:table-cell>
          <table:table-cell table:style-name="ce10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20">
          <table:table-cell table:style-name="ce20" office:value-type="string" calcext:value-type="string">
            <text:p>fiche_contembjournmag</text:p>
          </table:table-cell>
          <table:table-cell table:style-name="ce20" office:value-type="string" calcext:value-type="string">
            <text:p>Cont. embal. journ. mag.</text:p>
          </table:table-cell>
          <table:table-cell table:style-name="ce13" office:value-type="string" calcext:value-type="string">
            <text:p>Cont. embal. journ. Mag.</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 office:value-type="string" calcext:value-type="string">
            <text:p>conteneur_emballages_journaux_magazines_mini.png</text:p>
          </table:table-cell>
          <table:table-cell table:style-name="ce18" office:value-type="string" calcext:value-type="string">
            <text:p>conteneur,emballage,journal,magasine</text:p>
          </table:table-cell>
          <table:table-cell table:style-name="ce13" office:value-type="string" calcext:value-type="string">
            <text:p>containers,clothing</text:p>
          </table:table-cell>
          <table:table-cell table:style-name="ce66" office:value-type="string" calcext:value-type="string">
            <text:p>fiche</text:p>
          </table:table-cell>
          <table:table-cell table:number-columns-repeated="3"/>
          <table:table-cell table:style-name="ce118" table:formula="of:=JSONFICHE([Fiches.A11];[Fiches.B11];[Fiches.C11];[Fiches.D11];[Fiches.E11];[Fiches.F11];[Fiches.G11];[Fiches.H11];[Fiches.I11])" office:value-type="string" office:string-value="{&quot;code&quot;:&quot;fiche_contembjournmag&quot;,&quot;nom&quot;:&quot;Cont. embal. journ. mag.&quot;,&quot;nom_en&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calcext:value-type="string">
            <text:p>{"code":"fiche_contembjournmag","nom":"Cont. embal. journ. mag.","nom_en":"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104" office:value-type="string" calcext:value-type="string">
            <text:p><text:s/></text:p>
          </table:table-cell>
          <table:table-cell table:number-columns-repeated="245"/>
        </table:table-row>
        <table:table-row table:style-name="ro21">
          <table:table-cell table:style-name="ce18" office:value-type="string" calcext:value-type="string">
            <text:p>fiche_contvet</text:p>
          </table:table-cell>
          <table:table-cell table:style-name="ce18" office:value-type="string" calcext:value-type="string">
            <text:p>Conteneurs vêtements</text:p>
          </table:table-cell>
          <table:table-cell table:style-name="ce13" office:value-type="string" calcext:value-type="string">
            <text:p>Containers clothing</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6"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 office:value-type="string" calcext:value-type="string">
            <text:p>conteneur_lerelais_mini.png</text:p>
          </table:table-cell>
          <table:table-cell table:style-name="ce18" office:value-type="string" calcext:value-type="string">
            <text:p>conteneurs,vêtements</text:p>
          </table:table-cell>
          <table:table-cell/>
          <table:table-cell table:style-name="ce66" office:value-type="string" calcext:value-type="string">
            <text:p>fiche</text:p>
          </table:table-cell>
          <table:table-cell table:number-columns-repeated="3"/>
          <table:table-cell table:style-name="ce118" table:formula="of:=JSONFICHE([Fiches.A12];[Fiches.B12];[Fiches.C12];[Fiches.D12];[Fiches.E12];[Fiches.F12];[Fiches.G12];[Fiches.H12];[Fiches.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calcext:value-type="string">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104" office:value-type="string" calcext:value-type="string">
            <text:p><text:s/></text:p>
          </table:table-cell>
          <table:table-cell table:number-columns-repeated="245"/>
        </table:table-row>
        <table:table-row table:style-name="ro22">
          <table:table-cell table:style-name="ce18" office:value-type="string" calcext:value-type="string">
            <text:p>fiche_coucheslavables</text:p>
          </table:table-cell>
          <table:table-cell table:style-name="ce18" office:value-type="string" calcext:value-type="string">
            <text:p>Couches lavables</text:p>
          </table:table-cell>
          <table:table-cell table:style-name="ce13" office:value-type="string" calcext:value-type="string">
            <text:p>Cloth diapers</text:p>
          </table:table-cell>
          <table:table-cell table:style-name="ce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3"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 office:value-type="string" calcext:value-type="string">
            <text:p>couches_lavables_1.png</text:p>
          </table:table-cell>
          <table:table-cell table:style-name="ce18" office:value-type="string" calcext:value-type="string">
            <text:p>couche,lavable,arbalange</text:p>
          </table:table-cell>
          <table:table-cell office:value-type="string" calcext:value-type="string">
            <text:p>cloth,diaper,arbalange</text:p>
          </table:table-cell>
          <table:table-cell table:style-name="ce66" office:value-type="string" calcext:value-type="string">
            <text:p>fiche</text:p>
          </table:table-cell>
          <table:table-cell table:number-columns-repeated="3"/>
          <table:table-cell table:style-name="ce118" table:formula="of:=JSONFICHE([Fiches.A13];[Fiches.B13];[Fiches.C13];[Fiches.D13];[Fiches.E13];[Fiches.F13];[Fiches.G13];[Fiches.H13];[Fiches.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calcext:value-type="string">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104" office:value-type="string" calcext:value-type="string">
            <text:p><text:s/></text:p>
          </table:table-cell>
          <table:table-cell table:number-columns-repeated="245"/>
        </table:table-row>
        <table:table-row table:style-name="ro23">
          <table:table-cell table:style-name="ce20" office:value-type="string" calcext:value-type="string">
            <text:p>fiche_contpapiercarton</text:p>
          </table:table-cell>
          <table:table-cell table:style-name="ce20" office:value-type="string" calcext:value-type="string">
            <text:p>Conteneur papier carton</text:p>
          </table:table-cell>
          <table:table-cell table:style-name="ce13" office:value-type="string" calcext:value-type="string">
            <text:p>Paper cardboard container</text:p>
          </table:table-cell>
          <table:table-cell table:style-name="ce20"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0"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 office:value-type="string" calcext:value-type="string">
            <text:p>conteneur_carton_mini.png</text:p>
          </table:table-cell>
          <table:table-cell table:style-name="ce18" office:value-type="string" calcext:value-type="string">
            <text:p>conteneur,papier,carton</text:p>
          </table:table-cell>
          <table:table-cell table:style-name="ce13" office:value-type="string" calcext:value-type="string">
            <text:p>container,paper,cardboard</text:p>
          </table:table-cell>
          <table:table-cell table:style-name="ce66" office:value-type="string" calcext:value-type="string">
            <text:p>fiche</text:p>
          </table:table-cell>
          <table:table-cell table:number-columns-repeated="3"/>
          <table:table-cell table:style-name="ce118" table:formula="of:=JSONFICHE([Fiches.A14];[Fiches.B14];[Fiches.C14];[Fiches.D14];[Fiches.E14];[Fiches.F14];[Fiches.G14];[Fiches.H14];[Fiches.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calcext:value-type="string">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104" office:value-type="string" calcext:value-type="string">
            <text:p><text:s/></text:p>
          </table:table-cell>
          <table:table-cell table:number-columns-repeated="245"/>
        </table:table-row>
        <table:table-row table:style-name="ro20">
          <table:table-cell table:style-name="ce20" office:value-type="string" calcext:value-type="string">
            <text:p>fiche_contmpb</text:p>
          </table:table-cell>
          <table:table-cell table:style-name="ce20" office:value-type="string" calcext:value-type="string">
            <text:p>Conteneur plastique</text:p>
          </table:table-cell>
          <table:table-cell table:style-name="ce13" office:value-type="string" calcext:value-type="string">
            <text:p>Plastic container</text:p>
          </table:table-cell>
          <table:table-cell table:style-name="ce86"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6"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 office:value-type="string" calcext:value-type="string">
            <text:p>conteneur_plastique_mini.png</text:p>
          </table:table-cell>
          <table:table-cell table:style-name="ce18" office:value-type="string" calcext:value-type="string">
            <text:p>conteneur,plastique</text:p>
          </table:table-cell>
          <table:table-cell table:style-name="ce13" office:value-type="string" calcext:value-type="string">
            <text:p>container,plastic</text:p>
          </table:table-cell>
          <table:table-cell table:style-name="ce66" office:value-type="string" calcext:value-type="string">
            <text:p>fiche</text:p>
          </table:table-cell>
          <table:table-cell table:number-columns-repeated="3"/>
          <table:table-cell table:style-name="ce118" table:formula="of:=JSONFICHE([Fiches.A15];[Fiches.B15];[Fiches.C15];[Fiches.D15];[Fiches.E15];[Fiches.F15];[Fiches.G15];[Fiches.H15];[Fiches.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calcext:value-type="string">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104" office:value-type="string" calcext:value-type="string">
            <text:p><text:s/></text:p>
          </table:table-cell>
          <table:table-cell table:number-columns-repeated="245"/>
        </table:table-row>
        <table:table-row table:style-name="ro24">
          <table:table-cell table:style-name="ce20" office:value-type="string" calcext:value-type="string">
            <text:p>fiche_contverre</text:p>
          </table:table-cell>
          <table:table-cell table:style-name="ce20" office:value-type="string" calcext:value-type="string">
            <text:p>Conteneur verre</text:p>
          </table:table-cell>
          <table:table-cell table:style-name="ce13" office:value-type="string" calcext:value-type="string">
            <text:p>Glass container</text:p>
          </table:table-cell>
          <table:table-cell table:style-name="ce20"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0"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 office:value-type="string" calcext:value-type="string">
            <text:p>conteneur_verre_mini.png</text:p>
          </table:table-cell>
          <table:table-cell table:style-name="ce18" office:value-type="string" calcext:value-type="string">
            <text:p>conteneur,verre</text:p>
          </table:table-cell>
          <table:table-cell table:style-name="ce13" office:value-type="string" calcext:value-type="string">
            <text:p>container,glass</text:p>
          </table:table-cell>
          <table:table-cell table:style-name="ce66" office:value-type="string" calcext:value-type="string">
            <text:p>fiche</text:p>
          </table:table-cell>
          <table:table-cell table:number-columns-repeated="3"/>
          <table:table-cell table:style-name="ce118" table:formula="of:=JSONFICHE([Fiches.A16];[Fiches.B16];[Fiches.C16];[Fiches.D16];[Fiches.E16];[Fiches.F16];[Fiches.G16];[Fiches.H16];[Fiches.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calcext:value-type="string">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104" office:value-type="string" calcext:value-type="string">
            <text:p><text:s/></text:p>
          </table:table-cell>
          <table:table-cell table:number-columns-repeated="245"/>
        </table:table-row>
        <table:table-row table:style-name="ro25">
          <table:table-cell table:style-name="ce20" office:value-type="string" calcext:value-type="string">
            <text:p>fiche_ecopoint</text:p>
          </table:table-cell>
          <table:table-cell table:style-name="ce20" office:value-type="string" calcext:value-type="string">
            <text:p>Déchèteries / écopoint</text:p>
          </table:table-cell>
          <table:table-cell table:style-name="ce13" office:value-type="string" calcext:value-type="string">
            <text:p>Déchèteries / écopoint</text:p>
          </table:table-cell>
          <table:table-cell table:style-name="ce20"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0"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0" office:value-type="string" calcext:value-type="string">
            <text:p>nantes/ecopoint_viarme_mini.png</text:p>
          </table:table-cell>
          <table:table-cell table:style-name="ce20" office:value-type="string" calcext:value-type="string">
            <text:p>déchèteries,écopoint</text:p>
          </table:table-cell>
          <table:table-cell table:style-name="ce13" office:value-type="string" calcext:value-type="string">
            <text:p>déchèteries,ecopoint</text:p>
          </table:table-cell>
          <table:table-cell table:style-name="ce66" office:value-type="string" calcext:value-type="string">
            <text:p>fiche</text:p>
          </table:table-cell>
          <table:table-cell table:number-columns-repeated="3"/>
          <table:table-cell table:style-name="ce118" table:formula="of:=JSONFICHE([Fiches.A17];[Fiches.B17];[Fiches.C17];[Fiches.D17];[Fiches.E17];[Fiches.F17];[Fiches.G17];[Fiches.H17];[Fiches.I17])" office:value-type="string" office:string-value="{&quot;code&quot;:&quot;fiche_ecopoint&quot;,&quot;nom&quot;:&quot;Déchèteries / écopoint&quot;,&quot;nom_en&quot;:&quot;Déchèteries / écopoint&quot;,&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nantes/ecopoint_viarme_mini.png&quot;,&quot;mots_cles&quot;:&quot;decheteries,ecopoint&quot;,&quot;mots_cles_en&quot;:&quot;decheteries,ecopoint&quot;}," calcext:value-type="string">
            <text:p>{"code":"fiche_ecopoint","nom":"Déchèteries / écopoint","nom_en":"Déchèteries / écopoint","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nantes/ecopoint_viarme_mini.png","mots_cles":"decheteries,ecopoint","mots_cles_en":"decheteries,ecopoint"},</text:p>
          </table:table-cell>
          <table:table-cell table:style-name="ce104" office:value-type="string" calcext:value-type="string">
            <text:p><text:s/></text:p>
          </table:table-cell>
          <table:table-cell table:number-columns-repeated="245"/>
        </table:table-row>
        <table:table-row table:style-name="ro26">
          <table:table-cell table:style-name="ce79" office:value-type="string" calcext:value-type="string">
            <text:p>fiche_ecoparticipation</text:p>
          </table:table-cell>
          <table:table-cell table:style-name="ce6" office:value-type="string" calcext:value-type="string">
            <text:p>Eco-participation</text:p>
          </table:table-cell>
          <table:table-cell table:style-name="ce13" office:value-type="string" calcext:value-type="string">
            <text:p>Green tax</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6" office:value-type="string" calcext:value-type="string">
            <text:p>ticket_caisse_ecoparticipation_mini.png</text:p>
          </table:table-cell>
          <table:table-cell table:style-name="ce6" office:value-type="string" calcext:value-type="string">
            <text:p>Eco-participation,taxe</text:p>
          </table:table-cell>
          <table:table-cell table:style-name="ce13" office:value-type="string" calcext:value-type="string">
            <text:p>greentax</text:p>
          </table:table-cell>
          <table:table-cell table:style-name="ce66" office:value-type="string" calcext:value-type="string">
            <text:p>fiche</text:p>
          </table:table-cell>
          <table:table-cell table:number-columns-repeated="3"/>
          <table:table-cell table:style-name="ce118" table:formula="of:=JSONFICHE([Fiches.A18];[Fiches.B18];[Fiches.C18];[Fiches.D18];[Fiches.E18];[Fiches.F18];[Fiches.G18];[Fiches.H18];[Fiches.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taxe&quot;,&quot;mots_cles_en&quot;:&quot;greentax&quot;}," calcext:value-type="string">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taxe","mots_cles_en":"greentax"},</text:p>
          </table:table-cell>
          <table:table-cell table:style-name="ce104" office:value-type="string" calcext:value-type="string">
            <text:p><text:s/></text:p>
          </table:table-cell>
          <table:table-cell table:number-columns-repeated="245"/>
        </table:table-row>
        <table:table-row table:style-name="ro10">
          <table:table-cell table:style-name="ce6" office:value-type="string" calcext:value-type="string">
            <text:p>fiche_poubelle</text:p>
          </table:table-cell>
          <table:table-cell table:number-columns-repeated="2"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2"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4" office:value-type="string" calcext:value-type="string">
            <text:p>images_externes_libres/portrait_eugene_poubelle_mini.png</text:p>
          </table:table-cell>
          <table:table-cell table:number-columns-repeated="2" table:style-name="ce114" office:value-type="string" calcext:value-type="string">
            <text:p>eugène,poubelle</text:p>
          </table:table-cell>
          <table:table-cell table:style-name="ce66" office:value-type="string" calcext:value-type="string">
            <text:p>fiche</text:p>
          </table:table-cell>
          <table:table-cell table:number-columns-repeated="3"/>
          <table:table-cell table:style-name="ce118" table:formula="of:=JSONFICHE([Fiches.A19];[Fiches.B19];[Fiches.C19];[Fiches.D19];[Fiches.E19];[Fiches.F19];[Fiches.G19];[Fiches.H19];[Fiches.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calcext:value-type="string">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104" office:value-type="string" calcext:value-type="string">
            <text:p><text:s/></text:p>
          </table:table-cell>
          <table:table-cell table:number-columns-repeated="245"/>
        </table:table-row>
        <table:table-row table:style-name="ro27">
          <table:table-cell table:style-name="ce6" office:value-type="string" calcext:value-type="string">
            <text:p>fiche_logos</text:p>
          </table:table-cell>
          <table:table-cell table:style-name="ce6" office:value-type="string" calcext:value-type="string">
            <text:p>Logos utilisés</text:p>
          </table:table-cell>
          <table:table-cell table:style-name="ce13" office:value-type="string" calcext:value-type="string">
            <text:p>Logos used</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11"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15" office:value-type="string" calcext:value-type="string">
            <text:p><text:span text:style-name="T6">images_non_libres/</text:span><text:span text:style-name="T7">logo_contribution_mini.png</text:span></text:p>
          </table:table-cell>
          <table:table-cell table:style-name="ce115" office:value-type="string" calcext:value-type="string">
            <text:p>logo,eco-emballage,adelphe,cyclamed,pet,pehd,peld,pp,pse,triman</text:p>
          </table:table-cell>
          <table:table-cell table:style-name="ce13" office:value-type="string" calcext:value-type="string">
            <text:p>logo,eco-emballage,adelphe,cyclamed,pet,pehd,peld,pp,pse,triman</text:p>
          </table:table-cell>
          <table:table-cell table:style-name="ce66" office:value-type="string" calcext:value-type="string">
            <text:p>fiche</text:p>
          </table:table-cell>
          <table:table-cell table:number-columns-repeated="3"/>
          <table:table-cell table:style-name="ce118" table:formula="of:=JSONFICHE([Fiches.A20];[Fiches.B20];[Fiches.C20];[Fiches.D20];[Fiches.E20];[Fiches.F20];[Fiches.G20];[Fiches.H20];[Fiches.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triman&quot;,&quot;mots_cles_en&quot;:&quot;logo,eco,emballage,adelphe,cyclamed,pet,pehd,peld,pp,pse,triman&quot;}," calcext:value-type="string">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triman","mots_cles_en":"logo,eco,emballage,adelphe,cyclamed,pet,pehd,peld,pp,pse,triman"},</text:p>
          </table:table-cell>
          <table:table-cell table:style-name="ce104" office:value-type="string" calcext:value-type="string">
            <text:p><text:s/></text:p>
          </table:table-cell>
          <table:table-cell table:number-columns-repeated="245"/>
        </table:table-row>
        <table:table-row table:style-name="ro28">
          <table:table-cell table:style-name="ce6" office:value-type="string" calcext:value-type="string">
            <text:p>fiche_lombricompost</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111"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11"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66" office:value-type="string" calcext:value-type="string">
            <text:p>fiche</text:p>
          </table:table-cell>
          <table:table-cell table:number-columns-repeated="3"/>
          <table:table-cell table:style-name="ce118" table:formula="of:=JSONFICHE([Fiches.A21];[Fiches.B21];[Fiches.C21];[Fiches.D21];[Fiches.E21];[Fiches.F21];[Fiches.G21];[Fiches.H21];[Fiches.I21])" office:value-type="string" office:string-value="{&quot;code&quot;:&quot;fiche_lombricompost&quot;,&quot;nom&quot;:&quot;Lombricompost&quot;,&quot;nom_en&quot;:&quot;Vermicompost&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calcext:value-type="string">
            <text:p>{"code":"fiche_lombricompost","nom":"Lombricompost","nom_en":"Vermicompost","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104" office:value-type="string" calcext:value-type="string">
            <text:p><text:s/></text:p>
          </table:table-cell>
          <table:table-cell table:number-columns-repeated="245"/>
        </table:table-row>
        <table:table-row table:style-name="ro29">
          <table:table-cell table:style-name="ce6" office:value-type="string" calcext:value-type="string">
            <text:p>fiche_mieuxtrierannantes</text:p>
          </table:table-cell>
          <table:table-cell table:number-columns-repeated="2" table:style-name="ce6" office:value-type="string" calcext:value-type="string">
            <text:p>Mieux trier à Nantes</text:p>
          </table:table-cell>
          <table:table-cell table:style-name="ce111"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11"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4" office:value-type="string" calcext:value-type="string">
            <text:p>nantes/logo_mieuxtrieranantes.png</text:p>
          </table:table-cell>
          <table:table-cell table:style-name="ce6" office:value-type="string" calcext:value-type="string">
            <text:p>mieux,trier,nantes</text:p>
          </table:table-cell>
          <table:table-cell table:style-name="ce116" office:value-type="string" calcext:value-type="string">
            <text:p>mieux,trier,nantes</text:p>
          </table:table-cell>
          <table:table-cell table:style-name="ce66" office:value-type="string" calcext:value-type="string">
            <text:p>fiche</text:p>
          </table:table-cell>
          <table:table-cell table:number-columns-repeated="3"/>
          <table:table-cell table:style-name="ce118" table:formula="of:=JSONFICHE([Fiches.A22];[Fiches.B22];[Fiches.C22];[Fiches.D22];[Fiches.E22];[Fiches.F22];[Fiches.G22];[Fiches.H22];[Fiches.I22])" office:value-type="string" office:string-value="{&quot;code&quot;:&quot;fiche_mieuxtrierannantes&quot;,&quot;nom&quot;:&quot;Mieux trier à Nantes&quot;,&quot;nom_en&quot;:&quot;Mieux trier à Nantes&quot;,&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nantes/logo_mieuxtrieranantes.png&quot;,&quot;mots_cles&quot;:&quot;mieux,trier,nantes&quot;,&quot;mots_cles_en&quot;:&quot;mieux,trier,nantes&quot;}," calcext:value-type="string">
            <text:p>{"code":"fiche_mieuxtrierannantes","nom":"Mieux trier à Nantes","nom_en":"Mieux trier à Nantes","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nantes/logo_mieuxtrieranantes.png","mots_cles":"mieux,trier,nantes","mots_cles_en":"mieux,trier,nantes"},</text:p>
          </table:table-cell>
          <table:table-cell table:style-name="ce104" office:value-type="string" calcext:value-type="string">
            <text:p><text:s/></text:p>
          </table:table-cell>
          <table:table-cell table:number-columns-repeated="245"/>
        </table:table-row>
        <table:table-row table:style-name="ro30">
          <table:table-cell table:style-name="ce6" office:value-type="string" calcext:value-type="string">
            <text:p>fiche_plastik</text:p>
          </table:table-cell>
          <table:table-cell table:number-columns-repeated="2" table:style-name="ce6" office:value-type="string" calcext:value-type="string">
            <text:p>PP Plastic Pickup</text:p>
          </table:table-cell>
          <table:table-cell table:style-name="ce111"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11"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4" office:value-type="string" calcext:value-type="string">
            <text:p><text:span text:style-name="T8">nantes/</text:span>logo_plasticpickup.png</text:p>
          </table:table-cell>
          <table:table-cell table:style-name="ce6" office:value-type="string" calcext:value-type="string">
            <text:p>plastique,pp,plastic,pickup,oceane,reze</text:p>
          </table:table-cell>
          <table:table-cell table:style-name="ce6" office:value-type="string" calcext:value-type="string">
            <text:p>pp,plastic,pickup,oceane,reze</text:p>
          </table:table-cell>
          <table:table-cell table:style-name="ce66" office:value-type="string" calcext:value-type="string">
            <text:p>fiche</text:p>
          </table:table-cell>
          <table:table-cell table:number-columns-repeated="3"/>
          <table:table-cell table:style-name="ce118" table:formula="of:=JSONFICHE([Fiches.A23];[Fiches.B23];[Fiches.C23];[Fiches.D23];[Fiches.E23];[Fiches.F23];[Fiches.G23];[Fiches.H23];[Fiches.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nantes/logo_plasticpickup.png&quot;,&quot;mots_cles&quot;:&quot;plastique,pp,plastic,pickup,oceane,reze&quot;,&quot;mots_cles_en&quot;:&quot;pp,plastic,pickup,oceane,reze&quot;}," calcext:value-type="string">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nantes/logo_plasticpickup.png","mots_cles":"plastique,pp,plastic,pickup,oceane,reze","mots_cles_en":"pp,plastic,pickup,oceane,reze"},</text:p>
          </table:table-cell>
          <table:table-cell table:style-name="ce104" office:value-type="string" calcext:value-type="string">
            <text:p><text:s/></text:p>
          </table:table-cell>
          <table:table-cell table:number-columns-repeated="245"/>
        </table:table-row>
        <table:table-row table:style-name="ro31">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13" office:value-type="string" calcext:value-type="string">
            <text:p>Plus2vers - exchange of earthworms</text:p>
          </table:table-cell>
          <table:table-cell table:style-name="ce111"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11"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4" office:value-type="string" calcext:value-type="string">
            <text:p>nantes/logo_plus2vers.png</text:p>
          </table:table-cell>
          <table:table-cell table:style-name="ce6" office:value-type="string" calcext:value-type="string">
            <text:p>plus2vers,échange,lombrics</text:p>
          </table:table-cell>
          <table:table-cell table:style-name="ce13" office:value-type="string" calcext:value-type="string">
            <text:p>plus2vers,exchange,,earthworms</text:p>
          </table:table-cell>
          <table:table-cell table:style-name="ce66" office:value-type="string" calcext:value-type="string">
            <text:p>fiche</text:p>
          </table:table-cell>
          <table:table-cell table:number-columns-repeated="3"/>
          <table:table-cell table:style-name="ce118" table:formula="of:=JSONFICHE([Fiches.A24];[Fiches.B24];[Fiches.C24];[Fiches.D24];[Fiches.E24];[Fiches.F24];[Fiches.G24];[Fiches.H24];[Fiches.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nantes/logo_plus2vers.png&quot;,&quot;mots_cles&quot;:&quot;plus2vers,echange,lombrics&quot;,&quot;mots_cles_en&quot;:&quot;plus2vers,exchange,earthworms&quot;}," calcext:value-type="string">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nantes/logo_plus2vers.png","mots_cles":"plus2vers,echange,lombrics","mots_cles_en":"plus2vers,exchange,earthworms"},</text:p>
          </table:table-cell>
          <table:table-cell table:style-name="ce104" office:value-type="string" calcext:value-type="string">
            <text:p><text:s/></text:p>
          </table:table-cell>
          <table:table-cell table:number-columns-repeated="245"/>
        </table:table-row>
        <table:table-row table:style-name="ro32">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13" office:value-type="string" calcext:value-type="string">
            <text:p>Drugs recovery</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4" office:value-type="string" calcext:value-type="string">
            <text:p>medicaments_mini.png</text:p>
          </table:table-cell>
          <table:table-cell table:style-name="ce6" office:value-type="string" calcext:value-type="string">
            <text:p>récupération,médicaments</text:p>
          </table:table-cell>
          <table:table-cell table:style-name="ce13" office:value-type="string" calcext:value-type="string">
            <text:p>recovery,medicine</text:p>
          </table:table-cell>
          <table:table-cell table:style-name="ce66" office:value-type="string" calcext:value-type="string">
            <text:p>fiche</text:p>
          </table:table-cell>
          <table:table-cell table:number-columns-repeated="3"/>
          <table:table-cell table:style-name="ce118" table:formula="of:=JSONFICHE([Fiches.A25];[Fiches.B25];[Fiches.C25];[Fiches.D25];[Fiches.E25];[Fiches.F25];[Fiches.G25];[Fiches.H25];[Fiches.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calcext:value-type="string">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104" office:value-type="string" calcext:value-type="string">
            <text:p><text:s/></text:p>
          </table:table-cell>
          <table:table-cell table:number-columns-repeated="245"/>
        </table:table-row>
        <table:table-row table:style-name="ro31">
          <table:table-cell table:style-name="ce20" office:value-type="string" calcext:value-type="string">
            <text:p>fiche_plusieurstrisac</text:p>
          </table:table-cell>
          <table:table-cell table:style-name="ce20" office:value-type="string" calcext:value-type="string">
            <text:p>Récupérer sacs jaunes et bleus</text:p>
          </table:table-cell>
          <table:table-cell table:style-name="ce13" office:value-type="string" calcext:value-type="string">
            <text:p>Collect yellow and blue bags</text:p>
          </table:table-cell>
          <table:table-cell table:style-name="ce112"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2"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4" office:value-type="string" calcext:value-type="string">
            <text:p>distributeur_trisac_mini.png</text:p>
          </table:table-cell>
          <table:table-cell table:style-name="ce18" office:value-type="string" calcext:value-type="string">
            <text:p>récupérer,sacs,jaunes,bleus</text:p>
          </table:table-cell>
          <table:table-cell table:style-name="ce13" office:value-type="string" calcext:value-type="string">
            <text:p>getbags,yellow,andblue</text:p>
          </table:table-cell>
          <table:table-cell table:style-name="ce66" office:value-type="string" calcext:value-type="string">
            <text:p>fiche</text:p>
          </table:table-cell>
          <table:table-cell table:number-columns-repeated="3"/>
          <table:table-cell table:style-name="ce118" table:formula="of:=JSONFICHE([Fiches.A26];[Fiches.B26];[Fiches.C26];[Fiches.D26];[Fiches.E26];[Fiches.F26];[Fiches.G26];[Fiches.H26];[Fiches.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quot;bouton&quot;:&quot;fiche&quot;,&quot;image&quot;:&quot;distributeur_trisac_mini.png&quot;,&quot;mots_cles&quot;:&quot;recuperer,sacs,jaunes,bleus&quot;,&quot;mots_cles_en&quot;:&quot;getbags,yellow,andblue&quot;}," calcext:value-type="string">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bouton":"fiche","image":"distributeur_trisac_mini.png","mots_cles":"recuperer,sacs,jaunes,bleus","mots_cles_en":"getbags,yellow,andblue"},</text:p>
          </table:table-cell>
          <table:table-cell table:style-name="ce104" office:value-type="string" calcext:value-type="string">
            <text:p><text:s/></text:p>
          </table:table-cell>
          <table:table-cell table:number-columns-repeated="245"/>
        </table:table-row>
        <table:table-row table:style-name="ro33">
          <table:table-cell table:style-name="ce6" office:value-type="string" calcext:value-type="string">
            <text:p>fiche_acier</text:p>
          </table:table-cell>
          <table:table-cell table:style-name="ce6" office:value-type="string" calcext:value-type="string">
            <text:p>Recyclage acier</text:p>
          </table:table-cell>
          <table:table-cell table:style-name="ce13" office:value-type="string" calcext:value-type="string">
            <text:p>Steel recycling</text:p>
          </table:table-cell>
          <table:table-cell table:style-name="ce113"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3"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4" office:value-type="string" calcext:value-type="string">
            <text:p>aerosol_mini.png</text:p>
          </table:table-cell>
          <table:table-cell table:style-name="ce6" office:value-type="string" calcext:value-type="string">
            <text:p>recyclage,acier</text:p>
          </table:table-cell>
          <table:table-cell table:style-name="ce13" office:value-type="string" calcext:value-type="string">
            <text:p>recycling,steel</text:p>
          </table:table-cell>
          <table:table-cell table:style-name="ce66" office:value-type="string" calcext:value-type="string">
            <text:p>fiche</text:p>
          </table:table-cell>
          <table:table-cell table:number-columns-repeated="3"/>
          <table:table-cell table:style-name="ce118" table:formula="of:=JSONFICHE([Fiches.A27];[Fiches.B27];[Fiches.C27];[Fiches.D27];[Fiches.E27];[Fiches.F27];[Fiches.G27];[Fiches.H27];[Fiches.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calcext:value-type="string">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104" office:value-type="string" calcext:value-type="string">
            <text:p><text:s/></text:p>
          </table:table-cell>
          <table:table-cell table:number-columns-repeated="245"/>
        </table:table-row>
        <table:table-row table:style-name="ro34">
          <table:table-cell office:value-type="string" calcext:value-type="string">
            <text:p>fiche_recyclage_entreprse</text:p>
          </table:table-cell>
          <table:table-cell office:value-type="string" calcext:value-type="string">
            <text:p>Recyclage en entreprise</text:p>
          </table:table-cell>
          <table:table-cell table:style-name="ce13" office:value-type="string" calcext:value-type="string">
            <text:p>Recycling company</text:p>
          </table:table-cell>
          <table:table-cell table:style-name="ce96"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18" office:value-type="string" calcext:value-type="string">
            <text:p>nantes/association_arbres_mini.png</text:p>
          </table:table-cell>
          <table:table-cell table:style-name="ce18" office:value-type="string" calcext:value-type="string">
            <text:p>recyclage,en,entreprise</text:p>
          </table:table-cell>
          <table:table-cell table:style-name="ce13" office:value-type="string" calcext:value-type="string">
            <text:p>recyclingincompany</text:p>
          </table:table-cell>
          <table:table-cell table:style-name="ce66" office:value-type="string" calcext:value-type="string">
            <text:p>fiche</text:p>
          </table:table-cell>
          <table:table-cell table:number-columns-repeated="3"/>
          <table:table-cell table:style-name="ce118" table:formula="of:=JSONFICHE([Fiches.A28];[Fiches.B28];[Fiches.C28];[Fiches.D28];[Fiches.E28];[Fiches.F28];[Fiches.G28];[Fiches.H28];[Fiches.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quot;bouton&quot;:&quot;fiche&quot;,&quot;image&quot;:&quot;nantes/association_arbres_mini.png&quot;,&quot;mots_cles&quot;:&quot;recyclage,en,entreprise&quot;,&quot;mots_cles_en&quot;:&quot;recyclingincompany&quot;}," calcext:value-type="string">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bouton":"fiche","image":"nantes/association_arbres_mini.png","mots_cles":"recyclage,en,entreprise","mots_cles_en":"recyclingincompany"},</text:p>
          </table:table-cell>
          <table:table-cell table:style-name="ce104" office:value-type="string" calcext:value-type="string">
            <text:p><text:s/></text:p>
          </table:table-cell>
          <table:table-cell table:number-columns-repeated="245"/>
        </table:table-row>
        <table:table-row table:style-name="ro35">
          <table:table-cell table:style-name="ce6" office:value-type="string" calcext:value-type="string">
            <text:p>fiche_pet</text:p>
          </table:table-cell>
          <table:table-cell table:style-name="ce6" office:value-type="string" calcext:value-type="string">
            <text:p>Recyclage plastique</text:p>
          </table:table-cell>
          <table:table-cell table:style-name="ce13" office:value-type="string" calcext:value-type="string">
            <text:p>Plastic recycling</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13" office:value-type="string" calcext:value-type="string">
            <text:p>recyclingplastic</text:p>
          </table:table-cell>
          <table:table-cell table:style-name="ce66" office:value-type="string" calcext:value-type="string">
            <text:p>fiche</text:p>
          </table:table-cell>
          <table:table-cell table:number-columns-repeated="3"/>
          <table:table-cell table:style-name="ce118" table:formula="of:=JSONFICHE([Fiches.A29];[Fiches.B29];[Fiches.C29];[Fiches.D29];[Fiches.E29];[Fiches.F29];[Fiches.G29];[Fiches.H29];[Fiches.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calcext:value-type="string">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104" office:value-type="string" calcext:value-type="string">
            <text:p><text:s/></text:p>
          </table:table-cell>
          <table:table-cell table:number-columns-repeated="245"/>
        </table:table-row>
        <table:table-row table:style-name="ro36">
          <table:table-cell table:style-name="ce6" office:value-type="string" calcext:value-type="string">
            <text:p>fiche_tetrapak</text:p>
          </table:table-cell>
          <table:table-cell table:style-name="ce6" office:value-type="string" calcext:value-type="string">
            <text:p>Recyclage Tétrapak</text:p>
          </table:table-cell>
          <table:table-cell table:style-name="ce13" office:value-type="string" calcext:value-type="string">
            <text:p>Tetrapak recycling</text:p>
          </table:table-cell>
          <table:table-cell table:style-name="ce111"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11"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6" office:value-type="string" calcext:value-type="string">
            <text:p>brique_lait_mini.png</text:p>
          </table:table-cell>
          <table:table-cell table:style-name="ce6" office:value-type="string" calcext:value-type="string">
            <text:p>recyclage,tétrapak,brique</text:p>
          </table:table-cell>
          <table:table-cell table:style-name="ce13" office:value-type="string" calcext:value-type="string">
            <text:p>recycling,tetrapak</text:p>
          </table:table-cell>
          <table:table-cell table:style-name="ce66" office:value-type="string" calcext:value-type="string">
            <text:p>fiche</text:p>
          </table:table-cell>
          <table:table-cell table:number-columns-repeated="3"/>
          <table:table-cell table:style-name="ce118" table:formula="of:=JSONFICHE([Fiches.A30];[Fiches.B30];[Fiches.C30];[Fiches.D30];[Fiches.E30];[Fiches.F30];[Fiches.G30];[Fiches.H30];[Fiches.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brique&quot;,&quot;mots_cles_en&quot;:&quot;recycling,tetrapak&quot;}," calcext:value-type="string">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brique","mots_cles_en":"recycling,tetrapak"},</text:p>
          </table:table-cell>
          <table:table-cell table:style-name="ce104" office:value-type="string" calcext:value-type="string">
            <text:p><text:s/></text:p>
          </table:table-cell>
          <table:table-cell table:number-columns-repeated="245"/>
        </table:table-row>
        <table:table-row table:style-name="ro37">
          <table:table-cell table:style-name="ce6" office:value-type="string" calcext:value-type="string">
            <text:p>fiche_verre</text:p>
          </table:table-cell>
          <table:table-cell table:style-name="ce6" office:value-type="string" calcext:value-type="string">
            <text:p>Recyclage verre</text:p>
          </table:table-cell>
          <table:table-cell table:style-name="ce13" office:value-type="string" calcext:value-type="string">
            <text:p>Glass recycling</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13" office:value-type="string" calcext:value-type="string">
            <text:p>recyclingglass</text:p>
          </table:table-cell>
          <table:table-cell table:style-name="ce66" office:value-type="string" calcext:value-type="string">
            <text:p>fiche</text:p>
          </table:table-cell>
          <table:table-cell table:number-columns-repeated="3"/>
          <table:table-cell table:style-name="ce118" table:formula="of:=JSONFICHE([Fiches.A31];[Fiches.B31];[Fiches.C31];[Fiches.D31];[Fiches.E31];[Fiches.F31];[Fiches.G31];[Fiches.H31];[Fiches.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calcext:value-type="string">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104" office:value-type="string" calcext:value-type="string">
            <text:p><text:s/></text:p>
          </table:table-cell>
          <table:table-cell table:number-columns-repeated="245"/>
        </table:table-row>
        <table:table-row table:style-name="ro38">
          <table:table-cell office:value-type="string" calcext:value-type="string">
            <text:p>fiche_velo</text:p>
          </table:table-cell>
          <table:table-cell office:value-type="string" calcext:value-type="string">
            <text:p>Réemploi vélo</text:p>
          </table:table-cell>
          <table:table-cell table:style-name="ce13"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 office:value-type="string" calcext:value-type="string">
            <text:p>veloenfant_mini.png</text:p>
          </table:table-cell>
          <table:table-cell table:style-name="ce18" office:value-type="string" calcext:value-type="string">
            <text:p>réemploi,vélo,transformeurs,atao,place,autour</text:p>
          </table:table-cell>
          <table:table-cell table:style-name="ce13" office:value-type="string" calcext:value-type="string">
            <text:p>reuse,bike,transformeurs,atao,place,autour</text:p>
          </table:table-cell>
          <table:table-cell table:style-name="ce66" office:value-type="string" calcext:value-type="string">
            <text:p>fiche</text:p>
          </table:table-cell>
          <table:table-cell table:number-columns-repeated="3"/>
          <table:table-cell table:style-name="ce118" table:formula="of:=JSONFICHE([Fiches.A32];[Fiches.B32];[Fiches.C32];[Fiches.D32];[Fiches.E32];[Fiches.F32];[Fiches.G32];[Fiches.H32];[Fiches.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transformeurs,atao,place,autour&quot;,&quot;mots_cles_en&quot;:&quot;reuse,bike,transformeurs,atao,place,autour&quot;}," calcext:value-type="string">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transformeurs,atao,place,autour","mots_cles_en":"reuse,bike,transformeurs,atao,place,autour"},</text:p>
          </table:table-cell>
          <table:table-cell table:style-name="ce104" office:value-type="string" calcext:value-type="string">
            <text:p><text:s/></text:p>
          </table:table-cell>
          <table:table-cell table:number-columns-repeated="245"/>
        </table:table-row>
        <table:table-row table:style-name="ro2">
          <table:table-cell table:style-name="ce20" office:value-type="string" calcext:value-type="string">
            <text:p>fiche_reprise</text:p>
          </table:table-cell>
          <table:table-cell table:style-name="ce20" office:value-type="string" calcext:value-type="string">
            <text:p>Reprise magasins</text:p>
          </table:table-cell>
          <table:table-cell table:style-name="ce63" office:value-type="string" calcext:value-type="string">
            <text:p>Resumption stores</text:p>
          </table:table-cell>
          <table:table-cell table:style-name="ce20"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0"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13" office:value-type="string" calcext:value-type="string">
            <text:p>recovery,stores</text:p>
          </table:table-cell>
          <table:table-cell table:style-name="ce66" office:value-type="string" calcext:value-type="string">
            <text:p>fiche</text:p>
          </table:table-cell>
          <table:table-cell table:number-columns-repeated="3"/>
          <table:table-cell table:style-name="ce118" table:formula="of:=JSONFICHE([Fiches.A33];[Fiches.B33];[Fiches.C33];[Fiches.D33];[Fiches.E33];[Fiches.F33];[Fiches.G33];[Fiches.H33];[Fiches.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calcext:value-type="string">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104" office:value-type="string" calcext:value-type="string">
            <text:p><text:s/></text:p>
          </table:table-cell>
          <table:table-cell table:number-columns-repeated="245"/>
        </table:table-row>
        <table:table-row table:style-name="ro39">
          <table:table-cell table:style-name="ce20" office:value-type="string" calcext:value-type="string">
            <text:p>fiche_sacjaune</text:p>
          </table:table-cell>
          <table:table-cell table:style-name="ce20" office:value-type="string" calcext:value-type="string">
            <text:p>Sacs jaunes et bleus</text:p>
          </table:table-cell>
          <table:table-cell table:style-name="ce13" office:value-type="string" calcext:value-type="string">
            <text:p>Yellow and blue bags</text:p>
          </table:table-cell>
          <table:table-cell table:style-name="ce112"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12"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18" office:value-type="string" calcext:value-type="string">
            <text:p>nantes/sacs_jaune_et_bleu.png</text:p>
          </table:table-cell>
          <table:table-cell table:style-name="ce18" office:value-type="string" calcext:value-type="string">
            <text:p>sacs,jaunes,bleus</text:p>
          </table:table-cell>
          <table:table-cell table:style-name="ce13" office:value-type="string" calcext:value-type="string">
            <text:p>bags,yellow,blue</text:p>
          </table:table-cell>
          <table:table-cell table:style-name="ce66" office:value-type="string" calcext:value-type="string">
            <text:p>fiche</text:p>
          </table:table-cell>
          <table:table-cell table:number-columns-repeated="3"/>
          <table:table-cell table:style-name="ce118" table:formula="of:=JSONFICHE([Fiches.A34];[Fiches.B34];[Fiches.C34];[Fiches.D34];[Fiches.E34];[Fiches.F34];[Fiches.G34];[Fiches.H34];[Fiches.I34])" office:value-type="string" office:string-value="{&quot;code&quot;:&quot;fiche_sacjaune&quot;,&quot;nom&quot;:&quot;Sacs jaunes et bleus&quot;,&quot;nom_en&quot;:&quot;Yellow and blue bags&quot;,&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quot;bouton&quot;:&quot;fiche&quot;,&quot;image&quot;:&quot;nantes/sacs_jaune_et_bleu.png&quot;,&quot;mots_cles&quot;:&quot;sacs,jaunes,bleus&quot;,&quot;mots_cles_en&quot;:&quot;bags,yellow,blue&quot;}," calcext:value-type="string">
            <text:p>{"code":"fiche_sacjaune","nom":"Sacs jaunes et bleus","nom_en":"Yellow and blue bags","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bouton":"fiche","image":"nantes/sacs_jaune_et_bleu.png","mots_cles":"sacs,jaunes,bleus","mots_cles_en":"bags,yellow,blue"},</text:p>
          </table:table-cell>
          <table:table-cell table:style-name="ce104" office:value-type="string" calcext:value-type="string">
            <text:p><text:s/></text:p>
          </table:table-cell>
          <table:table-cell table:number-columns-repeated="245"/>
        </table:table-row>
        <table:table-row table:style-name="ro19">
          <table:table-cell table:style-name="ce20" office:value-type="string" calcext:value-type="string">
            <text:p>fiche_solutionrecyclage</text:p>
          </table:table-cell>
          <table:table-cell table:style-name="ce20" office:value-type="string" calcext:value-type="string">
            <text:p>Solution recyclage</text:p>
          </table:table-cell>
          <table:table-cell table:style-name="ce13" office:value-type="string" calcext:value-type="string">
            <text:p>Solution recyclage</text:p>
          </table:table-cell>
          <table:table-cell table:style-name="ce112"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12"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 office:value-type="string" calcext:value-type="string">
            <text:p>nantes/logo_solutionrecyclage.png</text:p>
          </table:table-cell>
          <table:table-cell table:style-name="ce18" office:value-type="string" calcext:value-type="string">
            <text:p>solution,recyclage,entreprise</text:p>
          </table:table-cell>
          <table:table-cell table:style-name="ce13" office:value-type="string" calcext:value-type="string">
            <text:p>solution,recyclage,company</text:p>
          </table:table-cell>
          <table:table-cell table:style-name="ce66" office:value-type="string" calcext:value-type="string">
            <text:p>fiche</text:p>
          </table:table-cell>
          <table:table-cell table:number-columns-repeated="3"/>
          <table:table-cell table:style-name="ce119"/>
          <table:table-cell table:style-name="ce104" office:value-type="string" calcext:value-type="string">
            <text:p><text:s/></text:p>
          </table:table-cell>
          <table:table-cell table:number-columns-repeated="245"/>
        </table:table-row>
        <table:table-row table:style-name="ro40">
          <table:table-cell table:style-name="ce20" office:value-type="string" calcext:value-type="string">
            <text:p>fiche_telephone</text:p>
          </table:table-cell>
          <table:table-cell table:style-name="ce20" office:value-type="string" calcext:value-type="string">
            <text:p>Numéros de téléphones</text:p>
          </table:table-cell>
          <table:table-cell table:style-name="ce13" office:value-type="string" calcext:value-type="string">
            <text:p>Phone numbers</text:p>
          </table:table-cell>
          <table:table-cell table:style-name="ce112"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2"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 office:value-type="string" calcext:value-type="string">
            <text:p>phone_black.png</text:p>
          </table:table-cell>
          <table:table-cell table:style-name="ce18" office:value-type="string" calcext:value-type="string">
            <text:p>allo,allonantes,proximité,téléphone,tél,appeler,doute,question</text:p>
          </table:table-cell>
          <table:table-cell table:style-name="ce13" office:value-type="string" calcext:value-type="string">
            <text:p>allo,allonantes,proximity,telephone,phone,call,doubt,question</text:p>
          </table:table-cell>
          <table:table-cell table:style-name="ce66" office:value-type="string" calcext:value-type="string">
            <text:p>fiche</text:p>
          </table:table-cell>
          <table:table-cell table:number-columns-repeated="3"/>
          <table:table-cell table:style-name="ce118" table:formula="of:=JSONFICHE([Fiches.A36];[Fiches.B36];[Fiches.C36];[Fiches.D36];[Fiches.E36];[Fiches.F36];[Fiches.G36];[Fiches.H36];[Fiches.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doute,question&quot;,&quot;mots_cles_en&quot;:&quot;allo,allonantes,proximity,telephone,phone,call,doubt,question&quot;}," calcext:value-type="string">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doute,question","mots_cles_en":"allo,allonantes,proximity,telephone,phone,call,doubt,question"},</text:p>
          </table:table-cell>
          <table:table-cell table:style-name="ce104" office:value-type="string" calcext:value-type="string">
            <text:p><text:s/></text:p>
          </table:table-cell>
          <table:table-cell table:number-columns-repeated="245"/>
        </table:table-row>
        <table:table-row table:style-name="ro41">
          <table:table-cell table:style-name="ce6" office:value-type="string" calcext:value-type="string">
            <text:p>fiche_arcenciel</text:p>
          </table:table-cell>
          <table:table-cell table:style-name="ce6" office:value-type="string" calcext:value-type="string">
            <text:p>Usine Arc-en-ciel</text:p>
          </table:table-cell>
          <table:table-cell table:style-name="ce13" office:value-type="string" calcext:value-type="string">
            <text:p>Arc-en-ciel Factory</text:p>
          </table:table-cell>
          <table:table-cell table:style-name="ce6"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6" office:value-type="string" calcext:value-type="string">
            <text:p>nantes/usine_arcenciel_mini.png</text:p>
          </table:table-cell>
          <table:table-cell table:style-name="ce6" office:value-type="string" calcext:value-type="string">
            <text:p>usine,arc-en-ciel,arc,ciel,coueron</text:p>
          </table:table-cell>
          <table:table-cell table:style-name="ce13" office:value-type="string" calcext:value-type="string">
            <text:p>factory,arc-en-ciel,coueron</text:p>
          </table:table-cell>
          <table:table-cell table:style-name="ce66" office:value-type="string" calcext:value-type="string">
            <text:p>fiche</text:p>
          </table:table-cell>
          <table:table-cell table:number-columns-repeated="3"/>
          <table:table-cell table:style-name="ce118" table:formula="of:=JSONFICHE([Fiches.A37];[Fiches.B37];[Fiches.C37];[Fiches.D37];[Fiches.E37];[Fiches.F37];[Fiches.G37];[Fiches.H37];[Fiches.I37])" office:value-type="string" office:string-value="{&quot;code&quot;:&quot;fiche_arcenciel&quot;,&quot;nom&quot;:&quot;Usine Arc-en-ciel&quot;,&quot;nom_en&quot;:&quot;Arc-en-ciel Factory&quot;,&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nantes/usine_arcenciel_mini.png&quot;,&quot;mots_cles&quot;:&quot;usine,arc,ciel,arc,ciel,coueron&quot;,&quot;mots_cles_en&quot;:&quot;factory,arc,ciel,coueron&quot;}," calcext:value-type="string">
            <text:p>{"code":"fiche_arcenciel","nom":"Usine Arc-en-ciel","nom_en":"Arc-en-ciel Factory","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nantes/usine_arcenciel_mini.png","mots_cles":"usine,arc,ciel,arc,ciel,coueron","mots_cles_en":"factory,arc,ciel,coueron"},</text:p>
          </table:table-cell>
          <table:table-cell table:style-name="ce104" office:value-type="string" calcext:value-type="string">
            <text:p><text:s/></text:p>
          </table:table-cell>
          <table:table-cell table:number-columns-repeated="245"/>
        </table:table-row>
        <table:table-row table:style-name="ro42">
          <table:table-cell table:style-name="ce6" office:value-type="string" calcext:value-type="string">
            <text:p>fiche_valorena</text:p>
          </table:table-cell>
          <table:table-cell table:style-name="ce6" office:value-type="string" calcext:value-type="string">
            <text:p>Usine Valorena</text:p>
          </table:table-cell>
          <table:table-cell table:style-name="ce13" office:value-type="string" calcext:value-type="string">
            <text:p>Valorena factory </text:p>
          </table:table-cell>
          <table:table-cell table:style-name="ce6"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6" office:value-type="string" calcext:value-type="string">
            <text:p>nantes/usine_valorena.png</text:p>
          </table:table-cell>
          <table:table-cell table:style-name="ce6" office:value-type="string" calcext:value-type="string">
            <text:p>usine,valorena</text:p>
          </table:table-cell>
          <table:table-cell table:style-name="ce13" office:value-type="string" calcext:value-type="string">
            <text:p>factory,valorena</text:p>
          </table:table-cell>
          <table:table-cell table:style-name="ce66" office:value-type="string" calcext:value-type="string">
            <text:p>fiche</text:p>
          </table:table-cell>
          <table:table-cell table:number-columns-repeated="3"/>
          <table:table-cell table:style-name="ce120" table:formula="of:=JSONFICHEFIN([Fiches.A38];[Fiches.B38];[Fiches.C38];[Fiches.D38];[Fiches.E38];[Fiches.F38];[Fiches.G38];[Fiches.H38];[Fiches.I38])" office:value-type="string" office:string-value="{&quot;code&quot;:&quot;fiche_valorena&quot;,&quot;nom&quot;:&quot;Usine Valorena&quot;,&quot;nom_en&quot;:&quot;Valorena factory &quot;,&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nantes/usine_valorena.png&quot;,&quot;mots_cles&quot;:&quot;usine,valorena&quot;,&quot;mots_cles_en&quot;:&quot;factory,valorena&quot;}" calcext:value-type="string">
            <text:p>{"code":"fiche_valorena","nom":"Usine Valorena","nom_en":"Valorena factory ","descr":"&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nantes/usine_valorena.png","mots_cles":"usine,valorena","mots_cles_en":"factory,valorena"}</text:p>
          </table:table-cell>
          <table:table-cell table:style-name="ce104" office:value-type="string" calcext:value-type="string">
            <text:p><text:s/></text:p>
          </table:table-cell>
          <table:table-cell table:number-columns-repeated="245"/>
        </table:table-row>
        <table:table-row table:style-name="ro1">
          <table:table-cell table:style-name="ce95" table:number-columns-repeated="8"/>
          <table:table-cell table:number-columns-repeated="4"/>
          <table:table-cell table:style-name="ce70" office:value-type="string" calcext:value-type="string">
            <text:p>,{} ];</text:p>
          </table:table-cell>
          <table:table-cell table:style-name="ce104"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Usuelle" table:style-name="ta4" table:print="false">
        <office:forms form:automatic-focus="false" form:apply-design-mode="false"/>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 table:default-cell-style-name="Default"/>
        <table:table-column table:style-name="co105" table:number-columns-repeated="3" table:default-cell-style-name="Default"/>
        <table:table-column table:style-name="co106" table:default-cell-style-name="Default"/>
        <table:table-column table:style-name="co19" table:number-columns-repeated="2" table:default-cell-style-name="Default"/>
        <table:table-column table:style-name="co107" table:number-columns-repeated="2" table:default-cell-style-name="Default"/>
        <table:table-column table:style-name="co19" table:default-cell-style-name="Default"/>
        <table:table-column table:style-name="co107" table:number-columns-repeated="2" table:default-cell-style-name="Default"/>
        <table:table-column table:style-name="co108" table:number-columns-repeated="3" table:default-cell-style-name="Default"/>
        <table:table-column table:style-name="co109" table:default-cell-style-name="Default"/>
        <table:table-column table:style-name="co110" table:default-cell-style-name="Default"/>
        <table:table-column table:style-name="co111" table:default-cell-style-name="Default"/>
        <table:table-column table:style-name="co10" table:default-cell-style-name="Default"/>
        <table:table-column table:style-name="co112" table:default-cell-style-name="Default"/>
        <table:table-column table:style-name="co113" table:default-cell-style-name="Default"/>
        <table:table-column table:style-name="co114" table:default-cell-style-name="Default"/>
        <table:table-column table:style-name="co23" table:number-columns-repeated="3" table:default-cell-style-name="Default"/>
        <table:table-column table:style-name="co115" table:default-cell-style-name="Default"/>
        <table:table-column table:style-name="co90" table:number-columns-repeated="3" table:default-cell-style-name="Default"/>
        <table:table-column table:style-name="co116" table:default-cell-style-name="Default"/>
        <table:table-column table:style-name="co10" table:default-cell-style-name="Default"/>
        <table:table-column table:style-name="co25" table:default-cell-style-name="Default"/>
        <table:table-column table:style-name="co19" table:default-cell-style-name="Default"/>
        <table:table-column table:style-name="co117" table:number-columns-repeated="6" table:default-cell-style-name="Default"/>
        <table:table-column table:style-name="co28" table:default-cell-style-name="Default"/>
        <table:table-column table:style-name="co117" table:default-cell-style-name="Default"/>
        <table:table-column table:style-name="co29" table:default-cell-style-name="Default"/>
        <table:table-column table:style-name="co30" table:number-columns-repeated="219" table:default-cell-style-name="Default"/>
        <table:table-row table:style-name="ro1">
          <table:table-cell table:style-name="ce76"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6">
          <table:table-cell table:style-name="ce78" office:value-type="string" calcext:value-type="string">
            <text:p>Code</text:p>
          </table:table-cell>
          <table:table-cell table:style-name="ce78" office:value-type="string" calcext:value-type="string">
            <text:p>Nom</text:p>
          </table:table-cell>
          <table:table-cell table:style-name="ce78" office:value-type="string" calcext:value-type="string">
            <text:p>Nom_en</text:p>
          </table:table-cell>
          <table:table-cell table:style-name="ce78" office:value-type="string" calcext:value-type="string">
            <text:p>Description</text:p>
          </table:table-cell>
          <table:table-cell table:style-name="ce78" office:value-type="string" calcext:value-type="string">
            <text:p>Sous-catégories</text:p>
          </table:table-cell>
          <table:table-cell table:style-name="ce78" office:value-type="string" calcext:value-type="string">
            <text:p>EstSousCatégorie</text:p>
          </table:table-cell>
          <table:table-cell table:style-name="ce105" office:value-type="string" calcext:value-type="string">
            <text:p>Bouton</text:p>
          </table:table-cell>
          <table:table-cell table:style-name="ce78" office:value-type="string" calcext:value-type="string">
            <text:p>Source</text:p>
          </table:table-cell>
          <table:table-cell table:style-name="ce78" office:value-type="string" calcext:value-type="string">
            <text:p>Image</text:p>
          </table:table-cell>
          <table:table-cell table:style-name="ce78" office:value-type="string" calcext:value-type="string">
            <text:p>Statut</text:p>
          </table:table-cell>
          <table:table-cell table:style-name="ce105" office:value-type="string" calcext:value-type="string">
            <text:p><text:s/></text:p>
          </table:table-cell>
          <table:table-cell table:style-name="ce125" table:number-columns-repeated="3"/>
          <table:table-cell table:style-name="ce69"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13" office:value-type="string" calcext:value-type="string">
            <text:p>Plastic Brick</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outeille_lai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5];[CategorieUsuelle.B5];[CategorieUsuelle.C5];[CategorieUsuelle.D5];[CategorieUsuelle.E5];[CategorieUsuelle.F5];[CategorieUsuelle.G5];[CategorieUsuelle.H5];[CategorieUsuelle.I5];[CategorieUsuelle.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table:style-name="ce128" table:formula="of:=GROOVYCATEGORIEUSUELLE([CategorieUsuelle.A5];[CategorieUsuelle.B5];[CategorieUsuelle.D5];[CategorieUsuelle.E5];[CategorieUsuelle.F5];[CategorieUsuelle.G5];[CategorieUsuelle.H5];[CategorieUsuelle.AC5];[CategorieUsuelle.J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13" office:value-type="string" calcext:value-type="string">
            <text:p>Paper Cardboar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ourn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6];[CategorieUsuelle.B6];[CategorieUsuelle.C6];[CategorieUsuelle.D6];[CategorieUsuelle.E6];[CategorieUsuelle.F6];[CategorieUsuelle.G6];[CategorieUsuelle.H6];[CategorieUsuelle.I6];[CategorieUsuelle.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table:style-name="ce128" table:formula="of:=GROOVYCATEGORIEUSUELLE([CategorieUsuelle.A6];[CategorieUsuelle.B6];[CategorieUsuelle.D6];[CategorieUsuelle.E6];[CategorieUsuelle.F6];[CategorieUsuelle.G6];[CategorieUsuelle.H6];[CategorieUsuelle.AC6];[CategorieUsuelle.J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13" office:value-type="string" calcext:value-type="string">
            <text:p>Metal</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idon_met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7];[CategorieUsuelle.B7];[CategorieUsuelle.C7];[CategorieUsuelle.D7];[CategorieUsuelle.E7];[CategorieUsuelle.F7];[CategorieUsuelle.G7];[CategorieUsuelle.H7];[CategorieUsuelle.I7];[CategorieUsuelle.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table:style-name="ce128" table:formula="of:=GROOVYCATEGORIEUSUELLE([CategorieUsuelle.A7];[CategorieUsuelle.B7];[CategorieUsuelle.D7];[CategorieUsuelle.E7];[CategorieUsuelle.F7];[CategorieUsuelle.G7];[CategorieUsuelle.H7];[CategorieUsuelle.AC7];[CategorieUsuelle.J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13" office:value-type="string" calcext:value-type="string">
            <text:p>Green waste Wood</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epeluch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8];[CategorieUsuelle.B8];[CategorieUsuelle.C8];[CategorieUsuelle.D8];[CategorieUsuelle.E8];[CategorieUsuelle.F8];[CategorieUsuelle.G8];[CategorieUsuelle.H8];[CategorieUsuelle.I8];[CategorieUsuelle.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table:style-name="ce128" table:formula="of:=GROOVYCATEGORIEUSUELLE([CategorieUsuelle.A8];[CategorieUsuelle.B8];[CategorieUsuelle.D8];[CategorieUsuelle.E8];[CategorieUsuelle.F8];[CategorieUsuelle.G8];[CategorieUsuelle.H8];[CategorieUsuelle.AC8];[CategorieUsuelle.J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13" office:value-type="string" calcext:value-type="string">
            <text:p>Glass tableware</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vas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9];[CategorieUsuelle.B9];[CategorieUsuelle.C9];[CategorieUsuelle.D9];[CategorieUsuelle.E9];[CategorieUsuelle.F9];[CategorieUsuelle.G9];[CategorieUsuelle.H9];[CategorieUsuelle.I9];[CategorieUsuelle.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table:style-name="ce128" table:formula="of:=GROOVYCATEGORIEUSUELLE([CategorieUsuelle.A9];[CategorieUsuelle.B9];[CategorieUsuelle.D9];[CategorieUsuelle.E9];[CategorieUsuelle.F9];[CategorieUsuelle.G9];[CategorieUsuelle.H9];[CategorieUsuelle.AC9];[CategorieUsuelle.J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63" office:value-type="string" calcext:value-type="string">
            <text:p>Clothing Fabr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ean_usag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0];[CategorieUsuelle.B10];[CategorieUsuelle.C10];[CategorieUsuelle.D10];[CategorieUsuelle.E10];[CategorieUsuelle.F10];[CategorieUsuelle.G10];[CategorieUsuelle.H10];[CategorieUsuelle.I10];[CategorieUsuelle.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table:style-name="ce128" table:formula="of:=GROOVYCATEGORIEUSUELLE([CategorieUsuelle.A10];[CategorieUsuelle.B10];[CategorieUsuelle.D10];[CategorieUsuelle.E10];[CategorieUsuelle.F10];[CategorieUsuelle.G10];[CategorieUsuelle.H10];[CategorieUsuelle.AC10];[CategorieUsuelle.J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13" office:value-type="string" calcext:value-type="string">
            <text:p>Bulky Electronic</text:p>
          </table:table-cell>
          <table:table-cell table:style-name="ce6"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efrigerateur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1];[CategorieUsuelle.B11];[CategorieUsuelle.C11];[CategorieUsuelle.D11];[CategorieUsuelle.E11];[CategorieUsuelle.F11];[CategorieUsuelle.G11];[CategorieUsuelle.H11];[CategorieUsuelle.I11];[CategorieUsuelle.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table:style-name="ce128" table:formula="of:=GROOVYCATEGORIEUSUELLE([CategorieUsuelle.A11];[CategorieUsuelle.B11];[CategorieUsuelle.D11];[CategorieUsuelle.E11];[CategorieUsuelle.F11];[CategorieUsuelle.G11];[CategorieUsuelle.H11];[CategorieUsuelle.AC11];[CategorieUsuelle.J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divers</text:p>
          </table:table-cell>
          <table:table-cell table:style-name="ce20" office:value-type="string" calcext:value-type="string">
            <text:p>Divers</text:p>
          </table:table-cell>
          <table:table-cell table:style-name="ce13" office:value-type="string" calcext:value-type="string">
            <text:p>Various</text:p>
          </table:table-cell>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ouge_a_lev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2];[CategorieUsuelle.B12];[CategorieUsuelle.C12];[CategorieUsuelle.D12];[CategorieUsuelle.E12];[CategorieUsuelle.F12];[CategorieUsuelle.G12];[CategorieUsuelle.H12];[CategorieUsuelle.I12];[CategorieUsuelle.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table:style-name="ce128" table:formula="of:=GROOVYCATEGORIEUSUELLE([CategorieUsuelle.A12];[CategorieUsuelle.B12];[CategorieUsuelle.D12];[CategorieUsuelle.E12];[CategorieUsuelle.F12];[CategorieUsuelle.G12];[CategorieUsuelle.H12];[CategorieUsuelle.AC12];[CategorieUsuelle.J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medicament</text:p>
          </table:table-cell>
          <table:table-cell table:style-name="ce20" office:value-type="string" calcext:value-type="string">
            <text:p>Médicament</text:p>
          </table:table-cell>
          <table:table-cell table:style-name="ce13" office:value-type="string" calcext:value-type="string">
            <text:p>Drug</text:p>
          </table:table-cell>
          <table:table-cell table:style-name="ce20" table:number-columns-repeated="2"/>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3];[CategorieUsuelle.B13];[CategorieUsuelle.C13];[CategorieUsuelle.D13];[CategorieUsuelle.E13];[CategorieUsuelle.F13];[CategorieUsuelle.G13];[CategorieUsuelle.H13];[CategorieUsuelle.I13];[CategorieUsuelle.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table:style-name="ce128" table:formula="of:=GROOVYCATEGORIEUSUELLE([CategorieUsuelle.A13];[CategorieUsuelle.B13];[CategorieUsuelle.D13];[CategorieUsuelle.E13];[CategorieUsuelle.F13];[CategorieUsuelle.G13];[CategorieUsuelle.H13];[CategorieUsuelle.AC13];[CategorieUsuelle.J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jardin</text:p>
          </table:table-cell>
          <table:table-cell table:style-name="ce20" office:value-type="string" calcext:value-type="string">
            <text:p>Déchet toxique du Jardinage</text:p>
          </table:table-cell>
          <table:table-cell table:style-name="ce13" office:value-type="string" calcext:value-type="string">
            <text:p>Toxic Waste of Gardening</text:p>
          </table:table-cell>
          <table:table-cell table:style-name="ce20" office:value-type="string" calcext:value-type="string">
            <text:p><text:s/>Engrais chimiques, herbicides, fongicides, insecticide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4];[CategorieUsuelle.B14];[CategorieUsuelle.C14];[CategorieUsuelle.D14];[CategorieUsuelle.E14];[CategorieUsuelle.F14];[CategorieUsuelle.G14];[CategorieUsuelle.H14];[CategorieUsuelle.I14];[CategorieUsuelle.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28" table:formula="of:=GROOVYCATEGORIEUSUELLE([CategorieUsuelle.A14];[CategorieUsuelle.B14];[CategorieUsuelle.D14];[CategorieUsuelle.E14];[CategorieUsuelle.F14];[CategorieUsuelle.G14];[CategorieUsuelle.H14];[CategorieUsuelle.AC14];[CategorieUsuelle.J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garage</text:p>
          </table:table-cell>
          <table:table-cell table:style-name="ce20" office:value-type="string" calcext:value-type="string">
            <text:p>Déchet toxique du Garage</text:p>
          </table:table-cell>
          <table:table-cell table:style-name="ce13" office:value-type="string" calcext:value-type="string">
            <text:p>Toxic Waste Garage</text:p>
          </table:table-cell>
          <table:table-cell table:style-name="ce20" office:value-type="string" calcext:value-type="string">
            <text:p><text:s/>Antigel, liquide de refroidissement, mastic de carrosserie, peinture antirouille, huile minérale, filtre à huil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5];[CategorieUsuelle.B15];[CategorieUsuelle.C15];[CategorieUsuelle.D15];[CategorieUsuelle.E15];[CategorieUsuelle.F15];[CategorieUsuelle.G15];[CategorieUsuelle.H15];[CategorieUsuelle.I15];[CategorieUsuelle.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28" table:formula="of:=GROOVYCATEGORIEUSUELLE([CategorieUsuelle.A15];[CategorieUsuelle.B15];[CategorieUsuelle.D15];[CategorieUsuelle.E15];[CategorieUsuelle.F15];[CategorieUsuelle.G15];[CategorieUsuelle.H15];[CategorieUsuelle.AC15];[CategorieUsuelle.J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cuisine</text:p>
          </table:table-cell>
          <table:table-cell table:style-name="ce20" office:value-type="string" calcext:value-type="string">
            <text:p>Déchet toxique de la Cuisine</text:p>
          </table:table-cell>
          <table:table-cell table:style-name="ce13" office:value-type="string" calcext:value-type="string">
            <text:p>Toxic Waste in the Kitchen</text:p>
          </table:table-cell>
          <table:table-cell table:style-name="ce20" office:value-type="string" calcext:value-type="string">
            <text:p>Nettoyants cuivre et argenterie, nettoyants à l'ammoniac, récurant pour four...</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43" office:value-type="string" calcext:value-type="string">
            <text:p>bouteille_ammoniaqu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6];[CategorieUsuelle.B16];[CategorieUsuelle.C16];[CategorieUsuelle.D16];[CategorieUsuelle.E16];[CategorieUsuelle.F16];[CategorieUsuelle.G16];[CategorieUsuelle.H16];[CategorieUsuelle.I16];[CategorieUsuelle.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28" table:formula="of:=GROOVYCATEGORIEUSUELLE([CategorieUsuelle.A16];[CategorieUsuelle.B16];[CategorieUsuelle.D16];[CategorieUsuelle.E16];[CategorieUsuelle.F16];[CategorieUsuelle.G16];[CategorieUsuelle.H16];[CategorieUsuelle.AC16];[CategorieUsuelle.J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sdb</text:p>
          </table:table-cell>
          <table:table-cell table:style-name="ce20" office:value-type="string" calcext:value-type="string">
            <text:p>Déchet toxique de la Salle de bain</text:p>
          </table:table-cell>
          <table:table-cell table:style-name="ce13" office:value-type="string" calcext:value-type="string">
            <text:p>Toxic Waste in the bathroom</text:p>
          </table:table-cell>
          <table:table-cell table:style-name="ce20" office:value-type="string" calcext:value-type="string">
            <text:p>Déboucheur liquide, détachant, eau de Javel, nettoyants à sol, récurant pour toilette, thermomètres à mercure...</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7];[CategorieUsuelle.B17];[CategorieUsuelle.C17];[CategorieUsuelle.D17];[CategorieUsuelle.E17];[CategorieUsuelle.F17];[CategorieUsuelle.G17];[CategorieUsuelle.H17];[CategorieUsuelle.I17];[CategorieUsuelle.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28" table:formula="of:=GROOVYCATEGORIEUSUELLE([CategorieUsuelle.A17];[CategorieUsuelle.B17];[CategorieUsuelle.D17];[CategorieUsuelle.E17];[CategorieUsuelle.F17];[CategorieUsuelle.G17];[CategorieUsuelle.H17];[CategorieUsuelle.AC17];[CategorieUsuelle.J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brico</text:p>
          </table:table-cell>
          <table:table-cell table:style-name="ce20" office:value-type="string" calcext:value-type="string">
            <text:p>Déchet toxique du Bricolage</text:p>
          </table:table-cell>
          <table:table-cell table:style-name="ce13" office:value-type="string" calcext:value-type="string">
            <text:p>Toxic Waste of Housing</text:p>
          </table:table-cell>
          <table:table-cell table:style-name="ce20" office:value-type="string" calcext:value-type="string">
            <text:p>Colles, produits de traitement du bois, enduits et vernis, peintures huile et eau, <text:s/>laques, résines, diluants, solvan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pein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8];[CategorieUsuelle.B18];[CategorieUsuelle.C18];[CategorieUsuelle.D18];[CategorieUsuelle.E18];[CategorieUsuelle.F18];[CategorieUsuelle.G18];[CategorieUsuelle.H18];[CategorieUsuelle.I18];[CategorieUsuelle.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28" table:formula="of:=GROOVYCATEGORIEUSUELLE([CategorieUsuelle.A18];[CategorieUsuelle.B18];[CategorieUsuelle.D18];[CategorieUsuelle.E18];[CategorieUsuelle.F18];[CategorieUsuelle.G18];[CategorieUsuelle.H18];[CategorieUsuelle.AC18];[CategorieUsuelle.J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parasite</text:p>
          </table:table-cell>
          <table:table-cell table:style-name="ce20" office:value-type="string" calcext:value-type="string">
            <text:p>Déchet toxique du traitement des parasites</text:p>
          </table:table-cell>
          <table:table-cell table:style-name="ce13" office:value-type="string" calcext:value-type="string">
            <text:p>Toxic Waste treatment parasites</text:p>
          </table:table-cell>
          <table:table-cell table:style-name="ce20" office:value-type="string" calcext:value-type="string">
            <text:p>Anti-fourmis, insecticides, naphtaline, mort aux rat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19];[CategorieUsuelle.B19];[CategorieUsuelle.C19];[CategorieUsuelle.D19];[CategorieUsuelle.E19];[CategorieUsuelle.F19];[CategorieUsuelle.G19];[CategorieUsuelle.H19];[CategorieUsuelle.I19];[CategorieUsuelle.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28" table:formula="of:=GROOVYCATEGORIEUSUELLE([CategorieUsuelle.A19];[CategorieUsuelle.B19];[CategorieUsuelle.D19];[CategorieUsuelle.E19];[CategorieUsuelle.F19];[CategorieUsuelle.G19];[CategorieUsuelle.H19];[CategorieUsuelle.AC19];[CategorieUsuelle.J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divers</text:p>
          </table:table-cell>
          <table:table-cell table:style-name="ce20" office:value-type="string" calcext:value-type="string">
            <text:p>Déchet toxique divers</text:p>
          </table:table-cell>
          <table:table-cell table:style-name="ce13" office:value-type="string" calcext:value-type="string">
            <text:p>Various toxic waste</text:p>
          </table:table-cell>
          <table:table-cell table:style-name="ce20" office:value-type="string" calcext:value-type="string">
            <text:p>acides, bases, essence de térébenthine, radiographie, révélateur et fixateur photo, néons...</text:p>
          </table:table-cell>
          <table:table-cell table:style-name="ce20"/>
          <table:table-cell table:style-name="ce123"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20];[CategorieUsuelle.B20];[CategorieUsuelle.C20];[CategorieUsuelle.D20];[CategorieUsuelle.E20];[CategorieUsuelle.F20];[CategorieUsuelle.G20];[CategorieUsuelle.H20];[CategorieUsuelle.I20];[CategorieUsuelle.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28" table:formula="of:=GROOVYCATEGORIEUSUELLE([CategorieUsuelle.A20];[CategorieUsuelle.B20];[CategorieUsuelle.D20];[CategorieUsuelle.E20];[CategorieUsuelle.F20];[CategorieUsuelle.G20];[CategorieUsuelle.H20];[CategorieUsuelle.AC20];[CategorieUsuelle.J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toxique</text:p>
          </table:table-cell>
          <table:table-cell table:style-name="ce20" office:value-type="string" calcext:value-type="string">
            <text:p>Toxique</text:p>
          </table:table-cell>
          <table:table-cell table:style-name="ce13" office:value-type="string" calcext:value-type="string">
            <text:p>toxic </text:p>
          </table:table-cell>
          <table:table-cell table:style-name="ce20"/>
          <table:table-cell table:style-name="ce20" office:value-type="string" calcext:value-type="string">
            <text:p>scu_medicament,scu_toxiquejardin,scu_toxiquegarage,scu_toxiquecuisine,scu_toxiquesdb,scu_toxiquebrico,scu_toxiqueparasite,scu_toxiquedivers</text:p>
          </table:table-cell>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21];[CategorieUsuelle.B21];[CategorieUsuelle.C21];[CategorieUsuelle.D21];[CategorieUsuelle.E21];[CategorieUsuelle.F21];[CategorieUsuelle.G21];[CategorieUsuelle.H21];[CategorieUsuelle.I21];[CategorieUsuelle.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28" table:formula="of:=GROOVYCATEGORIEUSUELLE([CategorieUsuelle.A21];[CategorieUsuelle.B21];[CategorieUsuelle.D21];[CategorieUsuelle.E21];[CategorieUsuelle.F21];[CategorieUsuelle.G21];[CategorieUsuelle.H21];[CategorieUsuelle.AC21];[CategorieUsuelle.J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28"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95" table:number-columns-repeated="10"/>
          <table:table-cell table:style-name="ce124" table:number-columns-repeated="4"/>
          <table:table-cell table:style-name="ce127"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21" table:number-columns-repeated="15"/>
          <table:table-cell table:number-columns-repeated="256"/>
        </table:table-row>
        <table:table-row table:style-name="ro1">
          <table:table-cell table:number-columns-repeated="271"/>
        </table:table-row>
        <table:table-row table:style-name="ro3">
          <table:table-cell table:style-name="ce20" office:value-type="string" calcext:value-type="string">
            <text:p>cu_electronique</text:p>
          </table:table-cell>
          <table:table-cell table:style-name="ce100" office:value-type="string" calcext:value-type="string">
            <text:p>Électronique</text:p>
          </table:table-cell>
          <table:table-cell table:style-name="ce100"/>
          <table:table-cell table:style-name="ce20" table:number-columns-repeated="2"/>
          <table:table-cell table:style-name="ce122"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telephone_fix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4" table:number-columns-repeated="3"/>
          <table:table-cell table:style-name="ce126" table:formula="of:=JSONCATEGORIEUSUELLE([CategorieUsuelle.A29];[CategorieUsuelle.B29];[CategorieUsuelle.D29];[CategorieUsuelle.E29];[CategorieUsuelle.F29];[CategorieUsuelle.G29];[CategorieUsuelle.H29];[CategorieUsuelle.I29];[CategorieUsuelle.J29])" office:value-type="string" office:string-value="{&quot;code&quot;:&quot;cu_electronique&quot;,&quot;nom&quot;:&quot;Électronique&quot;,&quot;estSousCategorie&quot;:&quot;false&quot;,&quot;sous_cat&quot;:&quot;cu&quot;,&quot;source&quot;:&quot;telephone_fixe_mini.png&quot;,&quot;image&quot;:&quot;Vérif le 03/2013&quot;}," calcext:value-type="string">
            <text:p>{"code":"cu_electronique","nom":"Électronique","estSousCategorie":"false","sous_cat":"cu","source":"telephone_fixe_mini.png","image":"Vérif le 03/2013"},</text:p>
          </table:table-cell>
          <table:table-cell table:number-columns-repeated="2"/>
          <table:table-cell table:style-name="ce128" table:formula="of:=GROOVYCATEGORIEUSUELLE([CategorieUsuelle.A29];[CategorieUsuelle.B29];[CategorieUsuelle.D29];[CategorieUsuelle.E29];[CategorieUsuelle.F29];[CategorieUsuelle.G29];[CategorieUsuelle.H29];[CategorieUsuelle.AC29];[CategorieUsuelle.J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table>
      <table:table table:name="CategorieTraitement" table:style-name="ta5" table:print="false">
        <office:forms form:automatic-focus="false" form:apply-design-mode="false"/>
        <table:table-column table:style-name="co30"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9" table:default-cell-style-name="Default"/>
        <table:table-column table:style-name="co30" table:number-columns-repeated="217" table:default-cell-style-name="Default"/>
        <table:table-row table:style-name="ro1">
          <table:table-cell table:style-name="ce76"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43">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48"/>
          <table:table-cell table:style-name="ce130"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8" office:value-type="string" calcext:value-type="string">
            <text:p>Code</text:p>
          </table:table-cell>
          <table:table-cell table:style-name="ce78" office:value-type="string" calcext:value-type="string">
            <text:p>Nom</text:p>
          </table:table-cell>
          <table:table-cell table:style-name="ce78" office:value-type="string" calcext:value-type="string">
            <text:p>Modes De Collectes</text:p>
          </table:table-cell>
          <table:table-cell table:style-name="ce78" office:value-type="string" calcext:value-type="string">
            <text:p>description</text:p>
          </table:table-cell>
          <table:table-cell table:style-name="ce78" office:value-type="string" calcext:value-type="string">
            <text:p>Conseil</text:p>
          </table:table-cell>
          <table:table-cell table:style-name="ce78"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6">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6"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4">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6"/>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6"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4">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6"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3"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6">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31"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3" office:value-type="string" calcext:value-type="string">
            <text:p>modco_bacbleu,modco_sacbleu,modco_decheterie,modco_ecopoint,smco_vaisselle</text:p>
          </table:table-cell>
          <table:table-cell table:style-name="ce131"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3"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3"/>
          <table:table-cell table:number-columns-repeated="219"/>
        </table:table-row>
        <table:table-row table:style-name="ro6">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number-columns-repeated="219"/>
        </table:table-row>
        <table:table-row table:style-name="ro6">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31"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2" office:value-type="string" calcext:value-type="string">
            <text:p>cons_paspoubelle</text:p>
          </table:table-cell>
          <table:table-cell table:style-name="ce17" office:value-type="string" calcext:value-type="string">
            <text:p>PAS_POUBELLE</text:p>
          </table:table-cell>
          <table:table-cell table:style-name="ce96"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29"/>
          <table:table-cell table:style-name="ce131"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Collecte" table:style-name="ta6" table:print="false">
        <office:forms form:automatic-focus="false" form:apply-design-mode="false"/>
        <table:table-column table:style-name="co125" table:default-cell-style-name="Default"/>
        <table:table-column table:style-name="co126" table:default-cell-style-name="Default"/>
        <table:table-column table:style-name="co127" table:number-columns-repeated="2" table:default-cell-style-name="Default"/>
        <table:table-column table:style-name="co88" table:default-cell-style-name="Default"/>
        <table:table-column table:style-name="co128" table:default-cell-style-name="Default"/>
        <table:table-column table:style-name="co129" table:number-columns-repeated="3" table:default-cell-style-name="Default"/>
        <table:table-column table:style-name="co130" table:number-columns-repeated="2" table:default-cell-style-name="Default"/>
        <table:table-column table:style-name="co43"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9" table:number-columns-repeated="2" table:default-cell-style-name="Default"/>
        <table:table-column table:style-name="co136" table:default-cell-style-name="Default"/>
        <table:table-column table:style-name="co19" table:number-columns-repeated="2" table:default-cell-style-name="Default"/>
        <table:table-column table:style-name="co30" table:default-cell-style-name="Default"/>
        <table:table-column table:style-name="co137" table:number-columns-repeated="4" table:default-cell-style-name="Default"/>
        <table:table-column table:style-name="co138" table:default-cell-style-name="Default"/>
        <table:table-column table:style-name="co10" table:number-columns-repeated="2" table:default-cell-style-name="Default"/>
        <table:table-column table:style-name="co139" table:default-cell-style-name="Default"/>
        <table:table-column table:style-name="co140" table:default-cell-style-name="Default"/>
        <table:table-column table:style-name="co141" table:number-columns-repeated="2" table:default-cell-style-name="Default"/>
        <table:table-column table:style-name="co142" table:number-columns-repeated="2" table:default-cell-style-name="Default"/>
        <table:table-column table:style-name="co72" table:default-cell-style-name="Default"/>
        <table:table-column table:style-name="co17" table:number-columns-repeated="2" table:default-cell-style-name="Default"/>
        <table:table-column table:style-name="co73" table:default-cell-style-name="Default"/>
        <table:table-column table:style-name="co143" table:number-columns-repeated="2" table:default-cell-style-name="Default"/>
        <table:table-column table:style-name="co10" table:default-cell-style-name="Default"/>
        <table:table-column table:style-name="co144" table:default-cell-style-name="Default"/>
        <table:table-column table:style-name="co145" table:number-columns-repeated="3" table:default-cell-style-name="Default"/>
        <table:table-column table:style-name="co143" table:default-cell-style-name="Default"/>
        <table:table-column table:style-name="co94" table:default-cell-style-name="Default"/>
        <table:table-column table:style-name="co145" table:default-cell-style-name="Default"/>
        <table:table-column table:style-name="co143" table:default-cell-style-name="Default"/>
        <table:table-column table:style-name="co146" table:default-cell-style-name="Default"/>
        <table:table-column table:style-name="co143" table:default-cell-style-name="Default"/>
        <table:table-column table:style-name="co145" table:default-cell-style-name="Default"/>
        <table:table-column table:style-name="co30" table:number-columns-repeated="219" table:default-cell-style-name="Default"/>
        <table:table-row table:style-name="ro1">
          <table:table-cell table:style-name="ce76"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21"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44">
          <table:table-cell/>
          <table:table-cell table:style-name="ce137"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4">
          <table:table-cell table:style-name="ce105" office:value-type="string" calcext:value-type="string">
            <text:p>Code</text:p>
          </table:table-cell>
          <table:table-cell table:style-name="ce105" office:value-type="string" calcext:value-type="string">
            <text:p>Nom</text:p>
          </table:table-cell>
          <table:table-cell table:style-name="ce105" office:value-type="string" calcext:value-type="string">
            <text:p>nom_en</text:p>
          </table:table-cell>
          <table:table-cell table:style-name="ce105" office:value-type="string" calcext:value-type="string">
            <text:p>Sous Modes de Collecte</text:p>
          </table:table-cell>
          <table:table-cell table:style-name="ce105" office:value-type="string" calcext:value-type="string">
            <text:p>Est un sous mode de collecte</text:p>
          </table:table-cell>
          <table:table-cell table:style-name="ce105" office:value-type="string" calcext:value-type="string">
            <text:p>description</text:p>
          </table:table-cell>
          <table:table-cell table:style-name="ce105" office:value-type="string" calcext:value-type="string">
            <text:p>description_en</text:p>
          </table:table-cell>
          <table:table-cell table:style-name="ce105" office:value-type="string" calcext:value-type="string">
            <text:p>admis</text:p>
          </table:table-cell>
          <table:table-cell table:style-name="ce105" office:value-type="string" calcext:value-type="string">
            <text:p>Conseils</text:p>
          </table:table-cell>
          <table:table-cell table:style-name="ce105" office:value-type="string" calcext:value-type="string">
            <text:p>Image</text:p>
          </table:table-cell>
          <table:table-cell table:style-name="ce147" office:value-type="string" calcext:value-type="string">
            <text:p>Statut</text:p>
          </table:table-cell>
          <table:table-cell table:style-name="ce147" office:value-type="string" calcext:value-type="string">
            <text:p>Bouton</text:p>
          </table:table-cell>
          <table:table-cell table:style-name="ce147" office:value-type="string" calcext:value-type="string">
            <text:p>Mots clés</text:p>
          </table:table-cell>
          <table:table-cell table:style-name="ce147" office:value-type="string" calcext:value-type="string">
            <text:p>Mots clés en</text:p>
          </table:table-cell>
          <table:table-cell table:style-name="ce147" office:value-type="string" calcext:value-type="string">
            <text:p>Admis_en</text:p>
          </table:table-cell>
          <table:table-cell/>
          <table:table-cell table:style-name="ce69"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5">
          <table:table-cell table:style-name="ce135" office:value-type="string" calcext:value-type="string">
            <text:p>modco_contmpb</text:p>
          </table:table-cell>
          <table:table-cell table:style-name="ce135" office:value-type="string" calcext:value-type="string">
            <text:p>Conteneur plastique</text:p>
          </table:table-cell>
          <table:table-cell table:style-name="ce135" office:value-type="string" calcext:value-type="string">
            <text:p>Plastic container</text:p>
          </table:table-cell>
          <table:table-cell table:style-name="ce135"/>
          <table:table-cell table:style-name="ce139" office:value-type="string" calcext:value-type="string">
            <text:p>false</text:p>
          </table:table-cell>
          <table:table-cell table:style-name="ce141"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41"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41"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45"/>
          <table:table-cell table:style-name="ce143" office:value-type="string" calcext:value-type="string">
            <text:p>conteneur_plastiqu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Conteneur,plastique</text:p>
          </table:table-cell>
          <table:table-cell table:style-name="ce148" office:value-type="string" calcext:value-type="string">
            <text:p>container,plastic</text:p>
          </table:table-cell>
          <table:table-cell table:style-name="ce141"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5" table:formula="of:=JSONMODESDECOLLECTE([ModeCollecte.A5];[ModeCollecte.B5];[ModeCollecte.C5];[ModeCollecte.D5];[ModeCollecte.E5];[ModeCollecte.F5];[ModeCollecte.G5];[ModeCollecte.H5];[ModeCollecte.I5];[ModeCollecte.J5];[ModeCollecte.K5];[ModeCollecte.L5];[ModeCollecte.M5];[ModeCollecte.N5];[ModeCollecte.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6">
          <table:table-cell table:style-name="ce135" office:value-type="string" calcext:value-type="string">
            <text:p>modco_contpapiercarton</text:p>
          </table:table-cell>
          <table:table-cell table:style-name="ce135" office:value-type="string" calcext:value-type="string">
            <text:p>Conteneur&lt;br/&gt;papier carton</text:p>
          </table:table-cell>
          <table:table-cell table:style-name="ce135" office:value-type="string" calcext:value-type="string">
            <text:p>Paperboard container</text:p>
          </table:table-cell>
          <table:table-cell table:style-name="ce135"/>
          <table:table-cell table:style-name="ce139" office:value-type="string" calcext:value-type="string">
            <text:p>false</text:p>
          </table:table-cell>
          <table:table-cell table:style-name="ce135" office:value-type="string" calcext:value-type="string">
            <text:p>On peut mettre : cartons (bruns), cartonnettes, emballage en carton, enveloppe, feuilles, journaux, magazines, prospectus, <text:s/>boîte à œuf en carton.</text:p>
          </table:table-cell>
          <table:table-cell table:style-name="ce135" office:value-type="string" calcext:value-type="string">
            <text:p>You can put: cartons (brown), cardboards, carton, envelope, paper, newspapers, magazines, brochures, egg carton.</text:p>
          </table:table-cell>
          <table:table-cell table:style-name="ce135" office:value-type="string" calcext:value-type="string">
            <text:p>cartons (bruns), cartonnettes, emballage en carton, enveloppe, feuilles, journaux, magazines, prospectus, <text:s/>boîte à œuf en carton</text:p>
          </table:table-cell>
          <table:table-cell table:style-name="ce135" office:value-type="string" calcext:value-type="string">
            <text:p>cons_souille</text:p>
          </table:table-cell>
          <table:table-cell table:style-name="ce143" office:value-type="string" calcext:value-type="string">
            <text:p>conteneur_carton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Conteneur,papier,carton</text:p>
          </table:table-cell>
          <table:table-cell table:style-name="ce148" office:value-type="string" calcext:value-type="string">
            <text:p>container,paper,cardboard</text:p>
          </table:table-cell>
          <table:table-cell table:style-name="ce141"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5" table:formula="of:=JSONMODESDECOLLECTE([ModeCollecte.A6];[ModeCollecte.B6];[ModeCollecte.C6];[ModeCollecte.D6];[ModeCollecte.E6];[ModeCollecte.F6];[ModeCollecte.G6];[ModeCollecte.H6];[ModeCollecte.I6];[ModeCollecte.J6];[ModeCollecte.K6];[ModeCollecte.L6];[ModeCollecte.M6];[ModeCollecte.N6];[ModeCollecte.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7">
          <table:table-cell table:style-name="ce135" office:value-type="string" calcext:value-type="string">
            <text:p>modco_contverre</text:p>
          </table:table-cell>
          <table:table-cell table:style-name="ce135" office:value-type="string" calcext:value-type="string">
            <text:p>Conteneur verre</text:p>
          </table:table-cell>
          <table:table-cell table:style-name="ce135" office:value-type="string" calcext:value-type="string">
            <text:p>Glass container</text:p>
          </table:table-cell>
          <table:table-cell table:style-name="ce135"/>
          <table:table-cell table:style-name="ce139" office:value-type="string" calcext:value-type="string">
            <text:p>false</text:p>
          </table:table-cell>
          <table:table-cell table:style-name="ce135"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35"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35" office:value-type="string" calcext:value-type="string">
            <text:p>bouteilles, pots, bocaux</text:p>
          </table:table-cell>
          <table:table-cell table:style-name="ce135" office:value-type="string" calcext:value-type="string">
            <text:p>cons_verre,cons_sans_bouchon_ni_couvercle,cons_nbconteneurverre</text:p>
          </table:table-cell>
          <table:table-cell table:style-name="ce143" office:value-type="string" calcext:value-type="string">
            <text:p>conteneur_verr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Conteneur,verre</text:p>
          </table:table-cell>
          <table:table-cell table:style-name="ce148" office:value-type="string" calcext:value-type="string">
            <text:p>container,glass</text:p>
          </table:table-cell>
          <table:table-cell table:style-name="ce141" office:value-type="string" calcext:value-type="string">
            <text:p>bottles, pots, jars</text:p>
          </table:table-cell>
          <table:table-cell office:value-type="string" calcext:value-type="string">
            <text:p><text:s/></text:p>
          </table:table-cell>
          <table:table-cell table:style-name="ce75" table:formula="of:=JSONMODESDECOLLECTE([ModeCollecte.A7];[ModeCollecte.B7];[ModeCollecte.C7];[ModeCollecte.D7];[ModeCollecte.E7];[ModeCollecte.F7];[ModeCollecte.G7];[ModeCollecte.H7];[ModeCollecte.I7];[ModeCollecte.J7];[ModeCollecte.K7];[ModeCollecte.L7];[ModeCollecte.M7];[ModeCollecte.N7];[ModeCollecte.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b&gt;Home &lt;/b&gt;: bottles, pots, jars &lt;br/&gt; But we must not put the dishes, pots, ampoules..&quot;,&quot;admis&quot;:&quot;bouteilles, pots, bocaux&quot;,&quot;admis_en&quot;:&quot;bottles, pots, jars&quot;,&quot;cons&quot;:&quot;cons_verre,cons_sans_bouchon_ni_couvercle,cons_nbconteneurverr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b&gt;Home &lt;/b&gt;: bottles, pots, jars &lt;br/&gt; But we must not put the dishes, pots, ampoules..","admis":"bouteilles, pots, bocaux","admis_en":"bottles, pots, jars","cons":"cons_verre,cons_sans_bouchon_ni_couvercle,cons_nbconteneurverre","icone":"modco","image":"conteneur_verre_mini.png","mots_cles":"conteneur,verre","mots_cles_en":"container,glas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8">
          <table:table-cell table:style-name="ce135" office:value-type="string" calcext:value-type="string">
            <text:p>modco_contembjournmag</text:p>
          </table:table-cell>
          <table:table-cell table:style-name="ce135" office:value-type="string" calcext:value-type="string">
            <text:p>Conteneur&lt;br/&gt;emballages&lt;br/&gt;journaux magazines</text:p>
          </table:table-cell>
          <table:table-cell table:style-name="ce135" office:value-type="string" calcext:value-type="string">
            <text:p>Container packaging newspapers magazines</text:p>
          </table:table-cell>
          <table:table-cell table:style-name="ce135"/>
          <table:table-cell table:style-name="ce139" office:value-type="string" calcext:value-type="string">
            <text:p>false</text:p>
          </table:table-cell>
          <table:table-cell table:style-name="ce135"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35"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35" office:value-type="string" calcext:value-type="string">
            <text:p>boîte de conserve, barquette aluminium, cannette, aérosol, bouteille métal sirop, bouteilles d'eau, flacon, brique (jus de fruit, lait), cartonnettes, papier, journaux, magazines</text:p>
          </table:table-cell>
          <table:table-cell table:style-name="ce135" office:value-type="string" calcext:value-type="string">
            <text:p>cons_sans_bouchon_ni_couvercle</text:p>
          </table:table-cell>
          <table:table-cell table:style-name="ce143" office:value-type="string" calcext:value-type="string">
            <text:p>conteneur_emballages_journaux_magazines_mini.png</text:p>
          </table:table-cell>
          <table:table-cell table:style-name="ce148" office:value-type="string" calcext:value-type="string">
            <text:p>Vérif le 06/2013</text:p>
          </table:table-cell>
          <table:table-cell table:style-name="ce148" office:value-type="string" calcext:value-type="string">
            <text:p>modco</text:p>
          </table:table-cell>
          <table:table-cell table:style-name="ce148" office:value-type="string" calcext:value-type="string">
            <text:p>Conteneur,emballages,journaux,magazines</text:p>
          </table:table-cell>
          <table:table-cell table:style-name="ce148" office:value-type="string" calcext:value-type="string">
            <text:p>container,packaging,newspapers,magazines</text:p>
          </table:table-cell>
          <table:table-cell table:style-name="ce141"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5" table:formula="of:=JSONMODESDECOLLECTE([ModeCollecte.A8];[ModeCollecte.B8];[ModeCollecte.C8];[ModeCollecte.D8];[ModeCollecte.E8];[ModeCollecte.F8];[ModeCollecte.G8];[ModeCollecte.H8];[ModeCollecte.I8];[ModeCollecte.J8];[ModeCollecte.K8];[ModeCollecte.L8];[ModeCollecte.M8];[ModeCollecte.N8];[ModeCollecte.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 I&gt;&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 I&gt;","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48">
          <table:table-cell table:style-name="ce135" office:value-type="string" calcext:value-type="string">
            <text:p>modco_bacbleuhorsnantes</text:p>
          </table:table-cell>
          <table:table-cell table:style-name="ce135" office:value-type="string" calcext:value-type="string">
            <text:p>Bacs bleus (hors Nantes)</text:p>
          </table:table-cell>
          <table:table-cell table:style-name="ce135" office:value-type="string" calcext:value-type="string">
            <text:p>Blue bins (excluding Nantes)</text:p>
          </table:table-cell>
          <table:table-cell table:style-name="ce135"/>
          <table:table-cell table:style-name="ce139" office:value-type="string" calcext:value-type="string">
            <text:p>false</text:p>
          </table:table-cell>
          <table:table-cell table:style-name="ce135" office:value-type="string" calcext:value-type="string">
            <text:p>&lt;IMG SRC='resources/images/bac_bleu_mini.png' ALIGN='right' WIDTH='150px' /&gt;On met les &lt;B&gt;déchets ménagers non recyclés&lt;/B&gt;.</text:p>
          </table:table-cell>
          <table:table-cell table:style-name="ce135" office:value-type="string" calcext:value-type="string">
            <text:p>&lt;IMG SRC='resources/images/bac_bleu_mini.png' align='right' WIDTH='150px' /&gt; It puts the &lt;B&gt; non-recycled household waste &lt;/b&gt;.</text:p>
          </table:table-cell>
          <table:table-cell table:style-name="ce135"/>
          <table:table-cell table:style-name="ce135" office:value-type="string" calcext:value-type="string">
            <text:p>cons_bac_casse,cons_collectes_bacs,cons_arcencielvalorena</text:p>
          </table:table-cell>
          <table:table-cell table:style-name="ce143" office:value-type="string" calcext:value-type="string">
            <text:p>bac_bleu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Bacs,bleus</text:p>
          </table:table-cell>
          <table:table-cell table:style-name="ce148" office:value-type="string" calcext:value-type="string">
            <text:p>bins,blue</text:p>
          </table:table-cell>
          <table:table-cell table:style-name="ce141"/>
          <table:table-cell office:value-type="string" calcext:value-type="string">
            <text:p><text:s/></text:p>
          </table:table-cell>
          <table:table-cell table:style-name="ce75" table:formula="of:=JSONMODESDECOLLECTE([ModeCollecte.A9];[ModeCollecte.B9];[ModeCollecte.C9];[ModeCollecte.D9];[ModeCollecte.E9];[ModeCollecte.F9];[ModeCollecte.G9];[ModeCollecte.H9];[ModeCollecte.I9];[ModeCollecte.J9];[ModeCollecte.K9];[ModeCollecte.L9];[ModeCollecte.M9];[ModeCollecte.N9];[ModeCollecte.O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49">
          <table:table-cell table:style-name="ce135" office:value-type="string" calcext:value-type="string">
            <text:p>modco_bacbleu</text:p>
          </table:table-cell>
          <table:table-cell table:style-name="ce135" office:value-type="string" calcext:value-type="string">
            <text:p>Bacs bleus</text:p>
          </table:table-cell>
          <table:table-cell table:style-name="ce135" office:value-type="string" calcext:value-type="string">
            <text:p>Blue bins</text:p>
          </table:table-cell>
          <table:table-cell table:style-name="ce135"/>
          <table:table-cell table:style-name="ce139" table:formula="of:=[ModeCollecte.E9]" office:value-type="string" office:string-value="false" calcext:value-type="string">
            <text:p>false</text:p>
          </table:table-cell>
          <table:table-cell table:style-name="ce135" table:formula="of:=[Mo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35" office:value-type="string" calcext:value-type="string">
            <text:p>&lt;IMG SRC='resources/images/bac_bleu_mini.png' align='right' WIDTH='150px' /&gt; It puts the &lt;B&gt; non-recycled household waste &lt;/b&gt;.</text:p>
          </table:table-cell>
          <table:table-cell table:style-name="ce135"/>
          <table:table-cell table:style-name="ce135" table:formula="of:=[ModeCollecte.I9]" office:value-type="string" office:string-value="cons_bac_casse,cons_collectes_bacs,cons_arcencielvalorena" calcext:value-type="string">
            <text:p>cons_bac_casse,cons_collectes_bacs,cons_arcencielvalorena</text:p>
          </table:table-cell>
          <table:table-cell table:style-name="ce143" table:formula="of:=[ModeCollecte.J9]" office:value-type="string" office:string-value="bac_bleu_mini.png" calcext:value-type="string">
            <text:p>bac_bleu_mini.png</text:p>
          </table:table-cell>
          <table:table-cell table:style-name="ce148" table:formula="of:=[ModeCollecte.K9]" office:value-type="string" office:string-value="Vérif le 03/2013" calcext:value-type="string">
            <text:p>Vérif le 03/2013</text:p>
          </table:table-cell>
          <table:table-cell table:style-name="ce148" table:formula="of:=[ModeCollecte.L9]" office:value-type="string" office:string-value="modco" calcext:value-type="string">
            <text:p>modco</text:p>
          </table:table-cell>
          <table:table-cell table:style-name="ce148" office:value-type="string" calcext:value-type="string">
            <text:p>Bacs,bleus</text:p>
          </table:table-cell>
          <table:table-cell table:style-name="ce148" office:value-type="string" calcext:value-type="string">
            <text:p>bins,blue</text:p>
          </table:table-cell>
          <table:table-cell table:style-name="ce141"/>
          <table:table-cell/>
          <table:table-cell table:style-name="ce75" table:formula="of:=JSONMODESDECOLLECTE([ModeCollecte.A10];[ModeCollecte.B10];[ModeCollecte.C10];[ModeCollecte.D10];[ModeCollecte.E10];[ModeCollecte.F10];[ModeCollecte.G10];[ModeCollecte.H10];[ModeCollecte.I10];[ModeCollecte.J10];[ModeCollecte.K10];[ModeCollecte.L10];[ModeCollecte.M10];[ModeCollecte.N10];[ModeCollecte.O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135" office:value-type="string" calcext:value-type="string">
            <text:p>modco_bacjaunenantes</text:p>
          </table:table-cell>
          <table:table-cell table:style-name="ce135" office:value-type="string" calcext:value-type="string">
            <text:p>Bacs jaunes (Nantes)</text:p>
          </table:table-cell>
          <table:table-cell table:style-name="ce135" office:value-type="string" calcext:value-type="string">
            <text:p>Yellow Bacs (Nantes)</text:p>
          </table:table-cell>
          <table:table-cell table:style-name="ce135"/>
          <table:table-cell table:style-name="ce139" office:value-type="string" calcext:value-type="string">
            <text:p>false</text:p>
          </table:table-cell>
          <table:table-cell table:style-name="ce142"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2"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42"/>
          <table:table-cell table:style-name="ce135" office:value-type="string" calcext:value-type="string">
            <text:p>cons_pasuniquementbouteilleflacon,cons_bac_casse,cons_collectes_bacs</text:p>
          </table:table-cell>
          <table:table-cell table:style-name="ce143" office:value-type="string" calcext:value-type="string">
            <text:p>bac_jaune_en_cours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Bacs,jaunes</text:p>
          </table:table-cell>
          <table:table-cell table:style-name="ce148" office:value-type="string" calcext:value-type="string">
            <text:p>bins,yellow</text:p>
          </table:table-cell>
          <table:table-cell table:style-name="ce148"/>
          <table:table-cell/>
          <table:table-cell table:style-name="ce75" table:formula="of:=JSONMODESDECOLLECTE([ModeCollecte.A11];[ModeCollecte.B11];[ModeCollecte.C11];[ModeCollecte.D11];[ModeCollecte.E11];[ModeCollecte.F11];[ModeCollecte.G11];[ModeCollecte.H11];[ModeCollecte.I11];[ModeCollecte.J11];[ModeCollecte.K11];[ModeCollecte.L11];[ModeCollecte.M11];[ModeCollecte.N11];[ModeCollecte.O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table:number-columns-repeated="253"/>
        </table:table-row>
        <table:table-row table:style-name="ro51">
          <table:table-cell table:style-name="ce135" office:value-type="string" calcext:value-type="string">
            <text:p>modco_bacjaune</text:p>
          </table:table-cell>
          <table:table-cell table:style-name="ce135" office:value-type="string" calcext:value-type="string">
            <text:p>Bacs jaunes</text:p>
          </table:table-cell>
          <table:table-cell table:style-name="ce135" office:value-type="string" calcext:value-type="string">
            <text:p>Yellow Bacs</text:p>
          </table:table-cell>
          <table:table-cell table:style-name="ce135"/>
          <table:table-cell table:style-name="ce139" office:value-type="string" calcext:value-type="string">
            <text:p>false</text:p>
          </table:table-cell>
          <table:table-cell table:style-name="ce142"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2"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2"/>
          <table:table-cell table:style-name="ce135" office:value-type="string" calcext:value-type="string">
            <text:p>cons_pasuniquementbouteilleflacon,cons_bac_casse,cons_collectes_bacs</text:p>
          </table:table-cell>
          <table:table-cell table:style-name="ce143" office:value-type="string" calcext:value-type="string">
            <text:p>bac_jaune_en_cours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Bacs,jaunes</text:p>
          </table:table-cell>
          <table:table-cell table:style-name="ce148" office:value-type="string" calcext:value-type="string">
            <text:p>bins,yellow</text:p>
          </table:table-cell>
          <table:table-cell table:style-name="ce148"/>
          <table:table-cell/>
          <table:table-cell table:style-name="ce75" table:formula="of:=JSONMODESDECOLLECTE([ModeCollecte.A12];[ModeCollecte.B12];[ModeCollecte.C12];[ModeCollecte.D12];[ModeCollecte.E12];[ModeCollecte.F12];[ModeCollecte.G12];[ModeCollecte.H12];[ModeCollecte.I12];[ModeCollecte.J12];[ModeCollecte.K12];[ModeCollecte.L12];[ModeCollecte.M12];[ModeCollecte.N12];[ModeCollecte.O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5" office:value-type="string" calcext:value-type="string">
            <text:p>modco_sacbleu</text:p>
          </table:table-cell>
          <table:table-cell table:style-name="ce135" office:value-type="string" calcext:value-type="string">
            <text:p>Sacs bleus</text:p>
          </table:table-cell>
          <table:table-cell table:style-name="ce135" office:value-type="string" calcext:value-type="string">
            <text:p>Blue bags</text:p>
          </table:table-cell>
          <table:table-cell table:style-name="ce135"/>
          <table:table-cell table:style-name="ce139" office:value-type="string" calcext:value-type="string">
            <text:p>false</text:p>
          </table:table-cell>
          <table:table-cell table:style-name="ce143" office:value-type="string" calcext:value-type="string">
            <text:p>&lt;IMG SRC='resources/images/nantes/sac_bleu_mini.png' ALIGN='right' WIDTH='150px' /&gt;On met dans les sacs bleus les &lt;B&gt;déchets ménagers non recyclés&lt;/B&gt;.</text:p>
          </table:table-cell>
          <table:table-cell table:style-name="ce143" office:value-type="string" calcext:value-type="string">
            <text:p>&lt;IMG SRC='resources/images/nantes/sac_bleu_mini.png' align='right' WIDTH='150px' /&gt; are placed in blue bags the &lt;B&gt; non-recycled household waste &lt;/b&gt;.</text:p>
          </table:table-cell>
          <table:table-cell table:style-name="ce143"/>
          <table:table-cell table:style-name="ce135" office:value-type="string" calcext:value-type="string">
            <text:p>cons_noeudtrisac,cons_passacpoubelle</text:p>
          </table:table-cell>
          <table:table-cell table:style-name="ce143" office:value-type="string" calcext:value-type="string">
            <text:p>Nantes/sac_bleu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Sacs,bleus</text:p>
          </table:table-cell>
          <table:table-cell table:style-name="ce148" office:value-type="string" calcext:value-type="string">
            <text:p>bags,blue</text:p>
          </table:table-cell>
          <table:table-cell table:style-name="ce148"/>
          <table:table-cell/>
          <table:table-cell table:style-name="ce75" table:formula="of:=JSONMODESDECOLLECTE([ModeCollecte.A13];[ModeCollecte.B13];[ModeCollecte.C13];[ModeCollecte.D13];[ModeCollecte.E13];[ModeCollecte.F13];[ModeCollecte.G13];[ModeCollecte.H13];[ModeCollecte.I13];[ModeCollecte.J13];[ModeCollecte.K13];[ModeCollecte.L13];[ModeCollecte.M13];[ModeCollecte.N13];[ModeCollecte.O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nantes/sac_bleu_mini.png' ALIGN='right' WIDTH='150px' /&gt;On met dans les sacs bleus les &lt;B&gt;déchets ménagers non recyclés&lt;/B&gt;.&quot;,&quot;descr_en&quot;:&quot;&lt;IMG SRC='resources/images/nantes/sac_bleu_mini.png' align='right' WIDTH='150px' /&gt; are placed in blue bags the &lt;B&gt; non-recycled household waste &lt;/b&gt;.&quot;,&quot;cons&quot;:&quot;cons_noeudtrisac,cons_passacpoubelle&quot;,&quot;icone&quot;:&quot;modco&quot;,&quot;image&quot;:&quot;Nantes/sac_bleu_mini.png&quot;,&quot;mots_cles&quot;:&quot;sacs,bleus&quot;,&quot;mots_cles_en&quot;:&quot;bags,blue&quot;}," calcext:value-type="string">
            <text:p>{"code":"modco_sacbleu","nom":"Sacs bleus","nom_en":"Blue bags","libelleBouton":"Sacs bleus","libelleBouton_en":"Blue bags","modesCollecte":"false","descr":"&lt;IMG SRC='resources/images/nantes/sac_bleu_mini.png' ALIGN='right' WIDTH='150px' /&gt;On met dans les sacs bleus les &lt;B&gt;déchets ménagers non recyclés&lt;/B&gt;.","descr_en":"&lt;IMG SRC='resources/images/nantes/sac_bleu_mini.png' align='right' WIDTH='150px' /&gt; are placed in blue bags the &lt;B&gt; non-recycled household waste &lt;/b&gt;.","cons":"cons_noeudtrisac,cons_passacpoubelle","icone":"modco","image":"Nantes/sac_bleu_mini.png","mots_cles":"sacs,bleus","mots_cles_en":"bags,blu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2">
          <table:table-cell table:style-name="ce135" office:value-type="string" calcext:value-type="string">
            <text:p>modco_sacjaune</text:p>
          </table:table-cell>
          <table:table-cell table:style-name="ce135" office:value-type="string" calcext:value-type="string">
            <text:p>Sacs jaunes</text:p>
          </table:table-cell>
          <table:table-cell table:style-name="ce135" office:value-type="string" calcext:value-type="string">
            <text:p>Yellow bags</text:p>
          </table:table-cell>
          <table:table-cell table:style-name="ce135"/>
          <table:table-cell table:style-name="ce139" office:value-type="string" calcext:value-type="string">
            <text:p>false</text:p>
          </table:table-cell>
          <table:table-cell table:style-name="ce135"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35"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35"/>
          <table:table-cell table:style-name="ce135" office:value-type="string" calcext:value-type="string">
            <text:p>cons_souille,cons_noeudtrisac,cons_passacpoubelle</text:p>
          </table:table-cell>
          <table:table-cell table:style-name="ce143" office:value-type="string" calcext:value-type="string">
            <text:p>nantes/sac_jaun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Sacs,jaunes</text:p>
          </table:table-cell>
          <table:table-cell table:style-name="ce148" office:value-type="string" calcext:value-type="string">
            <text:p>bags,yellow</text:p>
          </table:table-cell>
          <table:table-cell table:style-name="ce148"/>
          <table:table-cell/>
          <table:table-cell table:style-name="ce75" table:formula="of:=JSONMODESDECOLLECTE([ModeCollecte.A14];[ModeCollecte.B14];[ModeCollecte.C14];[ModeCollecte.D14];[ModeCollecte.E14];[ModeCollecte.F14];[ModeCollecte.G14];[ModeCollecte.H14];[ModeCollecte.I14];[ModeCollecte.J14];[ModeCollecte.K14];[ModeCollecte.L14];[ModeCollecte.M14];[ModeCollecte.N14];[ModeCollecte.O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quot;cons&quot;:&quot;cons_souille,cons_noeudtrisac,cons_passacpoubelle&quot;,&quot;icone&quot;:&quot;modco&quot;,&quot;image&quot;:&quot;nantes/sac_jaune_mini.png&quot;,&quot;mots_cles&quot;:&quot;sacs,jaunes&quot;,&quot;mots_cles_en&quot;:&quot;bags,yellow&quot;}," calcext:value-type="string">
            <text:p>{"code":"modco_sacjaune","nom":"Sacs jaunes","nom_en":"Yellow bags","libelleBouton":"Sacs jaunes","libelleBouton_en":"Yellow bags","modesCollecte":"false","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cons":"cons_souille,cons_noeudtrisac,cons_passacpoubelle","icone":"modco","image":"nantes/sac_jaune_mini.png","mots_cles":"sacs,jaunes","mots_cles_en":"bags,yell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35" office:value-type="string" calcext:value-type="string">
            <text:p>modco_ecopoint</text:p>
          </table:table-cell>
          <table:table-cell table:style-name="ce135" office:value-type="string" calcext:value-type="string">
            <text:p><text:span text:style-name="T9">É</text:span>copoint</text:p>
          </table:table-cell>
          <table:table-cell table:style-name="ce135" office:value-type="string" calcext:value-type="string">
            <text:p>Ecopoint</text:p>
          </table:table-cell>
          <table:table-cell table:style-name="ce135"/>
          <table:table-cell table:style-name="ce139" office:value-type="string" calcext:value-type="string">
            <text:p>false</text:p>
          </table:table-cell>
          <table:table-cell table:style-name="ce135"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35"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35" table:number-columns-repeated="2"/>
          <table:table-cell table:style-name="ce135" office:value-type="string" calcext:value-type="string">
            <text:p>nantes/ecopoint_viarme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office:value-type="string" calcext:value-type="string">
            <text:p>Écopoint</text:p>
          </table:table-cell>
          <table:table-cell table:style-name="ce148" office:value-type="string" calcext:value-type="string">
            <text:p>ecopoint</text:p>
          </table:table-cell>
          <table:table-cell table:style-name="ce148"/>
          <table:table-cell/>
          <table:table-cell table:style-name="ce75" table:formula="of:=JSONMODESDECOLLECTE([ModeCollecte.A15];[ModeCollecte.B15];[ModeCollecte.C15];[ModeCollecte.D15];[ModeCollecte.E15];[ModeCollecte.F15];[ModeCollecte.G15];[ModeCollecte.H15];[ModeCollecte.I15];[ModeCollecte.J15];[ModeCollecte.K15];[ModeCollecte.L15];[ModeCollecte.M15];[ModeCollecte.N15];[ModeCollecte.O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quot;icone&quot;:&quot;modco&quot;,&quot;image&quot;:&quot;nantes/ecopoint_viarme_mini.png&quot;,&quot;mots_cles&quot;:&quot;ecopoint&quot;,&quot;mots_cles_en&quot;:&quot;ecopoint&quot;}," calcext:value-type="string">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icone":"modco","image":"nantes/ecopoint_viarme_mini.png","mots_cles":"ecopoint","mots_cles_en":"ecopoint"},</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20" office:value-type="string" calcext:value-type="string">
            <text:p>modco_contomr</text:p>
          </table:table-cell>
          <table:table-cell table:style-name="ce20" office:value-type="string" calcext:value-type="string">
            <text:p>Conteneurs ordures ménagers</text:p>
          </table:table-cell>
          <table:table-cell table:style-name="ce20" office:value-type="string" calcext:value-type="string">
            <text:p>Container for household waste</text:p>
          </table:table-cell>
          <table:table-cell table:style-name="ce20"/>
          <table:table-cell table:style-name="ce123" office:value-type="string" calcext:value-type="string">
            <text:p>false</text:p>
          </table:table-cell>
          <table:table-cell table:style-name="ce20" office:value-type="string" calcext:value-type="string">
            <text:p>On met les &lt;B&gt;déchets ménagers non recyclés&lt;/B&gt;.</text:p>
          </table:table-cell>
          <table:table-cell table:style-name="ce20" office:value-type="string" calcext:value-type="string">
            <text:p>It puts the &lt;B&gt; non-recycled household waste &lt;/b&gt;.</text:p>
          </table:table-cell>
          <table:table-cell table:style-name="ce20" table:number-columns-repeated="2"/>
          <table:table-cell table:style-name="ce18" office:value-type="string" calcext:value-type="string">
            <text:p>conteneur_enterre.png</text:p>
          </table:table-cell>
          <table:table-cell table:style-name="ce102" table:number-columns-repeated="2"/>
          <table:table-cell table:style-name="ce102" office:value-type="string" calcext:value-type="string">
            <text:p>conteneur,déchet,ménager</text:p>
          </table:table-cell>
          <table:table-cell table:style-name="ce102" office:value-type="string" calcext:value-type="string">
            <text:p>container,waste,household</text:p>
          </table:table-cell>
          <table:table-cell table:style-name="ce102"/>
          <table:table-cell/>
          <table:table-cell table:style-name="ce75" table:formula="of:=JSONMODESDECOLLECTE([ModeCollecte.A16];[ModeCollecte.B16];[ModeCollecte.C16];[ModeCollecte.D16];[ModeCollecte.E16];[ModeCollecte.F16];[ModeCollecte.G16];[ModeCollecte.H16];[ModeCollecte.I16];[ModeCollecte.J16];[ModeCollecte.K16];[ModeCollecte.L16];[ModeCollecte.M16];[ModeCollecte.N16];[ModeCollecte.O16])" office:value-type="string" office:string-value="{&quot;code&quot;:&quot;modco_contomr&quot;,&quot;nom&quot;:&quot;Conteneurs ordures ménagers&quot;,&quot;nom_en&quot;:&quot;Container for household waste&quot;,&quot;libelleBouton&quot;:&quot;Conteneurs ordures ménagers&quot;,&quot;libelleBouton_en&quot;:&quot;Container for household waste&quot;,&quot;modesCollecte&quot;:&quot;false&quot;,&quot;descr&quot;:&quot;On met les &lt;B&gt;déchets ménagers non recyclés&lt;/B&gt;.&quot;,&quot;descr_en&quot;:&quot;It puts the &lt;B&gt; non-recycled household waste &lt;/b&gt;.&quot;,&quot;image&quot;:&quot;conteneur_enterre.png&quot;,&quot;mots_cles&quot;:&quot;conteneur,dechet,menager&quot;,&quot;mots_cles_en&quot;:&quot;container,waste,household&quot;}," calcext:value-type="string">
            <text:p>{"code":"modco_contomr","nom":"Conteneurs ordures ménagers","nom_en":"Container for household waste","libelleBouton":"Conteneurs ordures ménagers","libelleBouton_en":"Container for household waste","modesCollecte":"false","descr":"On met les &lt;B&gt;déchets ménagers non recyclés&lt;/B&gt;.","descr_en":"It puts the &lt;B&gt; non-recycled household waste &lt;/b&gt;.","image":"conteneur_enterre.png","mots_cles":"conteneur,dechet,menager","mots_cles_en":"container,waste,househol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20" office:value-type="string" calcext:value-type="string">
            <text:p>modco_dechetssecs</text:p>
          </table:table-cell>
          <table:table-cell table:style-name="ce20" office:value-type="string" calcext:value-type="string">
            <text:p>Conteneurs déchets secs</text:p>
          </table:table-cell>
          <table:table-cell table:style-name="ce20" office:value-type="string" calcext:value-type="string">
            <text:p>Containers dry waste</text:p>
          </table:table-cell>
          <table:table-cell table:style-name="ce20"/>
          <table:table-cell table:style-name="ce123" office:value-type="string" calcext:value-type="string">
            <text:p>false</text:p>
          </table:table-cell>
          <table:table-cell table:style-name="ce87" office:value-type="string" calcext:value-type="string">
            <text:p>On met les &lt;B&gt;déchets ménagers non recyclés&lt;/B&gt;.</text:p>
          </table:table-cell>
          <table:table-cell table:style-name="ce87" office:value-type="string" calcext:value-type="string">
            <text:p>It puts the &lt;B&gt; non-recycled household waste &lt;/b&gt;.</text:p>
          </table:table-cell>
          <table:table-cell table:style-name="ce87"/>
          <table:table-cell table:style-name="ce20"/>
          <table:table-cell table:style-name="ce18" office:value-type="string" calcext:value-type="string">
            <text:p>conteneur_ordure_menageres_petit.png</text:p>
          </table:table-cell>
          <table:table-cell table:style-name="ce66"/>
          <table:table-cell table:style-name="ce102"/>
          <table:table-cell table:style-name="ce102" office:value-type="string" calcext:value-type="string">
            <text:p>conteneurs,déchets,secs</text:p>
          </table:table-cell>
          <table:table-cell table:style-name="ce102" office:value-type="string" calcext:value-type="string">
            <text:p>containers,waste,dry</text:p>
          </table:table-cell>
          <table:table-cell table:style-name="ce102"/>
          <table:table-cell/>
          <table:table-cell table:style-name="ce75" table:formula="of:=JSONMODESDECOLLECTE([ModeCollecte.A17];[ModeCollecte.B17];[ModeCollecte.C17];[ModeCollecte.D17];[ModeCollecte.E17];[ModeCollecte.F17];[ModeCollecte.G17];[ModeCollecte.H17];[ModeCollecte.I17];[ModeCollecte.J17];[ModeCollecte.K17];[ModeCollecte.L17];[ModeCollecte.M17];[ModeCollecte.N17];[ModeCollecte.O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b&gt;.&quot;,&quot;image&quot;:&quot;conteneur_ordure_menageres_petit.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b&gt;.","image":"conteneur_ordure_menageres_petit.png","mots_cles":"conteneurs,dechets,secs","mots_cles_en":"containers,waste,dr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20" office:value-type="string" calcext:value-type="string">
            <text:p>modco_reemploi</text:p>
          </table:table-cell>
          <table:table-cell table:style-name="ce20" office:value-type="string" calcext:value-type="string">
            <text:p>Entreprises et assos spécialisées</text:p>
          </table:table-cell>
          <table:table-cell table:style-name="ce20" office:value-type="string" calcext:value-type="string">
            <text:p>Specialized companies and assos</text:p>
          </table:table-cell>
          <table:table-cell table:style-name="ce2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3" office:value-type="string" calcext:value-type="string">
            <text:p>false</text:p>
          </table:table-cell>
          <table:table-cell table:style-name="ce2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0"/>
          <table:table-cell table:style-name="ce20" office:value-type="string" calcext:value-type="string">
            <text:p>cons_deuxiemevie</text:p>
          </table:table-cell>
          <table:table-cell table:style-name="ce18" office:value-type="string" calcext:value-type="string">
            <text:p>structures_reemplois_mini.png</text:p>
          </table:table-cell>
          <table:table-cell table:style-name="ce66" office:value-type="string" calcext:value-type="string">
            <text:p>vérif le 03/2013</text:p>
          </table:table-cell>
          <table:table-cell table:style-name="ce102" office:value-type="string" calcext:value-type="string">
            <text:p>modco</text:p>
          </table:table-cell>
          <table:table-cell table:style-name="ce102" office:value-type="string" calcext:value-type="string">
            <text:p>entreprise,association,asso</text:p>
          </table:table-cell>
          <table:table-cell table:style-name="ce102" office:value-type="string" calcext:value-type="string">
            <text:p>company,association,asso</text:p>
          </table:table-cell>
          <table:table-cell table:style-name="ce102"/>
          <table:table-cell/>
          <table:table-cell table:style-name="ce75" table:formula="of:=JSONMODESDECOLLECTE([ModeCollecte.A18];[ModeCollecte.B18];[ModeCollecte.C18];[ModeCollecte.D18];[ModeCollecte.E18];[ModeCollecte.F18];[ModeCollecte.G18];[ModeCollecte.H18];[ModeCollecte.I18];[ModeCollecte.J18];[ModeCollecte.K18];[ModeCollecte.L18];[ModeCollecte.M18];[ModeCollecte.N18];[ModeCollecte.O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modco_pointsdevente</text:p>
          </table:table-cell>
          <table:table-cell table:style-name="ce20" office:value-type="string" calcext:value-type="string">
            <text:p>Reprise en points de vente</text:p>
          </table:table-cell>
          <table:table-cell table:style-name="ce20" office:value-type="string" calcext:value-type="string">
            <text:p>Recovery in retail outlets</text:p>
          </table:table-cell>
          <table:table-cell table:style-name="ce20" office:value-type="string" calcext:value-type="string">
            <text:p>smco_vendeurcartoucheencre,smco_vendeurpile,smco_reprise,smco_vendeur_lampe_eco,smco_vendeurcassevoiture,smco_garage</text:p>
          </table:table-cell>
          <table:table-cell table:style-name="ce123" office:value-type="string" calcext:value-type="string">
            <text:p>false</text:p>
          </table:table-cell>
          <table:table-cell table:style-name="ce112"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2" office:value-type="string" calcext:value-type="string">
            <text:p>The outlets are obliged to recover the used items they sell: printer cartridges, batteries, energy saving light bulbs, fluorescent tubes (neons).</text:p>
          </table:table-cell>
          <table:table-cell table:style-name="ce112"/>
          <table:table-cell table:style-name="ce6" office:value-type="string" calcext:value-type="string">
            <text:p>cons_recuppdv1,cons_recuppdv2</text:p>
          </table:table-cell>
          <table:table-cell table:style-name="ce146" office:value-type="string" calcext:value-type="string">
            <text:p>recyclage_point_de_vente_mini.png</text:p>
          </table:table-cell>
          <table:table-cell table:style-name="ce66" office:value-type="string" calcext:value-type="string">
            <text:p>vérif le 03/2013</text:p>
          </table:table-cell>
          <table:table-cell table:style-name="ce102" office:value-type="string" calcext:value-type="string">
            <text:p>modco</text:p>
          </table:table-cell>
          <table:table-cell table:style-name="ce102" office:value-type="string" calcext:value-type="string">
            <text:p>Reprise,vente</text:p>
          </table:table-cell>
          <table:table-cell table:style-name="ce102" office:value-type="string" calcext:value-type="string">
            <text:p>recovery,sale</text:p>
          </table:table-cell>
          <table:table-cell table:style-name="ce102"/>
          <table:table-cell/>
          <table:table-cell table:style-name="ce75" table:formula="of:=JSONMODESDECOLLECTE([ModeCollecte.A19];[ModeCollecte.B19];[ModeCollecte.C19];[ModeCollecte.D19];[ModeCollecte.E19];[ModeCollecte.F19];[ModeCollecte.G19];[ModeCollecte.H19];[ModeCollecte.I19];[ModeCollecte.J19];[ModeCollecte.K19];[ModeCollecte.L19];[ModeCollecte.M19];[ModeCollecte.N19];[ModeCollecte.O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20" office:value-type="string" calcext:value-type="string">
            <text:p>modco_decheterie</text:p>
          </table:table-cell>
          <table:table-cell table:number-columns-repeated="2" table:style-name="ce20" office:value-type="string" calcext:value-type="string">
            <text:p>Déchèteries</text:p>
          </table:table-cell>
          <table:table-cell table:style-name="ce20"/>
          <table:table-cell table:style-name="ce123" office:value-type="string" calcext:value-type="string">
            <text:p>false</text:p>
          </table:table-cell>
          <table:table-cell table:style-name="ce135"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35"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35"/>
          <table:table-cell table:style-name="ce20"/>
          <table:table-cell table:style-name="ce146" office:value-type="string" calcext:value-type="string">
            <text:p>panneau_dechetterie_mini.png</text:p>
          </table:table-cell>
          <table:table-cell table:style-name="ce66" office:value-type="string" calcext:value-type="string">
            <text:p>vérif le 03/2013</text:p>
          </table:table-cell>
          <table:table-cell table:style-name="ce102" office:value-type="string" calcext:value-type="string">
            <text:p>modco</text:p>
          </table:table-cell>
          <table:table-cell table:style-name="ce102" office:value-type="string" calcext:value-type="string">
            <text:p>Déchèteries</text:p>
          </table:table-cell>
          <table:table-cell table:style-name="ce102" office:value-type="string" calcext:value-type="string">
            <text:p>déchèteries</text:p>
          </table:table-cell>
          <table:table-cell table:style-name="ce102"/>
          <table:table-cell/>
          <table:table-cell table:style-name="ce75" table:formula="of:=JSONMODESDECOLLECTE([ModeCollecte.A20];[ModeCollecte.B20];[ModeCollecte.C20];[ModeCollecte.D20];[ModeCollecte.E20];[ModeCollecte.F20];[ModeCollecte.G20];[ModeCollecte.H20];[ModeCollecte.I20];[ModeCollecte.J20];[ModeCollecte.K20];[ModeCollecte.L20];[ModeCollecte.M20];[ModeCollecte.N20];[ModeCollecte.O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icone":"modco","image":"panneau_dechetterie_mini.png","mots_cles":"decheteries","mots_cles_en":"decheteri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20" office:value-type="string" calcext:value-type="string">
            <text:p>modco_compostage</text:p>
          </table:table-cell>
          <table:table-cell table:style-name="ce20" office:value-type="string" calcext:value-type="string">
            <text:p>Compostage</text:p>
          </table:table-cell>
          <table:table-cell table:style-name="ce20" office:value-type="string" calcext:value-type="string">
            <text:p>Composting</text:p>
          </table:table-cell>
          <table:table-cell table:style-name="ce20"/>
          <table:table-cell table:style-name="ce123" office:value-type="string" calcext:value-type="string">
            <text:p>false</text:p>
          </table:table-cell>
          <table:table-cell table:style-name="ce17" office:value-type="string" calcext:value-type="string">
            <text:p>thé, épluchure, papier à usage unique (papier toilette, essuie-tout), plante, reste de repas (nourriture)&lt;BR/&gt;Voir &lt;I&gt;&lt;A HREF='fich:fiche_compostage'&gt;fiche 'Compostage'&lt;/A&gt;&lt;/I&gt; .</text:p>
          </table:table-cell>
          <table:table-cell table:style-name="ce17" office:value-type="string" calcext:value-type="string">
            <text:p>tea, peel, disposable paper (toilet paper, paper towels), plant, rest of meals (food) &lt;BR/&gt; See &lt;I&gt; &lt;A HREF='fich:fiche_compostage'&gt; sheet 'Composting' &lt;/ A &gt; &lt;/ I&gt;.</text:p>
          </table:table-cell>
          <table:table-cell table:style-name="ce17"/>
          <table:table-cell table:style-name="ce20"/>
          <table:table-cell table:style-name="ce20" office:value-type="string" calcext:value-type="string">
            <text:p>composteur_mini.png</text:p>
          </table:table-cell>
          <table:table-cell table:style-name="ce66" office:value-type="string" calcext:value-type="string">
            <text:p>vérif le 03/2013</text:p>
          </table:table-cell>
          <table:table-cell table:style-name="ce102"/>
          <table:table-cell table:style-name="ce102" office:value-type="string" calcext:value-type="string">
            <text:p>Compostage</text:p>
          </table:table-cell>
          <table:table-cell table:style-name="ce102" office:value-type="string" calcext:value-type="string">
            <text:p>composting</text:p>
          </table:table-cell>
          <table:table-cell table:style-name="ce102"/>
          <table:table-cell/>
          <table:table-cell table:style-name="ce75" table:formula="of:=JSONMODESDECOLLECTE([ModeCollecte.A21];[ModeCollecte.B21];[ModeCollecte.C21];[ModeCollecte.D21];[ModeCollecte.E21];[ModeCollecte.F21];[ModeCollecte.G21];[ModeCollecte.H21];[ModeCollecte.I21];[ModeCollecte.J21];[ModeCollecte.K21];[ModeCollecte.L21];[ModeCollecte.M21];[ModeCollecte.N21];[ModeCollecte.O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 I&gt;.&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 I&gt;.","image":"composteur_mini.png","mots_cles":"compostage","mots_cles_en":"compost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20" office:value-type="string" calcext:value-type="string">
            <text:p>modco_encombrant</text:p>
          </table:table-cell>
          <table:table-cell table:style-name="ce20" office:value-type="string" calcext:value-type="string">
            <text:p>Point dépôt encombrant</text:p>
          </table:table-cell>
          <table:table-cell table:style-name="ce20" office:value-type="string" calcext:value-type="string">
            <text:p>Point bulky filing</text:p>
          </table:table-cell>
          <table:table-cell table:style-name="ce20"/>
          <table:table-cell table:style-name="ce123" office:value-type="string" calcext:value-type="string">
            <text:p>false</text:p>
          </table:table-cell>
          <table:table-cell table:style-name="ce87"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7"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7"/>
          <table:table-cell table:style-name="ce20"/>
          <table:table-cell table:style-name="ce20" office:value-type="string" calcext:value-type="string">
            <text:p>encombrant_mini.png</text:p>
          </table:table-cell>
          <table:table-cell table:style-name="ce66"/>
          <table:table-cell table:style-name="ce102" office:value-type="string" calcext:value-type="string">
            <text:p>modco</text:p>
          </table:table-cell>
          <table:table-cell table:style-name="ce102" office:value-type="string" calcext:value-type="string">
            <text:p>Point,dépôt,encombrant</text:p>
          </table:table-cell>
          <table:table-cell table:style-name="ce102" office:value-type="string" calcext:value-type="string">
            <text:p>point deposit,bulky</text:p>
          </table:table-cell>
          <table:table-cell table:style-name="ce102"/>
          <table:table-cell/>
          <table:table-cell table:style-name="ce75" table:formula="of:=JSONMODESDECOLLECTE([ModeCollecte.A22];[ModeCollecte.B22];[ModeCollecte.C22];[ModeCollecte.D22];[ModeCollecte.E22];[ModeCollecte.F22];[ModeCollecte.G22];[ModeCollecte.H22];[ModeCollecte.I22];[ModeCollecte.J22];[ModeCollecte.K22];[ModeCollecte.L22];[ModeCollecte.M22];[ModeCollecte.N22];[ModeCollecte.O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18" office:value-type="string" calcext:value-type="string">
            <text:p>smco_conteneurlerelais</text:p>
          </table:table-cell>
          <table:table-cell table:style-name="ce18" office:value-type="string" calcext:value-type="string">
            <text:p>Conteneur vêtements</text:p>
          </table:table-cell>
          <table:table-cell table:style-name="ce18" office:value-type="string" calcext:value-type="string">
            <text:p>Container clothing</text:p>
          </table:table-cell>
          <table:table-cell table:style-name="ce20"/>
          <table:table-cell table:style-name="ce123" office:value-type="string" calcext:value-type="string">
            <text:p>false</text:p>
          </table:table-cell>
          <table:table-cell table:style-name="ce2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0"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20"/>
          <table:table-cell table:style-name="ce20" office:value-type="string" calcext:value-type="string">
            <text:p>cons_lerelais</text:p>
          </table:table-cell>
          <table:table-cell table:style-name="ce18" office:value-type="string" calcext:value-type="string">
            <text:p>conteneur_lerelais_mini.png</text:p>
          </table:table-cell>
          <table:table-cell table:style-name="ce66"/>
          <table:table-cell table:style-name="ce102" office:value-type="string" calcext:value-type="string">
            <text:p>modco</text:p>
          </table:table-cell>
          <table:table-cell table:style-name="ce102" office:value-type="string" calcext:value-type="string">
            <text:p>Conteneur,vêtements</text:p>
          </table:table-cell>
          <table:table-cell table:style-name="ce102" office:value-type="string" calcext:value-type="string">
            <text:p>container,clothing</text:p>
          </table:table-cell>
          <table:table-cell table:style-name="ce102"/>
          <table:table-cell/>
          <table:table-cell table:style-name="ce75" table:formula="of:=JSONMODESDECOLLECTE([ModeCollecte.A23];[ModeCollecte.B23];[ModeCollecte.C23];[ModeCollecte.D23];[ModeCollecte.E23];[ModeCollecte.F23];[ModeCollecte.G23];[ModeCollecte.H23];[ModeCollecte.I23];[ModeCollecte.J23];[ModeCollecte.K23];[ModeCollecte.L23];[ModeCollecte.M23];[ModeCollecte.N23];[ModeCollecte.O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electromenag <text:s/></text:p>
          </table:table-cell>
          <table:table-cell table:style-name="ce20" office:value-type="string" calcext:value-type="string">
            <text:p>Réemploi appareils électroménager</text:p>
          </table:table-cell>
          <table:table-cell table:style-name="ce20" office:value-type="string" calcext:value-type="string">
            <text:p>Reuse household appliances</text:p>
          </table:table-cell>
          <table:table-cell table:style-name="ce20"/>
          <table:table-cell table:style-name="ce123" office:value-type="string" calcext:value-type="string">
            <text:p>true</text:p>
          </table:table-cell>
          <table:table-cell table:style-name="ce20" office:value-type="string" calcext:value-type="string">
            <text:p>Réemploi des appareils électroménager</text:p>
          </table:table-cell>
          <table:table-cell table:style-name="ce20" office:value-type="string" calcext:value-type="string">
            <text:p>Reuse of household appliances</text:p>
          </table:table-cell>
          <table:table-cell table:style-name="ce20" table:number-columns-repeated="2"/>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appareil,électroménager</text:p>
          </table:table-cell>
          <table:table-cell table:style-name="ce102" office:value-type="string" calcext:value-type="string">
            <text:p>reuse,apparatus,appliances</text:p>
          </table:table-cell>
          <table:table-cell table:style-name="ce102"/>
          <table:table-cell/>
          <table:table-cell table:style-name="ce75" table:formula="of:=JSONMODESDECOLLECTE([ModeCollecte.A24];[ModeCollecte.B24];[ModeCollecte.C24];[ModeCollecte.D24];[ModeCollecte.E24];[ModeCollecte.F24];[ModeCollecte.G24];[ModeCollecte.H24];[ModeCollecte.I24];[ModeCollecte.J24];[ModeCollecte.K24];[ModeCollecte.L24];[ModeCollecte.M24];[ModeCollecte.N24];[ModeCollecte.O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reemploi_petit.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reemploi_petit.png","mots_cles":"reemploi,appareil,electromenager","mots_cles_en":"reuse,apparatus,applianc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info</text:p>
          </table:table-cell>
          <table:table-cell table:style-name="ce20" office:value-type="string" calcext:value-type="string">
            <text:p>Réemploi appareils informatique</text:p>
          </table:table-cell>
          <table:table-cell table:style-name="ce20" office:value-type="string" calcext:value-type="string">
            <text:p>Reuse computer devices</text:p>
          </table:table-cell>
          <table:table-cell table:style-name="ce20"/>
          <table:table-cell table:style-name="ce123" office:value-type="string" calcext:value-type="string">
            <text:p>true</text:p>
          </table:table-cell>
          <table:table-cell table:style-name="ce87" office:value-type="string" calcext:value-type="string">
            <text:p>Plusieurs organismes ('Alis 44' à Nantes, 'Actif Ouest' à Saint-Herblain, 'Nâga' à Rezé) récupèrent les anciens apareils informatiques. &lt;br/&gt;Voir page 'lieux'.</text:p>
          </table:table-cell>
          <table:table-cell table:style-name="ce87" office:value-type="string" calcext:value-type="string">
            <text:p>Several organizations (Alis 44 'in Nantes, western Active' in Saint-Herblain, 'Naga' in Rezé) recover old computer apareils.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appareil,informatique</text:p>
          </table:table-cell>
          <table:table-cell table:style-name="ce102" office:value-type="string" calcext:value-type="string">
            <text:p>reuse,appliance,computer</text:p>
          </table:table-cell>
          <table:table-cell table:style-name="ce102"/>
          <table:table-cell/>
          <table:table-cell table:style-name="ce75" table:formula="of:=JSONMODESDECOLLECTE([ModeCollecte.A25];[ModeCollecte.B25];[ModeCollecte.C25];[ModeCollecte.D25];[ModeCollecte.E25];[ModeCollecte.F25];[ModeCollecte.G25];[ModeCollecte.H25];[ModeCollecte.I25];[ModeCollecte.J25];[ModeCollecte.K25];[ModeCollecte.L25];[ModeCollecte.M25];[ModeCollecte.N25];[ModeCollecte.O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reemploi_petit.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reemploi_petit.png","mots_cles":"reemploi,appareil,informatique","mots_cles_en":"reuse,appliance,comput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cartouchetoner</text:p>
          </table:table-cell>
          <table:table-cell table:style-name="ce20" office:value-type="string" calcext:value-type="string">
            <text:p>Réemploi cartouches encres et tuners</text:p>
          </table:table-cell>
          <table:table-cell table:style-name="ce20" office:value-type="string" calcext:value-type="string">
            <text:p>Reuse ink cartridges and tuners</text:p>
          </table:table-cell>
          <table:table-cell table:style-name="ce20"/>
          <table:table-cell table:style-name="ce123" office:value-type="string" calcext:value-type="string">
            <text:p>true</text:p>
          </table:table-cell>
          <table:table-cell table:style-name="ce87" office:value-type="string" calcext:value-type="string">
            <text:p>Plusieurs organismes ('Lever l'encre' et 'Oce'encre' à Nantes, 'encre Station' à Saint-Herblain) récupèrent les anciennes cartouches d'encrest. &lt;br/&gt;Voir page 'lieux'.</text:p>
          </table:table-cell>
          <table:table-cell table:style-name="ce87" office:value-type="string" calcext:value-type="string">
            <text:p>Several agencies ('Sunrise ink' and 'Oce'encre' in Nantes, Ink Station 'in Saint-Herblain) recover old cartridges encrest.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cartouche,encre,tuner</text:p>
          </table:table-cell>
          <table:table-cell table:style-name="ce102" office:value-type="string" calcext:value-type="string">
            <text:p>re-use,cartridges,ink,tuner</text:p>
          </table:table-cell>
          <table:table-cell table:style-name="ce102"/>
          <table:table-cell/>
          <table:table-cell table:style-name="ce75" table:formula="of:=JSONMODESDECOLLECTE([ModeCollecte.A26];[ModeCollecte.B26];[ModeCollecte.C26];[ModeCollecte.D26];[ModeCollecte.E26];[ModeCollecte.F26];[ModeCollecte.G26];[ModeCollecte.H26];[ModeCollecte.I26];[ModeCollecte.J26];[ModeCollecte.K26];[ModeCollecte.L26];[ModeCollecte.M26];[ModeCollecte.N26];[ModeCollecte.O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reemploi_petit.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reemploi_petit.png","mots_cles":"reemploi,cartouche,encre,tuner","mots_cles_en":"re,use,cartridges,ink,tuner"},</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livreCD</text:p>
          </table:table-cell>
          <table:table-cell table:style-name="ce20" office:value-type="string" calcext:value-type="string">
            <text:p>Réemploi livre/BD/CD/DVD</text:p>
          </table:table-cell>
          <table:table-cell table:style-name="ce20" office:value-type="string" calcext:value-type="string">
            <text:p>Book reuse / BD / CD / DVD</text:p>
          </table:table-cell>
          <table:table-cell table:style-name="ce20"/>
          <table:table-cell table:style-name="ce123" office:value-type="string" calcext:value-type="string">
            <text:p>true</text:p>
          </table:table-cell>
          <table:table-cell table:style-name="ce87" office:value-type="string" calcext:value-type="string">
            <text:p>Plusieurs organismes (association &lt;a href='lieu:stco_reemploi51'&gt;Nantes écologie&lt;/a&gt;, &lt;a href='lieu:stco_reemploi47'&gt;La croix rouge&lt;/a&gt;...) récupèrent les anciens livres.</text:p>
          </table:table-cell>
          <table:table-cell table:style-name="ce87" office:value-type="string" calcext:value-type="string">
            <text:p>Several organizations (&lt;a href='lieu:stco_reemploi51'&gt; Nantes &lt;/a&gt; ecology association, &lt;a href='lieu:stco_reemploi47'&gt; The red cross &lt;/a&gt; ...) recover the ancient book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livre/BD/CD/DVD</text:p>
          </table:table-cell>
          <table:table-cell table:style-name="ce102" office:value-type="string" calcext:value-type="string">
            <text:p>reuse,book,bd,cd,dvd</text:p>
          </table:table-cell>
          <table:table-cell table:style-name="ce102"/>
          <table:table-cell/>
          <table:table-cell table:style-name="ce75" table:formula="of:=JSONMODESDECOLLECTE([ModeCollecte.A27];[ModeCollecte.B27];[ModeCollecte.C27];[ModeCollecte.D27];[ModeCollecte.E27];[ModeCollecte.F27];[ModeCollecte.G27];[ModeCollecte.H27];[ModeCollecte.I27];[ModeCollecte.J27];[ModeCollecte.K27];[ModeCollecte.L27];[ModeCollecte.M27];[ModeCollecte.N27];[ModeCollecte.O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reemploi_petit.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reemploi_petit.png","mots_cles":"reemploi,livre/bd/cd/dvd","mots_cles_en":"reuse,book,bd,cd,dvd"},</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jouet</text:p>
          </table:table-cell>
          <table:table-cell table:style-name="ce20" office:value-type="string" calcext:value-type="string">
            <text:p>Réemploi jouets</text:p>
          </table:table-cell>
          <table:table-cell table:style-name="ce20" office:value-type="string" calcext:value-type="string">
            <text:p>Reuse toys</text:p>
          </table:table-cell>
          <table:table-cell table:style-name="ce138" office:value-type="string" calcext:value-type="string">
            <text:p>cat_omr</text:p>
          </table:table-cell>
          <table:table-cell table:style-name="ce123" office:value-type="string" calcext:value-type="string">
            <text:p>true</text:p>
          </table:table-cell>
          <table:table-cell table:style-name="ce87" office:value-type="string" calcext:value-type="string">
            <text:p>Plusieurs organismes ('Ateliers du Retz Emploi', 'La Ressourcerie de l'ïle', 'Emmaüs', 'Véti Frat', 'La Croix Rouge') récupèrent les anciens jouets. &lt;br/&gt;Voir page 'lieux'.</text:p>
          </table:table-cell>
          <table:table-cell table:style-name="ce87" office:value-type="string" calcext:value-type="string">
            <text:p>Several agencies ('Retz Employment Workshops', 'The Ressourcerie of the island', 'Emmaus', 'Veti Frat', 'The Red Cross') recover old toys.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jouet</text:p>
          </table:table-cell>
          <table:table-cell table:style-name="ce102" office:value-type="string" calcext:value-type="string">
            <text:p>reuse,toy</text:p>
          </table:table-cell>
          <table:table-cell table:style-name="ce102"/>
          <table:table-cell/>
          <table:table-cell table:style-name="ce75" table:formula="of:=JSONMODESDECOLLECTE([ModeCollecte.A28];[ModeCollecte.B28];[ModeCollecte.C28];[ModeCollecte.D28];[ModeCollecte.E28];[ModeCollecte.F28];[ModeCollecte.G28];[ModeCollecte.H28];[ModeCollecte.I28];[ModeCollecte.J28];[ModeCollecte.K28];[ModeCollecte.L28];[ModeCollecte.M28];[ModeCollecte.N28];[ModeCollecte.O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reemploi_petit.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reemploi_petit.png","mots_cles":"reemploi,jouet","mots_cles_en":"reuse,to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meuble</text:p>
          </table:table-cell>
          <table:table-cell table:style-name="ce20" office:value-type="string" calcext:value-type="string">
            <text:p>Réemploi meubles</text:p>
          </table:table-cell>
          <table:table-cell table:style-name="ce20" office:value-type="string" calcext:value-type="string">
            <text:p>Reuse furniture</text:p>
          </table:table-cell>
          <table:table-cell table:style-name="ce20"/>
          <table:table-cell table:style-name="ce123" office:value-type="string" calcext:value-type="string">
            <text:p>true</text:p>
          </table:table-cell>
          <table:table-cell table:style-name="ce87" office:value-type="string" calcext:value-type="string">
            <text:p>Plusieurs organismes ('Emmaus', 'Secours Populaire', 'Retz'agir', 'Le comptoir du Solilab') récupèrent les anciens meubles. &lt;br/&gt;Voir page 'lieux'.</text:p>
          </table:table-cell>
          <table:table-cell table:style-name="ce87" office:value-type="string" calcext:value-type="string">
            <text:p>Several organizations (Emmaus' 'Secours Populaire', 'Retz'agir', 'The counter Solilab') recover antique furniture.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meuble</text:p>
          </table:table-cell>
          <table:table-cell table:style-name="ce102" office:value-type="string" calcext:value-type="string">
            <text:p>re-use furniture</text:p>
          </table:table-cell>
          <table:table-cell table:style-name="ce102"/>
          <table:table-cell/>
          <table:table-cell table:style-name="ce75" table:formula="of:=JSONMODESDECOLLECTE([ModeCollecte.A29];[ModeCollecte.B29];[ModeCollecte.C29];[ModeCollecte.D29];[ModeCollecte.E29];[ModeCollecte.F29];[ModeCollecte.G29];[ModeCollecte.H29];[ModeCollecte.I29];[ModeCollecte.J29];[ModeCollecte.K29];[ModeCollecte.L29];[ModeCollecte.M29];[ModeCollecte.N29];[ModeCollecte.O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reemploi_petit.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reemploi_petit.png","mots_cles":"reemploi,meuble","mots_cles_en":"re,use,furnitu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vet</text:p>
          </table:table-cell>
          <table:table-cell table:style-name="ce20" office:value-type="string" calcext:value-type="string">
            <text:p>Réemploi vêtements</text:p>
          </table:table-cell>
          <table:table-cell table:style-name="ce20" office:value-type="string" calcext:value-type="string">
            <text:p>Reuse clothing</text:p>
          </table:table-cell>
          <table:table-cell table:style-name="ce20"/>
          <table:table-cell table:style-name="ce123" office:value-type="string" calcext:value-type="string">
            <text:p>true</text:p>
          </table:table-cell>
          <table:table-cell table:style-name="ce87" office:value-type="string" calcext:value-type="string">
            <text:p>Plusieurs organismes ('Ding-Fring', 'Secours Populaire', ) récupèrent les vêtements. &lt;br/&gt;Voir page 'lieux'.</text:p>
          </table:table-cell>
          <table:table-cell table:style-name="ce87" office:value-type="string" calcext:value-type="string">
            <text:p>Several agencies ('Ding Fring', 'Secours Populaire') recover clothing.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vêtement</text:p>
          </table:table-cell>
          <table:table-cell table:style-name="ce102" office:value-type="string" calcext:value-type="string">
            <text:p>reuse,clothing</text:p>
          </table:table-cell>
          <table:table-cell table:style-name="ce102"/>
          <table:table-cell/>
          <table:table-cell table:style-name="ce75" table:formula="of:=JSONMODESDECOLLECTE([ModeCollecte.A30];[ModeCollecte.B30];[ModeCollecte.C30];[ModeCollecte.D30];[ModeCollecte.E30];[ModeCollecte.F30];[ModeCollecte.G30];[ModeCollecte.H30];[ModeCollecte.I30];[ModeCollecte.J30];[ModeCollecte.K30];[ModeCollecte.L30];[ModeCollecte.M30];[ModeCollecte.N30];[ModeCollecte.O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reemploi_petit.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reemploi_petit.png","mots_cles":"reemploi,vetement","mots_cles_en":"reuse,clothing"},</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divers</text:p>
          </table:table-cell>
          <table:table-cell table:style-name="ce20" office:value-type="string" calcext:value-type="string">
            <text:p>Réemploi Objets divers</text:p>
          </table:table-cell>
          <table:table-cell table:style-name="ce20" office:value-type="string" calcext:value-type="string">
            <text:p>Reuse Miscellaneous objects</text:p>
          </table:table-cell>
          <table:table-cell table:style-name="ce20"/>
          <table:table-cell table:style-name="ce123" office:value-type="string" calcext:value-type="string">
            <text:p>true</text:p>
          </table:table-cell>
          <table:table-cell table:style-name="ce87" office:value-type="string" calcext:value-type="string">
            <text:p>Plusieurs organismes (associations...) récupèrent les anciens meubles. &lt;br/&gt;Voir page 'lieux'.</text:p>
          </table:table-cell>
          <table:table-cell table:style-name="ce87" office:value-type="string" calcext:value-type="string">
            <text:p>Several organizations (associations ...) recover the antique furniture. See page &lt;br/&gt; 'places'.</text:p>
          </table:table-cell>
          <table:table-cell table:style-name="ce87"/>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divers</text:p>
          </table:table-cell>
          <table:table-cell table:style-name="ce102" office:value-type="string" calcext:value-type="string">
            <text:p>reuse,various</text:p>
          </table:table-cell>
          <table:table-cell table:style-name="ce102"/>
          <table:table-cell/>
          <table:table-cell table:style-name="ce75" table:formula="of:=JSONMODESDECOLLECTE([ModeCollecte.A31];[ModeCollecte.B31];[ModeCollecte.C31];[ModeCollecte.D31];[ModeCollecte.E31];[ModeCollecte.F31];[ModeCollecte.G31];[ModeCollecte.H31];[ModeCollecte.I31];[ModeCollecte.J31];[ModeCollecte.K31];[ModeCollecte.L31];[ModeCollecte.M31];[ModeCollecte.N31];[ModeCollecte.O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reemploi_petit.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reemploi_petit.png","mots_cles":"reemploi,divers","mots_cles_en":"reuse,variou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aisselle</text:p>
          </table:table-cell>
          <table:table-cell table:style-name="ce20" office:value-type="string" calcext:value-type="string">
            <text:p>Réemploi Vaisselle</text:p>
          </table:table-cell>
          <table:table-cell table:style-name="ce20" office:value-type="string" calcext:value-type="string">
            <text:p>Reuse Crockery</text:p>
          </table:table-cell>
          <table:table-cell table:style-name="ce20"/>
          <table:table-cell table:style-name="ce123" office:value-type="string" calcext:value-type="string">
            <text:p>true</text:p>
          </table:table-cell>
          <table:table-cell table:style-name="ce144" office:value-type="string" calcext:value-type="string">
            <text:p>Plusieurs organismes (association 'La croix rouge', 'La ressourcerie de l'ïle'..) récupèrent la vaissellee.</text:p>
          </table:table-cell>
          <table:table-cell table:style-name="ce144" office:value-type="string" calcext:value-type="string">
            <text:p>Several organizations ('The red cross', 'La ressourcerie de l'ïle'…) recover the ancient books.</text:p>
          </table:table-cell>
          <table:table-cell table:style-name="ce144"/>
          <table:table-cell table:style-name="ce20"/>
          <table:table-cell table:style-name="ce18" office:value-type="string" calcext:value-type="string">
            <text:p>reemploi_petit.png</text:p>
          </table:table-cell>
          <table:table-cell table:style-name="ce66"/>
          <table:table-cell table:style-name="ce102"/>
          <table:table-cell table:style-name="ce102" office:value-type="string" calcext:value-type="string">
            <text:p>réemploi,vaisselle</text:p>
          </table:table-cell>
          <table:table-cell table:style-name="ce102" office:value-type="string" calcext:value-type="string">
            <text:p>reuse,dishes</text:p>
          </table:table-cell>
          <table:table-cell table:style-name="ce102"/>
          <table:table-cell/>
          <table:table-cell table:style-name="ce75" table:formula="of:=JSONMODESDECOLLECTE([ModeCollecte.A32];[ModeCollecte.B32];[ModeCollecte.C32];[ModeCollecte.D32];[ModeCollecte.E32];[ModeCollecte.F32];[ModeCollecte.G32];[ModeCollecte.H32];[ModeCollecte.I32];[ModeCollecte.J32];[ModeCollecte.K32];[ModeCollecte.L32];[ModeCollecte.M32];[ModeCollecte.N32];[ModeCollecte.O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a croix rouge', 'La ressourcerie de l'ïle'..) récupèrent la vaissellee.&quot;,&quot;descr_en&quot;:&quot;Several organizations ('The red cross', 'La ressourcerie de l'ïle'…) recover the ancient books.&quot;,&quot;image&quot;:&quot;reemploi_petit.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association 'La croix rouge', 'La ressourcerie de l'ïle'..) récupèrent la vaissellee.","descr_en":"Several organizations ('The red cross', 'La ressourcerie de l'ïle'…) recover the ancient books.","image":"reemploi_petit.png","mots_cles":"reemploi,vaisselle","mots_cles_en":"reuse,dishe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00" office:value-type="string" calcext:value-type="string">
            <text:p>smco_papier</text:p>
          </table:table-cell>
          <table:table-cell table:style-name="ce100" office:value-type="string" calcext:value-type="string">
            <text:p>Recyclage papier associations.</text:p>
          </table:table-cell>
          <table:table-cell table:style-name="ce100" office:value-type="string" calcext:value-type="string">
            <text:p>Paper recycling associations.</text:p>
          </table:table-cell>
          <table:table-cell table:style-name="ce20"/>
          <table:table-cell table:style-name="ce123" office:value-type="string" calcext:value-type="string">
            <text:p>true</text:p>
          </table:table-cell>
          <table:table-cell table:style-name="ce100"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00"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00" table:number-columns-repeated="2"/>
          <table:table-cell table:style-name="ce18" office:value-type="string" calcext:value-type="string">
            <text:p>reemploi_petit.png</text:p>
          </table:table-cell>
          <table:table-cell table:style-name="ce66"/>
          <table:table-cell table:style-name="ce102"/>
          <table:table-cell table:style-name="ce102" office:value-type="string" calcext:value-type="string">
            <text:p>Recyclage,papier,association</text:p>
          </table:table-cell>
          <table:table-cell table:style-name="ce102" office:value-type="string" calcext:value-type="string">
            <text:p>recycling paper combination</text:p>
          </table:table-cell>
          <table:table-cell table:style-name="ce102"/>
          <table:table-cell/>
          <table:table-cell table:style-name="ce75" table:formula="of:=JSONMODESDECOLLECTE([ModeCollecte.A33];[ModeCollecte.B33];[ModeCollecte.C33];[ModeCollecte.D33];[ModeCollecte.E33];[ModeCollecte.F33];[ModeCollecte.G33];[ModeCollecte.H33];[ModeCollecte.I33];[ModeCollecte.J33];[ModeCollecte.K33];[ModeCollecte.L33];[ModeCollecte.M33];[ModeCollecte.N33];[ModeCollecte.O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reemploi_petit.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reemploi_petit.png","mots_cles":"recyclage,papier,association","mots_cles_en":"recycling,paper,combination"},</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lunette</text:p>
          </table:table-cell>
          <table:table-cell table:style-name="ce20" office:value-type="string" calcext:value-type="string">
            <text:p>Vendeur lunette</text:p>
          </table:table-cell>
          <table:table-cell table:style-name="ce20" office:value-type="string" calcext:value-type="string">
            <text:p>Seller window</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0" table:number-columns-repeated="2"/>
          <table:table-cell table:style-name="ce18" office:value-type="string" calcext:value-type="string">
            <text:p>reemploi_petit.png</text:p>
          </table:table-cell>
          <table:table-cell table:style-name="ce66" table:number-columns-repeated="2"/>
          <table:table-cell table:style-name="ce66" office:value-type="string" calcext:value-type="string">
            <text:p>Vendeur,lunette</text:p>
          </table:table-cell>
          <table:table-cell table:style-name="ce66" office:value-type="string" calcext:value-type="string">
            <text:p>seller window</text:p>
          </table:table-cell>
          <table:table-cell table:style-name="ce66"/>
          <table:table-cell/>
          <table:table-cell table:style-name="ce75" table:formula="of:=JSONMODESDECOLLECTE([ModeCollecte.A34];[ModeCollecte.B34];[ModeCollecte.C34];[ModeCollecte.D34];[ModeCollecte.E34];[ModeCollecte.F34];[ModeCollecte.G34];[ModeCollecte.H34];[ModeCollecte.I34];[ModeCollecte.J34];[ModeCollecte.K34];[ModeCollecte.L34];[ModeCollecte.M34];[ModeCollecte.N34];[ModeCollecte.O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reemploi_petit.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reemploi_petit.png","mots_cles":"vendeur,lunette","mots_cles_en":"seller,window"},</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135" office:value-type="string" calcext:value-type="string">
            <text:p>smco_reprise</text:p>
          </table:table-cell>
          <table:table-cell table:style-name="ce135" office:value-type="string" calcext:value-type="string">
            <text:p>Reprise par magasins</text:p>
          </table:table-cell>
          <table:table-cell table:style-name="ce135" office:value-type="string" calcext:value-type="string">
            <text:p>Takeover by stores</text:p>
          </table:table-cell>
          <table:table-cell table:style-name="ce135"/>
          <table:table-cell table:style-name="ce139" office:value-type="string" calcext:value-type="string">
            <text:p>true</text:p>
          </table:table-cell>
          <table:table-cell table:style-name="ce135" office:value-type="string" calcext:value-type="string">
            <text:p>Vous achetez un appareil neuf, le distributeur est désormais tenu de reprendre <text:s/>l'ancien à l'achat ou la livraison. C'est le principe de la reprise « un pour un ». <text:s/></text:p>
          </table:table-cell>
          <table:table-cell table:style-name="ce135" office:value-type="string" calcext:value-type="string">
            <text:p>You buy a new appliance, the distributor is now required to take the former for the purchase or delivery. This is the principle of the recovery 'one for one'.</text:p>
          </table:table-cell>
          <table:table-cell table:style-name="ce135"/>
          <table:table-cell table:style-name="ce135" office:value-type="string" calcext:value-type="string">
            <text:p>cons_ecopart</text:p>
          </table:table-cell>
          <table:table-cell table:style-name="ce18" office:value-type="string" calcext:value-type="string">
            <text:p>reemploi_petit.png</text:p>
          </table:table-cell>
          <table:table-cell table:style-name="ce148" table:number-columns-repeated="2"/>
          <table:table-cell table:style-name="ce148" office:value-type="string" calcext:value-type="string">
            <text:p>Reprise,magasin</text:p>
          </table:table-cell>
          <table:table-cell table:style-name="ce148" office:value-type="string" calcext:value-type="string">
            <text:p>recovery store</text:p>
          </table:table-cell>
          <table:table-cell table:style-name="ce148"/>
          <table:table-cell/>
          <table:table-cell table:style-name="ce75" table:formula="of:=JSONMODESDECOLLECTE([ModeCollecte.A35];[ModeCollecte.B35];[ModeCollecte.C35];[ModeCollecte.D35];[ModeCollecte.E35];[ModeCollecte.F35];[ModeCollecte.G35];[ModeCollecte.H35];[ModeCollecte.I35];[ModeCollecte.J35];[ModeCollecte.K35];[ModeCollecte.L35];[ModeCollecte.M35];[ModeCollecte.N35];[ModeCollecte.O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reemploi_petit.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reemploi_petit.png","mots_cles":"reprise,magasin","mots_cles_en":"recovery,stor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cassevoiture</text:p>
          </table:table-cell>
          <table:table-cell table:style-name="ce20" office:value-type="string" calcext:value-type="string">
            <text:p>Casse automobile</text:p>
          </table:table-cell>
          <table:table-cell table:style-name="ce20" office:value-type="string" calcext:value-type="string">
            <text:p>Car breakers</text:p>
          </table:table-cell>
          <table:table-cell table:style-name="ce20"/>
          <table:table-cell table:style-name="ce123" office:value-type="string" calcext:value-type="string">
            <text:p>true</text:p>
          </table:table-cell>
          <table:table-cell table:style-name="ce20" office:value-type="string" calcext:value-type="string">
            <text:p>Les casses automobile ('fourrières') récupèrent les anciens véhicules.</text:p>
          </table:table-cell>
          <table:table-cell table:style-name="ce20" office:value-type="string" calcext:value-type="string">
            <text:p>The car breaks ('headland') recover older vehicles.</text:p>
          </table:table-cell>
          <table:table-cell table:style-name="ce20" table:number-columns-repeated="2"/>
          <table:table-cell table:style-name="ce18" office:value-type="string" calcext:value-type="string">
            <text:p>reemploi_petit.png</text:p>
          </table:table-cell>
          <table:table-cell table:style-name="ce66" office:value-type="string" calcext:value-type="string">
            <text:p>vérif le 03/2013</text:p>
          </table:table-cell>
          <table:table-cell table:style-name="ce66"/>
          <table:table-cell table:style-name="ce66" office:value-type="string" calcext:value-type="string">
            <text:p>Casse,automobile</text:p>
          </table:table-cell>
          <table:table-cell table:style-name="ce66" office:value-type="string" calcext:value-type="string">
            <text:p>car breakers</text:p>
          </table:table-cell>
          <table:table-cell table:style-name="ce66"/>
          <table:table-cell/>
          <table:table-cell table:style-name="ce75" table:formula="of:=JSONMODESDECOLLECTE([ModeCollecte.A36];[ModeCollecte.B36];[ModeCollecte.C36];[ModeCollecte.D36];[ModeCollecte.E36];[ModeCollecte.F36];[ModeCollecte.G36];[ModeCollecte.H36];[ModeCollecte.I36];[ModeCollecte.J36];[ModeCollecte.K36];[ModeCollecte.L36];[ModeCollecte.M36];[ModeCollecte.N36];[ModeCollecte.O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reemploi_petit.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reemploi_petit.png","mots_cles":"casse,automobile","mots_cles_en":"car,breakers"},</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lo</text:p>
          </table:table-cell>
          <table:table-cell table:style-name="ce20" office:value-type="string" calcext:value-type="string">
            <text:p>Réemploi <text:s/>vélos</text:p>
          </table:table-cell>
          <table:table-cell table:style-name="ce20" office:value-type="string" calcext:value-type="string">
            <text:p>Reuse bike</text:p>
          </table:table-cell>
          <table:table-cell table:style-name="ce20"/>
          <table:table-cell table:style-name="ce123" office:value-type="string" calcext:value-type="string">
            <text:p>true</text:p>
          </table:table-cell>
          <table:table-cell table:style-name="ce2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20" table:number-columns-repeated="2"/>
          <table:table-cell table:style-name="ce18" office:value-type="string" calcext:value-type="string">
            <text:p>reemploi_petit.png</text:p>
          </table:table-cell>
          <table:table-cell table:style-name="ce102" office:value-type="string" calcext:value-type="string">
            <text:p>Vérif le 03/2013</text:p>
          </table:table-cell>
          <table:table-cell table:style-name="ce102"/>
          <table:table-cell table:style-name="ce102" office:value-type="string" calcext:value-type="string">
            <text:p>Réemploi,vélos</text:p>
          </table:table-cell>
          <table:table-cell table:style-name="ce102" office:value-type="string" calcext:value-type="string">
            <text:p>reuse,bicycle</text:p>
          </table:table-cell>
          <table:table-cell table:style-name="ce102"/>
          <table:table-cell/>
          <table:table-cell table:style-name="ce75" table:formula="of:=JSONMODESDECOLLECTE([ModeCollecte.A37];[ModeCollecte.B37];[ModeCollecte.C37];[ModeCollecte.D37];[ModeCollecte.E37];[ModeCollecte.F37];[ModeCollecte.G37];[ModeCollecte.H37];[ModeCollecte.I37];[ModeCollecte.J37];[ModeCollecte.K37];[ModeCollecte.L37];[ModeCollecte.M37];[ModeCollecte.N37];[ModeCollecte.O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reemploi_petit.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reemploi_petit.png","mots_cles":"reemploi,velos","mots_cles_en":"reuse,bicycle"},</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pharmacie</text:p>
          </table:table-cell>
          <table:table-cell table:style-name="ce20" office:value-type="string" calcext:value-type="string">
            <text:p>Pharmacie</text:p>
          </table:table-cell>
          <table:table-cell table:style-name="ce20" office:value-type="string" calcext:value-type="string">
            <text:p>Pharmacy</text:p>
          </table:table-cell>
          <table:table-cell table:style-name="ce20"/>
          <table:table-cell table:style-name="ce123" office:value-type="string" calcext:value-type="string">
            <text:p>true</text:p>
          </table:table-cell>
          <table:table-cell table:style-name="ce20" office:value-type="string" calcext:value-type="string">
            <text:p>Les pharmacies ont l'obligation de récupérer les anciens médicaments, avec ou sans conditionnement. &lt;br/&gt;Voir fiche 'Médicaments'.</text:p>
          </table:table-cell>
          <table:table-cell table:style-name="ce20" office:value-type="string" calcext:value-type="string">
            <text:p>Pharmacies have the obligation to recover the older drugs, with or without conditioning. More details &lt;br/&gt; 'Drugs'.</text:p>
          </table:table-cell>
          <table:table-cell table:style-name="ce20" table:number-columns-repeated="2"/>
          <table:table-cell table:style-name="ce18" office:value-type="string" calcext:value-type="string">
            <text:p>reemploi_petit.png</text:p>
          </table:table-cell>
          <table:table-cell table:style-name="ce102" office:value-type="string" calcext:value-type="string">
            <text:p>Vérif le 03/2013</text:p>
          </table:table-cell>
          <table:table-cell table:style-name="ce102"/>
          <table:table-cell table:style-name="ce102" office:value-type="string" calcext:value-type="string">
            <text:p>Pharmacie</text:p>
          </table:table-cell>
          <table:table-cell table:style-name="ce102" office:value-type="string" calcext:value-type="string">
            <text:p>pharmacy</text:p>
          </table:table-cell>
          <table:table-cell table:style-name="ce102"/>
          <table:table-cell/>
          <table:table-cell table:style-name="ce75" table:formula="of:=JSONMODESDECOLLECTE([ModeCollecte.A38];[ModeCollecte.B38];[ModeCollecte.C38];[ModeCollecte.D38];[ModeCollecte.E38];[ModeCollecte.F38];[ModeCollecte.G38];[ModeCollecte.H38];[ModeCollecte.I38];[ModeCollecte.J38];[ModeCollecte.K38];[ModeCollecte.L38];[ModeCollecte.M38];[ModeCollecte.N38];[ModeCollecte.O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reemploi_petit.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reemploi_petit.png","mots_cles":"pharmacie","mots_cles_en":"pharmacy"},</text:p>
          </table:table-cell>
          <table:table-cell office:value-type="string" calcext:value-type="string">
            <text:p><text:s/></text:p>
          </table:table-cell>
          <table:table-cell/>
          <table:table-cell table:style-name="ce128"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6"/>
          <table:table-cell table:style-name="ce80" table:number-columns-repeated="3"/>
          <table:table-cell table:style-name="ce140"/>
          <table:table-cell table:style-name="ce80" table:number-columns-repeated="5"/>
          <table:table-cell table:number-columns-repeated="6"/>
          <table:table-cell table:style-name="ce70"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263"/>
        </table:table-row>
        <table:table-row table:style-name="ro3"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10">
          <table:table-cell table:style-name="ce135" office:value-type="string" calcext:value-type="string">
            <text:p>modco_ecotox</text:p>
          </table:table-cell>
          <table:table-cell table:style-name="ce135" office:value-type="string" calcext:value-type="string">
            <text:p>Ecotox</text:p>
          </table:table-cell>
          <table:table-cell table:style-name="ce135" table:number-columns-repeated="2"/>
          <table:table-cell table:style-name="ce139" office:value-type="string" calcext:value-type="string">
            <text:p>false</text:p>
          </table:table-cell>
          <table:table-cell table:style-name="ce135"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35" table:number-columns-repeated="3"/>
          <table:table-cell table:style-name="ce143" office:value-type="string" calcext:value-type="string">
            <text:p>ecotox_panneau_malakoff_mini.png</text:p>
          </table:table-cell>
          <table:table-cell table:style-name="ce148" office:value-type="string" calcext:value-type="string">
            <text:p>Vérif le 03/2013</text:p>
          </table:table-cell>
          <table:table-cell table:style-name="ce148" office:value-type="string" calcext:value-type="string">
            <text:p>modco</text:p>
          </table:table-cell>
          <table:table-cell table:style-name="ce148" table:number-columns-repeated="3"/>
          <table:table-cell/>
          <table:table-cell table:style-name="ce75"/>
          <table:table-cell office:value-type="string" calcext:value-type="string">
            <text:p><text:s/></text:p>
          </table:table-cell>
          <table:table-cell/>
          <table:table-cell table:style-name="ce128" table:formula="of:=GROOVYMODECOLLECTE([ModeCollecte.F55];[ModeCollecte.G55];[ModeCollecte.H55];[ModeCollecte.I55];[ModeCollecte.J55];[ModeCollecte.K55];[ModeCollecte.L55];y#ref !;[ModeCollecte.P55])" office:value-type="string" office:string-value="" calcext:value-type="error">
            <text:p>Err :508</text:p>
          </table:table-cell>
          <table:table-cell table:number-columns-repeated="253"/>
        </table:table-row>
        <table:table-row table:style-name="ro1">
          <table:table-cell table:style-name="ce20" office:value-type="string" calcext:value-type="string">
            <text:p>smco_vendeur_lampe_eco</text:p>
          </table:table-cell>
          <table:table-cell table:style-name="ce20" office:value-type="string" calcext:value-type="string">
            <text:p>Vendeur lampe économie énergi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6" table:number-columns-repeated="5"/>
          <table:table-cell/>
          <table:table-cell table:style-name="ce75"/>
          <table:table-cell table:number-columns-repeated="256"/>
        </table:table-row>
        <table:table-row table:style-name="ro1">
          <table:table-cell table:style-name="ce20" office:value-type="string" calcext:value-type="string">
            <text:p>smco_vendeurcartoucheencre</text:p>
          </table:table-cell>
          <table:table-cell table:style-name="ce20" office:value-type="string" calcext:value-type="string">
            <text:p>Vendeur cartouche d'encre</text:p>
          </table:table-cell>
          <table:table-cell table:style-name="ce20" table:number-columns-repeated="2"/>
          <table:table-cell table:style-name="ce123" office:value-type="string" calcext:value-type="string">
            <text:p>true</text:p>
          </table:table-cell>
          <table:table-cell table:style-name="ce20" table:number-columns-repeated="5"/>
          <table:table-cell table:style-name="ce66"/>
          <table:table-cell table:style-name="ce102" table:number-columns-repeated="4"/>
          <table:table-cell/>
          <table:table-cell table:style-name="ce75"/>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7" table:print="false">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0" table:number-columns-repeated="2" table:default-cell-style-name="Default"/>
        <table:table-column table:style-name="co151" table:default-cell-style-name="Default"/>
        <table:table-row table:style-name="ro61">
          <table:table-cell table:number-columns-repeated="7"/>
        </table:table-row>
        <table:table-row table:style-name="ro13">
          <table:table-cell office:value-type="string" calcext:value-type="string">
            <text:p><text:s/></text:p>
          </table:table-cell>
          <table:table-cell table:style-name="ce149"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6">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49"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0"/>
          <table:table-cell table:number-columns-repeated="5"/>
        </table:table-row>
        <table:table-row table:style-name="ro63">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7">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0"/>
          <table:table-cell table:number-columns-repeated="5"/>
        </table:table-row>
        <table:table-row table:style-name="ro13">
          <table:table-cell/>
          <table:table-cell table:style-name="ce151" office:value-type="string" calcext:value-type="string" table:number-columns-spanned="3" table:number-rows-spanned="1">
            <text:p>Les déchets verts</text:p>
          </table:table-cell>
          <table:covered-table-cell table:number-columns-repeated="2"/>
          <table:table-cell table:number-columns-repeated="3"/>
        </table:table-row>
        <table:table-row table:style-name="ro64">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2"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5">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2">
          <table:table-cell/>
          <table:table-cell table:style-name="ce153"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6">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49"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4">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61">
          <table:table-cell table:number-columns-repeated="7"/>
        </table:table-row>
        <table:table-row table:style-name="ro61">
          <table:table-cell/>
          <table:table-cell table:style-name="ce149" office:value-type="string" calcext:value-type="string" table:number-columns-spanned="3" table:number-rows-spanned="1">
            <text:p>Les encombrant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2">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4">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61">
          <table:table-cell table:number-columns-repeated="7"/>
        </table:table-row>
        <table:table-row table:style-name="ro61">
          <table:table-cell/>
          <table:table-cell table:style-name="ce149" office:value-type="string" calcext:value-type="string" table:number-columns-spanned="3" table:number-rows-spanned="1">
            <text:p>Les déchets d'équipement électrique et électronique (D3E)</text:p>
          </table:table-cell>
          <table:covered-table-cell table:number-columns-repeated="2" table:style-name="ce101"/>
          <table:table-cell table:number-columns-repeated="3"/>
        </table:table-row>
        <table:table-row table:style-name="ro62">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61" table:number-rows-repeated="1048535">
          <table:table-cell table:number-columns-repeated="7"/>
        </table:table-row>
        <table:table-row table:style-name="ro61">
          <table:table-cell table:number-columns-repeated="7"/>
        </table:table-row>
      </table:table>
      <table:table table:name="LibellesSpecifiques" table:style-name="ta7">
        <office:forms form:automatic-focus="false" form:apply-design-mode="false"/>
        <table:table-column table:style-name="co152" table:default-cell-style-name="Default"/>
        <table:table-column table:style-name="co153" table:default-cell-style-name="Default"/>
        <table:table-column table:style-name="co154" table:default-cell-style-name="Default"/>
        <table:table-column table:style-name="co31" table:default-cell-style-name="Default"/>
        <table:table-column table:style-name="co155" table:default-cell-style-name="Default"/>
        <table:table-column table:style-name="co31"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78" office:value-type="string" calcext:value-type="string">
            <text:p>code</text:p>
          </table:table-cell>
          <table:table-cell table:style-name="ce78" office:value-type="string" calcext:value-type="string">
            <text:p>libelle_fr</text:p>
          </table:table-cell>
          <table:table-cell table:style-name="ce78" office:value-type="string" calcext:value-type="string">
            <text:p>libelle_en</text:p>
          </table:table-cell>
          <table:table-cell office:value-type="string" calcext:value-type="string">
            <text:p><text:s/></text:p>
          </table:table-cell>
          <table:table-cell table:style-name="ce154" office:value-type="string" calcext:value-type="string">
            <text:p>var _specificLabelsDatas = {</text:p>
          </table:table-cell>
          <table:table-cell office:value-type="string" calcext:value-type="string">
            <text:p><text:s/></text:p>
          </table:table-cell>
        </table:table-row>
        <table:table-row table:style-name="ro1">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69" table:formula="of:=JSONLIBELLESSPECIFIQUES([.A6];[.B6];[.C6])" office:value-type="string" office:string-value="'a_propos' : {&quot;fr&quot;:&quot;Aider les habitants de Nantes Métropôle à trier.&quot;,&quot;en&quot;:&quot;To help inhabitants of Nantes Métropole to sort.&quot;} ," calcext:value-type="string">
            <text:p>'a_propos' : {"fr":"Aider les habitants de Nantes Métropôle à trier.","en":"To help inhabitants of Nantes Métropole to sort."} ,</text:p>
          </table:table-cell>
          <table:table-cell office:value-type="string" calcext:value-type="string">
            <text:p><text:s/></text:p>
          </table:table-cell>
        </table:table-row>
        <table:table-row table:style-name="ro1">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69" table:formula="of:=JSONLIBELLESSPECIFIQUES([.A7];[.B7];[.C7])" office:value-type="string" office:string-value="'about_titre' : {&quot;fr&quot;:&quot;« Mieux trier à Nantes », v. 1.21&quot;,&quot;en&quot;:&quot;« Mieux trier à Nantes », v. 1.21&quot;} ," calcext:value-type="string">
            <text:p>'about_titre' : {"fr":"« Mieux trier à Nantes », v. 1.21","en":"« Mieux trier à Nantes », v. 1.21"} ,</text:p>
          </table:table-cell>
          <table:table-cell office:value-type="string" calcext:value-type="string">
            <text:p><text:s/></text:p>
          </table:table-cell>
        </table:table-row>
        <table:table-row table:style-name="ro1">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69" table:formula="of:=JSONLIBELLESSPECIFIQUES([.A8];[.B8];[.C8])" office:value-type="string" office:string-value="'about' :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 ," calcext:value-type="string">
            <text:p>'about' :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 ,</text:p>
          </table:table-cell>
          <table:table-cell office:value-type="string" calcext:value-type="string">
            <text:p><text:s/></text:p>
          </table:table-cell>
        </table:table-row>
        <table:table-row table:style-name="ro1">
          <table:table-cell office:value-type="string" calcext:value-type="string">
            <text:p>splashmessage</text:p>
          </table:table-cell>
          <table:table-cell table:style-name="ce18"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18"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69" table:formula="of:=JSONLIBELLESSPECIFIQUES([.A9];[.B9];[.C9])" office:value-type="string" office:string-value="'splashmessage' : {&quot;fr&quot;:&quot;Par des b&amp;eacute;n&amp;eacute;voles&lt;br/&gt;www.mieuxtrieranantes.fr&lt;br/&gt;Version 1.21 (Inès)&lt;br/&gt;&lt;i&gt;Nouveaut&amp;eacute;s : Mises à jour données des structures réemploi + données Open Data Nantes : jours de collecte, emplacements conteneurs.&quot;,&quot;en&quot;:&quot;By volunteers &lt;br/&gt; www.mieuxtrieranantes.fr &lt;br/&gt; Version 1.21 (Inès) &lt;br/&gt; &lt;i&gt; New : Data Updates of reuse structures.&quot;} ," calcext:value-type="string">
            <text:p>'splashmessage' : {"fr":"Par des b&amp;eacute;n&amp;eacute;voles&lt;br/&gt;www.mieuxtrieranantes.fr&lt;br/&gt;Version 1.21 (Inès)&lt;br/&gt;&lt;i&gt;Nouveaut&amp;eacute;s : Mises à jour données des structures réemploi + données Open Data Nantes : jours de collecte, emplacements conteneurs.","en":"By volunteers &lt;br/&gt; www.mieuxtrieranantes.fr &lt;br/&gt; Version 1.21 (Inès) &lt;br/&gt; &lt;i&gt; New : Data Updates of reuse structures."} ,</text:p>
          </table:table-cell>
          <table:table-cell office:value-type="string" calcext:value-type="string">
            <text:p><text:s/></text:p>
          </table:table-cell>
        </table:table-row>
        <table:table-row table:style-name="ro1">
          <table:table-cell table:style-name="ce66" table:number-columns-repeated="3"/>
          <table:table-cell office:value-type="string" calcext:value-type="string">
            <text:p><text:s/></text:p>
          </table:table-cell>
          <table:table-cell table:style-name="ce69" office:value-type="string" calcext:value-type="string">
            <text:p><text:s text:c="4"/>'zz' : {}</text:p>
          </table:table-cell>
          <table:table-cell office:value-type="string" calcext:value-type="string">
            <text:p><text:s/></text:p>
          </table:table-cell>
        </table:table-row>
        <table:table-row table:style-name="ro1">
          <table:table-cell table:style-name="ce66" table:number-columns-repeated="3"/>
          <table:table-cell office:value-type="string" calcext:value-type="string">
            <text:p><text:s/></text:p>
          </table:table-cell>
          <table:table-cell table:style-name="ce69" office:value-type="string" calcext:value-type="string">
            <text:p>}; </text:p>
          </table:table-cell>
          <table:table-cell office:value-type="string" calcext:value-type="string">
            <text:p><text:s/></text:p>
          </table:table-cell>
        </table:table-row>
        <table:table-row table:style-name="ro1">
          <table:table-cell table:style-name="ce66"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7">
        <office:forms form:automatic-focus="false" form:apply-design-mode="false"/>
        <table:table-column table:style-name="co152"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31" table:default-cell-style-name="Default"/>
        <table:table-column table:style-name="co155" table:default-cell-style-name="Default"/>
        <table:table-column table:style-name="co31"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78" office:value-type="string" calcext:value-type="string">
            <text:p>code</text:p>
          </table:table-cell>
          <table:table-cell table:style-name="ce78" office:value-type="string" calcext:value-type="string">
            <text:p>libelle_fr</text:p>
          </table:table-cell>
          <table:table-cell table:style-name="ce78" office:value-type="string" calcext:value-type="string">
            <text:p>libelle_en</text:p>
          </table:table-cell>
          <table:table-cell table:style-name="ce78" office:value-type="string" calcext:value-type="string">
            <text:p>descr_fr</text:p>
          </table:table-cell>
          <table:table-cell table:style-name="ce78" office:value-type="string" calcext:value-type="string">
            <text:p>descr_en</text:p>
          </table:table-cell>
          <table:table-cell office:value-type="string" calcext:value-type="string">
            <text:p><text:s/></text:p>
          </table:table-cell>
          <table:table-cell table:style-name="ce69" office:value-type="string" calcext:value-type="string">
            <text:p>var <text:span text:style-name="T11">_newsDatas</text:span> = [</text:p>
          </table:table-cell>
          <table:table-cell office:value-type="string" calcext:value-type="string">
            <text:p><text:s/></text:p>
          </table:table-cell>
        </table:table-row>
        <table:table-row table:style-name="ro1">
          <table:table-cell office:value-type="string" calcext:value-type="string">
            <text:p>Actu_01</text:p>
          </table:table-cell>
          <table:table-cell office:value-type="string" calcext:value-type="string">
            <text:p>&amp;#x263a; Grands nettoyages collectifs</text:p>
          </table:table-cell>
          <table:table-cell office:value-type="string" calcext:value-type="string">
            <text:p>&amp;#x263a; Big collects</text:p>
          </table:table-cell>
          <table:table-cell office:value-type="string" calcext:value-type="string">
            <text:p>L association PP Plastic Pickup co-organise de nombreux ramassages de déchets sur l'espace public. Voir &lt;a href=https://www.facebook.com/ppPlasticPickup /&gt;https://www.facebook.com/ppPlasticPickup&lt;/a&gt;&lt;br/&gt;</text:p>
          </table:table-cell>
          <table:table-cell office:value-type="string" calcext:value-type="string">
            <text:p>The association 'PP Plastic Pickup' proposes numerous collect of waste on the public place. See href='https://www.facebook.com/ppPlasticPickup'&gt;https://www.facebook.com/ppPlasticPickup&lt;/a &gt;</text:p>
          </table:table-cell>
          <table:table-cell office:value-type="string" calcext:value-type="string">
            <text:p><text:s/></text:p>
          </table:table-cell>
          <table:table-cell table:style-name="ce69" table:formula="of:=JSONNEWS([.A6];[.B6];[.C6];[.D6];[.E6])" office:value-type="string" office:string-value="{&quot;code&quot;:&quot;Actu_01&quot;,&quot;nom&quot;:&quot;&amp;#x263a; Grands nettoyages collectifs&quot;,&quot;nom_en&quot;:&quot;&amp;#x263a; Big collects&quot;,&quot;descr&quot;:&quot;L association PP Plastic Pickup co-organise de nombreux ramassages de déchets sur l'espace public. Voir &lt;a href=https://www.facebook.com/ppPlasticPickup /&gt;https://www.facebook.com/ppPlasticPickup&lt;/a&gt;&lt;br/&gt;&quot;,&quot;descr_en&quot;:&quot;The association 'PP Plastic Pickup' proposes numerous collect of waste on the public place. See href='https://www.facebook.com/ppPlasticPickup'&gt;https://www.facebook.com/ppPlasticPickup&lt;/a &gt;&quot;} ," calcext:value-type="string">
            <text:p>{"code":"Actu_01","nom":"&amp;#x263a; Grands nettoyages collectifs","nom_en":"&amp;#x263a; Big collects","descr":"L association PP Plastic Pickup co-organise de nombreux ramassages de déchets sur l'espace public. Voir &lt;a href=https://www.facebook.com/ppPlasticPickup /&gt;https://www.facebook.com/ppPlasticPickup&lt;/a&gt;&lt;br/&gt;","descr_en":"The association 'PP Plastic Pickup' proposes numerous collect of waste on the public place. See href='https://www.facebook.com/ppPlasticPickup'&gt;https://www.facebook.com/ppPlasticPickup&lt;/a &gt;"} ,</text:p>
          </table:table-cell>
          <table:table-cell office:value-type="string" calcext:value-type="string">
            <text:p><text:s/></text:p>
          </table:table-cell>
        </table:table-row>
        <table:table-row table:style-name="ro1">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 on dépose (ou prend) des petits objets, gratuitement. Posées en pleine rue, elles sont accessibles en permanence. Près de Vincent Gache, quartier Ste Thérèse, Bottière et maintenant Chanteay. Voir &lt;a href=http://lesboitesutiles.tumblr.com /&gt;http://lesboitesutiles.tumblr.com&lt;/a&gt;</text:p>
          </table:table-cell>
          <table:table-cell office:value-type="string" calcext:value-type="string">
            <text:p>These are places where is deposited (or takes) small objects free. Asked in the street, they are always accessible. Vincent Gache, Ste Thérèse… See &lt;a href=http://lesboitesutiles.tumblr.com /&gt;http://lesboitesutiles.tumblr.com&lt;/a&gt;</text:p>
          </table:table-cell>
          <table:table-cell office:value-type="string" calcext:value-type="string">
            <text:p><text:s/></text:p>
          </table:table-cell>
          <table:table-cell table:style-name="ce69" table:formula="of:=JSONNEWS([.A7];[.B7];[.C7];[.D7];[.E7])" office:value-type="string" office:string-value="{&quot;code&quot;:&quot;Actu_02&quot;,&quot;nom&quot;:&quot;&amp;#127873; 4 boîtes utiles à Nantes&quot;,&quot;nom_en&quot;:&quot;&amp;#127873; Four give box in Nantes&quot;,&quot;descr&quot;:&quot;Ce sont des endroits où l on dépose (ou prend) des petits objets, gratuitement. Posées en pleine rue, elles sont accessibles en permanence. Près de Vincent Gache, quartier Ste Thérèse, Bottière et maintenant Chanteay. Voir &lt;a href=http://lesboitesutiles.tumblr.com /&gt;http://lesboitesutiles.tumblr.com&lt;/a&gt;&quot;,&quot;descr_en&quot;:&quot;These are places where is deposited (or takes) small objects free. Asked in the street, they are always accessible. Vincent Gache, Ste Thérèse… See &lt;a href=http://lesboitesutiles.tumblr.com /&gt;http://lesboitesutiles.tumblr.com&lt;/a&gt;&quot;} ," calcext:value-type="string">
            <text:p>{"code":"Actu_02","nom":"&amp;#127873; 4 boîtes utiles à Nantes","nom_en":"&amp;#127873; Four give box in Nantes","descr":"Ce sont des endroits où l on dépose (ou prend) des petits objets, gratuitement. Posées en pleine rue, elles sont accessibles en permanence. Près de Vincent Gache, quartier Ste Thérèse, Bottière et maintenant Chanteay. Voir &lt;a href=http://lesboitesutiles.tumblr.com /&gt;http://lesboitesutiles.tumblr.com&lt;/a&gt;","descr_en":"These are places where is deposited (or takes) small objects free. Asked in the street, they are always accessible. Vincent Gache, Ste Thérèse… See &lt;a href=http://lesboitesutiles.tumblr.com /&gt;http://lesboitesutiles.tumblr.com&lt;/a&gt;"} ,</text:p>
          </table:table-cell>
          <table:table-cell office:value-type="string" calcext:value-type="string">
            <text:p><text:s/></text:p>
          </table:table-cell>
        </table:table-row>
        <table:table-row table:style-name="ro1">
          <table:table-cell office:value-type="string" calcext:value-type="string">
            <text:p>Actu_03</text:p>
          </table:table-cell>
          <table:table-cell office:value-type="string" calcext:value-type="string">
            <text:p>&amp;#x1f4b2; Vente au vrac sur Nantes : Obôcal…</text:p>
          </table:table-cell>
          <table:table-cell office:value-type="string" calcext:value-type="string">
            <text:p>&amp;#x1f4b2; Bulk sale of Nantes : O Bôcal…</text:p>
          </table:table-cell>
          <table:table-cell table:number-columns-repeated="2" office:value-type="string" calcext:value-type="string">
            <text:p>Le magasin O Bôcal vient d'ouvrir en face de la mairie. Un magasin sans emballage.</text:p>
          </table:table-cell>
          <table:table-cell office:value-type="string" calcext:value-type="string">
            <text:p><text:s/></text:p>
          </table:table-cell>
          <table:table-cell table:style-name="ce69" table:formula="of:=JSONNEWS([.A8];[.B8];[.C8];[.D8];[.E8])" office:value-type="string" office:string-value="{&quot;code&quot;:&quot;Actu_03&quot;,&quot;nom&quot;:&quot;&amp;#x1f4b2; Vente au vrac sur Nantes : Obôcal…&quot;,&quot;nom_en&quot;:&quot;&amp;#x1f4b2; Bulk sale of Nantes : O Bôcal…&quot;,&quot;descr&quot;:&quot;Le magasin O Bôcal vient d'ouvrir en face de la mairie. Un magasin sans emballage.&quot;,&quot;descr_en&quot;:&quot;Le magasin O Bôcal vient d'ouvrir en face de la mairie. Un magasin sans emballage.&quot;} ," calcext:value-type="string">
            <text:p>{"code":"Actu_03","nom":"&amp;#x1f4b2; Vente au vrac sur Nantes : Obôcal…","nom_en":"&amp;#x1f4b2; Bulk sale of Nantes : O Bôcal…","descr":"Le magasin O Bôcal vient d'ouvrir en face de la mairie. Un magasin sans emballage.","descr_en":"Le magasin O Bôcal vient d'ouvrir en face de la mairie. Un magasin sans emballage."} ,</text:p>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style-name="ce155" office:value-type="string" calcext:value-type="string">
            <text:p>{}];</text:p>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6"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7">
        <office:forms form:automatic-focus="false" form:apply-design-mode="false"/>
        <table:table-column table:style-name="co160" table:default-cell-style-name="Default"/>
        <table:table-column table:style-name="co161" table:default-cell-style-name="Default"/>
        <table:table-column table:style-name="co31" table:number-columns-repeated="3" table:default-cell-style-name="Default"/>
        <table:table-column table:style-name="co57" table:default-cell-style-name="Default"/>
        <table:table-column table:style-name="co31"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67">
          <table:table-cell table:style-name="ce78" office:value-type="string" calcext:value-type="string">
            <text:p>code</text:p>
          </table:table-cell>
          <table:table-cell table:style-name="ce78" office:value-type="string" calcext:value-type="string">
            <text:p>valeur</text:p>
          </table:table-cell>
          <table:table-cell table:style-name="ce78" table:number-columns-repeated="2"/>
          <table:table-cell/>
          <table:table-cell table:style-name="ce69" office:value-type="string" calcext:value-type="string">
            <text:p>var <text:span text:style-name="T11">_paramsDatas</text:span> = {</text:p>
          </table:table-cell>
          <table:table-cell office:value-type="string" calcext:value-type="string">
            <text:p><text:s/></text:p>
          </table:table-cell>
        </table:table-row>
        <table:table-row table:style-name="ro14">
          <table:table-cell table:style-name="ce66" office:value-type="string" calcext:value-type="string">
            <text:p>geo.<text:span text:style-name="T12">boundsMinLong</text:span></text:p>
          </table:table-cell>
          <table:table-cell table:style-name="ce158" office:value-type="string" calcext:value-type="string">
            <text:p>-2.26</text:p>
          </table:table-cell>
          <table:table-cell table:style-name="ce66" table:number-columns-repeated="2"/>
          <table:table-cell/>
          <table:table-cell table:style-name="ce69" table:formula="of:=JSONCONFIG([.A5];[.B5])" office:value-type="string" office:string-value="'geo.boundsMinLong' : {&quot;code&quot;:&quot;geo.boundsMinLong&quot;,&quot;valeur&quot;:&quot;-2.26&quot;} ," calcext:value-type="string">
            <text:p>'geo.boundsMinLong' : {"code":"geo.boundsMinLong","valeur":"-2.26"} ,</text:p>
          </table:table-cell>
          <table:table-cell office:value-type="string" calcext:value-type="string">
            <text:p><text:s/></text:p>
          </table:table-cell>
        </table:table-row>
        <table:table-row table:style-name="ro14">
          <table:table-cell table:style-name="ce66" office:value-type="string" calcext:value-type="string">
            <text:p>geo.<text:span text:style-name="T12">boundsMinLat</text:span></text:p>
          </table:table-cell>
          <table:table-cell table:style-name="ce158" office:value-type="string" calcext:value-type="string">
            <text:p>47.84</text:p>
          </table:table-cell>
          <table:table-cell table:style-name="ce66" table:number-columns-repeated="2"/>
          <table:table-cell/>
          <table:table-cell table:style-name="ce69" table:formula="of:=JSONCONFIG([.A6];[.B6])" office:value-type="string" office:string-value="'geo.boundsMinLat' : {&quot;code&quot;:&quot;geo.boundsMinLat&quot;,&quot;valeur&quot;:&quot;47.84&quot;} ," calcext:value-type="string">
            <text:p>'geo.boundsMinLat' : {"code":"geo.boundsMinLat","valeur":"47.84"} ,</text:p>
          </table:table-cell>
          <table:table-cell office:value-type="string" calcext:value-type="string">
            <text:p><text:s/></text:p>
          </table:table-cell>
        </table:table-row>
        <table:table-row table:style-name="ro1">
          <table:table-cell table:style-name="ce66" office:value-type="string" calcext:value-type="string">
            <text:p>geo.boundsMaxLong</text:p>
          </table:table-cell>
          <table:table-cell table:style-name="ce158" office:value-type="string" calcext:value-type="string">
            <text:p>-1.13</text:p>
          </table:table-cell>
          <table:table-cell table:style-name="ce161"/>
          <table:table-cell table:style-name="ce66"/>
          <table:table-cell/>
          <table:table-cell table:style-name="ce69" table:formula="of:=JSONCONFIG([.A7];[.B7])" office:value-type="string" office:string-value="'geo.boundsMaxLong' : {&quot;code&quot;:&quot;geo.boundsMaxLong&quot;,&quot;valeur&quot;:&quot;-1.13&quot;} ," calcext:value-type="string">
            <text:p>'geo.boundsMaxLong' : {"code":"geo.boundsMaxLong","valeur":"-1.13"} ,</text:p>
          </table:table-cell>
          <table:table-cell office:value-type="string" calcext:value-type="string">
            <text:p><text:s/></text:p>
          </table:table-cell>
        </table:table-row>
        <table:table-row table:style-name="ro14">
          <table:table-cell table:style-name="ce66" office:value-type="string" calcext:value-type="string">
            <text:p>geo.<text:span text:style-name="T12">boundsMaxLat</text:span></text:p>
          </table:table-cell>
          <table:table-cell table:style-name="ce158" office:value-type="string" calcext:value-type="string">
            <text:p>47.11</text:p>
          </table:table-cell>
          <table:table-cell table:style-name="ce66" table:number-columns-repeated="2"/>
          <table:table-cell/>
          <table:table-cell table:style-name="ce69" table:formula="of:=JSONCONFIG([.A8];[.B8])" office:value-type="string" office:string-value="'geo.boundsMaxLat' : {&quot;code&quot;:&quot;geo.boundsMaxLat&quot;,&quot;valeur&quot;:&quot;47.11&quot;} ," calcext:value-type="string">
            <text:p>'geo.boundsMaxLat' : {"code":"geo.boundsMaxLat","valeur":"47.11"} ,</text:p>
          </table:table-cell>
          <table:table-cell office:value-type="string" calcext:value-type="string">
            <text:p><text:s/></text:p>
          </table:table-cell>
        </table:table-row>
        <table:table-row table:style-name="ro68">
          <table:table-cell table:style-name="ce156" office:value-type="string" calcext:value-type="string">
            <text:p>geo.defaultLat</text:p>
          </table:table-cell>
          <table:table-cell table:style-name="ce158" office:value-type="string" calcext:value-type="string">
            <text:p>47.21</text:p>
          </table:table-cell>
          <table:table-cell table:style-name="ce66" table:number-columns-repeated="2"/>
          <table:table-cell/>
          <table:table-cell table:style-name="ce69" table:formula="of:=JSONCONFIG([.A9];[.B9])" office:value-type="string" office:string-value="'geo.defaultLat' : {&quot;code&quot;:&quot;geo.defaultLat&quot;,&quot;valeur&quot;:&quot;47.21&quot;} ," calcext:value-type="string">
            <text:p>'geo.defaultLat' : {"code":"geo.defaultLat","valeur":"47.21"} ,</text:p>
          </table:table-cell>
          <table:table-cell office:value-type="string" calcext:value-type="string">
            <text:p><text:s/></text:p>
          </table:table-cell>
        </table:table-row>
        <table:table-row table:style-name="ro68">
          <table:table-cell table:style-name="ce156" office:value-type="string" calcext:value-type="string">
            <text:p>geo.defaultLong</text:p>
          </table:table-cell>
          <table:table-cell table:style-name="ce159" office:value-type="string" calcext:value-type="string">
            <text:p>-1.54</text:p>
          </table:table-cell>
          <table:table-cell table:style-name="ce66" table:number-columns-repeated="2"/>
          <table:table-cell/>
          <table:table-cell table:style-name="ce69" table:formula="of:=JSONCONFIG([.A10];[.B10])" office:value-type="string" office:string-value="'geo.defaultLong' : {&quot;code&quot;:&quot;geo.defaultLong&quot;,&quot;valeur&quot;:&quot;-1.54&quot;} ," calcext:value-type="string">
            <text:p>'geo.defaultLong' : {"code":"geo.defaultLong","valeur":"-1.54"} ,</text:p>
          </table:table-cell>
          <table:table-cell office:value-type="string" calcext:value-type="string">
            <text:p><text:s/></text:p>
          </table:table-cell>
        </table:table-row>
        <table:table-row table:style-name="ro68">
          <table:table-cell table:style-name="ce156" office:value-type="string" calcext:value-type="string">
            <text:p>geo.zoomInit</text:p>
          </table:table-cell>
          <table:table-cell table:style-name="ce160" office:value-type="float" office:value="14" calcext:value-type="float">
            <text:p>14</text:p>
          </table:table-cell>
          <table:table-cell table:style-name="ce66" table:number-columns-repeated="2"/>
          <table:table-cell/>
          <table:table-cell table:style-name="ce69" table:formula="of:=JSONCONFIG([.A11];[.B11])" office:value-type="string" office:string-value="'geo.zoomInit' : {&quot;code&quot;:&quot;geo.zoomInit&quot;,&quot;valeur&quot;:&quot;14&quot;} ," calcext:value-type="string">
            <text:p>'geo.zoomInit' : {"code":"geo.zoomInit","valeur":"14"} ,</text:p>
          </table:table-cell>
          <table:table-cell office:value-type="string" calcext:value-type="string">
            <text:p><text:s/></text:p>
          </table:table-cell>
        </table:table-row>
        <table:table-row table:style-name="ro68">
          <table:table-cell table:style-name="ce156" office:value-type="string" calcext:value-type="string">
            <text:p>geo.zoomMin</text:p>
          </table:table-cell>
          <table:table-cell table:style-name="ce160" office:value-type="float" office:value="11" calcext:value-type="float">
            <text:p>11</text:p>
          </table:table-cell>
          <table:table-cell table:style-name="ce66" table:number-columns-repeated="2"/>
          <table:table-cell/>
          <table:table-cell table:style-name="ce69" table:formula="of:=JSONCONFIG([.A12];[.B12])" office:value-type="string" office:string-value="'geo.zoomMin' : {&quot;code&quot;:&quot;geo.zoomMin&quot;,&quot;valeur&quot;:&quot;11&quot;} ," calcext:value-type="string">
            <text:p>'geo.zoomMin' : {"code":"geo.zoomMin","valeur":"11"} ,</text:p>
          </table:table-cell>
          <table:table-cell office:value-type="string" calcext:value-type="string">
            <text:p><text:s/></text:p>
          </table:table-cell>
        </table:table-row>
        <table:table-row table:style-name="ro1">
          <table:table-cell table:style-name="ce157" office:value-type="string" calcext:value-type="string">
            <text:p>geo.zoneDstance</text:p>
          </table:table-cell>
          <table:table-cell table:style-name="ce160" office:value-type="float" office:value="1500" calcext:value-type="float">
            <text:p>1500</text:p>
          </table:table-cell>
          <table:table-cell table:style-name="ce66" table:number-columns-repeated="2"/>
          <table:table-cell/>
          <table:table-cell table:style-name="ce69" table:formula="of:=JSONCONFIG([.A13];[.B13])" office:value-type="string" office:string-value="'geo.zoneDstance' : {&quot;code&quot;:&quot;geo.zoneDstance&quot;,&quot;valeur&quot;:&quot;1500&quot;} ," calcext:value-type="string">
            <text:p>'geo.zoneDstance' : {"code":"geo.zoneDstance","valeur":"1500"} ,</text:p>
          </table:table-cell>
          <table:table-cell office:value-type="string" calcext:value-type="string">
            <text:p><text:s/></text:p>
          </table:table-cell>
        </table:table-row>
        <table:table-row table:style-name="ro1">
          <table:table-cell table:style-name="ce18" office:value-type="string" calcext:value-type="string">
            <text:p>geo.zoneDistanceAvantRedessiner</text:p>
          </table:table-cell>
          <table:table-cell table:style-name="ce160" office:value-type="float" office:value="1000" calcext:value-type="float">
            <text:p>1000</text:p>
          </table:table-cell>
          <table:table-cell table:style-name="ce66" table:number-columns-repeated="2"/>
          <table:table-cell/>
          <table:table-cell table:style-name="ce69" table:formula="of:=JSONCONFIG([.A14];[.B14])" office:value-type="string" office:string-value="'geo.zoneDistanceAvantRedessiner' : {&quot;code&quot;:&quot;geo.zoneDistanceAvantRedessiner&quot;,&quot;valeur&quot;:&quot;1000&quot;} ," calcext:value-type="string">
            <text:p>'geo.zoneDistanceAvantRedessiner' : {"code":"geo.zoneDistanceAvantRedessiner","valeur":"1000"} ,</text:p>
          </table:table-cell>
          <table:table-cell office:value-type="string" calcext:value-type="string">
            <text:p><text:s/></text:p>
          </table:table-cell>
        </table:table-row>
        <table:table-row table:style-name="ro1">
          <table:table-cell table:style-name="ce66" office:value-type="string" calcext:value-type="string">
            <text:p>pages.page1.nom</text:p>
          </table:table-cell>
          <table:table-cell table:style-name="ce160" office:value-type="string" calcext:value-type="string">
            <text:p>accueil_nantes</text:p>
          </table:table-cell>
          <table:table-cell table:style-name="ce66" table:number-columns-repeated="2"/>
          <table:table-cell/>
          <table:table-cell table:style-name="ce69" table:formula="of:=JSONCONFIG([.A15];[.B15])" office:value-type="string" office:string-value="'pages.page1.nom' : {&quot;code&quot;:&quot;pages.page1.nom&quot;,&quot;valeur&quot;:&quot;accueil_nantes&quot;} ," calcext:value-type="string">
            <text:p>'pages.page1.nom' : {"code":"pages.page1.nom","valeur":"accueil_nantes"} ,</text:p>
          </table:table-cell>
          <table:table-cell office:value-type="string" calcext:value-type="string">
            <text:p><text:s/></text:p>
          </table:table-cell>
        </table:table-row>
        <table:table-row table:style-name="ro1">
          <table:table-cell table:style-name="ce66" office:value-type="string" calcext:value-type="string">
            <text:p>pages.page2.nom</text:p>
          </table:table-cell>
          <table:table-cell table:style-name="ce160" office:value-type="string" calcext:value-type="string">
            <text:p>dechets</text:p>
          </table:table-cell>
          <table:table-cell table:style-name="ce66" table:number-columns-repeated="2"/>
          <table:table-cell/>
          <table:table-cell table:style-name="ce69" table:formula="of:=JSONCONFIG([.A16];[.B16])" office:value-type="string" office:string-value="'pages.page2.nom' : {&quot;code&quot;:&quot;pages.page2.nom&quot;,&quot;valeur&quot;:&quot;dechets&quot;} ," calcext:value-type="string">
            <text:p>'pages.page2.nom' : {"code":"pages.page2.nom","valeur":"dechets"} ,</text:p>
          </table:table-cell>
          <table:table-cell office:value-type="string" calcext:value-type="string">
            <text:p><text:s/></text:p>
          </table:table-cell>
        </table:table-row>
        <table:table-row table:style-name="ro1">
          <table:table-cell table:style-name="ce66" office:value-type="string" calcext:value-type="string">
            <text:p>pages.page3.nom</text:p>
          </table:table-cell>
          <table:table-cell table:style-name="ce160" office:value-type="string" calcext:value-type="string">
            <text:p>carte</text:p>
          </table:table-cell>
          <table:table-cell table:style-name="ce66" table:number-columns-repeated="2"/>
          <table:table-cell/>
          <table:table-cell table:style-name="ce69" table:formula="of:=JSONCONFIG([.A17];[.B17])" office:value-type="string" office:string-value="'pages.page3.nom' : {&quot;code&quot;:&quot;pages.page3.nom&quot;,&quot;valeur&quot;:&quot;carte&quot;} ," calcext:value-type="string">
            <text:p>'pages.page3.nom' : {"code":"pages.page3.nom","valeur":"carte"} ,</text:p>
          </table:table-cell>
          <table:table-cell office:value-type="string" calcext:value-type="string">
            <text:p><text:s/></text:p>
          </table:table-cell>
        </table:table-row>
        <table:table-row table:style-name="ro1">
          <table:table-cell table:style-name="ce66" office:value-type="string" calcext:value-type="string">
            <text:p>pages.page4.nom</text:p>
          </table:table-cell>
          <table:table-cell table:style-name="ce160" office:value-type="string" calcext:value-type="string">
            <text:p>fiches</text:p>
          </table:table-cell>
          <table:table-cell table:style-name="ce66" table:number-columns-repeated="2"/>
          <table:table-cell/>
          <table:table-cell table:style-name="ce69" table:formula="of:=JSONCONFIG([.A18];[.B18])" office:value-type="string" office:string-value="'pages.page4.nom' : {&quot;code&quot;:&quot;pages.page4.nom&quot;,&quot;valeur&quot;:&quot;fiches&quot;} ," calcext:value-type="string">
            <text:p>'pages.page4.nom' : {"code":"pages.page4.nom","valeur":"fiches"} ,</text:p>
          </table:table-cell>
          <table:table-cell office:value-type="string" calcext:value-type="string">
            <text:p><text:s/></text:p>
          </table:table-cell>
        </table:table-row>
        <table:table-row table:style-name="ro1">
          <table:table-cell table:style-name="ce66" office:value-type="string" calcext:value-type="string">
            <text:p>pages.page5.nom</text:p>
          </table:table-cell>
          <table:table-cell table:style-name="ce160" office:value-type="string" calcext:value-type="string">
            <text:p>lieux</text:p>
          </table:table-cell>
          <table:table-cell table:style-name="ce66" table:number-columns-repeated="2"/>
          <table:table-cell/>
          <table:table-cell table:style-name="ce69" table:formula="of:=JSONCONFIG([.A19];[.B19])" office:value-type="string" office:string-value="'pages.page5.nom' : {&quot;code&quot;:&quot;pages.page5.nom&quot;,&quot;valeur&quot;:&quot;lieux&quot;} ," calcext:value-type="string">
            <text:p>'pages.page5.nom' : {"code":"pages.page5.nom","valeur":"lieux"} ,</text:p>
          </table:table-cell>
          <table:table-cell office:value-type="string" calcext:value-type="string">
            <text:p><text:s/></text:p>
          </table:table-cell>
        </table:table-row>
        <table:table-row table:style-name="ro1">
          <table:table-cell table:style-name="ce66" office:value-type="string" calcext:value-type="string">
            <text:p>pages.page6.nom</text:p>
          </table:table-cell>
          <table:table-cell table:style-name="ce160" office:value-type="string" calcext:value-type="string">
            <text:p>a_domicile</text:p>
          </table:table-cell>
          <table:table-cell table:style-name="ce66" table:number-columns-repeated="2"/>
          <table:table-cell/>
          <table:table-cell table:style-name="ce69" table:formula="of:=JSONCONFIG([.A20];[.B20])" office:value-type="string" office:string-value="'pages.page6.nom' : {&quot;code&quot;:&quot;pages.page6.nom&quot;,&quot;valeur&quot;:&quot;a_domicile&quot;} ," calcext:value-type="string">
            <text:p>'pages.page6.nom' : {"code":"pages.page6.nom","valeur":"a_domicile"} ,</text:p>
          </table:table-cell>
          <table:table-cell office:value-type="string" calcext:value-type="string">
            <text:p><text:s/></text:p>
          </table:table-cell>
        </table:table-row>
        <table:table-row table:style-name="ro1">
          <table:table-cell table:style-name="ce66" office:value-type="string" calcext:value-type="string">
            <text:p>pages.page7.nom</text:p>
          </table:table-cell>
          <table:table-cell table:style-name="ce160" office:value-type="string" calcext:value-type="string">
            <text:p>trisacs_nantes</text:p>
          </table:table-cell>
          <table:table-cell table:style-name="ce66" table:number-columns-repeated="2"/>
          <table:table-cell/>
          <table:table-cell table:style-name="ce69" table:formula="of:=JSONCONFIG([.A21];[.B21])" office:value-type="string" office:string-value="'pages.page7.nom' : {&quot;code&quot;:&quot;pages.page7.nom&quot;,&quot;valeur&quot;:&quot;trisacs_nantes&quot;} ," calcext:value-type="string">
            <text:p>'pages.page7.nom' : {"code":"pages.page7.nom","valeur":"trisacs_nantes"} ,</text:p>
          </table:table-cell>
          <table:table-cell office:value-type="string" calcext:value-type="string">
            <text:p><text:s/></text:p>
          </table:table-cell>
        </table:table-row>
        <table:table-row table:style-name="ro67">
          <table:table-cell table:number-columns-repeated="5"/>
          <table:table-cell table:style-name="ce69" office:value-type="string" calcext:value-type="string">
            <text:p><text:span text:style-name="T13">'zz'</text:span><text:span text:style-name="T14">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7">
        <table:table-column table:style-name="co31" table:number-columns-repeated="2" table:default-cell-style-name="Default"/>
        <table:table-column table:style-name="co162" table:default-cell-style-name="Default"/>
        <table:table-column table:style-name="co31" table:number-columns-repeated="3" table:default-cell-style-name="Default"/>
        <table:table-row table:style-name="ro1">
          <table:table-cell table:number-columns-repeated="6"/>
        </table:table-row>
        <table:table-row table:style-name="ro1">
          <table:table-cell table:number-columns-repeated="3"/>
          <table:table-cell table:style-name="ce162" office:value-type="string" calcext:value-type="string">
            <text:p>labels_fr.json</text:p>
          </table:table-cell>
          <table:table-cell table:style-name="ce162" office:value-type="string" calcext:value-type="string">
            <text:p>labels_en.json</text:p>
          </table:table-cell>
          <table:table-cell/>
        </table:table-row>
        <table:table-row table:style-name="ro1">
          <table:table-cell table:number-columns-repeated="3"/>
          <table:table-cell table:style-name="ce163" office:value-type="string" calcext:value-type="string">
            <text:p>{</text:p>
          </table:table-cell>
          <table:table-cell table:style-name="ce165" office:value-type="string" calcext:value-type="string">
            <text:p>{</text:p>
          </table:table-cell>
          <table:table-cell office:value-type="string" calcext:value-type="string">
            <text:p><text:s/></text:p>
          </table:table-cell>
        </table:table-row>
        <table:table-row table:style-name="ro1">
          <table:table-cell/>
          <table:table-cell office:value-type="string" calcext:value-type="string">
            <text:p>Dechet</text:p>
          </table:table-cell>
          <table:table-cell office:value-type="string" calcext:value-type="string">
            <text:p>nom</text:p>
          </table:table-cell>
          <table:table-cell table:style-name="ce164" table:formula="of:=GETTRADUCTION([.B4];&quot;A&quot;;&quot;B&quot;;5;172;[.A4];[.C4])" office:value-type="string" office:string-value="&quot;dec_acides.nom&quot;:&quot;Acides&quot;,&quot;dec_aerosols.nom&quot;:&quot;Aérosols&quot;,&quot;dec_agenda.nom&quot;:&quot;Agenda&quot;,&quot;dec_ampouleBasseConso.nom&quot;:&quot;Ampoule basse consommation&quot;,&quot;dec_ampouleClassique.nom&quot;:&quot;Ampoule classique&quot;,&quot;dec_annuaire.nom&quot;:&quot;Annuaire&quot;,&quot;dec_antiFourmis.nom&quot;:&quot;Anti-fourmis&quot;,&quot;dec_antigel.nom&quot;:&quot;Antigel&quot;,&quot;dec_appareilElectronique.nom&quot;:&quot;Appareil électronique&quot;,&quot;dec_appareilsChauffant.nom&quot;:&quot;Appareil chauffant&quot;,&quot;dec_appareilsElectromenager.nom&quot;:&quot;Appareil électroménager&quot;,&quot;dec_barilLessive.nom&quot;:&quot;Baril lessive&quot;,&quot;dec_barquetteAluminium.nom&quot;:&quot;Barquette aluminium&quot;,&quot;dec_barquettePolystyrene.nom&quot;:&quot;Barquette polystyrène&quot;,&quot;dec_batteriesVoiture.nom&quot;:&quot;Batteries voiture&quot;,&quot;dec_bidonDHuileMoteurVide.nom&quot;:&quot;Bidon d'huile moteur vide&quot;,&quot;dec_bidonMetal.nom&quot;:&quot;Bidon métal vide&quot;,&quot;dec_bocalEnVerre.nom&quot;:&quot;Bocal verre&quot;,&quot;dec_boiteAOeufsEnPlastique.nom&quot;:&quot;Boîte à œufs plastique&quot;,&quot;dec_boiteCamembertEnBois.nom&quot;:&quot;Boîte camembert bois&quot;,&quot;dec_boiteConserve.nom&quot;:&quot;Boîte conserve&quot;,&quot;dec_boiteMetallique.nom&quot;:&quot;Boite métallique&quot;,&quot;dec_boiteOeufsEnCarton.nom&quot;:&quot;Boîte œufs carton&quot;,&quot;dec_bombeMousseARaser.nom&quot;:&quot;Bombe mousse à raser&quot;,&quot;dec_bombePeinture.nom&quot;:&quot;Bombe peinture&quot;,&quot;dec_bouchonLiege.nom&quot;:&quot;Bouchon liège&quot;,&quot;dec_bouchonPlastique.nom&quot;:&quot;Bouchon plastique&quot;,&quot;dec_bougie.nom&quot;:&quot;Bougie&quot;,&quot;dec_bouteilleDhuileAlimentaire.nom&quot;:&quot;Bouteille d'huile&quot;,&quot;dec_bouteilleDhuileEnVerre.nom&quot;:&quot;Bouteille d'huile verre&quot;,&quot;dec_bouteilleGaz.nom&quot;:&quot;Bouteille de gaz&quot;,&quot;dec_bouteilleLait.nom&quot;:&quot;Bouteille lait&quot;,&quot;dec_bouteillePlastique.nom&quot;:&quot;Bouteille plastique&quot;,&quot;dec_bouteilleProduitMenagerNonVide.nom&quot;:&quot;Bouteille produit ménager non vide&quot;,&quot;dec_bouteilleProduitMenagerVide.nom&quot;:&quot;Bouteille produit ménager vide&quot;,&quot;dec_bouteillesSirop.nom&quot;:&quot;Bouteilles sirop (métal)&quot;,&quot;dec_bouteilleVerre.nom&quot;:&quot;Bouteille verre&quot;,&quot;dec_branchage.nom&quot;:&quot;Branchage feuillage&quot;,&quot;dec_briqueAlimentaire.nom&quot;:&quot;Brique alimentaire&quot;,&quot;dec_cagetteBois.nom&quot;:&quot;Cagette bois&quot;,&quot;dec_cahier.nom&quot;:&quot;Cahier&quot;,&quot;dec_calendrier.nom&quot;:&quot;Calendrier&quot;,&quot;dec_canetteSoda.nom&quot;:&quot;Canette soda&quot;,&quot;dec_capsuleCafe.nom&quot;:&quot;capsule café&quot;,&quot;dec_cartePostale.nom&quot;:&quot;Carte postale&quot;,&quot;dec_cartonPetitsOuGrands.nom&quot;:&quot;Carton (petits ou grands)&quot;,&quot;dec_cartouchesEncres.nom&quot;:&quot;Cartouches encres&quot;,&quot;dec_cdDvdK7.nom&quot;:&quot;CD/DVD/K7&quot;,&quot;dec_chaussureEnBonEtat.nom&quot;:&quot;Chaussure bon état&quot;,&quot;dec_chaussuresUsagees.nom&quot;:&quot;Chaussures usagées&quot;,&quot;dec_cigarette.nom&quot;:&quot;Cigarette&quot;,&quot;dec_classeur.nom&quot;:&quot;Classeur&quot;,&quot;dec_colles.nom&quot;:&quot;Colles&quot;,&quot;dec_congelateurs.nom&quot;:&quot;congélateurs&quot;,&quot;dec_cotonTige.nom&quot;:&quot;Coton tige&quot;,&quot;dec_coucheBebe.nom&quot;:&quot;Couche bébé&quot;,&quot;dec_couverclePotEnVerre.nom&quot;:&quot;Couvercle métallique&quot;,&quot;dec_couverts.nom&quot;:&quot;Couverts&quot;,&quot;dec_cremeEnTube.nom&quot;:&quot;Crème en tube&quot;,&quot;dec_cremeEtDentifriceTube.nom&quot;:&quot;Crème et dentifrice (tube)&quot;,&quot;dec_deboucheurLiquide.nom&quot;:&quot;Déboucheur liquide&quot;,&quot;dec_deodorantStick.nom&quot;:&quot;Déodorant stick&quot;,&quot;dec_detachant.nom&quot;:&quot;Détachant&quot;,&quot;dec_eauJavel.nom&quot;:&quot;Eau Javel&quot;,&quot;dec_emballagesEnCartonPlat.nom&quot;:&quot;Emballages carton plat&quot;,&quot;dec_engraisChimiques.nom&quot;:&quot;Engrais chimiques&quot;,&quot;dec_enveloppe.nom&quot;:&quot;Enveloppe&quot;,&quot;dec_epeluchuresRestesRepas.nom&quot;:&quot;Épluchures / restes repas&quot;,&quot;dec_equipementsAudioEtVideo.nom&quot;:&quot;Équipements audio et vidéo&quot;,&quot;dec_essenceTerebenthine.nom&quot;:&quot;Essence térébenthine&quot;,&quot;dec_essuiToutRouleauCarton.nom&quot;:&quot;Essuie-tout (rouleau carton)&quot;,&quot;dec_essuiToutSaufRouleauCarton.nom&quot;:&quot;Essuie-tout (sauf rouleau carton)&quot;,&quot;dec_filmPlastique.nom&quot;:&quot;Film plastique&quot;,&quot;dec_filmsPhotographiques.nom&quot;:&quot;Films photographiques&quot;,&quot;dec_filtreAHuile.nom&quot;:&quot;Filtre à huile&quot;,&quot;dec_flaconProduitsDentretien.nom&quot;:&quot;Flacon de produits d'entretien&quot;,&quot;dec_flaconSavon.nom&quot;:&quot;Flacon savon&quot;,&quot;dec_fongicides.nom&quot;:&quot;Fongicide&quot;,&quot;dec_fournituresHorsPapier.nom&quot;:&quot;Fournitures (hors papier)&quot;,&quot;dec_gazon.nom&quot;:&quot;Gazon&quot;,&quot;dec_gravat.nom&quot;:&quot;Gravât&quot;,&quot;dec_grillage.nom&quot;:&quot;Grillage&quot;,&quot;dec_guitare.nom&quot;:&quot;Guitare&quot;,&quot;dec_herbicides.nom&quot;:&quot;Herbicide&quot;,&quot;dec_huileAlimentaire.nom&quot;:&quot;Huile alimentaire&quot;,&quot;dec_huileMinerale.nom&quot;:&quot;Huile moteur&quot;,&quot;dec_huileVidange.nom&quot;:&quot;Huile vidange&quot;,&quot;dec_insecticides.nom&quot;:&quot;Insecticides&quot;,&quot;dec_jouetsAlimentesParElectricite.nom&quot;:&quot;Jouet alimenté par électricité&quot;,&quot;dec_jouetsNonElectroniques.nom&quot;:&quot;Jouet non électronique&quot;,&quot;dec_journal.nom&quot;:&quot;Journal&quot;,&quot;dec_laine.nom&quot;:&quot;Laine&quot;,&quot;dec_laineVerre.nom&quot;:&quot;Laine de verre&quot;,&quot;dec_lampe.nom&quot;:&quot;Lampe&quot;,&quot;dec_lingette.nom&quot;:&quot;Lingette&quot;,&quot;dec_liquideRefroidissement.nom&quot;:&quot;Liquide refroidissement&quot;,&quot;dec_litierePourAnimaux.nom&quot;:&quot;Litière pour animaux&quot;,&quot;dec_livre.nom&quot;:&quot;Livre&quot;,&quot;dec_lunette.nom&quot;:&quot;Lunette&quot;,&quot;dec_magazine.nom&quot;:&quot;Magazine&quot;,&quot;dec_masticCarrosserie.nom&quot;:&quot;Mastic carrosserie&quot;,&quot;dec_matelas.nom&quot;:&quot;Matelas&quot;,&quot;dec_medicaments.nom&quot;:&quot;Médicament&quot;,&quot;dec_meuble.nom&quot;:&quot;Meuble&quot;,&quot;dec_miroir.nom&quot;:&quot;Miroir&quot;,&quot;dec_moquette.nom&quot;:&quot;Moquette&quot;,&quot;dec_mortAuxRats.nom&quot;:&quot;Mort aux rats&quot;,&quot;dec_mouchoir.nom&quot;:&quot;Mouchoir&quot;,&quot;dec_naphtaline.nom&quot;:&quot;Naphtaline&quot;,&quot;dec_neons.nom&quot;:&quot;Néon&quot;,&quot;dec_nettoyantsALAmmoniac.nom&quot;:&quot;Nettoyant à l'ammoniac&quot;,&quot;dec_nettoyantsCuivreEtArgenterie.nom&quot;:&quot;Nettoyants cuivre et argenterie&quot;,&quot;dec_objetEnTerreCuite.nom&quot;:&quot;Objet terre cuite&quot;,&quot;dec_ordinateursPortables.nom&quot;:&quot;Ordinateurs portables&quot;,&quot;dec_outilsBricolageOuJardinage.nom&quot;:&quot;outils bricolage ou jardinage&quot;,&quot;dec_papier.nom&quot;:&quot;Papier&quot;,&quot;dec_papierAluminium.nom&quot;:&quot;Papier aluminium&quot;,&quot;dec_papierCadeau.nom&quot;:&quot;Papier cadeau&quot;,&quot;dec_papierPeint.nom&quot;:&quot;Papier peint&quot;,&quot;dec_parpaing.nom&quot;:&quot;Parpaing&quot;,&quot;dec_peintureAntirouille.nom&quot;:&quot;Peinture antirouille&quot;,&quot;dec_peinturesHuileEtEau.nom&quot;:&quot;Peinture huile et eau&quot;,&quot;dec_peripheriquesInformatiques.nom&quot;:&quot;Périphériques informatiques&quot;,&quot;dec_piano.nom&quot;:&quot;Piano&quot;,&quot;dec_piles.nom&quot;:&quot;Pile&quot;,&quot;dec_plancheBois.nom&quot;:&quot;Planche bois&quot;,&quot;dec_plante.nom&quot;:&quot;Plante&quot;,&quot;dec_pneu.nom&quot;:&quot;Pneu&quot;,&quot;dec_polystyrene.nom&quot;:&quot;Polystyrène&quot;,&quot;dec_porcelaine.nom&quot;:&quot;Porcelaine&quot;,&quot;dec_potCremeFraîche.nom&quot;:&quot;Pot crème fraîche&quot;,&quot;dec_poterie.nom&quot;:&quot;Poterie&quot;,&quot;dec_potPeinture.nom&quot;:&quot;Pot peinture&quot;,&quot;dec_potYaourt.nom&quot;:&quot;Pot yaourt&quot;,&quot;dec_produitPhytosanitaire.nom&quot;:&quot;Produit phytosanitaire&quot;,&quot;dec_produitsBeaute.nom&quot;:&quot;Produit beauté&quot;,&quot;dec_produitsDEntretien.nom&quot;:&quot;Produit d'entretien&quot;,&quot;dec_produitsTraitementDuBois.nom&quot;:&quot;Produit traitement bois&quot;,&quot;dec_radiographie.nom&quot;:&quot;Radiographie&quot;,&quot;dec_rasoirJetable.nom&quot;:&quot;Rasoir jetable&quot;,&quot;dec_recurantsPourFour.nom&quot;:&quot;Récurant pour four&quot;,&quot;dec_recurantsPourToilette.nom&quot;:&quot;Récurant pour toilette&quot;,&quot;dec_refrigerateur.nom&quot;:&quot;Réfrigérateur&quot;,&quot;dec_resines.nom&quot;:&quot;Résine&quot;,&quot;dec_revelateurEtFixateurPhoto.nom&quot;:&quot;Révélateur et fixateur photo&quot;,&quot;dec_sacEnPapier.nom&quot;:&quot;Sac papier&quot;,&quot;dec_sacPlastique.nom&quot;:&quot;Sac plastique&quot;,&quot;dec_scooter.nom&quot;:&quot;Scooter&quot;,&quot;dec_solvants.nom&quot;:&quot;Solvant&quot;,&quot;dec_stylo.nom&quot;:&quot;Stylo&quot;,&quot;dec_tableARepasser.nom&quot;:&quot;Table à repasser&quot;,&quot;dec_telephonie.nom&quot;:&quot;Téléphonie&quot;,&quot;dec_televiseurs.nom&quot;:&quot;Téléviseur&quot;,&quot;dec_thermometreAMercure.nom&quot;:&quot;Thermomètre à mercure&quot;,&quot;dec_trompette.nom&quot;:&quot;Trompette&quot;,&quot;dec_trottinnette.nom&quot;:&quot;Trottinette&quot;,&quot;dec_tubeFluorescent.nom&quot;:&quot;Tube fluorescent&quot;,&quot;dec_tuyauDarrosage.nom&quot;:&quot;Tuyau arrosage&quot;,&quot;dec_UstensileCuisine.nom&quot;:&quot;Ustensile cuisine&quot;,&quot;dec_vaisselleCarton.nom&quot;:&quot;Vaisselle carton&quot;,&quot;dec_vaissellePlastique.nom&quot;:&quot;Vaisselle plastique&quot;,&quot;dec_vaisselleVerrePorcelaine.nom&quot;:&quot;Vaisselle (verre, porcelaine...)&quot;,&quot;dec_velo.nom&quot;:&quot;Vélo&quot;,&quot;dec_vetementEnBonEtat.nom&quot;:&quot;Vêtement bon état&quot;,&quot;dec_vetementUsage.nom&quot;:&quot;Vêtement usagé&quot;,&quot;dec_verreaboire.nom&quot;:&quot;Verre à boire&quot;,&quot;dec_vitre.nom&quot;:&quot;Vitre&quot;,&quot;dec_voiture.nom&quot;:&quot;Voiture&quot;," calcext:value-type="string">
            <text:p>"dec_acides.nom":"Acides","dec_aerosols.nom":"Aérosols","dec_agenda.nom":"Agenda","dec_ampouleBasseConso.nom":"Ampoule basse consommation","dec_ampouleClassique.nom":"Ampoule classique","dec_annuaire.nom":"Annuaire","dec_antiFourmis.nom":"Anti-fourmis","dec_antigel.nom":"Antigel","dec_appareilElectronique.nom":"Appareil électronique","dec_appareilsChauffant.nom":"Appareil chauffant","dec_appareilsElectromenager.nom":"Appareil électroménager","dec_barilLessive.nom":"Baril lessive","dec_barquetteAluminium.nom":"Barquette aluminium","dec_barquettePolystyrene.nom":"Barquette polystyrène","dec_batteriesVoiture.nom":"Batteries voiture","dec_bidonDHuileMoteurVide.nom":"Bidon d'huile moteur vide","dec_bidonMetal.nom":"Bidon métal vide","dec_bocalEnVerre.nom":"Bocal verre","dec_boiteAOeufsEnPlastique.nom":"Boîte à œufs plastique","dec_boiteCamembertEnBois.nom":"Boîte camembert bois","dec_boiteConserve.nom":"Boîte conserve","dec_boiteMetallique.nom":"Boite métallique","dec_boiteOeufsEnCarton.nom":"Boîte œufs carton","dec_bombeMousseARaser.nom":"Bombe mousse à raser","dec_bombePeinture.nom":"Bombe peinture","dec_bouchonLiege.nom":"Bouchon liège","dec_bouchonPlastique.nom":"Bouchon plastique","dec_bougie.nom":"Bougie","dec_bouteilleDhuileAlimentaire.nom":"Bouteille d'huile","dec_bouteilleDhuileEnVerre.nom":"Bouteille d'huile verre","dec_bouteilleGaz.nom":"Bouteille de gaz","dec_bouteilleLait.nom":"Bouteille lait","dec_bouteillePlastique.nom":"Bouteille plastique","dec_bouteilleProduitMenagerNonVide.nom":"Bouteille produit ménager non vide","dec_bouteilleProduitMenagerVide.nom":"Bouteille produit ménager vide","dec_bouteillesSirop.nom":"Bouteilles sirop (métal)","dec_bouteilleVerre.nom":"Bouteille verre","dec_branchage.nom":"Branchage feuillage","dec_briqueAlimentaire.nom":"Brique alimentaire","dec_cagetteBois.nom":"Cagette bois","dec_cahier.nom":"Cahier","dec_calendrier.nom":"Calendrier","dec_canetteSoda.nom":"Canette soda","dec_capsuleCafe.nom":"capsule café","dec_cartePostale.nom":"Carte postale","dec_cartonPetitsOuGrands.nom":"Carton (petits ou grands)","dec_cartouchesEncres.nom":"Cartouches encres","dec_cdDvdK7.nom":"CD/DVD/K7","dec_chaussureEnBonEtat.nom":"Chaussure bon état","dec_chaussuresUsagees.nom":"Chaussures usagées","dec_cigarette.nom":"Cigarette","dec_classeur.nom":"Classeur","dec_colles.nom":"Colles","dec_congelateurs.nom":"congélateurs","dec_cotonTige.nom":"Coton tige","dec_coucheBebe.nom":"Couche bébé","dec_couverclePotEnVerre.nom":"Couvercle métallique","dec_couverts.nom":"Couverts","dec_cremeEnTube.nom":"Crème en tube","dec_cremeEtDentifriceTube.nom":"Crème et dentifrice (tube)","dec_deboucheurLiquide.nom":"Déboucheur liquide","dec_deodorantStick.nom":"Déodorant stick","dec_detachant.nom":"Détachant","dec_eauJavel.nom":"Eau Javel","dec_emballagesEnCartonPlat.nom":"Emballages carton plat","dec_engraisChimiques.nom":"Engrais chimiques","dec_enveloppe.nom":"Enveloppe","dec_epeluchuresRestesRepas.nom":"Épluchures / restes repas","dec_equipementsAudioEtVideo.nom":"Équipements audio et vidéo","dec_essenceTerebenthine.nom":"Essence térébenthine","dec_essuiToutRouleauCarton.nom":"Essuie-tout (rouleau carton)","dec_essuiToutSaufRouleauCarton.nom":"Essuie-tout (sauf rouleau carton)","dec_filmPlastique.nom":"Film plastique","dec_filmsPhotographiques.nom":"Films photographiques","dec_filtreAHuile.nom":"Filtre à huile","dec_flaconProduitsDentretien.nom":"Flacon de produits d'entretien","dec_flaconSavon.nom":"Flacon savon","dec_fongicides.nom":"Fongicide","dec_fournituresHorsPapier.nom":"Fournitures (hors papier)","dec_gazon.nom":"Gazon","dec_gravat.nom":"Gravât","dec_grillage.nom":"Grillage","dec_guitare.nom":"Guitare","dec_herbicides.nom":"Herbicide","dec_huileAlimentaire.nom":"Huile alimentaire","dec_huileMinerale.nom":"Huile moteur","dec_huileVidange.nom":"Huile vidange","dec_insecticides.nom":"Insecticides","dec_jouetsAlimentesParElectricite.nom":"Jouet alimenté par électricité","dec_jouetsNonElectroniques.nom":"Jouet non électronique","dec_journal.nom":"Journal","dec_laine.nom":"Laine","dec_laineVerre.nom":"Laine de verre","dec_lampe.nom":"Lampe","dec_lingette.nom":"Lingette","dec_liquideRefroidissement.nom":"Liquide refroidissement","dec_litierePourAnimaux.nom":"Litière pour animaux","dec_livre.nom":"Livre","dec_lunette.nom":"Lunette","dec_magazine.nom":"Magazine","dec_masticCarrosserie.nom":"Mastic carrosserie","dec_matelas.nom":"Matelas","dec_medicaments.nom":"Médicament","dec_meuble.nom":"Meuble","dec_miroir.nom":"Miroir","dec_moquette.nom":"Moquette","dec_mortAuxRats.nom":"Mort aux rats","dec_mouchoir.nom":"Mouchoir","dec_naphtaline.nom":"Naphtaline","dec_neons.nom":"Néon","dec_nettoyantsALAmmoniac.nom":"Nettoyant à l'ammoniac","dec_nettoyantsCuivreEtArgenterie.nom":"Nettoyants cuivre et argenterie","dec_objetEnTerreCuite.nom":"Objet terre cuite","dec_ordinateursPortables.nom":"Ordinateurs portables","dec_outilsBricolageOuJardinage.nom":"outils bricolage ou jardinage","dec_papier.nom":"Papier","dec_papierAluminium.nom":"Papier aluminium","dec_papierCadeau.nom":"Papier cadeau","dec_papierPeint.nom":"Papier peint","dec_parpaing.nom":"Parpaing","dec_peintureAntirouille.nom":"Peinture antirouille","dec_peinturesHuileEtEau.nom":"Peinture huile et eau","dec_peripheriquesInformatiques.nom":"Périphériques informatiques","dec_piano.nom":"Piano","dec_piles.nom":"Pile","dec_plancheBois.nom":"Planche bois","dec_plante.nom":"Plante","dec_pneu.nom":"Pneu","dec_polystyrene.nom":"Polystyrène","dec_porcelaine.nom":"Porcelaine","dec_potCremeFraîche.nom":"Pot crème fraîche","dec_poterie.nom":"Poterie","dec_potPeinture.nom":"Pot peinture","dec_potYaourt.nom":"Pot yaourt","dec_produitPhytosanitaire.nom":"Produit phytosanitaire","dec_produitsBeaute.nom":"Produit beauté","dec_produitsDEntretien.nom":"Produit d'entretien","dec_produitsTraitementDuBois.nom":"Produit traitement bois","dec_radiographie.nom":"Radiographie","dec_rasoirJetable.nom":"Rasoir jetable","dec_recurantsPourFour.nom":"Récurant pour four","dec_recurantsPourToilette.nom":"Récurant pour toilette","dec_refrigerateur.nom":"Réfrigérateur","dec_resines.nom":"Résine","dec_revelateurEtFixateurPhoto.nom":"Révélateur et fixateur photo","dec_sacEnPapier.nom":"Sac papier","dec_sacPlastique.nom":"Sac plastique","dec_scooter.nom":"Scooter","dec_solvants.nom":"Solvant","dec_stylo.nom":"Stylo","dec_tableARepasser.nom":"Table à repasser","dec_telephonie.nom":"Téléphonie","dec_televiseurs.nom":"Téléviseur","dec_thermometreAMercure.nom":"Thermomètre à mercure","dec_trompette.nom":"Trompette","dec_trottinnette.nom":"Trottinette","dec_tubeFluorescent.nom":"Tube fluorescent","dec_tuyauDarrosage.nom":"Tuyau arrosage","dec_UstensileCuisine.nom":"Ustensile cuisine","dec_vaisselleCarton.nom":"Vaisselle carton","dec_vaissellePlastique.nom":"Vaisselle plastique","dec_vaisselleVerrePorcelaine.nom":"Vaisselle (verre, porcelaine...)","dec_velo.nom":"Vélo","dec_vetementEnBonEtat.nom":"Vêtement bon état","dec_vetementUsage.nom":"Vêtement usagé","dec_verreaboire.nom":"Verre à boire","dec_vitre.nom":"Vitre","dec_voiture.nom":"Voiture",</text:p>
          </table:table-cell>
          <table:table-cell table:style-name="ce166" table:formula="of:=GETTRADUCTION([.B5];&quot;A&quot;;&quot;C&quot;;5;172;[.A4];[.C4])" office:value-type="string" office:string-value="&quot;dec_acides.nom&quot;:&quot;Acids&quot;,&quot;dec_aerosols.nom&quot;:&quot;Aerosols&quot;,&quot;dec_agenda.nom&quot;:&quot;Diary&quot;,&quot;dec_ampouleBasseConso.nom&quot;:&quot;Energy Efficient Lightbulb&quot;,&quot;dec_ampouleClassique.nom&quot;:&quot;Conventional bulb&quot;,&quot;dec_annuaire.nom&quot;:&quot;Yearbook&quot;,&quot;dec_antiFourmis.nom&quot;:&quot;Ant&quot;,&quot;dec_antigel.nom&quot;:&quot;Antifreeze&quot;,&quot;dec_appareilElectronique.nom&quot;:&quot;Electronic device&quot;,&quot;dec_appareilsChauffant.nom&quot;:&quot;Heating devices&quot;,&quot;dec_appareilsElectromenager.nom&quot;:&quot;Domestic appliance&quot;,&quot;dec_barilLessive.nom&quot;:&quot;Laundry barrel&quot;,&quot;dec_barquetteAluminium.nom&quot;:&quot;Aluminum tray&quot;,&quot;dec_barquettePolystyrene.nom&quot;:&quot;Polystyrene tray&quot;,&quot;dec_batteriesVoiture.nom&quot;:&quot;Car Batteries&quot;,&quot;dec_bidonDHuileMoteurVide.nom&quot;:&quot;Empty motor oil can&quot;,&quot;dec_bidonMetal.nom&quot;:&quot;Canister vacuum metal&quot;,&quot;dec_bocalEnVerre.nom&quot;:&quot;Glass jar&quot;,&quot;dec_boiteAOeufsEnPlastique.nom&quot;:&quot;Plastic Egg Box&quot;,&quot;dec_boiteCamembertEnBois.nom&quot;:&quot;Wooden box camembert&quot;,&quot;dec_boiteConserve.nom&quot;:&quot;Box preserves&quot;,&quot;dec_boiteMetallique.nom&quot;:&quot;Metal box&quot;,&quot;dec_boiteOeufsEnCarton.nom&quot;:&quot;Cardboard egg box&quot;,&quot;dec_bombeMousseARaser.nom&quot;:&quot;Bomb shaving foam&quot;,&quot;dec_bombePeinture.nom&quot;:&quot;Paint bomb&quot;,&quot;dec_bouchonLiege.nom&quot;:&quot;Cork&quot;,&quot;dec_bouchonPlastique.nom&quot;:&quot;Plastic cap&quot;,&quot;dec_bougie.nom&quot;:&quot;Candle&quot;,&quot;dec_bouteilleDhuileAlimentaire.nom&quot;:&quot;Oil Bottle&quot;,&quot;dec_bouteilleDhuileEnVerre.nom&quot;:&quot;Glass oil bottle&quot;,&quot;dec_bouteilleGaz.nom&quot;:&quot;Gas cylinder&quot;,&quot;dec_bouteilleLait.nom&quot;:&quot;Milk Bottle&quot;,&quot;dec_bouteillePlastique.nom&quot;:&quot;Plastic Bottle&quot;,&quot;dec_bouteilleProduitMenagerNonVide.nom&quot;:&quot;Bottle household product not empty&quot;,&quot;dec_bouteilleProduitMenagerVide.nom&quot;:&quot;Bottle empty household product&quot;,&quot;dec_bouteillesSirop.nom&quot;:&quot;Syrup bottles (metal)&quot;,&quot;dec_bouteilleVerre.nom&quot;:&quot;Glass Bottle&quot;,&quot;dec_branchage.nom&quot;:&quot;Foliage branches&quot;,&quot;dec_briqueAlimentaire.nom&quot;:&quot;Food Brick&quot;,&quot;dec_cagetteBois.nom&quot;:&quot;Wooden crates&quot;,&quot;dec_cahier.nom&quot;:&quot;Notebook&quot;,&quot;dec_calendrier.nom&quot;:&quot;Calendar&quot;,&quot;dec_canetteSoda.nom&quot;:&quot;Soda cans&quot;,&quot;dec_capsuleCafe.nom&quot;:&quot;capsule coffee&quot;,&quot;dec_cartePostale.nom&quot;:&quot;Post card&quot;,&quot;dec_cartonPetitsOuGrands.nom&quot;:&quot;Cardboard (small or large)&quot;,&quot;dec_cartouchesEncres.nom&quot;:&quot;Ink cartridges&quot;,&quot;dec_cdDvdK7.nom&quot;:&quot;CD / DVD / K7&quot;,&quot;dec_chaussureEnBonEtat.nom&quot;:&quot;Good shoe&quot;,&quot;dec_chaussuresUsagees.nom&quot;:&quot;Used shoes&quot;,&quot;dec_cigarette.nom&quot;:&quot;Cigarette&quot;,&quot;dec_classeur.nom&quot;:&quot;Binder&quot;,&quot;dec_colles.nom&quot;:&quot;Glues&quot;,&quot;dec_congelateurs.nom&quot;:&quot;Freezers&quot;,&quot;dec_cotonTige.nom&quot;:&quot;Q-tip&quot;,&quot;dec_coucheBebe.nom&quot;:&quot;Baby's diaper&quot;,&quot;dec_couverclePotEnVerre.nom&quot;:&quot;Metal cover&quot;,&quot;dec_couverts.nom&quot;:&quot;Cutlery&quot;,&quot;dec_cremeEnTube.nom&quot;:&quot;Tube cream&quot;,&quot;dec_cremeEtDentifriceTube.nom&quot;:&quot;Cream and toothpaste (tube)&quot;,&quot;dec_deboucheurLiquide.nom&quot;:&quot;Liquid drain cleaner&quot;,&quot;dec_deodorantStick.nom&quot;:&quot;Deodorant stick&quot;,&quot;dec_detachant.nom&quot;:&quot;Stain&quot;,&quot;dec_eauJavel.nom&quot;:&quot;Javel water&quot;,&quot;dec_emballagesEnCartonPlat.nom&quot;:&quot;Boxboard packaging&quot;,&quot;dec_engraisChimiques.nom&quot;:&quot;Chemical fertilizers&quot;,&quot;dec_enveloppe.nom&quot;:&quot;Envelope&quot;,&quot;dec_epeluchuresRestesRepas.nom&quot;:&quot;Peelings / scraps meals&quot;,&quot;dec_equipementsAudioEtVideo.nom&quot;:&quot;Audio and video equipment&quot;,&quot;dec_essenceTerebenthine.nom&quot;:&quot;Turpentine Essence&quot;,&quot;dec_essuiToutRouleauCarton.nom&quot;:&quot;Towels (cardboard roll)&quot;,&quot;dec_essuiToutSaufRouleauCarton.nom&quot;:&quot;Towels (except cardboard roll)&quot;,&quot;dec_filmPlastique.nom&quot;:&quot;Plastic film&quot;,&quot;dec_filmsPhotographiques.nom&quot;:&quot;Photographic Films&quot;,&quot;dec_filtreAHuile.nom&quot;:&quot;Oil Filter&quot;,&quot;dec_flaconProduitsDentretien.nom&quot;:&quot;Bottle of cleaning products&quot;,&quot;dec_flaconSavon.nom&quot;:&quot;Soap bottle&quot;,&quot;dec_fongicides.nom&quot;:&quot;Fungicide&quot;,&quot;dec_fournituresHorsPapier.nom&quot;:&quot;Supplies (except Paper)&quot;,&quot;dec_gazon.nom&quot;:&quot;Turf&quot;,&quot;dec_gravat.nom&quot;:&quot;Engrave&quot;,&quot;dec_grillage.nom&quot;:&quot;Roasting&quot;,&quot;dec_guitare.nom&quot;:&quot;Guitar&quot;,&quot;dec_herbicides.nom&quot;:&quot;Herbicide&quot;,&quot;dec_huileAlimentaire.nom&quot;:&quot;Edible oil&quot;,&quot;dec_huileMinerale.nom&quot;:&quot;Engine oil&quot;,&quot;dec_huileVidange.nom&quot;:&quot;Oil drain&quot;,&quot;dec_insecticides.nom&quot;:&quot;Insecticides&quot;,&quot;dec_jouetsAlimentesParElectricite.nom&quot;:&quot;Toy powered by electricity&quot;,&quot;dec_jouetsNonElectroniques.nom&quot;:&quot;Non-electronic toy&quot;,&quot;dec_journal.nom&quot;:&quot;Newspaper&quot;,&quot;dec_laine.nom&quot;:&quot;Wool&quot;,&quot;dec_laineVerre.nom&quot;:&quot;Glass wool&quot;,&quot;dec_lampe.nom&quot;:&quot;Lamp&quot;,&quot;dec_lingette.nom&quot;:&quot;Wipe&quot;,&quot;dec_liquideRefroidissement.nom&quot;:&quot;Liquid cooling&quot;,&quot;dec_litierePourAnimaux.nom&quot;:&quot;Animal bedding&quot;,&quot;dec_livre.nom&quot;:&quot;Book&quot;,&quot;dec_lunette.nom&quot;:&quot;Glasses&quot;,&quot;dec_magazine.nom&quot;:&quot;Magazine&quot;,&quot;dec_masticCarrosserie.nom&quot;:&quot;Mastic Body&quot;,&quot;dec_matelas.nom&quot;:&quot;Mattress&quot;,&quot;dec_medicaments.nom&quot;:&quot;Drug&quot;,&quot;dec_meuble.nom&quot;:&quot;Furniture&quot;,&quot;dec_miroir.nom&quot;:&quot;Mirror&quot;,&quot;dec_moquette.nom&quot;:&quot;Carpet&quot;,&quot;dec_mortAuxRats.nom&quot;:&quot;Rat poison&quot;,&quot;dec_mouchoir.nom&quot;:&quot;Tissue&quot;,&quot;dec_naphtaline.nom&quot;:&quot;Naphthalene&quot;,&quot;dec_neons.nom&quot;:&quot;Neon&quot;,&quot;dec_nettoyantsALAmmoniac.nom&quot;:&quot;Cleaner ammonia&quot;,&quot;dec_nettoyantsCuivreEtArgenterie.nom&quot;:&quot;Copper and silver cleaners&quot;,&quot;dec_objetEnTerreCuite.nom&quot;:&quot;Clay object&quot;,&quot;dec_ordinateursPortables.nom&quot;:&quot;Laptop&quot;,&quot;dec_outilsBricolageOuJardinage.nom&quot;:&quot;DIY or gardening tools&quot;,&quot;dec_papier.nom&quot;:&quot;Paper&quot;,&quot;dec_papierAluminium.nom&quot;:&quot;Aluminum foil&quot;,&quot;dec_papierCadeau.nom&quot;:&quot;Gift wrap&quot;,&quot;dec_papierPeint.nom&quot;:&quot;Wallpaper&quot;,&quot;dec_parpaing.nom&quot;:&quot;Cinderblock&quot;,&quot;dec_peintureAntirouille.nom&quot;:&quot;Rust Paint&quot;,&quot;dec_peinturesHuileEtEau.nom&quot;:&quot;Water and oil painting&quot;,&quot;dec_peripheriquesInformatiques.nom&quot;:&quot;Computer Peripherals&quot;,&quot;dec_piano.nom&quot;:&quot;Piano&quot;,&quot;dec_piles.nom&quot;:&quot;Battery&quot;,&quot;dec_plancheBois.nom&quot;:&quot;Plank&quot;,&quot;dec_plante.nom&quot;:&quot;Plant&quot;,&quot;dec_pneu.nom&quot;:&quot;Tire&quot;,&quot;dec_polystyrene.nom&quot;:&quot;Polystyrene&quot;,&quot;dec_porcelaine.nom&quot;:&quot;Porcelain&quot;,&quot;dec_potCremeFraîche.nom&quot;:&quot;Pot cream&quot;,&quot;dec_poterie.nom&quot;:&quot;Pottery&quot;,&quot;dec_potPeinture.nom&quot;:&quot;Paint Pot&quot;,&quot;dec_potYaourt.nom&quot;:&quot;Yoghurt pot&quot;,&quot;dec_produitPhytosanitaire.nom&quot;:&quot;Plant health product&quot;,&quot;dec_produitsBeaute.nom&quot;:&quot;Beauty Product&quot;,&quot;dec_produitsDEntretien.nom&quot;:&quot;Cleaning product&quot;,&quot;dec_produitsTraitementDuBois.nom&quot;:&quot;Wood treatment products&quot;,&quot;dec_radiographie.nom&quot;:&quot;Radiograph&quot;,&quot;dec_rasoirJetable.nom&quot;:&quot;Disposable razor&quot;,&quot;dec_recurantsPourFour.nom&quot;:&quot;Scouring oven&quot;,&quot;dec_recurantsPourToilette.nom&quot;:&quot;Scouring toilet&quot;,&quot;dec_refrigerateur.nom&quot;:&quot;Refrigerator&quot;,&quot;dec_resines.nom&quot;:&quot;Resin&quot;,&quot;dec_revelateurEtFixateurPhoto.nom&quot;:&quot;Developer and fixer Photo&quot;,&quot;dec_sacEnPapier.nom&quot;:&quot;Paper bag&quot;,&quot;dec_sacPlastique.nom&quot;:&quot;Plastic bag&quot;,&quot;dec_scooter.nom&quot;:&quot;Scooter&quot;,&quot;dec_solvants.nom&quot;:&quot;Solvent&quot;,&quot;dec_stylo.nom&quot;:&quot;Pen&quot;,&quot;dec_tableARepasser.nom&quot;:&quot;Ironing board&quot;,&quot;dec_telephonie.nom&quot;:&quot;Telephony&quot;,&quot;dec_televiseurs.nom&quot;:&quot;TV&quot;,&quot;dec_thermometreAMercure.nom&quot;:&quot;Mercury thermometer&quot;,&quot;dec_trompette.nom&quot;:&quot;Trumpet&quot;,&quot;dec_trottinnette.nom&quot;:&quot;Scooter&quot;,&quot;dec_tubeFluorescent.nom&quot;:&quot;Fluorescent Tube&quot;,&quot;dec_tuyauDarrosage.nom&quot;:&quot;Watering hose&quot;,&quot;dec_UstensileCuisine.nom&quot;:&quot;Kitchen Utensil&quot;,&quot;dec_vaisselleCarton.nom&quot;:&quot;Cardboard dishes&quot;,&quot;dec_vaissellePlastique.nom&quot;:&quot;Plastic ware&quot;,&quot;dec_vaisselleVerrePorcelaine.nom&quot;:&quot;Dishes (glass, porcelain ...)&quot;,&quot;dec_velo.nom&quot;:&quot;Bike&quot;,&quot;dec_vetementEnBonEtat.nom&quot;:&quot;Clothing good condition&quot;,&quot;dec_vetementUsage.nom&quot;:&quot;Used Clothing&quot;,&quot;dec_verreaboire.nom&quot;:&quot;Drinking glass&quot;,&quot;dec_vitre.nom&quot;:&quot;Window&quot;,&quot;dec_voiture.nom&quot;:&quot;Car&quot;," calcext:value-type="string">
            <text:p>"dec_acides.nom":"Acids","dec_aerosols.nom":"Aerosols","dec_agenda.nom":"Diary","dec_ampouleBasseConso.nom":"Energy Efficient Lightbulb","dec_ampouleClassique.nom":"Conventional bulb","dec_annuaire.nom":"Yearbook","dec_antiFourmis.nom":"Ant","dec_antigel.nom":"Antifreeze","dec_appareilElectronique.nom":"Electronic device","dec_appareilsChauffant.nom":"Heating devices","dec_appareilsElectromenager.nom":"Domestic appliance","dec_barilLessive.nom":"Laundry barrel","dec_barquetteAluminium.nom":"Aluminum tray","dec_barquettePolystyrene.nom":"Polystyrene tray","dec_batteriesVoiture.nom":"Car Batteries","dec_bidonDHuileMoteurVide.nom":"Empty motor oil can","dec_bidonMetal.nom":"Canister vacuum metal","dec_bocalEnVerre.nom":"Glass jar","dec_boiteAOeufsEnPlastique.nom":"Plastic Egg Box","dec_boiteCamembertEnBois.nom":"Wooden box camembert","dec_boiteConserve.nom":"Box preserves","dec_boiteMetallique.nom":"Metal box","dec_boiteOeufsEnCarton.nom":"Cardboard egg box","dec_bombeMousseARaser.nom":"Bomb shaving foam","dec_bombePeinture.nom":"Paint bomb","dec_bouchonLiege.nom":"Cork","dec_bouchonPlastique.nom":"Plastic cap","dec_bougie.nom":"Candle","dec_bouteilleDhuileAlimentaire.nom":"Oil Bottle","dec_bouteilleDhuileEnVerre.nom":"Glass oil bottle","dec_bouteilleGaz.nom":"Gas cylinder","dec_bouteilleLait.nom":"Milk Bottle","dec_bouteillePlastique.nom":"Plastic Bottle","dec_bouteilleProduitMenagerNonVide.nom":"Bottle household product not empty","dec_bouteilleProduitMenagerVide.nom":"Bottle empty household product","dec_bouteillesSirop.nom":"Syrup bottles (metal)","dec_bouteilleVerre.nom":"Glass Bottle","dec_branchage.nom":"Foliage branches","dec_briqueAlimentaire.nom":"Food Brick","dec_cagetteBois.nom":"Wooden crates","dec_cahier.nom":"Notebook","dec_calendrier.nom":"Calendar","dec_canetteSoda.nom":"Soda cans","dec_capsuleCafe.nom":"capsule coffee","dec_cartePostale.nom":"Post card","dec_cartonPetitsOuGrands.nom":"Cardboard (small or large)","dec_cartouchesEncres.nom":"Ink cartridges","dec_cdDvdK7.nom":"CD / DVD / K7","dec_chaussureEnBonEtat.nom":"Good shoe","dec_chaussuresUsagees.nom":"Used shoes","dec_cigarette.nom":"Cigarette","dec_classeur.nom":"Binder","dec_colles.nom":"Glues","dec_congelateurs.nom":"Freezers","dec_cotonTige.nom":"Q-tip","dec_coucheBebe.nom":"Baby's diaper","dec_couverclePotEnVerre.nom":"Metal cover","dec_couverts.nom":"Cutlery","dec_cremeEnTube.nom":"Tube cream","dec_cremeEtDentifriceTube.nom":"Cream and toothpaste (tube)","dec_deboucheurLiquide.nom":"Liquid drain cleaner","dec_deodorantStick.nom":"Deodorant stick","dec_detachant.nom":"Stain","dec_eauJavel.nom":"Javel water","dec_emballagesEnCartonPlat.nom":"Boxboard packaging","dec_engraisChimiques.nom":"Chemical fertilizers","dec_enveloppe.nom":"Envelope","dec_epeluchuresRestesRepas.nom":"Peelings / scraps meals","dec_equipementsAudioEtVideo.nom":"Audio and video equipment","dec_essenceTerebenthine.nom":"Turpentine Essence","dec_essuiToutRouleauCarton.nom":"Towels (cardboard roll)","dec_essuiToutSaufRouleauCarton.nom":"Towels (except cardboard roll)","dec_filmPlastique.nom":"Plastic film","dec_filmsPhotographiques.nom":"Photographic Films","dec_filtreAHuile.nom":"Oil Filter","dec_flaconProduitsDentretien.nom":"Bottle of cleaning products","dec_flaconSavon.nom":"Soap bottle","dec_fongicides.nom":"Fungicide","dec_fournituresHorsPapier.nom":"Supplies (except Paper)","dec_gazon.nom":"Turf","dec_gravat.nom":"Engrave","dec_grillage.nom":"Roasting","dec_guitare.nom":"Guitar","dec_herbicides.nom":"Herbicide","dec_huileAlimentaire.nom":"Edible oil","dec_huileMinerale.nom":"Engine oil","dec_huileVidange.nom":"Oil drain","dec_insecticides.nom":"Insecticides","dec_jouetsAlimentesParElectricite.nom":"Toy powered by electricity","dec_jouetsNonElectroniques.nom":"Non-electronic toy","dec_journal.nom":"Newspaper","dec_laine.nom":"Wool","dec_laineVerre.nom":"Glass wool","dec_lampe.nom":"Lamp","dec_lingette.nom":"Wipe","dec_liquideRefroidissement.nom":"Liquid cooling","dec_litierePourAnimaux.nom":"Animal bedding","dec_livre.nom":"Book","dec_lunette.nom":"Glasses","dec_magazine.nom":"Magazine","dec_masticCarrosserie.nom":"Mastic Body","dec_matelas.nom":"Mattress","dec_medicaments.nom":"Drug","dec_meuble.nom":"Furniture","dec_miroir.nom":"Mirror","dec_moquette.nom":"Carpet","dec_mortAuxRats.nom":"Rat poison","dec_mouchoir.nom":"Tissue","dec_naphtaline.nom":"Naphthalene","dec_neons.nom":"Neon","dec_nettoyantsALAmmoniac.nom":"Cleaner ammonia","dec_nettoyantsCuivreEtArgenterie.nom":"Copper and silver cleaners","dec_objetEnTerreCuite.nom":"Clay object","dec_ordinateursPortables.nom":"Laptop","dec_outilsBricolageOuJardinage.nom":"DIY or gardening tools","dec_papier.nom":"Paper","dec_papierAluminium.nom":"Aluminum foil","dec_papierCadeau.nom":"Gift wrap","dec_papierPeint.nom":"Wallpaper","dec_parpaing.nom":"Cinderblock","dec_peintureAntirouille.nom":"Rust Paint","dec_peinturesHuileEtEau.nom":"Water and oil painting","dec_peripheriquesInformatiques.nom":"Computer Peripherals","dec_piano.nom":"Piano","dec_piles.nom":"Battery","dec_plancheBois.nom":"Plank","dec_plante.nom":"Plant","dec_pneu.nom":"Tire","dec_polystyrene.nom":"Polystyrene","dec_porcelaine.nom":"Porcelain","dec_potCremeFraîche.nom":"Pot cream","dec_poterie.nom":"Pottery","dec_potPeinture.nom":"Paint Pot","dec_potYaourt.nom":"Yoghurt pot","dec_produitPhytosanitaire.nom":"Plant health product","dec_produitsBeaute.nom":"Beauty Product","dec_produitsDEntretien.nom":"Cleaning product","dec_produitsTraitementDuBois.nom":"Wood treatment products","dec_radiographie.nom":"Radiograph","dec_rasoirJetable.nom":"Disposable razor","dec_recurantsPourFour.nom":"Scouring oven","dec_recurantsPourToilette.nom":"Scouring toilet","dec_refrigerateur.nom":"Refrigerator","dec_resines.nom":"Resin","dec_revelateurEtFixateurPhoto.nom":"Developer and fixer Photo","dec_sacEnPapier.nom":"Paper bag","dec_sacPlastique.nom":"Plastic bag","dec_scooter.nom":"Scooter","dec_solvants.nom":"Solvent","dec_stylo.nom":"Pen","dec_tableARepasser.nom":"Ironing board","dec_telephonie.nom":"Telephony","dec_televiseurs.nom":"TV","dec_thermometreAMercure.nom":"Mercury thermometer","dec_trompette.nom":"Trumpet","dec_trottinnette.nom":"Scooter","dec_tubeFluorescent.nom":"Fluorescent Tube","dec_tuyauDarrosage.nom":"Watering hose","dec_UstensileCuisine.nom":"Kitchen Utensil","dec_vaisselleCarton.nom":"Cardboard dishes","dec_vaissellePlastique.nom":"Plastic ware","dec_vaisselleVerrePorcelaine.nom":"Dishes (glass, porcelain ...)","dec_velo.nom":"Bike","dec_vetementEnBonEtat.nom":"Clothing good condition","dec_vetementUsage.nom":"Used Clothing","dec_verreaboire.nom":"Drinking glass","dec_vitre.nom":"Window","dec_voiture.nom":"Car",</text:p>
          </table:table-cell>
          <table:table-cell office:value-type="string" calcext:value-type="string">
            <text:p><text:s/></text:p>
          </table:table-cell>
        </table:table-row>
        <table:table-row table:style-name="ro1">
          <table:table-cell/>
          <table:table-cell office:value-type="string" calcext:value-type="string">
            <text:p>Dechet</text:p>
          </table:table-cell>
          <table:table-cell office:value-type="string" calcext:value-type="string">
            <text:p>concerne_aussi</text:p>
          </table:table-cell>
          <table:table-cell table:style-name="ce164" table:formula="of:=GETTRADUCTION([.B5];&quot;A&quot;;&quot;G&quot;;5;172;[.A5];[.C5])" office:value-type="string" office:string-value="&quot;dec_acides.concerne_aussi&quot;:&quot;acide, base, produit chimique&quot;,&quot;dec_aerosols.concerne_aussi&quot;:&quot;aérosol, bombe aérosol, déodorant, laque&quot;,&quot;dec_agenda.concerne_aussi&quot;:&quot;acide,agenda&quot;,&quot;dec_ampouleBasseConso.concerne_aussi&quot;:&quot;ampoule basse consommation, ampoule à économie d'énergie, lampe à économie d'énergie&quot;,&quot;dec_ampouleClassique.concerne_aussi&quot;:&quot;ampoule classique, ampoule à incandescence, ampoule à filament&quot;,&quot;dec_annuaire.concerne_aussi&quot;:&quot;annuaire&quot;,&quot;dec_antiFourmis.concerne_aussi&quot;:&quot;Anti-fourmi&quot;,&quot;dec_antigel.concerne_aussi&quot;:&quot;antigel&quot;,&quot;dec_appareilElectronique.concerne_aussi&quot;:&quot;appareil électronique,outillage alimenté par électricité&quot;,&quot;dec_appareilsChauffant.concerne_aussi&quot;:&quot;appareil chauffant, appareil de chauffage, chauffage, appareil de cuisson, four&quot;,&quot;dec_appareilsElectromenager.concerne_aussi&quot;:&quot;appareil électroménager,petit électroménager&quot;,&quot;dec_barilLessive.concerne_aussi&quot;:&quot;baril de lessive, paquet de lessives, baril en carton&quot;,&quot;dec_barquetteAluminium.concerne_aussi&quot;:&quot;barquette aluminium, barquette pizza, barquette quiche&quot;,&quot;dec_barquettePolystyrene.concerne_aussi&quot;:&quot;barquette polystyrène, barquette plastique&quot;,&quot;dec_batteriesVoiture.concerne_aussi&quot;:&quot;batterie de voiture&quot;,&quot;dec_bidonDHuileMoteurVide.concerne_aussi&quot;:&quot;bidon d'huile moteur vide&quot;,&quot;dec_bidonMetal.concerne_aussi&quot;:&quot;bidon de métal vide&quot;,&quot;dec_bocalEnVerre.concerne_aussi&quot;:&quot;bocal en verre, nutella, pâte a tartiner, pot en verre&quot;,&quot;dec_boiteAOeufsEnPlastique.concerne_aussi&quot;:&quot;boîte à œuf en plastique&quot;,&quot;dec_boiteCamembertEnBois.concerne_aussi&quot;:&quot;boîte camembert en bois&quot;,&quot;dec_boiteConserve.concerne_aussi&quot;:&quot;boîte de conserve, conserve&quot;,&quot;dec_boiteMetallique.concerne_aussi&quot;:&quot;boite métallique&quot;,&quot;dec_boiteOeufsEnCarton.concerne_aussi&quot;:&quot;boîte à œuf en carton&quot;,&quot;dec_bombeMousseARaser.concerne_aussi&quot;:&quot;bombe mousse à raser&quot;,&quot;dec_bombePeinture.concerne_aussi&quot;:&quot;bombe de peinture, peinture aérosol&quot;,&quot;dec_bouchonLiege.concerne_aussi&quot;:&quot;bouchon de liège&quot;,&quot;dec_bouchonPlastique.concerne_aussi&quot;:&quot;bouchon plastique&quot;,&quot;dec_bougie.concerne_aussi&quot;:&quot;bougie&quot;,&quot;dec_bouteilleDhuileAlimentaire.concerne_aussi&quot;:&quot;bouteille d'huile, bouteille d'eau&quot;,&quot;dec_bouteilleDhuileEnVerre.concerne_aussi&quot;:&quot;bouteille d'huile en verre&quot;,&quot;dec_bouteilleGaz.concerne_aussi&quot;:&quot;bouteille de gaz&quot;,&quot;dec_bouteilleLait.concerne_aussi&quot;:&quot;bouteille de lait&quot;,&quot;dec_bouteillePlastique.concerne_aussi&quot;:&quot;bouteille en plastique, bouteille de soda&quot;,&quot;dec_bouteilleProduitMenagerNonVide.concerne_aussi&quot;:&quot;bouteille produit ménager non vide&quot;,&quot;dec_bouteilleProduitMenagerVide.concerne_aussi&quot;:&quot;bouteille produit ménager vide&quot;,&quot;dec_bouteillesSirop.concerne_aussi&quot;:&quot;bouteille de sirop métal&quot;,&quot;dec_bouteilleVerre.concerne_aussi&quot;:&quot;bouteille en verre, bouteille de vin, bouteille de bière&quot;,&quot;dec_branchage.concerne_aussi&quot;:&quot;branchage, feuillage, taille d'arbre&quot;,&quot;dec_briqueAlimentaire.concerne_aussi&quot;:&quot;brique alimentaire, brique de lait, tétra pack&quot;,&quot;dec_cagetteBois.concerne_aussi&quot;:&quot;cagette bois, cageot&quot;,&quot;dec_cahier.concerne_aussi&quot;:&quot;cahier, cahier, bloc note sans spirale, carnet&quot;,&quot;dec_calendrier.concerne_aussi&quot;:&quot;calendrier&quot;,&quot;dec_canetteSoda.concerne_aussi&quot;:&quot;canette de soda&quot;,&quot;dec_capsuleCafe.concerne_aussi&quot;:&quot;capsule de café, capsule métal ou plastique dosette café&quot;,&quot;dec_cartePostale.concerne_aussi&quot;:&quot;carte postale&quot;,&quot;dec_cartonPetitsOuGrands.concerne_aussi&quot;:&quot;carton (petit ou grands)&quot;,&quot;dec_cartouchesEncres.concerne_aussi&quot;:&quot;cartouche encres&quot;,&quot;dec_cdDvdK7.concerne_aussi&quot;:&quot;CD/DVD/K7, cassette audio, cassette vidéo&quot;,&quot;dec_chaussureEnBonEtat.concerne_aussi&quot;:&quot;chaussure en bon état, bote en bon état&quot;,&quot;dec_chaussuresUsagees.concerne_aussi&quot;:&quot;chaussure usagées, bote usagée, chaussure en mauvais état&quot;,&quot;dec_cigarette.concerne_aussi&quot;:&quot;cigarette, mégot, cigare&quot;,&quot;dec_classeur.concerne_aussi&quot;:&quot;classeur&quot;,&quot;dec_colles.concerne_aussi&quot;:&quot;colles&quot;,&quot;dec_congelateurs.concerne_aussi&quot;:&quot;congélateurs&quot;,&quot;dec_cotonTige.concerne_aussi&quot;:&quot;coton tige&quot;,&quot;dec_coucheBebe.concerne_aussi&quot;:&quot;couche bébé&quot;,&quot;dec_couverclePotEnVerre.concerne_aussi&quot;:&quot;couvercle de pot en verre, couvercle métallique, capsule bière, opercule&quot;,&quot;dec_couverts.concerne_aussi&quot;:&quot;couverts, couteau, cuillère, fourchette&quot;,&quot;dec_cremeEnTube.concerne_aussi&quot;:&quot;crème en tube&quot;,&quot;dec_cremeEtDentifriceTube.concerne_aussi&quot;:&quot;crème et dentifrice (tube), crème en tube, tube de dentifrice&quot;,&quot;dec_deboucheurLiquide.concerne_aussi&quot;:&quot;déboucheur liquide&quot;,&quot;dec_deodorantStick.concerne_aussi&quot;:&quot;déodorant stick, déodorant à bille&quot;,&quot;dec_detachant.concerne_aussi&quot;:&quot;détachant (c'est un produit toxique)&quot;,&quot;dec_eauJavel.concerne_aussi&quot;:&quot;eau de Javel&quot;,&quot;dec_emballagesEnCartonPlat.concerne_aussi&quot;:&quot;emballage en carton plat, Suremballage carton, cartonnette, boîte de céréales, boîte à pizza&quot;,&quot;dec_engraisChimiques.concerne_aussi&quot;:&quot;engrais chimiques&quot;,&quot;dec_enveloppe.concerne_aussi&quot;:&quot;enveloppe&quot;,&quot;dec_epeluchuresRestesRepas.concerne_aussi&quot;:&quot;épluchures, reste de repas, nourriture&quot;,&quot;dec_equipementsAudioEtVideo.concerne_aussi&quot;:&quot;équipement audio et vidéo&quot;,&quot;dec_essenceTerebenthine.concerne_aussi&quot;:&quot;essence de térébenthine&quot;,&quot;dec_essuiToutRouleauCarton.concerne_aussi&quot;:&quot;essuie-tout (rouleau carton), rouleau carton papier toilette&quot;,&quot;dec_essuiToutSaufRouleauCarton.concerne_aussi&quot;:&quot;essuie-tout (sauf rouleau carton), sopalin, papier absorbant, papier toilette&quot;,&quot;dec_filmPlastique.concerne_aussi&quot;:&quot;film plastique&quot;,&quot;dec_filmsPhotographiques.concerne_aussi&quot;:&quot;film photographiques, diapositive, pellicule&quot;,&quot;dec_filtreAHuile.concerne_aussi&quot;:&quot;filtre à huile&quot;,&quot;dec_flaconProduitsDentretien.concerne_aussi&quot;:&quot;flacon de produit d'entretien, Flacon produit ménager vide, flacon de produit d'entretien&quot;,&quot;dec_flaconSavon.concerne_aussi&quot;:&quot;flacon de savon, Flacon en plastique, flacon de savon&quot;,&quot;dec_fongicides.concerne_aussi&quot;:&quot;fongicide&quot;,&quot;dec_fournituresHorsPapier.concerne_aussi&quot;:&quot;fourniture (hor papier), fourniture de bureau, crayon, stylo, feutre, gomme, agrafeuse, règle, compas, pochette plastique, classeur, trombone, taille-crayon, ciseaux&quot;,&quot;dec_gazon.concerne_aussi&quot;:&quot;gazon, pelouse, herbe&quot;,&quot;dec_gravat.concerne_aussi&quot;:&quot;gravât&quot;,&quot;dec_grillage.concerne_aussi&quot;:&quot;grillage, clôture&quot;,&quot;dec_guitare.concerne_aussi&quot;:&quot;guitare&quot;,&quot;dec_herbicides.concerne_aussi&quot;:&quot;herbicide, désherbant&quot;,&quot;dec_huileAlimentaire.concerne_aussi&quot;:&quot;huile alimentaire, huile de friture&quot;,&quot;dec_huileMinerale.concerne_aussi&quot;:&quot;huile minérale,huile voiture,huile moteur&quot;,&quot;dec_huileVidange.concerne_aussi&quot;:&quot;huile de vidange&quot;,&quot;dec_insecticides.concerne_aussi&quot;:&quot;insecticides&quot;,&quot;dec_jouetsAlimentesParElectricite.concerne_aussi&quot;:&quot;jouet alimenté par électricité, jeu avec pile, train électrique&quot;,&quot;dec_jouetsNonElectroniques.concerne_aussi&quot;:&quot;jouet non électronique, jeu, peluche, poupée, petite voiture&quot;,&quot;dec_journal.concerne_aussi&quot;:&quot;journal, revue&quot;,&quot;dec_laine.concerne_aussi&quot;:&quot;laine&quot;,&quot;dec_laineVerre.concerne_aussi&quot;:&quot;laine de verre, laine de verre, laine de roche&quot;,&quot;dec_lampe.concerne_aussi&quot;:&quot;lampe&quot;,&quot;dec_lingette.concerne_aussi&quot;:&quot;lingette&quot;,&quot;dec_liquideRefroidissement.concerne_aussi&quot;:&quot;liquide de refroidissement&quot;,&quot;dec_litierePourAnimaux.concerne_aussi&quot;:&quot;litière pour animaux&quot;,&quot;dec_livre.concerne_aussi&quot;:&quot;livre, bd, bande dessinée&quot;,&quot;dec_lunette.concerne_aussi&quot;:&quot;lunette&quot;,&quot;dec_magazine.concerne_aussi&quot;:&quot;magazine, revue&quot;,&quot;dec_masticCarrosserie.concerne_aussi&quot;:&quot;mastic de carrosserie&quot;,&quot;dec_matelas.concerne_aussi&quot;:&quot;matelas&quot;,&quot;dec_medicaments.concerne_aussi&quot;:&quot;médicament&quot;,&quot;dec_meuble.concerne_aussi&quot;:&quot;meuble&quot;,&quot;dec_miroir.concerne_aussi&quot;:&quot;miroir&quot;,&quot;dec_moquette.concerne_aussi&quot;:&quot;moquette&quot;,&quot;dec_mortAuxRats.concerne_aussi&quot;:&quot;mort aux rats, raticide &quot;,&quot;dec_mouchoir.concerne_aussi&quot;:&quot;mouchoir&quot;,&quot;dec_naphtaline.concerne_aussi&quot;:&quot;naphtaline, antimite&quot;,&quot;dec_neons.concerne_aussi&quot;:&quot;néon&quot;,&quot;dec_nettoyantsALAmmoniac.concerne_aussi&quot;:&quot;nettoyant à l'ammoniac&quot;,&quot;dec_nettoyantsCuivreEtArgenterie.concerne_aussi&quot;:&quot;nettoyant cuivre et argenterie&quot;,&quot;dec_objetEnTerreCuite.concerne_aussi&quot;:&quot;objet en terre cuite&quot;,&quot;dec_ordinateursPortables.concerne_aussi&quot;:&quot;ordinateur portables&quot;,&quot;dec_outilsBricolageOuJardinage.concerne_aussi&quot;:&quot;outil bricolage ou jardinage, marteau, tournevis, cisaille, scie, râteau, hache&quot;,&quot;dec_papier.concerne_aussi&quot;:&quot;papier, prospectus, publicité, feuille (imprimée ou non)&quot;,&quot;dec_papierAluminium.concerne_aussi&quot;:&quot;papier aluminium&quot;,&quot;dec_papierCadeau.concerne_aussi&quot;:&quot;papier cadeau&quot;,&quot;dec_papierPeint.concerne_aussi&quot;:&quot;papier peint, crépon&quot;,&quot;dec_parpaing.concerne_aussi&quot;:&quot;parpaing&quot;,&quot;dec_peintureAntirouille.concerne_aussi&quot;:&quot;peinture antirouille&quot;,&quot;dec_peinturesHuileEtEau.concerne_aussi&quot;:&quot;peinture huile et eau&quot;,&quot;dec_peripheriquesInformatiques.concerne_aussi&quot;:&quot;périphérique informatiques, écran, clavier, souris, imprimante&quot;,&quot;dec_piano.concerne_aussi&quot;:&quot;piano&quot;,&quot;dec_piles.concerne_aussi&quot;:&quot;pile, petit accumulateur&quot;,&quot;dec_plancheBois.concerne_aussi&quot;:&quot;planche de bois&quot;,&quot;dec_plante.concerne_aussi&quot;:&quot;plante&quot;,&quot;dec_pneu.concerne_aussi&quot;:&quot;pneu&quot;,&quot;dec_polystyrene.concerne_aussi&quot;:&quot;polystyrène, barquette de polystyrène&quot;,&quot;dec_porcelaine.concerne_aussi&quot;:&quot;porcelaine, vase&quot;,&quot;dec_potCremeFraîche.concerne_aussi&quot;:&quot;pot de crème fraîche&quot;,&quot;dec_poterie.concerne_aussi&quot;:&quot;poterie,pot&quot;,&quot;dec_potPeinture.concerne_aussi&quot;:&quot;pot de peinture, peinture à huile, peinture à l'eau, peinture, acrylique, peinture glycéro&quot;,&quot;dec_potYaourt.concerne_aussi&quot;:&quot;pot de yaourt&quot;,&quot;dec_produitPhytosanitaire.concerne_aussi&quot;:&quot;produit phytosanitaire&quot;,&quot;dec_produitsBeaute.concerne_aussi&quot;:&quot;produit de beauté, cosmétique, rouge à lèvres, maquillage, vernis&quot;,&quot;dec_produitsDEntretien.concerne_aussi&quot;:&quot;produit d'entretien, nettoyant à sol&quot;,&quot;dec_produitsTraitementDuBois.concerne_aussi&quot;:&quot;produit de traitement du bois&quot;,&quot;dec_radiographie.concerne_aussi&quot;:&quot;radiographie&quot;,&quot;dec_rasoirJetable.concerne_aussi&quot;:&quot;rasoir jetable&quot;,&quot;dec_recurantsPourFour.concerne_aussi&quot;:&quot;récurant pour four&quot;,&quot;dec_recurantsPourToilette.concerne_aussi&quot;:&quot;récurant pour toilette&quot;,&quot;dec_refrigerateur.concerne_aussi&quot;:&quot;réfrigérateur&quot;,&quot;dec_resines.concerne_aussi&quot;:&quot;résine&quot;,&quot;dec_revelateurEtFixateurPhoto.concerne_aussi&quot;:&quot;révélateur et fixateur photo&quot;,&quot;dec_sacEnPapier.concerne_aussi&quot;:&quot;sac en papier&quot;,&quot;dec_sacPlastique.concerne_aussi&quot;:&quot;sac plastique&quot;,&quot;dec_scooter.concerne_aussi&quot;:&quot;scooter, mobylette&quot;,&quot;dec_solvants.concerne_aussi&quot;:&quot;solvant, diluant, white spirit&quot;,&quot;dec_stylo.concerne_aussi&quot;:&quot;stylo, crayon&quot;,&quot;dec_tableARepasser.concerne_aussi&quot;:&quot;table à repasser&quot;,&quot;dec_telephonie.concerne_aussi&quot;:&quot;téléphonie&quot;,&quot;dec_televiseurs.concerne_aussi&quot;:&quot;téléviseur&quot;,&quot;dec_thermometreAMercure.concerne_aussi&quot;:&quot;thermomètre à mercure&quot;,&quot;dec_trompette.concerne_aussi&quot;:&quot;trompette&quot;,&quot;dec_trottinnette.concerne_aussi&quot;:&quot;trottinette&quot;,&quot;dec_tubeFluorescent.concerne_aussi&quot;:&quot;tube fluorescent, tube fluo&quot;,&quot;dec_tuyauDarrosage.concerne_aussi&quot;:&quot;tuyau d'arrosage&quot;,&quot;dec_UstensileCuisine.concerne_aussi&quot;:&quot;ustensile de cuisine, casserole, marmite, cocotte, poêle, wok, spatule&quot;,&quot;dec_vaisselleCarton.concerne_aussi&quot;:&quot;vaisselle carton, assiette carton, gobelet carton&quot;,&quot;dec_vaissellePlastique.concerne_aussi&quot;:&quot;vaisselle plastique, gobelet plastique, couvert plastique, couteau plastique, fourchette plastique, cuillère plastique&quot;,&quot;dec_vaisselleVerrePorcelaine.concerne_aussi&quot;:&quot;assiette, tasse, bol, plat, verre à boire, poterie, porcelaine, faïence, carafe, verre&quot;,&quot;dec_velo.concerne_aussi&quot;:&quot;vélo, bicyclette, skateboard&quot;,&quot;dec_vetementEnBonEtat.concerne_aussi&quot;:&quot;vêtement bon état, pantalon, chemise, pull, veste, jupe, robe&quot;,&quot;dec_vetementUsage.concerne_aussi&quot;:&quot;vêtement usagé, vêtement mauvais état, pantalon, chemise, pull, veste, jupe, robe&quot;,&quot;dec_verreaboire.concerne_aussi&quot;:&quot;verre à boire&quot;,&quot;dec_vitre.concerne_aussi&quot;:&quot;vitre&quot;,&quot;dec_voiture.concerne_aussi&quot;:&quot;voiture&quot;," calcext:value-type="string">
            <text:p>"dec_acides.concerne_aussi":"acide, base, produit chimique","dec_aerosols.concerne_aussi":"aérosol, bombe aérosol, déodorant, laque","dec_agenda.concerne_aussi":"acide,agenda","dec_ampouleBasseConso.concerne_aussi":"ampoule basse consommation, ampoule à économie d'énergie, lampe à économie d'énergie","dec_ampouleClassique.concerne_aussi":"ampoule classique, ampoule à incandescence, ampoule à filament","dec_annuaire.concerne_aussi":"annuaire","dec_antiFourmis.concerne_aussi":"Anti-fourmi","dec_antigel.concerne_aussi":"antigel","dec_appareilElectronique.concerne_aussi":"appareil électronique,outillage alimenté par électricité","dec_appareilsChauffant.concerne_aussi":"appareil chauffant, appareil de chauffage, chauffage, appareil de cuisson, four","dec_appareilsElectromenager.concerne_aussi":"appareil électroménager,petit électroménager","dec_barilLessive.concerne_aussi":"baril de lessive, paquet de lessives, baril en carton","dec_barquetteAluminium.concerne_aussi":"barquette aluminium, barquette pizza, barquette quiche","dec_barquettePolystyrene.concerne_aussi":"barquette polystyrène, barquette plastique","dec_batteriesVoiture.concerne_aussi":"batterie de voiture","dec_bidonDHuileMoteurVide.concerne_aussi":"bidon d'huile moteur vide","dec_bidonMetal.concerne_aussi":"bidon de métal vide","dec_bocalEnVerre.concerne_aussi":"bocal en verre, nutella, pâte a tartiner, pot en verre","dec_boiteAOeufsEnPlastique.concerne_aussi":"boîte à œuf en plastique","dec_boiteCamembertEnBois.concerne_aussi":"boîte camembert en bois","dec_boiteConserve.concerne_aussi":"boîte de conserve, conserve","dec_boiteMetallique.concerne_aussi":"boite métallique","dec_boiteOeufsEnCarton.concerne_aussi":"boîte à œuf en carton","dec_bombeMousseARaser.concerne_aussi":"bombe mousse à raser","dec_bombePeinture.concerne_aussi":"bombe de peinture, peinture aérosol","dec_bouchonLiege.concerne_aussi":"bouchon de liège","dec_bouchonPlastique.concerne_aussi":"bouchon plastique","dec_bougie.concerne_aussi":"bougie","dec_bouteilleDhuileAlimentaire.concerne_aussi":"bouteille d'huile, bouteille d'eau","dec_bouteilleDhuileEnVerre.concerne_aussi":"bouteille d'huile en verre","dec_bouteilleGaz.concerne_aussi":"bouteille de gaz","dec_bouteilleLait.concerne_aussi":"bouteille de lait","dec_bouteillePlastique.concerne_aussi":"bouteille en plastique, bouteille de soda","dec_bouteilleProduitMenagerNonVide.concerne_aussi":"bouteille produit ménager non vide","dec_bouteilleProduitMenagerVide.concerne_aussi":"bouteille produit ménager vide","dec_bouteillesSirop.concerne_aussi":"bouteille de sirop métal","dec_bouteilleVerre.concerne_aussi":"bouteille en verre, bouteille de vin, bouteille de bière","dec_branchage.concerne_aussi":"branchage, feuillage, taille d'arbre","dec_briqueAlimentaire.concerne_aussi":"brique alimentaire, brique de lait, tétra pack","dec_cagetteBois.concerne_aussi":"cagette bois, cageot","dec_cahier.concerne_aussi":"cahier, cahier, bloc note sans spirale, carnet","dec_calendrier.concerne_aussi":"calendrier","dec_canetteSoda.concerne_aussi":"canette de soda","dec_capsuleCafe.concerne_aussi":"capsule de café, capsule métal ou plastique dosette café","dec_cartePostale.concerne_aussi":"carte postale","dec_cartonPetitsOuGrands.concerne_aussi":"carton (petit ou grands)","dec_cartouchesEncres.concerne_aussi":"cartouche encres","dec_cdDvdK7.concerne_aussi":"CD/DVD/K7, cassette audio, cassette vidéo","dec_chaussureEnBonEtat.concerne_aussi":"chaussure en bon état, bote en bon état","dec_chaussuresUsagees.concerne_aussi":"chaussure usagées, bote usagée, chaussure en mauvais état","dec_cigarette.concerne_aussi":"cigarette, mégot, cigare","dec_classeur.concerne_aussi":"classeur","dec_colles.concerne_aussi":"colles","dec_congelateurs.concerne_aussi":"congélateurs","dec_cotonTige.concerne_aussi":"coton tige","dec_coucheBebe.concerne_aussi":"couche bébé","dec_couverclePotEnVerre.concerne_aussi":"couvercle de pot en verre, couvercle métallique, capsule bière, opercule","dec_couverts.concerne_aussi":"couverts, couteau, cuillère, fourchette","dec_cremeEnTube.concerne_aussi":"crème en tube","dec_cremeEtDentifriceTube.concerne_aussi":"crème et dentifrice (tube), crème en tube, tube de dentifrice","dec_deboucheurLiquide.concerne_aussi":"déboucheur liquide","dec_deodorantStick.concerne_aussi":"déodorant stick, déodorant à bille","dec_detachant.concerne_aussi":"détachant (c'est un produit toxique)","dec_eauJavel.concerne_aussi":"eau de Javel","dec_emballagesEnCartonPlat.concerne_aussi":"emballage en carton plat, Suremballage carton, cartonnette, boîte de céréales, boîte à pizza","dec_engraisChimiques.concerne_aussi":"engrais chimiques","dec_enveloppe.concerne_aussi":"enveloppe","dec_epeluchuresRestesRepas.concerne_aussi":"épluchures, reste de repas, nourriture","dec_equipementsAudioEtVideo.concerne_aussi":"équipement audio et vidéo","dec_essenceTerebenthine.concerne_aussi":"essence de térébenthine","dec_essuiToutRouleauCarton.concerne_aussi":"essuie-tout (rouleau carton), rouleau carton papier toilette","dec_essuiToutSaufRouleauCarton.concerne_aussi":"essuie-tout (sauf rouleau carton), sopalin, papier absorbant, papier toilette","dec_filmPlastique.concerne_aussi":"film plastique","dec_filmsPhotographiques.concerne_aussi":"film photographiques, diapositive, pellicule","dec_filtreAHuile.concerne_aussi":"filtre à huile","dec_flaconProduitsDentretien.concerne_aussi":"flacon de produit d'entretien, Flacon produit ménager vide, flacon de produit d'entretien","dec_flaconSavon.concerne_aussi":"flacon de savon, Flacon en plastique, flacon de savon","dec_fongicides.concerne_aussi":"fongicide","dec_fournituresHorsPapier.concerne_aussi":"fourniture (hor papier), fourniture de bureau, crayon, stylo, feutre, gomme, agrafeuse, règle, compas, pochette plastique, classeur, trombone, taille-crayon, ciseaux","dec_gazon.concerne_aussi":"gazon, pelouse, herbe","dec_gravat.concerne_aussi":"gravât","dec_grillage.concerne_aussi":"grillage, clôture","dec_guitare.concerne_aussi":"guitare","dec_herbicides.concerne_aussi":"herbicide, désherbant","dec_huileAlimentaire.concerne_aussi":"huile alimentaire, huile de friture","dec_huileMinerale.concerne_aussi":"huile minérale,huile voiture,huile moteur","dec_huileVidange.concerne_aussi":"huile de vidange","dec_insecticides.concerne_aussi":"insecticides","dec_jouetsAlimentesParElectricite.concerne_aussi":"jouet alimenté par électricité, jeu avec pile, train électrique","dec_jouetsNonElectroniques.concerne_aussi":"jouet non électronique, jeu, peluche, poupée, petite voiture","dec_journal.concerne_aussi":"journal, revue","dec_laine.concerne_aussi":"laine","dec_laineVerre.concerne_aussi":"laine de verre, laine de verre, laine de roche","dec_lampe.concerne_aussi":"lampe","dec_lingette.concerne_aussi":"lingette","dec_liquideRefroidissement.concerne_aussi":"liquide de refroidissement","dec_litierePourAnimaux.concerne_aussi":"litière pour animaux","dec_livre.concerne_aussi":"livre, bd, bande dessinée","dec_lunette.concerne_aussi":"lunette","dec_magazine.concerne_aussi":"magazine, revue","dec_masticCarrosserie.concerne_aussi":"mastic de carrosserie","dec_matelas.concerne_aussi":"matelas","dec_medicaments.concerne_aussi":"médicament","dec_meuble.concerne_aussi":"meuble","dec_miroir.concerne_aussi":"miroir","dec_moquette.concerne_aussi":"moquette","dec_mortAuxRats.concerne_aussi":"mort aux rats, raticide ","dec_mouchoir.concerne_aussi":"mouchoir","dec_naphtaline.concerne_aussi":"naphtaline, antimite","dec_neons.concerne_aussi":"néon","dec_nettoyantsALAmmoniac.concerne_aussi":"nettoyant à l'ammoniac","dec_nettoyantsCuivreEtArgenterie.concerne_aussi":"nettoyant cuivre et argenterie","dec_objetEnTerreCuite.concerne_aussi":"objet en terre cuite","dec_ordinateursPortables.concerne_aussi":"ordinateur portables","dec_outilsBricolageOuJardinage.concerne_aussi":"outil bricolage ou jardinage, marteau, tournevis, cisaille, scie, râteau, hache","dec_papier.concerne_aussi":"papier, prospectus, publicité, feuille (imprimée ou non)","dec_papierAluminium.concerne_aussi":"papier aluminium","dec_papierCadeau.concerne_aussi":"papier cadeau","dec_papierPeint.concerne_aussi":"papier peint, crépon","dec_parpaing.concerne_aussi":"parpaing","dec_peintureAntirouille.concerne_aussi":"peinture antirouille","dec_peinturesHuileEtEau.concerne_aussi":"peinture huile et eau","dec_peripheriquesInformatiques.concerne_aussi":"périphérique informatiques, écran, clavier, souris, imprimante","dec_piano.concerne_aussi":"piano","dec_piles.concerne_aussi":"pile, petit accumulateur","dec_plancheBois.concerne_aussi":"planche de bois","dec_plante.concerne_aussi":"plante","dec_pneu.concerne_aussi":"pneu","dec_polystyrene.concerne_aussi":"polystyrène, barquette de polystyrène","dec_porcelaine.concerne_aussi":"porcelaine, vase","dec_potCremeFraîche.concerne_aussi":"pot de crème fraîche","dec_poterie.concerne_aussi":"poterie,pot","dec_potPeinture.concerne_aussi":"pot de peinture, peinture à huile, peinture à l'eau, peinture, acrylique, peinture glycéro","dec_potYaourt.concerne_aussi":"pot de yaourt","dec_produitPhytosanitaire.concerne_aussi":"produit phytosanitaire","dec_produitsBeaute.concerne_aussi":"produit de beauté, cosmétique, rouge à lèvres, maquillage, vernis","dec_produitsDEntretien.concerne_aussi":"produit d'entretien, nettoyant à sol","dec_produitsTraitementDuBois.concerne_aussi":"produit de traitement du bois","dec_radiographie.concerne_aussi":"radiographie","dec_rasoirJetable.concerne_aussi":"rasoir jetable","dec_recurantsPourFour.concerne_aussi":"récurant pour four","dec_recurantsPourToilette.concerne_aussi":"récurant pour toilette","dec_refrigerateur.concerne_aussi":"réfrigérateur","dec_resines.concerne_aussi":"résine","dec_revelateurEtFixateurPhoto.concerne_aussi":"révélateur et fixateur photo","dec_sacEnPapier.concerne_aussi":"sac en papier","dec_sacPlastique.concerne_aussi":"sac plastique","dec_scooter.concerne_aussi":"scooter, mobylette","dec_solvants.concerne_aussi":"solvant, diluant, white spirit","dec_stylo.concerne_aussi":"stylo, crayon","dec_tableARepasser.concerne_aussi":"table à repasser","dec_telephonie.concerne_aussi":"téléphonie","dec_televiseurs.concerne_aussi":"téléviseur","dec_thermometreAMercure.concerne_aussi":"thermomètre à mercure","dec_trompette.concerne_aussi":"trompette","dec_trottinnette.concerne_aussi":"trottinette","dec_tubeFluorescent.concerne_aussi":"tube fluorescent, tube fluo","dec_tuyauDarrosage.concerne_aussi":"tuyau d'arrosage","dec_UstensileCuisine.concerne_aussi":"ustensile de cuisine, casserole, marmite, cocotte, poêle, wok, spatule","dec_vaisselleCarton.concerne_aussi":"vaisselle carton, assiette carton, gobelet carton","dec_vaissellePlastique.concerne_aussi":"vaisselle plastique, gobelet plastique, couvert plastique, couteau plastique, fourchette plastique, cuillère plastique","dec_vaisselleVerrePorcelaine.concerne_aussi":"assiette, tasse, bol, plat, verre à boire, poterie, porcelaine, faïence, carafe, verre","dec_velo.concerne_aussi":"vélo, bicyclette, skateboard","dec_vetementEnBonEtat.concerne_aussi":"vêtement bon état, pantalon, chemise, pull, veste, jupe, robe","dec_vetementUsage.concerne_aussi":"vêtement usagé, vêtement mauvais état, pantalon, chemise, pull, veste, jupe, robe","dec_verreaboire.concerne_aussi":"verre à boire","dec_vitre.concerne_aussi":"vitre","dec_voiture.concerne_aussi":"voiture",</text:p>
          </table:table-cell>
          <table:table-cell table:style-name="ce166" table:formula="of:=GETTRADUCTION([.B4];&quot;A&quot;;&quot;H&quot;;5;172;[.A4];[.C4])" office:value-type="string" office:string-value="&quot;dec_acides.nom&quot;:&quot;acid, base, chemical&quot;,&quot;dec_aerosols.nom&quot;:&quot;spray, aerosol spray, deodorant, hairspray&quot;,&quot;dec_agenda.nom&quot;:&quot;acid agenda&quot;,&quot;dec_ampouleBasseConso.nom&quot;:&quot;energy saving bulb, energy saving bulb, energy saving lamp&quot;,&quot;dec_ampouleClassique.nom&quot;:&quot;conventional bulb, incandescent bulb, filament bulb&quot;,&quot;dec_annuaire.nom&quot;:&quot;directory&quot;,&quot;dec_antiFourmis.nom&quot;:&quot;Ant&quot;,&quot;dec_antigel.nom&quot;:&quot;antifreeze&quot;,&quot;dec_appareilElectronique.nom&quot;:&quot;electronic equipment, tools powered by Electricité&quot;,&quot;dec_appareilsChauffant.nom&quot;:&quot;heating devices, heating equipment, heating, cooking appliance, oven&quot;,&quot;dec_appareilsElectromenager.nom&quot;:&quot;household appliances, small appliances&quot;,&quot;dec_barilLessive.nom&quot;:&quot;barrel of laundry detergents packets, cardboard barrels&quot;,&quot;dec_barquetteAluminium.nom&quot;:&quot;aluminum tray, tray pizza, quiche tray&quot;,&quot;dec_barquettePolystyrene.nom&quot;:&quot;polystyrene, plastic tray tray&quot;,&quot;dec_batteriesVoiture.nom&quot;:&quot;car battery&quot;,&quot;dec_bidonDHuileMoteurVide.nom&quot;:&quot;empty can of engine oil&quot;,&quot;dec_bidonMetal.nom&quot;:&quot;empty metal container&quot;,&quot;dec_bocalEnVerre.nom&quot;:&quot;glass jar, chocolate, spreadable paste, glass jar&quot;,&quot;dec_boiteAOeufsEnPlastique.nom&quot;:&quot;plastic egg carton&quot;,&quot;dec_boiteCamembertEnBois.nom&quot;:&quot;box wooden camembert&quot;,&quot;dec_boiteConserve.nom&quot;:&quot;tin, canned&quot;,&quot;dec_boiteMetallique.nom&quot;:&quot;metal box&quot;,&quot;dec_boiteOeufsEnCarton.nom&quot;:&quot;egg carton&quot;,&quot;dec_bombeMousseARaser.nom&quot;:&quot;shaving foam bomb&quot;,&quot;dec_bombePeinture.nom&quot;:&quot;spray paint, spray paint&quot;,&quot;dec_bouchonLiege.nom&quot;:&quot;Cork&quot;,&quot;dec_bouchonPlastique.nom&quot;:&quot;plastic cap&quot;,&quot;dec_bougie.nom&quot;:&quot;candle&quot;,&quot;dec_bouteilleDhuileAlimentaire.nom&quot;:&quot;oil bottle, water bottle&quot;,&quot;dec_bouteilleDhuileEnVerre.nom&quot;:&quot;glass oil bottle&quot;,&quot;dec_bouteilleGaz.nom&quot;:&quot;gas cylinder&quot;,&quot;dec_bouteilleLait.nom&quot;:&quot;bottle of milk&quot;,&quot;dec_bouteillePlastique.nom&quot;:&quot;plastic bottle, bottle of soda&quot;,&quot;dec_bouteilleProduitMenagerNonVide.nom&quot;:&quot;household product bottles not empty&quot;,&quot;dec_bouteilleProduitMenagerVide.nom&quot;:&quot;bottle empty household product&quot;,&quot;dec_bouteillesSirop.nom&quot;:&quot;syrup bottles (metal)&quot;,&quot;dec_bouteilleVerre.nom&quot;:&quot;glass bottle, wine bottle, beer bottle&quot;,&quot;dec_branchage.nom&quot;:&quot;branches, foliage, tree size&quot;,&quot;dec_briqueAlimentaire.nom&quot;:&quot;Food brick milk carton tetra pack&quot;,&quot;dec_cagetteBois.nom&quot;:&quot;crate wood crate&quot;,&quot;dec_cahier.nom&quot;:&quot;notebook, notebook, notebook (no spiral), notebook&quot;,&quot;dec_calendrier.nom&quot;:&quot;calendar&quot;,&quot;dec_canetteSoda.nom&quot;:&quot;can of soda&quot;,&quot;dec_capsuleCafe.nom&quot;:&quot;coffee capsule, metal or plastic capsule coffee pod&quot;,&quot;dec_cartePostale.nom&quot;:&quot;Post card&quot;,&quot;dec_cartonPetitsOuGrands.nom&quot;:&quot;cardboard (small or large)&quot;,&quot;dec_cartouchesEncres.nom&quot;:&quot;ink cartridges&quot;,&quot;dec_cdDvdK7.nom&quot;:&quot;CD / DVD / K7, audio cassettes, video cassettes&quot;,&quot;dec_chaussureEnBonEtat.nom&quot;:&quot;shoe in good condition, in good condition bote&quot;,&quot;dec_chaussuresUsagees.nom&quot;:&quot;used shoes, used bote, worn footwear&quot;,&quot;dec_cigarette.nom&quot;:&quot;cigarette, cigarette, cigar&quot;,&quot;dec_classeur.nom&quot;:&quot;binder&quot;,&quot;dec_colles.nom&quot;:&quot;glues&quot;,&quot;dec_congelateurs.nom&quot;:&quot;Freezers&quot;,&quot;dec_cotonTige.nom&quot;:&quot;Q-tip&quot;,&quot;dec_coucheBebe.nom&quot;:&quot;baby's diaper&quot;,&quot;dec_couverclePotEnVerre.nom&quot;:&quot;glass jar cover, metal cover, beer capsule,cap&quot;,&quot;dec_couverts.nom&quot;:&quot;cutlery,knife, spoon, fork&quot;,&quot;dec_cremeEnTube.nom&quot;:&quot;cream tube&quot;,&quot;dec_cremeEtDentifriceTube.nom&quot;:&quot;cream and toothpaste (tube), tube cream, toothpaste&quot;,&quot;dec_deboucheurLiquide.nom&quot;:&quot;Liquid drain cleaner&quot;,&quot;dec_deodorantStick.nom&quot;:&quot;deodorant stick, deodorant ball&quot;,&quot;dec_detachant.nom&quot;:&quot;stain (that is toxic)&quot;,&quot;dec_eauJavel.nom&quot;:&quot;bleach&quot;,&quot;dec_emballagesEnCartonPlat.nom&quot;:&quot;boxboard packaging, Overwrapping cardboard, cardboard, cereal box, pizza box&quot;,&quot;dec_engraisChimiques.nom&quot;:&quot;chemical fertilizers&quot;,&quot;dec_enveloppe.nom&quot;:&quot;envelope&quot;,&quot;dec_epeluchuresRestesRepas.nom&quot;:&quot;peeling, food scraps, food&quot;,&quot;dec_equipementsAudioEtVideo.nom&quot;:&quot;audio and video equipment&quot;,&quot;dec_essenceTerebenthine.nom&quot;:&quot;turpentine&quot;,&quot;dec_essuiToutRouleauCarton.nom&quot;:&quot;towels (roll cardboard), cardboard toilet paper roll&quot;,&quot;dec_essuiToutSaufRouleauCarton.nom&quot;:&quot;towels (except cardboard roll), paper towels, paper towels, toilet paper&quot;,&quot;dec_filmPlastique.nom&quot;:&quot;plastic film&quot;,&quot;dec_filmsPhotographiques.nom&quot;:&quot;photographic film, slide, film&quot;,&quot;dec_filtreAHuile.nom&quot;:&quot;oil filter&quot;,&quot;dec_flaconProduitsDentretien.nom&quot;:&quot;bottle of cleaning products, household product empty bottle, bottle of cleaning products&quot;,&quot;dec_flaconSavon.nom&quot;:&quot;soap bottle, plastic bottle, soap bottle&quot;,&quot;dec_fongicides.nom&quot;:&quot;fungicide&quot;,&quot;dec_fournituresHorsPapier.nom&quot;:&quot;supplies (except paper), office supplies, pencil, pen, marker, eraser, stapler, ruler, compass, plastic bag, binder, paper clip, pencil sharpener, scissors&quot;,&quot;dec_gazon.nom&quot;:&quot;grass, lawn, grass&quot;,&quot;dec_gravat.nom&quot;:&quot;engrave&quot;,&quot;dec_grillage.nom&quot;:&quot;fence, fence&quot;,&quot;dec_guitare.nom&quot;:&quot;guitar&quot;,&quot;dec_herbicides.nom&quot;:&quot;herbicide, weedkiller&quot;,&quot;dec_huileAlimentaire.nom&quot;:&quot;edible oil, cooking oil&quot;,&quot;dec_huileMinerale.nom&quot;:&quot;mineral oil, oil car, engine oil&quot;,&quot;dec_huileVidange.nom&quot;:&quot;waste oil&quot;,&quot;dec_insecticides.nom&quot;:&quot;insecticides&quot;,&quot;dec_jouetsAlimentesParElectricite.nom&quot;:&quot;toy powered by electricity, with battery set, electric train&quot;,&quot;dec_jouetsNonElectroniques.nom&quot;:&quot;non-electronic toy, game, toy, doll, toy car&quot;,&quot;dec_journal.nom&quot;:&quot;newspaper, magazine&quot;,&quot;dec_laine.nom&quot;:&quot;wool&quot;,&quot;dec_laineVerre.nom&quot;:&quot;glass wool, glass wool, rock wool&quot;,&quot;dec_lampe.nom&quot;:&quot;lamp&quot;,&quot;dec_lingette.nom&quot;:&quot;wipe&quot;,&quot;dec_liquideRefroidissement.nom&quot;:&quot;cooling liquid&quot;,&quot;dec_litierePourAnimaux.nom&quot;:&quot;animal litter&quot;,&quot;dec_livre.nom&quot;:&quot;book, comics, comic&quot;,&quot;dec_lunette.nom&quot;:&quot;glasses&quot;,&quot;dec_magazine.nom&quot;:&quot;magazine, journal&quot;,&quot;dec_masticCarrosserie.nom&quot;:&quot;body filler&quot;,&quot;dec_matelas.nom&quot;:&quot;mattress&quot;,&quot;dec_medicaments.nom&quot;:&quot;drug&quot;,&quot;dec_meuble.nom&quot;:&quot;furniture&quot;,&quot;dec_miroir.nom&quot;:&quot;mirror&quot;,&quot;dec_moquette.nom&quot;:&quot;carpet&quot;,&quot;dec_mortAuxRats.nom&quot;:&quot;rat poison, rat poison&quot;,&quot;dec_mouchoir.nom&quot;:&quot;tissue&quot;,&quot;dec_naphtaline.nom&quot;:&quot;mothballs, moth&quot;,&quot;dec_neons.nom&quot;:&quot;neon&quot;,&quot;dec_nettoyantsALAmmoniac.nom&quot;:&quot;cleaner with ammonia&quot;,&quot;dec_nettoyantsCuivreEtArgenterie.nom&quot;:&quot;copper and silver cleaners&quot;,&quot;dec_objetEnTerreCuite.nom&quot;:&quot;terracotta object&quot;,&quot;dec_ordinateursPortables.nom&quot;:&quot;laptop&quot;,&quot;dec_outilsBricolageOuJardinage.nom&quot;:&quot;DIY or gardening tools, hammer, screwdrivers, shears, saw, rake, ax&quot;,&quot;dec_papier.nom&quot;:&quot;paper, prospectuses, advertising, film (printed or not)&quot;,&quot;dec_papierAluminium.nom&quot;:&quot;aluminum foil&quot;,&quot;dec_papierCadeau.nom&quot;:&quot;gift wrap&quot;,&quot;dec_papierPeint.nom&quot;:&quot;wallpaper, crepe&quot;,&quot;dec_parpaing.nom&quot;:&quot;cinderblock&quot;,&quot;dec_peintureAntirouille.nom&quot;:&quot;antirust paint&quot;,&quot;dec_peinturesHuileEtEau.nom&quot;:&quot;water and oil painting&quot;,&quot;dec_peripheriquesInformatiques.nom&quot;:&quot;computer peripherals, monitor, keyboard, mouse, printer&quot;,&quot;dec_piano.nom&quot;:&quot;piano&quot;,&quot;dec_piles.nom&quot;:&quot;small battery&quot;,&quot;dec_plancheBois.nom&quot;:&quot;plank of wood&quot;,&quot;dec_plante.nom&quot;:&quot;plant&quot;,&quot;dec_pneu.nom&quot;:&quot;tire&quot;,&quot;dec_polystyrene.nom&quot;:&quot;polystyrene, polystyrene tray&quot;,&quot;dec_porcelaine.nom&quot;:&quot;porcelain vase&quot;,&quot;dec_potCremeFraîche.nom&quot;:&quot;cream pot&quot;,&quot;dec_poterie.nom&quot;:&quot;pottery&quot;,&quot;dec_potPeinture.nom&quot;:&quot;can of paint, oil painting, water painting, painting, acrylic, oil-based paint&quot;,&quot;dec_potYaourt.nom&quot;:&quot;yoghurt pot&quot;,&quot;dec_produitPhytosanitaire.nom&quot;:&quot;plant health product&quot;,&quot;dec_produitsBeaute.nom&quot;:&quot;beauty products, cosmetics, lipstick, makeup, polish&quot;,&quot;dec_produitsDEntretien.nom&quot;:&quot;maintenance product, floor cleaner&quot;,&quot;dec_produitsTraitementDuBois.nom&quot;:&quot;Product woodworking&quot;,&quot;dec_radiographie.nom&quot;:&quot;radiograph&quot;,&quot;dec_rasoirJetable.nom&quot;:&quot;disposable razor&quot;,&quot;dec_recurantsPourFour.nom&quot;:&quot;scouring oven&quot;,&quot;dec_recurantsPourToilette.nom&quot;:&quot;scouring for toilet&quot;,&quot;dec_refrigerateur.nom&quot;:&quot;refrigerator&quot;,&quot;dec_resines.nom&quot;:&quot;resin&quot;,&quot;dec_revelateurEtFixateurPhoto.nom&quot;:&quot;developer and fixer Photo&quot;,&quot;dec_sacEnPapier.nom&quot;:&quot;paper bag&quot;,&quot;dec_sacPlastique.nom&quot;:&quot;plastic bag&quot;,&quot;dec_scooter.nom&quot;:&quot;scooter, moped&quot;,&quot;dec_solvants.nom&quot;:&quot;solvent, thinner, white spirit&quot;,&quot;dec_stylo.nom&quot;:&quot;pen, pencil&quot;,&quot;dec_tableARepasser.nom&quot;:&quot;ironing board&quot;,&quot;dec_telephonie.nom&quot;:&quot;telephony&quot;,&quot;dec_televiseurs.nom&quot;:&quot;TV&quot;,&quot;dec_thermometreAMercure.nom&quot;:&quot;mercury thermometer&quot;,&quot;dec_trompette.nom&quot;:&quot;trumpet&quot;,&quot;dec_trottinnette.nom&quot;:&quot;scooter&quot;,&quot;dec_tubeFluorescent.nom&quot;:&quot;fluorescent lamp, fluorescent tube&quot;,&quot;dec_tuyauDarrosage.nom&quot;:&quot;garden hose&quot;,&quot;dec_UstensileCuisine.nom&quot;:&quot;kitchen utensil, pot, pot, casserole, frying pan, wok spatula&quot;,&quot;dec_vaisselleCarton.nom&quot;:&quot;cardboard tableware, cardboard plate, paper cup&quot;,&quot;dec_vaissellePlastique.nom&quot;:&quot;plastic tableware, plastic cup, plastic cover, plastic knife, plastic fork, plastic spoon&quot;,&quot;dec_vaisselleVerrePorcelaine.nom&quot;:&quot;plate, cup, bowl, dish, drinking glass, pottery, porcelain, earthenware jug, glass&quot;,&quot;dec_velo.nom&quot;:&quot;bike, bicycle, bike, skateboard&quot;,&quot;dec_vetementEnBonEtat.nom&quot;:&quot;Clothing,pants, shirt, sweater, jacket, skirt, dress&quot;,&quot;dec_vetementUsage.nom&quot;:&quot;Clothing,pants, shirt, sweater, jacket, skirt, dress&quot;,&quot;dec_verreaboire.nom&quot;:&quot;drinking glass&quot;,&quot;dec_vitre.nom&quot;:&quot;window&quot;,&quot;dec_voiture.nom&quot;:&quot;car&quot;," calcext:value-type="string">
            <text:p>"dec_acides.nom":"acid, base, chemical","dec_aerosols.nom":"spray, aerosol spray, deodorant, hairspray","dec_agenda.nom":"acid agenda","dec_ampouleBasseConso.nom":"energy saving bulb, energy saving bulb, energy saving lamp","dec_ampouleClassique.nom":"conventional bulb, incandescent bulb, filament bulb","dec_annuaire.nom":"directory","dec_antiFourmis.nom":"Ant","dec_antigel.nom":"antifreeze","dec_appareilElectronique.nom":"electronic equipment, tools powered by Electricité","dec_appareilsChauffant.nom":"heating devices, heating equipment, heating, cooking appliance, oven","dec_appareilsElectromenager.nom":"household appliances, small appliances","dec_barilLessive.nom":"barrel of laundry detergents packets, cardboard barrels","dec_barquetteAluminium.nom":"aluminum tray, tray pizza, quiche tray","dec_barquettePolystyrene.nom":"polystyrene, plastic tray tray","dec_batteriesVoiture.nom":"car battery","dec_bidonDHuileMoteurVide.nom":"empty can of engine oil","dec_bidonMetal.nom":"empty metal container","dec_bocalEnVerre.nom":"glass jar, chocolate, spreadable paste, glass jar","dec_boiteAOeufsEnPlastique.nom":"plastic egg carton","dec_boiteCamembertEnBois.nom":"box wooden camembert","dec_boiteConserve.nom":"tin, canned","dec_boiteMetallique.nom":"metal box","dec_boiteOeufsEnCarton.nom":"egg carton","dec_bombeMousseARaser.nom":"shaving foam bomb","dec_bombePeinture.nom":"spray paint, spray paint","dec_bouchonLiege.nom":"Cork","dec_bouchonPlastique.nom":"plastic cap","dec_bougie.nom":"candle","dec_bouteilleDhuileAlimentaire.nom":"oil bottle, water bottle","dec_bouteilleDhuileEnVerre.nom":"glass oil bottle","dec_bouteilleGaz.nom":"gas cylinder","dec_bouteilleLait.nom":"bottle of milk","dec_bouteillePlastique.nom":"plastic bottle, bottle of soda","dec_bouteilleProduitMenagerNonVide.nom":"household product bottles not empty","dec_bouteilleProduitMenagerVide.nom":"bottle empty household product","dec_bouteillesSirop.nom":"syrup bottles (metal)","dec_bouteilleVerre.nom":"glass bottle, wine bottle, beer bottle","dec_branchage.nom":"branches, foliage, tree size","dec_briqueAlimentaire.nom":"Food brick milk carton tetra pack","dec_cagetteBois.nom":"crate wood crate","dec_cahier.nom":"notebook, notebook, notebook (no spiral), notebook","dec_calendrier.nom":"calendar","dec_canetteSoda.nom":"can of soda","dec_capsuleCafe.nom":"coffee capsule, metal or plastic capsule coffee pod","dec_cartePostale.nom":"Post card","dec_cartonPetitsOuGrands.nom":"cardboard (small or large)","dec_cartouchesEncres.nom":"ink cartridges","dec_cdDvdK7.nom":"CD / DVD / K7, audio cassettes, video cassettes","dec_chaussureEnBonEtat.nom":"shoe in good condition, in good condition bote","dec_chaussuresUsagees.nom":"used shoes, used bote, worn footwear","dec_cigarette.nom":"cigarette, cigarette, cigar","dec_classeur.nom":"binder","dec_colles.nom":"glues","dec_congelateurs.nom":"Freezers","dec_cotonTige.nom":"Q-tip","dec_coucheBebe.nom":"baby's diaper","dec_couverclePotEnVerre.nom":"glass jar cover, metal cover, beer capsule,cap","dec_couverts.nom":"cutlery,knife, spoon, fork","dec_cremeEnTube.nom":"cream tube","dec_cremeEtDentifriceTube.nom":"cream and toothpaste (tube), tube cream, toothpaste","dec_deboucheurLiquide.nom":"Liquid drain cleaner","dec_deodorantStick.nom":"deodorant stick, deodorant ball","dec_detachant.nom":"stain (that is toxic)","dec_eauJavel.nom":"bleach","dec_emballagesEnCartonPlat.nom":"boxboard packaging, Overwrapping cardboard, cardboard, cereal box, pizza box","dec_engraisChimiques.nom":"chemical fertilizers","dec_enveloppe.nom":"envelope","dec_epeluchuresRestesRepas.nom":"peeling, food scraps, food","dec_equipementsAudioEtVideo.nom":"audio and video equipment","dec_essenceTerebenthine.nom":"turpentine","dec_essuiToutRouleauCarton.nom":"towels (roll cardboard), cardboard toilet paper roll","dec_essuiToutSaufRouleauCarton.nom":"towels (except cardboard roll), paper towels, paper towels, toilet paper","dec_filmPlastique.nom":"plastic film","dec_filmsPhotographiques.nom":"photographic film, slide, film","dec_filtreAHuile.nom":"oil filter","dec_flaconProduitsDentretien.nom":"bottle of cleaning products, household product empty bottle, bottle of cleaning products","dec_flaconSavon.nom":"soap bottle, plastic bottle, soap bottle","dec_fongicides.nom":"fungicide","dec_fournituresHorsPapier.nom":"supplies (except paper), office supplies, pencil, pen, marker, eraser, stapler, ruler, compass, plastic bag, binder, paper clip, pencil sharpener, scissors","dec_gazon.nom":"grass, lawn, grass","dec_gravat.nom":"engrave","dec_grillage.nom":"fence, fence","dec_guitare.nom":"guitar","dec_herbicides.nom":"herbicide, weedkiller","dec_huileAlimentaire.nom":"edible oil, cooking oil","dec_huileMinerale.nom":"mineral oil, oil car, engine oil","dec_huileVidange.nom":"waste oil","dec_insecticides.nom":"insecticides","dec_jouetsAlimentesParElectricite.nom":"toy powered by electricity, with battery set, electric train","dec_jouetsNonElectroniques.nom":"non-electronic toy, game, toy, doll, toy car","dec_journal.nom":"newspaper, magazine","dec_laine.nom":"wool","dec_laineVerre.nom":"glass wool, glass wool, rock wool","dec_lampe.nom":"lamp","dec_lingette.nom":"wipe","dec_liquideRefroidissement.nom":"cooling liquid","dec_litierePourAnimaux.nom":"animal litter","dec_livre.nom":"book, comics, comic","dec_lunette.nom":"glasses","dec_magazine.nom":"magazine, journal","dec_masticCarrosserie.nom":"body filler","dec_matelas.nom":"mattress","dec_medicaments.nom":"drug","dec_meuble.nom":"furniture","dec_miroir.nom":"mirror","dec_moquette.nom":"carpet","dec_mortAuxRats.nom":"rat poison, rat poison","dec_mouchoir.nom":"tissue","dec_naphtaline.nom":"mothballs, moth","dec_neons.nom":"neon","dec_nettoyantsALAmmoniac.nom":"cleaner with ammonia","dec_nettoyantsCuivreEtArgenterie.nom":"copper and silver cleaners","dec_objetEnTerreCuite.nom":"terracotta object","dec_ordinateursPortables.nom":"laptop","dec_outilsBricolageOuJardinage.nom":"DIY or gardening tools, hammer, screwdrivers, shears, saw, rake, ax","dec_papier.nom":"paper, prospectuses, advertising, film (printed or not)","dec_papierAluminium.nom":"aluminum foil","dec_papierCadeau.nom":"gift wrap","dec_papierPeint.nom":"wallpaper, crepe","dec_parpaing.nom":"cinderblock","dec_peintureAntirouille.nom":"antirust paint","dec_peinturesHuileEtEau.nom":"water and oil painting","dec_peripheriquesInformatiques.nom":"computer peripherals, monitor, keyboard, mouse, printer","dec_piano.nom":"piano","dec_piles.nom":"small battery","dec_plancheBois.nom":"plank of wood","dec_plante.nom":"plant","dec_pneu.nom":"tire","dec_polystyrene.nom":"polystyrene, polystyrene tray","dec_porcelaine.nom":"porcelain vase","dec_potCremeFraîche.nom":"cream pot","dec_poterie.nom":"pottery","dec_potPeinture.nom":"can of paint, oil painting, water painting, painting, acrylic, oil-based paint","dec_potYaourt.nom":"yoghurt pot","dec_produitPhytosanitaire.nom":"plant health product","dec_produitsBeaute.nom":"beauty products, cosmetics, lipstick, makeup, polish","dec_produitsDEntretien.nom":"maintenance product, floor cleaner","dec_produitsTraitementDuBois.nom":"Product woodworking","dec_radiographie.nom":"radiograph","dec_rasoirJetable.nom":"disposable razor","dec_recurantsPourFour.nom":"scouring oven","dec_recurantsPourToilette.nom":"scouring for toilet","dec_refrigerateur.nom":"refrigerator","dec_resines.nom":"resin","dec_revelateurEtFixateurPhoto.nom":"developer and fixer Photo","dec_sacEnPapier.nom":"paper bag","dec_sacPlastique.nom":"plastic bag","dec_scooter.nom":"scooter, moped","dec_solvants.nom":"solvent, thinner, white spirit","dec_stylo.nom":"pen, pencil","dec_tableARepasser.nom":"ironing board","dec_telephonie.nom":"telephony","dec_televiseurs.nom":"TV","dec_thermometreAMercure.nom":"mercury thermometer","dec_trompette.nom":"trumpet","dec_trottinnette.nom":"scooter","dec_tubeFluorescent.nom":"fluorescent lamp, fluorescent tube","dec_tuyauDarrosage.nom":"garden hose","dec_UstensileCuisine.nom":"kitchen utensil, pot, pot, casserole, frying pan, wok spatula","dec_vaisselleCarton.nom":"cardboard tableware, cardboard plate, paper cup","dec_vaissellePlastique.nom":"plastic tableware, plastic cup, plastic cover, plastic knife, plastic fork, plastic spoon","dec_vaisselleVerrePorcelaine.nom":"plate, cup, bowl, dish, drinking glass, pottery, porcelain, earthenware jug, glass","dec_velo.nom":"bike, bicycle, bike, skateboard","dec_vetementEnBonEtat.nom":"Clothing,pants, shirt, sweater, jacket, skirt, dress","dec_vetementUsage.nom":"Clothing,pants, shirt, sweater, jacket, skirt, dress","dec_verreaboire.nom":"drinking glass","dec_vitre.nom":"window","dec_voiture.nom":"car",</text:p>
          </table:table-cell>
          <table:table-cell office:value-type="string" calcext:value-type="string">
            <text:p><text:s/></text:p>
          </table:table-cell>
        </table:table-row>
        <table:table-row table:style-name="ro1">
          <table:table-cell/>
          <table:table-cell office:value-type="string" calcext:value-type="string">
            <text:p>Docs</text:p>
          </table:table-cell>
          <table:table-cell office:value-type="string" calcext:value-type="string">
            <text:p>nom</text:p>
          </table:table-cell>
          <table:table-cell table:style-name="ce164" table:formula="of:=GETTRADUCTION([.B6];&quot;A&quot;;&quot;B&quot;;5;20;[.A6];[.C6])" office:value-type="string" office:string-value="&quot;doc_compostage.nom&quot;:&quot;Compostage&quot;,&quot;doc_trisacs.nom&quot;:&quot;Tri’Sac - Consignes de tri&quot;,&quot;doc_annuaireess.nom&quot;:&quot;Annuaire économie sociale et solidaire – Nantes&quot;,&quot;doc_jours_collectes_nantes.nom&quot;:&quot;Carte des jours de collecte à Nantes&quot;,&quot;doc_memoboug.nom&quot;:&quot;Mémo Bouguenais sur site 'Nantes Métropole'&quot;,&quot;doc_memocarquefou.nom&quot;:&quot;Mémo Carquefou sur site 'Nantes Métropole'&quot;,&quot;doc_memolamontagne.nom&quot;:&quot;Mémo La Montagne sur site 'Nantes Métropole'&quot;,&quot;doc_memolachapellesurerdre.nom&quot;:&quot;Mémo La Chapelle Sur Erdre sur site 'Nantes Métropole'&quot;,&quot;doc_memoorvault.nom&quot;:&quot;Mémo Orvault sur site 'Nantes Métropole'&quot;,&quot;doc_memoreze.nom&quot;:&quot;Mémo Rezé sur site 'Nantes Métropole'&quot;,&quot;doc_memosaintherblain.nom&quot;:&quot;Mémo Saint-Herblain sur site 'Nantes Métropole'&quot;,&quot;doc_memosaintsebastien.nom&quot;:&quot;Mémo Saint-Sébastien sur site 'Nantes Métropole'&quot;,&quot;doc_memosjb.nom&quot;:&quot;Mémo Saint-Jean-Boiseau sur site 'Nantes Métropole'&quot;,&quot;doc_memothouare.nom&quot;:&quot;Mémo Thouré sur site 'Nantes Métropole'&quot;,&quot;doc_envie44.nom&quot;:&quot;Présentation de 'Envie 44'&quot;,&quot;doc_listeasso.nom&quot;:&quot;Liste Associations Ou Entreprises Réemploi Loire-Atlantique (et lieux vente en vrac)&quot;," calcext:value-type="string">
            <text:p>"doc_compostage.nom":"Compostage","doc_trisacs.nom":"Tri’Sac - Consignes de tri","doc_annuaireess.nom":"Annuaire économie sociale et solidaire – Nantes","doc_jours_collectes_nantes.nom":"Carte des jours de collecte à Nantes","doc_memoboug.nom":"Mémo Bouguenais sur site 'Nantes Métropole'","doc_memocarquefou.nom":"Mémo Carquefou sur site 'Nantes Métropole'","doc_memolamontagne.nom":"Mémo La Montagne sur site 'Nantes Métropole'","doc_memolachapellesurerdre.nom":"Mémo La Chapelle Sur Erdre sur site 'Nantes Métropole'","doc_memoorvault.nom":"Mémo Orvault sur site 'Nantes Métropole'","doc_memoreze.nom":"Mémo Rezé sur site 'Nantes Métropole'","doc_memosaintherblain.nom":"Mémo Saint-Herblain sur site 'Nantes Métropole'","doc_memosaintsebastien.nom":"Mémo Saint-Sébastien sur site 'Nantes Métropole'","doc_memosjb.nom":"Mémo Saint-Jean-Boiseau sur site 'Nantes Métropole'","doc_memothouare.nom":"Mémo Thouré sur site 'Nantes Métropole'","doc_envie44.nom":"Présentation de 'Envie 44'","doc_listeasso.nom":"Liste Associations Ou Entreprises Réemploi Loire-Atlantique (et lieux vente en vrac)",</text:p>
          </table:table-cell>
          <table:table-cell table:style-name="ce166" table:formula="of:=GETTRADUCTION([.B6];&quot;A&quot;;&quot;C&quot;;5;20;[.A6];[.C6])" office:value-type="string" office:string-value="&quot;doc_compostage.nom&quot;:&quot;Composting&quot;,&quot;doc_trisacs.nom&quot;:&quot;Tri'Sac - sorting instructions&quot;,&quot;doc_annuaireess.nom&quot;:&quot;Directory social economy - Nantes&quot;,&quot;doc_jours_collectes_nantes.nom&quot;:&quot;Map collection days in Nantes&quot;,&quot;doc_memoboug.nom&quot;:&quot;Memo Bouguenais on web site 'Nantes Métropole '&quot;,&quot;doc_memocarquefou.nom&quot;:&quot;Memo Carquefou on web site 'Nantes Métropole '&quot;,&quot;doc_memolamontagne.nom&quot;:&quot;Memo Mountain on web site 'Nantes Métropole '&quot;,&quot;doc_memolachapellesurerdre.nom&quot;:&quot;Memo La Chapelle Sur Erdre on web site 'Nantes Métropole '&quot;,&quot;doc_memoorvault.nom&quot;:&quot;Memo Orvault on web site 'Nantes Métropole '&quot;,&quot;doc_memoreze.nom&quot;:&quot;Memo Rezé on web site 'Nantes Métropole '&quot;,&quot;doc_memosaintherblain.nom&quot;:&quot;Memo Saint-Herblain on-site 'Nantes Métropole '&quot;,&quot;doc_memosaintsebastien.nom&quot;:&quot;Memo San Sebastian on-site 'Nantes Métropole '&quot;,&quot;doc_memosjb.nom&quot;:&quot;Memo Saint-Jean- Boiseau on web site 'Nantes Métropole '&quot;,&quot;doc_memothouare.nom&quot;:&quot;Memo Thouré on web site 'Nantes Métropole '&quot;,&quot;doc_envie44.nom&quot;:&quot;Presentation of 'Envie 44'&quot;,&quot;doc_listeasso.nom&quot;:&quot;Or Associations Companies List Reuse Loire- Atlantique ( places and bulk sale ) &quot;," calcext:value-type="string">
            <text:p>"doc_compostage.nom":"Composting","doc_trisacs.nom":"Tri'Sac - sorting instructions","doc_annuaireess.nom":"Directory social economy - Nantes","doc_jours_collectes_nantes.nom":"Map collection days in Nantes","doc_memoboug.nom":"Memo Bouguenais on web site 'Nantes Métropole '","doc_memocarquefou.nom":"Memo Carquefou on web site 'Nantes Métropole '","doc_memolamontagne.nom":"Memo Mountain on web site 'Nantes Métropole '","doc_memolachapellesurerdre.nom":"Memo La Chapelle Sur Erdre on web site 'Nantes Métropole '","doc_memoorvault.nom":"Memo Orvault on web site 'Nantes Métropole '","doc_memoreze.nom":"Memo Rezé on web site 'Nantes Métropole '","doc_memosaintherblain.nom":"Memo Saint-Herblain on-site 'Nantes Métropole '","doc_memosaintsebastien.nom":"Memo San Sebastian on-site 'Nantes Métropole '","doc_memosjb.nom":"Memo Saint-Jean- Boiseau on web site 'Nantes Métropole '","doc_memothouare.nom":"Memo Thouré on web site 'Nantes Métropole '","doc_envie44.nom":"Presentation of 'Envie 44'","doc_listeasso.nom":"Or Associations Companies List Reuse Loire- Atlantique ( places and bulk sale ) ",</text:p>
          </table:table-cell>
          <table:table-cell office:value-type="string" calcext:value-type="string">
            <text:p><text:s/></text:p>
          </table:table-cell>
        </table:table-row>
        <table:table-row table:style-name="ro1">
          <table:table-cell/>
          <table:table-cell office:value-type="string" calcext:value-type="string">
            <text:p>Docs</text:p>
          </table:table-cell>
          <table:table-cell office:value-type="string" calcext:value-type="string">
            <text:p>mots_cles</text:p>
          </table:table-cell>
          <table:table-cell table:style-name="ce164" table:formula="of:=GETTRADUCTION([.B7];&quot;A&quot;;&quot;D&quot;;5;20;[.A7];[.C7])" office:value-type="string" office:string-value="&quot;doc_compostage.mots_cles&quot;:&quot;compostage&quot;,&quot;doc_trisacs.mots_cles&quot;:&quot;trisac,consigne&quot;,&quot;doc_annuaireess.mots_cles&quot;:&quot;annuaire,ess&quot;,&quot;doc_jours_collectes_nantes.mots_cles&quot;:&quot;nantes,horaires,collecte,mémo&quot;,&quot;doc_memoboug.mots_cles&quot;:&quot;bouguenais,horaires,collecte,mémo&quot;,&quot;doc_memocarquefou.mots_cles&quot;:&quot;carquefou,horaires,collecte,mémo&quot;,&quot;doc_memolamontagne.mots_cles&quot;:&quot;montagne,horaires,collecte,mémo&quot;,&quot;doc_memolachapellesurerdre.mots_cles&quot;:&quot;chapelle,erdre,horaires,collecte,mémo&quot;,&quot;doc_memoorvault.mots_cles&quot;:&quot;orvault,horaires,collecte,mémo&quot;,&quot;doc_memoreze.mots_cles&quot;:&quot;reze,horaires,collecte,mémo&quot;,&quot;doc_memosaintherblain.mots_cles&quot;:&quot;saint-herblain,st-herblain,herblain,horaires,collecte,mémo&quot;,&quot;doc_memosaintsebastien.mots_cles&quot;:&quot;st-sébastien,saint-sébastien,sébastien,carquefou,horaires,collecte,mémo&quot;,&quot;doc_memosjb.mots_cles&quot;:&quot;Saint-jean-boisseau,boisseau,horaires,collecte,mémo&quot;,&quot;doc_memothouare.mots_cles&quot;:&quot;thouaré,horaires,collecte,mémo&quot;,&quot;doc_envie44.mots_cles&quot;:&quot;envie&quot;,&quot;doc_listeasso.mots_cles&quot;:&quot;Association,Entreprise,Réemploi,Loire,Atlantique,vrac&quot;," calcext:value-type="string">
            <text:p>"doc_compostage.mots_cles":"compostage","doc_trisacs.mots_cles":"trisac,consigne","doc_annuaireess.mots_cles":"annuaire,ess","doc_jours_collectes_nantes.mots_cles":"nantes,horaires,collecte,mémo","doc_memoboug.mots_cles":"bouguenais,horaires,collecte,mémo","doc_memocarquefou.mots_cles":"carquefou,horaires,collecte,mémo","doc_memolamontagne.mots_cles":"montagne,horaires,collecte,mémo","doc_memolachapellesurerdre.mots_cles":"chapelle,erdre,horaires,collecte,mémo","doc_memoorvault.mots_cles":"orvault,horaires,collecte,mémo","doc_memoreze.mots_cles":"reze,horaires,collecte,mémo","doc_memosaintherblain.mots_cles":"saint-herblain,st-herblain,herblain,horaires,collecte,mémo","doc_memosaintsebastien.mots_cles":"st-sébastien,saint-sébastien,sébastien,carquefou,horaires,collecte,mémo","doc_memosjb.mots_cles":"Saint-jean-boisseau,boisseau,horaires,collecte,mémo","doc_memothouare.mots_cles":"thouaré,horaires,collecte,mémo","doc_envie44.mots_cles":"envie","doc_listeasso.mots_cles":"Association,Entreprise,Réemploi,Loire,Atlantique,vrac",</text:p>
          </table:table-cell>
          <table:table-cell table:style-name="ce166" table:formula="of:=GETTRADUCTION([.B7];&quot;A&quot;;&quot;E&quot;;5;20;[.A6];[.C6])" office:value-type="string" office:string-value="&quot;doc_compostage.nom&quot;:&quot;composting&quot;,&quot;doc_trisacs.nom&quot;:&quot;TRISAC , ess&quot;,&quot;doc_annuaireess.nom&quot;:&quot;directory ess&quot;,&quot;doc_jours_collectes_nantes.nom&quot;:&quot;Nantes , schedules, collection, memo&quot;,&quot;doc_memoboug.nom&quot;:&quot;bouguenais , schedules, collection, memo&quot;,&quot;doc_memocarquefou.nom&quot;:&quot;carquefou , schedules, collection, memo&quot;,&quot;doc_memolamontagne.nom&quot;:&quot;mountain, schedules, collection, memo&quot;,&quot;doc_memolachapellesurerdre.nom&quot;:&quot;Chapel erdre , schedules, collection, memo&quot;,&quot;doc_memoorvault.nom&quot;:&quot;orvault , schedules, collection, memo&quot;,&quot;doc_memoreze.nom&quot;:&quot;reze , schedules, collection, memo&quot;,&quot;doc_memosaintherblain.nom&quot;:&quot;saint- herblain , st -herblain , herblain , schedules, collection, memo&quot;,&quot;doc_memosaintsebastien.nom&quot;:&quot;St Sebastian , St. Sebastian , Sebastian , carquefou , schedules, collection, memo&quot;,&quot;doc_memosjb.nom&quot;:&quot;Saint-jean- bushel bushel, schedules, collection, memo&quot;,&quot;doc_memothouare.nom&quot;:&quot;thouare , schedules, collection, memo&quot;,&quot;doc_envie44.nom&quot;:&quot;envie&quot;,&quot;doc_listeasso.nom&quot;:&quot;Association , Enterprise, Reuse , Loire Atlantique , bulk &quot;," calcext:value-type="string">
            <text:p>"doc_compostage.nom":"composting","doc_trisacs.nom":"TRISAC , ess","doc_annuaireess.nom":"directory ess","doc_jours_collectes_nantes.nom":"Nantes , schedules, collection, memo","doc_memoboug.nom":"bouguenais , schedules, collection, memo","doc_memocarquefou.nom":"carquefou , schedules, collection, memo","doc_memolamontagne.nom":"mountain, schedules, collection, memo","doc_memolachapellesurerdre.nom":"Chapel erdre , schedules, collection, memo","doc_memoorvault.nom":"orvault , schedules, collection, memo","doc_memoreze.nom":"reze , schedules, collection, memo","doc_memosaintherblain.nom":"saint- herblain , st -herblain , herblain , schedules, collection, memo","doc_memosaintsebastien.nom":"St Sebastian , St. Sebastian , Sebastian , carquefou , schedules, collection, memo","doc_memosjb.nom":"Saint-jean- bushel bushel, schedules, collection, memo","doc_memothouare.nom":"thouare , schedules, collection, memo","doc_envie44.nom":"envie","doc_listeasso.nom":"Association , Enterprise, Reuse , Loire Atlantique , bulk ",</text:p>
          </table:table-cell>
          <table:table-cell office:value-type="string" calcext:value-type="string">
            <text:p><text:s/></text:p>
          </table:table-cell>
        </table:table-row>
        <table:table-row table:style-name="ro1">
          <table:table-cell/>
          <table:table-cell office:value-type="string" calcext:value-type="string">
            <text:p>Conseil</text:p>
          </table:table-cell>
          <table:table-cell office:value-type="string" calcext:value-type="string">
            <text:p>nom</text:p>
          </table:table-cell>
          <table:table-cell table:style-name="ce164" table:formula="of:=GETTRADUCTION([.B8];&quot;A&quot;;&quot;B&quot;;5;172;[.A8];[.C8])" office:value-type="string" office:string-value="&quot;cons_collectes_bacs.nom&quot;:&quot;Une collecte par semaine pour les bacs&quot;,&quot;cons_bac_casse.nom&quot;:&quot;Bac cassé&quot;,&quot;cons_noeudtrisac.nom&quot;:&quot;Double nœud&quot;,&quot;cons_trisac.nom&quot;:&quot;Quoi mettre dans les Tri'sac&quot;,&quot;cons_passacpoubelle.nom&quot;:&quot;Utiliser uniquement les sacs Tri'sac.&quot;,&quot;cons_acier.nom&quot;:&quot;L'acier disparaît en 5-10 ans.&quot;,&quot;cons_arcencielvalorena.nom&quot;:&quot;2 sites d'incinération&quot;,&quot;cons_nbconteneurverre.nom&quot;:&quot;879 conteneurs en verre&quot;,&quot;cons_encombrants.nom&quot;:&quot;Collecte des encombrants&quot;,&quot;cons_numerosencombrants.nom&quot;:&quot;Numéros de téléphones des encombrants&quot;,&quot;cons_bouchon.nom&quot;:&quot;Bouchons acceptés&quot;,&quot;cons_bouchonamour.nom&quot;:&quot;Bouchon d'amour récupère les bouchons plastiques&quot;,&quot;cons_bouchonliege.nom&quot;:&quot;Action Cancer 44 récupère les bouchons de liège&quot;,&quot;cons_allu.nom&quot;:&quot;L'aluminium se recycle à 100% ! &quot;,&quot;cons_couverclemetal.nom&quot;:&quot;Bouchons métalliques&quot;,&quot;cons_sans_bouchon_ni_couvercle.nom&quot;:&quot;Ni bouchon ni couvercle&quot;,&quot;cons_pasbouchonamour.nom&quot;:&quot;Ne pas mettre dans les bouchons d'amour&quot;,&quot;cons_remplacergobelet.nom&quot;:&quot;Supprimer la vaisselle jetable&quot;,&quot;cons_vaissellebiodegradable.nom&quot;:&quot;Vaisselle bio-dégradable&quot;,&quot;cons_pilerechargeable.nom&quot;:&quot;Pile rechargeable&quot;,&quot;cons_compostage.nom&quot;:&quot;Compostage&quot;,&quot;cons_souille.nom&quot;:&quot;Papiers souillés&quot;,&quot;cons_ecoparticipation.nom&quot;:&quot;Écoparticipation&quot;,&quot;cons_deuxiemevie.nom&quot;:&quot;Deuxième vie&quot;,&quot;cons_pasuniquementbouteilleflacon.nom&quot;:&quot;Tous les plastiques dans les bacs jaunes nantais&quot;,&quot;cons_papieralu.nom&quot;:&quot;Petit aluminium non recyclé&quot;,&quot;cons_ampoulemercure.nom&quot;:&quot;Le mercure est toxique&quot;,&quot;cons_sansbouchon.nom&quot;:&quot;Que faire du bouchon / couvercle ?&quot;,&quot;cons_capsulelait.nom&quot;:&quot;Que faire de la capsule métallique (opercule) ?&quot;,&quot;cons_potsmoutarde.nom&quot;:&quot;Les verres des pots de moutarde et nutella&quot;,&quot;cons_recuppdv1.nom&quot;:&quot;Les magasins récupèrent l'ancien appareil pour l'achat d'un nouveau&quot;,&quot;cons_recuppdv2.nom&quot;:&quot;Les magasins qui les vendent récupèrent : cartouches d'imprimantes, piles, ampoules basse consommation, néon&quot;,&quot;cons_verre.nom&quot;:&quot;Recyclage du verre&quot;,&quot;cons_recupmedicament.nom&quot;:&quot;Récupération des médicaments&quot;,&quot;cons_fenetre_enveloppe.nom&quot;:&quot;Suppression fenêtre&quot;,&quot;cons_tetrapak.nom&quot;:&quot;Recyclage Tétrapak&quot;,&quot;cons_distrisac_relais.nom&quot;:&quot;Retrait de sacs en relais (3 rouleaux par retrait, 2 retraits par an)&quot;,&quot;cons_distrisac_achat.nom&quot;:&quot;Achats de sacs Trisacs (2,20 € le rouleau de 30 sacs)&quot;,&quot;cons_distrisac_piecesobligatoires.nom&quot;:&quot;Amener carte retrait pour  'dépôt' et  'rendez-vous'&quot;,&quot;cons_vider_paslaver.nom&quot;:&quot;Vidé, mais pas lavé&quot;,&quot;cons_alloproprete.nom&quot;:&quot;Des questions ? 02 40 41 9000&quot;,&quot;cons_pastoxique.nom&quot;:&quot;Non recyclable car présence produits toxiques&quot;,&quot;cons_toxique.nom&quot;:&quot;Produit toxique&quot;,&quot;cons_lerelais.nom&quot;:&quot;Vous pouvez déposer dans les conteneurs 'Le Relais'&quot;,&quot;cons_sacs.nom&quot;:&quot;Rappels sur les sacs&quot;,&quot;cons_bacs.nom&quot;:&quot;Rappels sur les bacs&quot;,&quot;cons_collecte6h14h.nom&quot;:&quot;Les collectes ont lieu de 6h à 14h&quot;,&quot;cons_collecte6h21h.nom&quot;:&quot;Les collectes ont lieu de 6h à 21h&quot;,&quot;cons_proximite.nom&quot;:&quot;Des questions ? 0800 800 868&quot;,&quot;cons_dec_coucheBebe.nom&quot;:&quot;Couches lavables&quot;,&quot;cons_nespresso.nom&quot;:&quot;Nespresso récupère ses capsules et soutien le recyclage du petit aluminium.&quot;,&quot;cons_trop_petit.nom&quot;:&quot;Trop petit pour être trié&quot;,&quot;cons_plus2vers.nom&quot;:&quot;Asso Plus2vers : partage de lombrics et conseils sur le lombricompostage&quot;,&quot;cons_assocompostage.nom&quot;:&quot;2 assos sur compostage à Nantes&quot;,&quot;cons_decheterieecopointquartheure.nom&quot;:&quot;Venir 15 minutes avant la fin&quot;,&quot;cons_dechetecolimite2metres.nom&quot;:&quot;Limite de 2 mètres&quot;,&quot;cons_huileAlimentaire.nom&quot;:&quot;Mettre dans une bouteille&quot;,&quot;cons_spirale.nom&quot;:&quot;Doit-on supprimer les spirales ?&quot;,&quot;cons_coupant.nom&quot;:&quot;&quot;," calcext:value-type="string">
            <text:p>"cons_collectes_bacs.nom":"Une collecte par semaine pour les bacs","cons_bac_casse.nom":"Bac cassé","cons_noeudtrisac.nom":"Double nœud","cons_trisac.nom":"Quoi mettre dans les Tri'sac","cons_passacpoubelle.nom":"Utiliser uniquement les sacs Tri'sac.","cons_acier.nom":"L'acier disparaît en 5-10 ans.","cons_arcencielvalorena.nom":"2 sites d'incinération","cons_nbconteneurverre.nom":"879 conteneurs en verre","cons_encombrants.nom":"Collecte des encombrants","cons_numerosencombrants.nom":"Numéros de téléphones des encombrants","cons_bouchon.nom":"Bouchons acceptés","cons_bouchonamour.nom":"Bouchon d'amour récupère les bouchons plastiques","cons_bouchonliege.nom":"Action Cancer 44 récupère les bouchons de liège","cons_allu.nom":"L'aluminium se recycle à 100% ! ","cons_couverclemetal.nom":"Bouchons métalliques","cons_sans_bouchon_ni_couvercle.nom":"Ni bouchon ni couvercle","cons_pasbouchonamour.nom":"Ne pas mettre dans les bouchons d'amour","cons_remplacergobelet.nom":"Supprimer la vaisselle jetable","cons_vaissellebiodegradable.nom":"Vaisselle bio-dégradable","cons_pilerechargeable.nom":"Pile rechargeable","cons_compostage.nom":"Compostage","cons_souille.nom":"Papiers souillés","cons_ecoparticipation.nom":"Écoparticipation","cons_deuxiemevie.nom":"Deuxième vie","cons_pasuniquementbouteilleflacon.nom":"Tous les plastiques dans les bacs jaunes nantais","cons_papieralu.nom":"Petit aluminium non recyclé","cons_ampoulemercure.nom":"Le mercure est toxique","cons_sansbouchon.nom":"Que faire du bouchon / couvercle ?","cons_capsulelait.nom":"Que faire de la capsule métallique (opercule) ?","cons_potsmoutarde.nom":"Les verres des pots de moutarde et nutella","cons_recuppdv1.nom":"Les magasins récupèrent l'ancien appareil pour l'achat d'un nouveau","cons_recuppdv2.nom":"Les magasins qui les vendent récupèrent : cartouches d'imprimantes, piles, ampoules basse consommation, néon","cons_verre.nom":"Recyclage du verre","cons_recupmedicament.nom":"Récupération des médicaments","cons_fenetre_enveloppe.nom":"Suppression fenêtre","cons_tetrapak.nom":"Recyclage Tétrapak","cons_distrisac_relais.nom":"Retrait de sacs en relais (3 rouleaux par retrait, 2 retraits par an)","cons_distrisac_achat.nom":"Achats de sacs Trisacs (2,20 € le rouleau de 30 sacs)","cons_distrisac_piecesobligatoires.nom":"Amener carte retrait pour <text:s/>'dépôt' et <text:s/>'rendez-vous'","cons_vider_paslaver.nom":"Vidé, mais pas lavé","cons_alloproprete.nom":"Des questions ? 02 40 41 9000","cons_pastoxique.nom":"Non recyclable car présence produits toxiques","cons_toxique.nom":"Produit toxique","cons_lerelais.nom":"Vous pouvez déposer dans les conteneurs 'Le Relais'","cons_sacs.nom":"Rappels sur les sacs","cons_bacs.nom":"Rappels sur les bacs","cons_collecte6h14h.nom":"Les collectes ont lieu de 6h à 14h","cons_collecte6h21h.nom":"Les collectes ont lieu de 6h à 21h","cons_proximite.nom":"Des questions ? 0800 800 868","cons_dec_coucheBebe.nom":"Couches lavables","cons_nespresso.nom":"Nespresso récupère ses capsules et soutien le recyclage du petit aluminium.","cons_trop_petit.nom":"Trop petit pour être trié","cons_plus2vers.nom":"Asso Plus2vers : partage de lombrics et conseils sur le lombricompostage","cons_assocompostage.nom":"2 assos sur compostage à Nantes","cons_decheterieecopointquartheure.nom":"Venir 15 minutes avant la fin","cons_dechetecolimite2metres.nom":"Limite de 2 mètres","cons_huileAlimentaire.nom":"Mettre dans une bouteille","cons_spirale.nom":"Doit-on supprimer les spirales ?","cons_coupant.nom":"",</text:p>
          </table:table-cell>
          <table:table-cell table:style-name="ce166" table:formula="of:=GETTRADUCTION([.B8];&quot;A&quot;;&quot;C&quot;;5;172;[.A8];[.C8])" office:value-type="string" office:string-value="&quot;cons_collectes_bacs.nom&quot;:&quot;Per week for a collection bins&quot;,&quot;cons_bac_casse.nom&quot;:&quot;Broken tray&quot;,&quot;cons_noeudtrisac.nom&quot;:&quot;Double knot&quot;,&quot;cons_trisac.nom&quot;:&quot;What to put in Tri'sac&quot;,&quot;cons_passacpoubelle.nom&quot;:&quot;Use Tri'sac bags only.&quot;,&quot;cons_acier.nom&quot;:&quot;Steel disappears in 5-10 years.&quot;,&quot;cons_arcencielvalorena.nom&quot;:&quot;2 burning sites&quot;,&quot;cons_nbconteneurverre.nom&quot;:&quot;879 glass containers&quot;,&quot;cons_encombrants.nom&quot;:&quot;Collection of bulky&quot;,&quot;cons_numerosencombrants.nom&quot;:&quot;Bulky telephone numbers&quot;,&quot;cons_bouchon.nom&quot;:&quot;Plugs accepted&quot;,&quot;cons_bouchonamour.nom&quot;:&quot;Love stopper recovers plastic plugs&quot;,&quot;cons_bouchonliege.nom&quot;:&quot;Cancer 44 retrieves corks&quot;,&quot;cons_allu.nom&quot;:&quot;Aluminium can be recycled to 100%!&quot;,&quot;cons_couverclemetal.nom&quot;:&quot;Metal plugs&quot;,&quot;cons_sans_bouchon_ni_couvercle.nom&quot;:&quot;Neither cap or cover&quot;,&quot;cons_pasbouchonamour.nom&quot;:&quot;Do not place in the caps of love&quot;,&quot;cons_remplacergobelet.nom&quot;:&quot;Remove disposable tableware&quot;,&quot;cons_vaissellebiodegradable.nom&quot;:&quot;Biodegradable Tableware&quot;,&quot;cons_pilerechargeable.nom&quot;:&quot;Rechargeable battery&quot;,&quot;cons_compostage.nom&quot;:&quot;Composting&quot;,&quot;cons_souille.nom&quot;:&quot;Soiled paper&quot;,&quot;cons_ecoparticipation.nom&quot;:&quot;Environmental fee&quot;,&quot;cons_deuxiemevie.nom&quot;:&quot;Second Life&quot;,&quot;cons_pasuniquementbouteilleflacon.nom&quot;:&quot;All plastics in the yellow bins Nantes&quot;,&quot;cons_papieralu.nom&quot;:&quot;Breakfast not recycled aluminum&quot;,&quot;cons_ampoulemercure.nom&quot;:&quot;Mercury is toxic&quot;,&quot;cons_sansbouchon.nom&quot;:&quot;What cap / lid?&quot;,&quot;cons_capsulelait.nom&quot;:&quot;What of the metal cap?&quot;,&quot;cons_potsmoutarde.nom&quot;:&quot;The glasses mustard pots and nutella&quot;,&quot;cons_recuppdv1.nom&quot;:&quot;The stores recover the old device for the purchase of a new&quot;,&quot;cons_recuppdv2.nom&quot;:&quot;Stores that sell them recover: printer cartridges, batteries, energy saving light bulbs, neon&quot;,&quot;cons_verre.nom&quot;:&quot;Glass recycling&quot;,&quot;cons_recupmedicament.nom&quot;:&quot;Retrieving drugs&quot;,&quot;cons_fenetre_enveloppe.nom&quot;:&quot;Removal window&quot;,&quot;cons_tetrapak.nom&quot;:&quot;Tetrapak recycling&quot;,&quot;cons_distrisac_relais.nom&quot;:&quot;Relay bags withdrawal (3 rolls per withdrawal, two withdrawals per year)&quot;,&quot;cons_distrisac_achat.nom&quot;:&quot;Trisacs shopping bags (2.20 € the 30 bags roll)&quot;,&quot;cons_distrisac_piecesobligatoires.nom&quot;:&quot;Bring card withdrawal for 'deposit' and 'go'&quot;,&quot;cons_vider_paslaver.nom&quot;:&quot;Emptied but not washed&quot;,&quot;cons_alloproprete.nom&quot;:&quot;Questions ? 02 40 41 9000&quot;,&quot;cons_pastoxique.nom&quot;:&quot;Not recyclable as presence toxic&quot;,&quot;cons_toxique.nom&quot;:&quot;Toxicant&quot;,&quot;cons_lerelais.nom&quot;:&quot;You can file in the containers 'Le Relais'&quot;,&quot;cons_sacs.nom&quot;:&quot;Reminders on bags&quot;,&quot;cons_bacs.nom&quot;:&quot;Reminders on the bins&quot;,&quot;cons_collecte6h14h.nom&quot;:&quot;Collections take place from 6 to 14h&quot;,&quot;cons_collecte6h21h.nom&quot;:&quot;Collections take place from 6 to 21h&quot;,&quot;cons_proximite.nom&quot;:&quot;Questions ? 0800 800 868&quot;,&quot;cons_dec_coucheBebe.nom&quot;:&quot;Cloth diapers&quot;,&quot;cons_nespresso.nom&quot;:&quot;Nespresso capsules and recovers its support recycling aluminum small.&quot;,&quot;cons_trop_petit.nom&quot;:&quot;Too small to be sorted&quot;,&quot;cons_plus2vers.nom&quot;:&quot;Asso Plus2vers: sharing earthworms and advice on vermicomposting&quot;,&quot;cons_assocompostage.nom&quot;:&quot;2 assos on composting in Nantes&quot;,&quot;cons_decheterieecopointquartheure.nom&quot;:&quot;Come 15 minutes before the end&quot;,&quot;cons_dechetecolimite2metres.nom&quot;:&quot;Limit of 2 meters&quot;,&quot;cons_huileAlimentaire.nom&quot;:&quot;Put in a bottle&quot;,&quot;cons_spirale.nom&quot;:&quot;Should we remove the spirals ?&quot;,&quot;cons_coupant.nom&quot;:&quot;&quot;," calcext:value-type="string">
            <text:p>"cons_collectes_bacs.nom":"Per week for a collection bins","cons_bac_casse.nom":"Broken tray","cons_noeudtrisac.nom":"Double knot","cons_trisac.nom":"What to put in Tri'sac","cons_passacpoubelle.nom":"Use Tri'sac bags only.","cons_acier.nom":"Steel disappears in 5-10 years.","cons_arcencielvalorena.nom":"2 burning sites","cons_nbconteneurverre.nom":"879 glass containers","cons_encombrants.nom":"Collection of bulky","cons_numerosencombrants.nom":"Bulky telephone numbers","cons_bouchon.nom":"Plugs accepted","cons_bouchonamour.nom":"Love stopper recovers plastic plugs","cons_bouchonliege.nom":"Cancer 44 retrieves corks","cons_allu.nom":"Aluminium can be recycled to 100%!","cons_couverclemetal.nom":"Metal plugs","cons_sans_bouchon_ni_couvercle.nom":"Neither cap or cover","cons_pasbouchonamour.nom":"Do not place in the caps of love","cons_remplacergobelet.nom":"Remove disposable tableware","cons_vaissellebiodegradable.nom":"Biodegradable Tableware","cons_pilerechargeable.nom":"Rechargeable battery","cons_compostage.nom":"Composting","cons_souille.nom":"Soiled paper","cons_ecoparticipation.nom":"Environmental fee","cons_deuxiemevie.nom":"Second Life","cons_pasuniquementbouteilleflacon.nom":"All plastics in the yellow bins Nantes","cons_papieralu.nom":"Breakfast not recycled aluminum","cons_ampoulemercure.nom":"Mercury is toxic","cons_sansbouchon.nom":"What cap / lid?","cons_capsulelait.nom":"What of the metal cap?","cons_potsmoutarde.nom":"The glasses mustard pots and nutella","cons_recuppdv1.nom":"The stores recover the old device for the purchase of a new","cons_recuppdv2.nom":"Stores that sell them recover: printer cartridges, batteries, energy saving light bulbs, neon","cons_verre.nom":"Glass recycling","cons_recupmedicament.nom":"Retrieving drugs","cons_fenetre_enveloppe.nom":"Removal window","cons_tetrapak.nom":"Tetrapak recycling","cons_distrisac_relais.nom":"Relay bags withdrawal (3 rolls per withdrawal, two withdrawals per year)","cons_distrisac_achat.nom":"Trisacs shopping bags (2.20 € the 30 bags roll)","cons_distrisac_piecesobligatoires.nom":"Bring card withdrawal for 'deposit' and 'go'","cons_vider_paslaver.nom":"Emptied but not washed","cons_alloproprete.nom":"Questions ? 02 40 41 9000","cons_pastoxique.nom":"Not recyclable as presence toxic","cons_toxique.nom":"Toxicant","cons_lerelais.nom":"You can file in the containers 'Le Relais'","cons_sacs.nom":"Reminders on bags","cons_bacs.nom":"Reminders on the bins","cons_collecte6h14h.nom":"Collections take place from 6 to 14h","cons_collecte6h21h.nom":"Collections take place from 6 to 21h","cons_proximite.nom":"Questions ? 0800 800 868","cons_dec_coucheBebe.nom":"Cloth diapers","cons_nespresso.nom":"Nespresso capsules and recovers its support recycling aluminum small.","cons_trop_petit.nom":"Too small to be sorted","cons_plus2vers.nom":"Asso Plus2vers: sharing earthworms and advice on vermicomposting","cons_assocompostage.nom":"2 assos on composting in Nantes","cons_decheterieecopointquartheure.nom":"Come 15 minutes before the end","cons_dechetecolimite2metres.nom":"Limit of 2 meters","cons_huileAlimentaire.nom":"Put in a bottle","cons_spirale.nom":"Should we remove the spirals ?","cons_coupant.nom":"",</text:p>
          </table:table-cell>
          <table:table-cell office:value-type="string" calcext:value-type="string">
            <text:p><text:s/></text:p>
          </table:table-cell>
        </table:table-row>
        <table:table-row table:style-name="ro1">
          <table:table-cell/>
          <table:table-cell office:value-type="string" calcext:value-type="string">
            <text:p>Conseil</text:p>
          </table:table-cell>
          <table:table-cell office:value-type="string" calcext:value-type="string">
            <text:p>concerne_aussi</text:p>
          </table:table-cell>
          <table:table-cell table:style-name="ce164" table:formula="of:=GETTRADUCTION([.B9];&quot;A&quot;;&quot;G&quot;;5;172;[.A9];[.C9])" office:value-type="string" office:string-value="&quot;cons_collectes_bacs.concerne_aussi&quot;:&quot;&quot;,&quot;cons_bac_casse.concerne_aussi&quot;:&quot;&quot;,&quot;cons_noeudtrisac.concerne_aussi&quot;:&quot;&quot;,&quot;cons_trisac.concerne_aussi&quot;:&quot;&quot;,&quot;cons_passacpoubelle.concerne_aussi&quot;:&quot;&quot;,&quot;cons_acier.concerne_aussi&quot;:&quot;fiche_acier&quot;,&quot;cons_arcencielvalorena.concerne_aussi&quot;:&quot;&quot;,&quot;cons_nbconteneurverre.concerne_aussi&quot;:&quot;&quot;,&quot;cons_encombrants.concerne_aussi&quot;:&quot;fiche_encombrant&quot;,&quot;cons_numerosencombrants.concerne_aussi&quot;:&quot;&quot;,&quot;cons_bouchon.concerne_aussi&quot;:&quot;&quot;,&quot;cons_bouchonamour.concerne_aussi&quot;:&quot;fiche_bouchon_amour&quot;,&quot;cons_bouchonliege.concerne_aussi&quot;:&quot;&quot;,&quot;cons_allu.concerne_aussi&quot;:&quot;&quot;,&quot;cons_couverclemetal.concerne_aussi&quot;:&quot;&quot;,&quot;cons_sans_bouchon_ni_couvercle.concerne_aussi&quot;:&quot;&quot;,&quot;cons_pasbouchonamour.concerne_aussi&quot;:&quot;&quot;,&quot;cons_remplacergobelet.concerne_aussi&quot;:&quot;&quot;,&quot;cons_vaissellebiodegradable.concerne_aussi&quot;:&quot;&quot;,&quot;cons_pilerechargeable.concerne_aussi&quot;:&quot;&quot;,&quot;cons_compostage.concerne_aussi&quot;:&quot;fiche_compostage&quot;,&quot;cons_souille.concerne_aussi&quot;:&quot;&quot;,&quot;cons_ecoparticipation.concerne_aussi&quot;:&quot;&quot;,&quot;cons_deuxiemevie.concerne_aussi&quot;:&quot;&quot;,&quot;cons_pasuniquementbouteilleflacon.concerne_aussi&quot;:&quot;fiche_pet&quot;,&quot;cons_papieralu.concerne_aussi&quot;:&quot;&quot;,&quot;cons_ampoulemercure.concerne_aussi&quot;:&quot;&quot;,&quot;cons_sansbouchon.concerne_aussi&quot;:&quot;&quot;,&quot;cons_capsulelait.concerne_aussi&quot;:&quot;&quot;,&quot;cons_potsmoutarde.concerne_aussi&quot;:&quot;&quot;,&quot;cons_recuppdv1.concerne_aussi&quot;:&quot;fiche_reprise&quot;,&quot;cons_recuppdv2.concerne_aussi&quot;:&quot; &quot;,&quot;cons_verre.concerne_aussi&quot;:&quot;fiche_verre&quot;,&quot;cons_recupmedicament.concerne_aussi&quot;:&quot;fiche_medicament&quot;,&quot;cons_fenetre_enveloppe.concerne_aussi&quot;:&quot;&quot;,&quot;cons_tetrapak.concerne_aussi&quot;:&quot;fiche_tetrapak&quot;,&quot;cons_distrisac_relais.concerne_aussi&quot;:&quot;&quot;,&quot;cons_distrisac_achat.concerne_aussi&quot;:&quot;&quot;,&quot;cons_distrisac_piecesobligatoires.concerne_aussi&quot;:&quot;&quot;,&quot;cons_vider_paslaver.concerne_aussi&quot;:&quot;&quot;,&quot;cons_alloproprete.concerne_aussi&quot;:&quot;&quot;,&quot;cons_pastoxique.concerne_aussi&quot;:&quot;&quot;,&quot;cons_toxique.concerne_aussi&quot;:&quot;&quot;,&quot;cons_lerelais.concerne_aussi&quot;:&quot;fiche_contvet&quot;,&quot;cons_sacs.concerne_aussi&quot;:&quot;fiche_sacjaune&quot;,&quot;cons_bacs.concerne_aussi&quot;:&quot;fiche_bacjaune&quot;,&quot;cons_collecte6h14h.concerne_aussi&quot;:&quot;&quot;,&quot;cons_collecte6h21h.concerne_aussi&quot;:&quot;&quot;,&quot;cons_proximite.concerne_aussi&quot;:&quot;fiche_telephone&quot;,&quot;cons_dec_coucheBebe.concerne_aussi&quot;:&quot;&quot;,&quot;cons_nespresso.concerne_aussi&quot;:&quot;&quot;,&quot;cons_trop_petit.concerne_aussi&quot;:&quot;&quot;,&quot;cons_plus2vers.concerne_aussi&quot;:&quot;&quot;,&quot;cons_assocompostage.concerne_aussi&quot;:&quot;&quot;,&quot;cons_decheterieecopointquartheure.concerne_aussi&quot;:&quot;&quot;,&quot;cons_dechetecolimite2metres.concerne_aussi&quot;:&quot;&quot;,&quot;cons_huileAlimentaire.concerne_aussi&quot;:&quot;&quot;,&quot;cons_spirale.concerne_aussi&quot;:&quot;&quot;,&quot;cons_coupant.concerne_aussi&quot;:&quot;&quot;," calcext:value-type="string">
            <text:p>"cons_collectes_bacs.concerne_aussi":"","cons_bac_casse.concerne_aussi":"","cons_noeudtrisac.concerne_aussi":"","cons_trisac.concerne_aussi":"","cons_passacpoubelle.concerne_aussi":"","cons_acier.concerne_aussi":"fiche_acier","cons_arcencielvalorena.concerne_aussi":"","cons_nbconteneurverre.concerne_aussi":"","cons_encombrants.concerne_aussi":"fiche_encombrant","cons_numerosencombrants.concerne_aussi":"","cons_bouchon.concerne_aussi":"","cons_bouchonamour.concerne_aussi":"fiche_bouchon_amour","cons_bouchonliege.concerne_aussi":"","cons_allu.concerne_aussi":"","cons_couverclemetal.concerne_aussi":"","cons_sans_bouchon_ni_couvercle.concerne_aussi":"","cons_pasbouchonamour.concerne_aussi":"","cons_remplacergobelet.concerne_aussi":"","cons_vaissellebiodegradable.concerne_aussi":"","cons_pilerechargeable.concerne_aussi":"","cons_compostage.concerne_aussi":"fiche_compostage","cons_souille.concerne_aussi":"","cons_ecoparticipation.concerne_aussi":"","cons_deuxiemevie.concerne_aussi":"","cons_pasuniquementbouteilleflacon.concerne_aussi":"fiche_pet","cons_papieralu.concerne_aussi":"","cons_ampoulemercure.concerne_aussi":"","cons_sansbouchon.concerne_aussi":"","cons_capsulelait.concerne_aussi":"","cons_potsmoutarde.concerne_aussi":"","cons_recuppdv1.concerne_aussi":"fiche_reprise","cons_recuppdv2.concerne_aussi":" ","cons_verre.concerne_aussi":"fiche_verre","cons_recupmedicament.concerne_aussi":"fiche_medicament","cons_fenetre_enveloppe.concerne_aussi":"","cons_tetrapak.concerne_aussi":"fiche_tetrapak","cons_distrisac_relais.concerne_aussi":"","cons_distrisac_achat.concerne_aussi":"","cons_distrisac_piecesobligatoires.concerne_aussi":"","cons_vider_paslaver.concerne_aussi":"","cons_alloproprete.concerne_aussi":"","cons_pastoxique.concerne_aussi":"","cons_toxique.concerne_aussi":"","cons_lerelais.concerne_aussi":"fiche_contvet","cons_sacs.concerne_aussi":"fiche_sacjaune","cons_bacs.concerne_aussi":"fiche_bacjaune","cons_collecte6h14h.concerne_aussi":"","cons_collecte6h21h.concerne_aussi":"","cons_proximite.concerne_aussi":"fiche_telephone","cons_dec_coucheBebe.concerne_aussi":"","cons_nespresso.concerne_aussi":"","cons_trop_petit.concerne_aussi":"","cons_plus2vers.concerne_aussi":"","cons_assocompostage.concerne_aussi":"","cons_decheterieecopointquartheure.concerne_aussi":"","cons_dechetecolimite2metres.concerne_aussi":"","cons_huileAlimentaire.concerne_aussi":"","cons_spirale.concerne_aussi":"","cons_coupant.concerne_aussi":"",</text:p>
          </table:table-cell>
          <table:table-cell table:style-name="ce166" table:formula="of:=GETTRADUCTION([.B9];&quot;A&quot;;&quot;H&quot;;5;172;[.A8];[.C8])" office:value-type="string" office:string-value="&quot;cons_collectes_bacs.nom&quot;:&quot;Vérif le 03/2013&quot;,&quot;cons_bac_casse.nom&quot;:&quot;Vérif le 03/2013&quot;,&quot;cons_noeudtrisac.nom&quot;:&quot;Vérif le 03/2013&quot;,&quot;cons_trisac.nom&quot;:&quot;Vérif le 03/2013&quot;,&quot;cons_passacpoubelle.nom&quot;:&quot;Vérif le 03/2013&quot;,&quot;cons_acier.nom&quot;:&quot;Vérif le 03/2013&quot;,&quot;cons_arcencielvalorena.nom&quot;:&quot;Vérif le 03/2013&quot;,&quot;cons_nbconteneurverre.nom&quot;:&quot;Vérif le 03/2013&quot;,&quot;cons_encombrants.nom&quot;:&quot;Vérif le 03/2013&quot;,&quot;cons_numerosencombrants.nom&quot;:&quot;Vérif le 03/2013&quot;,&quot;cons_bouchon.nom&quot;:&quot;&quot;,&quot;cons_bouchonamour.nom&quot;:&quot;&quot;,&quot;cons_bouchonliege.nom&quot;:&quot;&quot;,&quot;cons_allu.nom&quot;:&quot;&quot;,&quot;cons_couverclemetal.nom&quot;:&quot;Vérif le 06/2013&quot;,&quot;cons_sans_bouchon_ni_couvercle.nom&quot;:&quot;&quot;,&quot;cons_pasbouchonamour.nom&quot;:&quot;&quot;,&quot;cons_remplacergobelet.nom&quot;:&quot;&quot;,&quot;cons_vaissellebiodegradable.nom&quot;:&quot;&quot;,&quot;cons_pilerechargeable.nom&quot;:&quot;Vérif le 03/2013&quot;,&quot;cons_compostage.nom&quot;:&quot;Vérif le 04/2013&quot;,&quot;cons_souille.nom&quot;:&quot;&quot;,&quot;cons_ecoparticipation.nom&quot;:&quot;Vérif le 03/2013&quot;,&quot;cons_deuxiemevie.nom&quot;:&quot;&quot;,&quot;cons_pasuniquementbouteilleflacon.nom&quot;:&quot;&quot;,&quot;cons_papieralu.nom&quot;:&quot;&quot;,&quot;cons_ampoulemercure.nom&quot;:&quot;&quot;,&quot;cons_sansbouchon.nom&quot;:&quot;&quot;,&quot;cons_capsulelait.nom&quot;:&quot;&quot;,&quot;cons_potsmoutarde.nom&quot;:&quot;&quot;,&quot;cons_recuppdv1.nom&quot;:&quot; &quot;,&quot;cons_recuppdv2.nom&quot;:&quot; &quot;,&quot;cons_verre.nom&quot;:&quot;&quot;,&quot;cons_recupmedicament.nom&quot;:&quot;&quot;,&quot;cons_fenetre_enveloppe.nom&quot;:&quot;&quot;,&quot;cons_tetrapak.nom&quot;:&quot;&quot;,&quot;cons_distrisac_relais.nom&quot;:&quot;Vérif le 04/2013&quot;,&quot;cons_distrisac_achat.nom&quot;:&quot;Vérif le 04/2013&quot;,&quot;cons_distrisac_piecesobligatoires.nom&quot;:&quot;A VERIFIER&quot;,&quot;cons_vider_paslaver.nom&quot;:&quot;A INTEGRER&quot;,&quot;cons_alloproprete.nom&quot;:&quot;&quot;,&quot;cons_pastoxique.nom&quot;:&quot;&quot;,&quot;cons_toxique.nom&quot;:&quot;&quot;,&quot;cons_lerelais.nom&quot;:&quot;&quot;,&quot;cons_sacs.nom&quot;:&quot;&quot;,&quot;cons_bacs.nom&quot;:&quot;&quot;,&quot;cons_collecte6h14h.nom&quot;:&quot;&quot;,&quot;cons_collecte6h21h.nom&quot;:&quot;&quot;,&quot;cons_proximite.nom&quot;:&quot;&quot;,&quot;cons_dec_coucheBebe.nom&quot;:&quot;&quot;,&quot;cons_nespresso.nom&quot;:&quot;&quot;,&quot;cons_trop_petit.nom&quot;:&quot;Vérif le 04/2015&quot;,&quot;cons_plus2vers.nom&quot;:&quot;&quot;,&quot;cons_assocompostage.nom&quot;:&quot;&quot;,&quot;cons_decheterieecopointquartheure.nom&quot;:&quot;&quot;,&quot;cons_dechetecolimite2metres.nom&quot;:&quot;&quot;,&quot;cons_huileAlimentaire.nom&quot;:&quot;&quot;,&quot;cons_spirale.nom&quot;:&quot;Vérif le 09/2015&quot;,&quot;cons_coupant.nom&quot;:&quot;&quot;," calcext:value-type="string">
            <text:p>"cons_collectes_bacs.nom":"Vérif le 03/2013","cons_bac_casse.nom":"Vérif le 03/2013","cons_noeudtrisac.nom":"Vérif le 03/2013","cons_trisac.nom":"Vérif le 03/2013","cons_passacpoubelle.nom":"Vérif le 03/2013","cons_acier.nom":"Vérif le 03/2013","cons_arcencielvalorena.nom":"Vérif le 03/2013","cons_nbconteneurverre.nom":"Vérif le 03/2013","cons_encombrants.nom":"Vérif le 03/2013","cons_numerosencombrants.nom":"Vérif le 03/2013","cons_bouchon.nom":"","cons_bouchonamour.nom":"","cons_bouchonliege.nom":"","cons_allu.nom":"","cons_couverclemetal.nom":"Vérif le 06/2013","cons_sans_bouchon_ni_couvercle.nom":"","cons_pasbouchonamour.nom":"","cons_remplacergobelet.nom":"","cons_vaissellebiodegradable.nom":"","cons_pilerechargeable.nom":"Vérif le 03/2013","cons_compostage.nom":"Vérif le 04/2013","cons_souille.nom":"","cons_ecoparticipation.nom":"Vérif le 03/2013","cons_deuxiemevie.nom":"","cons_pasuniquementbouteilleflacon.nom":"","cons_papieralu.nom":"","cons_ampoulemercure.nom":"","cons_sansbouchon.nom":"","cons_capsulelait.nom":"","cons_potsmoutarde.nom":"","cons_recuppdv1.nom":" ","cons_recuppdv2.nom":" ","cons_verre.nom":"","cons_recupmedicament.nom":"","cons_fenetre_enveloppe.nom":"","cons_tetrapak.nom":"","cons_distrisac_relais.nom":"Vérif le 04/2013","cons_distrisac_achat.nom":"Vérif le 04/2013","cons_distrisac_piecesobligatoires.nom":"A VERIFIER","cons_vider_paslaver.nom":"A INTEGRER","cons_alloproprete.nom":"","cons_pastoxique.nom":"","cons_toxique.nom":"","cons_lerelais.nom":"","cons_sacs.nom":"","cons_bacs.nom":"","cons_collecte6h14h.nom":"","cons_collecte6h21h.nom":"","cons_proximite.nom":"","cons_dec_coucheBebe.nom":"","cons_nespresso.nom":"","cons_trop_petit.nom":"Vérif le 04/2015","cons_plus2vers.nom":"","cons_assocompostage.nom":"","cons_decheterieecopointquartheure.nom":"","cons_dechetecolimite2metres.nom":"","cons_huileAlimentaire.nom":"","cons_spirale.nom":"Vérif le 09/2015","cons_coupant.nom":"",</text:p>
          </table:table-cell>
          <table:table-cell office:value-type="string" calcext:value-type="string">
            <text:p><text:s/></text:p>
          </table:table-cell>
        </table:table-row>
        <table:table-row table:style-name="ro1">
          <table:table-cell/>
          <table:table-cell office:value-type="string" calcext:value-type="string">
            <text:p>Fiches</text:p>
          </table:table-cell>
          <table:table-cell office:value-type="string" calcext:value-type="string">
            <text:p>nom</text:p>
          </table:table-cell>
          <table:table-cell table:style-name="ce164" table:formula="of:=GETTRADUCTION([.B10];&quot;A&quot;;&quot;B&quot;;6;38;[.A10];[.C10])" office:value-type="string" office:string-value="&quot;fiche_bacjaune.nom&quot;:&quot;Bacs jaunes et bleus&quot;,&quot;fiche_bouchon_amour.nom&quot;:&quot;Bouchons d'amour&quot;,&quot;fiche_encombrant.nom&quot;:&quot;Collecte des encombrants&quot;,&quot;fiche_compostage.nom&quot;:&quot;Compostage&quot;,&quot;fiche_compostri.nom&quot;:&quot;Compostri&quot;,&quot;fiche_contembjournmag.nom&quot;:&quot;Cont. embal. journ. mag.&quot;,&quot;fiche_contvet.nom&quot;:&quot;Conteneurs vêtements&quot;,&quot;fiche_coucheslavables.nom&quot;:&quot;Couches lavables&quot;,&quot;fiche_contpapiercarton.nom&quot;:&quot;Conteneur papier carton&quot;,&quot;fiche_contmpb.nom&quot;:&quot;Conteneur plastique&quot;,&quot;fiche_contverre.nom&quot;:&quot;Conteneur verre&quot;,&quot;fiche_ecopoint.nom&quot;:&quot;Déchèteries / écopoint&quot;,&quot;fiche_ecoparticipation.nom&quot;:&quot;Eco-participation&quot;,&quot;fiche_poubelle.nom&quot;:&quot;Eugène Poubelle&quot;,&quot;fiche_logos.nom&quot;:&quot;Logos utilisés&quot;,&quot;fiche_lombricompost.nom&quot;:&quot;Lombricompost&quot;,&quot;fiche_mieuxtrierannantes.nom&quot;:&quot;Mieux trier à Nantes&quot;,&quot;fiche_plastik.nom&quot;:&quot;PP Plastic Pickup&quot;,&quot;fiche_plus2vers.nom&quot;:&quot;Plus2vers - échange de lombrics&quot;,&quot;fiche_medicament.nom&quot;:&quot;Récupération médicaments&quot;,&quot;fiche_plusieurstrisac.nom&quot;:&quot;Récupérer sacs jaunes et bleus&quot;,&quot;fiche_acier.nom&quot;:&quot;Recyclage acier&quot;,&quot;fiche_recyclage_entreprse.nom&quot;:&quot;Recyclage en entreprise&quot;,&quot;fiche_pet.nom&quot;:&quot;Recyclage plastique&quot;,&quot;fiche_tetrapak.nom&quot;:&quot;Recyclage Tétrapak&quot;,&quot;fiche_verre.nom&quot;:&quot;Recyclage verre&quot;,&quot;fiche_velo.nom&quot;:&quot;Réemploi vélo&quot;,&quot;fiche_reprise.nom&quot;:&quot;Reprise magasins&quot;,&quot;fiche_sacjaune.nom&quot;:&quot;Sacs jaunes et bleus&quot;,&quot;fiche_solutionrecyclage.nom&quot;:&quot;Solution recyclage&quot;,&quot;fiche_telephone.nom&quot;:&quot;Numéros de téléphones&quot;,&quot;fiche_arcenciel.nom&quot;:&quot;Usine Arc-en-ciel&quot;,&quot;fiche_valorena.nom&quot;:&quot;Usine Valorena&quot;," calcext:value-type="string">
            <text:p>"fiche_bacjaune.nom":"Bacs jaunes et bleus","fiche_bouchon_amour.nom":"Bouchons d'amour","fiche_encombrant.nom":"Collecte des encombrants","fiche_compostage.nom":"Compostage","fiche_compostri.nom":"Compostri","fiche_contembjournmag.nom":"Cont. embal. journ. mag.","fiche_contvet.nom":"Conteneurs vêtements","fiche_coucheslavables.nom":"Couches lavables","fiche_contpapiercarton.nom":"Conteneur papier carton","fiche_contmpb.nom":"Conteneur plastique","fiche_contverre.nom":"Conteneur verre","fiche_ecopoint.nom":"Déchèteries / écopoint","fiche_ecoparticipation.nom":"Eco-participation","fiche_poubelle.nom":"Eugène Poubelle","fiche_logos.nom":"Logos utilisés","fiche_lombricompost.nom":"Lombricompost","fiche_mieuxtrierannantes.nom":"Mieux trier à Nantes","fiche_plastik.nom":"PP Plastic Pickup","fiche_plus2vers.nom":"Plus2vers - échange de lombrics","fiche_medicament.nom":"Récupération médicaments","fiche_plusieurstrisac.nom":"Récupérer sacs jaunes et bleus","fiche_acier.nom":"Recyclage acier","fiche_recyclage_entreprse.nom":"Recyclage en entreprise","fiche_pet.nom":"Recyclage plastique","fiche_tetrapak.nom":"Recyclage Tétrapak","fiche_verre.nom":"Recyclage verre","fiche_velo.nom":"Réemploi vélo","fiche_reprise.nom":"Reprise magasins","fiche_sacjaune.nom":"Sacs jaunes et bleus","fiche_solutionrecyclage.nom":"Solution recyclage","fiche_telephone.nom":"Numéros de téléphones","fiche_arcenciel.nom":"Usine Arc-en-ciel","fiche_valorena.nom":"Usine Valorena",</text:p>
          </table:table-cell>
          <table:table-cell table:style-name="ce166" table:formula="of:=GETTRADUCTION([.B10];&quot;A&quot;;&quot;C&quot;;6;38;[.A10];[.C10])" office:value-type="string" office:string-value="&quot;fiche_bacjaune.nom&quot;:&quot;Yellow and blue bins&quot;,&quot;fiche_bouchon_amour.nom&quot;:&quot;Bouchons d'amour&quot;,&quot;fiche_encombrant.nom&quot;:&quot;Collection of bulky&quot;,&quot;fiche_compostage.nom&quot;:&quot;Composting&quot;,&quot;fiche_compostri.nom&quot;:&quot;Compostri&quot;,&quot;fiche_contembjournmag.nom&quot;:&quot;Cont. embal. journ. Mag.&quot;,&quot;fiche_contvet.nom&quot;:&quot;Containers clothing&quot;,&quot;fiche_coucheslavables.nom&quot;:&quot;Cloth diapers&quot;,&quot;fiche_contpapiercarton.nom&quot;:&quot;Paper cardboard container&quot;,&quot;fiche_contmpb.nom&quot;:&quot;Plastic container&quot;,&quot;fiche_contverre.nom&quot;:&quot;Glass container&quot;,&quot;fiche_ecopoint.nom&quot;:&quot;Déchèteries / écopoint&quot;,&quot;fiche_ecoparticipation.nom&quot;:&quot;Green tax&quot;,&quot;fiche_poubelle.nom&quot;:&quot;Eugène Poubelle&quot;,&quot;fiche_logos.nom&quot;:&quot;Logos used&quot;,&quot;fiche_lombricompost.nom&quot;:&quot;Vermicompost&quot;,&quot;fiche_mieuxtrierannantes.nom&quot;:&quot;Mieux trier à Nantes&quot;,&quot;fiche_plastik.nom&quot;:&quot;PP Plastic Pickup&quot;,&quot;fiche_plus2vers.nom&quot;:&quot;Plus2vers - exchange of earthworms&quot;,&quot;fiche_medicament.nom&quot;:&quot;Drugs recovery&quot;,&quot;fiche_plusieurstrisac.nom&quot;:&quot;Collect yellow and blue bags&quot;,&quot;fiche_acier.nom&quot;:&quot;Steel recycling&quot;,&quot;fiche_recyclage_entreprse.nom&quot;:&quot;Recycling company&quot;,&quot;fiche_pet.nom&quot;:&quot;Plastic recycling&quot;,&quot;fiche_tetrapak.nom&quot;:&quot;Tetrapak recycling&quot;,&quot;fiche_verre.nom&quot;:&quot;Glass recycling&quot;,&quot;fiche_velo.nom&quot;:&quot;Reuse bike&quot;,&quot;fiche_reprise.nom&quot;:&quot;Resumption stores&quot;,&quot;fiche_sacjaune.nom&quot;:&quot;Yellow and blue bags&quot;,&quot;fiche_solutionrecyclage.nom&quot;:&quot;Solution recyclage&quot;,&quot;fiche_telephone.nom&quot;:&quot;Phone numbers&quot;,&quot;fiche_arcenciel.nom&quot;:&quot;Arc-en-ciel Factory&quot;,&quot;fiche_valorena.nom&quot;:&quot;Valorena factory &quot;," calcext:value-type="string">
            <text:p>"fiche_bacjaune.nom":"Yellow and blue bins","fiche_bouchon_amour.nom":"Bouchons d'amour","fiche_encombrant.nom":"Collection of bulky","fiche_compostage.nom":"Composting","fiche_compostri.nom":"Compostri","fiche_contembjournmag.nom":"Cont. embal. journ. Mag.","fiche_contvet.nom":"Containers clothing","fiche_coucheslavables.nom":"Cloth diapers","fiche_contpapiercarton.nom":"Paper cardboard container","fiche_contmpb.nom":"Plastic container","fiche_contverre.nom":"Glass container","fiche_ecopoint.nom":"Déchèteries / écopoint","fiche_ecoparticipation.nom":"Green tax","fiche_poubelle.nom":"Eugène Poubelle","fiche_logos.nom":"Logos used","fiche_lombricompost.nom":"Vermicompost","fiche_mieuxtrierannantes.nom":"Mieux trier à Nantes","fiche_plastik.nom":"PP Plastic Pickup","fiche_plus2vers.nom":"Plus2vers - exchange of earthworms","fiche_medicament.nom":"Drugs recovery","fiche_plusieurstrisac.nom":"Collect yellow and blue bags","fiche_acier.nom":"Steel recycling","fiche_recyclage_entreprse.nom":"Recycling company","fiche_pet.nom":"Plastic recycling","fiche_tetrapak.nom":"Tetrapak recycling","fiche_verre.nom":"Glass recycling","fiche_velo.nom":"Reuse bike","fiche_reprise.nom":"Resumption stores","fiche_sacjaune.nom":"Yellow and blue bags","fiche_solutionrecyclage.nom":"Solution recyclage","fiche_telephone.nom":"Phone numbers","fiche_arcenciel.nom":"Arc-en-ciel Factory","fiche_valorena.nom":"Valorena factory ",</text:p>
          </table:table-cell>
          <table:table-cell office:value-type="string" calcext:value-type="string">
            <text:p><text:s/></text:p>
          </table:table-cell>
        </table:table-row>
        <table:table-row table:style-name="ro1">
          <table:table-cell/>
          <table:table-cell office:value-type="string" calcext:value-type="string">
            <text:p>Fiches</text:p>
          </table:table-cell>
          <table:table-cell office:value-type="string" calcext:value-type="string">
            <text:p>concerne_aussi</text:p>
          </table:table-cell>
          <table:table-cell table:style-name="ce164" table:formula="of:=GETTRADUCTION([.B11];&quot;A&quot;;&quot;D&quot;;6;38;[.A11];[.C11])"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fiche_valorena.concerne_aussi":"&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166" table:formula="of:=GETTRADUCTION([.B11];&quot;A&quot;;&quot;E&quot;;6;38;[.A10];[.C10])" office:value-type="string" office:string-value="&quot;fiche_bacjaune.nom&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fiche_bouchon_amour.nom&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fiche_encombrant.nom&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quot;fiche_compostage.nom&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quot;fiche_compostri.nom&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fiche_contembjournmag.nom&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fiche_contvet.nom&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fiche_coucheslavables.nom&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fiche_contpapiercarton.nom&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fiche_contmpb.nom&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fiche_contverre.nom&quot;:&quot;&lt;IMG src='resources/images/conteneur_verre_instructions_2.jpg' WIDTH='200px' /&gt; &lt;IMG SRC='resources/images/conteneur_verre_instructions.jpg' width='200px' /&gt;&lt;BR/&gt;can put in the container glass tower housework glass: bottles, pots, jars. However we must not put the dishes, pots, bulbs.&quot;,&quot;fiche_ecopoint.nom&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fiche_ecoparticipation.nom&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fiche_poubelle.nom&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fiche_logos.nom&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fiche_lombricompost.nom&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fiche_mieuxtrierannantes.nom&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fiche_plastik.nom&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fiche_plus2vers.nom&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fiche_medicament.nom&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fiche_plusieurstrisac.nom&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quot;fiche_acier.nom&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quot;fiche_recyclage_entreprse.nom&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quot;fiche_pet.nom&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fiche_tetrapak.nom&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fiche_verre.nom&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fiche_velo.nom&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fiche_reprise.nom&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fiche_sacjaune.nom&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quot;fiche_solutionrecyclage.nom&quot;:&quot;Offers solutions for companies: recovers over forty different wastes. Paper, cardboard, bottles, carpets, but also cups&lt;BR/&gt;. Address: 181 Quai Emile Cormerais, 44800 Saint-Herblain&lt;BR/&gt;Phone 02 53 55 July 17&quot;,&quot;fiche_telephone.nom&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fiche_arcenciel.nom&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fiche_valorena.nom&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 calcext:value-type="string">
            <text:p>"fiche_bacjaune.nom":"&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fiche_bouchon_amour.nom":"&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fiche_encombrant.nom":"&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fiche_compostage.nom":"&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fiche_compostri.nom":"&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fiche_contembjournmag.nom":"&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fiche_contvet.nom":"&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fiche_coucheslavables.nom":"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fiche_contpapiercarton.nom":"&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fiche_contmpb.nom":"&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fiche_contverre.nom":"&lt;IMG src='resources/images/conteneur_verre_instructions_2.jpg' WIDTH='200px' /&gt; &lt;IMG SRC='resources/images/conteneur_verre_instructions.jpg' width='200px' /&gt;&lt;BR/&gt;can put in the container glass tower housework glass: bottles, pots, jars. However we must not put the dishes, pots, bulbs.","fiche_ecopoint.nom":"&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fiche_ecoparticipation.nom":"&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fiche_poubelle.nom":"&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fiche_logos.nom":"&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fiche_lombricompost.nom":"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fiche_mieuxtrierannantes.nom":"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fiche_plastik.nom":"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fiche_plus2vers.nom":"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fiche_medicament.nom":"&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fiche_plusieurstrisac.nom":"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fiche_acier.nom":"&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fiche_recyclage_entreprse.nom":"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fiche_pet.nom":"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fiche_tetrapak.nom":"&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fiche_verre.nom":"&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fiche_velo.nom":"&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fiche_reprise.nom":"&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fiche_sacjaune.nom":"&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fiche_solutionrecyclage.nom":"Offers solutions for companies: recovers over forty different wastes. Paper, cardboard, bottles, carpets, but also cups&lt;BR/&gt;. Address: 181 Quai Emile Cormerais, 44800 Saint-Herblain&lt;BR/&gt;Phone 02 53 55 July 17","fiche_telephone.nom":"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fiche_arcenciel.nom":"&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fiche_valorena.nom":"&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office:value-type="string" calcext:value-type="string">
            <text:p><text:s/></text:p>
          </table:table-cell>
        </table:table-row>
        <table:table-row table:style-name="ro1">
          <table:table-cell table:number-columns-repeated="3"/>
          <table:table-cell table:style-name="ce164" office:value-type="string" calcext:value-type="string">
            <text:p>"a":"b"</text:p>
          </table:table-cell>
          <table:table-cell table:style-name="ce166" office:value-type="string" calcext:value-type="string">
            <text:p>"a":"b"</text:p>
          </table:table-cell>
          <table:table-cell office:value-type="string" calcext:value-type="string">
            <text:p><text:s/></text:p>
          </table:table-cell>
        </table:table-row>
        <table:table-row table:style-name="ro1">
          <table:table-cell table:number-columns-repeated="3"/>
          <table:table-cell table:style-name="ce164" office:value-type="string" calcext:value-type="string">
            <text:p>}</text:p>
          </table:table-cell>
          <table:table-cell table:style-name="ce166" office:value-type="string" calcext:value-type="string">
            <text:p>}</text:p>
          </table:table-cell>
          <table:table-cell office:value-type="string" calcext:value-type="string">
            <text:p><text:s/></text:p>
          </table:table-cell>
        </table:table-row>
        <table:table-row table:style-name="ro1" table:number-rows-repeated="1048558">
          <table:table-cell table:number-columns-repeated="6"/>
        </table:table-row>
        <table:table-row table:style-name="ro1">
          <table:table-cell table:number-columns-repeated="6"/>
        </table:table-row>
      </table:table>
      <table:named-expressions>
        <table:named-range table:name="DÉCHETS" table:base-cell-address="$Dechet.$A$1" table:cell-range-address="Dechet.$A$5:.$H$189"/>
      </table:named-expressions>
      <table:database-ranges>
        <table:database-range table:name="__Anonymous_Sheet_DB__0" table:target-range-address="Dechet.A4:Dechet.Q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0P0" style:volatile="true">
      <loext:fill-character> </loext:fill-character>
      <number:number number:decimal-places="0" loext:min-decimal-places="0" number:min-integer-digits="1" number:grouping="true"/>
      <number:text>    </number:text>
    </number:number-style>
    <number:number-style style:name="N200P1" style:volatile="true">
      <loext:fill-character> </loext:fill-character>
      <number:number number:decimal-places="0" loext:min-decimal-places="0" number:min-integer-digits="1" number:grouping="true"/>
      <number:text>    </number:text>
    </number:number-style>
    <number:number-style style:name="N200P2" style:volatile="true">
      <loext:fill-character> </loext:fill-character>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3P0" style:volatile="true">
      <loext:fill-character> </loext:fill-character>
      <number:number number:decimal-places="0" loext:min-decimal-places="0" number:min-integer-digits="1" number:grouping="true"/>
      <number:text> € </number:text>
    </number:number-style>
    <number:number-style style:name="N203P1" style:volatile="true">
      <loext:fill-character> </loext:fill-character>
      <number:number number:decimal-places="0" loext:min-decimal-places="0" number:min-integer-digits="1" number:grouping="true"/>
      <number:text> € </number:text>
    </number:number-style>
    <number:number-style style:name="N203P2" style:volatile="true">
      <loext:fill-character> </loext:fill-character>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6P0" style:volatile="true">
      <loext:fill-character> </loext:fill-character>
      <number:number number:decimal-places="2" loext:min-decimal-places="2" number:min-integer-digits="1" number:grouping="true"/>
      <number:text>    </number:text>
    </number:number-style>
    <number:number-style style:name="N206P1" style:volatile="true">
      <loext:fill-character> </loext:fill-character>
      <number:number number:decimal-places="2" loext:min-decimal-places="2" number:min-integer-digits="1" number:grouping="true"/>
      <number:text>    </number:text>
    </number:number-style>
    <number:number-style style:name="N206P2" style:volatile="true">
      <loext:fill-character> </loext:fill-character>
      <number:text>-</number:text>
      <number:number number:decimal-places="0" loext:min-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9P0" style:volatile="true">
      <loext:fill-character> </loext:fill-character>
      <number:number number:decimal-places="2" loext:min-decimal-places="2" number:min-integer-digits="1" number:grouping="true"/>
      <number:text> € </number:text>
    </number:number-style>
    <number:number-style style:name="N209P1" style:volatile="true">
      <loext:fill-character> </loext:fill-character>
      <number:number number:decimal-places="2" loext:min-decimal-places="2" number:min-integer-digits="1" number:grouping="true"/>
      <number:text> € </number:text>
    </number:number-style>
    <number:number-style style:name="N209P2" style:volatile="true">
      <loext:fill-character> </loext:fill-character>
      <number:text>-</number:text>
      <number:number number:decimal-places="0" loext:min-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loext:fill-character> </loext:fill-character>
      <number:number number:decimal-places="0" loext:min-decimal-places="0" number:min-integer-digits="1" number:grouping="true"/>
      <number:text> </number:text>
    </number:number-style>
    <number:number-style style:name="N213P1" style:volatile="true">
      <loext:fill-character> </loext:fill-character>
      <number:text>(</number:text>
      <number:number number:decimal-places="0" loext:min-decimal-places="0" number:min-integer-digits="1" number:grouping="true"/>
      <number:text>)</number:text>
    </number:number-style>
    <number:number-style style:name="N213P2" style:volatile="true">
      <loext:fill-character> </loext:fill-character>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loext:fill-character> </loext:fill-character>
      <number:number number:decimal-places="2" loext:min-decimal-places="2" number:min-integer-digits="1" number:grouping="true"/>
      <number:text> </number:text>
    </number:number-style>
    <number:number-style style:name="N217P1" style:volatile="true">
      <loext:fill-character> </loext:fill-character>
      <number:text>(</number:text>
      <number:number number:decimal-places="2" loext:min-decimal-places="2" number:min-integer-digits="1" number:grouping="true"/>
      <number:text>)</number:text>
    </number:number-style>
    <number:number-style style:name="N217P2" style:volatile="true">
      <loext:fill-character> </loext:fill-character>
      <number:text>-</number:text>
      <number:number number:decimal-places="0" loext:min-decimal-places="0" number:min-integer-digits="0"/>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8">
      <number:scientific-number number:decimal-places="1" loext:min-decimal-places="1" number:min-integer-digits="1" number:min-exponent-digits="1" loext:exponent-interval="1" loext:forced-exponent-sign="true"/>
    </number:number-style>
    <number:currency-style style:name="N219P0" style:volatile="true">
      <number:number number:decimal-places="2" loext:min-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1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00/00/0000</text:date>, <text:time style:data-style-name="N2" text:time-value="21:57:00.694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9H18M35S</meta:editing-duration>
    <meta:editing-cycles>1549</meta:editing-cycles>
    <meta:generator>LibreOffice/5.0.2.2$Windows_X86_64 LibreOffice_project/37b43f919e4de5eeaca9b9755ed688758a8251fe</meta:generator>
    <meta:creation-date>2013-06-24T19:02:37.47</meta:creation-date>
    <dc:date>2016-07-21T22:32:38.562000000</dc:date>
    <meta:document-statistic meta:table-count="13" meta:cell-count="5358"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colSponsor)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fig(colCode as String, colValeur as String)
	Result = "'" &amp; colCode &amp; "' : {"
	Result = Result &amp; getCleValeurPasVide("code",colCode,",")
	Result = Result &amp; getCleValeurPasVide("valeur",colValeur,"")
	Result = Result &amp; "} ,"
    JsonConfig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colDebut as String, colFin as String, numColDebut as Integer, numColFin as Integer, inutile as String, nomAttribut as String)
	Result = ""
	Doc = thisComponent
	Sheet = Doc.Sheets.getByName(nomFeuille)
	StPlage = colDebut &amp; numColDebut &amp; ":" &amp; colDebu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CellCommentaire = Sheet.getCellRangeByName(colFin &amp; idCurentColl)
	   codeCommentaire = CellCommentaire.String
	   '' "dec_antigel.nom" : "Antigel",
 	   Result = Result &amp; """" &amp; value &amp; "." &amp; nomAttribut &amp; """:""" &amp; codeCommentaire &amp; ""","
		idCurentColl = idCurentColl + 1
	Wend
	getTraduction = Resul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_CommentaireFin(colCode as String, colType as String, colAuteurs as String, colDates as String, colNom as String, colNomEn as String, colDescr as String, colDescrEn as String, colElements as String)
REM 	Temp = Json_Commentaire(colCode, colType, colAuteurs, colDates, colNom, colNomEn, colDescr, colDescrEn, colElements)
REM 	REM retire le dernier ","
REM 	Json_CommentaireFin = Left(Temp, Len(Temp)-1)
REM 	 
REM End Function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